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Times New Roman" svg:font-family="'Times New Roman'" style:font-family-generic="roman"/>
    <style:font-face style:name="新細明體1" svg:font-family="新細明體" style:font-family-generic="roman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329cm"/>
    </style:style>
    <style:style style:name="co2" style:family="table-column">
      <style:table-column-properties fo:break-before="auto" style:column-width="5.854cm"/>
    </style:style>
    <style:style style:name="co3" style:family="table-column">
      <style:table-column-properties fo:break-before="auto" style:column-width="4.161cm"/>
    </style:style>
    <style:style style:name="co4" style:family="table-column">
      <style:table-column-properties fo:break-before="auto" style:column-width="2.318cm"/>
    </style:style>
    <style:style style:name="co5" style:family="table-column">
      <style:table-column-properties fo:break-before="auto" style:column-width="2.293cm"/>
    </style:style>
    <style:style style:name="co6" style:family="table-column">
      <style:table-column-properties fo:break-before="auto" style:column-width="1.669cm"/>
    </style:style>
    <style:style style:name="co7" style:family="table-column">
      <style:table-column-properties fo:break-before="auto" style:column-width="2.168cm"/>
    </style:style>
    <style:style style:name="co8" style:family="table-column">
      <style:table-column-properties fo:break-before="auto" style:column-width="2.367cm"/>
    </style:style>
    <style:style style:name="co9" style:family="table-column">
      <style:table-column-properties fo:break-before="auto" style:column-width="1.794cm"/>
    </style:style>
    <style:style style:name="co10" style:family="table-column">
      <style:table-column-properties fo:break-before="auto" style:column-width="5.93cm"/>
    </style:style>
    <style:style style:name="co11" style:family="table-column">
      <style:table-column-properties fo:break-before="auto" style:column-width="6.304cm"/>
    </style:style>
    <style:style style:name="co12" style:family="table-column">
      <style:table-column-properties fo:break-before="auto" style:column-width="4.235cm"/>
    </style:style>
    <style:style style:name="co13" style:family="table-column">
      <style:table-column-properties fo:break-before="auto" style:column-width="1.774cm"/>
    </style:style>
    <style:style style:name="co14" style:family="table-column">
      <style:table-column-properties fo:break-before="auto" style:column-width="2.342cm"/>
    </style:style>
    <style:style style:name="ro1" style:family="table-row">
      <style:table-row-properties style:row-height="0.397cm" fo:break-before="auto" style:use-optimal-row-height="false"/>
    </style:style>
    <style:style style:name="ro2" style:family="table-row">
      <style:table-row-properties style:row-height="0.794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23cm" fo:break-before="auto" style:use-optimal-row-height="fals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58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font-name="新細明體1" fo:font-size="9pt" fo:font-style="normal" fo:text-shadow="none" style:text-underline-style="none" fo:font-weight="normal" style:font-name-asian="新細明體1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font-name="新細明體1" fo:font-size="9pt" fo:font-style="normal" fo:text-shadow="none" style:text-underline-style="solid" style:text-underline-width="auto" style:text-underline-color="font-color" fo:font-weight="normal" style:font-name-asian="新細明體1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新細明體1" fo:font-size="9pt" fo:font-style="normal" fo:text-shadow="none" style:text-underline-style="none" fo:font-weight="normal" style:font-name-asian="新細明體1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新細明體1" fo:font-size="9pt" fo:font-style="normal" fo:text-shadow="none" style:text-underline-style="none" fo:font-weight="normal" style:font-name-asian="新細明體1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 style:data-style-name="N1014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新細明體1" fo:font-size="9pt" fo:font-style="normal" fo:text-shadow="none" style:text-underline-style="none" fo:font-weight="normal" style:font-name-asian="新細明體1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新細明體1" fo:font-size="9pt" fo:font-style="normal" fo:text-shadow="none" style:text-underline-style="none" fo:font-weight="normal" style:font-name-asian="新細明體1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新細明體1" fo:font-size="9pt" fo:font-style="normal" fo:text-shadow="none" style:text-underline-style="none" fo:font-weight="normal" style:font-name-asian="新細明體1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fo:padding="0.071cm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9" style:family="table-cell" style:parent-style-name="Default" style:data-style-name="N36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10" style:family="table-cell" style:parent-style-name="Default" style:data-style-name="N36">
      <style:table-cell-properties fo:padding="0.071cm"/>
      <style:text-properties style:use-window-font-color="true" style:text-outline="false" style:text-line-through-style="none" style:font-name="新細明體1" fo:font-size="9pt" fo:font-style="normal" fo:text-shadow="none" style:text-underline-style="none" fo:font-weight="normal" style:font-name-asian="新細明體1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0000ff" style:text-outline="false" style:text-line-through-style="none" style:font-name="新細明體1" fo:font-size="9pt" fo:font-style="normal" fo:text-shadow="none" style:text-underline-style="solid" style:text-underline-width="auto" style:text-underline-color="font-color" fo:font-weight="normal" style:font-name-asian="新細明體1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fo:color="#808080" style:text-outline="false" style:text-line-through-style="none" style:font-name="新細明體1" fo:font-size="9pt" fo:font-style="normal" fo:text-shadow="none" style:text-underline-style="none" fo:font-weight="normal" style:font-name-asian="新細明體1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>
      <style:table-cell-properties fo:padding="0.071cm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fo:padding="0.071cm"/>
      <style:text-properties style:use-window-font-color="true" style:text-outline="false" style:text-line-through-style="none" style:font-name="新細明體1" fo:font-size="10pt" fo:font-style="normal" fo:text-shadow="none" style:text-underline-style="none" fo:font-weight="normal" style:font-name-asian="新細明體1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線條箭頭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style:text-outline="false" style:text-line-through-style="none" style:font-name="新細明體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新細明體" style:font-size-asian="12pt" style:language-asian="zh" style:country-asian="TW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新細明體1" fo:font-size="9pt" fo:font-style="normal" fo:text-shadow="none" style:text-underline-style="none" fo:font-weight="normal" style:font-name-asian="新細明體1" style:font-size-asian="9pt" style:font-style-asian="normal" style:font-weight-asian="normal" style:font-size-complex="9pt" style:font-style-complex="normal" style:font-weight-complex="normal"/>
    </style:style>
    <style:style style:name="T3" style:family="text">
      <style:text-properties fo:color="#000000" style:text-outline="false" style:text-line-through-style="none" style:text-position="0% 100%" style:font-name="新細明體1" fo:font-size="9pt" fo:font-style="normal" fo:text-shadow="none" style:text-underline-style="none" fo:font-weight="bold" style:font-name-asian="新細明體1" style:font-size-asian="9pt" style:font-style-asian="normal" style:font-weight-asian="bold" style:font-size-complex="9pt" style:font-style-complex="normal" style:font-weight-complex="bold"/>
    </style:style>
    <style:style style:name="T4" style:family="text">
      <style:text-properties fo:color="#000000" style:text-outline="false" style:text-line-through-style="none" style:text-position="0% 100%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T5" style:family="text">
      <style:text-properties fo:color="#0000ff" style:text-outline="false" style:text-line-through-style="none" style:font-name="新細明體1" fo:font-size="9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新細明體1" style:font-size-asian="9pt" style:language-asian="zh" style:country-asian="TW" style:font-style-asian="normal" style:font-weight-asian="normal" style:font-name-complex="Mang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position="0% 100%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T7" style:family="text">
      <style:text-properties style:use-window-font-color="true" style:text-outline="false" style:text-line-through-style="none" style:text-position="0% 100%" style:font-name="新細明體1" fo:font-size="9pt" fo:font-style="normal" fo:text-shadow="none" style:text-underline-style="none" fo:font-weight="normal" style:font-name-asian="新細明體1" style:font-size-asian="9pt" style:font-style-asian="normal" style:font-weight-asian="normal" style:font-size-complex="9pt" style:font-style-complex="normal" style:font-weight-complex="normal"/>
    </style:style>
    <style:style style:name="T8" style:family="text">
      <style:text-properties fo:color="#ff00ff" style:text-outline="false" style:text-line-through-style="none" style:text-position="0% 100%" style:font-name="新細明體1" fo:font-size="9pt" fo:font-style="normal" fo:text-shadow="none" style:text-underline-style="none" fo:font-weight="bold" style:font-name-asian="新細明體1" style:font-size-asian="9pt" style:font-style-asian="normal" style:font-weight-asian="bold" style:font-size-complex="9pt" style:font-style-complex="normal" style:font-weight-complex="bold"/>
    </style:style>
    <style:style style:name="T9" style:family="text">
      <style:text-properties fo:color="#ff00ff" style:text-outline="false" style:text-line-through-style="none" style:text-position="0% 100%" style:font-name="新細明體1" fo:font-size="9pt" fo:font-style="normal" fo:text-shadow="none" style:text-underline-style="none" fo:font-weight="normal" style:font-name-asian="新細明體1" style:font-size-asian="9pt" style:font-style-asian="normal" style:font-weight-asian="normal" style:font-size-complex="9pt" style:font-style-complex="normal" style:font-weight-complex="normal"/>
    </style:style>
    <style:style style:name="T10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11" style:family="text">
      <style:text-properties style:use-window-font-color="true" style:text-outline="false" style:text-line-through-styl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9" table:default-cell-style-name="ce1"/>
        <table:table-column table:style-name="co9" table:number-columns-repeated="767" table:default-cell-style-name="Default"/>
        <table:table-row table:style-name="ro1">
          <table:table-cell office:value-type="string">
            <text:p>H動畫-中英日文名稱一覽 <text:s text:c="3"/>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<text:span text:style-name="T5"><text:a xlink:href="http://bbs.tenraih.com/cgi-bin/xx/leoboard.cgi" xlink:type="simple">天雷動能館-超能論壇  </text:a></text:span></text:p>
          </table:table-cell>
          <table:table-cell table:style-name="ce2" office:value-type="string">
            <text:p><text:span text:style-name="T5"><text:a xlink:href="http://www.tenraih.com/" xlink:type="simple">天雷動能館</text:a></text:span></text:p>
          </table:table-cell>
          <table:table-cell office:value-type="string">
            <text:p>尊皇出品</text:p>
          </table:table-cell>
          <table:table-cell table:number-columns-repeated="1021"/>
        </table:table-row>
        <table:table-row table:style-name="ro1">
          <table:table-cell office:value-type="string">
            <text:p>發起人:1024byte <text:s text:c="3"/>總編輯:whowu <text:s text:c="6"/>監修對校:yjs999 vverve及尊皇全體成員</text:p>
          </table:table-cell>
          <table:table-cell table:number-columns-repeated="1023"/>
        </table:table-row>
        <table:table-row table:style-name="ro1">
          <table:table-cell office:value-type="string">
            <text:p>編輯製作:ddr1218 </text:p>
          </table:table-cell>
          <table:table-cell/>
          <table:table-cell office:value-type="string">
            <text:p>最後更新日 03/8/2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<text:s/>中文名稱</text:p>
          </table:table-cell>
          <table:table-cell office:value-type="string">
            <text:p>日文名稱</text:p>
          </table:table-cell>
          <table:table-cell table:style-name="ce3" office:value-type="string">
            <text:p><text:s/>英文名稱</text:p>
          </table:table-cell>
          <table:table-cell table:style-name="ce3" office:value-type="string">
            <text:p>附註</text:p>
          </table:table-cell>
          <table:table-cell office:value-type="string">
            <text:p>日本發售日</text:p>
          </table:table-cell>
          <table:table-cell table:style-name="ce3" office:value-type="string">
            <text:p><text:s/>官網 發行商</text:p>
          </table:table-cell>
          <table:table-cell table:style-name="ce3" office:value-type="string">
            <text:p><text:s/>官網 發行商2</text:p>
          </table:table-cell>
          <table:table-cell table:style-name="ce3" office:value-type="string">
            <text:p><text:s/>官網 發行商3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21時之女~桂木美紀~1(九點鍾女主播)</text:p>
          </table:table-cell>
          <table:table-cell table:style-name="ce3" office:value-type="string">
            <text:p>21時の女(newscaster)</text:p>
          </table:table-cell>
          <table:table-cell table:style-name="ce3" office:value-type="string">
            <office:annotation draw:style-name="gr1" draw:text-style-name="P1" svg:width="3.192cm" svg:height="1.27cm" svg:x="17.465cm" svg:y="2.699cm" draw:caption-point-x="-1.131cm" draw:caption-point-y="-0.308cm">
              <dc:date>2013-08-01T00:00:00</dc:date>
              <text:p text:style-name="P1"><text:span text:style-name="T1">Nine O'Clock Woman: "Tune In"</text:span></text:p>
              <text:p text:style-name="P1"><text:span text:style-name="T2"/></text:p>
            </office:annotation>
            <text:p>9 O'Clock Woman~Vol.1</text:p>
          </table:table-cell>
          <table:table-cell table:style-name="ce3"/>
          <table:table-cell/>
          <table:table-cell table:style-name="ce11" office:value-type="string">
            <text:p><text:span text:style-name="T5"><text:a xlink:href="http://www.bonnou108.jp/am/am6/603-21.htm" xlink:type="simple">animeros</text:a></text:span></text:p>
          </table:table-cell>
          <table:table-cell table:style-name="ce11" office:value-type="string">
            <text:p><text:span text:style-name="T5"><text:a xlink:href="http://www.milky-anime.com/04/21/21.html" xlink:type="simple">milky</text:a></text:span>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21時之女~桂木美紀~2</text:p>
          </table:table-cell>
          <table:table-cell table:style-name="ce3" office:value-type="string">
            <text:p>21時の女(newscaster)</text:p>
          </table:table-cell>
          <table:table-cell table:style-name="ce3" office:value-type="string">
            <office:annotation draw:style-name="gr1" draw:text-style-name="P1" svg:width="3.193cm" svg:height="3.015cm" svg:x="16.718cm" svg:y="2.513cm" draw:caption-point-x="-0.384cm" draw:caption-point-y="0.275cm">
              <dc:date>2013-08-01T00:00:00</dc:date>
              <text:p text:style-name="P1"><text:span text:style-name="T1">Nine O'Clock Woman: "Get Turned On"</text:span></text:p>
              <text:p text:style-name="P1"><text:span text:style-name="T2"/></text:p>
            </office:annotation>
            <text:p>9 O'Clock Woman~Vol.2</text:p>
          </table:table-cell>
          <table:table-cell table:style-name="ce3"/>
          <table:table-cell/>
          <table:table-cell table:style-name="ce3" office:value-type="string">
            <text:p>animeros</text:p>
          </table:table-cell>
          <table:table-cell table:style-name="ce11" office:value-type="string">
            <text:p><text:span text:style-name="T5"><text:a xlink:href="http://www.milky-anime.com/04/21/21-2.html" xlink:type="simple">milky</text:a></text:span>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21時之女~桂木美紀~3</text:p>
          </table:table-cell>
          <table:table-cell table:style-name="ce3" office:value-type="string">
            <text:p>21時の女～ニュースキャスター 桂木美紀～</text:p>
          </table:table-cell>
          <table:table-cell table:style-name="ce3" office:value-type="string">
            <text:p>9 O'Clock Woman~Vol.3</text:p>
          </table:table-cell>
          <table:table-cell table:style-name="ce3" office:value-type="string">
            <text:p>新聞 kiasta</text:p>
          </table:table-cell>
          <table:table-cell/>
          <table:table-cell table:style-name="ce3" office:value-type="string">
            <text:p>animeros</text:p>
          </table:table-cell>
          <table:table-cell table:style-name="ce11" office:value-type="string">
            <text:p><text:span text:style-name="T5"><text:a xlink:href="http://www.milky-anime.com/04/21/21-3.html" xlink:type="simple">milky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ANGEL CORE~天使們的住處~下卷(天使之核 1)</text:p>
          </table:table-cell>
          <table:table-cell table:style-name="ce5" office:value-type="string">
            <text:p>ANGEL CORE ～天使たちの住処～下卷</text:p>
          </table:table-cell>
          <table:table-cell office:value-type="string">
            <text:p>ANGEL CORE 2</text:p>
          </table:table-cell>
          <table:table-cell/>
          <table:table-cell table:style-name="ce5" office:value-type="string">
            <text:p>2003/04/25 <text:span text:style-name="T8">new~</text:span></text:p>
          </table:table-cell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blue-eyes.ne.jp/angelcore/2/index.html" xlink:type="simple">blue eyes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ANGEL CORE~天使們的住處~上卷(天使之核 2)</text:p>
          </table:table-cell>
          <table:table-cell table:style-name="ce5" office:value-type="string">
            <text:p>ANGEL CORE ～天使たちの住処～上卷</text:p>
          </table:table-cell>
          <table:table-cell office:value-type="string">
            <text:p>ANGEL CORE 1</text:p>
          </table:table-cell>
          <table:table-cell/>
          <table:table-cell table:style-name="ce5" office:value-type="string">
            <text:p>2003/01/25 <text:span text:style-name="T8">new~</text:span></text:p>
          </table:table-cell>
          <table:table-cell table:style-name="ce2" office:value-type="string">
            <text:p><text:span text:style-name="T5"><text:a xlink:href="http://www.bonnou108.jp/am/am2/215-angel.htm" xlink:type="simple">animeros</text:a></text:span></text:p>
          </table:table-cell>
          <table:table-cell table:style-name="ce11" office:value-type="string">
            <text:p>blue eyes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Asgaldh 1～歪曲聖約書～暗黒</text:p>
          </table:table-cell>
          <table:table-cell table:style-name="ce4" office:value-type="string">
            <text:p>ASGALDHアスガルド～歪曲のテスタメント</text:p>
          </table:table-cell>
          <table:table-cell table:style-name="ce3" office:value-type="string">
            <text:p>F-Force 1</text:p>
          </table:table-cell>
          <table:table-cell table:style-name="ce3"/>
          <table:table-cell/>
          <table:table-cell table:style-name="ce11" office:value-type="string">
            <text:p><text:span text:style-name="T5"><text:a xlink:href="http://www.bonnou108.jp/am/am2/207-asgaldh.htm" xlink:type="simple">animeros</text:a></text:span></text:p>
          </table:table-cell>
          <table:table-cell table:style-name="ce11" office:value-type="string">
            <text:p><text:span text:style-name="T5"><text:a xlink:href="http://www.seddnet.com/products/asgaldh1.html" xlink:type="simple">DISCOVERY</text:a></text:span>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Asgaldh 2～歪曲聖約書～蹂躙</text:p>
          </table:table-cell>
          <table:table-cell table:style-name="ce4" office:value-type="string">
            <text:p>ASGALDHアスガルド～歪曲のテスタメント</text:p>
          </table:table-cell>
          <table:table-cell table:style-name="ce3" office:value-type="string">
            <text:p>F-Force 2</text:p>
          </table:table-cell>
          <table:table-cell table:style-name="ce3"/>
          <table:table-cell/>
          <table:table-cell table:style-name="ce3" office:value-type="string">
            <text:p>animeros</text:p>
          </table:table-cell>
          <table:table-cell table:style-name="ce11" office:value-type="string">
            <text:p><text:span text:style-name="T5"><text:a xlink:href="http://www.seddnet.com/products/asgaldh2.html" xlink:type="simple">DISCOVERY</text:a></text:span>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Asgaldh 3～歪曲聖約書～宿命</text:p>
          </table:table-cell>
          <table:table-cell table:style-name="ce4" office:value-type="string">
            <text:p>ASGALDHアスガルド～歪曲のテスタメント</text:p>
          </table:table-cell>
          <table:table-cell table:style-name="ce3" office:value-type="string">
            <text:p>F-Force 3</text:p>
          </table:table-cell>
          <table:table-cell table:style-name="ce3"/>
          <table:table-cell/>
          <table:table-cell table:style-name="ce3" office:value-type="string">
            <text:p>animeros</text:p>
          </table:table-cell>
          <table:table-cell table:style-name="ce11" office:value-type="string">
            <text:p><text:span text:style-name="T5"><text:a xlink:href="http://www.seddnet.com/products/asgaldh3.html" xlink:type="simple">DISCOVERY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Baltnvs</text:p>
          </table:table-cell>
          <table:table-cell/>
          <table:table-cell office:value-type="string">
            <text:p>The Best of Kitty ~Baltnvs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1">
          <table:table-cell table:style-name="ce3" office:value-type="string">
            <text:p>BE.YOND~第1話~覺醒</text:p>
          </table:table-cell>
          <table:table-cell table:style-name="ce3" office:value-type="string">
            <text:p>ビ・ヨンド </text:p>
          </table:table-cell>
          <table:table-cell table:style-name="ce3" office:value-type="string">
            <text:p>BE.YOND 1~Awakening Satan;the Devil~</text:p>
          </table:table-cell>
          <table:table-cell table:style-name="ce3"/>
          <table:table-cell/>
          <table:table-cell table:style-name="ce11" office:value-type="string">
            <text:p><text:span text:style-name="T5"><text:a xlink:href="http://www.bonnou108.jp/am/am3/304-biyond.htm" xlink:type="simple">animeros</text:a></text:span></text:p>
          </table:table-cell>
          <table:table-cell table:style-name="ce11" office:value-type="string">
            <text:p><text:span text:style-name="T5"><text:a xlink:href="http://www.pinkpineapple.co.jp/title/ha/beyond/beyond.html" xlink:type="simple">PinkPineapple</text:a></text:span>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BE.YOND~第2話~伝説</text:p>
          </table:table-cell>
          <table:table-cell/>
          <table:table-cell table:style-name="ce3" office:value-type="string">
            <text:p>BE.YOND 2~The legend of Satan;the Devil~</text:p>
          </table:table-cell>
          <table:table-cell table:style-name="ce3" office:value-type="string">
            <text:p>(完)</text:p>
          </table:table-cell>
          <table:table-cell/>
          <table:table-cell table:style-name="ce3" office:value-type="string">
            <text:p>animeros</text:p>
          </table:table-cell>
          <table:table-cell table:style-name="ce12" office:value-type="string">
            <text:p>PinkPineapple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3" office:value-type="string">
            <text:p>Bible Black 第1章~黑魔術學園 (黑色聖經)</text:p>
          </table:table-cell>
          <table:table-cell table:style-name="ce3" office:value-type="string">
            <text:p>Bible Black バイブルブラック</text:p>
          </table:table-cell>
          <table:table-cell table:style-name="ce3" office:value-type="string">
            <text:p>Bible Black 1</text:p>
          </table:table-cell>
          <table:table-cell table:style-name="ce3"/>
          <table:table-cell/>
          <table:table-cell table:style-name="ce11" office:value-type="string">
            <text:p><text:span text:style-name="T5"><text:a xlink:href="http://www.bonnou108.jp/am/am5/503-bible.htm" xlink:type="simple">animeros</text:a></text:span></text:p>
          </table:table-cell>
          <table:table-cell table:style-name="ce11" office:value-type="string">
            <text:p><text:span text:style-name="T5"><text:a xlink:href="http://www.milky-anime.com/04/bible/bible.html" xlink:type="simple">milky</text:a></text:span>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Bible Black 第2章~黑之儀式 </text:p>
          </table:table-cell>
          <table:table-cell table:style-name="ce3"/>
          <table:table-cell table:style-name="ce3" office:value-type="string">
            <text:p>Bible Black 2</text:p>
          </table:table-cell>
          <table:table-cell table:style-name="ce3"/>
          <table:table-cell/>
          <table:table-cell table:style-name="ce3" office:value-type="string">
            <text:p>animeros</text:p>
          </table:table-cell>
          <table:table-cell table:style-name="ce11" office:value-type="string">
            <text:p><text:span text:style-name="T5"><text:a xlink:href="http://www.milky-anime.com/04/bible/bible-2.html" xlink:type="simple">milky</text:a></text:span>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Bible Black 第3章~黑之生贄</text:p>
          </table:table-cell>
          <table:table-cell table:style-name="ce3"/>
          <table:table-cell table:style-name="ce3" office:value-type="string">
            <text:p>Bible Black 3</text:p>
          </table:table-cell>
          <table:table-cell table:style-name="ce3"/>
          <table:table-cell/>
          <table:table-cell table:style-name="ce3" office:value-type="string">
            <text:p>animeros</text:p>
          </table:table-cell>
          <table:table-cell table:style-name="ce11" office:value-type="string">
            <text:p><text:span text:style-name="T5"><text:a xlink:href="http://www.milky-anime.com/04/bible/bible-3.html" xlink:type="simple">milky</text:a></text:span>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Bible Black 第4章~黑之愛撫</text:p>
          </table:table-cell>
          <table:table-cell table:style-name="ce3"/>
          <table:table-cell table:style-name="ce3" office:value-type="string">
            <text:p>Bible Black 4</text:p>
          </table:table-cell>
          <table:table-cell table:style-name="ce3"/>
          <table:table-cell/>
          <table:table-cell table:style-name="ce3" office:value-type="string">
            <text:p>animeros</text:p>
          </table:table-cell>
          <table:table-cell table:style-name="ce11" office:value-type="string">
            <text:p><text:span text:style-name="T5"><text:a xlink:href="http://www.milky-anime.com/04/bible/bible-4.html" xlink:type="simple">milky</text:a></text:span>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Bible Black 第5章~黑之晚餐</text:p>
          </table:table-cell>
          <table:table-cell table:style-name="ce6"/>
          <table:table-cell table:style-name="ce3" office:value-type="string">
            <text:p>Bible Black 5</text:p>
          </table:table-cell>
          <table:table-cell table:style-name="ce3"/>
          <table:table-cell table:style-name="ce6" office:value-type="date" office:date-value="2002-12-25">
            <text:p>2002/12/25</text:p>
          </table:table-cell>
          <table:table-cell table:style-name="ce3" office:value-type="string">
            <text:p>animeros</text:p>
          </table:table-cell>
          <table:table-cell table:style-name="ce11" office:value-type="string">
            <text:p><text:span text:style-name="T5"><text:a xlink:href="http://www.milky-anime.com/04/bible/bible-5.html" xlink:type="simple">milky</text:a></text:span>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Bible Black 第6章~黑之降臨</text:p>
          </table:table-cell>
          <table:table-cell/>
          <table:table-cell table:style-name="ce3" office:value-type="string">
            <text:p>Bible Black 6</text:p>
          </table:table-cell>
          <table:table-cell table:style-name="ce3"/>
          <table:table-cell table:style-name="ce5" office:value-type="string">
            <text:p>2003/06/25 <text:span text:style-name="T8">new~</text:span></text:p>
          </table:table-cell>
          <table:table-cell table:style-name="ce11" office:value-type="string">
            <text:p><text:span text:style-name="T5"><text:a xlink:href="http://www.bonnou108.jp/am/am5/503-bible.htm" xlink:type="simple">animeros</text:a></text:span></text:p>
          </table:table-cell>
          <table:table-cell table:style-name="ce11" office:value-type="string">
            <text:p><text:span text:style-name="T5"><text:a xlink:href="http://www.milky-anime.com/04/bible/bible-6_story.html" xlink:type="simple">milky</text:a></text:span>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BibleBlack 外伝 1~黑之刻印</text:p>
          </table:table-cell>
          <table:table-cell table:style-name="ce3"/>
          <table:table-cell table:style-name="ce3" office:value-type="string">
            <text:p>BibleBlack Gaiden Vol.1</text:p>
          </table:table-cell>
          <table:table-cell table:style-name="ce3"/>
          <table:table-cell/>
          <table:table-cell table:style-name="ce11" office:value-type="string">
            <text:p><text:span text:style-name="T5"><text:a xlink:href="http://www.bonnou108.jp/am/am5/503-bible2.htm" xlink:type="simple">animeros</text:a></text:span></text:p>
          </table:table-cell>
          <table:table-cell table:style-name="ce11" office:value-type="string">
            <text:p><text:span text:style-name="T5"><text:a xlink:href="http://www.milky-anime.com/04/bible/bible-g1.html" xlink:type="simple">milky</text:a></text:span>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BibleBlack 外伝 2~黑之祭壇</text:p>
          </table:table-cell>
          <table:table-cell table:style-name="ce3"/>
          <table:table-cell table:style-name="ce3" office:value-type="string">
            <text:p>BibleBlack Gaiden Vol.2</text:p>
          </table:table-cell>
          <table:table-cell table:style-name="ce3"/>
          <table:table-cell/>
          <table:table-cell table:style-name="ce3" office:value-type="string">
            <text:p>animeros</text:p>
          </table:table-cell>
          <table:table-cell table:style-name="ce11" office:value-type="string">
            <text:p><text:span text:style-name="T5"><text:a xlink:href="http://www.milky-anime.com/04/bible/bible-g2.html" xlink:type="simple">milky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BLIND NIGHT(夜間百葉窗)1~覺醒~</text:p>
          </table:table-cell>
          <table:table-cell office:value-type="string">
            <text:p>BLIND NIGHT(ブラインドナイト)1～覚醒～</text:p>
          </table:table-cell>
          <table:table-cell office:value-type="string">
            <text:p>BLIND NIGHT 1</text:p>
          </table:table-cell>
          <table:table-cell office:value-type="string">
            <text:p>BLIND NIGHT(盲目之夜)</text:p>
          </table:table-cell>
          <table:table-cell table:style-name="ce6" office:value-type="date" office:date-value="2002-11-22">
            <text:p>2002/11/22</text:p>
          </table:table-cell>
          <table:table-cell table:style-name="ce11" office:value-type="string">
            <text:p><text:span text:style-name="T5"><text:a xlink:href="http://www.bonnou108.jp/am/am7/708-blindnihgt.htm" xlink:type="simple">animeros</text:a></text:span></text:p>
          </table:table-cell>
          <table:table-cell table:style-name="ce11"/>
          <table:table-cell table:number-columns-repeated="1017"/>
        </table:table-row>
        <table:table-row table:style-name="ro1">
          <table:table-cell office:value-type="string">
            <text:p>BLIND NIGHT(夜間百葉窗)2~性獸~</text:p>
          </table:table-cell>
          <table:table-cell office:value-type="string">
            <text:p>BLIND NIGHT(ブラインドナイト)2～性獣～</text:p>
          </table:table-cell>
          <table:table-cell office:value-type="string">
            <text:p>BLIND NIGHT 2</text:p>
          </table:table-cell>
          <table:table-cell/>
          <table:table-cell table:style-name="ce6"/>
          <table:table-cell table:style-name="ce11" table:number-columns-repeated="2"/>
          <table:table-cell table:number-columns-repeated="1017"/>
        </table:table-row>
        <table:table-row table:style-name="ro1">
          <table:table-cell table:style-name="ce3" office:value-type="string">
            <text:p>Blood Royal~Princess 1~咲夜</text:p>
          </table:table-cell>
          <table:table-cell table:style-name="ce3" office:value-type="string">
            <text:p>Blood Royal ブラッドロイヤルPrincess.1~咲夜</text:p>
          </table:table-cell>
          <table:table-cell table:style-name="ce3" office:value-type="string">
            <text:p>Blood Royal 1</text:p>
          </table:table-cell>
          <table:table-cell table:style-name="ce3"/>
          <table:table-cell/>
          <table:table-cell table:style-name="ce11" office:value-type="string">
            <text:p><text:span text:style-name="T5"><text:a xlink:href="http://www.bonnou108.jp/am/am6/607-DISCOVERY.htm" xlink:type="simple">animeros</text:a></text:span></text:p>
          </table:table-cell>
          <table:table-cell table:style-name="ce11" office:value-type="string">
            <text:p><text:span text:style-name="T5"><text:a xlink:href="http://www.seddnet.com/products/blood1.html" xlink:type="simple">DISCOVERY</text:a></text:span>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Blood Royal~Princess 2~ミルテ</text:p>
          </table:table-cell>
          <table:table-cell office:value-type="string">
            <text:p>Blood Royal ブラッドロイヤルPrincess.2~ミルテ</text:p>
          </table:table-cell>
          <table:table-cell table:style-name="ce3" office:value-type="string">
            <text:p>Blood Royal 2</text:p>
          </table:table-cell>
          <table:table-cell table:style-name="ce3" office:value-type="string">
            <text:p>バーチャコール</text:p>
          </table:table-cell>
          <table:table-cell table:style-name="ce6" office:value-type="date" office:date-value="2002-11-29">
            <text:p>2002/11/29</text:p>
          </table:table-cell>
          <table:table-cell table:style-name="ce3" office:value-type="string">
            <text:p>animeros</text:p>
          </table:table-cell>
          <table:table-cell table:style-name="ce11" office:value-type="string">
            <text:p><text:span text:style-name="T5"><text:a xlink:href="http://www.seddnet.com/products/blood2.html" xlink:type="simple">DISCOVERY</text:a></text:span>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Campus~前編 (校園 前篇)</text:p>
          </table:table-cell>
          <table:table-cell office:value-type="string">
            <text:p>キャンパス 前編</text:p>
          </table:table-cell>
          <table:table-cell table:style-name="ce3" office:value-type="string">
            <text:p>Campus 1</text:p>
          </table:table-cell>
          <table:table-cell table:style-name="ce3"/>
          <table:table-cell/>
          <table:table-cell table:style-name="ce11" office:value-type="string">
            <text:p><text:span text:style-name="T5"><text:a xlink:href="http://www.bonnou108.jp/am/am9/902-VANILLA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 office:value-type="string">
            <text:p>Campus~後編 (校園 後篇)</text:p>
          </table:table-cell>
          <table:table-cell office:value-type="string">
            <text:p>キャンパス 後編</text:p>
          </table:table-cell>
          <table:table-cell table:style-name="ce3" office:value-type="string">
            <text:p>Campus 2</text:p>
          </table:table-cell>
          <table:table-cell table:style-name="ce3"/>
          <table:table-cell/>
          <table:table-cell table:style-name="ce3" office:value-type="string">
            <text:p>animeros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 office:value-type="string">
            <text:p>Canvas~第1話~未完成的素描</text:p>
          </table:table-cell>
          <table:table-cell table:style-name="ce3" office:value-type="string">
            <office:annotation draw:style-name="gr1" draw:text-style-name="P1" svg:width="3.19cm" svg:height="4.048cm" svg:x="7.701cm" svg:y="13.599cm" draw:caption-point-x="4.472cm" draw:caption-point-y="-0.096cm">
              <dc:date>2013-08-01T00:00:00</dc:date>
              <text:p text:style-name="P1"><text:span text:style-name="T1">Canvas</text:span><text:span text:style-name="T3">～セピア色のモチーフ～第</text:span><text:span text:style-name="T1">1</text:span><text:span text:style-name="T3">話「未完成の素描（デッサン）」</text:span><text:span text:style-name="T1"> </text:span></text:p>
            </office:annotation>
            <text:p>Canvas~第1話「未完成の素描」</text:p>
          </table:table-cell>
          <table:table-cell table:style-name="ce3" office:value-type="string">
            <text:p>Canvas 1</text:p>
          </table:table-cell>
          <table:table-cell table:style-name="ce3"/>
          <table:table-cell/>
          <table:table-cell table:style-name="ce11" office:value-type="string">
            <text:p><text:span text:style-name="T5"><text:a xlink:href="http://www.bonnou108.jp/am/am4/408-canvas.htm" xlink:type="simple">animeros</text:a></text:span></text:p>
          </table:table-cell>
          <table:table-cell table:style-name="ce11" office:value-type="string">
            <text:p><text:span text:style-name="T5"><text:a xlink:href="http://www.l-heart.ne.jp/canvas/canvas1/index.htm" xlink:type="simple">れもんはーと</text:a></text:span></text:p>
          </table:table-cell>
          <table:table-cell table:style-name="ce11" office:value-type="string">
            <text:p><text:span text:style-name="T5"><text:a xlink:href="http://www.a-rms.co.jp/f_article/0112/canvas/index.html" xlink:type="simple">arms</text:a></text:span>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Canvas~第2話~展覽會的圖畫</text:p>
          </table:table-cell>
          <table:table-cell table:style-name="ce4" office:value-type="string">
            <office:annotation draw:style-name="gr1" draw:text-style-name="P1" svg:width="3.19cm" svg:height="3.386cm" svg:x="7.701cm" svg:y="14.182cm" draw:caption-point-x="4.472cm" draw:caption-point-y="-0.282cm">
              <dc:date>2013-08-01T00:00:00</dc:date>
              <text:p text:style-name="P1"><text:span text:style-name="T1">Canvas</text:span><text:span text:style-name="T3">～セピア色のモチーフ～</text:span></text:p>
              <text:p text:style-name="P1"><text:span text:style-name="T3">　　第</text:span><text:span text:style-name="T1">2</text:span><text:span text:style-name="T3">話「展覧会の絵」</text:span><text:span text:style-name="T1"> </text:span></text:p>
            </office:annotation>
            <text:p>Canvas~第2話「展覧会の絵」</text:p>
          </table:table-cell>
          <table:table-cell table:style-name="ce3" office:value-type="string">
            <text:p>Canvas 2</text:p>
          </table:table-cell>
          <table:table-cell table:style-name="ce3"/>
          <table:table-cell/>
          <table:table-cell table:style-name="ce3" office:value-type="string">
            <text:p>animeros</text:p>
          </table:table-cell>
          <table:table-cell table:style-name="ce11" office:value-type="string">
            <text:p><text:span text:style-name="T5"><text:a xlink:href="http://www.l-heart.ne.jp/canvas/canvas2/index.htm" xlink:type="simple">れもんはーと</text:a></text:span></text:p>
          </table:table-cell>
          <table:table-cell table:style-name="ce11" office:value-type="string">
            <text:p><text:span text:style-name="T5"><text:a xlink:href="http://www.a-rms.co.jp/f_article/0203/canvas/index.html" xlink:type="simple">arms</text:a></text:span></text:p>
          </table:table-cell>
          <table:table-cell table:number-columns-repeated="1016"/>
        </table:table-row>
        <table:table-row table:style-name="ro1">
          <table:table-cell office:value-type="string">
            <text:p>chu2 親熱 </text:p>
          </table:table-cell>
          <table:table-cell office:value-type="string">
            <text:p>chu2 親熱 「ちゅっ^2」</text:p>
          </table:table-cell>
          <table:table-cell office:value-type="string">
            <text:p>Twisted Tales of Tokyo 1 chu2</text:p>
          </table:table-cell>
          <table:table-cell office:value-type="string">
            <text:p>Chu Chu</text:p>
          </table:table-cell>
          <table:table-cell table:number-columns-repeated="2"/>
          <table:table-cell table:style-name="ce3"/>
          <table:table-cell table:number-columns-repeated="1017"/>
        </table:table-row>
        <table:table-row table:style-name="ro3">
          <table:table-cell office:value-type="string">
            <text:p>CONCERTO 1～真夏の夜の狂夢～(協奏曲 1)</text:p>
          </table:table-cell>
          <table:table-cell office:value-type="string">
            <text:p>CONCERTO 1～真夏の夜の狂夢～</text:p>
          </table:table-cell>
          <table:table-cell office:value-type="string">
            <text:p>CONCERTO 1</text:p>
          </table:table-cell>
          <table:table-cell table:number-columns-repeated="2"/>
          <table:table-cell table:style-name="ce11" office:value-type="string">
            <text:p><text:span text:style-name="T5"><text:a xlink:href="http://www.bonnou108.jp/am/am2/210-concerto.htm" xlink:type="simple">animeros</text:a></text:span></text:p>
          </table:table-cell>
          <table:table-cell table:style-name="ce11" office:value-type="string">
            <text:p><text:span text:style-name="T5"><text:a xlink:href="http://www.onlyhearts.co.jp/caress/mint/MINV-1002/index.html" xlink:type="simple">Mint house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CONCERTO 2～真夜中の淫声～(協奏曲 2)</text:p>
          </table:table-cell>
          <table:table-cell office:value-type="string">
            <text:p>CONCERTO 2～真夜中の淫声～(コンチェルト)</text:p>
          </table:table-cell>
          <table:table-cell office:value-type="string">
            <text:p>CONCERTO 2</text:p>
          </table:table-cell>
          <table:table-cell office:value-type="string">
            <text:p>コンチェルト=協奏曲</text:p>
          </table:table-cell>
          <table:table-cell/>
          <table:table-cell table:style-name="ce3" office:value-type="string">
            <text:p>animeros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 office:value-type="string">
            <text:p>CPU~第1話~過激</text:p>
          </table:table-cell>
          <table:table-cell table:style-name="ce3" office:value-type="string">
            <text:p>CPU~第1話~過激にアクセス</text:p>
          </table:table-cell>
          <table:table-cell table:style-name="ce3" office:value-type="string">
            <text:p>CPU 1</text:p>
          </table:table-cell>
          <table:table-cell table:style-name="ce3"/>
          <table:table-cell/>
          <table:table-cell table:style-name="ce11" office:value-type="string">
            <text:p><text:span text:style-name="T5"><text:a xlink:href="http://www.bonnou108.jp/am/am3/304-PINK.htm" xlink:type="simple">animeros</text:a></text:span></text:p>
          </table:table-cell>
          <table:table-cell table:style-name="ce11" office:value-type="string">
            <text:p><text:span text:style-name="T5"><text:a xlink:href="http://www.pinkpineapple.co.jp/title/ha/buttobi/buttobi.html" xlink:type="simple">PinkPineapple</text:a></text:span>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CPU~第2話~容易</text:p>
          </table:table-cell>
          <table:table-cell table:style-name="ce3" office:value-type="string">
            <text:p>CPU~第2話~やさしくハングアップ</text:p>
          </table:table-cell>
          <table:table-cell table:style-name="ce3" office:value-type="string">
            <text:p>CPU 2</text:p>
          </table:table-cell>
          <table:table-cell table:style-name="ce3"/>
          <table:table-cell/>
          <table:table-cell table:style-name="ce3" office:value-type="string">
            <text:p>animeros</text:p>
          </table:table-cell>
          <table:table-cell table:style-name="ce12" office:value-type="string">
            <text:p>PinkPineappl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CPU~第3話~優雅</text:p>
          </table:table-cell>
          <table:table-cell table:style-name="ce3" office:value-type="string">
            <text:p>CPU~第3話~優雅にリセット</text:p>
          </table:table-cell>
          <table:table-cell table:style-name="ce3" office:value-type="string">
            <text:p>CPU 3</text:p>
          </table:table-cell>
          <table:table-cell table:style-name="ce3"/>
          <table:table-cell/>
          <table:table-cell table:style-name="ce3" office:value-type="string">
            <text:p>animeros</text:p>
          </table:table-cell>
          <table:table-cell table:style-name="ce12" office:value-type="string">
            <text:p>PinkPineappl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D+VINE[LUV] <text:s/>1</text:p>
          </table:table-cell>
          <table:table-cell table:number-columns-repeated="2" table:style-name="ce3" office:value-type="string">
            <text:p>D+VINE[LUV]~cave 1 "amulet"</text:p>
          </table:table-cell>
          <table:table-cell table:style-name="ce3"/>
          <table:table-cell/>
          <table:table-cell table:style-name="ce11" office:value-type="string">
            <text:p><text:span text:style-name="T5"><text:a xlink:href="http://www.bonnou108.jp/am/am2/204-dvine.htm" xlink:type="simple">animeros</text:a></text:span></text:p>
          </table:table-cell>
          <table:table-cell table:style-name="ce11" office:value-type="string">
            <text:p><text:span text:style-name="T5"><text:a xlink:href="http://www.pinkpineapple.co.jp/dvine/dvine1/dvine-1.html" xlink:type="simple">PinkPineapple</text:a></text:span>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D+VINE[LUV] <text:s/>2</text:p>
          </table:table-cell>
          <table:table-cell table:number-columns-repeated="2" table:style-name="ce3" office:value-type="string">
            <text:p>D+VINE[LUV]~cave 2 "elixer"</text:p>
          </table:table-cell>
          <table:table-cell table:style-name="ce3"/>
          <table:table-cell/>
          <table:table-cell table:style-name="ce3" office:value-type="string">
            <text:p>animeros</text:p>
          </table:table-cell>
          <table:table-cell table:style-name="ce11" office:value-type="string">
            <text:p><text:span text:style-name="T5"><text:a xlink:href="http://www.pinkpineapple.co.jp/dvine/dvine2/dvine-2.html" xlink:type="simple">PinkPineapple</text:a></text:span>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D+VINE[LUV] <text:s/>3</text:p>
          </table:table-cell>
          <table:table-cell table:number-columns-repeated="2" table:style-name="ce3" office:value-type="string">
            <text:p>D+VINE[LUV]~cave 3 "storm-bringer"</text:p>
          </table:table-cell>
          <table:table-cell table:style-name="ce3"/>
          <table:table-cell/>
          <table:table-cell table:style-name="ce3" office:value-type="string">
            <text:p>animeros</text:p>
          </table:table-cell>
          <table:table-cell table:style-name="ce11" office:value-type="string">
            <text:p><text:span text:style-name="T5"><text:a xlink:href="http://www.pinkpineapple.co.jp/dvine/dvine3/dvine-3.html" xlink:type="simple">PinkPineapple</text:a></text:span>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D+VINE[LUV] <text:s/>4</text:p>
          </table:table-cell>
          <table:table-cell table:number-columns-repeated="2" table:style-name="ce3" office:value-type="string">
            <text:p>D+VINE[LUV]~cave 4 "legacy"</text:p>
          </table:table-cell>
          <table:table-cell table:style-name="ce3"/>
          <table:table-cell/>
          <table:table-cell table:style-name="ce3" office:value-type="string">
            <text:p>animeros</text:p>
          </table:table-cell>
          <table:table-cell table:style-name="ce11" office:value-type="string">
            <text:p><text:span text:style-name="T5"><text:a xlink:href="http://www.pinkpineapple.co.jp/dvine/dvine4/dvine-4.html" xlink:type="simple">PinkPineapple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Daring 1</text:p>
          </table:table-cell>
          <table:table-cell office:value-type="string">
            <text:p>Daring (ダーリン) <text:s/>page.1</text:p>
          </table:table-cell>
          <table:table-cell office:value-type="string">
            <text:p>Daring 1</text:p>
          </table:table-cell>
          <table:table-cell/>
          <table:table-cell office:value-type="string">
            <text:p>2003/02/18 <text:span text:style-name="T8">new~</text:span></text:p>
          </table:table-cell>
          <table:table-cell table:style-name="ce2" office:value-type="string">
            <text:p><text:span text:style-name="T5"><text:a xlink:href="http://www.bonnou108.jp/am/am6/610-ｄａｒｉｎｇ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Daring 2</text:p>
          </table:table-cell>
          <table:table-cell office:value-type="string">
            <text:p>Daring (ダーリン) <text:s/>page.2</text:p>
          </table:table-cell>
          <table:table-cell office:value-type="string">
            <text:p>Daring 2</text:p>
          </table:table-cell>
          <table:table-cell/>
          <table:table-cell table:style-name="ce5" office:value-type="string">
            <text:p>2003/04/25 <text:span text:style-name="T8">new~</text:span></text:p>
          </table:table-cell>
          <table:table-cell office:value-type="string">
            <text:p>animeros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Daring 3</text:p>
          </table:table-cell>
          <table:table-cell office:value-type="string">
            <text:p>Daring (ダーリン) <text:s/>page.3</text:p>
          </table:table-cell>
          <table:table-cell office:value-type="string">
            <text:p>Daring 3</text:p>
          </table:table-cell>
          <table:table-cell/>
          <table:table-cell table:style-name="ce6" office:value-type="string">
            <text:p>2003/06/27 <text:span text:style-name="T8">new~</text:span></text:p>
          </table:table-cell>
          <table:table-cell office:value-type="string">
            <text:p>animeros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DARK SHELL 檻中之艶 1</text:p>
          </table:table-cell>
          <table:table-cell office:value-type="string">
            <text:p>ダーク・シェル～檻の中の艶～第一話「エデンを失う時」</text:p>
          </table:table-cell>
          <table:table-cell office:value-type="string">
            <text:p>DARK SHELL 1</text:p>
          </table:table-cell>
          <table:table-cell/>
          <table:table-cell office:value-type="string">
            <text:p>2003/06/25 <text:span text:style-name="T8">new~</text:span></text:p>
          </table:table-cell>
          <table:table-cell table:style-name="ce2" office:value-type="string">
            <text:p><text:span text:style-name="T5"><text:a xlink:href="http://www.bonnou108.jp/am/am5/508-dark.htm" xlink:type="simple">animeros</text:a></text:span></text:p>
          </table:table-cell>
          <table:table-cell table:style-name="ce11" office:value-type="string">
            <text:p><text:span text:style-name="T5"><text:a xlink:href="http://www.blue-eyes.ne.jp/darkshell/1/index/index.html" xlink:type="simple">blue eyes</text:a></text:span></text:p>
          </table:table-cell>
          <table:table-cell table:style-name="ce2" office:value-type="string">
            <text:p><text:span text:style-name="T5"><text:a xlink:href="http://www.a-rms.co.jp/f_article/0306/dark/index.html" xlink:type="simple">arms</text:a></text:span></text:p>
          </table:table-cell>
          <table:table-cell table:number-columns-repeated="1016"/>
        </table:table-row>
        <table:table-row table:style-name="ro1">
          <table:table-cell office:value-type="string">
            <text:p>DARK SHELL 檻中之艶 2</text:p>
          </table:table-cell>
          <table:table-cell office:value-type="string">
            <text:p>ダーク・シェル～檻の中の艶～第二話「すすり泣く肌」</text:p>
          </table:table-cell>
          <table:table-cell office:value-type="string">
            <text:p>DARK SHELL 2</text:p>
          </table:table-cell>
          <table:table-cell/>
          <table:table-cell table:style-name="ce6" office:value-type="string">
            <text:p>2003/09/25 <text:span text:style-name="T8">new~</text:span></text:p>
          </table:table-cell>
          <table:table-cell table:style-name="ce2"/>
          <table:table-cell table:style-name="ce11" office:value-type="string">
            <text:p><text:span text:style-name="T5"><text:a xlink:href="http://www.blue-eyes.ne.jp/darkshell/2/index/index.html" xlink:type="simple">blue eyes</text:a></text:span>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>
            <text:p>Deep Voice~voice 1~禁斷病棟</text:p>
          </table:table-cell>
          <table:table-cell table:style-name="ce3" office:value-type="string">
            <text:p>Deep Voice~voice 1</text:p>
          </table:table-cell>
          <table:table-cell table:style-name="ce3"/>
          <table:table-cell/>
          <table:table-cell table:style-name="ce11" office:value-type="string">
            <text:p><text:span text:style-name="T5"><text:a xlink:href="http://www.bonnou108.jp/am/am7/703-deep.htm" xlink:type="simple">animeros</text:a></text:span></text:p>
          </table:table-cell>
          <table:table-cell table:style-name="ce11" office:value-type="string">
            <text:p><text:span text:style-name="T5"><text:a xlink:href="http://www.milky-anime.com/04/deep/deep.html" xlink:type="simple">milky</text:a></text:span>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>
            <text:p>Deep Voice~voice 2~喪失</text:p>
          </table:table-cell>
          <table:table-cell table:style-name="ce3" office:value-type="string">
            <text:p>Deep Voice~voice 2</text:p>
          </table:table-cell>
          <table:table-cell table:style-name="ce3"/>
          <table:table-cell/>
          <table:table-cell table:style-name="ce3" office:value-type="string">
            <text:p>animeros</text:p>
          </table:table-cell>
          <table:table-cell table:style-name="ce11" office:value-type="string">
            <text:p><text:span text:style-name="T5"><text:a xlink:href="http://www.milky-anime.com/04/deep/deep-2.html" xlink:type="simple">milky</text:a></text:span>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Deep Voice~voice 3~恥辱治療</text:p>
          </table:table-cell>
          <table:table-cell table:style-name="ce3" office:value-type="string">
            <text:p>Deep Voice~voice 3~恥辱にまみれた治療</text:p>
          </table:table-cell>
          <table:table-cell table:style-name="ce3" office:value-type="string">
            <text:p>Deep Voice~voice 3</text:p>
          </table:table-cell>
          <table:table-cell table:style-name="ce3"/>
          <table:table-cell/>
          <table:table-cell table:style-name="ce3" office:value-type="string">
            <text:p>animeros</text:p>
          </table:table-cell>
          <table:table-cell table:style-name="ce11" office:value-type="string">
            <text:p><text:span text:style-name="T5"><text:a xlink:href="http://www.milky-anime.com/04/deep/deep-3.html" xlink:type="simple">milky</text:a></text:span>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3" office:value-type="string">
            <text:p>Detective file.1 禁斷的愛(偵探檔案)</text:p>
          </table:table-cell>
          <table:table-cell table:style-name="ce3" office:value-type="string">
            <text:p>Detective file.1 禁断の愛</text:p>
          </table:table-cell>
          <table:table-cell table:style-name="ce3" office:value-type="string">
            <text:p>The Best of Kitty Vol.4~Detective file.1</text:p>
          </table:table-cell>
          <table:table-cell table:style-name="ce3"/>
          <table:table-cell/>
          <table:table-cell table:style-name="ce2" office:value-type="string">
            <text:p><text:span text:style-name="T5"><text:a xlink:href="http://www.bonnou108.jp/am/am7/701-GB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DISCIPLINE～序章～</text:p>
          </table:table-cell>
          <table:table-cell office:value-type="string">
            <text:p>DISCIPLINE～ディシプリン ～序章～</text:p>
          </table:table-cell>
          <table:table-cell office:value-type="string">
            <text:p>DISCIPLINE 1</text:p>
          </table:table-cell>
          <table:table-cell table:number-columns-repeated="2"/>
          <table:table-cell table:style-name="ce11" office:value-type="string">
            <text:p><text:span text:style-name="T5"><text:a xlink:href="http://www.bonnou108.jp/am/am5/511-dda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DISCIPLINE～第二章～「監禁」</text:p>
          </table:table-cell>
          <table:table-cell office:value-type="string">
            <text:p>DISCIPLINE～ディシプリン ～第二章～「監禁」</text:p>
          </table:table-cell>
          <table:table-cell office:value-type="string">
            <text:p>DISCIPLINE 2</text:p>
          </table:table-cell>
          <table:table-cell table:number-columns-repeated="2"/>
          <table:table-cell table:style-name="ce11" office:value-type="string">
            <text:p><text:span text:style-name="T5"><text:a xlink:href="http://www.bonnou108.jp/am/am5/511-dda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 office:value-type="string">
            <text:p>DNA獵人 總集篇</text:p>
          </table:table-cell>
          <table:table-cell/>
          <table:table-cell table:style-name="ce3" office:value-type="string">
            <text:p>DNA Hunter</text:p>
          </table:table-cell>
          <table:table-cell table:style-name="ce3"/>
          <table:table-cell table:style-name="ce3" office:value-type="string">
            <text:p>2003/03/18 <text:span text:style-name="T8">new~</text:span></text:p>
          </table:table-cell>
          <table:table-cell table:style-name="ce11" office:value-type="string">
            <text:p><text:span text:style-name="T5"><text:a xlink:href="http://www.bonnou108.jp/am/am3/305-dna2.htm" xlink:type="simple">animeros</text:a></text:span></text:p>
          </table:table-cell>
          <table:table-cell table:style-name="ce11" office:value-type="string">
            <text:p><text:span text:style-name="T5"><text:a xlink:href="http://www.five-w.com/bm/fw0220/fw0220.html" xlink:type="simple">Five Ways</text:a></text:span>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3" office:value-type="string">
            <text:p>DNA獵人1~獵人誕生</text:p>
          </table:table-cell>
          <table:table-cell office:value-type="string">
            <text:p>DNAハンタ~ハンター誕生</text:p>
          </table:table-cell>
          <table:table-cell table:style-name="ce3" office:value-type="string">
            <text:p>DNA Hunter 1</text:p>
          </table:table-cell>
          <table:table-cell table:style-name="ce3"/>
          <table:table-cell/>
          <table:table-cell table:style-name="ce11" office:value-type="string">
            <text:p><text:span text:style-name="T5"><text:a xlink:href="http://www.bonnou108.jp/am/am3/305-dna.htm" xlink:type="simple">animeros</text:a></text:span></text:p>
          </table:table-cell>
          <table:table-cell table:style-name="ce11" office:value-type="string">
            <text:p><text:span text:style-name="T5"><text:a xlink:href="http://www.five-w.com/bm/fw0167/fw0167.html" xlink:type="simple">Five Ways</text:a></text:span>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DNA獵人2~舞的危機</text:p>
          </table:table-cell>
          <table:table-cell table:style-name="ce3" office:value-type="string">
            <text:p>DNA獵人2~舞の危機</text:p>
          </table:table-cell>
          <table:table-cell table:style-name="ce3" office:value-type="string">
            <text:p>DNA Hunter 2</text:p>
          </table:table-cell>
          <table:table-cell table:style-name="ce3"/>
          <table:table-cell/>
          <table:table-cell table:style-name="ce3" office:value-type="string">
            <text:p>animeros</text:p>
          </table:table-cell>
          <table:table-cell table:style-name="ce11" office:value-type="string">
            <text:p><text:span text:style-name="T5"><text:a xlink:href="http://www.five-w.com/bm/fw0175/fw0175.html" xlink:type="simple">Five Ways</text:a></text:span>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DNA獵人3</text:p>
          </table:table-cell>
          <table:table-cell table:style-name="ce3" office:value-type="string">
            <text:p>DNA獵人3~アバロンプロジェクト</text:p>
          </table:table-cell>
          <table:table-cell table:style-name="ce3" office:value-type="string">
            <text:p>DNA Hunter 3</text:p>
          </table:table-cell>
          <table:table-cell table:style-name="ce3"/>
          <table:table-cell/>
          <table:table-cell table:style-name="ce3" office:value-type="string">
            <text:p>animeros</text:p>
          </table:table-cell>
          <table:table-cell table:style-name="ce11" office:value-type="string">
            <text:p><text:span text:style-name="T5"><text:a xlink:href="http://www.five-w.com/bm/fw0185/fw0185.html" xlink:type="simple">Five Ways</text:a></text:span>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3" office:value-type="string">
            <text:p>Dragon Rider 下卷</text:p>
          </table:table-cell>
          <table:table-cell table:style-name="ce3" office:value-type="string">
            <text:p>Dragon Rider ドラゴンライダー 下卷</text:p>
          </table:table-cell>
          <table:table-cell table:style-name="ce3" office:value-type="string">
            <text:p>Dragon Rider 2</text:p>
          </table:table-cell>
          <table:table-cell table:style-name="ce3"/>
          <table:table-cell/>
          <table:table-cell table:style-name="ce3"/>
          <table:table-cell table:style-name="ce12" office:value-type="string">
            <text:p>PinkPineappl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Dragon Rider 上卷</text:p>
          </table:table-cell>
          <table:table-cell table:style-name="ce3" office:value-type="string">
            <text:p>Dragon Rider ドラゴンライダー 上卷</text:p>
          </table:table-cell>
          <table:table-cell table:style-name="ce3" office:value-type="string">
            <text:p>Dragon Rider 1</text:p>
          </table:table-cell>
          <table:table-cell table:style-name="ce3"/>
          <table:table-cell/>
          <table:table-cell table:style-name="ce3"/>
          <table:table-cell table:style-name="ce11" office:value-type="string">
            <text:p><text:span text:style-name="T5"><text:a xlink:href="http://www.pinkpineapple.co.jp/doragonra/dr.html" xlink:type="simple">PinkPineapple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e.tude 1～雪的鼓動</text:p>
          </table:table-cell>
          <table:table-cell office:value-type="string">
            <text:p>e.tude 1～雪の鼓動</text:p>
          </table:table-cell>
          <table:table-cell table:number-columns-repeated="3"/>
          <table:table-cell table:style-name="ce2" office:value-type="string">
            <text:p><text:span text:style-name="T5"><text:a xlink:href="http://www.bonnou108.jp/am/am15/1501-lemon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e.tude 2～早春協奏曲～</text:p>
          </table:table-cell>
          <table:table-cell office:value-type="string">
            <text:p>e.tude 2～早春コンチェルト ～</text:p>
          </table:table-cell>
          <table:table-cell table:number-columns-repeated="3"/>
          <table:table-cell table:style-name="ce2" office:value-type="string">
            <text:p><text:span text:style-name="T5"><text:a xlink:href="http://www.bonnou108.jp/am/am15/1501-lemon2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 office:value-type="string">
            <text:p>E'L 1(選擇 )</text:p>
          </table:table-cell>
          <table:table-cell table:style-name="ce3" office:value-type="string">
            <text:p>〔el〕エル #1</text:p>
          </table:table-cell>
          <table:table-cell table:style-name="ce3" office:value-type="string">
            <text:p>E'L Vol.2</text:p>
          </table:table-cell>
          <table:table-cell table:style-name="ce3"/>
          <table:table-cell/>
          <table:table-cell table:style-name="ce3" office:value-type="string">
            <text:p>animeros</text:p>
          </table:table-cell>
          <table:table-cell table:style-name="ce11" office:value-type="string">
            <text:p><text:span text:style-name="T5"><text:a xlink:href="http://www.green-bunny.com/catalog/el/el_2.html" xlink:type="simple">GREEN BUNNY</text:a></text:span>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E'L 2(選擇 )</text:p>
          </table:table-cell>
          <table:table-cell table:style-name="ce3" office:value-type="string">
            <text:p>〔el〕エル #2</text:p>
          </table:table-cell>
          <table:table-cell table:style-name="ce3" office:value-type="string">
            <text:p>E'L Vol.1</text:p>
          </table:table-cell>
          <table:table-cell table:style-name="ce3"/>
          <table:table-cell/>
          <table:table-cell table:style-name="ce11" office:value-type="string">
            <text:p><text:span text:style-name="T5"><text:a xlink:href="http://www.bonnou108.jp/am/am3/301-GB.htm" xlink:type="simple">animeros</text:a></text:span></text:p>
          </table:table-cell>
          <table:table-cell table:style-name="ce11" office:value-type="string">
            <text:p><text:span text:style-name="T5"><text:a xlink:href="http://www.green-bunny.com/catalog/el/el_1.html" xlink:type="simple">GREEN BUNNY</text:a></text:span></text:p>
          </table:table-cell>
          <table:table-cell table:style-name="ce11" office:value-type="string">
            <text:p><text:span text:style-name="T5"><text:a xlink:href="http://www.a-rms.co.jp/f_article/0104/el/index.html" xlink:type="simple">arms</text:a></text:span></text:p>
          </table:table-cell>
          <table:table-cell table:number-columns-repeated="1016"/>
        </table:table-row>
        <table:table-row table:style-name="ro1">
          <table:table-cell office:value-type="string">
            <text:p>ESUKA</text:p>
          </table:table-cell>
          <table:table-cell table:number-columns-repeated="5"/>
          <table:table-cell table:style-name="ce3"/>
          <table:table-cell table:number-columns-repeated="1017"/>
        </table:table-row>
        <table:table-row table:style-name="ro1">
          <table:table-cell office:value-type="string">
            <text:p>Eva 新福音戰士(人類補姦計畫)</text:p>
          </table:table-cell>
          <table:table-cell/>
          <table:table-cell office:value-type="string">
            <text:p>Human Instrumentality Project (Evangelion)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1">
          <table:table-cell office:value-type="string">
            <text:p>Flashback Game 1</text:p>
          </table:table-cell>
          <table:table-cell office:value-type="string">
            <text:p>  1</text:p>
          </table:table-cell>
          <table:table-cell office:value-type="string">
            <text:p>Flashback Game~vol.1</text:p>
          </table:table-cell>
          <table:table-cell table:number-columns-repeated="2"/>
          <table:table-cell table:style-name="ce11" office:value-type="string">
            <text:p><text:span text:style-name="T5"><text:a xlink:href="http://www.bonnou108.jp/am/am2/205-flashback.htm" xlink:type="simple">animeros</text:a></text:span></text:p>
          </table:table-cell>
          <table:table-cell table:style-name="ce11" office:value-type="string">
            <text:p><text:span text:style-name="T5"><text:a xlink:href="http://www.five-w.com/bm/fw0170/fw0170.html" xlink:type="simple">Five Ways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Flashback Game 2</text:p>
          </table:table-cell>
          <table:table-cell office:value-type="string">
            <text:p>  2</text:p>
          </table:table-cell>
          <table:table-cell office:value-type="string">
            <text:p>Flashback Game~vol.2</text:p>
          </table:table-cell>
          <table:table-cell table:number-columns-repeated="2"/>
          <table:table-cell table:style-name="ce3" office:value-type="string">
            <text:p>animeros</text:p>
          </table:table-cell>
          <table:table-cell table:style-name="ce11" office:value-type="string">
            <text:p><text:span text:style-name="T5"><text:a xlink:href="http://www.five-w.com/bm/fw0179/fw0179.html" xlink:type="simple">Five Ways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Flashback Game 3</text:p>
          </table:table-cell>
          <table:table-cell office:value-type="string">
            <text:p>  3</text:p>
          </table:table-cell>
          <table:table-cell office:value-type="string">
            <text:p>Flashback Game~vol.3</text:p>
          </table:table-cell>
          <table:table-cell table:number-columns-repeated="2"/>
          <table:table-cell table:style-name="ce3" office:value-type="string">
            <text:p>animeros</text:p>
          </table:table-cell>
          <table:table-cell table:style-name="ce11" office:value-type="string">
            <text:p><text:span text:style-name="T5"><text:a xlink:href="http://www.five-w.com/bm/fw0189/fw0189.html" xlink:type="simple">Five Ways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Flashback Game 總集篇</text:p>
          </table:table-cell>
          <table:table-cell office:value-type="string">
            <text:p>フラッシュバックゲーム 総集編</text:p>
          </table:table-cell>
          <table:table-cell office:value-type="string">
            <text:p>Flashback Game</text:p>
          </table:table-cell>
          <table:table-cell/>
          <table:table-cell table:style-name="ce6" office:value-type="string">
            <text:p>2003/03/18 <text:span text:style-name="T8">new~</text:span></text:p>
          </table:table-cell>
          <table:table-cell table:style-name="ce11" office:value-type="string">
            <text:p><text:span text:style-name="T5"><text:a xlink:href="http://www.bonnou108.jp/am/am2/205-flashback2.htm" xlink:type="simple">animeros</text:a></text:span></text:p>
          </table:table-cell>
          <table:table-cell table:style-name="ce11" office:value-type="string">
            <text:p><text:span text:style-name="T5"><text:a xlink:href="http://www.five-w.com/bm/fw0221/fw0221.html" xlink:type="simple">Five Ways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flutter of birds II 天使們的翅膀 前篇~追憶之章</text:p>
          </table:table-cell>
          <table:table-cell office:value-type="string">
            <office:annotation draw:style-name="gr1" draw:text-style-name="P1" svg:width="3.19cm" svg:height="1.932cm" svg:x="13.63cm" svg:y="40.032cm" draw:caption-point-x="-1.457cm" draw:caption-point-y="-10.998cm">
              <dc:date>2013-08-01T00:00:00</dc:date>
              <text:p text:style-name="P1"><text:span text:style-name="T3">第一夜「帰ってきた偏愛の父」</text:span></text:p>
              <text:p text:style-name="P1"><text:span text:style-name="T2"/></text:p>
            </office:annotation>
            <text:p>flutter of birds II～天使たちの翼 前篇「追憶の章」</text:p>
          </table:table-cell>
          <table:table-cell office:value-type="string">
            <text:p>Flutter of Birds 2-1 </text:p>
          </table:table-cell>
          <table:table-cell/>
          <table:table-cell table:style-name="ce5" office:value-type="string">
            <text:p>2003/05/23 <text:span text:style-name="T8">new~</text:span></text:p>
          </table:table-cell>
          <table:table-cell table:style-name="ce11" office:value-type="string">
            <text:p><text:span text:style-name="T5"><text:a xlink:href="http://www.bonnou108.jp/am/am4/404-birds2.htm" xlink:type="simple">animeros</text:a></text:span></text:p>
          </table:table-cell>
          <table:table-cell table:style-name="ce11" office:value-type="string">
            <text:p><text:span text:style-name="T5"><text:a xlink:href="http://www.pinkpineapple.co.jp/title/ha/flutter2/index.html" xlink:type="simple">PinkPineapple</text:a></text:span></text:p>
          </table:table-cell>
          <table:table-cell table:style-name="ce2" office:value-type="string">
            <text:p><text:span text:style-name="T5"><text:a xlink:href="http://www.a-rms.co.jp/f_article/0305/flutter/index.html" xlink:type="simple">arms</text:a></text:span></text:p>
          </table:table-cell>
          <table:table-cell table:number-columns-repeated="1016"/>
        </table:table-row>
        <table:table-row table:style-name="ro1">
          <table:table-cell office:value-type="string">
            <text:p>flutter of birds II 天使們的翅膀 後篇~命運之章</text:p>
          </table:table-cell>
          <table:table-cell office:value-type="string">
            <text:p>flutter of birds II～天使たちの翼 後編「運命の章」</text:p>
          </table:table-cell>
          <table:table-cell table:number-columns-repeated="2"/>
          <table:table-cell table:style-name="ce5" office:value-type="string">
            <text:p>2003/08/22 <text:span text:style-name="T8">new~</text:span></text:p>
          </table:table-cell>
          <table:table-cell table:style-name="ce11" table:number-columns-repeated="2"/>
          <table:table-cell table:style-name="ce2"/>
          <table:table-cell table:number-columns-repeated="1016"/>
        </table:table-row>
        <table:table-row table:style-name="ro1">
          <table:table-cell office:value-type="string">
            <text:p>flutter of birds 鳥達之羽~第1章~夏天的星座</text:p>
          </table:table-cell>
          <table:table-cell office:value-type="string">
            <text:p>flutter of birds~鳥達の羽ばたき~第1章~夏の星座</text:p>
          </table:table-cell>
          <table:table-cell office:value-type="string">
            <text:p>Flutter of Birds 1-1</text:p>
          </table:table-cell>
          <table:table-cell table:number-columns-repeated="2"/>
          <table:table-cell table:style-name="ce11" office:value-type="string">
            <text:p><text:span text:style-name="T5"><text:a xlink:href="http://www.bonnou108.jp/am/am4/404-birds.htm" xlink:type="simple">animeros</text:a></text:span></text:p>
          </table:table-cell>
          <table:table-cell table:style-name="ce11" office:value-type="string">
            <text:p><text:span text:style-name="T5"><text:a xlink:href="http://www.pinkpineapple.co.jp/flluter/1/1.html" xlink:type="simple">PinkPineapple</text:a></text:span></text:p>
          </table:table-cell>
          <table:table-cell table:style-name="ce2" office:value-type="string">
            <text:p><text:span text:style-name="T5"><text:a xlink:href="http://www.a-rms.co.jp/f_article/0205/flutter/index.html" xlink:type="simple">arms</text:a></text:span></text:p>
          </table:table-cell>
          <table:table-cell table:number-columns-repeated="1016"/>
        </table:table-row>
        <table:table-row table:style-name="ro1">
          <table:table-cell office:value-type="string">
            <text:p>flutter of birds 鳥達之羽~第2章~線香花火</text:p>
          </table:table-cell>
          <table:table-cell office:value-type="string">
            <text:p>flutter of birds~鳥達の羽ばたき~第2章~線香花火</text:p>
          </table:table-cell>
          <table:table-cell office:value-type="string">
            <text:p>Flutter of Birds 1-2</text:p>
          </table:table-cell>
          <table:table-cell table:number-columns-repeated="2"/>
          <table:table-cell table:style-name="ce3" office:value-type="string">
            <text:p>animeros</text:p>
          </table:table-cell>
          <table:table-cell table:style-name="ce12"/>
          <table:table-cell table:style-name="ce2" office:value-type="string">
            <text:p><text:span text:style-name="T5"><text:a xlink:href="http://www.a-rms.co.jp/f_article/0208/flutter/index.html" xlink:type="simple">arms</text:a></text:span>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Ｆカップ女教師</text:p>
          </table:table-cell>
          <table:table-cell table:number-columns-repeated="3"/>
          <table:table-cell table:style-name="ce2" office:value-type="string">
            <text:p><text:span text:style-name="T5"><text:a xlink:href="http://www.bonnou108.jp/am/am9/906-OTHERS2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G.T.R （G-cup Teacher Rei） DVD１</text:p>
          </table:table-cell>
          <table:table-cell office:value-type="string">
            <text:p>G.T.R 第1話「強い力」、第2話「弱い力」</text:p>
          </table:table-cell>
          <table:table-cell office:value-type="string">
            <text:p>G-cup Teacher Rei 1</text:p>
          </table:table-cell>
          <table:table-cell office:value-type="string">
            <text:p>G.T.R</text:p>
          </table:table-cell>
          <table:table-cell/>
          <table:table-cell table:style-name="ce11" office:value-type="string">
            <text:p><text:span text:style-name="T5"><text:a xlink:href="http://www.bonnou108.jp/am/am9/906-OTHERS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G.T.R （G-cup Teacher Rei） DVD２</text:p>
          </table:table-cell>
          <table:table-cell office:value-type="string">
            <text:p>G.T.R 第3話「引力」、第4話「斥力」</text:p>
          </table:table-cell>
          <table:table-cell office:value-type="string">
            <text:p>G-cup Teacher Rei 2</text:p>
          </table:table-cell>
          <table:table-cell office:value-type="string">
            <text:p>G.T.R</text:p>
          </table:table-cell>
          <table:table-cell/>
          <table:table-cell table:style-name="ce11" office:value-type="string">
            <text:p><text:span text:style-name="T5"><text:a xlink:href="http://www.bonnou108.jp/am/am9/906-OTHERS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GLO.RI.A 1 (榮耀的禁斷血族)</text:p>
          </table:table-cell>
          <table:table-cell office:value-type="string">
            <text:p>GLO.RI.A 1</text:p>
          </table:table-cell>
          <table:table-cell office:value-type="string">
            <text:p>GLO.RI.A~Vol.1~Invitation</text:p>
          </table:table-cell>
          <table:table-cell office:value-type="string">
            <text:p>Gloria-&gt;光榮( 葡萄牙文 )</text:p>
          </table:table-cell>
          <table:table-cell table:number-columns-repeated="2"/>
          <table:table-cell table:style-name="ce3"/>
          <table:table-cell table:number-columns-repeated="1017"/>
        </table:table-row>
        <table:table-row table:style-name="ro1">
          <table:table-cell table:number-columns-repeated="2" office:value-type="string">
            <text:p>GLO.RI.A 2</text:p>
          </table:table-cell>
          <table:table-cell office:value-type="string">
            <text:p>GLO.RI.A~Vol.2~Jealousy</text:p>
          </table:table-cell>
          <table:table-cell office:value-type="string">
            <text:p>禁斷-&gt;( 基督教 )禁果</text:p>
          </table:table-cell>
          <table:table-cell table:number-columns-repeated="2"/>
          <table:table-cell table:style-name="ce3"/>
          <table:table-cell table:number-columns-repeated="1017"/>
        </table:table-row>
        <table:table-row table:style-name="ro1">
          <table:table-cell table:number-columns-repeated="2" office:value-type="string">
            <text:p>GLO.RI.A 3</text:p>
          </table:table-cell>
          <table:table-cell office:value-type="string">
            <text:p>GLO.RI.A~Vol.3~Awaken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1">
          <table:table-cell table:number-columns-repeated="2" office:value-type="string">
            <text:p>Ｇ‐taste ～真行寺由奈～ FINAL</text:p>
          </table:table-cell>
          <table:table-cell office:value-type="string">
            <text:p>G-Taste 7</text:p>
          </table:table-cell>
          <table:table-cell/>
          <table:table-cell table:style-name="ce6" office:value-type="string">
            <text:p>2003/04/24 <text:span text:style-name="T8">new~</text:span></text:p>
          </table:table-cell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green-bunny.com/new/g-tas/g7/7main.html" xlink:type="simple">GREEN BUNNY</text:a></text:span></text:p>
          </table:table-cell>
          <table:table-cell table:number-columns-repeated="1017"/>
        </table:table-row>
        <table:table-row table:style-name="ro1">
          <table:table-cell table:number-columns-repeated="2" office:value-type="string">
            <text:p>G-Taste～八木沢 <text:s/>萌～</text:p>
          </table:table-cell>
          <table:table-cell office:value-type="string">
            <text:p>G-Taste 1</text:p>
          </table:table-cell>
          <table:table-cell table:number-columns-repeated="2"/>
          <table:table-cell table:style-name="ce2" office:value-type="string">
            <text:p><text:span text:style-name="T5"><text:a xlink:href="http://www.bonnou108.jp/am/am6/601-G.htm" xlink:type="simple">animeros</text:a></text:span></text:p>
          </table:table-cell>
          <table:table-cell table:style-name="ce11" office:value-type="string">
            <text:p><text:span text:style-name="T5"><text:a xlink:href="http://www.green-bunny.com/catalog/backup/g_taste/g1_yagisawa.html" xlink:type="simple">GREEN BUNNY</text:a></text:span></text:p>
          </table:table-cell>
          <table:table-cell table:number-columns-repeated="1017"/>
        </table:table-row>
        <table:table-row table:style-name="ro1">
          <table:table-cell table:number-columns-repeated="2" office:value-type="string">
            <text:p>G-Taste～川村 <text:s/>美鈴～</text:p>
          </table:table-cell>
          <table:table-cell office:value-type="string">
            <text:p>G-Taste 5</text:p>
          </table:table-cell>
          <table:table-cell table:number-columns-repeated="2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green-bunny.com/catalog/backup/g_taste/g5_kawamura.html" xlink:type="simple">GREEN BUNNY</text:a></text:span></text:p>
          </table:table-cell>
          <table:table-cell table:style-name="ce3"/>
          <table:table-cell table:number-columns-repeated="1016"/>
        </table:table-row>
        <table:table-row table:style-name="ro1">
          <table:table-cell table:number-columns-repeated="2" office:value-type="string">
            <text:p>G-Taste～水越 <text:s/>沙耶香～</text:p>
          </table:table-cell>
          <table:table-cell office:value-type="string">
            <text:p>G-Taste 4</text:p>
          </table:table-cell>
          <table:table-cell table:number-columns-repeated="2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green-bunny.com/catalog/backup/g_taste/g4_mizukoshi.html" xlink:type="simple">GREEN BUNNY</text:a></text:span></text:p>
          </table:table-cell>
          <table:table-cell table:number-columns-repeated="1017"/>
        </table:table-row>
        <table:table-row table:style-name="ro1">
          <table:table-cell table:number-columns-repeated="2" office:value-type="string">
            <text:p>G-Taste～神無月 <text:s/>舞～</text:p>
          </table:table-cell>
          <table:table-cell office:value-type="string">
            <text:p>G-Taste 3</text:p>
          </table:table-cell>
          <table:table-cell table:number-columns-repeated="2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green-bunny.com/catalog/backup/g_taste/g3_kannatuki.html" xlink:type="simple">GREEN BUNNY</text:a></text:span></text:p>
          </table:table-cell>
          <table:table-cell table:style-name="ce3"/>
          <table:table-cell table:number-columns-repeated="1016"/>
        </table:table-row>
        <table:table-row table:style-name="ro1">
          <table:table-cell office:value-type="string">
            <text:p>G-Taste～森村 <text:s/>奈奈～</text:p>
          </table:table-cell>
          <table:table-cell office:value-type="string">
            <text:p>G-Taste～森村 奈々～</text:p>
          </table:table-cell>
          <table:table-cell office:value-type="string">
            <text:p>G-Taste 2</text:p>
          </table:table-cell>
          <table:table-cell table:number-columns-repeated="2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green-bunny.com/catalog/backup/g_taste/g2_morimura.html" xlink:type="simple">GREEN BUNNY</text:a></text:span></text:p>
          </table:table-cell>
          <table:table-cell table:number-columns-repeated="1017"/>
        </table:table-row>
        <table:table-row table:style-name="ro1">
          <table:table-cell table:number-columns-repeated="2" office:value-type="string">
            <text:p>G-Taste～瀨能 <text:s/>明日香～</text:p>
          </table:table-cell>
          <table:table-cell office:value-type="string">
            <text:p>G-Taste 6</text:p>
          </table:table-cell>
          <table:table-cell table:number-columns-repeated="2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green-bunny.com/new/g-tas/senou_main.html" xlink:type="simple">GREEN BUNNY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GUY（ガイ）(共2話)</text:p>
          </table:table-cell>
          <table:table-cell office:value-type="string">
            <text:p>GUY（ガイ）</text:p>
          </table:table-cell>
          <table:table-cell table:number-columns-repeated="3"/>
          <table:table-cell table:style-name="ce2" office:value-type="string">
            <text:p><text:span text:style-name="T5"><text:a xlink:href="http://www.bonnou108.jp/am/am3/306-OTHERS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Handle with Care <text:s/>STAGE1「歌姫的鼓動」</text:p>
          </table:table-cell>
          <table:table-cell office:value-type="string">
            <text:p>ハンドル ウイズ ケア STAGE1「歌姫の鼓動」</text:p>
          </table:table-cell>
          <table:table-cell office:value-type="string">
            <text:p>Handle with Care 1</text:p>
          </table:table-cell>
          <table:table-cell table:number-columns-repeated="2"/>
          <table:table-cell table:style-name="ce2" office:value-type="string">
            <text:p><text:span text:style-name="T5"><text:a xlink:href="http://www.bonnou108.jp/am/am11/1103-handle.htm" xlink:type="simple">animeros</text:a></text:span></text:p>
          </table:table-cell>
          <table:table-cell table:style-name="ce11" office:value-type="string">
            <text:p><text:span text:style-name="T5"><text:a xlink:href="http://www.milky-anime.com/04/handle/handle.html" xlink:type="simple">milky</text:a></text:span></text:p>
          </table:table-cell>
          <table:table-cell table:number-columns-repeated="1017"/>
        </table:table-row>
        <table:table-row table:style-name="ro1">
          <table:table-cell table:number-columns-repeated="3" office:value-type="string">
            <text:p>Hi.Me.Go.To</text:p>
          </table:table-cell>
          <table:table-cell table:number-columns-repeated="2"/>
          <table:table-cell table:style-name="ce2" office:value-type="string">
            <text:p><text:span text:style-name="T5"><text:a xlink:href="http://www.bonnou108.jp/am/am13/1301-OTHERS.htm" xlink:type="simple">animeros</text:a></text:span></text:p>
          </table:table-cell>
          <table:table-cell table:style-name="ce11" office:value-type="string">
            <text:p><text:span text:style-name="T5"><text:a xlink:href="http://www.pinkpineapple.co.jp/himegoto/himegoto.html" xlink:type="simple">PinkPineapple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IZUMO 1 <text:s/>藍之勾玉 (出雲 1)</text:p>
          </table:table-cell>
          <table:table-cell office:value-type="string">
            <text:p>IZUMO 一丿巻 藍の勾玉</text:p>
          </table:table-cell>
          <table:table-cell office:value-type="string">
            <text:p>IZUMO 1</text:p>
          </table:table-cell>
          <table:table-cell/>
          <table:table-cell table:style-name="ce6" office:value-type="string">
            <text:p>2003/01/25<text:span text:style-name="T8"> new~</text:span></text:p>
          </table:table-cell>
          <table:table-cell table:style-name="ce2" office:value-type="string">
            <text:p><text:span text:style-name="T5"><text:a xlink:href="http://www.bonnou108.jp/am/am2/203-izumo.htm" xlink:type="simple">animeros</text:a></text:span></text:p>
          </table:table-cell>
          <table:table-cell table:style-name="ce11" office:value-type="string">
            <text:p><text:span text:style-name="T5"><text:a xlink:href="http://www.milky-anime.com/04/izumo/izumo.html" xlink:type="simple">milky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IZUMO 2 <text:s/>朱之殉情 (出雲 1)</text:p>
          </table:table-cell>
          <table:table-cell office:value-type="string">
            <text:p>IZUMO 二丿巻 朱の殉情</text:p>
          </table:table-cell>
          <table:table-cell office:value-type="string">
            <text:p>IZUMO 2</text:p>
          </table:table-cell>
          <table:table-cell/>
          <table:table-cell table:style-name="ce5" office:value-type="string">
            <text:p>2003/05/25 <text:span text:style-name="T8">new~</text:span></text:p>
          </table:table-cell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milky-anime.com/04/izumo/izumo-2.html" xlink:type="simple">milky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IZUMO 3～琥珀的追憶</text:p>
          </table:table-cell>
          <table:table-cell office:value-type="string">
            <text:p>IZUMO <text:s/>三丿巻 琥珀の追憶</text:p>
          </table:table-cell>
          <table:table-cell office:value-type="string">
            <text:p>IZUMO 3</text:p>
          </table:table-cell>
          <table:table-cell/>
          <table:table-cell office:value-type="string">
            <text:p>2003/08/25 <text:span text:style-name="T8">new~</text:span></text:p>
          </table:table-cell>
          <table:table-cell table:style-name="ce6"/>
          <table:table-cell table:style-name="ce11" office:value-type="string">
            <text:p><text:span text:style-name="T5"><text:a xlink:href="http://www.milky-anime.com/04/izumo/izumo-3.html" xlink:type="simple">milky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JUN 天使</text:p>
          </table:table-cell>
          <table:table-cell office:value-type="string">
            <text:p>JUN 天使のはばたき</text:p>
          </table:table-cell>
          <table:table-cell office:value-type="string">
            <text:p>JUN</text:p>
          </table:table-cell>
          <table:table-cell table:number-columns-repeated="2"/>
          <table:table-cell table:style-name="ce2" office:value-type="string">
            <text:p><text:span text:style-name="T5"><text:a xlink:href="http://www.bonnou108.jp/am/am7/706-OTHERS.htm" xlink:type="simple">animeros</text:a></text:span></text:p>
          </table:table-cell>
          <table:table-cell table:style-name="ce11"/>
          <table:table-cell table:number-columns-repeated="1017"/>
        </table:table-row>
        <table:table-row table:style-name="ro1">
          <table:table-cell office:value-type="string">
            <text:p>KAMILA 1</text:p>
          </table:table-cell>
          <table:table-cell office:value-type="string">
            <text:p>KAMILA (カミイラ) 1</text:p>
          </table:table-cell>
          <table:table-cell office:value-type="string">
            <text:p>Kamyla 1</text:p>
          </table:table-cell>
          <table:table-cell table:number-columns-repeated="2"/>
          <table:table-cell table:style-name="ce2" office:value-type="string">
            <text:p><text:span text:style-name="T5"><text:a xlink:href="http://www.bonnou108.jp/am/am3/305-kamyla.htm" xlink:type="simple">animeros</text:a></text:span></text:p>
          </table:table-cell>
          <table:table-cell table:style-name="ce11" office:value-type="string">
            <text:p><text:span text:style-name="T5"><text:a xlink:href="http://www.five-w.com/wr/fw0169/fw0169.html" xlink:type="simple">Five Ways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KAMILA 2</text:p>
          </table:table-cell>
          <table:table-cell office:value-type="string">
            <text:p>KAMILA (カミイラ) 2</text:p>
          </table:table-cell>
          <table:table-cell office:value-type="string">
            <text:p>Kamyla 2</text:p>
          </table:table-cell>
          <table:table-cell table:number-columns-repeated="2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five-w.com/wr/fw0194/fw0194.html" xlink:type="simple">Five Ways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KAMILA 3</text:p>
          </table:table-cell>
          <table:table-cell office:value-type="string">
            <text:p>KAMILA (カミイラ) 3</text:p>
          </table:table-cell>
          <table:table-cell office:value-type="string">
            <text:p>Kamyla 3</text:p>
          </table:table-cell>
          <table:table-cell table:number-columns-repeated="2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five-w.com/wr/fw0207/fw0207.html" xlink:type="simple">Five Ways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KAREN </text:p>
          </table:table-cell>
          <table:table-cell office:value-type="string">
            <text:p>KAREN(カレン)</text:p>
          </table:table-cell>
          <table:table-cell table:style-name="ce3" office:value-type="string">
            <text:p>Karen</text:p>
          </table:table-cell>
          <table:table-cell table:style-name="ce3" office:value-type="string">
            <text:p>カレン=橫征暴斂</text:p>
          </table:table-cell>
          <table:table-cell/>
          <table:table-cell table:style-name="ce2" office:value-type="string">
            <text:p><text:span text:style-name="T5"><text:a xlink:href="http://www.bonnou108.jp/am/am7/705-FIVE.htm" xlink:type="simple">animeros</text:a></text:span></text:p>
          </table:table-cell>
          <table:table-cell table:style-name="ce11" office:value-type="string">
            <text:p><text:span text:style-name="T5"><text:a xlink:href="http://www.five-w.com/wr/fw0183/fw0183.html" xlink:type="simple">Five Ways</text:a></text:span></text:p>
          </table:table-cell>
          <table:table-cell table:number-columns-repeated="1017"/>
        </table:table-row>
        <table:table-row table:style-name="ro1">
          <table:table-cell table:number-columns-repeated="2" office:value-type="string">
            <text:p>KISS 第1章</text:p>
          </table:table-cell>
          <table:table-cell office:value-type="string">
            <text:p>Heat for All Seasons 1</text:p>
          </table:table-cell>
          <table:table-cell table:number-columns-repeated="2"/>
          <table:table-cell table:style-name="ce11" office:value-type="string">
            <text:p><text:span text:style-name="T5"><text:a xlink:href="http://www.bonnou108.jp/am/am4/402-VANILLA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 table:number-columns-repeated="2" office:value-type="string">
            <text:p>KISS 第2章</text:p>
          </table:table-cell>
          <table:table-cell office:value-type="string">
            <text:p>Heat for All Seasons 2</text:p>
          </table:table-cell>
          <table:table-cell table:number-columns-repeated="2"/>
          <table:table-cell office:value-type="string">
            <text:p>animeros</text:p>
          </table:table-cell>
          <table:table-cell table:style-name="ce3"/>
          <table:table-cell table:number-columns-repeated="1017"/>
        </table:table-row>
        <table:table-row table:style-name="ro1">
          <table:table-cell table:number-columns-repeated="2" office:value-type="string">
            <text:p>KISS 第3章</text:p>
          </table:table-cell>
          <table:table-cell office:value-type="string">
            <text:p>Heat for All Seasons 3</text:p>
          </table:table-cell>
          <table:table-cell table:number-columns-repeated="2"/>
          <table:table-cell office:value-type="string">
            <text:p>animeros</text:p>
          </table:table-cell>
          <table:table-cell table:style-name="ce3"/>
          <table:table-cell table:number-columns-repeated="1017"/>
        </table:table-row>
        <table:table-row table:style-name="ro1">
          <table:table-cell table:number-columns-repeated="2" office:value-type="string">
            <text:p>KIZUNA（絆）1</text:p>
          </table:table-cell>
          <table:table-cell office:value-type="string">
            <text:p>KIZUNA 1</text:p>
          </table:table-cell>
          <table:table-cell/>
          <table:table-cell office:value-type="string">
            <text:p>(女性向作品)</text:p>
          </table:table-cell>
          <table:table-cell table:style-name="ce2" office:value-type="string">
            <text:p><text:span text:style-name="T5"><text:a xlink:href="http://www.bonnou108.jp/am/am12/2001-dds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 table:number-columns-repeated="2" office:value-type="string">
            <text:p>KIZUNA（絆）2</text:p>
          </table:table-cell>
          <table:table-cell office:value-type="string">
            <text:p>KIZUNA 2</text:p>
          </table:table-cell>
          <table:table-cell/>
          <table:table-cell table:style-name="ce5" office:value-type="string">
            <text:p>2003/06/12 <text:span text:style-name="T8">new~</text:span></text:p>
          </table:table-cell>
          <table:table-cell office:value-type="string">
            <text:p>animeros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Leather Man 1</text:p>
          </table:table-cell>
          <table:table-cell office:value-type="string">
            <text:p>レザーマン 1</text:p>
          </table:table-cell>
          <table:table-cell office:value-type="string">
            <text:p>Leatherman Vol.1</text:p>
          </table:table-cell>
          <table:table-cell table:number-columns-repeated="2"/>
          <table:table-cell table:style-name="ce2" office:value-type="string">
            <text:p><text:span text:style-name="T5"><text:a xlink:href="http://www.bonnou108.jp/am/am11/1105-leather.htm" xlink:type="simple">animeros</text:a></text:span></text:p>
          </table:table-cell>
          <table:table-cell table:style-name="ce11" office:value-type="string">
            <text:p><text:span text:style-name="T5"><text:a xlink:href="http://www.five-w.com/bm/fw0173/fw0173.html" xlink:type="simple">Five Ways</text:a></text:span></text:p>
          </table:table-cell>
          <table:table-cell table:style-name="ce3"/>
          <table:table-cell table:number-columns-repeated="1016"/>
        </table:table-row>
        <table:table-row table:style-name="ro1">
          <table:table-cell office:value-type="string">
            <text:p>Leather Man 2</text:p>
          </table:table-cell>
          <table:table-cell office:value-type="string">
            <text:p>レザーマン 2</text:p>
          </table:table-cell>
          <table:table-cell office:value-type="string">
            <text:p>Leatherman Vol.2</text:p>
          </table:table-cell>
          <table:table-cell table:number-columns-repeated="2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five-w.com/bm/fw0182/fw0182.html" xlink:type="simple">Five Ways</text:a></text:span></text:p>
          </table:table-cell>
          <table:table-cell table:style-name="ce3"/>
          <table:table-cell table:number-columns-repeated="1016"/>
        </table:table-row>
        <table:table-row table:style-name="ro1">
          <table:table-cell office:value-type="string">
            <text:p>Leather Man 3</text:p>
          </table:table-cell>
          <table:table-cell office:value-type="string">
            <text:p>レザーマン 3</text:p>
          </table:table-cell>
          <table:table-cell office:value-type="string">
            <text:p>Leatherman Vol.3</text:p>
          </table:table-cell>
          <table:table-cell table:number-columns-repeated="2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five-w.com/bm/fw0193/fw0193.html" xlink:type="simple">Five Ways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Leather Man 4</text:p>
          </table:table-cell>
          <table:table-cell office:value-type="string">
            <text:p>レザーマン 4</text:p>
          </table:table-cell>
          <table:table-cell office:value-type="string">
            <text:p>Leatherman Vol.4</text:p>
          </table:table-cell>
          <table:table-cell table:number-columns-repeated="2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five-w.com/bm/fw0196/fw0196.html" xlink:type="simple">Five Ways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Leather Man 5 (完結編)</text:p>
          </table:table-cell>
          <table:table-cell office:value-type="string">
            <text:p>レザーマン 5</text:p>
          </table:table-cell>
          <table:table-cell office:value-type="string">
            <text:p>Leatherman Vol.5</text:p>
          </table:table-cell>
          <table:table-cell/>
          <table:table-cell table:style-name="ce6" office:value-type="date" office:date-value="2002-10-18">
            <text:p>2002/10/18</text:p>
          </table:table-cell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five-w.com/bm/fw0212/fw0212.html" xlink:type="simple">Five Ways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Lingeries Office 1</text:p>
          </table:table-cell>
          <table:table-cell office:value-type="string">
            <text:p>Lingeries Office ランジェリーズ 1</text:p>
          </table:table-cell>
          <table:table-cell office:value-type="string">
            <text:p>Lingeries Office 1</text:p>
          </table:table-cell>
          <table:table-cell/>
          <table:table-cell office:value-type="string">
            <text:p>2003/07/24 <text:span text:style-name="T8">new~</text:span></text:p>
          </table:table-cell>
          <table:table-cell/>
          <table:table-cell table:style-name="ce11" office:value-type="string">
            <text:p><text:span text:style-name="T5"><text:a xlink:href="http://www.green-bunny.com/new/lingeries/office1/main.html" xlink:type="simple">GREEN BUNNY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LOVE LOVE 警察</text:p>
          </table:table-cell>
          <table:table-cell office:value-type="string">
            <text:p>LOVE LOVE ポリス（らぶらぶポリス）</text:p>
          </table:table-cell>
          <table:table-cell table:number-columns-repeated="2"/>
          <table:table-cell table:style-name="ce5" office:value-type="string">
            <text:p>2003/06/06 <text:span text:style-name="T8">new~</text:span></text:p>
          </table:table-cell>
          <table:table-cell table:style-name="ce2" office:value-type="string">
            <text:p><text:span text:style-name="T5"><text:a xlink:href="http://www.bonnou108.jp/am/am3/306-OTHERS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Love Machine 娼婦23號~前篇</text:p>
          </table:table-cell>
          <table:table-cell office:value-type="string">
            <text:p>ラブマシン <text:s/>アニマイド娼婦23号 前編</text:p>
          </table:table-cell>
          <table:table-cell office:value-type="string">
            <text:p>Love Machine 1</text:p>
          </table:table-cell>
          <table:table-cell/>
          <table:table-cell table:style-name="ce6" office:value-type="date" office:date-value="2002-05-03">
            <text:p>2002/05/03</text:p>
          </table:table-cell>
          <table:table-cell table:style-name="ce2" office:value-type="string">
            <text:p><text:span text:style-name="T5"><text:a xlink:href="http://www.bonnou108.jp/am/am3/301-GB.htm" xlink:type="simple">animeros</text:a></text:span></text:p>
          </table:table-cell>
          <table:table-cell table:style-name="ce11" office:value-type="string">
            <text:p><text:span text:style-name="T5"><text:a xlink:href="http://www.green-bunny.com/catalog/backup/lovemachine1.html" xlink:type="simple">GREEN BUNNY</text:a></text:span></text:p>
          </table:table-cell>
          <table:table-cell table:style-name="ce11" office:value-type="string">
            <text:p><text:span text:style-name="T5"><text:a xlink:href="http://www.onlyhearts.co.jp/caress/mint/MINV1007/index.html" xlink:type="simple">Mint house</text:a></text:span></text:p>
          </table:table-cell>
          <table:table-cell table:number-columns-repeated="1016"/>
        </table:table-row>
        <table:table-row table:style-name="ro1">
          <table:table-cell office:value-type="string">
            <text:p>Love Machine 娼婦23號~後篇</text:p>
          </table:table-cell>
          <table:table-cell office:value-type="string">
            <text:p>ラブマシン <text:s/>アニマイド娼婦23号 後編</text:p>
          </table:table-cell>
          <table:table-cell office:value-type="string">
            <text:p>Love Machine 2</text:p>
          </table:table-cell>
          <table:table-cell/>
          <table:table-cell table:style-name="ce6" office:value-type="date" office:date-value="2002-06-07">
            <text:p>2002/06/07</text:p>
          </table:table-cell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green-bunny.com/catalog/backup/lovemachine2.html" xlink:type="simple">GREEN BUNNY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luv wave 1［The 1st process 連接］</text:p>
          </table:table-cell>
          <table:table-cell office:value-type="string">
            <text:p>luv wave 1［The 1st process コネクト］</text:p>
          </table:table-cell>
          <table:table-cell office:value-type="string">
            <text:p>luv wave The 1st process "connect"</text:p>
          </table:table-cell>
          <table:table-cell/>
          <table:table-cell table:style-name="ce6" office:value-type="date" office:date-value="2000-03-24">
            <text:p>2000/03/24</text:p>
          </table:table-cell>
          <table:table-cell table:style-name="ce11" office:value-type="string">
            <text:p><text:span text:style-name="T5"><text:a xlink:href="http://www.bonnou108.jp/am/am3/304-luvwave.htm" xlink:type="simple">animeros</text:a></text:span></text:p>
          </table:table-cell>
          <table:table-cell table:style-name="ce12" office:value-type="string">
            <text:p>PinkPineapple</text:p>
          </table:table-cell>
          <table:table-cell table:number-columns-repeated="1017"/>
        </table:table-row>
        <table:table-row table:style-name="ro1">
          <table:table-cell office:value-type="string">
            <text:p>luv wave 2［The 2nd process 協定］</text:p>
          </table:table-cell>
          <table:table-cell office:value-type="string">
            <text:p>luv wave 2［The 2nd process プロトコル］</text:p>
          </table:table-cell>
          <table:table-cell office:value-type="string">
            <text:p>luv wave The 2nd process "protocol"</text:p>
          </table:table-cell>
          <table:table-cell/>
          <table:table-cell table:style-name="ce6" office:value-type="date" office:date-value="2000-07-28">
            <text:p>2000/07/28</text:p>
          </table:table-cell>
          <table:table-cell table:style-name="ce3" office:value-type="string">
            <text:p>animeros</text:p>
          </table:table-cell>
          <table:table-cell table:style-name="ce12" office:value-type="string">
            <text:p>PinkPineapple</text:p>
          </table:table-cell>
          <table:table-cell table:number-columns-repeated="1017"/>
        </table:table-row>
        <table:table-row table:style-name="ro1">
          <table:table-cell office:value-type="string">
            <text:p>luv wave 3［The 3rd process 核心］</text:p>
          </table:table-cell>
          <table:table-cell office:value-type="string">
            <text:p>luv wave 3［The 3rd process ネクロス］</text:p>
          </table:table-cell>
          <table:table-cell office:value-type="string">
            <text:p>luv wave The 3rd process "nucleus"</text:p>
          </table:table-cell>
          <table:table-cell/>
          <table:table-cell table:style-name="ce6" office:value-type="date" office:date-value="2000-10-27">
            <text:p>2000/10/27</text:p>
          </table:table-cell>
          <table:table-cell table:style-name="ce3" office:value-type="string">
            <text:p>animeros</text:p>
          </table:table-cell>
          <table:table-cell table:style-name="ce11" office:value-type="string">
            <text:p><text:span text:style-name="T5"><text:a xlink:href="http://www.pinkpineapple.co.jp/luvwave/luvwave.html" xlink:type="simple">PinkPineapple</text:a></text:span></text:p>
          </table:table-cell>
          <table:table-cell table:number-columns-repeated="1017"/>
        </table:table-row>
        <table:table-row table:style-name="ro1">
          <table:table-cell table:number-columns-repeated="2" office:value-type="string">
            <text:p>Maid in Dream 第一話</text:p>
          </table:table-cell>
          <table:table-cell office:value-type="string">
            <text:p>Maid in Dream 1</text:p>
          </table:table-cell>
          <table:table-cell/>
          <table:table-cell table:style-name="ce6" office:value-type="string">
            <text:p>2003/07/25 <text:span text:style-name="T8">new~</text:span></text:p>
          </table:table-cell>
          <table:table-cell table:style-name="ce2" office:value-type="string">
            <text:p><text:span text:style-name="T5"><text:a xlink:href="http://www.bonnou108.jp/am/am6/608-maids.htm" xlink:type="simple">animeros</text:a></text:span></text:p>
          </table:table-cell>
          <table:table-cell table:style-name="ce11" office:value-type="string">
            <text:p><text:span text:style-name="T5"><text:a xlink:href="http://www.l-heart.ne.jp/maid/index.html" xlink:type="simple">れもんはーと</text:a></text:span></text:p>
          </table:table-cell>
          <table:table-cell table:number-columns-repeated="1017"/>
        </table:table-row>
        <table:table-row table:style-name="ro1">
          <table:table-cell table:number-columns-repeated="2" office:value-type="string">
            <text:p>MEM~被玷污的純潔~1 "白衣之鬼畜"</text:p>
          </table:table-cell>
          <table:table-cell office:value-type="string">
            <text:p>MEM 1</text:p>
          </table:table-cell>
          <table:table-cell table:number-columns-repeated="2"/>
          <table:table-cell table:style-name="ce11" office:value-type="string">
            <text:p><text:span text:style-name="T5"><text:a xlink:href="http://www.bonnou108.jp/am/am6/604-PINK.htm" xlink:type="simple">animeros</text:a></text:span></text:p>
          </table:table-cell>
          <table:table-cell table:style-name="ce11" office:value-type="string">
            <text:p><text:span text:style-name="T5"><text:a xlink:href="http://www.pinkpineapple.co.jp/mem/1/mem1.html" xlink:type="simple">PinkPineapple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MEM~被玷污的純潔~2 </text:p>
          </table:table-cell>
          <table:table-cell office:value-type="string">
            <text:p>MEM~被玷污的純潔~2 "破花はかなき命"</text:p>
          </table:table-cell>
          <table:table-cell office:value-type="string">
            <text:p>MEM 2</text:p>
          </table:table-cell>
          <table:table-cell table:number-columns-repeated="2"/>
          <table:table-cell table:style-name="ce3" office:value-type="string">
            <text:p>animeros</text:p>
          </table:table-cell>
          <table:table-cell table:style-name="ce11" office:value-type="string">
            <text:p><text:span text:style-name="T5"><text:a xlink:href="http://www.pinkpineapple.co.jp/mem/2/mem2.html" xlink:type="simple">PinkPineapple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Mezzo Forte 1 (獵殺次前線)</text:p>
          </table:table-cell>
          <table:table-cell office:value-type="string">
            <text:p>メゾフォルテ <text:s/>VOL.1</text:p>
          </table:table-cell>
          <table:table-cell office:value-type="string">
            <text:p>Mezzo Forte 1</text:p>
          </table:table-cell>
          <table:table-cell table:number-columns-repeated="2"/>
          <table:table-cell table:style-name="ce11" office:value-type="string">
            <text:p><text:span text:style-name="T5"><text:a xlink:href="http://www.bonnou108.jp/am/am5/501-umezu.htm" xlink:type="simple">animeros</text:a></text:span></text:p>
          </table:table-cell>
          <table:table-cell table:style-name="ce11" office:value-type="string">
            <text:p><text:span text:style-name="T5"><text:a xlink:href="http://www.green-bunny.com/catalog/mezo/mezzo1.html" xlink:type="simple">GREEN BUNNY</text:a></text:span></text:p>
          </table:table-cell>
          <table:table-cell table:style-name="ce3"/>
          <table:table-cell table:number-columns-repeated="1016"/>
        </table:table-row>
        <table:table-row table:style-name="ro1">
          <table:table-cell office:value-type="string">
            <text:p>Mezzo Forte 2</text:p>
          </table:table-cell>
          <table:table-cell/>
          <table:table-cell office:value-type="string">
            <text:p>Mezzo Forte 2</text:p>
          </table:table-cell>
          <table:table-cell table:number-columns-repeated="2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green-bunny.com/catalog/mezo/mezzo2.html" xlink:type="simple">GREEN BUNNY</text:a></text:span></text:p>
          </table:table-cell>
          <table:table-cell table:style-name="ce2" office:value-type="string">
            <office:annotation draw:style-name="gr1" draw:text-style-name="P1" svg:width="3.19cm" svg:height="2.09cm" svg:x="27.034cm" svg:y="64.294cm" draw:caption-point-x="0.114cm" draw:caption-point-y="-15.813cm">
              <dc:date>2013-08-01T00:00:00</dc:date>
              <text:p text:style-name="P1"><text:span text:style-name="T1">http://www.a-rms.co.jp/f_article/0106/mezzo/index.html</text:span></text:p>
              <text:p text:style-name="P1"><text:span text:style-name="T2"/></text:p>
            </office:annotation>
            <text:p><text:span text:style-name="T5"><text:a xlink:href="http://www.a-rms.co.jp/f_article/0105/mezzo/index.html" xlink:type="simple">arms</text:a></text:span></text:p>
          </table:table-cell>
          <table:table-cell table:number-columns-repeated="1016"/>
        </table:table-row>
        <table:table-row table:style-name="ro1">
          <table:table-cell office:value-type="string">
            <text:p>Mi.da.ra~Screen 1~ </text:p>
          </table:table-cell>
          <table:table-cell office:value-type="string">
            <text:p>Mi.da.ra~Screen 1~ お兄ちゃんは何を望むの？</text:p>
          </table:table-cell>
          <table:table-cell office:value-type="string">
            <text:p>Mi.da.ra 1</text:p>
          </table:table-cell>
          <table:table-cell table:number-columns-repeated="2"/>
          <table:table-cell table:style-name="ce2" office:value-type="string">
            <text:p><text:span text:style-name="T5"><text:a xlink:href="http://www.bonnou108.jp/am/am2/203-midara.htm" xlink:type="simple">animeros</text:a></text:span></text:p>
          </table:table-cell>
          <table:table-cell table:style-name="ce11" office:value-type="string">
            <text:p><text:span text:style-name="T5"><text:a xlink:href="http://www.milky-anime.com/04/midara/midara.html" xlink:type="simple">milky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Mi.da.ra~Screen 2~</text:p>
          </table:table-cell>
          <table:table-cell office:value-type="string">
            <text:p>Mi.da.ra~Screen 2~お兄ちゃん、ア・ゲ・ル </text:p>
          </table:table-cell>
          <table:table-cell office:value-type="string">
            <text:p>Mi.da.ra 2</text:p>
          </table:table-cell>
          <table:table-cell table:number-columns-repeated="2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milky-anime.com/04/midara/midara-2.html" xlink:type="simple">milky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Mi.da.ra~Screen 3~</text:p>
          </table:table-cell>
          <table:table-cell office:value-type="string">
            <text:p>Mi.da.ra~Screen 3~お兄ちゃん、恥ずかしい …</text:p>
          </table:table-cell>
          <table:table-cell office:value-type="string">
            <text:p>Mi.da.ra 3</text:p>
          </table:table-cell>
          <table:table-cell table:number-columns-repeated="2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milky-anime.com/04/midara/midara-3.html" xlink:type="simple">milky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Milkyway 1</text:p>
          </table:table-cell>
          <table:table-cell office:value-type="string">
            <text:p>Milkyway その1~浮気してもええよ</text:p>
          </table:table-cell>
          <table:table-cell office:value-type="string">
            <text:p>Milkyway 1</text:p>
          </table:table-cell>
          <table:table-cell office:value-type="string">
            <text:p>遊戲ova化</text:p>
          </table:table-cell>
          <table:table-cell office:value-type="string">
            <text:p>2003/06/25 <text:span text:style-name="T8">new~</text:span></text:p>
          </table:table-cell>
          <table:table-cell table:style-name="ce2" office:value-type="string">
            <text:p><text:span text:style-name="T5"><text:a xlink:href="http://www.bonnou108.jp/am/am4/403-milkyway.htm" xlink:type="simple">animeros</text:a></text:span></text:p>
          </table:table-cell>
          <table:table-cell table:style-name="ce11" office:value-type="string">
            <text:p><text:span text:style-name="T5"><text:a xlink:href="http://www.l-heart.ne.jp/milkyway/news.html" xlink:type="simple">れもんはーと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Milkyway 2</text:p>
          </table:table-cell>
          <table:table-cell office:value-type="string">
            <text:p>Milkyway その2~浮気してもええよ</text:p>
          </table:table-cell>
          <table:table-cell office:value-type="string">
            <text:p>Milkyway 2</text:p>
          </table:table-cell>
          <table:table-cell/>
          <table:table-cell office:value-type="string">
            <text:p>2003/08/25 <text:span text:style-name="T8">new~</text:span></text:p>
          </table:table-cell>
          <table:table-cell table:style-name="ce2"/>
          <table:table-cell table:style-name="ce11" office:value-type="string">
            <text:p><text:span text:style-name="T5"><text:a xlink:href="http://www.l-heart.ne.jp/milkyway/news.html" xlink:type="simple">れもんはーと</text:a></text:span></text:p>
          </table:table-cell>
          <table:table-cell table:number-columns-repeated="1017"/>
        </table:table-row>
        <table:table-row table:style-name="ro1">
          <table:table-cell table:number-columns-repeated="2" office:value-type="string">
            <text:p>Momone 桃音</text:p>
          </table:table-cell>
          <table:table-cell office:value-type="string">
            <text:p>Twisted Tales of Tokyo 2(Secret Anima Series~The Naught Professor)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1">
          <table:table-cell table:number-columns-repeated="3" office:value-type="string">
            <text:p>My Life As .. Stage.1 A Chicken</text:p>
          </table:table-cell>
          <table:table-cell table:number-columns-repeated="2"/>
          <table:table-cell table:style-name="ce2" office:value-type="string">
            <text:p><text:span text:style-name="T5"><text:a xlink:href="http://www.bonnou108.jp/am/am6/605-FIVE.htm" xlink:type="simple">animeros</text:a></text:span></text:p>
          </table:table-cell>
          <table:table-cell table:style-name="ce11" office:value-type="string">
            <text:p><text:span text:style-name="T5"><text:a xlink:href="http://www.five-w.com/wr/fw0108/fw0108.html" xlink:type="simple">Five Ways</text:a></text:span></text:p>
          </table:table-cell>
          <table:table-cell table:number-columns-repeated="1017"/>
        </table:table-row>
        <table:table-row table:style-name="ro1">
          <table:table-cell table:number-columns-repeated="2" office:value-type="string">
            <text:p>My舞 1</text:p>
          </table:table-cell>
          <table:table-cell office:value-type="string">
            <text:p>My My Mai 1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1">
          <table:table-cell table:number-columns-repeated="2" office:value-type="string">
            <text:p>My舞 2</text:p>
          </table:table-cell>
          <table:table-cell office:value-type="string">
            <text:p>My My Mai 2~Make Me Wanna Be With You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1">
          <table:table-cell office:value-type="string">
            <text:p>Natural 1-1</text:p>
          </table:table-cell>
          <table:table-cell office:value-type="string">
            <text:p>ナチュラルvol.１ 「心ひかれて」</text:p>
          </table:table-cell>
          <table:table-cell office:value-type="string">
            <text:p>Natural 1-1 (Teacher's Pet 1)</text:p>
          </table:table-cell>
          <table:table-cell table:number-columns-repeated="2"/>
          <table:table-cell table:style-name="ce2" office:value-type="string">
            <text:p><text:span text:style-name="T5"><text:a xlink:href="http://www.bonnou108.jp/am/am4/401-natural.htm" xlink:type="simple">animeros</text:a></text:span></text:p>
          </table:table-cell>
          <table:table-cell table:style-name="ce11" office:value-type="string">
            <text:p><text:span text:style-name="T5"><text:a xlink:href="http://www.green-bunny.com/catalog/natural/natural1.html" xlink:type="simple">GREEN BUNNY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Natural 1-2</text:p>
          </table:table-cell>
          <table:table-cell office:value-type="string">
            <text:p>ナチュラルvol.２ 「ひとつに溶けて」</text:p>
          </table:table-cell>
          <table:table-cell office:value-type="string">
            <text:p>Natural 1-2 (Teacher's Pet 2)</text:p>
          </table:table-cell>
          <table:table-cell table:number-columns-repeated="2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green-bunny.com/catalog/natural/natural2.html" xlink:type="simple">GREEN BUNNY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Natural 2~DUO~第1話~千紗都</text:p>
          </table:table-cell>
          <table:table-cell office:value-type="string">
            <text:p>ナチュラル2 DUO　第一話「千紗都」</text:p>
          </table:table-cell>
          <table:table-cell office:value-type="string">
            <text:p>Natural 2~DUO~1~CHI-SA-TO~</text:p>
          </table:table-cell>
          <table:table-cell office:value-type="string">
            <text:p>ナチュラル=自然的</text:p>
          </table:table-cell>
          <table:table-cell/>
          <table:table-cell table:style-name="ce2" office:value-type="string">
            <text:p><text:span text:style-name="T5"><text:a xlink:href="http://www.bonnou108.jp/am/am4/401-natural.htm" xlink:type="simple">animeros</text:a></text:span></text:p>
          </table:table-cell>
          <table:table-cell table:style-name="ce11" office:value-type="string">
            <text:p><text:span text:style-name="T5"><text:a xlink:href="http://www.green-bunny.com/catalog/natural/natural2duo_chisato.html" xlink:type="simple">GREEN BUNNY</text:a></text:span></text:p>
          </table:table-cell>
          <table:table-cell table:style-name="ce2" office:value-type="string">
            <text:p><text:span text:style-name="T5"><text:a xlink:href="http://www.a-rms.co.jp/f_article/0111/natural2/index.html" xlink:type="simple">arms</text:a></text:span></text:p>
          </table:table-cell>
          <table:table-cell table:number-columns-repeated="1016"/>
        </table:table-row>
        <table:table-row table:style-name="ro1">
          <table:table-cell office:value-type="string">
            <text:p>Natural 2~DUO~第2話~空</text:p>
          </table:table-cell>
          <table:table-cell office:value-type="string">
            <text:p>ナチュラル2-DUO　第二話「空」</text:p>
          </table:table-cell>
          <table:table-cell office:value-type="string">
            <text:p>Natural 2~DUO~2~KUU</text:p>
          </table:table-cell>
          <table:table-cell table:number-columns-repeated="2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green-bunny.com/catalog/natural/natural2duo_kuu.html" xlink:type="simple">GREEN BUNNY</text:a></text:span></text:p>
          </table:table-cell>
          <table:table-cell table:style-name="ce2" office:value-type="string">
            <text:p><text:span text:style-name="T5"><text:a xlink:href="http://www.a-rms.co.jp/f_article/0202/natural2/index.html" xlink:type="simple">arms</text:a></text:span></text:p>
          </table:table-cell>
          <table:table-cell table:number-columns-repeated="1016"/>
        </table:table-row>
        <table:table-row table:style-name="ro1">
          <table:table-cell office:value-type="string">
            <text:p>Natural 2~DUO~第3話~久美子</text:p>
          </table:table-cell>
          <table:table-cell office:value-type="string">
            <text:p>ナチュラル2-DUO　第三話「久美子」</text:p>
          </table:table-cell>
          <table:table-cell office:value-type="string">
            <text:p>Natural 2~DUO~3~KU-MI-KO</text:p>
          </table:table-cell>
          <table:table-cell table:number-columns-repeated="2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green-bunny.com/new/natural2/natural2_kumiko.html" xlink:type="simple">GREEN BUNNY</text:a></text:span></text:p>
          </table:table-cell>
          <table:table-cell table:style-name="ce2" office:value-type="string">
            <text:p><text:span text:style-name="T5"><text:a xlink:href="http://www.a-rms.co.jp/f_article/0207/natural2/index.html" xlink:type="simple">arms</text:a></text:span></text:p>
          </table:table-cell>
          <table:table-cell table:number-columns-repeated="1016"/>
        </table:table-row>
        <table:table-row table:style-name="ro1">
          <table:table-cell office:value-type="string">
            <text:p>Natural 2~DUO~第4話~日奈美</text:p>
          </table:table-cell>
          <table:table-cell office:value-type="string">
            <text:p>ナチュラル2-DUO　第四話「日奈美」</text:p>
          </table:table-cell>
          <table:table-cell office:value-type="string">
            <text:p>Natural 2~DUO~4~HI.NA.MI</text:p>
          </table:table-cell>
          <table:table-cell/>
          <table:table-cell office:value-type="string">
            <text:p>2003/07/24 <text:span text:style-name="T8">new~</text:span></text:p>
          </table:table-cell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green-bunny.com/new/natural2/natural2_hinami.html" xlink:type="simple">GREEN BUNNY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Natural 總集篇</text:p>
          </table:table-cell>
          <table:table-cell office:value-type="string">
            <text:p>ナチュラル 総集編</text:p>
          </table:table-cell>
          <table:table-cell office:value-type="string">
            <text:p>NATURAL dx</text:p>
          </table:table-cell>
          <table:table-cell table:number-columns-repeated="2"/>
          <table:table-cell table:style-name="ce2" office:value-type="string">
            <text:p><text:span text:style-name="T5"><text:a xlink:href="http://www.bonnou108.jp/am/am4/401-natural.htm" xlink:type="simple">animeros</text:a></text:span></text:p>
          </table:table-cell>
          <table:table-cell table:style-name="ce11" office:value-type="string">
            <text:p><text:span text:style-name="T5"><text:a xlink:href="http://www.green-bunny.com/catalog/natural/natural_dx.html" xlink:type="simple">GREEN BUNNY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Natural~Another 1~思潮起伏 (Natural 1-3)</text:p>
          </table:table-cell>
          <table:table-cell office:value-type="string">
            <text:p>ナチュラル Another．１ 思いはじけて…</text:p>
          </table:table-cell>
          <table:table-cell office:value-type="string">
            <text:p>Natural Another 1 (Teacher's Pet 3)</text:p>
          </table:table-cell>
          <table:table-cell table:number-columns-repeated="2"/>
          <table:table-cell table:style-name="ce2" office:value-type="string">
            <text:p><text:span text:style-name="T5"><text:a xlink:href="http://www.bonnou108.jp/am/am4/401-natural.htm" xlink:type="simple">animeros</text:a></text:span></text:p>
          </table:table-cell>
          <table:table-cell table:style-name="ce11" office:value-type="string">
            <text:p><text:span text:style-name="T5"><text:a xlink:href="http://www.green-bunny.com/catalog/natural/naturalano1.html" xlink:type="simple">GREEN BUNNY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Natural~Another 2~獻出身心 (Natural 1-4)</text:p>
          </table:table-cell>
          <table:table-cell office:value-type="string">
            <text:p>ナチュラル Another．２ 身も心も</text:p>
          </table:table-cell>
          <table:table-cell office:value-type="string">
            <text:p>Natural Another 2 (Teacher's Pet 4)</text:p>
          </table:table-cell>
          <table:table-cell table:number-columns-repeated="2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green-bunny.com/catalog/natural/naturalano2.html" xlink:type="simple">GREEN BUNNY</text:a></text:span></text:p>
          </table:table-cell>
          <table:table-cell table:number-columns-repeated="1017"/>
        </table:table-row>
        <table:table-row table:style-name="ro1">
          <table:table-cell table:number-columns-repeated="3" office:value-type="string">
            <text:p>NEMU×NEMU</text:p>
          </table:table-cell>
          <table:table-cell table:number-columns-repeated="2"/>
          <table:table-cell table:style-name="ce11" office:value-type="string">
            <text:p><text:span text:style-name="T5"><text:a xlink:href="http://www.bonnou108.jp/am/am4/406-OTHERS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ＮUＤＬ ＮUＤＥ（雞蛋掛麵裸體）1</text:p>
          </table:table-cell>
          <table:table-cell office:value-type="string">
            <text:p>ＮUＤＬ ＮUＤＥ（ヌードルヌード）1</text:p>
          </table:table-cell>
          <table:table-cell office:value-type="string">
            <text:p>ＮUＤＬ ＮUＤＥ 1</text:p>
          </table:table-cell>
          <table:table-cell table:number-columns-repeated="2"/>
          <table:table-cell table:style-name="ce2" office:value-type="string">
            <text:p><text:span text:style-name="T5"><text:a xlink:href="http://www.bonnou108.jp/am/am10/1006-OTHERS2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ＮUＤＬ ＮUＤＥ（雞蛋掛麵裸體）2</text:p>
          </table:table-cell>
          <table:table-cell office:value-type="string">
            <text:p>ＮUＤＬ ＮUＤＥ（ヌードルヌード）2</text:p>
          </table:table-cell>
          <table:table-cell office:value-type="string">
            <text:p>ＮUＤＬ ＮUＤＥ 2</text:p>
          </table:table-cell>
          <table:table-cell table:number-columns-repeated="2"/>
          <table:table-cell office:value-type="string">
            <text:p>animeros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PENDANT 2 </text:p>
          </table:table-cell>
          <table:table-cell office:value-type="string">
            <text:p>PENDANT 2 ～想い出づくり～ペンダント</text:p>
          </table:table-cell>
          <table:table-cell office:value-type="string">
            <text:p>PENDANT II</text:p>
          </table:table-cell>
          <table:table-cell office:value-type="string">
            <text:p>(15禁)</text:p>
          </table:table-cell>
          <table:table-cell/>
          <table:table-cell table:style-name="ce2" office:value-type="string">
            <text:p><text:span text:style-name="T5"><text:a xlink:href="http://www.bonnou108.jp/am/am4/4-pendant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Pia Carrot <text:s/>2 總集篇 </text:p>
          </table:table-cell>
          <table:table-cell office:value-type="string">
            <text:p>Pia Carrot <text:s/>2 総集編</text:p>
          </table:table-cell>
          <table:table-cell office:value-type="string">
            <text:p>Pia Carrot!!2 DX</text:p>
          </table:table-cell>
          <table:table-cell office:value-type="string">
            <text:p>(非18禁)</text:p>
          </table:table-cell>
          <table:table-cell table:number-columns-repeated="2"/>
          <table:table-cell table:style-name="ce11" office:value-type="string">
            <text:p><text:span text:style-name="T5"><text:a xlink:href="http://www.a-rms.co.jp/f_article/0102/pia/index.html" xlink:type="simple">arms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Pia Carrot 1-1 (愛神有約) (快餐店之戀)</text:p>
          </table:table-cell>
          <table:table-cell office:value-type="string">
            <text:p>Pia Carrot 1-1</text:p>
          </table:table-cell>
          <table:table-cell office:value-type="string">
            <text:p>Pia Carrot 1</text:p>
          </table:table-cell>
          <table:table-cell table:number-columns-repeated="3"/>
          <table:table-cell table:style-name="ce11" office:value-type="string">
            <text:p><text:span text:style-name="T5"><text:a xlink:href="http://www.pinkpineapple.co.jp/pia1/pia1.html" xlink:type="simple">PinkPineapple</text:a></text:span></text:p>
          </table:table-cell>
          <table:table-cell table:number-columns-repeated="1017"/>
        </table:table-row>
        <table:table-row table:style-name="ro1">
          <table:table-cell table:number-columns-repeated="2" office:value-type="string">
            <text:p>Pia Carrot 1-2</text:p>
          </table:table-cell>
          <table:table-cell office:value-type="string">
            <text:p>Pia Carrot 2</text:p>
          </table:table-cell>
          <table:table-cell table:number-columns-repeated="3"/>
          <table:table-cell table:style-name="ce12" office:value-type="string">
            <text:p>PinkPineapple</text:p>
          </table:table-cell>
          <table:table-cell table:number-columns-repeated="1017"/>
        </table:table-row>
        <table:table-row table:style-name="ro1">
          <table:table-cell table:number-columns-repeated="2" office:value-type="string">
            <text:p>Pia Carrot 1-3</text:p>
          </table:table-cell>
          <table:table-cell office:value-type="string">
            <text:p>Pia Carrot 3</text:p>
          </table:table-cell>
          <table:table-cell table:number-columns-repeated="3"/>
          <table:table-cell table:style-name="ce12" office:value-type="string">
            <text:p>PinkPineapple</text:p>
          </table:table-cell>
          <table:table-cell table:number-columns-repeated="1017"/>
        </table:table-row>
        <table:table-row table:style-name="ro1">
          <table:table-cell office:value-type="string">
            <text:p>Pia Carrot 2-1 <text:s/>(快餐店之戀)</text:p>
          </table:table-cell>
          <table:table-cell office:value-type="string">
            <text:p>Pia Carrot 2-1 </text:p>
          </table:table-cell>
          <table:table-cell office:value-type="string">
            <text:p>Pia Carrot!!2 Menu 1</text:p>
          </table:table-cell>
          <table:table-cell table:number-columns-repeated="3"/>
          <table:table-cell table:style-name="ce11" office:value-type="string">
            <text:p><text:span text:style-name="T5"><text:a xlink:href="http://www.pinkpineapple.co.jp/pare-do/pare-do.html" xlink:type="simple">PinkPineapple</text:a></text:span></text:p>
          </table:table-cell>
          <table:table-cell table:number-columns-repeated="1017"/>
        </table:table-row>
        <table:table-row table:style-name="ro1">
          <table:table-cell table:number-columns-repeated="2" office:value-type="string">
            <text:p>Pia Carrot 2-2</text:p>
          </table:table-cell>
          <table:table-cell office:value-type="string">
            <text:p>Pia Carrot!!2 Menu 2</text:p>
          </table:table-cell>
          <table:table-cell table:number-columns-repeated="3"/>
          <table:table-cell table:style-name="ce12" office:value-type="string">
            <text:p>PinkPineapple</text:p>
          </table:table-cell>
          <table:table-cell table:number-columns-repeated="1017"/>
        </table:table-row>
        <table:table-row table:style-name="ro1">
          <table:table-cell table:number-columns-repeated="2" office:value-type="string">
            <text:p>Pia Carrot 2-3</text:p>
          </table:table-cell>
          <table:table-cell office:value-type="string">
            <text:p>Pia Carrot!!2 Menu 3</text:p>
          </table:table-cell>
          <table:table-cell table:number-columns-repeated="3"/>
          <table:table-cell table:style-name="ce12" office:value-type="string">
            <text:p>PinkPineapple</text:p>
          </table:table-cell>
          <table:table-cell table:number-columns-repeated="1017"/>
        </table:table-row>
        <table:table-row table:style-name="ro1">
          <table:table-cell office:value-type="string">
            <text:p>POPCHASER </text:p>
          </table:table-cell>
          <table:table-cell/>
          <table:table-cell office:value-type="string">
            <text:p>POPCHASER </text:p>
          </table:table-cell>
          <table:table-cell table:number-columns-repeated="2"/>
          <table:table-cell table:style-name="ce2" office:value-type="string">
            <text:p><text:span text:style-name="T5"><text:a xlink:href="http://www.bonnou108.jp/am/am15/1501-lemon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Premium 1 告白</text:p>
          </table:table-cell>
          <table:table-cell office:value-type="string">
            <text:p>Premium 1 告白 <text:s text:c="2"/>テラスト-リ</text:p>
          </table:table-cell>
          <table:table-cell office:value-type="string">
            <text:p>Tri Angle~Episode 1:Confession (Terra Story)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1">
          <table:table-cell office:value-type="string">
            <text:p>Premium 2 僕之天使</text:p>
          </table:table-cell>
          <table:table-cell office:value-type="string">
            <text:p>Premium 2 僕天使</text:p>
          </table:table-cell>
          <table:table-cell office:value-type="string">
            <text:p>Tri Angle~Episode 2:My Angel (Terra Story)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1">
          <table:table-cell office:value-type="string">
            <text:p>Private Emotion 第一章 女教師・紗也香</text:p>
          </table:table-cell>
          <table:table-cell office:value-type="string">
            <text:p>Private Emotion プライベート・エモーション 第一章 女教師・紗也香と・・・</text:p>
          </table:table-cell>
          <table:table-cell office:value-type="string">
            <text:p>Private Emotion 1</text:p>
          </table:table-cell>
          <table:table-cell/>
          <table:table-cell table:style-name="ce5" office:value-type="string">
            <text:p>2003/03/25 <text:span text:style-name="T8">new~</text:span></text:p>
          </table:table-cell>
          <table:table-cell table:style-name="ce11" office:value-type="string">
            <text:p><text:span text:style-name="T5"><text:a xlink:href="http://www.bonnou108.jp/am/am7/703-private.htm" xlink:type="simple">animeros</text:a></text:span></text:p>
          </table:table-cell>
          <table:table-cell table:style-name="ce11" office:value-type="string">
            <text:p><text:span text:style-name="T5"><text:a xlink:href="http://www.milky-anime.com/04/emo/emo.html" xlink:type="simple">milky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Private Emotion 第二章</text:p>
          </table:table-cell>
          <table:table-cell office:value-type="string">
            <text:p>Private Emotion プライベート・エモーション 第二章「夢の終わりに…」</text:p>
          </table:table-cell>
          <table:table-cell office:value-type="string">
            <text:p>Private Emotion </text:p>
          </table:table-cell>
          <table:table-cell/>
          <table:table-cell table:style-name="ce5" office:value-type="string">
            <text:p>2003/07/25 <text:span text:style-name="T8">new~</text:span></text:p>
          </table:table-cell>
          <table:table-cell table:style-name="ce2" office:value-type="string">
            <text:p><text:span text:style-name="T5"><text:a xlink:href="http://www.bonnou108.jp/am/am7/703-private.htm" xlink:type="simple">animeros</text:a></text:span></text:p>
          </table:table-cell>
          <table:table-cell table:style-name="ce11" office:value-type="string">
            <text:p><text:span text:style-name="T5"><text:a xlink:href="http://www.milky-anime.com/04/emo/emo-2.html" xlink:type="simple">milky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Pure Mail~第1話~Twisted Mind</text:p>
          </table:table-cell>
          <table:table-cell office:value-type="string">
            <text:p>ピュアメール 第一話~Twisted Mind</text:p>
          </table:table-cell>
          <table:table-cell office:value-type="string">
            <text:p>Pure Mail~1~Twisted Mind</text:p>
          </table:table-cell>
          <table:table-cell office:value-type="string">
            <text:p>ピュアメール=Pure Mail</text:p>
          </table:table-cell>
          <table:table-cell/>
          <table:table-cell table:style-name="ce2" office:value-type="string">
            <text:p><text:span text:style-name="T5"><text:a xlink:href="http://www.bonnou108.jp/am/am4/401-GB.htm" xlink:type="simple">animeros</text:a></text:span></text:p>
          </table:table-cell>
          <table:table-cell table:style-name="ce11" office:value-type="string">
            <text:p><text:span text:style-name="T5"><text:a xlink:href="http://www.green-bunny.com/catalog/puremail/puremail1.html" xlink:type="simple">GREEN BUNNY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Pure Mail~第2話~Revert to mine</text:p>
          </table:table-cell>
          <table:table-cell office:value-type="string">
            <text:p>ピュアメール 第二話~Revert to mine</text:p>
          </table:table-cell>
          <table:table-cell office:value-type="string">
            <text:p>Pure Mail~2~Revert to mine</text:p>
          </table:table-cell>
          <table:table-cell table:number-columns-repeated="2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green-bunny.com/catalog/puremail/puremail2.htm" xlink:type="simple">GREEN BUNNY</text:a></text:span></text:p>
          </table:table-cell>
          <table:table-cell table:style-name="ce3"/>
          <table:table-cell table:number-columns-repeated="1016"/>
        </table:table-row>
        <table:table-row table:style-name="ro1">
          <table:table-cell office:value-type="string">
            <text:p>Refrain <text:s/>Blue 1 </text:p>
          </table:table-cell>
          <table:table-cell office:value-type="string">
            <text:p>リフレインブルー-1 「緋色の追憶」</text:p>
          </table:table-cell>
          <table:table-cell office:value-type="string">
            <text:p>Refrain <text:s/>Blue 1</text:p>
          </table:table-cell>
          <table:table-cell office:value-type="string">
            <text:p>(輔導級)</text:p>
          </table:table-cell>
          <table:table-cell table:style-name="ce6" office:value-type="date" office:date-value="2000-06-23">
            <text:p>2000/06/23</text:p>
          </table:table-cell>
          <table:table-cell table:style-name="ce11" office:value-type="string">
            <text:p><text:span text:style-name="T5"><text:a xlink:href="http://www.bonnou108.jp/am/am4/404-PINK.htm#anchor-KSXA-53555" xlink:type="simple">animeros</text:a></text:span></text:p>
          </table:table-cell>
          <table:table-cell table:style-name="ce11" office:value-type="string">
            <text:p><text:span text:style-name="T5"><text:a xlink:href="http://www.pinkpineapple.co.jp/refrain/index.html" xlink:type="simple">PinkPineapple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Refrain <text:s/>Blue 2 </text:p>
          </table:table-cell>
          <table:table-cell office:value-type="string">
            <text:p>リフレインブルー-2</text:p>
          </table:table-cell>
          <table:table-cell office:value-type="string">
            <text:p>Refrain <text:s/>Blue 2</text:p>
          </table:table-cell>
          <table:table-cell office:value-type="string">
            <text:p>(輔導級)</text:p>
          </table:table-cell>
          <table:table-cell table:style-name="ce6" office:value-type="date" office:date-value="2000-08-25">
            <text:p>2000/08/25</text:p>
          </table:table-cell>
          <table:table-cell table:style-name="ce3" office:value-type="string">
            <text:p>animeros</text:p>
          </table:table-cell>
          <table:table-cell table:style-name="ce12" office:value-type="string">
            <text:p>PinkPineapple</text:p>
          </table:table-cell>
          <table:table-cell table:number-columns-repeated="1017"/>
        </table:table-row>
        <table:table-row table:style-name="ro1">
          <table:table-cell office:value-type="string">
            <text:p>Refrain <text:s/>Blue 3</text:p>
          </table:table-cell>
          <table:table-cell office:value-type="string">
            <text:p>リフレインブルー-3</text:p>
          </table:table-cell>
          <table:table-cell office:value-type="string">
            <text:p>Refrain <text:s/>Blue 3</text:p>
          </table:table-cell>
          <table:table-cell office:value-type="string">
            <text:p>(輔導級)</text:p>
          </table:table-cell>
          <table:table-cell table:style-name="ce6" office:value-type="date" office:date-value="2000-10-27">
            <text:p>2000/10/27</text:p>
          </table:table-cell>
          <table:table-cell table:style-name="ce3" office:value-type="string">
            <text:p>animeros</text:p>
          </table:table-cell>
          <table:table-cell table:style-name="ce11" office:value-type="string">
            <text:p><text:span text:style-name="T5"><text:a xlink:href="http://www.pinkpineapple.co.jp/refrain/rifrain3/refrain3.html" xlink:type="simple">PinkPineapple</text:a></text:span></text:p>
          </table:table-cell>
          <table:table-cell table:number-columns-repeated="1017"/>
        </table:table-row>
        <table:table-row table:style-name="ro1">
          <table:table-cell table:number-columns-repeated="2" office:value-type="string">
            <text:p>See In 青~Scene.1~如月優美</text:p>
          </table:table-cell>
          <table:table-cell table:number-columns-repeated="3"/>
          <table:table-cell table:style-name="ce2" office:value-type="string">
            <text:p><text:span text:style-name="T5"><text:a xlink:href="http://www.bonnou108.jp/am/am4/401-GB.htm" xlink:type="simple">animeros</text:a></text:span></text:p>
          </table:table-cell>
          <table:table-cell table:style-name="ce11" office:value-type="string">
            <text:p><text:span text:style-name="T5"><text:a xlink:href="http://www.green-bunny.com/catalog/seein_ao/seein_ao1.html" xlink:type="simple">GREEN BUNNY</text:a></text:span></text:p>
          </table:table-cell>
          <table:table-cell table:number-columns-repeated="1017"/>
        </table:table-row>
        <table:table-row table:style-name="ro1">
          <table:table-cell table:number-columns-repeated="2" office:value-type="string">
            <text:p>See In 青~Scene.2~帆波結衣</text:p>
          </table:table-cell>
          <table:table-cell table:number-columns-repeated="3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green-bunny.com/catalog/seein_ao/seein_ao2.html" xlink:type="simple">GREEN BUNNY</text:a></text:span></text:p>
          </table:table-cell>
          <table:table-cell table:number-columns-repeated="1017"/>
        </table:table-row>
        <table:table-row table:style-name="ro1">
          <table:table-cell table:number-columns-repeated="2" office:value-type="string">
            <text:p>SEX CRIME～煌きの姉弟妹～</text:p>
          </table:table-cell>
          <table:table-cell office:value-type="string">
            <text:p>SEX CRIME</text:p>
          </table:table-cell>
          <table:table-cell table:number-columns-repeated="2"/>
          <table:table-cell table:style-name="ce11" office:value-type="string">
            <text:p><text:span text:style-name="T5"><text:a xlink:href="http://www.bonnou108.jp/am/am12/1202-OTHERS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Sexorcist</text:p>
          </table:table-cell>
          <table:table-cell/>
          <table:table-cell office:value-type="string">
            <text:p>The Best of Kitty ~Sexorcist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1">
          <table:table-cell office:value-type="string">
            <text:p>SF超次元伝説RALL1</text:p>
          </table:table-cell>
          <table:table-cell office:value-type="string">
            <text:p>SF超次元伝説RALL</text:p>
          </table:table-cell>
          <table:table-cell table:number-columns-repeated="3"/>
          <table:table-cell table:style-name="ce2" office:value-type="string">
            <text:p><text:span text:style-name="T5"><text:a xlink:href="http://www.bonnou108.jp/am/am15/1501-lemon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SF超次元伝説RALL2 </text:p>
          </table:table-cell>
          <table:table-cell office:value-type="string">
            <text:p>SF超次元伝説RALL2 ～ラモー・ルーの逆襲</text:p>
          </table:table-cell>
          <table:table-cell table:number-columns-repeated="3"/>
          <table:table-cell office:value-type="string">
            <text:p>animeros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SHE was is the RAIN　</text:p>
          </table:table-cell>
          <table:table-cell office:value-type="string">
            <text:p>SHE was is the RAIN シー ワズ イン ザ レイン</text:p>
          </table:table-cell>
          <table:table-cell office:value-type="string">
            <text:p>SHE was is the RAIN　</text:p>
          </table:table-cell>
          <table:table-cell table:number-columns-repeated="2"/>
          <table:table-cell table:style-name="ce11" office:value-type="string">
            <text:p><text:span text:style-name="T5"><text:a xlink:href="http://www.bonnou108.jp/am/am10/1006-OTHERS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SMノススメ 調教之1：禁斷的地下室</text:p>
          </table:table-cell>
          <table:table-cell office:value-type="string">
            <text:p>ＳＭノススメ--The Seeker ZERO --：禁断の地下室</text:p>
          </table:table-cell>
          <table:table-cell office:value-type="string">
            <text:p>The Seeker ZERO</text:p>
          </table:table-cell>
          <table:table-cell office:value-type="string">
            <text:p>smsusume</text:p>
          </table:table-cell>
          <table:table-cell table:style-name="ce6" office:value-type="date" office:date-value="2001-10-21">
            <text:p>2001/10/21</text:p>
          </table:table-cell>
          <table:table-cell table:style-name="ce2" office:value-type="string">
            <text:p><text:span text:style-name="T5"><text:a xlink:href="http://www.bonnou108.jp/am/am6/603-MLKY.htm" xlink:type="simple">animeros</text:a></text:span></text:p>
          </table:table-cell>
          <table:table-cell table:style-name="ce11" office:value-type="string">
            <text:p><text:span text:style-name="T5"><text:a xlink:href="http://www.milky-anime.com/04/smsusume/smsusume.html" xlink:type="simple">milky</text:a></text:span></text:p>
          </table:table-cell>
          <table:table-cell table:number-columns-repeated="1017"/>
        </table:table-row>
        <table:table-row table:style-name="ro1">
          <table:table-cell table:number-columns-repeated="2" office:value-type="string">
            <text:p>SOAPのMOKOちゃん</text:p>
          </table:table-cell>
          <table:table-cell office:value-type="string">
            <text:p>The Best of Kitty Vol.3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1">
          <table:table-cell office:value-type="string">
            <text:p>STAIRS 放課後的相簿</text:p>
          </table:table-cell>
          <table:table-cell office:value-type="string">
            <text:p>STAERS 放課後のアルバム</text:p>
          </table:table-cell>
          <table:table-cell office:value-type="string">
            <text:p>Kitty Pleasure Pack 2~STAIRS</text:p>
          </table:table-cell>
          <table:table-cell table:number-columns-repeated="2"/>
          <table:table-cell table:style-name="ce2" office:value-type="string">
            <text:p><text:span text:style-name="T5"><text:a xlink:href="http://www.bonnou108.jp/am/am4/403-MILKY.htm" xlink:type="simple">animeros</text:a></text:span></text:p>
          </table:table-cell>
          <table:table-cell table:style-name="ce11" office:value-type="string">
            <text:p><text:span text:style-name="T5"><text:a xlink:href="http://www.milky-anime.com/04/stairs/stairs.html" xlink:type="simple">milky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STAR TRAP(星形陷阱)</text:p>
          </table:table-cell>
          <table:table-cell table:number-columns-repeated="2" office:value-type="string">
            <text:p>STAR TRAP</text:p>
          </table:table-cell>
          <table:table-cell table:number-columns-repeated="2"/>
          <table:table-cell table:style-name="ce2" office:value-type="string">
            <text:p><text:span text:style-name="T5"><text:a xlink:href="http://www.bonnou108.jp/am/am15/1501-lemon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Sweet Songs Forever 1</text:p>
          </table:table-cell>
          <table:table-cell office:value-type="string">
            <text:p>とらいあんぐるハート～Sweet Songs Forever 1</text:p>
          </table:table-cell>
          <table:table-cell office:value-type="string">
            <text:p>Sweet Songs Forever 1</text:p>
          </table:table-cell>
          <table:table-cell/>
          <table:table-cell office:value-type="string">
            <text:p>2003/07/24 <text:span text:style-name="T8">new~</text:span></text:p>
          </table:table-cell>
          <table:table-cell/>
          <table:table-cell table:style-name="ce2" office:value-type="string">
            <text:p><text:span text:style-name="T5"><text:a xlink:href="http://www.seddnet.com/products/torahassf1.html" xlink:type="simple">DISCOVERY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Sweet Songs Forever 2</text:p>
          </table:table-cell>
          <table:table-cell office:value-type="string">
            <text:p>とらいあんぐるハート～Sweet Songs Forever 2</text:p>
          </table:table-cell>
          <table:table-cell office:value-type="string">
            <text:p>Sweet Songs Forever 2</text:p>
          </table:table-cell>
          <table:table-cell/>
          <table:table-cell office:value-type="string">
            <text:p>2003/08/27 <text:span text:style-name="T8">new~</text:span></text:p>
          </table:table-cell>
          <table:table-cell/>
          <table:table-cell table:style-name="ce2" office:value-type="string">
            <text:p><text:span text:style-name="T5"><text:a xlink:href="http://www.seddnet.com/products/torahassf2.html" xlink:type="simple">DISCOVERY</text:a></text:span></text:p>
          </table:table-cell>
          <table:table-cell table:number-columns-repeated="1017"/>
        </table:table-row>
        <table:table-row table:style-name="ro1">
          <table:table-cell table:number-columns-repeated="2" office:value-type="string">
            <text:p>THE UROTSUKI <text:s/>1</text:p>
          </table:table-cell>
          <table:table-cell office:value-type="string">
            <text:p>Urotsukidoji V</text:p>
          </table:table-cell>
          <table:table-cell table:number-columns-repeated="2"/>
          <table:table-cell table:style-name="ce2" office:value-type="string">
            <text:p><text:span text:style-name="T5"><text:a xlink:href="http://www.bonnou108.jp/am/am5/502-urotsuki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 table:number-columns-repeated="2" office:value-type="string">
            <text:p>THE UROTSUKI <text:s/>2</text:p>
          </table:table-cell>
          <table:table-cell office:value-type="string">
            <text:p>Urotsukidoji V</text:p>
          </table:table-cell>
          <table:table-cell table:number-columns-repeated="2"/>
          <table:table-cell office:value-type="string">
            <text:p>animeros</text:p>
          </table:table-cell>
          <table:table-cell table:style-name="ce3"/>
          <table:table-cell table:number-columns-repeated="1017"/>
        </table:table-row>
        <table:table-row table:style-name="ro1">
          <table:table-cell table:number-columns-repeated="2" office:value-type="string">
            <text:p>THE UROTSUKI <text:s/>3</text:p>
          </table:table-cell>
          <table:table-cell office:value-type="string">
            <text:p>Urotsukidoji V</text:p>
          </table:table-cell>
          <table:table-cell table:number-columns-repeated="2"/>
          <table:table-cell office:value-type="string">
            <text:p>animeros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TOWER of Etruria vol.1~妖艶的魔術師</text:p>
          </table:table-cell>
          <table:table-cell office:value-type="string">
            <text:p>TOWER of Etruria vol.1~妖艶の魔術師</text:p>
          </table:table-cell>
          <table:table-cell office:value-type="string">
            <text:p>TOWER of Etruria vol.1</text:p>
          </table:table-cell>
          <table:table-cell/>
          <table:table-cell table:style-name="ce5" office:value-type="string">
            <text:p>2003/06/25 <text:span text:style-name="T8">new~</text:span></text:p>
          </table:table-cell>
          <table:table-cell table:style-name="ce2" office:value-type="string">
            <text:p><text:span text:style-name="T5"><text:a xlink:href="http://www.bonnou108.jp/am/am2/203-tower.htm" xlink:type="simple">animeros</text:a></text:span></text:p>
          </table:table-cell>
          <table:table-cell table:style-name="ce11" office:value-type="string">
            <text:p><text:span text:style-name="T5"><text:a xlink:href="http://www.milky-anime.com/04/tower/tower_story.html" xlink:type="simple">milky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Unbalance <text:s/>不平衡 1</text:p>
          </table:table-cell>
          <table:table-cell office:value-type="string">
            <text:p>Unbalance アンバランス MENU.1</text:p>
          </table:table-cell>
          <table:table-cell office:value-type="string">
            <text:p>Unbalance~Menu 1</text:p>
          </table:table-cell>
          <table:table-cell table:number-columns-repeated="2"/>
          <table:table-cell table:style-name="ce2" office:value-type="string">
            <text:p><text:span text:style-name="T5"><text:a xlink:href="http://www.bonnou108.jp/am/am7/707-unbalance.htm" xlink:type="simple">animeros</text:a></text:span></text:p>
          </table:table-cell>
          <table:table-cell table:style-name="ce11" office:value-type="string">
            <text:p><text:span text:style-name="T5"><text:a xlink:href="http://www.seddnet.com/products/unbalance.html" xlink:type="simple">DISCOVERY</text:a></text:span></text:p>
          </table:table-cell>
          <table:table-cell table:style-name="ce3"/>
          <table:table-cell table:number-columns-repeated="1016"/>
        </table:table-row>
        <table:table-row table:style-name="ro1">
          <table:table-cell office:value-type="string">
            <text:p>Unbalance 不平衡 2 </text:p>
          </table:table-cell>
          <table:table-cell office:value-type="string">
            <text:p>Unbalance アンバランス MENU.2</text:p>
          </table:table-cell>
          <table:table-cell office:value-type="string">
            <text:p>Unbalance~Menu 2</text:p>
          </table:table-cell>
          <table:table-cell table:number-columns-repeated="2"/>
          <table:table-cell office:value-type="string">
            <text:p>animeros</text:p>
          </table:table-cell>
          <table:table-cell table:style-name="ce2" office:value-type="string">
            <text:p><text:span text:style-name="T5"><text:a xlink:href="http://www.seddnet.com/products/unbalance2.html" xlink:type="simple">DISCOVERY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Unbalance 不平衡 3 </text:p>
          </table:table-cell>
          <table:table-cell office:value-type="string">
            <text:p>Unbalance アンバランス MENU.3</text:p>
          </table:table-cell>
          <table:table-cell office:value-type="string">
            <text:p>Unbalance~Menu 3</text:p>
          </table:table-cell>
          <table:table-cell/>
          <table:table-cell table:style-name="ce6" office:value-type="date" office:date-value="2002-12-27">
            <text:p>2002/12/27</text:p>
          </table:table-cell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seddnet.com/products/unbalance3.html" xlink:type="simple">DISCOVERY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Under World 閻魔國</text:p>
          </table:table-cell>
          <table:table-cell office:value-type="string">
            <text:p>Under World 閻魔国</text:p>
          </table:table-cell>
          <table:table-cell office:value-type="string">
            <text:p>Under World</text:p>
          </table:table-cell>
          <table:table-cell table:number-columns-repeated="2"/>
          <table:table-cell table:style-name="ce2" office:value-type="string">
            <text:p><text:span text:style-name="T5"><text:a xlink:href="http://www.bonnou108.jp/am/am10/1005-FIVE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vicious 墮落~前篇</text:p>
          </table:table-cell>
          <table:table-cell office:value-type="string">
            <text:p>ヴィシャス 1</text:p>
          </table:table-cell>
          <table:table-cell office:value-type="string">
            <text:p>Vicious Vol.1</text:p>
          </table:table-cell>
          <table:table-cell table:number-columns-repeated="2"/>
          <table:table-cell table:style-name="ce2" office:value-type="string">
            <text:p><text:span text:style-name="T5"><text:a xlink:href="http://www.bonnou108.jp/am/am2/205-FIVEWAYS.htm#anchor-FWD-0037" xlink:type="simple">animeros</text:a></text:span></text:p>
          </table:table-cell>
          <table:table-cell table:style-name="ce11" office:value-type="string">
            <text:p><text:span text:style-name="T5"><text:a xlink:href="http://www.five-w.com/wr/fw0150/fw0150.html" xlink:type="simple">Five Ways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vicious 墮落~後篇</text:p>
          </table:table-cell>
          <table:table-cell office:value-type="string">
            <text:p>ヴィシャス 2</text:p>
          </table:table-cell>
          <table:table-cell office:value-type="string">
            <text:p>Vicious Vol.2</text:p>
          </table:table-cell>
          <table:table-cell table:number-columns-repeated="2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five-w.com/wr/fw0156/fw0156.html" xlink:type="simple">Five Ways</text:a></text:span></text:p>
          </table:table-cell>
          <table:table-cell table:number-columns-repeated="1017"/>
        </table:table-row>
        <table:table-row table:style-name="ro1">
          <table:table-cell table:number-columns-repeated="3" office:value-type="string">
            <text:p>VIPER-GTS- Vol.1-惡魔召姦篇</text:p>
          </table:table-cell>
          <table:table-cell/>
          <table:table-cell table:style-name="ce6" office:value-type="date" office:date-value="2002-12-24">
            <text:p>2002/12/24</text:p>
          </table:table-cell>
          <table:table-cell table:style-name="ce2" office:value-type="string">
            <text:p><text:span text:style-name="T5"><text:a xlink:href="http://www.bonnou108.jp/am/am2/214-moon.htm" xlink:type="simple">animeros</text:a></text:span></text:p>
          </table:table-cell>
          <table:table-cell table:style-name="ce11" office:value-type="string">
            <text:p><text:span text:style-name="T5"><text:a xlink:href="http://www.moonrock.info/viper/vol1.html" xlink:type="simple">moonrock</text:a></text:span></text:p>
          </table:table-cell>
          <table:table-cell table:number-columns-repeated="1017"/>
        </table:table-row>
        <table:table-row table:style-name="ro1">
          <table:table-cell table:number-columns-repeated="3" office:value-type="string">
            <text:p>VIPER-GTS- Vol.2-惡魔交輪篇</text:p>
          </table:table-cell>
          <table:table-cell/>
          <table:table-cell table:style-name="ce5" office:value-type="string">
            <text:p>2003/07/25 <text:span text:style-name="T8">new~</text:span></text:p>
          </table:table-cell>
          <table:table-cell table:style-name="ce2" office:value-type="string">
            <text:p><text:span text:style-name="T5"><text:a xlink:href="http://www.bonnou108.jp/am/am2/214-moon.htm" xlink:type="simple">animeros</text:a></text:span></text:p>
          </table:table-cell>
          <table:table-cell table:style-name="ce11" office:value-type="string">
            <text:p><text:span text:style-name="T5"><text:a xlink:href="http://www.moonrock.info/viper/index.html" xlink:type="simple">moonrock</text:a></text:span></text:p>
          </table:table-cell>
          <table:table-cell table:number-columns-repeated="1017"/>
        </table:table-row>
        <table:table-row table:style-name="ro1">
          <table:table-cell table:number-columns-repeated="3" office:value-type="string">
            <text:p>VIPER-GTS- Vol.3-惡魔娼天篇</text:p>
          </table:table-cell>
          <table:table-cell/>
          <table:table-cell table:style-name="ce5" office:value-type="string">
            <text:p>2003/09/25 <text:span text:style-name="T8">new~</text:span></text:p>
          </table:table-cell>
          <table:table-cell/>
          <table:table-cell table:style-name="ce3" office:value-type="string">
            <text:p>moonrock</text:p>
          </table:table-cell>
          <table:table-cell table:number-columns-repeated="1017"/>
        </table:table-row>
        <table:table-row table:style-name="ro1">
          <table:table-cell office:value-type="string">
            <text:p>WAKE UP </text:p>
          </table:table-cell>
          <table:table-cell office:value-type="string">
            <text:p>WAKE UP <text:s/>アリア～魔女っ子バージン危機一発～</text:p>
          </table:table-cell>
          <table:table-cell office:value-type="string">
            <text:p>The Best of Kitty Vol.2~Wake up Aria</text:p>
          </table:table-cell>
          <table:table-cell table:number-columns-repeated="2"/>
          <table:table-cell table:style-name="ce2" office:value-type="string">
            <text:p><text:span text:style-name="T5"><text:a xlink:href="http://www.bonnou108.jp/am/am3/306-OTHERS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WAVER~第1章~"S"之覺醒</text:p>
          </table:table-cell>
          <table:table-cell office:value-type="string">
            <text:p>WAVER~第1章~"S"の覺醒</text:p>
          </table:table-cell>
          <table:table-cell office:value-type="string">
            <text:p>WAVER 1</text:p>
          </table:table-cell>
          <table:table-cell table:number-columns-repeated="2"/>
          <table:table-cell table:style-name="ce2" office:value-type="string">
            <text:p><text:span text:style-name="T5"><text:a xlink:href="http://www.bonnou108.jp/am/am6/603-waver.htm" xlink:type="simple">animeros</text:a></text:span></text:p>
          </table:table-cell>
          <table:table-cell table:style-name="ce11" office:value-type="string">
            <text:p><text:span text:style-name="T5"><text:a xlink:href="http://www.milky-anime.com/04/waver/waver.html" xlink:type="simple">milky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WAVER~第2章~"M"之恍惚 </text:p>
          </table:table-cell>
          <table:table-cell office:value-type="string">
            <text:p>WAVER~第2章~"M"の恍惚 </text:p>
          </table:table-cell>
          <table:table-cell office:value-type="string">
            <text:p>WAVER 2</text:p>
          </table:table-cell>
          <table:table-cell table:number-columns-repeated="2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milky-anime.com/04/waver/waver-2.html" xlink:type="simple">milky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WAVER~第3章~"SM"之錯綜</text:p>
          </table:table-cell>
          <table:table-cell office:value-type="string">
            <text:p>WAVER~第3章~"SM"の錯綜</text:p>
          </table:table-cell>
          <table:table-cell office:value-type="string">
            <text:p>WAVER 3</text:p>
          </table:table-cell>
          <table:table-cell table:number-columns-repeated="2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milky-anime.com/04/waver/waver-3.html" xlink:type="simple">milky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Wind of Ebenbourg 1</text:p>
          </table:table-cell>
          <table:table-cell office:value-type="string">
            <text:p>Wind of Ebenbourg エーベンブルグの風 1 「愛欲の大地」</text:p>
          </table:table-cell>
          <table:table-cell office:value-type="string">
            <text:p>Wind of Ebenbourg: Chaptor.1</text:p>
          </table:table-cell>
          <table:table-cell/>
          <table:table-cell table:style-name="ce6" office:value-type="string">
            <text:p>2003/07/25 <text:span text:style-name="T8">new~</text:span></text:p>
          </table:table-cell>
          <table:table-cell table:style-name="ce2" office:value-type="string">
            <text:p><text:span text:style-name="T5"><text:a xlink:href="http://www.bonnou108.jp/am/am6/UTAMARO.htm" xlink:type="simple">animeros</text:a></text:span></text:p>
          </table:table-cell>
          <table:table-cell table:style-name="ce2"/>
          <table:table-cell table:number-columns-repeated="1017"/>
        </table:table-row>
        <table:table-row table:style-name="ro1">
          <table:table-cell office:value-type="string">
            <text:p>Words Worth 外伝~前編~奔流之中...</text:p>
          </table:table-cell>
          <table:table-cell office:value-type="string">
            <text:p>ワーズ・ワース外伝『奔流の中で・・・』</text:p>
          </table:table-cell>
          <table:table-cell office:value-type="string">
            <text:p>Words Worth Gaiden 1</text:p>
          </table:table-cell>
          <table:table-cell table:number-columns-repeated="2"/>
          <table:table-cell table:style-name="ce11" office:value-type="string">
            <text:p><text:span text:style-name="T5"><text:a xlink:href="http://www.bonnou108.jp/am/am2/201-wordsworth2.htm" xlink:type="simple">animeros</text:a></text:span></text:p>
          </table:table-cell>
          <table:table-cell table:style-name="ce11" office:value-type="string">
            <text:p><text:span text:style-name="T5"><text:a xlink:href="http://www.green-bunny.com/new/words/gaiden/1main.html" xlink:type="simple">GREEN BUNNY</text:a></text:span></text:p>
          </table:table-cell>
          <table:table-cell table:style-name="ce2" office:value-type="string">
            <text:p><text:span text:style-name="T5"><text:a xlink:href="http://www.a-rms.co.jp/f_article/0207/ww_gai/index.html" xlink:type="simple">arms</text:a></text:span></text:p>
          </table:table-cell>
          <table:table-cell table:number-columns-repeated="1016"/>
        </table:table-row>
        <table:table-row table:style-name="ro1">
          <table:table-cell office:value-type="string">
            <text:p>Words Worth 外伝~後編~怒濤之中…</text:p>
          </table:table-cell>
          <table:table-cell office:value-type="string">
            <text:p>ワーズ・ワース外伝『怒涛の中へ・・・』</text:p>
          </table:table-cell>
          <table:table-cell office:value-type="string">
            <text:p>Words Worth Gaiden 2</text:p>
          </table:table-cell>
          <table:table-cell table:number-columns-repeated="2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green-bunny.com/new/words/gaiden/2main.html" xlink:type="simple">GREEN BUNNY</text:a></text:span></text:p>
          </table:table-cell>
          <table:table-cell table:style-name="ce2" office:value-type="string">
            <text:p><text:span text:style-name="T5"><text:a xlink:href="http://www.a-rms.co.jp/f_article/0209/ww_gai/index.html" xlink:type="simple">arms</text:a></text:span></text:p>
          </table:table-cell>
          <table:table-cell table:number-columns-repeated="1016"/>
        </table:table-row>
        <table:table-row table:style-name="ro1">
          <table:table-cell office:value-type="string">
            <text:p>Words Worth 總集篇</text:p>
          </table:table-cell>
          <table:table-cell office:value-type="string">
            <text:p>ワーズ・ワース 総集編</text:p>
          </table:table-cell>
          <table:table-cell office:value-type="string">
            <text:p>Words Worth</text:p>
          </table:table-cell>
          <table:table-cell table:number-columns-repeated="2"/>
          <table:table-cell table:style-name="ce11" office:value-type="string">
            <text:p><text:span text:style-name="T5"><text:a xlink:href="http://www.bonnou108.jp/am/am2/201-wordsworth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Words Worth~第1話~光與影的傳說</text:p>
          </table:table-cell>
          <table:table-cell office:value-type="string">
            <text:p>ワーズ・ワース VOL.1『光與影傳說』</text:p>
          </table:table-cell>
          <table:table-cell office:value-type="string">
            <text:p>Words Worth 1</text:p>
          </table:table-cell>
          <table:table-cell table:number-columns-repeated="2"/>
          <table:table-cell table:style-name="ce11" office:value-type="string">
            <text:p><text:span text:style-name="T5"><text:a xlink:href="http://www.bonnou108.jp/am/am2/201-wordsworth.htm" xlink:type="simple">animeros</text:a></text:span></text:p>
          </table:table-cell>
          <table:table-cell table:style-name="ce11" office:value-type="string">
            <text:p><text:span text:style-name="T5"><text:a xlink:href="http://www.green-bunny.com/catalog/ww/words1.html" xlink:type="simple">GREEN BUNNY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Words Worth~第2話~諸神的遊戲</text:p>
          </table:table-cell>
          <table:table-cell office:value-type="string">
            <text:p>ワーズ・ワース VOL.2『神神戲』</text:p>
          </table:table-cell>
          <table:table-cell office:value-type="string">
            <text:p>Words Worth 2</text:p>
          </table:table-cell>
          <table:table-cell table:number-columns-repeated="2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green-bunny.com/catalog/ww/words2.html" xlink:type="simple">GREEN BUNNY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Words Worth~第3話~傳說中的劍士</text:p>
          </table:table-cell>
          <table:table-cell office:value-type="string">
            <text:p>ワーズ・ワース VOL.3『傳說劍士』</text:p>
          </table:table-cell>
          <table:table-cell office:value-type="string">
            <text:p>Words Worth 3</text:p>
          </table:table-cell>
          <table:table-cell table:number-columns-repeated="2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green-bunny.com/catalog/ww/words3.html" xlink:type="simple">GREEN BUNNY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Words Worth~第4話~光影及黑暗 <text:s text:c="2"/></text:p>
          </table:table-cell>
          <table:table-cell office:value-type="string">
            <text:p>ワーズ・ワース VOL.4『光.影闇』</text:p>
          </table:table-cell>
          <table:table-cell office:value-type="string">
            <text:p>Words Worth 4</text:p>
          </table:table-cell>
          <table:table-cell table:number-columns-repeated="2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green-bunny.com/catalog/ww/words4.html" xlink:type="simple">GREEN BUNNY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Words Worth~最終話~輝煌之後 </text:p>
          </table:table-cell>
          <table:table-cell office:value-type="string">
            <text:p>ワーズ・ワース VOL.5『煌果』</text:p>
          </table:table-cell>
          <table:table-cell office:value-type="string">
            <text:p>Words Worth 5</text:p>
          </table:table-cell>
          <table:table-cell table:number-columns-repeated="2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green-bunny.com/catalog/ww/words5.html" xlink:type="simple">GREEN BUNNY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Yu-No 第1幕~誘惑的現象們</text:p>
          </table:table-cell>
          <table:table-cell office:value-type="string">
            <text:p>Yu-No 第1幕『誘惑する事象たち』</text:p>
          </table:table-cell>
          <table:table-cell office:value-type="string">
            <text:p>Yu-No 1: The Spectacle of Seduction</text:p>
          </table:table-cell>
          <table:table-cell table:number-columns-repeated="2"/>
          <table:table-cell table:style-name="ce2" office:value-type="string">
            <text:p><text:span text:style-name="T5"><text:a xlink:href="http://www.bonnou108.jp/am/am4/404-yuno.htm" xlink:type="simple">animeros</text:a></text:span></text:p>
          </table:table-cell>
          <table:table-cell table:style-name="ce12" office:value-type="string">
            <text:p>PinkPineapple</text:p>
          </table:table-cell>
          <table:table-cell table:number-columns-repeated="1017"/>
        </table:table-row>
        <table:table-row table:style-name="ro1">
          <table:table-cell office:value-type="string">
            <text:p>Yu-No 第2幕~接連身體的協奏曲</text:p>
          </table:table-cell>
          <table:table-cell office:value-type="string">
            <text:p>Yu-No 第2幕『不連続体のコンチェルト』</text:p>
          </table:table-cell>
          <table:table-cell office:value-type="string">
            <text:p>Yu-No 2: The Concerlo of Strange Incontinuity</text:p>
          </table:table-cell>
          <table:table-cell table:number-columns-repeated="2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pinkpineapple.co.jp/yu-no/d-1/yu-no.d-1.html" xlink:type="simple">PinkPineapple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Yu-No 第3幕~分歧點的灰姑娘</text:p>
          </table:table-cell>
          <table:table-cell office:value-type="string">
            <text:p>Yu-No 第3幕『分岐点のシンデレラ』</text:p>
          </table:table-cell>
          <table:table-cell office:value-type="string">
            <text:p>Yu-No 3: The Cinderella Of The Junction</text:p>
          </table:table-cell>
          <table:table-cell table:number-columns-repeated="2"/>
          <table:table-cell office:value-type="string">
            <text:p>animeros</text:p>
          </table:table-cell>
          <table:table-cell table:style-name="ce12" office:value-type="string">
            <text:p>PinkPineapple</text:p>
          </table:table-cell>
          <table:table-cell table:number-columns-repeated="1017"/>
        </table:table-row>
        <table:table-row table:style-name="ro1">
          <table:table-cell office:value-type="string">
            <text:p>Yu-No 第4幕~女神在世界的盡頭高歌</text:p>
          </table:table-cell>
          <table:table-cell office:value-type="string">
            <text:p>Yu-No 第4幕『世界の果てで女神は唄う』</text:p>
          </table:table-cell>
          <table:table-cell office:value-type="string">
            <text:p>Yu-No 4</text:p>
          </table:table-cell>
          <table:table-cell table:number-columns-repeated="2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pinkpineapple.co.jp/index1.html" xlink:type="simple">PinkPineapple</text:a></text:span></text:p>
          </table:table-cell>
          <table:table-cell table:number-columns-repeated="1017"/>
        </table:table-row>
        <table:table-row table:style-name="ro1">
          <table:table-cell table:number-columns-repeated="3" office:value-type="string">
            <text:p>Zero Sum Game</text:p>
          </table:table-cell>
          <table:table-cell table:number-columns-repeated="2"/>
          <table:table-cell table:style-name="ce2" office:value-type="string">
            <text:p><text:span text:style-name="T5"><text:a xlink:href="http://www.bonnou108.jp/am/am11/1106-OTHERS.htm" xlink:type="simple">animeros</text:a></text:span></text:p>
          </table:table-cell>
          <table:table-cell table:style-name="ce11" office:value-type="string">
            <text:p><text:span text:style-name="T5"><text:a xlink:href="http://www.blue-eyes.ne.jp/index_frame.html" xlink:type="simple">blue eyes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くノ一学園忍法帖 一ノ巻</text:p>
          </table:table-cell>
          <table:table-cell office:value-type="string">
            <text:p>忍法六十九・天狗の鼻締め</text:p>
          </table:table-cell>
          <table:table-cell table:number-columns-repeated="3"/>
          <table:table-cell table:style-name="ce11" office:value-type="string">
            <text:p><text:span text:style-name="T5"><text:a xlink:href="http://www.bonnou108.jp/am/am2/209-kunoiti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くノ一学園忍法帖 二ノ巻</text:p>
          </table:table-cell>
          <table:table-cell office:value-type="string">
            <text:p>忍法百八・逆さ蛸壺吸いつきしぼり</text:p>
          </table:table-cell>
          <table:table-cell table:number-columns-repeated="3"/>
          <table:table-cell table:style-name="ce3" office:value-type="string">
            <text:p>animeros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くノ一学園忍法帖 三ノ巻</text:p>
          </table:table-cell>
          <table:table-cell office:value-type="string">
            <text:p>忍法三十九・潮ふきなめくじとかし</text:p>
          </table:table-cell>
          <table:table-cell table:number-columns-repeated="3"/>
          <table:table-cell table:style-name="ce3" office:value-type="string">
            <text:p>animeros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くノ一学園忍法帖 五ノ巻</text:p>
          </table:table-cell>
          <table:table-cell office:value-type="string">
            <text:p>忍法四十八・独楽廻し</text:p>
          </table:table-cell>
          <table:table-cell table:number-columns-repeated="3"/>
          <table:table-cell table:style-name="ce3" office:value-type="string">
            <text:p>animeros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くノ一学園忍法帖 四ノ巻</text:p>
          </table:table-cell>
          <table:table-cell office:value-type="string">
            <text:p>忍法二十一・尺八ころがし</text:p>
          </table:table-cell>
          <table:table-cell table:number-columns-repeated="3"/>
          <table:table-cell table:style-name="ce3" office:value-type="string">
            <text:p>animeros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ゼロの者 COLLECTION 1 (ZERO之者)</text:p>
          </table:table-cell>
          <table:table-cell office:value-type="string">
            <text:p>月が欠ける &lt;ゼロの者 collection-1&gt;</text:p>
          </table:table-cell>
          <table:table-cell office:value-type="string">
            <text:p>zero story 1</text:p>
          </table:table-cell>
          <table:table-cell table:number-columns-repeated="2"/>
          <table:table-cell table:style-name="ce2" office:value-type="string">
            <text:p><text:span text:style-name="T5"><text:a xlink:href="http://www.bonnou108.jp/am/am6/603-MLKY.htm" xlink:type="simple">animeros</text:a></text:span></text:p>
          </table:table-cell>
          <table:table-cell table:style-name="ce11" office:value-type="string">
            <text:p><text:span text:style-name="T5"><text:a xlink:href="http://www.milky-anime.com/04/zero/zero.html" xlink:type="simple">milky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二重奏</text:p>
          </table:table-cell>
          <table:table-cell office:value-type="string">
            <text:p>二重奏~罠に落ちた女たち</text:p>
          </table:table-cell>
          <table:table-cell table:number-columns-repeated="3"/>
          <table:table-cell table:style-name="ce2" office:value-type="string">
            <text:p><text:span text:style-name="T5"><text:a xlink:href="http://www.bonnou108.jp/am/am5/501-GB.htm#anchor-GBBH-1017" xlink:type="simple">animeros</text:a></text:span></text:p>
          </table:table-cell>
          <table:table-cell table:style-name="ce11" office:value-type="string">
            <text:p><text:span text:style-name="T5"><text:a xlink:href="http://www.green-bunny.com/catalog/backup/nijyuusou.htm" xlink:type="simple">GREEN BUNNY</text:a></text:span></text:p>
          </table:table-cell>
          <table:table-cell table:number-columns-repeated="1017"/>
        </table:table-row>
        <table:table-row table:style-name="ro1">
          <table:table-cell table:number-columns-repeated="2" office:value-type="string">
            <text:p>人心遊戲1</text:p>
          </table:table-cell>
          <table:table-cell office:value-type="string">
            <text:p>Love Lesson 1</text:p>
          </table:table-cell>
          <table:table-cell table:number-columns-repeated="2"/>
          <table:table-cell table:style-name="ce2" office:value-type="string">
            <text:p><text:span text:style-name="T5"><text:a xlink:href="http://www.bonnou108.jp/am/am6/603-jinsin.htm" xlink:type="simple">animeros</text:a></text:span></text:p>
          </table:table-cell>
          <table:table-cell table:style-name="ce11" office:value-type="string">
            <text:p><text:span text:style-name="T5"><text:a xlink:href="http://www.milky-anime.com/04/jinsin/jinsin.html" xlink:type="simple">milky</text:a></text:span></text:p>
          </table:table-cell>
          <table:table-cell table:number-columns-repeated="1017"/>
        </table:table-row>
        <table:table-row table:style-name="ro1">
          <table:table-cell table:number-columns-repeated="2" office:value-type="string">
            <text:p>人心遊戲2</text:p>
          </table:table-cell>
          <table:table-cell office:value-type="string">
            <text:p>Love Lesson 2</text:p>
          </table:table-cell>
          <table:table-cell/>
          <table:table-cell table:style-name="ce10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milky-anime.com/04/jinsin/jinsin-2.html" xlink:type="simple">milky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人形の館 Doll.1 </text:p>
          </table:table-cell>
          <table:table-cell office:value-type="string">
            <text:p>人形の館 Doll.1 「淫夢に抱かれたメイドたち」　</text:p>
          </table:table-cell>
          <table:table-cell office:value-type="string">
            <text:p>Ningyou no Yakata: Doll-1</text:p>
          </table:table-cell>
          <table:table-cell/>
          <table:table-cell table:style-name="ce6" office:value-type="string">
            <text:p>2003/07/25 <text:span text:style-name="T8">new~</text:span></text:p>
          </table:table-cell>
          <table:table-cell table:style-name="ce2" office:value-type="string">
            <text:p><text:span text:style-name="T5"><text:a xlink:href="http://www.bonnou108.jp/am/am6/603-ningyou.htm" xlink:type="simple">animeros</text:a></text:span></text:p>
          </table:table-cell>
          <table:table-cell table:style-name="ce11"/>
          <table:table-cell table:number-columns-repeated="1017"/>
        </table:table-row>
        <table:table-row table:style-name="ro1">
          <table:table-cell office:value-type="string">
            <text:p>三人之聖處女~前編 <text:s/></text:p>
          </table:table-cell>
          <table:table-cell office:value-type="string">
            <text:p>トレス・マリアス 3人の聖処女</text:p>
          </table:table-cell>
          <table:table-cell table:number-columns-repeated="3"/>
          <table:table-cell table:style-name="ce2" office:value-type="string">
            <text:p><text:span text:style-name="T5"><text:a xlink:href="http://www.bonnou108.jp/am/am5/502-tolece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三人之聖處女~後編 </text:p>
          </table:table-cell>
          <table:table-cell table:number-columns-repeated="4"/>
          <table:table-cell office:value-type="string">
            <text:p>animeros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下級生 1</text:p>
          </table:table-cell>
          <table:table-cell office:value-type="string">
            <text:p>(非elf出品版本)</text:p>
          </table:table-cell>
          <table:table-cell office:value-type="string">
            <text:p>My Petty Class Student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1">
          <table:table-cell office:value-type="string">
            <text:p>下級生 1 (D-1) (エルフ版)</text:p>
          </table:table-cell>
          <table:table-cell office:value-type="string">
            <text:p>『ときめきの予感…』 ……</text:p>
          </table:table-cell>
          <table:table-cell table:number-columns-repeated="3"/>
          <table:table-cell table:style-name="ce2" office:value-type="string">
            <text:p><text:span text:style-name="T5"><text:a xlink:href="http://www.bonnou108.jp/am/am9/904-kakyusei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下級生 2</text:p>
          </table:table-cell>
          <table:table-cell office:value-type="string">
            <text:p>(非elf出品版本)</text:p>
          </table:table-cell>
          <table:table-cell office:value-type="string">
            <text:p>My Petty Class Student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1">
          <table:table-cell office:value-type="string">
            <text:p>下級生 2 (D-1) (エルフ版)</text:p>
          </table:table-cell>
          <table:table-cell office:value-type="string">
            <text:p>『素直になれたら…』……</text:p>
          </table:table-cell>
          <table:table-cell table:number-columns-repeated="3"/>
          <table:table-cell office:value-type="string">
            <text:p>animeros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下級生 3</text:p>
          </table:table-cell>
          <table:table-cell office:value-type="string">
            <text:p>(非elf出品版本)</text:p>
          </table:table-cell>
          <table:table-cell office:value-type="string">
            <text:p>My Petty Class Student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1">
          <table:table-cell office:value-type="string">
            <text:p>下級生 3 (D-2) (エルフ版)</text:p>
          </table:table-cell>
          <table:table-cell office:value-type="string">
            <text:p>『揺れる想い…』 ……</text:p>
          </table:table-cell>
          <table:table-cell table:number-columns-repeated="3"/>
          <table:table-cell office:value-type="string">
            <text:p>animeros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下級生 4</text:p>
          </table:table-cell>
          <table:table-cell office:value-type="string">
            <text:p>(非elf出品版本)</text:p>
          </table:table-cell>
          <table:table-cell office:value-type="string">
            <text:p>My Petty Class Student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1">
          <table:table-cell office:value-type="string">
            <text:p>下級生 4 (D-2) (エルフ版)</text:p>
          </table:table-cell>
          <table:table-cell office:value-type="string">
            <text:p>『ぬくもりを感じたい…forever』 ……</text:p>
          </table:table-cell>
          <table:table-cell table:number-columns-repeated="3"/>
          <table:table-cell office:value-type="string">
            <text:p>animeros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下級生TV版 第1卷</text:p>
          </table:table-cell>
          <table:table-cell office:value-type="string">
            <text:p>(每卷2話,共7卷14話)</text:p>
          </table:table-cell>
          <table:table-cell table:number-columns-repeated="3"/>
          <table:table-cell table:style-name="ce2" office:value-type="string">
            <text:p><text:span text:style-name="T5"><text:a xlink:href="http://www.bonnou108.jp/am/am9/904-kakyuseiTV.htm" xlink:type="simple">animeros</text:a></text:span></text:p>
          </table:table-cell>
          <table:table-cell table:style-name="ce11" office:value-type="string">
            <text:p><text:span text:style-name="T5"><text:a xlink:href="http://www.pinkpineapple.co.jp/kakyu/tv/tv1/kakyutv1.html" xlink:type="simple">PinkPineapple</text:a></text:span></text:p>
          </table:table-cell>
          <table:table-cell table:style-name="ce3"/>
          <table:table-cell table:number-columns-repeated="1016"/>
        </table:table-row>
        <table:table-row table:style-name="ro1">
          <table:table-cell office:value-type="string">
            <text:p>下級生TV版 第2卷</text:p>
          </table:table-cell>
          <table:table-cell office:value-type="string">
            <text:p>下級生 （TVシリーズ）</text:p>
          </table:table-cell>
          <table:table-cell table:number-columns-repeated="3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pinkpineapple.co.jp/kakyu/tv/tv2/kakyutv2.html" xlink:type="simple">PinkPineapple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下級生TV版 第3卷</text:p>
          </table:table-cell>
          <table:table-cell office:value-type="string">
            <text:p>TVアニメーション</text:p>
          </table:table-cell>
          <table:table-cell table:number-columns-repeated="3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pinkpineapple.co.jp/kakyu/tv/tv3/kakyutv3.html" xlink:type="simple">PinkPineapple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下級生TV版 第4卷</text:p>
          </table:table-cell>
          <table:table-cell table:number-columns-repeated="4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pinkpineapple.co.jp/kakyu/tv/tv4/kakyutv4.html" xlink:type="simple">PinkPineapple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下級生TV版 第5卷</text:p>
          </table:table-cell>
          <table:table-cell table:number-columns-repeated="4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pinkpineapple.co.jp/kakyu/tv/tv5/kakyutv5.html" xlink:type="simple">PinkPineapple</text:a></text:span></text:p>
          </table:table-cell>
          <table:table-cell table:style-name="ce3"/>
          <table:table-cell table:number-columns-repeated="1016"/>
        </table:table-row>
        <table:table-row table:style-name="ro1">
          <table:table-cell office:value-type="string">
            <text:p>下級生TV版 第6卷</text:p>
          </table:table-cell>
          <table:table-cell table:number-columns-repeated="4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pinkpineapple.co.jp/kakyu/tv/tv6/kakyutv6.html" xlink:type="simple">PinkPineapple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下級生TV版 第7卷</text:p>
          </table:table-cell>
          <table:table-cell table:number-columns-repeated="4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pinkpineapple.co.jp/kakyu/tv/tv7/kakyutv7.html" xlink:type="simple">PinkPineapple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大惡司 0</text:p>
          </table:table-cell>
          <table:table-cell office:value-type="string">
            <text:p>大悪司 Vol.0 ～前戯のススメ</text:p>
          </table:table-cell>
          <table:table-cell office:value-type="string">
            <text:p>Daiakuji Vol.0</text:p>
          </table:table-cell>
          <table:table-cell/>
          <table:table-cell office:value-type="string">
            <text:p>2003/08/28 <text:span text:style-name="T8">new~</text:span></text:p>
          </table:table-cell>
          <table:table-cell/>
          <table:table-cell table:style-name="ce11" office:value-type="string">
            <text:p><text:span text:style-name="T5"><text:a xlink:href="http://www.green-bunny.com/new/daiakuji/aku1/main.html" xlink:type="simple">GREEN BUNNY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女子寮～冬之誓～前編</text:p>
          </table:table-cell>
          <table:table-cell office:value-type="string">
            <text:p>女子寮～冬の誓い～前編</text:p>
          </table:table-cell>
          <table:table-cell table:number-columns-repeated="3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seddnet.com/products/toraha4.html" xlink:type="simple">DISCOVERY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女子寮～冬之誓～後編</text:p>
          </table:table-cell>
          <table:table-cell office:value-type="string">
            <text:p>女子寮～冬の誓い～後編</text:p>
          </table:table-cell>
          <table:table-cell table:number-columns-repeated="3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seddnet.com/products/toraha5.html" xlink:type="simple">DISCOVERY</text:a></text:span></text:p>
          </table:table-cell>
          <table:table-cell table:style-name="ce3"/>
          <table:table-cell table:number-columns-repeated="1016"/>
        </table:table-row>
        <table:table-row table:style-name="ro1">
          <table:table-cell office:value-type="string">
            <text:p>女子寮～春之漣漪</text:p>
          </table:table-cell>
          <table:table-cell office:value-type="string">
            <text:p>女子寮～春のさざなみ～</text:p>
          </table:table-cell>
          <table:table-cell table:number-columns-repeated="3"/>
          <table:table-cell table:style-name="ce2" office:value-type="string">
            <text:p><text:span text:style-name="T5"><text:a xlink:href="http://www.bonnou108.jp/am/am2/207-triangleheart.htm" xlink:type="simple">animeros</text:a></text:span></text:p>
          </table:table-cell>
          <table:table-cell table:style-name="ce11" office:value-type="string">
            <text:p><text:span text:style-name="T5"><text:a xlink:href="http://www.seddnet.com/products/toraha1.html" xlink:type="simple">DISCOVERY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女子寮～風薫，秋</text:p>
          </table:table-cell>
          <table:table-cell office:value-type="string">
            <text:p>女子寮～風薫る、秋～</text:p>
          </table:table-cell>
          <table:table-cell table:number-columns-repeated="3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seddnet.com/products/toraha3.html" xlink:type="simple">DISCOVERY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女子寮～夏之發展</text:p>
          </table:table-cell>
          <table:table-cell office:value-type="string">
            <text:p>女子寮～夏のゆうひ～</text:p>
          </table:table-cell>
          <table:table-cell table:number-columns-repeated="3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seddnet.com/products/toraha2.html" xlink:type="simple">DISCOVERY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女王樣M奴隸</text:p>
          </table:table-cell>
          <table:table-cell office:value-type="string">
            <text:p>女王様はM奴隷</text:p>
          </table:table-cell>
          <table:table-cell office:value-type="string">
            <text:p>Queen and Slave</text:p>
          </table:table-cell>
          <table:table-cell table:number-columns-repeated="2"/>
          <table:table-cell table:style-name="ce2" office:value-type="string">
            <text:p><text:span text:style-name="T5"><text:a xlink:href="http://www.bonnou108.jp/am/am6/605-FIVE.htm" xlink:type="simple">animeros</text:a></text:span></text:p>
          </table:table-cell>
          <table:table-cell table:style-name="ce11" office:value-type="string">
            <text:p><text:span text:style-name="T5"><text:a xlink:href="http://www.five-w.com/wr/fw0190/fw0190.html" xlink:type="simple">Five Ways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女格鬥家 麗蘭</text:p>
          </table:table-cell>
          <table:table-cell office:value-type="string">
            <text:p>オーキッド☆エンブレム</text:p>
          </table:table-cell>
          <table:table-cell office:value-type="string">
            <text:p>The Best of Kitty Vol.1 Orchid Emblem-Reilan</text:p>
          </table:table-cell>
          <table:table-cell table:number-columns-repeated="2"/>
          <table:table-cell table:style-name="ce2" office:value-type="string">
            <text:p><text:span text:style-name="T5"><text:a xlink:href="http://www.bonnou108.jp/am/am5/anchor-GBBH-1017" xlink:type="simple">animeros</text:a></text:span></text:p>
          </table:table-cell>
          <table:table-cell table:style-name="ce11" office:value-type="string">
            <text:p><text:span text:style-name="T5"><text:a xlink:href="http://www.green-bunny.com/catalog/ohkid.html" xlink:type="simple">GREEN BUNNY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女畜</text:p>
          </table:table-cell>
          <table:table-cell office:value-type="string">
            <text:p>女蓄</text:p>
          </table:table-cell>
          <table:table-cell office:value-type="string">
            <text:p>Office Affairs (Mechiku)</text:p>
          </table:table-cell>
          <table:table-cell table:number-columns-repeated="2"/>
          <table:table-cell table:style-name="ce11" office:value-type="string">
            <text:p><text:span text:style-name="T5"><text:a xlink:href="http://www.bonnou108.jp/am/am6/602-VANILLA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 table:number-columns-repeated="2" table:style-name="ce3" office:value-type="string">
            <text:p>女神探偵（VINUS FILE） FILE.1</text:p>
          </table:table-cell>
          <table:table-cell office:value-type="string">
            <text:p>Megami Tantei: File.01</text:p>
          </table:table-cell>
          <table:table-cell/>
          <table:table-cell table:style-name="ce5" office:value-type="string">
            <office:annotation draw:style-name="gr1" draw:text-style-name="P1" svg:width="3.191cm" svg:height="1.984cm" svg:x="22.026cm" svg:y="143.643cm" draw:caption-point-x="-1.081cm" draw:caption-point-y="-47.537cm">
              <dc:date>2013-08-01T00:00:00</dc:date>
              <text:p text:style-name="P1"><text:span text:style-name="T3">「恥辱</text:span><text:span text:style-name="T3">×</text:span><text:span text:style-name="T3">悦楽＝肉欲の餌食」</text:span></text:p>
              <text:p text:style-name="P1"><text:span text:style-name="T2"/></text:p>
            </office:annotation>
            <text:p>2003/05/18 <text:span text:style-name="T8">new~</text:span></text:p>
          </table:table-cell>
          <table:table-cell table:style-name="ce2" office:value-type="string">
            <text:p><text:span text:style-name="T5"><text:a xlink:href="http://www.bonnou108.jp/am/am6/605-vinus.htm" xlink:type="simple">animeros</text:a></text:span></text:p>
          </table:table-cell>
          <table:table-cell table:style-name="ce11" office:value-type="string">
            <text:p><text:span text:style-name="T5"><text:a xlink:href="http://www.five-w.com/wr/fw0224/fw0224.html" xlink:type="simple">Five Ways</text:a></text:span></text:p>
          </table:table-cell>
          <table:table-cell table:number-columns-repeated="1017"/>
        </table:table-row>
        <table:table-row table:style-name="ro1">
          <table:table-cell table:number-columns-repeated="2" office:value-type="string">
            <text:p>女教師 <text:s/>裕美の放課後~前編</text:p>
          </table:table-cell>
          <table:table-cell office:value-type="string">
            <text:p>OnnaKyoushi Yumi no Houkago Part.1 </text:p>
          </table:table-cell>
          <table:table-cell/>
          <table:table-cell table:style-name="ce6" office:value-type="string">
            <text:p>2003/08/08 <text:span text:style-name="T8">new~</text:span></text:p>
          </table:table-cell>
          <table:table-cell table:style-name="ce6"/>
          <table:table-cell table:style-name="ce11" office:value-type="string">
            <text:p><text:span text:style-name="T5"><text:a xlink:href="http://www.jvd.ne.jp/vanilla/new.html" xlink:type="simple">jvd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女教師 一時限目・社會科</text:p>
          </table:table-cell>
          <table:table-cell office:value-type="string">
            <text:p>女教師 一時限目・社会科「泣かぬなら犯してしまえホトトギス」</text:p>
          </table:table-cell>
          <table:table-cell office:value-type="string">
            <text:p>Onna Kyoushi Vol.1</text:p>
          </table:table-cell>
          <table:table-cell/>
          <table:table-cell table:style-name="ce6" office:value-type="date" office:date-value="2002-12-25">
            <text:p>2002/12/25</text:p>
          </table:table-cell>
          <table:table-cell table:style-name="ce11" office:value-type="string">
            <text:p><text:span text:style-name="T5"><text:a xlink:href="http://www.bonnou108.jp/am/am7/703-onna.htm" xlink:type="simple">animeros</text:a></text:span></text:p>
          </table:table-cell>
          <table:table-cell table:style-name="ce11" office:value-type="string">
            <text:p><text:span text:style-name="T5"><text:a xlink:href="http://www.milky-anime.com/04/onnakyosi/onnakyosi.html" xlink:type="simple">milky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女教師 二時限目・數學科</text:p>
          </table:table-cell>
          <table:table-cell office:value-type="string">
            <text:p>女教師 二時限目・数学科 「羞恥×悦楽＝肉欲の餌食」</text:p>
          </table:table-cell>
          <table:table-cell office:value-type="string">
            <text:p>Onna Kyoushi Vol.2</text:p>
          </table:table-cell>
          <table:table-cell/>
          <table:table-cell table:style-name="ce5" office:value-type="string">
            <office:annotation draw:style-name="gr1" draw:text-style-name="P1" svg:width="3.191cm" svg:height="1.693cm" svg:x="22.026cm" svg:y="146.447cm" draw:caption-point-x="-1.081cm" draw:caption-point-y="-49.15cm">
              <dc:date>2013-08-01T00:00:00</dc:date>
              <text:p text:style-name="P1"><text:span text:style-name="T3">「恥辱</text:span><text:span text:style-name="T3">×</text:span><text:span text:style-name="T3">悦楽＝肉欲の餌食」</text:span></text:p>
              <text:p text:style-name="P1"><text:span text:style-name="T2"/></text:p>
            </office:annotation>
            <text:p>2003/03/25 <text:span text:style-name="T8">new~</text:span></text:p>
          </table:table-cell>
          <table:table-cell table:style-name="ce11" office:value-type="string">
            <text:p><text:span text:style-name="T5"><text:a xlink:href="http://www.bonnou108.jp/am/am7/703-onna.htm" xlink:type="simple">animeros</text:a></text:span></text:p>
          </table:table-cell>
          <table:table-cell table:style-name="ce11" office:value-type="string">
            <text:p><text:span text:style-name="T5"><text:a xlink:href="http://www.milky-anime.com/04/onnakyosi/onnakyosi-2.html" xlink:type="simple">milky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女教師 三時限目・化學科</text:p>
          </table:table-cell>
          <table:table-cell office:value-type="string">
            <text:p>女教師 三時限目･化学科「ケダモノたちの実験器具」</text:p>
          </table:table-cell>
          <table:table-cell office:value-type="string">
            <text:p>Onna Kyoushi Vol.3</text:p>
          </table:table-cell>
          <table:table-cell/>
          <table:table-cell table:style-name="ce5" office:value-type="string">
            <office:annotation draw:style-name="gr1" draw:text-style-name="P1" svg:width="3.19cm" svg:height="1.587cm" svg:x="20.731cm" svg:y="123.19cm" draw:caption-point-x="0.214cm" draw:caption-point-y="-25.496cm">
              <dc:date>2013-08-01T00:00:00</dc:date>
              <text:p text:style-name="P1"><text:span text:style-name="T3">「恥辱</text:span><text:span text:style-name="T3">×</text:span><text:span text:style-name="T3">悦楽＝肉欲の餌食」</text:span></text:p>
              <text:p text:style-name="P1"><text:span text:style-name="T2"/></text:p>
            </office:annotation>
            <text:p>2003/08/25 <text:span text:style-name="T8">new~</text:span></text:p>
          </table:table-cell>
          <table:table-cell table:style-name="ce11"/>
          <table:table-cell table:style-name="ce11" office:value-type="string">
            <text:p><text:span text:style-name="T5"><text:a xlink:href="http://www.milky-anime.com/04/onnakyosi/onnakyosi-3.html" xlink:type="simple">milky</text:a></text:span></text:p>
          </table:table-cell>
          <table:table-cell table:number-columns-repeated="1017"/>
        </table:table-row>
        <table:table-row table:style-name="ro4">
          <table:table-cell table:number-columns-repeated="2" office:value-type="string">
            <text:p>女教師二十三歳 前篇</text:p>
          </table:table-cell>
          <table:table-cell table:style-name="ce8" office:value-type="string">
            <text:p>Onna-Kyoushi Nijyu-sansai <text:span text:style-name="T7"><text:s/>1</text:span></text:p>
          </table:table-cell>
          <table:table-cell/>
          <table:table-cell table:style-name="ce6" office:value-type="string">
            <text:p>2003/01/24 <text:span text:style-name="T8">new~</text:span></text:p>
          </table:table-cell>
          <table:table-cell table:style-name="ce2" office:value-type="string">
            <text:p><text:span text:style-name="T5"><text:a xlink:href="http://www.bonnou108.jp/am/am7/708-onna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4">
          <table:table-cell table:number-columns-repeated="2" office:value-type="string">
            <text:p>女教師二十三歳 後篇</text:p>
          </table:table-cell>
          <table:table-cell table:style-name="ce8" office:value-type="string">
            <text:p>Onna-Kyoushi Nijyu-sansai <text:span text:style-name="T7"><text:s/>2</text:span></text:p>
          </table:table-cell>
          <table:table-cell/>
          <table:table-cell table:style-name="ce5" office:value-type="string">
            <text:p>2003/06/27 <text:span text:style-name="T8">new~</text:span></text:p>
          </table:table-cell>
          <table:table-cell table:style-name="ce2" office:value-type="string">
            <text:p><text:span text:style-name="T5"><text:a xlink:href="http://www.bonnou108.jp/am/am7/708-onna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女淫道中 1</text:p>
          </table:table-cell>
          <table:table-cell office:value-type="string">
            <text:p>女淫道中～忍封神隠し～淫ら食いの壱</text:p>
          </table:table-cell>
          <table:table-cell office:value-type="string">
            <text:p>Nyoin Douchu: Ninpu Kamikakushi Vol.1</text:p>
          </table:table-cell>
          <table:table-cell/>
          <table:table-cell office:value-type="string">
            <text:p>2003/08/28 <text:span text:style-name="T8">new~</text:span></text:p>
          </table:table-cell>
          <table:table-cell/>
          <table:table-cell table:style-name="ce11" office:value-type="string">
            <text:p><text:span text:style-name="T5"><text:a xlink:href="http://www.green-bunny.com/new/nyoin/nyoin1/main.html" xlink:type="simple">GREEN BUNNY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女傭之館~下卷</text:p>
          </table:table-cell>
          <table:table-cell office:value-type="string">
            <text:p>メイドの館 ～絶望編～下巻</text:p>
          </table:table-cell>
          <table:table-cell table:number-columns-repeated="2"/>
          <table:table-cell table:style-name="ce6" office:value-type="date" office:date-value="2002-12-13">
            <text:p>2002/12/13</text:p>
          </table:table-cell>
          <table:table-cell office:value-type="string">
            <text:p>animeros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女傭之館~上卷</text:p>
          </table:table-cell>
          <table:table-cell office:value-type="string">
            <text:p>メイドの館 ～絶望編～上巻</text:p>
          </table:table-cell>
          <table:table-cell table:number-columns-repeated="3"/>
          <table:table-cell table:style-name="ce2" office:value-type="string">
            <text:p><text:span text:style-name="T5"><text:a xlink:href="http://www.bonnou108.jp/am/am6/602-VANILLA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小夜花 LOVE FOREVER</text:p>
          </table:table-cell>
          <table:table-cell office:value-type="string">
            <text:p>LOVE FOREVER 小夜花</text:p>
          </table:table-cell>
          <table:table-cell office:value-type="string">
            <text:p>Love Forever~act.1~小夜花</text:p>
          </table:table-cell>
          <table:table-cell table:number-columns-repeated="2"/>
          <table:table-cell table:style-name="ce11" office:value-type="string">
            <text:p><text:span text:style-name="T5"><text:a xlink:href="http://www.bonnou108.jp/am/am2/206-OTHERS.htm#anchor-IHM-S005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小孩子的時間 1</text:p>
          </table:table-cell>
          <table:table-cell office:value-type="string">
            <text:p>こどもの時間（A FORBIDDEN TIME 禁じられたとき）1</text:p>
          </table:table-cell>
          <table:table-cell office:value-type="string">
            <text:p>Kodomo no Jikan Vol.1: a forbidden time Kinjirareta Toki</text:p>
          </table:table-cell>
          <table:table-cell/>
          <table:table-cell table:style-name="ce6" office:value-type="date" office:date-value="2001-07-18">
            <text:p>2001/07/18</text:p>
          </table:table-cell>
          <table:table-cell table:style-name="ce2" office:value-type="string">
            <text:p><text:span text:style-name="T5"><text:a xlink:href="http://www.bonnou108.jp/am/am6/605-child.htm" xlink:type="simple">animeros</text:a></text:span></text:p>
          </table:table-cell>
          <table:table-cell table:style-name="ce11" office:value-type="string">
            <text:p><text:span text:style-name="T5"><text:a xlink:href="http://www.five-w.com/wr/fw0132/fw0132.html" xlink:type="simple">Five Ways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小孩子的時間 2</text:p>
          </table:table-cell>
          <table:table-cell office:value-type="string">
            <text:p>こどもの時間（A FORBIDDEN TIME 禁じられたとき）2</text:p>
          </table:table-cell>
          <table:table-cell office:value-type="string">
            <text:p>Kodomo no Jikan Vol.2: a forbidden time Kinjirareta Toki</text:p>
          </table:table-cell>
          <table:table-cell/>
          <table:table-cell table:style-name="ce6" office:value-type="date" office:date-value="2001-10-18">
            <text:p>2001/10/18</text:p>
          </table:table-cell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five-w.com/wr/fw0148/fw0148.html" xlink:type="simple">Five Ways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小孩子的時間 3</text:p>
          </table:table-cell>
          <table:table-cell office:value-type="string">
            <text:p>こどもの時間（A FORBIDDEN TIME 禁じられたとき）3</text:p>
          </table:table-cell>
          <table:table-cell office:value-type="string">
            <text:p>Kodomo no Jikan Vol.3: a forbidden time Kinjirareta Toki</text:p>
          </table:table-cell>
          <table:table-cell/>
          <table:table-cell table:style-name="ce6" office:value-type="date" office:date-value="2001-11-18">
            <text:p>2001/11/18</text:p>
          </table:table-cell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five-w.com/wr/fw0152/fw0152.html" xlink:type="simple">Five Ways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小孩子的時間 4</text:p>
          </table:table-cell>
          <table:table-cell office:value-type="string">
            <text:p>こどもの時間（A FORBIDDEN TIME 禁じられたとき）4</text:p>
          </table:table-cell>
          <table:table-cell office:value-type="string">
            <text:p>Kodomo no Jikan Vol.4: a forbidden time Kinjirareta Toki</text:p>
          </table:table-cell>
          <table:table-cell/>
          <table:table-cell table:style-name="ce6" office:value-type="date" office:date-value="2002-02-18">
            <text:p>2002/02/18</text:p>
          </table:table-cell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five-w.com/wr/fw0164/fw0164.html" xlink:type="simple">Five Ways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小孩子的時間 5</text:p>
          </table:table-cell>
          <table:table-cell office:value-type="string">
            <text:p>こどもの時間（A FORBIDDEN TIME 禁じられたとき）5</text:p>
          </table:table-cell>
          <table:table-cell office:value-type="string">
            <text:p>Kodomo no Jikan Vol.5: a forbidden time Kinjirareta Toki</text:p>
          </table:table-cell>
          <table:table-cell/>
          <table:table-cell table:style-name="ce6" office:value-type="date" office:date-value="2002-11-18">
            <text:p>2002/11/18</text:p>
          </table:table-cell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five-w.com/wr/fw0208/fw0208.html" xlink:type="simple">Five Ways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小孩子的時間 6</text:p>
          </table:table-cell>
          <table:table-cell office:value-type="string">
            <text:p>こどもの時間（A FORBIDDEN TIME 禁じられたとき）6</text:p>
          </table:table-cell>
          <table:table-cell office:value-type="string">
            <text:p>Kodomo no Jikan Vol.6: a forbidden time Kinjirareta Toki</text:p>
          </table:table-cell>
          <table:table-cell/>
          <table:table-cell table:style-name="ce6" office:value-type="date" office:date-value="2002-12-18">
            <text:p>2002/12/18</text:p>
          </table:table-cell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five-w.com/wr/fw0211/fw0211.html" xlink:type="simple">Five Ways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小孩子的時間 7</text:p>
          </table:table-cell>
          <table:table-cell office:value-type="string">
            <text:p>こどもの時間（A FORBIDDEN TIME 禁じられたとき）7</text:p>
          </table:table-cell>
          <table:table-cell office:value-type="string">
            <text:p>Kodomo no Jikan Vol.7: a forbidden time Kinjirareta Toki</text:p>
          </table:table-cell>
          <table:table-cell/>
          <table:table-cell table:style-name="ce6" office:value-type="date" office:date-value="2002-01-18">
            <text:p>2002/01/18</text:p>
          </table:table-cell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five-w.com/wr/fw0216/fw0216.html" xlink:type="simple">Five Ways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小楓 第一卷</text:p>
          </table:table-cell>
          <table:table-cell office:value-type="string">
            <text:p>もみじ 第一巻「季節はずれの落葉」</text:p>
          </table:table-cell>
          <table:table-cell office:value-type="string">
            <text:p>MoMiJi 1</text:p>
          </table:table-cell>
          <table:table-cell table:number-columns-repeated="2"/>
          <table:table-cell table:style-name="ce11" office:value-type="string">
            <text:p><text:span text:style-name="T5"><text:a xlink:href="http://www.bonnou108.jp/am/am11/1106-momiji.htm" xlink:type="simple">animeros</text:a></text:span></text:p>
          </table:table-cell>
          <table:table-cell table:style-name="ce11" office:value-type="string">
            <text:p><text:span text:style-name="T5"><text:a xlink:href="http://www.blue-eyes.ne.jp/momiji/1/index2.html" xlink:type="simple">blue eyes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小楓 第二卷</text:p>
          </table:table-cell>
          <table:table-cell office:value-type="string">
            <text:p>もみじ 第二巻「色づきはじめた若葉たち」</text:p>
          </table:table-cell>
          <table:table-cell office:value-type="string">
            <text:p>MoMiJi 2</text:p>
          </table:table-cell>
          <table:table-cell table:number-columns-repeated="2"/>
          <table:table-cell table:style-name="ce3" office:value-type="string">
            <text:p>animeros</text:p>
          </table:table-cell>
          <table:table-cell table:style-name="ce11" office:value-type="string">
            <text:p><text:span text:style-name="T5"><text:a xlink:href="http://www.blue-eyes.ne.jp/momiji/2/index2.html" xlink:type="simple">blue eyes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小楓 第三卷 ~發芽的嫩芽</text:p>
          </table:table-cell>
          <table:table-cell office:value-type="string">
            <text:p>もみじ 第三巻「 芽吹きはじめた若葉たち」</text:p>
          </table:table-cell>
          <table:table-cell office:value-type="string">
            <text:p>MoMiJi 3</text:p>
          </table:table-cell>
          <table:table-cell/>
          <table:table-cell office:value-type="string">
            <text:p>2003/05/25 <text:span text:style-name="T8">new~</text:span></text:p>
          </table:table-cell>
          <table:table-cell table:style-name="ce11" office:value-type="string">
            <text:p><text:span text:style-name="T5"><text:a xlink:href="http://www.bonnou108.jp/am/am11/1106-momiji.htm" xlink:type="simple">animeros</text:a></text:span></text:p>
          </table:table-cell>
          <table:table-cell table:style-name="ce11" office:value-type="string">
            <text:p><text:span text:style-name="T5"><text:a xlink:href="http://www.blue-eyes.ne.jp/momiji/3/index.html" xlink:type="simple">blue eyes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小楓 第四卷</text:p>
          </table:table-cell>
          <table:table-cell office:value-type="string">
            <text:p>もみじ 第四巻 落つることのないもみじ</text:p>
          </table:table-cell>
          <table:table-cell office:value-type="string">
            <text:p>MoMiJi 4</text:p>
          </table:table-cell>
          <table:table-cell/>
          <table:table-cell office:value-type="string">
            <text:p>2003/08/25 <text:span text:style-name="T8">new~</text:span></text:p>
          </table:table-cell>
          <table:table-cell table:style-name="ce11"/>
          <table:table-cell table:style-name="ce11" office:value-type="string">
            <text:p><text:span text:style-name="T5"><text:a xlink:href="http://www.blue-eyes.ne.jp/momiji/4/main/index.html" xlink:type="simple">blue eyes</text:a></text:span></text:p>
          </table:table-cell>
          <table:table-cell table:number-columns-repeated="1017"/>
        </table:table-row>
        <table:table-row table:style-name="ro1">
          <table:table-cell table:number-columns-repeated="2" office:value-type="string">
            <text:p>不純異性交遊</text:p>
          </table:table-cell>
          <table:table-cell office:value-type="string">
            <text:p>fujun story</text:p>
          </table:table-cell>
          <table:table-cell/>
          <table:table-cell table:style-name="ce6" office:value-type="date" office:date-value="2002-11-25">
            <text:p>2002/11/25</text:p>
          </table:table-cell>
          <table:table-cell table:style-name="ce6"/>
          <table:table-cell table:style-name="ce11" office:value-type="string">
            <text:p><text:span text:style-name="T5"><text:a xlink:href="http://www.milky-anime.com/04/fujun/fujun.html" xlink:type="simple">milky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五張卡片~完整版</text:p>
          </table:table-cell>
          <table:table-cell office:value-type="string">
            <text:p>ファイブカード 完全版</text:p>
          </table:table-cell>
          <table:table-cell office:value-type="string">
            <text:p>Five Cards</text:p>
          </table:table-cell>
          <table:table-cell table:number-columns-repeated="2"/>
          <table:table-cell table:style-name="ce2" office:value-type="string">
            <text:p><text:span text:style-name="T5"><text:a xlink:href="http://www.bonnou108.jp/am/am2/205-5card.htm" xlink:type="simple">animeros</text:a></text:span></text:p>
          </table:table-cell>
          <table:table-cell table:style-name="ce11" office:value-type="string">
            <text:p><text:span text:style-name="T5"><text:a xlink:href="http://www.five-w.com/cd/cr0015/cr0015.html" xlink:type="simple">Five Ways</text:a></text:span></text:p>
          </table:table-cell>
          <table:table-cell table:style-name="ce3"/>
          <table:table-cell table:number-columns-repeated="1016"/>
        </table:table-row>
        <table:table-row table:style-name="ro1">
          <table:table-cell office:value-type="string">
            <text:p>五張卡片~第1話 </text:p>
          </table:table-cell>
          <table:table-cell office:value-type="string">
            <text:p>ファイブカード第1話</text:p>
          </table:table-cell>
          <table:table-cell office:value-type="string">
            <text:p>Five Cards 1</text:p>
          </table:table-cell>
          <table:table-cell table:number-columns-repeated="2"/>
          <table:table-cell table:style-name="ce2" office:value-type="string">
            <text:p><text:span text:style-name="T5"><text:a xlink:href="http://www.bonnou108.jp/am/am2/205-5card.htm" xlink:type="simple">animeros</text:a></text:span></text:p>
          </table:table-cell>
          <table:table-cell table:style-name="ce11" office:value-type="string">
            <text:p><text:span text:style-name="T5"><text:a xlink:href="http://www.five-w.com/cd/cr0001/cr0001.html" xlink:type="simple">Five Ways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五張卡片~第2話</text:p>
          </table:table-cell>
          <table:table-cell office:value-type="string">
            <text:p>ファイブカード第2話</text:p>
          </table:table-cell>
          <table:table-cell office:value-type="string">
            <text:p>Five Cards 2</text:p>
          </table:table-cell>
          <table:table-cell table:number-columns-repeated="2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five-w.com/cd/cr0004/cr0004.html" xlink:type="simple">Five Ways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五張卡片~第3話</text:p>
          </table:table-cell>
          <table:table-cell office:value-type="string">
            <text:p>ファイブカード第3話</text:p>
          </table:table-cell>
          <table:table-cell office:value-type="string">
            <text:p>Five Cards 3</text:p>
          </table:table-cell>
          <table:table-cell table:number-columns-repeated="2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five-w.com/cd/cr0009/cr0009.html" xlink:type="simple">Five Ways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五張卡片~第4話</text:p>
          </table:table-cell>
          <table:table-cell office:value-type="string">
            <text:p>ファイブカード第4話</text:p>
          </table:table-cell>
          <table:table-cell office:value-type="string">
            <text:p>Five Cards 4</text:p>
          </table:table-cell>
          <table:table-cell table:number-columns-repeated="2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five-w.com/cd/cr0012/cr0012.html" xlink:type="simple">Five Ways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公主的回憶 前篇</text:p>
          </table:table-cell>
          <table:table-cell office:value-type="string">
            <text:p>Princess Memory <text:s/>プリンセスメモリー(前編)</text:p>
          </table:table-cell>
          <table:table-cell office:value-type="string">
            <text:p>Princess Memory 1</text:p>
          </table:table-cell>
          <table:table-cell table:number-columns-repeated="2"/>
          <table:table-cell table:style-name="ce2" office:value-type="string">
            <text:p><text:span text:style-name="T5"><text:a xlink:href="http://www.bonnou108.jp/am/am2/208-princess.htm" xlink:type="simple">animeros</text:a></text:span></text:p>
          </table:table-cell>
          <table:table-cell table:style-name="ce11" office:value-type="string">
            <text:p><text:span text:style-name="T5"><text:a xlink:href="http://www.l-heart.ne.jp/princess/01.htm" xlink:type="simple">れもんはーと</text:a></text:span></text:p>
          </table:table-cell>
          <table:table-cell table:style-name="ce2" office:value-type="string">
            <text:p><text:span text:style-name="T5"><text:a xlink:href="http://www.a-rms.co.jp/f_article/0106/princess/index.html" xlink:type="simple">arms</text:a></text:span></text:p>
          </table:table-cell>
          <table:table-cell table:number-columns-repeated="1016"/>
        </table:table-row>
        <table:table-row table:style-name="ro1">
          <table:table-cell office:value-type="string">
            <text:p>公主的回憶 後篇</text:p>
          </table:table-cell>
          <table:table-cell office:value-type="string">
            <text:p>Princess Memory <text:s/>プリンセスメモリー(後編)</text:p>
          </table:table-cell>
          <table:table-cell office:value-type="string">
            <text:p>Princess Memory 2</text:p>
          </table:table-cell>
          <table:table-cell table:number-columns-repeated="2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l-heart.ne.jp/princess/2/index.htm" xlink:type="simple">れもんはーと</text:a></text:span></text:p>
          </table:table-cell>
          <table:table-cell table:style-name="ce2" office:value-type="string">
            <text:p><text:span text:style-name="T5"><text:a xlink:href="http://www.a-rms.co.jp/f_article/0109/princess/index.html" xlink:type="simple">arms</text:a></text:span></text:p>
          </table:table-cell>
          <table:table-cell table:number-columns-repeated="1016"/>
        </table:table-row>
        <table:table-row table:style-name="ro1">
          <table:table-cell office:value-type="string">
            <text:p>午夜的花豹1 <text:s/></text:p>
          </table:table-cell>
          <table:table-cell office:value-type="string">
            <text:p>ミッドナイトパンサー ~愛であなたを殺してあげる・・・</text:p>
          </table:table-cell>
          <table:table-cell office:value-type="string">
            <text:p>Midnight Panther-Ep1</text:p>
          </table:table-cell>
          <table:table-cell table:number-columns-repeated="2"/>
          <table:table-cell table:style-name="ce2" office:value-type="string">
            <text:p><text:span text:style-name="T5"><text:a xlink:href="http://www.bonnou108.jp/am/am5/anchor-GBBH-1017" xlink:type="simple">animeros</text:a></text:span></text:p>
          </table:table-cell>
          <table:table-cell table:style-name="ce11" office:value-type="string">
            <text:p><text:span text:style-name="T5"><text:a xlink:href="http://www.green-bunny.com/catalog/midnight/midnight1.html" xlink:type="simple">GREEN BUNNY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午夜的花豹2</text:p>
          </table:table-cell>
          <table:table-cell office:value-type="string">
            <text:p>ミッドナイトパンサー ~永遠のキスをあなたにあげる</text:p>
          </table:table-cell>
          <table:table-cell office:value-type="string">
            <text:p>Midnight Panther-Ep2</text:p>
          </table:table-cell>
          <table:table-cell table:number-columns-repeated="2"/>
          <table:table-cell table:style-name="ce2" office:value-type="string">
            <text:p><text:span text:style-name="T5"><text:a xlink:href="http://www.bonnou108.jp/am/am5/anchor-GBBH-1017" xlink:type="simple">animeros</text:a></text:span></text:p>
          </table:table-cell>
          <table:table-cell table:style-name="ce11" office:value-type="string">
            <text:p><text:span text:style-name="T5"><text:a xlink:href="http://www.green-bunny.com/catalog/midnight/midnight2.html" xlink:type="simple">GREEN BUNNY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天使 ANGEL</text:p>
          </table:table-cell>
          <table:table-cell office:value-type="string">
            <text:p>エンジェル</text:p>
          </table:table-cell>
          <table:table-cell office:value-type="string">
            <text:p>ANGEL</text:p>
          </table:table-cell>
          <table:table-cell table:number-columns-repeated="2"/>
          <table:table-cell table:style-name="ce11" office:value-type="string">
            <text:p><text:span text:style-name="T5"><text:a xlink:href="http://www.bonnou108.jp/am/am9/901-GB.htm" xlink:type="simple">animeros</text:a></text:span></text:p>
          </table:table-cell>
          <table:table-cell table:style-name="ce11" office:value-type="string">
            <text:p><text:span text:style-name="T5"><text:a xlink:href="http://www.green-bunny.com/catalog/angel_cata.html" xlink:type="simple">GREEN BUNNY</text:a></text:span>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天使之劍1~女神降臨 <text:s text:c="2"/>(天使之刃)</text:p>
          </table:table-cell>
          <table:table-cell table:style-name="ce3" office:value-type="string">
            <text:p>エンジェルブレイド 1</text:p>
          </table:table-cell>
          <table:table-cell table:style-name="ce3" office:value-type="string">
            <text:p>Angel Blade~Act 1</text:p>
          </table:table-cell>
          <table:table-cell table:style-name="ce3" office:value-type="string">
            <text:p>*可做刀刃或者翼片</text:p>
          </table:table-cell>
          <table:table-cell/>
          <table:table-cell table:style-name="ce11" office:value-type="string">
            <text:p><text:span text:style-name="T5"><text:a xlink:href="http://www.bonnou108.jp/am/am3/302-angel.htm" xlink:type="simple">animeros</text:a></text:span></text:p>
          </table:table-cell>
          <table:table-cell table:style-name="ce3" office:value-type="string">
            <text:p>jvd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天使之劍2~女神覺醒</text:p>
          </table:table-cell>
          <table:table-cell table:style-name="ce3" office:value-type="string">
            <text:p>エンジェルブレイド 2</text:p>
          </table:table-cell>
          <table:table-cell table:style-name="ce3" office:value-type="string">
            <text:p>Angel Blade~Act 2</text:p>
          </table:table-cell>
          <table:table-cell table:style-name="ce3" office:value-type="string">
            <text:p>Angel Brade</text:p>
          </table:table-cell>
          <table:table-cell/>
          <table:table-cell table:style-name="ce3" office:value-type="string">
            <text:p>animeros</text:p>
          </table:table-cell>
          <table:table-cell table:style-name="ce3" office:value-type="string">
            <text:p>jvd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天使之劍3</text:p>
          </table:table-cell>
          <table:table-cell table:style-name="ce3" office:value-type="string">
            <text:p>エンジェルブレイド 3</text:p>
          </table:table-cell>
          <table:table-cell table:style-name="ce3" office:value-type="string">
            <text:p>Angel Blade~Act 3</text:p>
          </table:table-cell>
          <table:table-cell table:style-name="ce3"/>
          <table:table-cell table:style-name="ce5" office:value-type="string">
            <text:p>2003/04/11 <text:span text:style-name="T8">new~</text:span></text:p>
          </table:table-cell>
          <table:table-cell table:style-name="ce3" office:value-type="string">
            <text:p>animeros</text:p>
          </table:table-cell>
          <table:table-cell table:style-name="ce11" office:value-type="string">
            <text:p><text:span text:style-name="T5"><text:a xlink:href="http://www.jvd.ne.jp/vanilla/angel.html" xlink:type="simple">jvd</text:a></text:span></text:p>
          </table:table-cell>
          <table:table-cell table:number-columns-repeated="1017"/>
        </table:table-row>
        <table:table-row table:style-name="ro1">
          <table:table-cell table:number-columns-repeated="2" office:value-type="string">
            <text:p>天使物語 1</text:p>
          </table:table-cell>
          <table:table-cell table:number-columns-repeated="3"/>
          <table:table-cell table:style-name="ce2" office:value-type="string">
            <text:p><text:span text:style-name="T5"><text:a xlink:href="http://www.bonnou108.jp/am/am6/606-tenshi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 table:number-columns-repeated="2" office:value-type="string">
            <text:p>天使物語 2</text:p>
          </table:table-cell>
          <table:table-cell table:number-columns-repeated="3"/>
          <table:table-cell office:value-type="string">
            <text:p>animeros</text:p>
          </table:table-cell>
          <table:table-cell table:style-name="ce3"/>
          <table:table-cell table:number-columns-repeated="1017"/>
        </table:table-row>
        <table:table-row table:style-name="ro1">
          <table:table-cell table:number-columns-repeated="2" office:value-type="string">
            <text:p>天使物語 3</text:p>
          </table:table-cell>
          <table:table-cell table:number-columns-repeated="3"/>
          <table:table-cell office:value-type="string">
            <text:p>animeros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 office:value-type="string">
            <text:p>天使達排球 前篇(球場上的天使們)</text:p>
          </table:table-cell>
          <table:table-cell table:style-name="ce3" office:value-type="string">
            <text:p>コートの中の天使達 1stSET</text:p>
          </table:table-cell>
          <table:table-cell table:style-name="ce3" office:value-type="string">
            <text:p>Angels in the Court 1</text:p>
          </table:table-cell>
          <table:table-cell table:style-name="ce3"/>
          <table:table-cell/>
          <table:table-cell table:style-name="ce11" office:value-type="string">
            <text:p><text:span text:style-name="T5"><text:a xlink:href="http://www.bonnou108.jp/am/am4/4-court.htm" xlink:type="simple">animeros</text:a></text:span></text:p>
          </table:table-cell>
          <table:table-cell table:style-name="ce12" office:value-type="string">
            <text:p>PinkPineappl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天使達排球 後篇(球場上的天使們)</text:p>
          </table:table-cell>
          <table:table-cell table:style-name="ce3" office:value-type="string">
            <text:p>コートの中の天使達 2ndSET</text:p>
          </table:table-cell>
          <table:table-cell table:style-name="ce3" office:value-type="string">
            <text:p>Angels in the Court 2</text:p>
          </table:table-cell>
          <table:table-cell table:style-name="ce3"/>
          <table:table-cell/>
          <table:table-cell table:style-name="ce3" office:value-type="string">
            <text:p>animeros</text:p>
          </table:table-cell>
          <table:table-cell table:style-name="ce11" office:value-type="string">
            <text:p><text:span text:style-name="T5"><text:a xlink:href="http://www.pinkpineapple.co.jp/court/court.html" xlink:type="simple">PinkPineapple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太空歌劇~第1話~少年時期的結束</text:p>
          </table:table-cell>
          <table:table-cell office:value-type="string">
            <text:p>SPACE OFERA アッガ・ルター 第1話 「少年期の終わり」</text:p>
          </table:table-cell>
          <table:table-cell office:value-type="string">
            <text:p>Space Opera 1 (SpaceShip Agga Ruter)</text:p>
          </table:table-cell>
          <table:table-cell office:value-type="string">
            <text:p>(太空故事 安卡魯達)</text:p>
          </table:table-cell>
          <table:table-cell/>
          <table:table-cell table:style-name="ce2" office:value-type="string">
            <text:p><text:span text:style-name="T5"><text:a xlink:href="http://www.bonnou108.jp/am/am3/301-agga.htm" xlink:type="simple">animeros</text:a></text:span></text:p>
          </table:table-cell>
          <table:table-cell table:style-name="ce11" office:value-type="string">
            <text:p><text:span text:style-name="T5"><text:a xlink:href="http://www.green-bunny.com/catalog/aggaruta/aggaruta1.html" xlink:type="simple">GREEN BUNNY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太空歌劇~第2話~勇敢的小小麻煩製造者</text:p>
          </table:table-cell>
          <table:table-cell office:value-type="string">
            <text:p>SPACE OFERA アッガ・ルター 第2話「いさましいチビのトラブルメーカー」</text:p>
          </table:table-cell>
          <table:table-cell office:value-type="string">
            <text:p>Space Opera 2</text:p>
          </table:table-cell>
          <table:table-cell table:number-columns-repeated="2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green-bunny.com/catalog/aggaruta/aggaruta2.html" xlink:type="simple">GREEN BUNNY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太空歌劇~第3話</text:p>
          </table:table-cell>
          <table:table-cell office:value-type="string">
            <text:p>SPACE OFERA アッガ・ルター 第3話「元祖大四畳半細腕繁盛記」</text:p>
          </table:table-cell>
          <table:table-cell office:value-type="string">
            <text:p>Space Opera 3</text:p>
          </table:table-cell>
          <table:table-cell table:number-columns-repeated="2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green-bunny.com/catalog/aggaruta/aggaruta3.html" xlink:type="simple">GREEN BUNNY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太空歌劇~第4話</text:p>
          </table:table-cell>
          <table:table-cell office:value-type="string">
            <text:p>SPACE OFERA アッガ・ルター 第4話「君にＭＵＮＥキュン」</text:p>
          </table:table-cell>
          <table:table-cell office:value-type="string">
            <text:p>Space Opera 4</text:p>
          </table:table-cell>
          <table:table-cell table:number-columns-repeated="2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green-bunny.com/catalog/aggaruta/aggaruta4.html" xlink:type="simple">GREEN BUNNY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太空戰士 1</text:p>
          </table:table-cell>
          <table:table-cell/>
          <table:table-cell office:value-type="string">
            <text:p>Gonad the Barbarian 1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1">
          <table:table-cell office:value-type="string">
            <text:p>太空戰士 2</text:p>
          </table:table-cell>
          <table:table-cell/>
          <table:table-cell office:value-type="string">
            <text:p>Gonad the Barbarian 2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1">
          <table:table-cell office:value-type="string">
            <text:p>太空戰士 3</text:p>
          </table:table-cell>
          <table:table-cell/>
          <table:table-cell office:value-type="string">
            <text:p>Gonad the Barbarian 3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1">
          <table:table-cell office:value-type="string">
            <text:p>太空戰士 4</text:p>
          </table:table-cell>
          <table:table-cell/>
          <table:table-cell office:value-type="string">
            <text:p>Gonad the Barbarian 4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1">
          <table:table-cell table:number-columns-repeated="2" office:value-type="string">
            <text:p>少女小悪魔系</text:p>
          </table:table-cell>
          <table:table-cell office:value-type="string">
            <text:p>Shojyo Koakuma Kei: the Writhing Women</text:p>
          </table:table-cell>
          <table:table-cell table:number-columns-repeated="2"/>
          <table:table-cell table:style-name="ce2" office:value-type="string">
            <text:p><text:span text:style-name="T5"><text:a xlink:href="http://www.bonnou108.jp/am/am7/705-FIVE.htm" xlink:type="simple">animeros</text:a></text:span></text:p>
          </table:table-cell>
          <table:table-cell table:style-name="ce11" office:value-type="string">
            <text:p><text:span text:style-name="T5"><text:a xlink:href="http://www.five-w.com/wr/fw0186/fw0186.html" xlink:type="simple">Five Ways</text:a></text:span></text:p>
          </table:table-cell>
          <table:table-cell table:number-columns-repeated="1017"/>
        </table:table-row>
        <table:table-row table:style-name="ro1">
          <table:table-cell table:number-columns-repeated="2" office:value-type="string">
            <text:p>少女遊戯 前編</text:p>
          </table:table-cell>
          <table:table-cell office:value-type="string">
            <text:p>Tragic Silence 1(shoujo yugi)</text:p>
          </table:table-cell>
          <table:table-cell/>
          <table:table-cell table:style-name="ce5" office:value-type="string">
            <text:p>2003/02/18 <text:span text:style-name="T8">new~</text:span></text:p>
          </table:table-cell>
          <table:table-cell table:style-name="ce2" office:value-type="string">
            <text:p><text:span text:style-name="T5"><text:a xlink:href="http://www.bonnou108.jp/am/am5/505-syoujo.htm" xlink:type="simple">animeros</text:a></text:span></text:p>
          </table:table-cell>
          <table:table-cell table:style-name="ce11" office:value-type="string">
            <text:p><text:span text:style-name="T5"><text:a xlink:href="http://www.five-w.com/wr/fw0219/fw0219.html" xlink:type="simple">Five Ways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幻夢館～愛欲與凌辱的淫罪～下卷</text:p>
          </table:table-cell>
          <table:table-cell office:value-type="string">
            <text:p>幻夢館 ～愛欲と凌辱の淫罪～ 下巻</text:p>
          </table:table-cell>
          <table:table-cell office:value-type="string">
            <text:p>Genmukan: Aiyoku to Ryoujoku no Inzai: Part.2</text:p>
          </table:table-cell>
          <table:table-cell/>
          <table:table-cell office:value-type="string">
            <text:p>2003/05/22 <text:span text:style-name="T8">new~</text:span></text:p>
          </table:table-cell>
          <table:table-cell/>
          <table:table-cell table:style-name="ce11" office:value-type="string">
            <text:p><text:span text:style-name="T5"><text:a xlink:href="http://www.green-bunny.com/new/genmu/2main.html" xlink:type="simple">GREEN BUNNY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幻夢館～愛欲與凌辱的淫罪～上卷</text:p>
          </table:table-cell>
          <table:table-cell office:value-type="string">
            <text:p>幻夢館 ～愛欲と凌辱の淫罪～ 上巻</text:p>
          </table:table-cell>
          <table:table-cell office:value-type="string">
            <text:p>Genmukan: Aiyoku to Ryoujoku no Inzai: Part.1</text:p>
          </table:table-cell>
          <table:table-cell/>
          <table:table-cell office:value-type="string">
            <text:p>2003/03/21 <text:span text:style-name="T8">new~</text:span></text:p>
          </table:table-cell>
          <table:table-cell/>
          <table:table-cell table:style-name="ce11" office:value-type="string">
            <text:p><text:span text:style-name="T5"><text:a xlink:href="http://www.green-bunny.com/new/genmu/1main.html" xlink:type="simple">GREEN BUNNY</text:a></text:span></text:p>
          </table:table-cell>
          <table:table-cell table:style-name="ce3"/>
          <table:table-cell table:number-columns-repeated="1016"/>
        </table:table-row>
        <table:table-row table:style-name="ro1">
          <table:table-cell office:value-type="string">
            <office:annotation draw:style-name="gr1" draw:text-style-name="P1" svg:width="3.195cm" svg:height="2.118cm" svg:x="4.363cm" svg:y="224.181cm" draw:caption-point-x="1.955cm" draw:caption-point-y="-106.988cm">
              <dc:date>2013-08-01T00:00:00</dc:date>
              <text:p text:style-name="P1"><text:span text:style-name="T3">にかいめ　わたしを見て</text:span><text:span text:style-name="T1"> </text:span><text:span text:style-name="T3">…</text:span></text:p>
              <text:p text:style-name="P1"><text:span text:style-name="T2"/></text:p>
            </office:annotation>
            <text:p>心動咖啡店 下集</text:p>
          </table:table-cell>
          <table:table-cell office:value-type="string">
            <text:p>胸！Café 2</text:p>
          </table:table-cell>
          <table:table-cell office:value-type="string">
            <text:p>Mune kyun heartful café 2 (Cafe 2)</text:p>
          </table:table-cell>
          <table:table-cell/>
          <table:table-cell table:style-name="ce6" office:value-type="date" office:date-value="2002-08-25">
            <text:p>2002/08/25</text:p>
          </table:table-cell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milky-anime.com/04/cafe/cafe-2.html" xlink:type="simple">milky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心動咖啡店 上集</text:p>
          </table:table-cell>
          <table:table-cell office:value-type="string">
            <text:p>胸！Café 1</text:p>
          </table:table-cell>
          <table:table-cell office:value-type="string">
            <text:p>Mune kyun heartful café 1 (Cafe 1)</text:p>
          </table:table-cell>
          <table:table-cell/>
          <table:table-cell table:style-name="ce6" office:value-type="date" office:date-value="2002-06-25">
            <text:p>2002/06/25</text:p>
          </table:table-cell>
          <table:table-cell table:style-name="ce2" office:value-type="string">
            <text:p><text:span text:style-name="T5"><text:a xlink:href="http://www.bonnou108.jp/am/am4/403-MILKY.htm" xlink:type="simple">animeros</text:a></text:span></text:p>
          </table:table-cell>
          <table:table-cell table:style-name="ce11" office:value-type="string">
            <text:p><text:span text:style-name="T5"><text:a xlink:href="http://www.milky-anime.com/04/cafe/cafe.html" xlink:type="simple">milky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月光奏鳴曲 第一章~月光的淚滴(月光之零)</text:p>
          </table:table-cell>
          <table:table-cell table:style-name="ce7" office:value-type="string">
            <text:p>ムーンライトソナタ 第一章、月光の雫</text:p>
          </table:table-cell>
          <table:table-cell office:value-type="string">
            <text:p>Moonlight Sonata 1</text:p>
          </table:table-cell>
          <table:table-cell table:number-columns-repeated="2"/>
          <table:table-cell table:style-name="ce2" office:value-type="string">
            <text:p><text:span text:style-name="T5"><text:a xlink:href="http://www.bonnou108.jp/am/am2/203-MILKY.htm#anchor-DMLK-5036" xlink:type="simple">animeros</text:a></text:span></text:p>
          </table:table-cell>
          <table:table-cell table:style-name="ce11" office:value-type="string">
            <text:p><text:span text:style-name="T5"><text:a xlink:href="http://www.milky-anime.com/04/moon/moon.html" xlink:type="simple">milky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月花美人~第1縳~雪之宴</text:p>
          </table:table-cell>
          <table:table-cell office:value-type="string">
            <text:p>月花美人~第1縳~雪の宴</text:p>
          </table:table-cell>
          <table:table-cell table:number-columns-repeated="3"/>
          <table:table-cell table:style-name="ce11" office:value-type="string">
            <text:p><text:span text:style-name="T5"><text:a xlink:href="http://www.bonnou108.jp/am/am6/607-DISCOVERY.htm" xlink:type="simple">animeros</text:a></text:span></text:p>
          </table:table-cell>
          <table:table-cell table:style-name="ce11" office:value-type="string">
            <text:p><text:span text:style-name="T5"><text:a xlink:href="http://www.seddnet.com/products/gekka.html" xlink:type="simple">DISCOVERY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月花美人~第2縳~霧之宴</text:p>
          </table:table-cell>
          <table:table-cell office:value-type="string">
            <text:p>月花美人~第2縳~霧の宴</text:p>
          </table:table-cell>
          <table:table-cell table:number-columns-repeated="3"/>
          <table:table-cell table:style-name="ce3" office:value-type="string">
            <text:p>animeros</text:p>
          </table:table-cell>
          <table:table-cell table:style-name="ce11" office:value-type="string">
            <text:p><text:span text:style-name="T5"><text:a xlink:href="http://www.seddnet.com/products/gekka2.html" xlink:type="simple">DISCOVERY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月陽炎~第一夜 盟約之夜</text:p>
          </table:table-cell>
          <table:table-cell office:value-type="string">
            <text:p>月陽炎~第一夜 契りの夜</text:p>
          </table:table-cell>
          <table:table-cell table:number-columns-repeated="3"/>
          <table:table-cell table:style-name="ce2" office:value-type="string">
            <text:p><text:span text:style-name="T5"><text:a xlink:href="http://www.bonnou108.jp/am/am2/203-MILKY.htm#anchor-DMLK-5036" xlink:type="simple">animeros</text:a></text:span></text:p>
          </table:table-cell>
          <table:table-cell table:style-name="ce11" office:value-type="string">
            <text:p><text:span text:style-name="T5"><text:a xlink:href="http://www.milky-anime.com/04/tukikage/tukikage.html" xlink:type="simple">milky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月陽炎~第二夜 覺醒之夜</text:p>
          </table:table-cell>
          <table:table-cell office:value-type="string">
            <text:p>月陽炎~第二夜 覚醒の夜</text:p>
          </table:table-cell>
          <table:table-cell table:number-columns-repeated="2"/>
          <table:table-cell table:style-name="ce6" office:value-type="date" office:date-value="2002-12-25">
            <text:p>2002/12/25</text:p>
          </table:table-cell>
          <table:table-cell table:style-name="ce2" office:value-type="string">
            <text:p><text:span text:style-name="T5"><text:a xlink:href="http://www.bonnou108.jp/am/am2/203-MILKY.htm#anchor-DMLK-5036" xlink:type="simple">animeros</text:a></text:span></text:p>
          </table:table-cell>
          <table:table-cell table:style-name="ce11" office:value-type="string">
            <text:p><text:span text:style-name="T5"><text:a xlink:href="http://www.milky-anime.com/04/tukikage/tukikage-2.html" xlink:type="simple">milky</text:a></text:span></text:p>
          </table:table-cell>
          <table:table-cell table:number-columns-repeated="1017"/>
        </table:table-row>
        <table:table-row table:style-name="ro4">
          <table:table-cell office:value-type="string">
            <text:p>月陽炎~第三夜 祭典之夜</text:p>
          </table:table-cell>
          <table:table-cell office:value-type="string">
            <text:p>月陽炎~第三夜 祭りの夜</text:p>
          </table:table-cell>
          <table:table-cell office:value-type="string">
            <text:p>Tsuki Kagerou Vol.3</text:p>
          </table:table-cell>
          <table:table-cell table:style-name="ce8" office:value-type="string">
            <text:p>tukikage 3</text:p>
          </table:table-cell>
          <table:table-cell table:style-name="ce5" office:value-type="string">
            <text:p>2003/06/25 <text:span text:style-name="T8">new~</text:span></text:p>
          </table:table-cell>
          <table:table-cell table:style-name="ce2" office:value-type="string">
            <text:p><text:span text:style-name="T5"><text:a xlink:href="http://www.bonnou108.jp/am/am2/203-MILKY.htm#anchor-DMLK-5036" xlink:type="simple">animeros</text:a></text:span></text:p>
          </table:table-cell>
          <table:table-cell table:style-name="ce11" office:value-type="string">
            <text:p><text:span text:style-name="T5"><text:a xlink:href="http://www.milky-anime.com/04/tukikage/tukikage-3_story.html" xlink:type="simple">milky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水色-第一期-雪希之章</text:p>
          </table:table-cell>
          <table:table-cell office:value-type="string">
            <text:p>みずいろ 第一期 ～雪希の章～</text:p>
          </table:table-cell>
          <table:table-cell table:number-columns-repeated="3"/>
          <table:table-cell table:style-name="ce11" office:value-type="string">
            <text:p><text:span text:style-name="T5"><text:a xlink:href="http://www.bonnou108.jp/am/am4/404-mizuiro.htm" xlink:type="simple">animeros</text:a></text:span></text:p>
          </table:table-cell>
          <table:table-cell table:style-name="ce11" office:value-type="string">
            <text:p><text:span text:style-name="T5"><text:a xlink:href="http://www.pinkpineapple.co.jp/title/ma/mizuiro/1/mizuiro.html" xlink:type="simple">PinkPineapple</text:a></text:span></text:p>
          </table:table-cell>
          <table:table-cell table:style-name="ce2" office:value-type="string">
            <text:p><text:span text:style-name="T5"><text:a xlink:href="http://www.a-rms.co.jp/f_article/0208/mizuiro/index.html" xlink:type="simple">arms</text:a></text:span></text:p>
          </table:table-cell>
          <table:table-cell table:number-columns-repeated="1016"/>
        </table:table-row>
        <table:table-row table:style-name="ro1">
          <table:table-cell office:value-type="string">
            <text:p>水色-第二期-日和之章</text:p>
          </table:table-cell>
          <table:table-cell office:value-type="string">
            <text:p>みずいろ 第二期～日和の章～</text:p>
          </table:table-cell>
          <table:table-cell/>
          <table:table-cell office:value-type="string">
            <text:p>みずいろ=淺藍色=水色</text:p>
          </table:table-cell>
          <table:table-cell table:style-name="ce6" office:value-type="date" office:date-value="2002-12-06">
            <text:p>2002/12/06</text:p>
          </table:table-cell>
          <table:table-cell table:style-name="ce3" office:value-type="string">
            <text:p>animeros</text:p>
          </table:table-cell>
          <table:table-cell table:style-name="ce11" office:value-type="string">
            <text:p><text:span text:style-name="T5"><text:a xlink:href="http://www.pinkpineapple.co.jp/title/ma/mizuiro/2/mizuiro2.html" xlink:type="simple">PinkPineapple</text:a></text:span></text:p>
          </table:table-cell>
          <table:table-cell table:style-name="ce2" office:value-type="string">
            <text:p><text:span text:style-name="T5"><text:a xlink:href="http://www.a-rms.co.jp/f_article/0212/mizuiro/index.html" xlink:type="simple">arms</text:a></text:span>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水夏~SUIKA~第一話 さやか～</text:p>
          </table:table-cell>
          <table:table-cell office:value-type="string">
            <text:p>SUIKA Vol.1: Sayaka</text:p>
          </table:table-cell>
          <table:table-cell/>
          <table:table-cell table:style-name="ce5" office:value-type="string">
            <text:p>2003/02/25 <text:span text:style-name="T8">new~</text:span></text:p>
          </table:table-cell>
          <table:table-cell table:style-name="ce11" office:value-type="string">
            <text:p><text:span text:style-name="T5"><text:a xlink:href="http://www.bonnou108.jp/am/am5/510-had.htm" xlink:type="simple">animeros</text:a></text:span></text:p>
          </table:table-cell>
          <table:table-cell table:style-name="ce11" office:value-type="string">
            <text:p><text:span text:style-name="T5"><text:a xlink:href="http://www.moonrock.info/suika/vol1.html" xlink:type="simple">moonrock</text:a></text:span></text:p>
          </table:table-cell>
          <table:table-cell table:number-columns-repeated="1017"/>
        </table:table-row>
        <table:table-row table:style-name="ro1">
          <table:table-cell table:number-columns-repeated="2" office:value-type="string">
            <text:p>水夏~SUIKA~第二話 伊月</text:p>
          </table:table-cell>
          <table:table-cell table:number-columns-repeated="2"/>
          <table:table-cell table:style-name="ce5" office:value-type="string">
            <text:p>2003/04/25 <text:span text:style-name="T8">new~</text:span></text:p>
          </table:table-cell>
          <table:table-cell table:style-name="ce11" office:value-type="string">
            <text:p><text:span text:style-name="T5"><text:a xlink:href="http://www.bonnou108.jp/am/am5/510-had.htm" xlink:type="simple">animeros</text:a></text:span></text:p>
          </table:table-cell>
          <table:table-cell table:style-name="ce11" office:value-type="string">
            <text:p><text:span text:style-name="T5"><text:a xlink:href="http://www.moonrock.info/suika/vol2.html" xlink:type="simple">moonrock</text:a></text:span></text:p>
          </table:table-cell>
          <table:table-cell table:number-columns-repeated="1017"/>
        </table:table-row>
        <table:table-row table:style-name="ro1">
          <table:table-cell table:number-columns-repeated="2" office:value-type="string">
            <text:p>水夏~SUIKA~第三話 無名し</text:p>
          </table:table-cell>
          <table:table-cell office:value-type="string">
            <text:p>SUIKA Vol.3: Nanashi</text:p>
          </table:table-cell>
          <table:table-cell/>
          <table:table-cell table:style-name="ce5" office:value-type="string">
            <text:p>2003/06/25 <text:span text:style-name="T8">new~</text:span></text:p>
          </table:table-cell>
          <table:table-cell table:style-name="ce11" office:value-type="string">
            <text:p><text:span text:style-name="T5"><text:a xlink:href="http://www.bonnou108.jp/am/am5/510-had.htm" xlink:type="simple">animeros</text:a></text:span></text:p>
          </table:table-cell>
          <table:table-cell table:style-name="ce11" office:value-type="string">
            <text:p><text:span text:style-name="T5"><text:a xlink:href="http://www.moonrock.info/suika/index.html" xlink:type="simple">moonrock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令人震驚的粉紅女孩 MoMoKo 1「尋找桃子！」</text:p>
          </table:table-cell>
          <table:table-cell office:value-type="string">
            <text:p>Shocking Pink Girl MoMoKo Vol.1「モモコをさがせ！」</text:p>
          </table:table-cell>
          <table:table-cell office:value-type="string">
            <text:p>Shocking Pink Girl MoMoKo 1</text:p>
          </table:table-cell>
          <table:table-cell table:number-columns-repeated="2"/>
          <table:table-cell table:style-name="ce11" office:value-type="string">
            <text:p><text:span text:style-name="T5"><text:a xlink:href="http://www.bonnou108.jp/am/am10/1006-OTHERS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令人震驚的粉紅女孩 MoMoKo 2「我才是女主角！」</text:p>
          </table:table-cell>
          <table:table-cell office:value-type="string">
            <text:p>Shocking Pink Girl MoMoKo Vol.2「オーディション、私こそヒロイン！」</text:p>
          </table:table-cell>
          <table:table-cell office:value-type="string">
            <text:p>Shocking Pink Girl MoMoKo 2</text:p>
          </table:table-cell>
          <table:table-cell table:number-columns-repeated="2"/>
          <table:table-cell table:style-name="ce11" office:value-type="string">
            <text:p><text:span text:style-name="T5"><text:a xlink:href="http://www.bonnou108.jp/am/am10/1006-OTHERS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卡拉卡拉女神</text:p>
          </table:table-cell>
          <table:table-cell table:number-columns-repeated="5"/>
          <table:table-cell table:style-name="ce3"/>
          <table:table-cell table:number-columns-repeated="1017"/>
        </table:table-row>
        <table:table-row table:style-name="ro1">
          <table:table-cell office:value-type="string">
            <text:p>外道學園 1</text:p>
          </table:table-cell>
          <table:table-cell office:value-type="string">
            <text:p>外道学園1～魔王エセデスの復活～</text:p>
          </table:table-cell>
          <table:table-cell office:value-type="string">
            <text:p>Nightmare Campus 1</text:p>
          </table:table-cell>
          <table:table-cell table:number-columns-repeated="2"/>
          <table:table-cell table:style-name="ce11" office:value-type="string">
            <text:p><text:span text:style-name="T5"><text:a xlink:href="http://www.bonnou108.jp/am/am5/502-gedou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外道學園 2</text:p>
          </table:table-cell>
          <table:table-cell office:value-type="string">
            <text:p>外道学園2～魔王アクィフェルの嘆き～</text:p>
          </table:table-cell>
          <table:table-cell office:value-type="string">
            <text:p>Nightmare Campus 2</text:p>
          </table:table-cell>
          <table:table-cell table:number-columns-repeated="2"/>
          <table:table-cell table:style-name="ce3" office:value-type="string">
            <text:p>animeros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外道學園 3</text:p>
          </table:table-cell>
          <table:table-cell office:value-type="string">
            <text:p>外道学園3～神々の大いなる野望～</text:p>
          </table:table-cell>
          <table:table-cell office:value-type="string">
            <text:p>Nightmare Campus 3</text:p>
          </table:table-cell>
          <table:table-cell table:number-columns-repeated="2"/>
          <table:table-cell table:style-name="ce3" office:value-type="string">
            <text:p>animeros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外道學園 4</text:p>
          </table:table-cell>
          <table:table-cell office:value-type="string">
            <text:p>外道学園4～果てしなき戦いへの序曲～</text:p>
          </table:table-cell>
          <table:table-cell office:value-type="string">
            <text:p>Nightmare Campus 4</text:p>
          </table:table-cell>
          <table:table-cell table:number-columns-repeated="2"/>
          <table:table-cell table:style-name="ce3" office:value-type="string">
            <text:p>animeros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外道學園 Ｚ 1</text:p>
          </table:table-cell>
          <table:table-cell office:value-type="string">
            <text:p>外道学園Ｚ 1 ～悪魔狩りの夜～</text:p>
          </table:table-cell>
          <table:table-cell office:value-type="string">
            <text:p>Nightmare Campus 5</text:p>
          </table:table-cell>
          <table:table-cell table:number-columns-repeated="2"/>
          <table:table-cell table:style-name="ce3" table:number-columns-repeated="2"/>
          <table:table-cell table:number-columns-repeated="1017"/>
        </table:table-row>
        <table:table-row table:style-name="ro1">
          <table:table-cell office:value-type="string">
            <text:p>失格醫師 一號室</text:p>
          </table:table-cell>
          <table:table-cell office:value-type="string">
            <text:p>失格醫師 一号室「ナースのおシゴキ」</text:p>
          </table:table-cell>
          <table:table-cell office:value-type="string">
            <text:p>Shikkaku Ishi Vol.1</text:p>
          </table:table-cell>
          <table:table-cell/>
          <table:table-cell table:style-name="ce5" office:value-type="string">
            <text:p>2003/01/25 <text:span text:style-name="T8">new~</text:span></text:p>
          </table:table-cell>
          <table:table-cell table:style-name="ce11" office:value-type="string">
            <text:p><text:span text:style-name="T5"><text:a xlink:href="http://www.bonnou108.jp/am/am6/603-sikkaku.htm" xlink:type="simple">animeros</text:a></text:span></text:p>
          </table:table-cell>
          <table:table-cell table:style-name="ce11" office:value-type="string">
            <text:p><text:span text:style-name="T5"><text:a xlink:href="http://www.milky-anime.com/04/isi/isi.html" xlink:type="simple">milky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失格醫師 二號室</text:p>
          </table:table-cell>
          <table:table-cell office:value-type="string">
            <text:p>失格醫師 二号室「ナースの穴」</text:p>
          </table:table-cell>
          <table:table-cell office:value-type="string">
            <text:p>Shikkaku Ishi Vol.2</text:p>
          </table:table-cell>
          <table:table-cell/>
          <table:table-cell table:style-name="ce5" office:value-type="string">
            <text:p>2003/03/25 <text:span text:style-name="T8">new~</text:span></text:p>
          </table:table-cell>
          <table:table-cell table:style-name="ce3" office:value-type="string">
            <text:p>animeros</text:p>
          </table:table-cell>
          <table:table-cell table:style-name="ce11" office:value-type="string">
            <text:p><text:span text:style-name="T5"><text:a xlink:href="http://www.milky-anime.com/04/isi/isi-2.html" xlink:type="simple">milky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奴隸市場～SLAVE I～Bianca～</text:p>
          </table:table-cell>
          <table:table-cell office:value-type="string">
            <text:p>奴隸市場 SLAVE.1「Bianca（ビアンカ）」</text:p>
          </table:table-cell>
          <table:table-cell office:value-type="string">
            <text:p>Slave Market 1-Bianca</text:p>
          </table:table-cell>
          <table:table-cell table:number-columns-repeated="2"/>
          <table:table-cell table:style-name="ce2" office:value-type="string">
            <text:p><text:span text:style-name="T5"><text:a xlink:href="http://www.bonnou108.jp/am/am6/607-DISCOVERY.htm" xlink:type="simple">animeros</text:a></text:span></text:p>
          </table:table-cell>
          <table:table-cell table:style-name="ce11" office:value-type="string">
            <text:p><text:span text:style-name="T5"><text:a xlink:href="http://www.seddnet.com/products/dorei1.html" xlink:type="simple">DISCOVERY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奴隸市場～SLAVE II～Cecilia～</text:p>
          </table:table-cell>
          <table:table-cell office:value-type="string">
            <text:p>奴隸市場 SLAVE.2「Cecilia（セシリア）」</text:p>
          </table:table-cell>
          <table:table-cell office:value-type="string">
            <text:p>Slave Market 2-Cecilia</text:p>
          </table:table-cell>
          <table:table-cell table:number-columns-repeated="2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seddnet.com/products/dorei2.html" xlink:type="simple">DISCOVERY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奴隸市場～SLAVE III～Myia～</text:p>
          </table:table-cell>
          <table:table-cell table:style-name="ce6" office:value-type="string">
            <text:p>奴隸市場 SLAVE.3「Ｍyia（ミア）」</text:p>
          </table:table-cell>
          <table:table-cell office:value-type="string">
            <text:p>Slave Market 3-Myia</text:p>
          </table:table-cell>
          <table:table-cell/>
          <table:table-cell table:style-name="ce6" office:value-type="date" office:date-value="2002-11-29">
            <text:p>2002/11/29</text:p>
          </table:table-cell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seddnet.com/products/dorei3.html" xlink:type="simple">DISCOVERY</text:a></text:span>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奴隸戰士-馬雅 下</text:p>
          </table:table-cell>
          <table:table-cell table:style-name="ce3" office:value-type="string">
            <text:p>奴隷戦士マヤ 2</text:p>
          </table:table-cell>
          <table:table-cell table:style-name="ce3" office:value-type="string">
            <text:p>Cool Devices Ep09~Slave Warrior Maya</text:p>
          </table:table-cell>
          <table:table-cell table:style-name="ce3"/>
          <table:table-cell/>
          <table:table-cell table:style-name="ce3" office:value-type="string">
            <text:p>animeros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 office:value-type="string">
            <text:p>奴隸戰士-馬雅 上</text:p>
          </table:table-cell>
          <table:table-cell table:style-name="ce3" office:value-type="string">
            <text:p>奴隷戦士マヤ 1</text:p>
          </table:table-cell>
          <table:table-cell table:style-name="ce3" office:value-type="string">
            <text:p>Cool Devices Ep08~Slave Warrior Maya</text:p>
          </table:table-cell>
          <table:table-cell table:style-name="ce3"/>
          <table:table-cell/>
          <table:table-cell table:style-name="ce11" office:value-type="string">
            <text:p><text:span text:style-name="T5"><text:a xlink:href="http://www.bonnou108.jp/am/am2/211-maya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奴隸貓小叮噹 - 第1+2章</text:p>
          </table:table-cell>
          <table:table-cell table:number-columns-repeated="5"/>
          <table:table-cell table:style-name="ce3"/>
          <table:table-cell table:number-columns-repeated="1017"/>
        </table:table-row>
        <table:table-row table:style-name="ro1">
          <table:table-cell office:value-type="string">
            <text:p>奴隷介護 1～苦悶之誘惑聲</text:p>
          </table:table-cell>
          <table:table-cell office:value-type="string">
            <text:p>奴隷介護～快楽その1～苦悶の誘い声</text:p>
          </table:table-cell>
          <table:table-cell office:value-type="string">
            <text:p>Dorei Kaigo Vol.1</text:p>
          </table:table-cell>
          <table:table-cell/>
          <table:table-cell table:style-name="ce6" office:value-type="string">
            <text:p>2003/01/24 <text:span text:style-name="T8">new~</text:span></text:p>
          </table:table-cell>
          <table:table-cell table:style-name="ce11" office:value-type="string">
            <text:p><text:span text:style-name="T5"><text:a xlink:href="http://www.bonnou108.jp/am/am6/612-dorei.htm" xlink:type="simple">animeros</text:a></text:span></text:p>
          </table:table-cell>
          <table:table-cell/>
          <table:table-cell table:style-name="ce2" office:value-type="string">
            <text:p><text:span text:style-name="T5"><text:a xlink:href="http://www.a-rms.co.jp/f_article/0301/dorei-kaigo/index.html" xlink:type="simple">arms</text:a></text:span></text:p>
          </table:table-cell>
          <table:table-cell table:number-columns-repeated="1016"/>
        </table:table-row>
        <table:table-row table:style-name="ro1">
          <table:table-cell office:value-type="string">
            <text:p>奴隷介護 2～狂宴之扉</text:p>
          </table:table-cell>
          <table:table-cell office:value-type="string">
            <text:p>奴隷介護～快楽その2～狂宴の扉</text:p>
          </table:table-cell>
          <table:table-cell office:value-type="string">
            <text:p>Dorei Kaigo Vol.2</text:p>
          </table:table-cell>
          <table:table-cell/>
          <table:table-cell table:style-name="ce5" office:value-type="string">
            <text:p>2003/04/25<text:span text:style-name="T8"> new~</text:span></text:p>
          </table:table-cell>
          <table:table-cell table:style-name="ce3" office:value-type="string">
            <text:p>animeros</text:p>
          </table:table-cell>
          <table:table-cell table:style-name="ce2" office:value-type="string">
            <text:p><text:span text:style-name="T5"><text:a xlink:href="http://www.a-rms.co.jp/f_article/0304/dorei-kaigo/index.html" xlink:type="simple">arms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奶油檸檬系列 - 歐洲印象</text:p>
          </table:table-cell>
          <table:table-cell table:number-columns-repeated="5"/>
          <table:table-cell table:style-name="ce3"/>
          <table:table-cell table:number-columns-repeated="1017"/>
        </table:table-row>
        <table:table-row table:style-name="ro1">
          <table:table-cell office:value-type="string">
            <text:p>平成女學園～課外教學</text:p>
          </table:table-cell>
          <table:table-cell office:value-type="string">
            <text:p>平成女学園～課外レッスン～</text:p>
          </table:table-cell>
          <table:table-cell table:number-columns-repeated="3"/>
          <table:table-cell table:style-name="ce11" office:value-type="string">
            <text:p><text:span text:style-name="T5"><text:a xlink:href="http://www.bonnou108.jp/am/am9/906-OTHERS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未來超獸~勇者覺醒篇</text:p>
          </table:table-cell>
          <table:table-cell/>
          <table:table-cell office:value-type="string">
            <text:p>FOBIA 1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1">
          <table:table-cell office:value-type="string">
            <text:p>未來超獸~魔少女篇</text:p>
          </table:table-cell>
          <table:table-cell/>
          <table:table-cell office:value-type="string">
            <text:p>FOBIA 2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1">
          <table:table-cell office:value-type="string">
            <text:p>永遠的學園～五藤環篇～</text:p>
          </table:table-cell>
          <table:table-cell office:value-type="string">
            <text:p>永遠の学園～ごとう環 編～</text:p>
          </table:table-cell>
          <table:table-cell table:number-columns-repeated="2"/>
          <table:table-cell table:style-name="ce5" office:value-type="string">
            <text:p>2003/05/08 <text:span text:style-name="T8">new~</text:span></text:p>
          </table:table-cell>
          <table:table-cell table:style-name="ce2" office:value-type="string">
            <text:p><text:span text:style-name="T5"><text:a xlink:href="http://www.bonnou108.jp/am/am17/1901-sgsc2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4" office:value-type="string">
            <text:p>汀娜性冒險(冒險者・提娜)</text:p>
          </table:table-cell>
          <table:table-cell office:value-type="string">
            <text:p>アドバンサー・ティナ</text:p>
          </table:table-cell>
          <table:table-cell office:value-type="string">
            <text:p>The Best of Kitty Vol.1</text:p>
          </table:table-cell>
          <table:table-cell table:number-columns-repeated="2"/>
          <table:table-cell table:style-name="ce2" office:value-type="string">
            <text:p><text:span text:style-name="T5"><text:a xlink:href="http://www.bonnou108.jp/am/am3/301-GB.htm" xlink:type="simple">animeros</text:a></text:span></text:p>
          </table:table-cell>
          <table:table-cell table:style-name="ce11" office:value-type="string">
            <text:p><text:span text:style-name="T5"><text:a xlink:href="http://www.green-bunny.com/catalog/tina.html" xlink:type="simple">GREEN BUNNY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白色天使們的輪舞 前篇</text:p>
          </table:table-cell>
          <table:table-cell office:value-type="string">
            <text:p>白き天使達の輪舞 <text:s/>2002/10/11</text:p>
          </table:table-cell>
          <table:table-cell table:number-columns-repeated="3"/>
          <table:table-cell table:style-name="ce2" office:value-type="string">
            <text:p><text:span text:style-name="T5"><text:a xlink:href="http://www.bonnou108.jp/am/am6/602-VANILLA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白色天使們的輪舞 後篇</text:p>
          </table:table-cell>
          <table:table-cell table:number-columns-repeated="3"/>
          <table:table-cell table:style-name="ce6" office:value-type="date" office:date-value="2002-12-13">
            <text:p>2002/12/13</text:p>
          </table:table-cell>
          <table:table-cell table:style-name="ce3" office:value-type="string">
            <text:p>animeros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白色影子</text:p>
          </table:table-cell>
          <table:table-cell office:value-type="string">
            <text:p>ホワイトシャドウ</text:p>
          </table:table-cell>
          <table:table-cell table:number-columns-repeated="3"/>
          <table:table-cell table:style-name="ce2" office:value-type="string">
            <text:p><text:span text:style-name="T5"><text:a xlink:href="http://www.bonnou108.jp/am/am15/1501-lemon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 office:value-type="string">
            <text:p>交淫天使~背德~放尿天使默示錄</text:p>
          </table:table-cell>
          <table:table-cell table:style-name="ce3" office:value-type="string">
            <text:p>交淫天使　背徳のリセエンヌ</text:p>
          </table:table-cell>
          <table:table-cell table:style-name="ce3" office:value-type="string">
            <text:p>Co-Ed Affairs</text:p>
          </table:table-cell>
          <table:table-cell table:style-name="ce3"/>
          <table:table-cell/>
          <table:table-cell table:style-name="ce11" office:value-type="string">
            <text:p><text:span text:style-name="T5"><text:a xlink:href="http://www.bonnou108.jp/am/am14/1401-OTHERS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 office:value-type="string">
            <text:p>同人誌H動畫1</text:p>
          </table:table-cell>
          <table:table-cell table:style-name="ce3"/>
          <table:table-cell table:style-name="ce3" office:value-type="string">
            <text:p>Anime Fiction~Vol.1</text:p>
          </table:table-cell>
          <table:table-cell table:style-name="ce3"/>
          <table:table-cell/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3" office:value-type="string">
            <text:p>同人誌H動畫2</text:p>
          </table:table-cell>
          <table:table-cell table:style-name="ce3"/>
          <table:table-cell table:style-name="ce3" office:value-type="string">
            <text:p>Anime Fiction~Vol.2</text:p>
          </table:table-cell>
          <table:table-cell table:style-name="ce3"/>
          <table:table-cell/>
          <table:table-cell table:style-name="ce3" table:number-columns-repeated="2"/>
          <table:table-cell table:number-columns-repeated="1017"/>
        </table:table-row>
        <table:table-row table:style-name="ro1">
          <table:table-cell office:value-type="string">
            <text:p>同級生2~第10章~相逢 以及...</text:p>
          </table:table-cell>
          <table:table-cell office:value-type="string">
            <text:p>同級生2~第10章~出会い…そして…</text:p>
          </table:table-cell>
          <table:table-cell office:value-type="string">
            <text:p>Nanpa2</text:p>
          </table:table-cell>
          <table:table-cell table:number-columns-repeated="2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pinkpineapple.co.jp/doukyuusei2/5/5.html" xlink:type="simple">PinkPineapple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同級生2~第11章~夢, 然後</text:p>
          </table:table-cell>
          <table:table-cell office:value-type="string">
            <text:p>同級生2~第11章~夢、それから…</text:p>
          </table:table-cell>
          <table:table-cell office:value-type="string">
            <text:p>Nanpa2</text:p>
          </table:table-cell>
          <table:table-cell table:number-columns-repeated="2"/>
          <table:table-cell office:value-type="string">
            <text:p>animeros</text:p>
          </table:table-cell>
          <table:table-cell table:style-name="ce12" office:value-type="string">
            <text:p>PinkPineapple</text:p>
          </table:table-cell>
          <table:table-cell table:number-columns-repeated="1017"/>
        </table:table-row>
        <table:table-row table:style-name="ro1">
          <table:table-cell office:value-type="string">
            <text:p>同級生2~第1章~櫻花飛舞時...</text:p>
          </table:table-cell>
          <table:table-cell office:value-type="string">
            <text:p>同級生2~第1章~桜の舞うころ…</text:p>
          </table:table-cell>
          <table:table-cell office:value-type="string">
            <text:p>Nanpa2</text:p>
          </table:table-cell>
          <table:table-cell table:number-columns-repeated="2"/>
          <table:table-cell table:style-name="ce2" office:value-type="string">
            <text:p><text:span text:style-name="T5"><text:a xlink:href="http://www.bonnou108.jp/am/am9/904-doukyusei.htm" xlink:type="simple">animeros</text:a></text:span></text:p>
          </table:table-cell>
          <table:table-cell table:style-name="ce12" office:value-type="string">
            <text:p>PinkPineapple</text:p>
          </table:table-cell>
          <table:table-cell table:number-columns-repeated="1017"/>
        </table:table-row>
        <table:table-row table:style-name="ro1">
          <table:table-cell office:value-type="string">
            <text:p>同級生2~第2章~初夏.雨過天晴</text:p>
          </table:table-cell>
          <table:table-cell office:value-type="string">
            <text:p>同級生2~第2章~初夏・雨上がり</text:p>
          </table:table-cell>
          <table:table-cell office:value-type="string">
            <text:p>Nanpa2</text:p>
          </table:table-cell>
          <table:table-cell table:number-columns-repeated="2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pinkpineapple.co.jp/doukyuusei2/1/1.html" xlink:type="simple">PinkPineapple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同級生2~第3章~再見了夏天</text:p>
          </table:table-cell>
          <table:table-cell office:value-type="string">
            <text:p>同級生2~第3章~夏・別れ・そして…</text:p>
          </table:table-cell>
          <table:table-cell office:value-type="string">
            <text:p>Nanpa2</text:p>
          </table:table-cell>
          <table:table-cell table:number-columns-repeated="2"/>
          <table:table-cell office:value-type="string">
            <text:p>animeros</text:p>
          </table:table-cell>
          <table:table-cell table:style-name="ce12" office:value-type="string">
            <text:p>PinkPineapple</text:p>
          </table:table-cell>
          <table:table-cell table:number-columns-repeated="1017"/>
        </table:table-row>
        <table:table-row table:style-name="ro1">
          <table:table-cell office:value-type="string">
            <text:p>同級生2~第4章~秋.枯葉之季節</text:p>
          </table:table-cell>
          <table:table-cell office:value-type="string">
            <text:p>同級生2~秋・枯葉の季節に…</text:p>
          </table:table-cell>
          <table:table-cell office:value-type="string">
            <text:p>Nanpa2</text:p>
          </table:table-cell>
          <table:table-cell table:number-columns-repeated="2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pinkpineapple.co.jp/doukyuusei2/2/2.html" xlink:type="simple">PinkPineapple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同級生2~第5章~白色.聖誕節…</text:p>
          </table:table-cell>
          <table:table-cell office:value-type="string">
            <text:p>同級生2~第5章~ホワイト・クリスマス…</text:p>
          </table:table-cell>
          <table:table-cell office:value-type="string">
            <text:p>Nanpa2</text:p>
          </table:table-cell>
          <table:table-cell table:number-columns-repeated="2"/>
          <table:table-cell office:value-type="string">
            <text:p>animeros</text:p>
          </table:table-cell>
          <table:table-cell table:style-name="ce12" office:value-type="string">
            <text:p>PinkPineapple</text:p>
          </table:table-cell>
          <table:table-cell table:number-columns-repeated="1017"/>
        </table:table-row>
        <table:table-row table:style-name="ro1">
          <table:table-cell office:value-type="string">
            <text:p>同級生2~第6章~心模樣, 有雲間中下雨...</text:p>
          </table:table-cell>
          <table:table-cell office:value-type="string">
            <text:p>同級生2~第6章~心もよう、くもりのち…</text:p>
          </table:table-cell>
          <table:table-cell office:value-type="string">
            <text:p>Nanpa2</text:p>
          </table:table-cell>
          <table:table-cell table:number-columns-repeated="2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pinkpineapple.co.jp/doukyuusei2/3/3.html" xlink:type="simple">PinkPineapple</text:a></text:span></text:p>
          </table:table-cell>
          <table:table-cell table:style-name="ce3"/>
          <table:table-cell table:number-columns-repeated="1016"/>
        </table:table-row>
        <table:table-row table:style-name="ro1">
          <table:table-cell office:value-type="string">
            <text:p>同級生2~第7章~再見...到永遠...</text:p>
          </table:table-cell>
          <table:table-cell office:value-type="string">
            <text:p>同級生2~第7章~さよなら…いつまでも…</text:p>
          </table:table-cell>
          <table:table-cell office:value-type="string">
            <text:p>Nanpa2</text:p>
          </table:table-cell>
          <table:table-cell table:number-columns-repeated="2"/>
          <table:table-cell office:value-type="string">
            <text:p>animeros</text:p>
          </table:table-cell>
          <table:table-cell table:style-name="ce12" office:value-type="string">
            <text:p>PinkPineapple</text:p>
          </table:table-cell>
          <table:table-cell table:number-columns-repeated="1017"/>
        </table:table-row>
        <table:table-row table:style-name="ro1">
          <table:table-cell office:value-type="string">
            <text:p>同級生2~第8章~各人的春天, 然後...</text:p>
          </table:table-cell>
          <table:table-cell office:value-type="string">
            <text:p>同級生2~第8章~それぞれの春、そして…</text:p>
          </table:table-cell>
          <table:table-cell office:value-type="string">
            <text:p>Nanpa2</text:p>
          </table:table-cell>
          <table:table-cell table:number-columns-repeated="2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pinkpineapple.co.jp/doukyuusei2/4/4.html" xlink:type="simple">PinkPineapple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同級生2~第9章~任意讓時光消逝...</text:p>
          </table:table-cell>
          <table:table-cell office:value-type="string">
            <text:p>同級生2~第9章~刻の流れに…</text:p>
          </table:table-cell>
          <table:table-cell office:value-type="string">
            <text:p>Nanpa2</text:p>
          </table:table-cell>
          <table:table-cell table:number-columns-repeated="2"/>
          <table:table-cell office:value-type="string">
            <text:p>animeros</text:p>
          </table:table-cell>
          <table:table-cell table:style-name="ce12" office:value-type="string">
            <text:p>PinkPineapple</text:p>
          </table:table-cell>
          <table:table-cell table:number-columns-repeated="1017"/>
        </table:table-row>
        <table:table-row table:style-name="ro1">
          <table:table-cell office:value-type="string">
            <text:p>同級生2~最終章~兄妹...還是... </text:p>
          </table:table-cell>
          <table:table-cell office:value-type="string">
            <text:p>同級生2~最終章~兄妹…それとも…(完)</text:p>
          </table:table-cell>
          <table:table-cell office:value-type="string">
            <text:p>Nanpa2</text:p>
          </table:table-cell>
          <table:table-cell table:number-columns-repeated="2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pinkpineapple.co.jp/doukyuusei2/6/6.html" xlink:type="simple">PinkPineapple</text:a></text:span></text:p>
          </table:table-cell>
          <table:table-cell table:style-name="ce3"/>
          <table:table-cell table:number-columns-repeated="1016"/>
        </table:table-row>
        <table:table-row table:style-name="ro1">
          <table:table-cell table:number-columns-repeated="2" office:value-type="string">
            <text:p>同級生I~特別篇~Vol.1</text:p>
          </table:table-cell>
          <table:table-cell table:number-columns-repeated="4"/>
          <table:table-cell table:style-name="ce3"/>
          <table:table-cell table:number-columns-repeated="1017"/>
        </table:table-row>
        <table:table-row table:style-name="ro1">
          <table:table-cell table:number-columns-repeated="2" office:value-type="string">
            <text:p>同級生I~特別篇~Vol.2</text:p>
          </table:table-cell>
          <table:table-cell table:number-columns-repeated="4"/>
          <table:table-cell table:style-name="ce3"/>
          <table:table-cell table:number-columns-repeated="1017"/>
        </table:table-row>
        <table:table-row table:style-name="ro1">
          <table:table-cell table:number-columns-repeated="2" office:value-type="string">
            <text:p>同級生I-1</text:p>
          </table:table-cell>
          <table:table-cell office:value-type="string">
            <text:p>End Of Summer Vol.1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1">
          <table:table-cell table:number-columns-repeated="2" office:value-type="string">
            <text:p>同級生I-2</text:p>
          </table:table-cell>
          <table:table-cell office:value-type="string">
            <text:p>End Of Summer Vol.2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1">
          <table:table-cell table:number-columns-repeated="2" office:value-type="string">
            <text:p>同級生I-3</text:p>
          </table:table-cell>
          <table:table-cell office:value-type="string">
            <text:p>End Of Summer Vol.3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1">
          <table:table-cell table:number-columns-repeated="2" office:value-type="string">
            <text:p>同級生I-4</text:p>
          </table:table-cell>
          <table:table-cell office:value-type="string">
            <text:p>End Of Summer Vol.4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1">
          <table:table-cell office:value-type="string">
            <text:p>同窗會~第1話~重逢是戀愛的開端</text:p>
          </table:table-cell>
          <table:table-cell office:value-type="string">
            <text:p>同窓会 1「再会は恋の始まり」</text:p>
          </table:table-cell>
          <table:table-cell office:value-type="string">
            <text:p>Yesterday Once More 1</text:p>
          </table:table-cell>
          <table:table-cell table:number-columns-repeated="2"/>
          <table:table-cell table:style-name="ce2" office:value-type="string">
            <text:p><text:span text:style-name="T5"><text:a xlink:href="http://www.bonnou108.jp/am/am9/904-dousoukaiB.htm" xlink:type="simple">animeros</text:a></text:span></text:p>
          </table:table-cell>
          <table:table-cell table:style-name="ce12" office:value-type="string">
            <text:p>PinkPineapple</text:p>
          </table:table-cell>
          <table:table-cell table:number-columns-repeated="1017"/>
        </table:table-row>
        <table:table-row table:style-name="ro1">
          <table:table-cell office:value-type="string">
            <text:p>同窗會~第2話~二人的火花</text:p>
          </table:table-cell>
          <table:table-cell office:value-type="string">
            <text:p>同窓会 2「二人だけの花火」</text:p>
          </table:table-cell>
          <table:table-cell office:value-type="string">
            <text:p>Yesterday Once More 2</text:p>
          </table:table-cell>
          <table:table-cell table:number-columns-repeated="2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pinkpineapple.co.jp/dousoukai/1/d-1.html" xlink:type="simple">PinkPineapple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同窗會~第3話~逐漸遠去的回憶</text:p>
          </table:table-cell>
          <table:table-cell office:value-type="string">
            <text:p>同窓会 3「うつりゆく想い」</text:p>
          </table:table-cell>
          <table:table-cell office:value-type="string">
            <text:p>Yesterday Once More 3</text:p>
          </table:table-cell>
          <table:table-cell table:number-columns-repeated="2"/>
          <table:table-cell office:value-type="string">
            <text:p>animeros</text:p>
          </table:table-cell>
          <table:table-cell table:style-name="ce12" office:value-type="string">
            <text:p>PinkPineapple</text:p>
          </table:table-cell>
          <table:table-cell table:number-columns-repeated="1017"/>
        </table:table-row>
        <table:table-row table:style-name="ro1">
          <table:table-cell office:value-type="string">
            <text:p>同窗會~第4話~虛假的告白</text:p>
          </table:table-cell>
          <table:table-cell office:value-type="string">
            <text:p>同窓会 4「いつわりの告白」</text:p>
          </table:table-cell>
          <table:table-cell office:value-type="string">
            <text:p>Yesterday Once More 4</text:p>
          </table:table-cell>
          <table:table-cell table:number-columns-repeated="2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pinkpineapple.co.jp/dousoukai/2/d-2.html" xlink:type="simple">PinkPineapple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同窗會agai～小早川瑞穂編～</text:p>
          </table:table-cell>
          <table:table-cell office:value-type="string">
            <text:p>同窓会again 第一巻～小早川瑞穂 編～</text:p>
          </table:table-cell>
          <table:table-cell table:number-columns-repeated="3"/>
          <table:table-cell table:style-name="ce11" office:value-type="string">
            <text:p><text:span text:style-name="T5"><text:a xlink:href="http://www.bonnou108.jp/am/am9/908-dousoukai3.htm" xlink:type="simple">animeros</text:a></text:span></text:p>
          </table:table-cell>
          <table:table-cell table:style-name="ce11" office:value-type="string">
            <text:p><text:span text:style-name="T5"><text:a xlink:href="http://www.l-heart.ne.jp/dousoukai/mizuho/main.html" xlink:type="simple">れもんはーと</text:a></text:span></text:p>
          </table:table-cell>
          <table:table-cell table:style-name="ce2" office:value-type="string">
            <text:p><text:span text:style-name="T5"><text:a xlink:href="http://www.a-rms.co.jp/f_article/0207/dousou/index.html" xlink:type="simple">arms</text:a></text:span></text:p>
          </table:table-cell>
          <table:table-cell table:number-columns-repeated="1016"/>
        </table:table-row>
        <table:table-row table:style-name="ro1">
          <table:table-cell office:value-type="string">
            <text:p>同窗會agai～若林鮎編～</text:p>
          </table:table-cell>
          <table:table-cell office:value-type="string">
            <text:p>同窓会again 第二巻～若林 鮎 編～</text:p>
          </table:table-cell>
          <table:table-cell table:number-columns-repeated="2"/>
          <table:table-cell table:style-name="ce6" office:value-type="date" office:date-value="2002-12-20">
            <text:p>2002/12/20</text:p>
          </table:table-cell>
          <table:table-cell table:style-name="ce3" office:value-type="string">
            <text:p>animeros</text:p>
          </table:table-cell>
          <table:table-cell table:style-name="ce11" office:value-type="string">
            <text:p><text:span text:style-name="T5"><text:a xlink:href="http://www.l-heart.ne.jp/dousoukai/ayu/main.html" xlink:type="simple">れもんはーと</text:a></text:span></text:p>
          </table:table-cell>
          <table:table-cell table:style-name="ce2" office:value-type="string">
            <text:p><text:span text:style-name="T5"><text:a xlink:href="http://www.a-rms.co.jp/f_article/0212/dousou/index.html" xlink:type="simple">arms</text:a></text:span>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回春‧曼陀羅試藥 (前篇)</text:p>
          </table:table-cell>
          <table:table-cell office:value-type="string">
            <text:p>Rejuvenation 1 (kai shun 1)</text:p>
          </table:table-cell>
          <table:table-cell table:number-columns-repeated="2"/>
          <table:table-cell table:style-name="ce2" office:value-type="string">
            <text:p><text:span text:style-name="T5"><text:a xlink:href="http://www.bonnou108.jp/am/am5/506-OTHERS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 table:number-columns-repeated="2" office:value-type="string">
            <text:p>回春‧彌勒 (後篇)</text:p>
          </table:table-cell>
          <table:table-cell office:value-type="string">
            <text:p>Rejuvenation 2 (kai shun 2)</text:p>
          </table:table-cell>
          <table:table-cell table:number-columns-repeated="2"/>
          <table:table-cell office:value-type="string">
            <text:p>animeros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好好先生的秘密</text:p>
          </table:table-cell>
          <table:table-cell office:value-type="string">
            <text:p>カラカラ様のひみつ</text:p>
          </table:table-cell>
          <table:table-cell table:number-columns-repeated="3"/>
          <table:table-cell table:style-name="ce11" office:value-type="string">
            <text:p><text:span text:style-name="T5"><text:a xlink:href="http://www.bonnou108.jp/am/am10/1001-GB.htm#anchor-GBBH-1030" xlink:type="simple">animeros</text:a></text:span></text:p>
          </table:table-cell>
          <table:table-cell table:style-name="ce11" office:value-type="string">
            <text:p><text:span text:style-name="T5"><text:a xlink:href="http://www.green-bunny.com/catalog/backup/karakara.html" xlink:type="simple">GREEN BUNNY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好喜歡你！前編</text:p>
          </table:table-cell>
          <table:table-cell office:value-type="string">
            <text:p>好きだよっ！前編</text:p>
          </table:table-cell>
          <table:table-cell table:number-columns-repeated="3"/>
          <table:table-cell table:style-name="ce11" office:value-type="string">
            <text:p><text:span text:style-name="T5"><text:a xlink:href="http://www.bonnou108.jp/am/am4/402-VANILLA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好喜歡你！後編</text:p>
          </table:table-cell>
          <table:table-cell office:value-type="string">
            <text:p>好きだよっ！後編</text:p>
          </table:table-cell>
          <table:table-cell table:number-columns-repeated="3"/>
          <table:table-cell table:style-name="ce3" office:value-type="string">
            <text:p>animeros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收穫之夜~第1話~薔薇雛罌粟</text:p>
          </table:table-cell>
          <table:table-cell office:value-type="string">
            <text:p>収獲の夜 第一話「薔薇と雛罌粟」</text:p>
          </table:table-cell>
          <table:table-cell table:number-columns-repeated="3"/>
          <table:table-cell table:style-name="ce11" office:value-type="string">
            <text:p><text:span text:style-name="T5"><text:a xlink:href="http://www.bonnou108.jp/am/am5/506-OTHERS.htm" xlink:type="simple">animeros</text:a></text:span></text:p>
          </table:table-cell>
          <table:table-cell table:style-name="ce11" office:value-type="string">
            <text:p><text:span text:style-name="T5"><text:a xlink:href="http://www.blue-eyes.ne.jp/shukaku/1/index.html" xlink:type="simple">blue eyes</text:a></text:span></text:p>
          </table:table-cell>
          <table:table-cell table:style-name="ce2" office:value-type="string">
            <text:p><text:span text:style-name="T5"><text:a xlink:href="http://www.a-rms.co.jp/f_article/0205/yoru/index.html" xlink:type="simple">arms</text:a></text:span></text:p>
          </table:table-cell>
          <table:table-cell table:number-columns-repeated="1016"/>
        </table:table-row>
        <table:table-row table:style-name="ro1">
          <table:table-cell office:value-type="string">
            <text:p>收穫之夜~第2話</text:p>
          </table:table-cell>
          <table:table-cell office:value-type="string">
            <text:p>収獲の夜 第二話「骨壷の中の灰」</text:p>
          </table:table-cell>
          <table:table-cell table:number-columns-repeated="2"/>
          <table:table-cell table:style-name="ce6" office:value-type="date" office:date-value="2002-11-25">
            <text:p>2002/11/25</text:p>
          </table:table-cell>
          <table:table-cell table:style-name="ce3" office:value-type="string">
            <text:p>animeros</text:p>
          </table:table-cell>
          <table:table-cell table:style-name="ce11" office:value-type="string">
            <text:p><text:span text:style-name="T5"><text:a xlink:href="http://www.blue-eyes.ne.jp/index_frame.html" xlink:type="simple">blue eyes</text:a></text:span></text:p>
          </table:table-cell>
          <table:table-cell table:style-name="ce2" office:value-type="string">
            <text:p><text:span text:style-name="T5"><text:a xlink:href="http://www.a-rms.co.jp/f_article/0211/yoru/index.html" xlink:type="simple">arms</text:a></text:span></text:p>
          </table:table-cell>
          <table:table-cell table:number-columns-repeated="1016"/>
        </table:table-row>
        <table:table-row table:style-name="ro1">
          <table:table-cell office:value-type="string">
            <text:p>百舌鳥之贄 早贄</text:p>
          </table:table-cell>
          <table:table-cell office:value-type="string">
            <text:p>百舌鳥の贄(もずのにえ)　早贄</text:p>
          </table:table-cell>
          <table:table-cell office:value-type="string">
            <text:p>Mozu no Nie: Hayanie</text:p>
          </table:table-cell>
          <table:table-cell/>
          <table:table-cell table:style-name="ce6" office:value-type="string">
            <text:p>2003/05/30 <text:span text:style-name="T8">new~</text:span></text:p>
          </table:table-cell>
          <table:table-cell table:style-name="ce11" office:value-type="string">
            <text:p><text:span text:style-name="T5"><text:a xlink:href="http://www.bonnou108.jp/am/am7/707-mozu.htm" xlink:type="simple">animeros</text:a></text:span></text:p>
          </table:table-cell>
          <table:table-cell table:style-name="ce11" office:value-type="string">
            <text:p><text:span text:style-name="T5"><text:a xlink:href="http://www.seddnet.com/products/mozu1.html" xlink:type="simple">DISCOVERY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百鬼~一鬼｢鈴木宏美｣</text:p>
          </table:table-cell>
          <table:table-cell office:value-type="string">
            <text:p>百鬼~一ノ鬼｢鈴木宏美｣</text:p>
          </table:table-cell>
          <table:table-cell office:value-type="string">
            <text:p>Hyakki Vol.1</text:p>
          </table:table-cell>
          <table:table-cell/>
          <table:table-cell table:style-name="ce6" office:value-type="string">
            <text:p>2003/03/28 <text:span text:style-name="T8">new~</text:span></text:p>
          </table:table-cell>
          <table:table-cell table:style-name="ce11" office:value-type="string">
            <text:p><text:span text:style-name="T5"><text:a xlink:href="http://www.bonnou108.jp/am/am7/704-hyakki.htm" xlink:type="simple">animeros</text:a></text:span></text:p>
          </table:table-cell>
          <table:table-cell table:style-name="ce11" office:value-type="string">
            <text:p><text:span text:style-name="T5"><text:a xlink:href="http://www.pinkpineapple.co.jp/title/ha/hyakki/1/hyakki1.html" xlink:type="simple">PinkPineapple</text:a></text:span></text:p>
          </table:table-cell>
          <table:table-cell table:style-name="ce2" office:value-type="string">
            <text:p><text:span text:style-name="T5"><text:a xlink:href="http://www.a-rms.co.jp/f_article/0303/hyakki/index.html" xlink:type="simple">arms</text:a></text:span></text:p>
          </table:table-cell>
          <table:table-cell table:number-columns-repeated="1016"/>
        </table:table-row>
        <table:table-row table:style-name="ro1">
          <table:table-cell office:value-type="string">
            <text:p>百鬼~二鬼｢井柳祥子｣</text:p>
          </table:table-cell>
          <table:table-cell office:value-type="string">
            <text:p>百鬼~二ノ鬼｢井柳祥子｣</text:p>
          </table:table-cell>
          <table:table-cell table:number-columns-repeated="2"/>
          <table:table-cell table:style-name="ce6" office:value-type="string">
            <text:p>2003/06/27 <text:span text:style-name="T8">new~</text:span></text:p>
          </table:table-cell>
          <table:table-cell table:style-name="ce11" office:value-type="string">
            <text:p><text:span text:style-name="T5"><text:a xlink:href="http://www.bonnou108.jp/am/am7/704-hyakki.htm" xlink:type="simple">animeros</text:a></text:span></text:p>
          </table:table-cell>
          <table:table-cell table:style-name="ce11" office:value-type="string">
            <text:p><text:span text:style-name="T5"><text:a xlink:href="http://www.pinkpineapple.co.jp/title/ha/hyakki/2/index.html" xlink:type="simple">PinkPineapple</text:a></text:span></text:p>
          </table:table-cell>
          <table:table-cell table:style-name="ce2" office:value-type="string">
            <text:p><text:span text:style-name="T5"><text:a xlink:href="http://www.a-rms.co.jp/f_article/0306/hyakki/index.html" xlink:type="simple">arms</text:a></text:span></text:p>
          </table:table-cell>
          <table:table-cell table:number-columns-repeated="1016"/>
        </table:table-row>
        <table:table-row table:style-name="ro1">
          <table:table-cell office:value-type="string">
            <text:p>百喜夜行～稻草～</text:p>
          </table:table-cell>
          <table:table-cell office:value-type="string">
            <text:p>百喜夜行 ～わらし～</text:p>
          </table:table-cell>
          <table:table-cell table:number-columns-repeated="3"/>
          <table:table-cell table:style-name="ce11" office:value-type="string">
            <text:p><text:span text:style-name="T5"><text:a xlink:href="http://www.bonnou108.jp/am/am2/201-GB.htm#anchor-BBBH-1328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米尼達劍士~Vol.1~邂逅之章</text:p>
          </table:table-cell>
          <table:table-cell office:value-type="string">
            <text:p>ミネルバの剣士 1　邂逅の章</text:p>
          </table:table-cell>
          <table:table-cell office:value-type="string">
            <text:p>Fencer of Minerva1</text:p>
          </table:table-cell>
          <table:table-cell table:number-columns-repeated="2"/>
          <table:table-cell table:style-name="ce11" office:value-type="string">
            <text:p><text:span text:style-name="T5"><text:a xlink:href="http://www.bonnou108.jp/am/am2/205-minerva.htm" xlink:type="simple">animeros</text:a></text:span></text:p>
          </table:table-cell>
          <table:table-cell table:style-name="ce11" office:value-type="string">
            <text:p><text:span text:style-name="T5"><text:a xlink:href="http://www.five-w.com/fw/fw0093/fw0093.html" xlink:type="simple">Five Ways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米尼達劍士~Vol.2~黎明之章</text:p>
          </table:table-cell>
          <table:table-cell office:value-type="string">
            <text:p>ミネルバの剣士 2　黎明の章</text:p>
          </table:table-cell>
          <table:table-cell office:value-type="string">
            <text:p>Fencer of Minerva2</text:p>
          </table:table-cell>
          <table:table-cell table:number-columns-repeated="2"/>
          <table:table-cell table:style-name="ce3" office:value-type="string">
            <text:p>animeros</text:p>
          </table:table-cell>
          <table:table-cell table:style-name="ce11" office:value-type="string">
            <text:p><text:span text:style-name="T5"><text:a xlink:href="http://www.five-w.com/fw/fw0099/fw0099.html" xlink:type="simple">Five Ways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米尼達劍士~Vol.3~羽化之章</text:p>
          </table:table-cell>
          <table:table-cell office:value-type="string">
            <text:p>ミネルバの剣士 3</text:p>
          </table:table-cell>
          <table:table-cell office:value-type="string">
            <text:p>Fencer of Minerva3</text:p>
          </table:table-cell>
          <table:table-cell table:number-columns-repeated="3"/>
          <table:table-cell table:style-name="ce3" office:value-type="string">
            <text:p>Five Ways</text:p>
          </table:table-cell>
          <table:table-cell table:style-name="ce3"/>
          <table:table-cell table:number-columns-repeated="1016"/>
        </table:table-row>
        <table:table-row table:style-name="ro1">
          <table:table-cell office:value-type="string">
            <text:p>米尼達劍士~Vol.4~風雲之章</text:p>
          </table:table-cell>
          <table:table-cell office:value-type="string">
            <text:p>ミネルバの剣士 4</text:p>
          </table:table-cell>
          <table:table-cell office:value-type="string">
            <text:p>Fencer of Minerva4</text:p>
          </table:table-cell>
          <table:table-cell table:number-columns-repeated="3"/>
          <table:table-cell table:style-name="ce3" office:value-type="string">
            <text:p>Five Ways</text:p>
          </table:table-cell>
          <table:table-cell table:style-name="ce3"/>
          <table:table-cell table:number-columns-repeated="1016"/>
        </table:table-row>
        <table:table-row table:style-name="ro1">
          <table:table-cell office:value-type="string">
            <text:p>米尼達劍士~Vol.5~曉之章</text:p>
          </table:table-cell>
          <table:table-cell office:value-type="string">
            <text:p>ミネルバの剣士 5</text:p>
          </table:table-cell>
          <table:table-cell office:value-type="string">
            <text:p>Fencer of Minerva5</text:p>
          </table:table-cell>
          <table:table-cell table:number-columns-repeated="3"/>
          <table:table-cell table:style-name="ce3" office:value-type="string">
            <text:p>Five Ways</text:p>
          </table:table-cell>
          <table:table-cell table:number-columns-repeated="1017"/>
        </table:table-row>
        <table:table-row table:style-name="ro1">
          <table:table-cell office:value-type="string">
            <text:p>肉欲玩具宅配人 總集編</text:p>
          </table:table-cell>
          <table:table-cell office:value-type="string">
            <text:p>肉欲玩具宅配人 総集編</text:p>
          </table:table-cell>
          <table:table-cell table:number-columns-repeated="2"/>
          <table:table-cell table:style-name="ce6" office:value-type="string">
            <text:p>2003/06/18 <text:span text:style-name="T8">new~</text:span></text:p>
          </table:table-cell>
          <table:table-cell table:style-name="ce2" office:value-type="string">
            <text:p><text:span text:style-name="T5"><text:a xlink:href="http://www.bonnou108.jp/am/am7/705-nikuyoku.htm" xlink:type="simple">animeros</text:a></text:span></text:p>
          </table:table-cell>
          <table:table-cell table:style-name="ce11"/>
          <table:table-cell table:number-columns-repeated="1017"/>
        </table:table-row>
        <table:table-row table:style-name="ro1">
          <table:table-cell table:number-columns-repeated="2" office:value-type="string">
            <text:p>肉欲玩具宅配人 総集編</text:p>
          </table:table-cell>
          <table:table-cell office:value-type="string">
            <text:p>Living Sex Toy Delivery</text:p>
          </table:table-cell>
          <table:table-cell table:number-columns-repeated="2"/>
          <table:table-cell table:style-name="ce6"/>
          <table:table-cell table:style-name="ce11" office:value-type="string">
            <text:p><text:span text:style-name="T5"><text:a xlink:href="http://www.five-w.com/wr/fw0226/fw0226.html" xlink:type="simple">Five Ways</text:a></text:span></text:p>
          </table:table-cell>
          <table:table-cell table:number-columns-repeated="1017"/>
        </table:table-row>
        <table:table-row table:style-name="ro1">
          <table:table-cell table:number-columns-repeated="2" office:value-type="string">
            <text:p>肉欲玩具宅配人~梱包膚囚地獄~Vol.1</text:p>
          </table:table-cell>
          <table:table-cell office:value-type="string">
            <text:p>Living Sex Toy Delivery: The Boxed Women 1</text:p>
          </table:table-cell>
          <table:table-cell table:number-columns-repeated="2"/>
          <table:table-cell table:style-name="ce2" office:value-type="string">
            <text:p><text:span text:style-name="T5"><text:a xlink:href="http://www.bonnou108.jp/am/am7/705-FIVE.htm" xlink:type="simple">animeros</text:a></text:span></text:p>
          </table:table-cell>
          <table:table-cell table:style-name="ce11" office:value-type="string">
            <text:p><text:span text:style-name="T5"><text:a xlink:href="http://www.five-w.com/wr/fw0200/fw0200.html" xlink:type="simple">Five Ways</text:a></text:span></text:p>
          </table:table-cell>
          <table:table-cell table:number-columns-repeated="1017"/>
        </table:table-row>
        <table:table-row table:style-name="ro1">
          <table:table-cell table:number-columns-repeated="2" office:value-type="string">
            <text:p>肉欲玩具宅配人~梱包膚囚地獄~Vol.2</text:p>
          </table:table-cell>
          <table:table-cell office:value-type="string">
            <text:p>Living Sex Toy Delivery: The Boxed Women 2</text:p>
          </table:table-cell>
          <table:table-cell table:number-columns-repeated="2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five-w.com/wr/fw0203/fw0203.html" xlink:type="simple">Five Ways</text:a></text:span></text:p>
          </table:table-cell>
          <table:table-cell table:number-columns-repeated="1017"/>
        </table:table-row>
        <table:table-row table:style-name="ro1">
          <table:table-cell table:number-columns-repeated="2" office:value-type="string">
            <text:p>肉欲玩具宅配人~梱包膚囚地獄~Vol.3</text:p>
          </table:table-cell>
          <table:table-cell office:value-type="string">
            <text:p>Living Sex Toy Delivery: The Boxed Women 3</text:p>
          </table:table-cell>
          <table:table-cell/>
          <table:table-cell table:style-name="ce6" office:value-type="date" office:date-value="2002-11-18">
            <text:p>2002/11/18</text:p>
          </table:table-cell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five-w.com/wr/fw0213/fw0213.html" xlink:type="simple">Five Ways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自慰倒錯~好奇心~</text:p>
          </table:table-cell>
          <table:table-cell office:value-type="string">
            <text:p>自慰倒錯</text:p>
          </table:table-cell>
          <table:table-cell table:number-columns-repeated="4"/>
          <table:table-cell table:style-name="ce3"/>
          <table:table-cell table:number-columns-repeated="1017"/>
        </table:table-row>
        <table:table-row table:style-name="ro1">
          <table:table-cell office:value-type="string">
            <text:p>別叫我愛咪</text:p>
          </table:table-cell>
          <table:table-cell table:number-columns-repeated="5"/>
          <table:table-cell table:style-name="ce3"/>
          <table:table-cell table:number-columns-repeated="1017"/>
        </table:table-row>
        <table:table-row table:style-name="ro1">
          <table:table-cell table:style-name="ce3" office:value-type="string">
            <text:p>妖獸教室 總集篇</text:p>
          </table:table-cell>
          <table:table-cell table:style-name="ce3" office:value-type="string">
            <text:p>妖獣教室 総集編</text:p>
          </table:table-cell>
          <table:table-cell table:style-name="ce3" office:value-type="string">
            <text:p>Demon Beast invasion </text:p>
          </table:table-cell>
          <table:table-cell table:style-name="ce3"/>
          <table:table-cell/>
          <table:table-cell table:style-name="ce11" office:value-type="string">
            <text:p><text:span text:style-name="T5"><text:a xlink:href="http://www.bonnou108.jp/am/am5/TKM7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 office:value-type="string">
            <text:p>妖獸教室~外伝2~性愛女神降臨</text:p>
          </table:table-cell>
          <table:table-cell table:style-name="ce3" office:value-type="string">
            <text:p>妖獣教室外伝2 エロス女神降臨</text:p>
          </table:table-cell>
          <table:table-cell table:style-name="ce3" office:value-type="string">
            <text:p>Demon Beast Resurrection Vol.2</text:p>
          </table:table-cell>
          <table:table-cell table:style-name="ce3"/>
          <table:table-cell/>
          <table:table-cell table:style-name="ce3" office:value-type="string">
            <text:p>animeros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 office:value-type="string">
            <text:p>妖獸教室~外伝3~聖母的沉醉</text:p>
          </table:table-cell>
          <table:table-cell table:style-name="ce3" office:value-type="string">
            <text:p>妖獣教室外伝3 聖母のエクスタシー</text:p>
          </table:table-cell>
          <table:table-cell table:style-name="ce3" office:value-type="string">
            <text:p>Demon Beast Resurrection Vol.3</text:p>
          </table:table-cell>
          <table:table-cell table:style-name="ce3"/>
          <table:table-cell/>
          <table:table-cell table:style-name="ce3" office:value-type="string">
            <text:p>animeros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 office:value-type="string">
            <text:p>妖獸教室1</text:p>
          </table:table-cell>
          <table:table-cell table:style-name="ce3" office:value-type="string">
            <text:p>妖獣教室1</text:p>
          </table:table-cell>
          <table:table-cell table:style-name="ce3" office:value-type="string">
            <text:p>Demon Beast invasion 1</text:p>
          </table:table-cell>
          <table:table-cell table:style-name="ce3"/>
          <table:table-cell/>
          <table:table-cell table:style-name="ce11" office:value-type="string">
            <text:p><text:span text:style-name="T5"><text:a xlink:href="http://www.bonnou108.jp/am/am5/TKM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 office:value-type="string">
            <text:p>妖獸教室2</text:p>
          </table:table-cell>
          <table:table-cell table:style-name="ce3" office:value-type="string">
            <text:p>妖獣教室2</text:p>
          </table:table-cell>
          <table:table-cell table:style-name="ce3" office:value-type="string">
            <text:p>Demon Beast invasion 2</text:p>
          </table:table-cell>
          <table:table-cell table:style-name="ce3"/>
          <table:table-cell/>
          <table:table-cell table:style-name="ce3" office:value-type="string">
            <text:p>animeros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 office:value-type="string">
            <text:p>妖獸教室3</text:p>
          </table:table-cell>
          <table:table-cell table:style-name="ce3" office:value-type="string">
            <text:p>妖獣教室3</text:p>
          </table:table-cell>
          <table:table-cell table:style-name="ce3" office:value-type="string">
            <text:p>Demon Beast invasion 3</text:p>
          </table:table-cell>
          <table:table-cell table:style-name="ce3"/>
          <table:table-cell/>
          <table:table-cell table:style-name="ce3" office:value-type="string">
            <text:p>animeros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 office:value-type="string">
            <text:p>妖獸教室4</text:p>
          </table:table-cell>
          <table:table-cell table:style-name="ce3" office:value-type="string">
            <text:p>妖獣教室4</text:p>
          </table:table-cell>
          <table:table-cell table:style-name="ce3" office:value-type="string">
            <text:p>Demon Beast invasion 4</text:p>
          </table:table-cell>
          <table:table-cell table:style-name="ce3"/>
          <table:table-cell/>
          <table:table-cell table:style-name="ce3" office:value-type="string">
            <text:p>animeros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 office:value-type="string">
            <text:p>妖獸教室5 (香港復活篇)</text:p>
          </table:table-cell>
          <table:table-cell table:style-name="ce3" office:value-type="string">
            <text:p>妖獣教室5 (香港復活篇)</text:p>
          </table:table-cell>
          <table:table-cell table:style-name="ce3" office:value-type="string">
            <text:p>Demon Beast invasion 5</text:p>
          </table:table-cell>
          <table:table-cell table:style-name="ce3"/>
          <table:table-cell/>
          <table:table-cell table:style-name="ce3" office:value-type="string">
            <text:p>animeros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 office:value-type="string">
            <text:p>妖獸教室6 (完結篇)</text:p>
          </table:table-cell>
          <table:table-cell table:style-name="ce3" office:value-type="string">
            <text:p>妖獣教室6 (完結篇)</text:p>
          </table:table-cell>
          <table:table-cell table:style-name="ce3" office:value-type="string">
            <text:p>Demon Beast invasion 6</text:p>
          </table:table-cell>
          <table:table-cell table:style-name="ce3"/>
          <table:table-cell/>
          <table:table-cell table:style-name="ce3" office:value-type="string">
            <text:p>animeros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 office:value-type="string">
            <text:p>妖獸戰線~KID 1</text:p>
          </table:table-cell>
          <table:table-cell table:style-name="ce3" office:value-type="string">
            <text:p>妖獣戦線アドベンチャー KID 1</text:p>
          </table:table-cell>
          <table:table-cell table:style-name="ce3" office:value-type="string">
            <text:p>Adventure Kid 1</text:p>
          </table:table-cell>
          <table:table-cell table:style-name="ce3"/>
          <table:table-cell/>
          <table:table-cell table:style-name="ce11" office:value-type="string">
            <text:p><text:span text:style-name="T5"><text:a xlink:href="http://www.bonnou108.jp/am/am5/TKM6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 office:value-type="string">
            <text:p>妖獸戰線~KID 2~煉獄快樂篇</text:p>
          </table:table-cell>
          <table:table-cell table:style-name="ce3" office:value-type="string">
            <text:p>妖獣戦線アドベンチャー KID 2 煉獄快楽篇</text:p>
          </table:table-cell>
          <table:table-cell table:style-name="ce3" office:value-type="string">
            <text:p>Adventure Kid 2</text:p>
          </table:table-cell>
          <table:table-cell table:style-name="ce3"/>
          <table:table-cell/>
          <table:table-cell table:style-name="ce3" office:value-type="string">
            <text:p>animeros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 office:value-type="string">
            <text:p>妖獸戰線~KID 3~愛之妙藥</text:p>
          </table:table-cell>
          <table:table-cell table:style-name="ce3" office:value-type="string">
            <text:p>妖獣戦線アドベンチャー KID 3 愛の妙薬</text:p>
          </table:table-cell>
          <table:table-cell table:style-name="ce3" office:value-type="string">
            <text:p>Adventure Kid 3</text:p>
          </table:table-cell>
          <table:table-cell table:style-name="ce3"/>
          <table:table-cell/>
          <table:table-cell table:style-name="ce3" office:value-type="string">
            <text:p>animeros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妖囁~前編~陰陽</text:p>
          </table:table-cell>
          <table:table-cell office:value-type="string">
            <text:p>妖囁（前編）～陰陽あやし～</text:p>
          </table:table-cell>
          <table:table-cell table:number-columns-repeated="3"/>
          <table:table-cell table:style-name="ce11" office:value-type="string">
            <text:p><text:span text:style-name="T5"><text:a xlink:href="http://www.bonnou108.jp/am/am2/210-yousyo.htm" xlink:type="simple">animeros</text:a></text:span></text:p>
          </table:table-cell>
          <table:table-cell table:style-name="ce11" office:value-type="string">
            <text:p><text:span text:style-name="T5"><text:a xlink:href="http://www.onlyhearts.co.jp/caress/mint/MINV1004/MINV1004.html" xlink:type="simple">Mint house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妖囁~後編~黃泉</text:p>
          </table:table-cell>
          <table:table-cell office:value-type="string">
            <text:p>妖囁（後編）～黄泉ひがん～</text:p>
          </table:table-cell>
          <table:table-cell table:number-columns-repeated="3"/>
          <table:table-cell table:style-name="ce3" office:value-type="string">
            <text:p>animeros</text:p>
          </table:table-cell>
          <table:table-cell table:style-name="ce11" office:value-type="string">
            <text:p><text:span text:style-name="T5"><text:a xlink:href="http://www.onlyhearts.co.jp/caress/mint/MINV1004/MINV1004.html" xlink:type="simple">Mint house</text:a></text:span>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>
            <text:p>妖獣教室外伝 前編/後編</text:p>
          </table:table-cell>
          <table:table-cell table:style-name="ce3" office:value-type="string">
            <text:p>Demon Beast Resurrection Vol.1: Purgatory</text:p>
          </table:table-cell>
          <table:table-cell table:style-name="ce3"/>
          <table:table-cell/>
          <table:table-cell table:style-name="ce11" office:value-type="string">
            <text:p><text:span text:style-name="T5"><text:a xlink:href="http://www.bonnou108.jp/am/am5/TKM7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完全無修正～各自的下課後</text:p>
          </table:table-cell>
          <table:table-cell office:value-type="string">
            <text:p>完全無修正～それぞれの放課後</text:p>
          </table:table-cell>
          <table:table-cell table:number-columns-repeated="2"/>
          <table:table-cell table:style-name="ce6" office:value-type="date" office:date-value="2002-11-18">
            <text:p>2002/11/18</text:p>
          </table:table-cell>
          <table:table-cell table:style-name="ce11" office:value-type="string">
            <text:p><text:span text:style-name="T5"><text:a xlink:href="http://www.bonnou108.jp/am/am9/905-kanzen.htm" xlink:type="simple">animeros</text:a></text:span></text:p>
          </table:table-cell>
          <table:table-cell table:style-name="ce11" office:value-type="string">
            <text:p><text:span text:style-name="T5"><text:a xlink:href="http://www.five-w.com/wr/fw0214/fw0214.html" xlink:type="simple">Five Ways</text:a></text:span></text:p>
          </table:table-cell>
          <table:table-cell table:style-name="ce3"/>
          <table:table-cell table:number-columns-repeated="1016"/>
        </table:table-row>
        <table:table-row table:style-name="ro1">
          <table:table-cell office:value-type="string">
            <text:p>忍者密境1 (忍法亂~其一~拔忍 巴戀)</text:p>
          </table:table-cell>
          <table:table-cell office:value-type="string">
            <office:annotation draw:style-name="gr1" draw:text-style-name="P1" svg:width="3.19cm" svg:height="2.144cm" svg:x="7.701cm" svg:y="233.812cm" draw:caption-point-x="4.472cm" draw:caption-point-y="-74.523cm">
              <dc:date>2013-08-01T00:00:00</dc:date>
              <text:p text:style-name="P1"><text:span text:style-name="T3">「抜け忍</text:span><text:span text:style-name="T1"> </text:span><text:span text:style-name="T3">巴え恋」</text:span></text:p>
              <text:p text:style-name="P1"><text:span text:style-name="T2"/></text:p>
            </office:annotation>
            <text:p>忍法乱れからくり 其ノ一「抜け忍　巴え恋」</text:p>
          </table:table-cell>
          <table:table-cell office:value-type="string">
            <office:annotation draw:style-name="gr1" draw:text-style-name="P1" svg:width="3.192cm" svg:height="2.144cm" svg:x="14.101cm" svg:y="233.812cm" draw:caption-point-x="2.233cm" draw:caption-point-y="-74.523cm">
              <dc:date>2013-08-01T00:00:00</dc:date>
              <text:p text:style-name="P1"><text:span text:style-name="T1">: Escaped Ninjas Triple Love</text:span></text:p>
              <text:p text:style-name="P1"><text:span text:style-name="T2"/></text:p>
            </office:annotation>
            <text:p>Karakuri Ninja Girl 1</text:p>
          </table:table-cell>
          <table:table-cell table:number-columns-repeated="2"/>
          <table:table-cell table:style-name="ce2" office:value-type="string">
            <text:p><text:span text:style-name="T5"><text:a xlink:href="http://www.bonnou108.jp/am/am2/204-PINKPINEAPPLE.htm#anchor-KSXA-53805" xlink:type="simple">animeros</text:a></text:span></text:p>
          </table:table-cell>
          <table:table-cell table:style-name="ce11" office:value-type="string">
            <text:p><text:span text:style-name="T5"><text:a xlink:href="http://www.pinkpineapple.co.jp/midare/midare.html" xlink:type="simple">PinkPineapple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忍者密境2 (忍法亂~其二~逆襲蜜地獄)</text:p>
          </table:table-cell>
          <table:table-cell office:value-type="string">
            <text:p>忍法乱れからくり 其ノ二「くノ一逆襲 蜜地獄」(完)</text:p>
          </table:table-cell>
          <table:table-cell office:value-type="string">
            <office:annotation draw:style-name="gr1" draw:text-style-name="P1" svg:width="3.192cm" svg:height="2.09cm" svg:x="14.101cm" svg:y="234.395cm" draw:caption-point-x="2.233cm" draw:caption-point-y="-74.709cm">
              <dc:date>2013-08-01T00:00:00</dc:date>
              <text:p text:style-name="P1"><text:span text:style-name="T1">: Ninja Girl Strikes Back, The Honey Hell</text:span></text:p>
              <text:p text:style-name="P1"><text:span text:style-name="T2"/></text:p>
            </office:annotation>
            <text:p>Karakuri Ninja Girl 2</text:p>
          </table:table-cell>
          <table:table-cell table:number-columns-repeated="2"/>
          <table:table-cell office:value-type="string">
            <text:p>animeros</text:p>
          </table:table-cell>
          <table:table-cell table:style-name="ce12" office:value-type="string">
            <text:p>PinkPineapple</text:p>
          </table:table-cell>
          <table:table-cell table:number-columns-repeated="1017"/>
        </table:table-row>
        <table:table-row table:style-name="ro1">
          <table:table-cell office:value-type="string">
            <text:p>快樂之王~中編~懦弱男的復仇</text:p>
          </table:table-cell>
          <table:table-cell office:value-type="string">
            <text:p>けらくの王（中編）</text:p>
          </table:table-cell>
          <table:table-cell office:value-type="string">
            <text:p>Keraku-No-Oh: King of Pleasure 2</text:p>
          </table:table-cell>
          <table:table-cell/>
          <table:table-cell table:style-name="ce6" office:value-type="date" office:date-value="2002-10-18">
            <text:p>2002/10/18</text:p>
          </table:table-cell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five-w.com/wr/fw0210/fw0210.html" xlink:type="simple">Five Ways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快樂之王~前篇~懦弱男的蛻變</text:p>
          </table:table-cell>
          <table:table-cell office:value-type="string">
            <text:p>けらくの王（前編）</text:p>
          </table:table-cell>
          <table:table-cell office:value-type="string">
            <text:p>Keraku-No-Oh: King of Pleasure 1</text:p>
          </table:table-cell>
          <table:table-cell table:number-columns-repeated="2"/>
          <table:table-cell table:style-name="ce2" office:value-type="string">
            <text:p><text:span text:style-name="T5"><text:a xlink:href="http://www.bonnou108.jp/am/am7/705-FIVE.htm" xlink:type="simple">animeros</text:a></text:span></text:p>
          </table:table-cell>
          <table:table-cell table:style-name="ce11" office:value-type="string">
            <text:p><text:span text:style-name="T5"><text:a xlink:href="http://www.five-w.com/wr/fw0197/fw0197.html" xlink:type="simple">Five Ways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快樂之王~後編~懦弱男的最末</text:p>
          </table:table-cell>
          <table:table-cell office:value-type="string">
            <text:p>けらくの王（後編）</text:p>
          </table:table-cell>
          <table:table-cell office:value-type="string">
            <text:p>Keraku-No-Oh: King of Pleasure 3</text:p>
          </table:table-cell>
          <table:table-cell/>
          <table:table-cell table:style-name="ce6" office:value-type="date" office:date-value="2002-12-18">
            <text:p>2002/12/18</text:p>
          </table:table-cell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five-w.com/wr/fw0215/fw0215.html" xlink:type="simple">Five Ways</text:a></text:span>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快樂殺人調查官1~魔導開眼</text:p>
          </table:table-cell>
          <table:table-cell table:style-name="ce3"/>
          <table:table-cell table:style-name="ce3" office:value-type="string">
            <text:p>Demon Warrior Koji 1 (KoJi)</text:p>
          </table:table-cell>
          <table:table-cell table:style-name="ce3"/>
          <table:table-cell/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3" office:value-type="string">
            <text:p>快樂殺人調查官2~超能胎動</text:p>
          </table:table-cell>
          <table:table-cell table:style-name="ce3"/>
          <table:table-cell table:style-name="ce3" office:value-type="string">
            <text:p>Demon Warrior Koji 2 (KoJi)</text:p>
          </table:table-cell>
          <table:table-cell table:style-name="ce3"/>
          <table:table-cell/>
          <table:table-cell table:style-name="ce3" table:number-columns-repeated="3"/>
          <table:table-cell table:number-columns-repeated="1016"/>
        </table:table-row>
        <table:table-row table:style-name="ro1">
          <table:table-cell table:style-name="ce3" office:value-type="string">
            <text:p>快樂殺人調查官3~地獄曼陀羅</text:p>
          </table:table-cell>
          <table:table-cell table:style-name="ce3"/>
          <table:table-cell table:style-name="ce3" office:value-type="string">
            <text:p>Demon Warrior Koji 3 (KoJi)</text:p>
          </table:table-cell>
          <table:table-cell table:style-name="ce3"/>
          <table:table-cell/>
          <table:table-cell table:style-name="ce3" table:number-columns-repeated="2"/>
          <table:table-cell table:number-columns-repeated="1017"/>
        </table:table-row>
        <table:table-row table:style-name="ro1">
          <table:table-cell office:value-type="string">
            <text:p>束縛遊戲～深鎖的奴隸們～game.1</text:p>
          </table:table-cell>
          <table:table-cell office:value-type="string">
            <text:p>ボンデージ・ゲーム～深窓の隷嬢達～game.1 YUU～憂 肛虐のメス奴隷～</text:p>
          </table:table-cell>
          <table:table-cell office:value-type="string">
            <text:p>Bondage Game: game.1</text:p>
          </table:table-cell>
          <table:table-cell/>
          <table:table-cell table:style-name="ce5" office:value-type="string">
            <text:p>2003/04/25 <text:span text:style-name="T8">new~</text:span></text:p>
          </table:table-cell>
          <table:table-cell table:style-name="ce11" office:value-type="string">
            <text:p><text:span text:style-name="T5"><text:a xlink:href="http://www.bonnou108.jp/am/am6/604-bondage.htm" xlink:type="simple">animeros</text:a></text:span></text:p>
          </table:table-cell>
          <table:table-cell table:style-name="ce11" office:value-type="string">
            <text:p><text:span text:style-name="T5"><text:a xlink:href="http://www.pinkpineapple.co.jp/title/ha/bondage/1/index.htm" xlink:type="simple">PinkPineapple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束縛遊戲～深鎖的奴隸們～game.2</text:p>
          </table:table-cell>
          <table:table-cell office:value-type="string">
            <text:p>ボンデージ・ゲーム～深窓の隷嬢達～ game.2「YAYOI～恥乳の奴隷淑女～」</text:p>
          </table:table-cell>
          <table:table-cell office:value-type="string">
            <text:p>Bondage Game: game.2</text:p>
          </table:table-cell>
          <table:table-cell/>
          <table:table-cell table:style-name="ce5" office:value-type="string">
            <text:p>2003/08/22 <text:span text:style-name="T8">new~</text:span></text:p>
          </table:table-cell>
          <table:table-cell table:style-name="ce11" table:number-columns-repeated="2"/>
          <table:table-cell table:number-columns-repeated="1017"/>
        </table:table-row>
        <table:table-row table:style-name="ro1">
          <table:table-cell office:value-type="string">
            <text:p>沙漠中的守護者-蘭司 1</text:p>
          </table:table-cell>
          <table:table-cell table:number-columns-repeated="5"/>
          <table:table-cell table:style-name="ce3"/>
          <table:table-cell table:number-columns-repeated="1017"/>
        </table:table-row>
        <table:table-row table:style-name="ro1">
          <table:table-cell office:value-type="string">
            <text:p>沙漠中的守護者-蘭司 2</text:p>
          </table:table-cell>
          <table:table-cell table:number-columns-repeated="5"/>
          <table:table-cell table:style-name="ce3"/>
          <table:table-cell table:number-columns-repeated="1017"/>
        </table:table-row>
        <table:table-row table:style-name="ro1">
          <table:table-cell office:value-type="string">
            <text:p>究極のSEXアドベンチャー カーマスートラ</text:p>
          </table:table-cell>
          <table:table-cell/>
          <table:table-cell office:value-type="string">
            <text:p>Kama Sutra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1">
          <table:table-cell office:value-type="string">
            <text:p>車畜</text:p>
          </table:table-cell>
          <table:table-cell office:value-type="string">
            <text:p>車畜 ～車の中で飼ってます～</text:p>
          </table:table-cell>
          <table:table-cell table:number-columns-repeated="3"/>
          <table:table-cell table:style-name="ce11" office:value-type="string">
            <text:p><text:span text:style-name="T5"><text:a xlink:href="http://www.bonnou108.jp/am/am7/706-OTHERS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里多爾莫尼卡傳說 前編</text:p>
          </table:table-cell>
          <table:table-cell office:value-type="string">
            <text:p>リトルモニカ物語 前編</text:p>
          </table:table-cell>
          <table:table-cell office:value-type="string">
            <text:p>LittleMonicaMonogatari 1</text:p>
          </table:table-cell>
          <table:table-cell table:number-columns-repeated="2"/>
          <table:table-cell table:style-name="ce11" office:value-type="string">
            <text:p><text:span text:style-name="T5"><text:a xlink:href="http://www.bonnou108.jp/am/am2/202-VANILLA.htm#anchor-JVDW-13" xlink:type="simple">animeros</text:a></text:span>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office:value-type="string">
            <text:p>里多爾莫尼卡傳說 後編</text:p>
          </table:table-cell>
          <table:table-cell office:value-type="string">
            <text:p>リトルモニカ物語 後編 <text:s text:c="4"/></text:p>
          </table:table-cell>
          <table:table-cell office:value-type="string">
            <text:p>LittleMonicaMonogatari 2</text:p>
          </table:table-cell>
          <table:table-cell table:number-columns-repeated="2"/>
          <table:table-cell table:style-name="ce11" office:value-type="string">
            <text:p><text:span text:style-name="T5"><text:a xlink:href="http://www.bonnou108.jp/am/am2/202-VANILLA.htm#anchor-JVDW-13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 office:value-type="string">
            <text:p>亞紀子~第1卷</text:p>
          </table:table-cell>
          <table:table-cell table:style-name="ce3" office:value-type="string">
            <text:p>亜紀子子~第1卷</text:p>
          </table:table-cell>
          <table:table-cell table:style-name="ce3" office:value-type="string">
            <text:p>AKIKO 1</text:p>
          </table:table-cell>
          <table:table-cell table:style-name="ce3"/>
          <table:table-cell/>
          <table:table-cell table:style-name="ce11" office:value-type="string">
            <text:p><text:span text:style-name="T5"><text:a xlink:href="http://www.bonnou108.jp/am/am9/904-PINK.htm" xlink:type="simple">animeros</text:a></text:span></text:p>
          </table:table-cell>
          <table:table-cell table:style-name="ce11"/>
          <table:table-cell table:number-columns-repeated="1017"/>
        </table:table-row>
        <table:table-row table:style-name="ro1">
          <table:table-cell table:style-name="ce3" office:value-type="string">
            <text:p>亞紀子~第2卷</text:p>
          </table:table-cell>
          <table:table-cell table:style-name="ce3" office:value-type="string">
            <text:p>亜紀子子~第2卷</text:p>
          </table:table-cell>
          <table:table-cell table:style-name="ce3" office:value-type="string">
            <text:p>AKIKO 2</text:p>
          </table:table-cell>
          <table:table-cell table:style-name="ce3"/>
          <table:table-cell/>
          <table:table-cell table:style-name="ce3" office:value-type="string">
            <text:p>animeros</text:p>
          </table:table-cell>
          <table:table-cell table:style-name="ce11" office:value-type="string">
            <text:p><text:span text:style-name="T5"><text:a xlink:href="http://www.pinkpineapple.co.jp/title/a/akiko/akiko.html" xlink:type="simple">PinkPineapple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亞美.AGAIN(亞美II)</text:p>
          </table:table-cell>
          <table:table-cell office:value-type="string">
            <text:p>亜美・ＡＧＡＩＮ </text:p>
          </table:table-cell>
          <table:table-cell table:number-columns-repeated="3"/>
          <table:table-cell table:style-name="ce2" office:value-type="string">
            <text:p><text:span text:style-name="T5"><text:a xlink:href="http://www.bonnou108.jp/am/am15/1501-lemon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亞美~第1部～在悲哀之中…</text:p>
          </table:table-cell>
          <table:table-cell office:value-type="string">
            <text:p>亜美.それから第一部～哀しみのなかで～</text:p>
          </table:table-cell>
          <table:table-cell table:number-columns-repeated="3"/>
          <table:table-cell table:style-name="ce2" office:value-type="string">
            <text:p><text:span text:style-name="T5"><text:a xlink:href="http://www.bonnou108.jp/am/am15/1501-lemon2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亞美~第2部～想忘記卻…</text:p>
          </table:table-cell>
          <table:table-cell office:value-type="string">
            <text:p>亜美.それから第二部～忘れたいのに～</text:p>
          </table:table-cell>
          <table:table-cell table:number-columns-repeated="3"/>
          <table:table-cell table:style-name="ce2" office:value-type="string">
            <text:p><text:span text:style-name="T5"><text:a xlink:href="http://www.bonnou108.jp/am/am15/1501-lemon2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亞美~第3部～想被抱著卻...</text:p>
          </table:table-cell>
          <table:table-cell office:value-type="string">
            <text:p>亜美.それから第三部～抱かれたいのに～</text:p>
          </table:table-cell>
          <table:table-cell table:number-columns-repeated="3"/>
          <table:table-cell table:style-name="ce2" office:value-type="string">
            <text:p><text:span text:style-name="T5"><text:a xlink:href="http://www.bonnou108.jp/am/am15/1501-lemon2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亞美~第4部～完結編～微笑當中</text:p>
          </table:table-cell>
          <table:table-cell office:value-type="string">
            <text:p>亜美.それから第四部 完結編～微笑のなかで～</text:p>
          </table:table-cell>
          <table:table-cell table:number-columns-repeated="3"/>
          <table:table-cell table:style-name="ce2" office:value-type="string">
            <text:p><text:span text:style-name="T5"><text:a xlink:href="http://www.bonnou108.jp/am/am15/1501-lemon2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亞美3(亞美III)</text:p>
          </table:table-cell>
          <table:table-cell office:value-type="string">
            <text:p>亜美 3</text:p>
          </table:table-cell>
          <table:table-cell table:number-columns-repeated="3"/>
          <table:table-cell table:style-name="ce2" office:value-type="string">
            <text:p><text:span text:style-name="T5"><text:a xlink:href="http://www.bonnou108.jp/am/am15/1501-lemon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兩人性世界 第一集 (夫妻成長日記)</text:p>
          </table:table-cell>
          <table:table-cell table:number-columns-repeated="5"/>
          <table:table-cell table:style-name="ce3"/>
          <table:table-cell table:number-columns-repeated="1017"/>
        </table:table-row>
        <table:table-row table:style-name="ro1">
          <table:table-cell office:value-type="string">
            <text:p>兩人性世界 第二集</text:p>
          </table:table-cell>
          <table:table-cell table:number-columns-repeated="5"/>
          <table:table-cell table:style-name="ce3"/>
          <table:table-cell table:number-columns-repeated="1017"/>
        </table:table-row>
        <table:table-row table:style-name="ro1">
          <table:table-cell office:value-type="string">
            <text:p>卒業生~第1樂章~美雪,可憐和男子漢的膽識</text:p>
          </table:table-cell>
          <table:table-cell office:value-type="string">
            <text:p>卒業生~第1樂章~みゆきと可憐とオトコの度胸</text:p>
          </table:table-cell>
          <table:table-cell office:value-type="string">
            <text:p>Nanpa2 Special</text:p>
          </table:table-cell>
          <table:table-cell table:number-columns-repeated="2"/>
          <table:table-cell table:style-name="ce2" office:value-type="string">
            <text:p><text:span text:style-name="T5"><text:a xlink:href="http://www.bonnou108.jp/am/am9/904-sotugyosei.htm" xlink:type="simple">animeros</text:a></text:span></text:p>
          </table:table-cell>
          <table:table-cell table:style-name="ce11" office:value-type="string">
            <text:p><text:span text:style-name="T5"><text:a xlink:href="http://www.pinkpineapple.co.jp/sotsugyou/1/1.html" xlink:type="simple">PinkPineapple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卒業生~第2樂章~阿稔與友美的溫泉之旅</text:p>
          </table:table-cell>
          <table:table-cell office:value-type="string">
            <text:p>卒業生~第2樂章~みのりと友美と温泉旅行</text:p>
          </table:table-cell>
          <table:table-cell office:value-type="string">
            <text:p>Nanpa2 Special</text:p>
          </table:table-cell>
          <table:table-cell table:number-columns-repeated="2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pinkpineapple.co.jp/sotsugyou/2/2.html" xlink:type="simple">PinkPineapple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卒業生~第3樂章~游泳池,告白與櫻花</text:p>
          </table:table-cell>
          <table:table-cell office:value-type="string">
            <text:p>卒業生~第3樂章~プールと告白とサクラサク!?</text:p>
          </table:table-cell>
          <table:table-cell office:value-type="string">
            <text:p>Nanpa2 Special</text:p>
          </table:table-cell>
          <table:table-cell table:number-columns-repeated="2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pinkpineapple.co.jp/sotsugyou/3/3.html" xlink:type="simple">PinkPineapple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呼~1 <text:s/></text:p>
          </table:table-cell>
          <table:table-cell table:number-columns-repeated="5"/>
          <table:table-cell table:style-name="ce3"/>
          <table:table-cell table:number-columns-repeated="1017"/>
        </table:table-row>
        <table:table-row table:style-name="ro1">
          <table:table-cell office:value-type="string">
            <text:p>呼~2</text:p>
          </table:table-cell>
          <table:table-cell table:number-columns-repeated="5"/>
          <table:table-cell table:style-name="ce3"/>
          <table:table-cell table:number-columns-repeated="1017"/>
        </table:table-row>
        <table:table-row table:style-name="ro1">
          <table:table-cell office:value-type="string">
            <text:p>夜叉</text:p>
          </table:table-cell>
          <table:table-cell table:number-columns-repeated="5"/>
          <table:table-cell table:style-name="ce3"/>
          <table:table-cell table:number-columns-repeated="1017"/>
        </table:table-row>
        <table:table-row table:style-name="ro1">
          <table:table-cell office:value-type="string">
            <text:p>夜來也~第1夜~雙之月 (夜晚降臨) (夜來了)</text:p>
          </table:table-cell>
          <table:table-cell office:value-type="string">
            <text:p>夜が来る！ 第1夜『双つの月』</text:p>
          </table:table-cell>
          <table:table-cell office:value-type="string">
            <text:p>Square of the Moon 1</text:p>
          </table:table-cell>
          <table:table-cell office:value-type="string">
            <text:p>yorugakuru 1</text:p>
          </table:table-cell>
          <table:table-cell/>
          <table:table-cell table:style-name="ce2" office:value-type="string">
            <text:p><text:span text:style-name="T5"><text:a xlink:href="http://www.bonnou108.jp/am/am5/501-yoru.htm" xlink:type="simple">animeros</text:a></text:span></text:p>
          </table:table-cell>
          <table:table-cell table:style-name="ce11" office:value-type="string">
            <text:p><text:span text:style-name="T5"><text:a xlink:href="http://www.green-bunny.com/new/yorugakuru/yorugakuru1.html" xlink:type="simple">GREEN BUNNY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夜來也~第2夜~邪之月</text:p>
          </table:table-cell>
          <table:table-cell office:value-type="string">
            <text:p>夜が来る！ 第2夜『邪つの月』</text:p>
          </table:table-cell>
          <table:table-cell office:value-type="string">
            <text:p>Square of the Moon 2</text:p>
          </table:table-cell>
          <table:table-cell office:value-type="string">
            <text:p>yorugakuru 2</text:p>
          </table:table-cell>
          <table:table-cell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green-bunny.com/new/yorugakuru/yorugakuru2/2main.html" xlink:type="simple">GREEN BUNNY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夜來也~第3夜~陵之月</text:p>
          </table:table-cell>
          <table:table-cell office:value-type="string">
            <text:p>夜が来る！ 第3夜『陵の月』</text:p>
          </table:table-cell>
          <table:table-cell office:value-type="string">
            <text:p>Square of the Moon 3</text:p>
          </table:table-cell>
          <table:table-cell office:value-type="string">
            <text:p>yorugakuru 3</text:p>
          </table:table-cell>
          <table:table-cell table:style-name="ce6" office:value-type="date" office:date-value="2002-11-25">
            <text:p>2002/11/25</text:p>
          </table:table-cell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green-bunny.com/new/yorugakuru/yoru3/3main.html" xlink:type="simple">GREEN BUNNY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夜來也~第4夜~幽之月</text:p>
          </table:table-cell>
          <table:table-cell office:value-type="string">
            <text:p>夜が来る！ 第4夜『 幽の月（ほのかのつき）』　</text:p>
          </table:table-cell>
          <table:table-cell office:value-type="string">
            <text:p>Square of the Moon 4</text:p>
          </table:table-cell>
          <table:table-cell office:value-type="string">
            <text:p>yorugakuru 4</text:p>
          </table:table-cell>
          <table:table-cell office:value-type="string">
            <text:p>2003/02/21 <text:span text:style-name="T8">new~</text:span></text:p>
          </table:table-cell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green-bunny.com/new/yorugakuru/yoru4/4main.html" xlink:type="simple">GREEN BUNNY</text:a></text:span></text:p>
          </table:table-cell>
          <table:table-cell table:number-columns-repeated="1017"/>
        </table:table-row>
        <table:table-row table:style-name="ro1">
          <table:table-cell table:number-columns-repeated="2" office:value-type="string">
            <text:p>夜勤病棟~Karte 1</text:p>
          </table:table-cell>
          <table:table-cell office:value-type="string">
            <text:p>Night Shift Nurse 1</text:p>
          </table:table-cell>
          <table:table-cell office:value-type="string">
            <text:p>Yakin Byoutou</text:p>
          </table:table-cell>
          <table:table-cell/>
          <table:table-cell table:style-name="ce11" office:value-type="string">
            <text:p><text:span text:style-name="T5"><text:a xlink:href="http://www.bonnou108.jp/am/am7/707-yakin.htm" xlink:type="simple">animeros</text:a></text:span></text:p>
          </table:table-cell>
          <table:table-cell table:style-name="ce11" office:value-type="string">
            <text:p><text:span text:style-name="T5"><text:a xlink:href="http://www.seddnet.com/products/yakin1.html" xlink:type="simple">DISCOVERY</text:a></text:span></text:p>
          </table:table-cell>
          <table:table-cell table:number-columns-repeated="1017"/>
        </table:table-row>
        <table:table-row table:style-name="ro1">
          <table:table-cell table:number-columns-repeated="2" office:value-type="string">
            <text:p>夜勤病棟~Karte 2</text:p>
          </table:table-cell>
          <table:table-cell office:value-type="string">
            <text:p>Night Shift Nurse 2</text:p>
          </table:table-cell>
          <table:table-cell office:value-type="string">
            <text:p>Yakin Byoutou</text:p>
          </table:table-cell>
          <table:table-cell/>
          <table:table-cell table:style-name="ce3" office:value-type="string">
            <text:p>animeros</text:p>
          </table:table-cell>
          <table:table-cell table:style-name="ce11" office:value-type="string">
            <text:p><text:span text:style-name="T5"><text:a xlink:href="http://www.seddnet.com/products/yakin2.html" xlink:type="simple">DISCOVERY</text:a></text:span></text:p>
          </table:table-cell>
          <table:table-cell table:style-name="ce3"/>
          <table:table-cell table:number-columns-repeated="1016"/>
        </table:table-row>
        <table:table-row table:style-name="ro1">
          <table:table-cell table:number-columns-repeated="2" office:value-type="string">
            <text:p>夜勤病棟~Karte 3</text:p>
          </table:table-cell>
          <table:table-cell office:value-type="string">
            <text:p>Night Shift Nurse 3</text:p>
          </table:table-cell>
          <table:table-cell office:value-type="string">
            <text:p>Yakin Byoutou</text:p>
          </table:table-cell>
          <table:table-cell/>
          <table:table-cell table:style-name="ce3" office:value-type="string">
            <text:p>animeros</text:p>
          </table:table-cell>
          <table:table-cell table:style-name="ce11" office:value-type="string">
            <text:p><text:span text:style-name="T5"><text:a xlink:href="http://www.seddnet.com/products/yakin3.html" xlink:type="simple">DISCOVERY</text:a></text:span></text:p>
          </table:table-cell>
          <table:table-cell table:style-name="ce3"/>
          <table:table-cell table:number-columns-repeated="1016"/>
        </table:table-row>
        <table:table-row table:style-name="ro1">
          <table:table-cell table:number-columns-repeated="2" office:value-type="string">
            <text:p>夜勤病棟~Karte 4</text:p>
          </table:table-cell>
          <table:table-cell office:value-type="string">
            <text:p>Night Shift Nurse 4</text:p>
          </table:table-cell>
          <table:table-cell office:value-type="string">
            <text:p>Yakin Byoutou</text:p>
          </table:table-cell>
          <table:table-cell/>
          <table:table-cell table:style-name="ce3" office:value-type="string">
            <text:p>animeros</text:p>
          </table:table-cell>
          <table:table-cell table:style-name="ce11" office:value-type="string">
            <text:p><text:span text:style-name="T5"><text:a xlink:href="http://www.seddnet.com/products/yakin4.html" xlink:type="simple">DISCOVERY</text:a></text:span></text:p>
          </table:table-cell>
          <table:table-cell table:style-name="ce3"/>
          <table:table-cell table:number-columns-repeated="1016"/>
        </table:table-row>
        <table:table-row table:style-name="ro1">
          <table:table-cell table:number-columns-repeated="2" office:value-type="string">
            <text:p>夜勤病棟~Karte 5</text:p>
          </table:table-cell>
          <table:table-cell office:value-type="string">
            <text:p>Night Shift Nurse 5</text:p>
          </table:table-cell>
          <table:table-cell office:value-type="string">
            <text:p>Yakin Byoutou</text:p>
          </table:table-cell>
          <table:table-cell/>
          <table:table-cell table:style-name="ce3" office:value-type="string">
            <text:p>animeros</text:p>
          </table:table-cell>
          <table:table-cell table:style-name="ce11" office:value-type="string">
            <text:p><text:span text:style-name="T5"><text:a xlink:href="http://www.seddnet.com/products/yakin5.html" xlink:type="simple">DISCOVERY</text:a></text:span></text:p>
          </table:table-cell>
          <table:table-cell table:style-name="ce3"/>
          <table:table-cell table:number-columns-repeated="1016"/>
        </table:table-row>
        <table:table-row table:style-name="ro1">
          <table:table-cell table:number-columns-repeated="2" office:value-type="string">
            <text:p>夜勤病棟~Karte 5.5</text:p>
          </table:table-cell>
          <table:table-cell office:value-type="string">
            <text:p>Night Shift Nurse 5.5</text:p>
          </table:table-cell>
          <table:table-cell office:value-type="string">
            <text:p>Yakin Byoutou</text:p>
          </table:table-cell>
          <table:table-cell table:style-name="ce6" office:value-type="string">
            <text:p>2003/03/28 <text:span text:style-name="T8">new~</text:span></text:p>
          </table:table-cell>
          <table:table-cell table:style-name="ce3" office:value-type="string">
            <text:p>animeros</text:p>
          </table:table-cell>
          <table:table-cell table:style-name="ce11" office:value-type="string">
            <text:p><text:span text:style-name="T5"><text:a xlink:href="http://www.seddnet.com/products/yakin55.html" xlink:type="simple">DISCOVERY</text:a></text:span></text:p>
          </table:table-cell>
          <table:table-cell table:style-name="ce3"/>
          <table:table-cell table:number-columns-repeated="1016"/>
        </table:table-row>
        <table:table-row table:style-name="ro1">
          <table:table-cell table:number-columns-repeated="2" office:value-type="string">
            <text:p>夜勤病棟~Karte 6</text:p>
          </table:table-cell>
          <table:table-cell office:value-type="string">
            <text:p>Night Shift Nurse 6</text:p>
          </table:table-cell>
          <table:table-cell office:value-type="string">
            <text:p>Yakin Byoutou</text:p>
          </table:table-cell>
          <table:table-cell table:style-name="ce6" office:value-type="string">
            <text:p>2003/01/31 <text:span text:style-name="T8">new~</text:span></text:p>
          </table:table-cell>
          <table:table-cell table:style-name="ce3" office:value-type="string">
            <text:p>animeros</text:p>
          </table:table-cell>
          <table:table-cell table:style-name="ce11" office:value-type="string">
            <text:p><text:span text:style-name="T5"><text:a xlink:href="http://www.seddnet.com/products/yakin6.html" xlink:type="simple">DISCOVERY</text:a></text:span></text:p>
          </table:table-cell>
          <table:table-cell table:style-name="ce3"/>
          <table:table-cell table:number-columns-repeated="1016"/>
        </table:table-row>
        <table:table-row table:style-name="ro1">
          <table:table-cell table:number-columns-repeated="2" office:value-type="string">
            <text:p>夜勤病棟~Karte 7</text:p>
          </table:table-cell>
          <table:table-cell office:value-type="string">
            <text:p>Night Shift Nurse 7</text:p>
          </table:table-cell>
          <table:table-cell office:value-type="string">
            <text:p>Yakin Byoutou</text:p>
          </table:table-cell>
          <table:table-cell office:value-type="string">
            <text:p>2003/04/25 <text:span text:style-name="T8">new~</text:span></text:p>
          </table:table-cell>
          <table:table-cell table:style-name="ce11" office:value-type="string">
            <text:p><text:span text:style-name="T5"><text:a xlink:href="http://www.bonnou108.jp/am/am7/707-yakin2.htm" xlink:type="simple">animeros</text:a></text:span></text:p>
          </table:table-cell>
          <table:table-cell table:style-name="ce11" office:value-type="string">
            <text:p><text:span text:style-name="T5"><text:a xlink:href="http://www.seddnet.com/products/yakin7.html" xlink:type="simple">DISCOVERY</text:a></text:span></text:p>
          </table:table-cell>
          <table:table-cell table:style-name="ce3"/>
          <table:table-cell table:number-columns-repeated="1016"/>
        </table:table-row>
        <table:table-row table:style-name="ro1">
          <table:table-cell table:number-columns-repeated="2" office:value-type="string">
            <text:p>夜勤病棟~Karte 8</text:p>
          </table:table-cell>
          <table:table-cell office:value-type="string">
            <text:p>Night Shift Nurse 8</text:p>
          </table:table-cell>
          <table:table-cell office:value-type="string">
            <text:p>Yakin Byoutou</text:p>
          </table:table-cell>
          <table:table-cell table:style-name="ce6" office:value-type="string">
            <text:p>2003/08/29 <text:span text:style-name="T8">new~</text:span></text:p>
          </table:table-cell>
          <table:table-cell table:style-name="ce3"/>
          <table:table-cell table:style-name="ce11" office:value-type="string">
            <text:p><text:span text:style-name="T5"><text:a xlink:href="http://www.seddnet.com/products/yakin8.html" xlink:type="simple">DISCOVERY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奉獻神女</text:p>
          </table:table-cell>
          <table:table-cell table:number-columns-repeated="5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string">
            <text:p>奇妙的果實</text:p>
          </table:table-cell>
          <table:table-cell table:style-name="ce3" office:value-type="string">
            <text:p>奇妙な果実</text:p>
          </table:table-cell>
          <table:table-cell table:style-name="ce3" office:value-type="string">
            <text:p>Cool Devices Ep01~Curious Fruit</text:p>
          </table:table-cell>
          <table:table-cell table:style-name="ce3"/>
          <table:table-cell/>
          <table:table-cell table:style-name="ce11" office:value-type="string">
            <text:p><text:span text:style-name="T5"><text:a xlink:href="http://www.bonnou108.jp/am/am6/609-BROAD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奇術師X魔術師</text:p>
          </table:table-cell>
          <table:table-cell office:value-type="string">
            <text:p>奇術師×魔術師～王坂学園探偵部の事件簿～淫夜に笑う影ひとつ～</text:p>
          </table:table-cell>
          <table:table-cell table:number-columns-repeated="3"/>
          <table:table-cell table:style-name="ce11" office:value-type="string">
            <text:p><text:span text:style-name="T5"><text:a xlink:href="http://www.bonnou108.jp/am/am9/904-PINK.htm" xlink:type="simple">animeros</text:a></text:span></text:p>
          </table:table-cell>
          <table:table-cell table:style-name="ce11" office:value-type="string">
            <text:p><text:span text:style-name="T5"><text:a xlink:href="http://www.pinkpineapple.co.jp/kijyutsu/ki.html" xlink:type="simple">PinkPineapple</text:a></text:span></text:p>
          </table:table-cell>
          <table:table-cell table:number-columns-repeated="1017"/>
        </table:table-row>
        <table:table-row table:style-name="ro1">
          <table:table-cell table:number-columns-repeated="2" office:value-type="string">
            <text:p>奈美 SOS!</text:p>
          </table:table-cell>
          <table:table-cell office:value-type="string">
            <text:p>nami</text:p>
          </table:table-cell>
          <table:table-cell/>
          <table:table-cell office:value-type="string">
            <text:p>2003/10/25 <text:span text:style-name="T8">new~</text:span></text:p>
          </table:table-cell>
          <table:table-cell/>
          <table:table-cell table:style-name="ce2" office:value-type="string">
            <text:p><text:span text:style-name="T5"><text:a xlink:href="http://www.moonrock.info/nami/index.html" xlink:type="simple">moonrock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姊妹~前篇</text:p>
          </table:table-cell>
          <table:table-cell office:value-type="string">
            <text:p>姉妹いじり 前編</text:p>
          </table:table-cell>
          <table:table-cell table:number-columns-repeated="3"/>
          <table:table-cell table:style-name="ce2" office:value-type="string">
            <text:p><text:span text:style-name="T5"><text:a xlink:href="http://www.bonnou108.jp/am/am6/602-VANILLA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姊妹~後篇</text:p>
          </table:table-cell>
          <table:table-cell office:value-type="string">
            <text:p>姉妹いじり 後編</text:p>
          </table:table-cell>
          <table:table-cell table:number-columns-repeated="3"/>
          <table:table-cell table:style-name="ce3" office:value-type="string">
            <text:p>animeros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string">
            <text:p>姊妹輪舞</text:p>
          </table:table-cell>
          <table:table-cell table:style-name="ce3" office:value-type="string">
            <text:p>シスターズ輪舞</text:p>
          </table:table-cell>
          <table:table-cell table:style-name="ce3" office:value-type="string">
            <text:p>Kitty Pleasure Pack 1~Tail of Two Sisters~Charm Point</text:p>
          </table:table-cell>
          <table:table-cell table:style-name="ce3"/>
          <table:table-cell/>
          <table:table-cell table:style-name="ce3" table:number-columns-repeated="2"/>
          <table:table-cell table:number-columns-repeated="1017"/>
        </table:table-row>
        <table:table-row table:style-name="ro1">
          <table:table-cell office:value-type="string">
            <text:p>姊與弟</text:p>
          </table:table-cell>
          <table:table-cell office:value-type="string">
            <text:p>姉と弟</text:p>
          </table:table-cell>
          <table:table-cell table:number-columns-repeated="3"/>
          <table:table-cell table:style-name="ce11" office:value-type="string">
            <text:p><text:span text:style-name="T5"><text:a xlink:href="http://www.bonnou108.jp/am/am12/1201-comicpiss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屈折~第1話~如何僕第一步踏出</text:p>
          </table:table-cell>
          <table:table-cell office:value-type="string">
            <text:p>屈折~第1話「如何にして僕はその第一歩を踏み出したのか」</text:p>
          </table:table-cell>
          <table:table-cell office:value-type="string">
            <text:p>Kussetsu Ep1</text:p>
          </table:table-cell>
          <table:table-cell table:number-columns-repeated="2"/>
          <table:table-cell table:style-name="ce11" office:value-type="string">
            <text:p><text:span text:style-name="T5"><text:a xlink:href="http://www.bonnou108.jp/am/am7/704-kussetu.htm" xlink:type="simple">animeros</text:a></text:span></text:p>
          </table:table-cell>
          <table:table-cell table:style-name="ce11" office:value-type="string">
            <text:p><text:span text:style-name="T5"><text:a xlink:href="http://www.pinkpineapple.co.jp/kussetsu/1/1.html" xlink:type="simple">PinkPineapple</text:a></text:span></text:p>
          </table:table-cell>
          <table:table-cell table:style-name="ce3"/>
          <table:table-cell table:number-columns-repeated="1016"/>
        </table:table-row>
        <table:table-row table:style-name="ro1">
          <table:table-cell office:value-type="string">
            <text:p>屈折~第2話~何故僕人形遊戲樂知</text:p>
          </table:table-cell>
          <table:table-cell office:value-type="string">
            <text:p>屈折~第2話「何故僕は人形遊戯を楽しいと知ったのか？」</text:p>
          </table:table-cell>
          <table:table-cell office:value-type="string">
            <text:p>Kussetsu Ep2</text:p>
          </table:table-cell>
          <table:table-cell table:number-columns-repeated="2"/>
          <table:table-cell table:style-name="ce3" office:value-type="string">
            <text:p>animeros</text:p>
          </table:table-cell>
          <table:table-cell table:style-name="ce11" office:value-type="string">
            <text:p><text:span text:style-name="T5"><text:a xlink:href="http://www.pinkpineapple.co.jp/kussetsu/2/2.html" xlink:type="simple">PinkPineapple</text:a></text:span></text:p>
          </table:table-cell>
          <table:table-cell table:style-name="ce3"/>
          <table:table-cell table:number-columns-repeated="1016"/>
        </table:table-row>
        <table:table-row table:style-name="ro1">
          <table:table-cell office:value-type="string">
            <text:p>屈折~第3話~僕途方......</text:p>
          </table:table-cell>
          <table:table-cell office:value-type="string">
            <text:p>屈折~第3話「そして僕は途方にくれた」</text:p>
          </table:table-cell>
          <table:table-cell office:value-type="string">
            <text:p>Kussetsu Ep3</text:p>
          </table:table-cell>
          <table:table-cell table:number-columns-repeated="2"/>
          <table:table-cell table:style-name="ce3" office:value-type="string">
            <text:p>animeros</text:p>
          </table:table-cell>
          <table:table-cell table:style-name="ce11" office:value-type="string">
            <text:p><text:span text:style-name="T5"><text:a xlink:href="http://www.pinkpineapple.co.jp/kussetsu/3/3.html" xlink:type="simple">PinkPineapple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居侯天國</text:p>
          </table:table-cell>
          <table:table-cell table:number-columns-repeated="5"/>
          <table:table-cell table:style-name="ce3"/>
          <table:table-cell table:number-columns-repeated="1017"/>
        </table:table-row>
        <table:table-row table:style-name="ro1">
          <table:table-cell office:value-type="string">
            <text:p>居侯天國~絕頂編(全集)</text:p>
          </table:table-cell>
          <table:table-cell table:number-columns-repeated="5"/>
          <table:table-cell table:style-name="ce3"/>
          <table:table-cell table:number-columns-repeated="1017"/>
        </table:table-row>
        <table:table-row table:style-name="ro1">
          <table:table-cell table:style-name="ce3" office:value-type="string">
            <text:p>性探索 SEEK vol.1</text:p>
          </table:table-cell>
          <table:table-cell table:style-name="ce3" office:value-type="string">
            <text:p>SEEK vol.1</text:p>
          </table:table-cell>
          <table:table-cell table:style-name="ce3" office:value-type="string">
            <text:p>Cool Devices Ep05~Seek SM</text:p>
          </table:table-cell>
          <table:table-cell table:style-name="ce3"/>
          <table:table-cell/>
          <table:table-cell table:style-name="ce11" office:value-type="string">
            <text:p><text:span text:style-name="T5"><text:a xlink:href="http://www.bonnou108.jp/am/am6/609-BROAD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 office:value-type="string">
            <text:p>性探索 SEEK vol.2</text:p>
          </table:table-cell>
          <table:table-cell table:style-name="ce3" office:value-type="string">
            <text:p>SEEK vol.2</text:p>
          </table:table-cell>
          <table:table-cell table:style-name="ce3" office:value-type="string">
            <text:p>Cool Devices Ep06~Seek~SM Queen Saki</text:p>
          </table:table-cell>
          <table:table-cell table:style-name="ce3"/>
          <table:table-cell/>
          <table:table-cell table:style-name="ce3" office:value-type="string">
            <text:p>animeros</text:p>
          </table:table-cell>
          <table:table-cell table:style-name="ce3"/>
          <table:table-cell table:number-columns-repeated="1017"/>
        </table:table-row>
        <table:table-row table:style-name="ro1">
          <table:table-cell table:number-columns-repeated="2" office:value-type="string">
            <text:p>性裁（前編）</text:p>
          </table:table-cell>
          <table:table-cell office:value-type="string">
            <text:p>Seisai Part.1</text:p>
          </table:table-cell>
          <table:table-cell/>
          <table:table-cell office:value-type="string">
            <text:p>2003/01/10 <text:span text:style-name="T8">new~</text:span><text:span text:style-name="T7"> </text:span></text:p>
          </table:table-cell>
          <table:table-cell table:style-name="ce11" office:value-type="string">
            <text:p><text:span text:style-name="T5"><text:a xlink:href="http://www.bonnou108.jp/am/am9/902-seisai.htm" xlink:type="simple">animeros</text:a></text:span></text:p>
          </table:table-cell>
          <table:table-cell table:style-name="ce11" office:value-type="string">
            <text:p><text:span text:style-name="T5"><text:a xlink:href="http://www.jvd.ne.jp/vanilla/list_7.html" xlink:type="simple">jvd</text:a></text:span></text:p>
          </table:table-cell>
          <table:table-cell table:number-columns-repeated="1017"/>
        </table:table-row>
        <table:table-row table:style-name="ro1">
          <table:table-cell table:number-columns-repeated="2" office:value-type="string">
            <text:p>性裁（後編）</text:p>
          </table:table-cell>
          <table:table-cell office:value-type="string">
            <text:p>Seisai Part.2</text:p>
          </table:table-cell>
          <table:table-cell/>
          <table:table-cell table:style-name="ce5" office:value-type="string">
            <text:p>2003/04/11<text:span text:style-name="T8"> new~</text:span></text:p>
          </table:table-cell>
          <table:table-cell table:style-name="ce3" office:value-type="string">
            <text:p>animeros</text:p>
          </table:table-cell>
          <table:table-cell table:style-name="ce11" office:value-type="string">
            <text:p><text:span text:style-name="T5"><text:a xlink:href="http://www.jvd.ne.jp/vanilla/list_8.html" xlink:type="simple">jvd</text:a></text:span>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>
            <text:p>拘束</text:p>
          </table:table-cell>
          <table:table-cell table:style-name="ce3" office:value-type="string">
            <text:p>Cool Devices Ep10~Binding</text:p>
          </table:table-cell>
          <table:table-cell table:style-name="ce3"/>
          <table:table-cell/>
          <table:table-cell table:style-name="ce11" office:value-type="string">
            <text:p><text:span text:style-name="T5"><text:a xlink:href="http://www.bonnou108.jp/am/am6/609-BROAD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放課後戀愛俱樂部~第1話</text:p>
          </table:table-cell>
          <table:table-cell office:value-type="string">
            <text:p>放課後恋愛クラブ～第1話「恋にドーキはいらないし…」</text:p>
          </table:table-cell>
          <table:table-cell office:value-type="string">
            <text:p>After School Renai Club Vol.1</text:p>
          </table:table-cell>
          <table:table-cell table:number-columns-repeated="2"/>
          <table:table-cell table:style-name="ce11" office:value-type="string">
            <text:p><text:span text:style-name="T5"><text:a xlink:href="http://www.bonnou108.jp/am/am9/904-PINK.htm" xlink:type="simple">animeros</text:a></text:span></text:p>
          </table:table-cell>
          <table:table-cell table:style-name="ce12" office:value-type="string">
            <text:p>PinkPineapple</text:p>
          </table:table-cell>
          <table:table-cell table:number-columns-repeated="1017"/>
        </table:table-row>
        <table:table-row table:style-name="ro1">
          <table:table-cell office:value-type="string">
            <text:p>放課後戀愛俱樂部~第2話</text:p>
          </table:table-cell>
          <table:table-cell office:value-type="string">
            <text:p>放課後恋愛クラブ～第2話「…コンキョがないのが恋だから」</text:p>
          </table:table-cell>
          <table:table-cell office:value-type="string">
            <text:p>After School Renai Club Vol.2</text:p>
          </table:table-cell>
          <table:table-cell table:number-columns-repeated="2"/>
          <table:table-cell table:style-name="ce3" office:value-type="string">
            <text:p>animeros</text:p>
          </table:table-cell>
          <table:table-cell table:style-name="ce11" office:value-type="string">
            <text:p><text:span text:style-name="T5"><text:a xlink:href="http://www.pinkpineapple.co.jp/koikura/koi.html" xlink:type="simple">PinkPineapple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易碎品1-1 (心碎)</text:p>
          </table:table-cell>
          <table:table-cell office:value-type="string">
            <text:p>こわれもの 1</text:p>
          </table:table-cell>
          <table:table-cell office:value-type="string">
            <text:p>Slave Doll 1 (Kowaremono I /Fragile Hearts)</text:p>
          </table:table-cell>
          <table:table-cell table:number-columns-repeated="2"/>
          <table:table-cell table:style-name="ce2" office:value-type="string">
            <text:p><text:span text:style-name="T5"><text:a xlink:href="http://www.bonnou108.jp/am/am6/608-koware.htm" xlink:type="simple">animeros</text:a></text:span>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office:value-type="string">
            <text:p>易碎品1-2 <text:s/>(心碎)</text:p>
          </table:table-cell>
          <table:table-cell office:value-type="string">
            <text:p>こわれもの 2</text:p>
          </table:table-cell>
          <table:table-cell office:value-type="string">
            <text:p>Slave Doll 2 (Kowaremono I /Fragile Hearts)</text:p>
          </table:table-cell>
          <table:table-cell table:number-columns-repeated="2"/>
          <table:table-cell office:value-type="string">
            <text:p>animeros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易碎品1-3 <text:s/>(心碎)</text:p>
          </table:table-cell>
          <table:table-cell office:value-type="string">
            <text:p>こわれもの 3</text:p>
          </table:table-cell>
          <table:table-cell office:value-type="string">
            <text:p>Slave Doll 3 (Kowaremono I /Fragile Hearts)</text:p>
          </table:table-cell>
          <table:table-cell table:number-columns-repeated="2"/>
          <table:table-cell office:value-type="string">
            <text:p>animeros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易碎品2 -2 <text:s/>(心碎)</text:p>
          </table:table-cell>
          <table:table-cell office:value-type="string">
            <text:p>こわれものII~Heaven-2</text:p>
          </table:table-cell>
          <table:table-cell office:value-type="string">
            <text:p>Kowaremono II /Fragile Hearts/Slave Doll</text:p>
          </table:table-cell>
          <table:table-cell table:number-columns-repeated="2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green-bunny.com/catalog/backup/kowaremono2.html" xlink:type="simple">GREEN BUNNY</text:a></text:span></text:p>
          </table:table-cell>
          <table:table-cell table:style-name="ce3"/>
          <table:table-cell table:number-columns-repeated="1016"/>
        </table:table-row>
        <table:table-row table:style-name="ro1">
          <table:table-cell office:value-type="string">
            <text:p>易碎品2-1 <text:s/>(心碎)</text:p>
          </table:table-cell>
          <table:table-cell office:value-type="string">
            <text:p>こわれものII~Heaven-1</text:p>
          </table:table-cell>
          <table:table-cell office:value-type="string">
            <text:p>Kowaremono II /Fragile Hearts/Slave Doll</text:p>
          </table:table-cell>
          <table:table-cell table:number-columns-repeated="2"/>
          <table:table-cell table:style-name="ce2" office:value-type="string">
            <text:p><text:span text:style-name="T5"><text:a xlink:href="http://www.bonnou108.jp/am/am6/608-koware.htm" xlink:type="simple">animeros</text:a></text:span></text:p>
          </table:table-cell>
          <table:table-cell table:style-name="ce11" office:value-type="string">
            <text:p><text:span text:style-name="T5"><text:a xlink:href="http://www.green-bunny.com/catalog/backup/kowaremono1.html" xlink:type="simple">GREEN BUNNY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明日的雪之丞1『秋天樹蔭間的斜陽』</text:p>
          </table:table-cell>
          <table:table-cell office:value-type="string">
            <text:p>あしたの雪之丞 Round.1「秋の木洩れ陽」</text:p>
          </table:table-cell>
          <table:table-cell table:number-columns-repeated="3"/>
          <table:table-cell table:style-name="ce11" office:value-type="string">
            <text:p><text:span text:style-name="T5"><text:a xlink:href="http://www.bonnou108.jp/am/am4/404-yukinojou.htm" xlink:type="simple">animeros</text:a></text:span></text:p>
          </table:table-cell>
          <table:table-cell table:style-name="ce11" office:value-type="string">
            <text:p><text:span text:style-name="T5"><text:a xlink:href="http://www.pinkpineapple.co.jp/title/a/asita_yukinojyo/1/ashita_yukinojyo.html" xlink:type="simple">PinkPineapple</text:a></text:span></text:p>
          </table:table-cell>
          <table:table-cell table:style-name="ce2" office:value-type="string">
            <text:p><text:span text:style-name="T5"><text:a xlink:href="http://www.a-rms.co.jp/f_article/0209/yuki/index.html" xlink:type="simple">arms</text:a></text:span>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明日的雪之丞2『消逝的日子』</text:p>
          </table:table-cell>
          <table:table-cell office:value-type="string">
            <text:p>あしたの雪之丞 Round.2「失われた日々」</text:p>
          </table:table-cell>
          <table:table-cell table:number-columns-repeated="2"/>
          <table:table-cell table:style-name="ce6" office:value-type="date" office:date-value="2002-12-20">
            <text:p>2002/12/20</text:p>
          </table:table-cell>
          <table:table-cell table:style-name="ce3" office:value-type="string">
            <text:p>animeros</text:p>
          </table:table-cell>
          <table:table-cell table:style-name="ce11" office:value-type="string">
            <text:p><text:span text:style-name="T5"><text:a xlink:href="http://www.pinkpineapple.co.jp/title/a/asita_yukinojyo/2/ashita_yukinojyo2.html" xlink:type="simple">PinkPineapple</text:a></text:span></text:p>
          </table:table-cell>
          <table:table-cell table:style-name="ce2" office:value-type="string">
            <text:p><text:span text:style-name="T5"><text:a xlink:href="http://www.a-rms.co.jp/f_article/0212/yuki/index.html" xlink:type="simple">arms</text:a></text:span></text:p>
          </table:table-cell>
          <table:table-cell table:number-columns-repeated="1016"/>
        </table:table-row>
        <table:table-row table:style-name="ro1">
          <table:table-cell office:value-type="string">
            <text:p>明日的雪之丞3『啟程之冬』</text:p>
          </table:table-cell>
          <table:table-cell office:value-type="string">
            <text:p>あしたの雪之丞 Round.3「旅立ちの冬」</text:p>
          </table:table-cell>
          <table:table-cell office:value-type="string">
            <text:p>Ashita no Yukinojoe: Round.3</text:p>
          </table:table-cell>
          <table:table-cell/>
          <table:table-cell table:style-name="ce6" office:value-type="string">
            <text:p>2003/03/28 <text:span text:style-name="T8">new~</text:span></text:p>
          </table:table-cell>
          <table:table-cell table:style-name="ce3" office:value-type="string">
            <text:p>animeros</text:p>
          </table:table-cell>
          <table:table-cell table:style-name="ce11" office:value-type="string">
            <text:p><text:span text:style-name="T5"><text:a xlink:href="http://www.pinkpineapple.co.jp/title/a/asita_yukinojyo/3/ashita_yukinojyo3.html" xlink:type="simple">PinkPineapple</text:a></text:span></text:p>
          </table:table-cell>
          <table:table-cell table:style-name="ce2" office:value-type="string">
            <text:p><text:span text:style-name="T5"><text:a xlink:href="http://www.a-rms.co.jp/f_article/0303/yuki/index.html" xlink:type="simple">arms</text:a></text:span></text:p>
          </table:table-cell>
          <table:table-cell table:number-columns-repeated="1016"/>
        </table:table-row>
        <table:table-row table:style-name="ro1">
          <table:table-cell office:value-type="string">
            <text:p>明日的雪之丞4『徬惶的靈魂』</text:p>
          </table:table-cell>
          <table:table-cell office:value-type="string">
            <text:p>あしたの雪之丞 Round.4「彷徨える魂」</text:p>
          </table:table-cell>
          <table:table-cell office:value-type="string">
            <text:p>Ashita no Yukinojoe: Round.4</text:p>
          </table:table-cell>
          <table:table-cell/>
          <table:table-cell table:style-name="ce5" office:value-type="string">
            <text:p>2003/05/23 <text:span text:style-name="T8">new~</text:span></text:p>
          </table:table-cell>
          <table:table-cell table:style-name="ce3" office:value-type="string">
            <text:p>animeros</text:p>
          </table:table-cell>
          <table:table-cell table:style-name="ce11" office:value-type="string">
            <text:p><text:span text:style-name="T5"><text:a xlink:href="http://www.pinkpineapple.co.jp/title/a/asita_yukinojyo/4/index.html" xlink:type="simple">PinkPineapple</text:a></text:span></text:p>
          </table:table-cell>
          <table:table-cell table:style-name="ce2" office:value-type="string">
            <text:p><text:span text:style-name="T5"><text:a xlink:href="http://www.a-rms.co.jp/f_article/0305/yuki/index.html" xlink:type="simple">arms</text:a></text:span></text:p>
          </table:table-cell>
          <table:table-cell table:number-columns-repeated="1016"/>
        </table:table-row>
        <table:table-row table:style-name="ro1">
          <table:table-cell office:value-type="string">
            <text:p>明日的雪之丞II MASARU 第一章</text:p>
          </table:table-cell>
          <table:table-cell office:value-type="string">
            <text:p>MASARU ～あしたの雪之丞・2 第一章～赤い記憶 </text:p>
          </table:table-cell>
          <table:table-cell office:value-type="string">
            <text:p>Masaru: Ashita no Yukinojoe 2: Vol.1</text:p>
          </table:table-cell>
          <table:table-cell/>
          <table:table-cell table:style-name="ce6" office:value-type="string">
            <text:p>2003/07/25 <text:span text:style-name="T8">new~</text:span></text:p>
          </table:table-cell>
          <table:table-cell table:style-name="ce3"/>
          <table:table-cell table:style-name="ce11" office:value-type="string">
            <text:p><text:span text:style-name="T5"><text:a xlink:href="http://www.pinkpineapple.co.jp/title/ma/masaru/1/index.html" xlink:type="simple">PinkPineapple</text:a></text:span></text:p>
          </table:table-cell>
          <table:table-cell table:style-name="ce2"/>
          <table:table-cell table:number-columns-repeated="1016"/>
        </table:table-row>
        <table:table-row table:style-name="ro1">
          <table:table-cell office:value-type="string">
            <text:p>東京機動警察1</text:p>
          </table:table-cell>
          <table:table-cell office:value-type="string">
            <text:p>TOKIO 機動ポリス VOL.1</text:p>
          </table:table-cell>
          <table:table-cell office:value-type="string">
            <text:p>Tokyo Private Police Ep 1 </text:p>
          </table:table-cell>
          <table:table-cell table:number-columns-repeated="2"/>
          <table:table-cell table:style-name="ce2" office:value-type="string">
            <text:p><text:span text:style-name="T5"><text:a xlink:href="http://www.bonnou108.jp/am/am3/301-tokio.htm" xlink:type="simple">animeros</text:a></text:span></text:p>
          </table:table-cell>
          <table:table-cell table:style-name="ce3" office:value-type="string">
            <text:p>GREEN BUNNY</text:p>
          </table:table-cell>
          <table:table-cell table:style-name="ce3"/>
          <table:table-cell table:number-columns-repeated="1016"/>
        </table:table-row>
        <table:table-row table:style-name="ro1">
          <table:table-cell office:value-type="string">
            <text:p>東京機動警察2</text:p>
          </table:table-cell>
          <table:table-cell office:value-type="string">
            <text:p>TOKIO 機動ポリス VOL.2</text:p>
          </table:table-cell>
          <table:table-cell office:value-type="string">
            <text:p>Tokyo Private Police Ep 2 </text:p>
          </table:table-cell>
          <table:table-cell table:number-columns-repeated="2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green-bunny.com/catalog/kidoupolice.html" xlink:type="simple">GREEN BUNNY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河原崎家一族1</text:p>
          </table:table-cell>
          <table:table-cell/>
          <table:table-cell office:value-type="string">
            <text:p>Kawarazaki-ep1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1">
          <table:table-cell office:value-type="string">
            <text:p>河原崎家一族2</text:p>
          </table:table-cell>
          <table:table-cell/>
          <table:table-cell office:value-type="string">
            <text:p>Kawarazaki-ep2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1">
          <table:table-cell office:value-type="string">
            <text:p>股人～獲物 1</text:p>
          </table:table-cell>
          <table:table-cell office:value-type="string">
            <text:p>股人タクシー 獲物1~令嬢・さつき</text:p>
          </table:table-cell>
          <table:table-cell office:value-type="string">
            <text:p>Sakuhin Taxi 1</text:p>
          </table:table-cell>
          <table:table-cell table:number-columns-repeated="2"/>
          <table:table-cell table:style-name="ce11" office:value-type="string">
            <text:p><text:span text:style-name="T5"><text:a xlink:href="http://www.bonnou108.jp/am/am6/603-kojin.htm" xlink:type="simple">animeros</text:a></text:span></text:p>
          </table:table-cell>
          <table:table-cell table:style-name="ce11" office:value-type="string">
            <text:p><text:span text:style-name="T5"><text:a xlink:href="http://www.milky-anime.com/04/taxi/taxi.html" xlink:type="simple">milky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股人～獲物 2</text:p>
          </table:table-cell>
          <table:table-cell office:value-type="string">
            <text:p>股人タクシー 獲物2~姉妹狩り・玲名と瀬名</text:p>
          </table:table-cell>
          <table:table-cell office:value-type="string">
            <text:p>Sakuhin Taxi 2</text:p>
          </table:table-cell>
          <table:table-cell table:number-columns-repeated="2"/>
          <table:table-cell table:style-name="ce3" office:value-type="string">
            <text:p>animeros</text:p>
          </table:table-cell>
          <table:table-cell table:style-name="ce11" office:value-type="string">
            <text:p><text:span text:style-name="T5"><text:a xlink:href="http://www.milky-anime.com/04/taxi/taxi-2.html" xlink:type="simple">milky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股人～獲物 3</text:p>
          </table:table-cell>
          <table:table-cell office:value-type="string">
            <text:p>股人タクシー 獲物3~ミサキ・狩られた競泳水着</text:p>
          </table:table-cell>
          <table:table-cell office:value-type="string">
            <text:p>Sakuhin Taxi 3</text:p>
          </table:table-cell>
          <table:table-cell table:number-columns-repeated="2"/>
          <table:table-cell table:style-name="ce3" office:value-type="string">
            <text:p>animeros</text:p>
          </table:table-cell>
          <table:table-cell table:style-name="ce11" office:value-type="string">
            <text:p><text:span text:style-name="T5"><text:a xlink:href="http://www.milky-anime.com/04/taxi/taxi-3.html" xlink:type="simple">milky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股人～獲物 4</text:p>
          </table:table-cell>
          <table:table-cell office:value-type="string">
            <text:p>股人タクシー 獲物4~狩られたチアガール・ユキ</text:p>
          </table:table-cell>
          <table:table-cell office:value-type="string">
            <text:p>Sakuhin Taxi Vol.4</text:p>
          </table:table-cell>
          <table:table-cell office:value-type="string">
            <text:p>Kojin Taxi Vol.4</text:p>
          </table:table-cell>
          <table:table-cell table:style-name="ce5" office:value-type="string">
            <text:p>2003/04/25<text:span text:style-name="T8"> new~</text:span></text:p>
          </table:table-cell>
          <table:table-cell table:style-name="ce3" office:value-type="string">
            <text:p>animeros</text:p>
          </table:table-cell>
          <table:table-cell table:style-name="ce11" office:value-type="string">
            <text:p><text:span text:style-name="T5"><text:a xlink:href="http://www.milky-anime.com/04/taxi/taxi-4.html" xlink:type="simple">milky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初夜</text:p>
          </table:table-cell>
          <table:table-cell office:value-type="string">
            <text:p>初夜～ヴァージン・ナイト～</text:p>
          </table:table-cell>
          <table:table-cell office:value-type="string">
            <text:p>Virgin Night</text:p>
          </table:table-cell>
          <table:table-cell table:number-columns-repeated="2"/>
          <table:table-cell table:style-name="ce2" office:value-type="string">
            <text:p><text:span text:style-name="T5"><text:a xlink:href="http://www.bonnou108.jp/am/am4/401-GB.htm" xlink:type="simple">animeros</text:a></text:span></text:p>
          </table:table-cell>
          <table:table-cell table:style-name="ce11" office:value-type="string">
            <text:p><text:span text:style-name="T5"><text:a xlink:href="http://www.green-bunny.com/catalog/backup/virgin.html" xlink:type="simple">GREEN BUNNY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南極28號</text:p>
          </table:table-cell>
          <table:table-cell/>
          <table:table-cell office:value-type="string">
            <text:p>Mail Order Maiden 28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1">
          <table:table-cell office:value-type="string">
            <text:p>哀.奴隸 1</text:p>
          </table:table-cell>
          <table:table-cell office:value-type="string">
            <text:p>哀・奴隷（あい・どーる）1</text:p>
          </table:table-cell>
          <table:table-cell table:number-columns-repeated="3"/>
          <table:table-cell table:style-name="ce11" office:value-type="string">
            <text:p><text:span text:style-name="T5"><text:a xlink:href="http://www.bonnou108.jp/am/am6/602-aidoll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哀.奴隸 2</text:p>
          </table:table-cell>
          <table:table-cell office:value-type="string">
            <text:p>哀・奴隷（あい・どーる）2</text:p>
          </table:table-cell>
          <table:table-cell table:number-columns-repeated="3"/>
          <table:table-cell table:style-name="ce3" office:value-type="string">
            <text:p>animeros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哀.奴隸 3</text:p>
          </table:table-cell>
          <table:table-cell office:value-type="string">
            <text:p>哀・奴隷（あい・どーる）3</text:p>
          </table:table-cell>
          <table:table-cell table:number-columns-repeated="3"/>
          <table:table-cell table:style-name="ce3" office:value-type="string">
            <text:p>animeros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哀.奴隸 4</text:p>
          </table:table-cell>
          <table:table-cell office:value-type="string">
            <text:p>哀・奴隷（あい・どーる）4</text:p>
          </table:table-cell>
          <table:table-cell table:number-columns-repeated="3"/>
          <table:table-cell table:style-name="ce3" office:value-type="string">
            <text:p>animeros</text:p>
          </table:table-cell>
          <table:table-cell table:style-name="ce3"/>
          <table:table-cell table:number-columns-repeated="1017"/>
        </table:table-row>
        <table:table-row table:style-name="ro4">
          <table:table-cell office:value-type="string">
            <text:p>洗屍~CASE.1~性死</text:p>
          </table:table-cell>
          <table:table-cell office:value-type="string">
            <text:p>肢体を洗う THE ANIMATION~CASE.1~性死</text:p>
          </table:table-cell>
          <table:table-cell office:value-type="string">
            <text:p>Shitai wo Arau The Animation: Vol.1</text:p>
          </table:table-cell>
          <table:table-cell table:style-name="ce8" office:value-type="string">
            <text:p>s<text:span text:style-name="T7">hitai </text:span></text:p>
          </table:table-cell>
          <table:table-cell table:style-name="ce5" office:value-type="string">
            <text:p>2003/06/27 <text:span text:style-name="T8">new~</text:span></text:p>
          </table:table-cell>
          <table:table-cell table:style-name="ce11" office:value-type="string">
            <text:p><text:span text:style-name="T5"><text:a xlink:href="http://www.bonnou108.jp/am/am5/504-sitai.htm" xlink:type="simple">animeros</text:a></text:span></text:p>
          </table:table-cell>
          <table:table-cell table:style-name="ce11" office:value-type="string">
            <text:p><text:span text:style-name="T5"><text:a xlink:href="http://www.pinkpineapple.co.jp/title/sa/shitai/index.html" xlink:type="simple">PinkPineapple</text:a></text:span></text:p>
          </table:table-cell>
          <table:table-cell table:number-columns-repeated="1017"/>
        </table:table-row>
        <table:table-row table:style-name="ro1">
          <table:table-cell table:number-columns-repeated="2" office:value-type="string">
            <text:p>紅蓮 第一幕 鬼</text:p>
          </table:table-cell>
          <table:table-cell office:value-type="string">
            <text:p>Red Lotus 1 (Blood Shadow)</text:p>
          </table:table-cell>
          <table:table-cell table:number-columns-repeated="2"/>
          <table:table-cell table:style-name="ce2" office:value-type="string">
            <text:p><text:span text:style-name="T5"><text:a xlink:href="http://www.bonnou108.jp/am/am2/207-guren.htm" xlink:type="simple">animeros</text:a></text:span></text:p>
          </table:table-cell>
          <table:table-cell table:style-name="ce11" office:value-type="string">
            <text:p><text:span text:style-name="T5"><text:a xlink:href="http://www.seddnet.com/products/guren1.html" xlink:type="simple">DISCOVERY</text:a></text:span></text:p>
          </table:table-cell>
          <table:table-cell table:number-columns-repeated="1017"/>
        </table:table-row>
        <table:table-row table:style-name="ro1">
          <table:table-cell table:number-columns-repeated="2" office:value-type="string">
            <text:p>紅蓮 第二幕 闇</text:p>
          </table:table-cell>
          <table:table-cell office:value-type="string">
            <text:p>Red Lotus 2 (Blood Shadow)</text:p>
          </table:table-cell>
          <table:table-cell table:number-columns-repeated="2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seddnet.com/products/guren2.html" xlink:type="simple">DISCOVERY</text:a></text:span></text:p>
          </table:table-cell>
          <table:table-cell table:number-columns-repeated="1017"/>
        </table:table-row>
        <table:table-row table:style-name="ro1">
          <table:table-cell table:number-columns-repeated="2" office:value-type="string">
            <text:p>紅蓮 第三幕 炎</text:p>
          </table:table-cell>
          <table:table-cell office:value-type="string">
            <text:p>Red Lotus 3 (Blood Shadow)</text:p>
          </table:table-cell>
          <table:table-cell table:number-columns-repeated="2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seddnet.com/products/guren3.html" xlink:type="simple">DISCOVERY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美少女吸血鬼傳說(by 遊人)</text:p>
          </table:table-cell>
          <table:table-cell table:number-columns-repeated="5"/>
          <table:table-cell table:style-name="ce3"/>
          <table:table-cell table:number-columns-repeated="1017"/>
        </table:table-row>
        <table:table-row table:style-name="ro1">
          <table:table-cell table:style-name="ce3" office:value-type="string">
            <text:p>美少女殺手1</text:p>
          </table:table-cell>
          <table:table-cell office:value-type="string">
            <text:p>A KITE 1</text:p>
          </table:table-cell>
          <table:table-cell table:style-name="ce3" office:value-type="string">
            <text:p>A KITE 1</text:p>
          </table:table-cell>
          <table:table-cell table:style-name="ce3"/>
          <table:table-cell/>
          <table:table-cell table:style-name="ce11" office:value-type="string">
            <text:p><text:span text:style-name="T5"><text:a xlink:href="http://www.bonnou108.jp/am/am5/501-umezu.htm" xlink:type="simple">animeros</text:a></text:span></text:p>
          </table:table-cell>
          <table:table-cell table:style-name="ce11" office:value-type="string">
            <text:p><text:span text:style-name="T5"><text:a xlink:href="http://www.green-bunny.com/catalog/catalog_menu.html" xlink:type="simple">GREEN BUNNY</text:a></text:span>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美少女殺手2</text:p>
          </table:table-cell>
          <table:table-cell table:number-columns-repeated="2" table:style-name="ce3" office:value-type="string">
            <text:p>A KITE 2</text:p>
          </table:table-cell>
          <table:table-cell table:style-name="ce3"/>
          <table:table-cell/>
          <table:table-cell table:style-name="ce3" office:value-type="string">
            <text:p>animeros</text:p>
          </table:table-cell>
          <table:table-cell table:style-name="ce11" office:value-type="string">
            <text:p><text:span text:style-name="T5"><text:a xlink:href="http://www.green-bunny.com/catalog/kite/kite2.html" xlink:type="simple">GREEN BUNNY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美少女聖戰士(下集)(完)</text:p>
          </table:table-cell>
          <table:table-cell office:value-type="string">
            <text:p>ヴィーナス・ファイブ 2 ～淫魔の迷宮</text:p>
          </table:table-cell>
          <table:table-cell office:value-type="string">
            <text:p>Venus 5-2~Labyrinth of the Inma</text:p>
          </table:table-cell>
          <table:table-cell table:number-columns-repeated="2"/>
          <table:table-cell office:value-type="string">
            <text:p>animeros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美少女聖戰士(上集)(制服戰士維納斯五人組)</text:p>
          </table:table-cell>
          <table:table-cell office:value-type="string">
            <text:p>ヴィーナス・ファイブ 1 ～淫魔の舞踏会</text:p>
          </table:table-cell>
          <table:table-cell office:value-type="string">
            <text:p>Venus 5-1~The Inma Ball</text:p>
          </table:table-cell>
          <table:table-cell table:number-columns-repeated="2"/>
          <table:table-cell table:style-name="ce2" office:value-type="string">
            <text:p><text:span text:style-name="T5"><text:a xlink:href="http://www.bonnou108.jp/am/am5/TKM5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美少女戦隊レイカーズEX</text:p>
          </table:table-cell>
          <table:table-cell/>
          <table:table-cell office:value-type="string">
            <text:p>The Best of Kitty Vol.1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1">
          <table:table-cell office:value-type="string">
            <text:p>美味獵人</text:p>
          </table:table-cell>
          <table:table-cell table:number-columns-repeated="5"/>
          <table:table-cell table:style-name="ce3"/>
          <table:table-cell table:number-columns-repeated="1017"/>
        </table:table-row>
        <table:table-row table:style-name="ro1">
          <table:table-cell office:value-type="string">
            <text:p>美獲物之學園~第1幕~新入生 . 明日菜</text:p>
          </table:table-cell>
          <table:table-cell office:value-type="string">
            <text:p>美しき獲物たちの学園 <text:s/>第一幕：新入生・明日菜</text:p>
          </table:table-cell>
          <table:table-cell table:number-columns-repeated="3"/>
          <table:table-cell table:style-name="ce11" office:value-type="string">
            <text:p><text:span text:style-name="T5"><text:a xlink:href="http://www.bonnou108.jp/am/am7/703-MILKY.htm" xlink:type="simple">animeros</text:a></text:span></text:p>
          </table:table-cell>
          <table:table-cell table:style-name="ce11" office:value-type="string">
            <text:p><text:span text:style-name="T5"><text:a xlink:href="http://www.milky-anime.com/04/utukusiki/utukusiki.html" xlink:type="simple">milky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美獲物之學園~第2幕~女王.由利香</text:p>
          </table:table-cell>
          <table:table-cell office:value-type="string">
            <text:p>美しき獲物たちの学園 <text:s/>第二幕：女王・由利香</text:p>
          </table:table-cell>
          <table:table-cell table:number-columns-repeated="3"/>
          <table:table-cell table:style-name="ce3" office:value-type="string">
            <text:p>animeros</text:p>
          </table:table-cell>
          <table:table-cell table:style-name="ce11" office:value-type="string">
            <text:p><text:span text:style-name="T5"><text:a xlink:href="http://www.milky-anime.com/04/utukusiki/utukusiki-2.html" xlink:type="simple">milky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背德之少女1~義母飼育編</text:p>
          </table:table-cell>
          <table:table-cell office:value-type="string">
            <text:p>背徳の少女1～義母飼育編～</text:p>
          </table:table-cell>
          <table:table-cell office:value-type="string">
            <office:annotation draw:style-name="gr1" draw:text-style-name="P1" svg:width="3.192cm" svg:height="2.09cm" svg:x="14.101cm" svg:y="292.761cm" draw:caption-point-x="2.233cm" draw:caption-point-y="-92.965cm">
              <dc:date>2013-08-01T00:00:00</dc:date>
              <text:p text:style-name="P1"><text:span text:style-name="T1">Haitoku no Shoujyo "Family of Debauchery": Education of the Tutor</text:span></text:p>
              <text:p text:style-name="P1"><text:span text:style-name="T2"/></text:p>
            </office:annotation>
            <text:p>Immoral Girls 1~Raising a Pet Stepmother</text:p>
          </table:table-cell>
          <table:table-cell table:number-columns-repeated="2"/>
          <table:table-cell table:style-name="ce2" office:value-type="string">
            <text:p><text:span text:style-name="T5"><text:a xlink:href="http://www.bonnou108.jp/am/am7/705-FIVE.htm" xlink:type="simple">animeros</text:a></text:span></text:p>
          </table:table-cell>
          <table:table-cell table:style-name="ce11" office:value-type="string">
            <text:p><text:span text:style-name="T5"><text:a xlink:href="http://www.five-w.com/wr/fw0166/fw0166.html" xlink:type="simple">Five Ways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背德之少女2~家庭教師之調教</text:p>
          </table:table-cell>
          <table:table-cell office:value-type="string">
            <text:p>背徳の少女2～家庭教師の調教～</text:p>
          </table:table-cell>
          <table:table-cell office:value-type="string">
            <office:annotation draw:style-name="gr1" draw:text-style-name="P1" svg:width="3.192cm" svg:height="2.09cm" svg:x="14.101cm" svg:y="293.344cm" draw:caption-point-x="2.233cm" draw:caption-point-y="-93.151cm">
              <dc:date>2013-08-01T00:00:00</dc:date>
              <text:p text:style-name="P1"><text:span text:style-name="T3">oobe/msoobe /a:</text:span></text:p>
              <text:p text:style-name="P1"><text:span text:style-name="T2"/></text:p>
            </office:annotation>
            <text:p>Immoral Girls 2~Family of Debauchery</text:p>
          </table:table-cell>
          <table:table-cell table:number-columns-repeated="2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five-w.com/wr/fw0180/fw0180.html" xlink:type="simple">Five Ways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背徳的調教生活 <text:s/>第一話</text:p>
          </table:table-cell>
          <table:table-cell office:value-type="string">
            <text:p>背徳の調教生活 第一話「母娘縛り」…</text:p>
          </table:table-cell>
          <table:table-cell table:number-columns-repeated="3"/>
          <table:table-cell table:style-name="ce11" office:value-type="string">
            <text:p><text:span text:style-name="T5"><text:a xlink:href="http://www.bonnou108.jp/am/am12/1201-comicpiss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背徳的調教生活 <text:s/>第二話</text:p>
          </table:table-cell>
          <table:table-cell office:value-type="string">
            <text:p>背徳の調教生活 第二話「SM姉妹調教」…</text:p>
          </table:table-cell>
          <table:table-cell table:number-columns-repeated="3"/>
          <table:table-cell table:style-name="ce3" office:value-type="string">
            <text:p>animeros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若奧樣~第1章 (妖精夫人)(誘惑小精靈)</text:p>
          </table:table-cell>
          <table:table-cell office:value-type="string">
            <text:p>エルフの若奥様 <text:s/>第1章「病めるときも、健やかなるときも……一生愛し続けます」</text:p>
          </table:table-cell>
          <table:table-cell office:value-type="string">
            <text:p>The Elven Bride 1 <text:s/>(elven bride)</text:p>
          </table:table-cell>
          <table:table-cell table:number-columns-repeated="2"/>
          <table:table-cell table:style-name="ce2" office:value-type="string">
            <text:p><text:span text:style-name="T5"><text:a xlink:href="http://www.bonnou108.jp/am/am10/1004-PINK.htm#anchor-KSXA-53771" xlink:type="simple">animeros</text:a></text:span></text:p>
          </table:table-cell>
          <table:table-cell table:style-name="ce12" office:value-type="string">
            <text:p>PinkPineapple</text:p>
          </table:table-cell>
          <table:table-cell table:number-columns-repeated="1017"/>
        </table:table-row>
        <table:table-row table:style-name="ro1">
          <table:table-cell office:value-type="string">
            <text:p>若奧樣~第2章</text:p>
          </table:table-cell>
          <table:table-cell office:value-type="string">
            <text:p>エルフの若奥様 <text:s/>第2章「いつまでも、かわらないままのキミでいてくれますか？」</text:p>
          </table:table-cell>
          <table:table-cell office:value-type="string">
            <text:p>The Elven Bride 2</text:p>
          </table:table-cell>
          <table:table-cell table:number-columns-repeated="2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pinkpineapple.co.jp/wakaokusama/wakaokusama.html" xlink:type="simple">PinkPineapple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飛龍亂「MaMa」</text:p>
          </table:table-cell>
          <table:table-cell office:value-type="string">
            <text:p>飛龍乱「MaMa」</text:p>
          </table:table-cell>
          <table:table-cell office:value-type="string">
            <text:p>Mama Mia 1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1">
          <table:table-cell office:value-type="string">
            <text:p>飛龍亂「MaMa」</text:p>
          </table:table-cell>
          <table:table-cell office:value-type="string">
            <text:p>飛龍乱「MaMa」</text:p>
          </table:table-cell>
          <table:table-cell office:value-type="string">
            <text:p>Mama Mia 2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1">
          <table:table-cell table:number-columns-repeated="2" office:value-type="string">
            <text:p>個人授業～Lesson 1~YURI~</text:p>
          </table:table-cell>
          <table:table-cell office:value-type="string">
            <text:p>Private Psycho Lesson~Lesson 1: Yuri</text:p>
          </table:table-cell>
          <table:table-cell office:value-type="string">
            <text:p>Kojin Jyugyou</text:p>
          </table:table-cell>
          <table:table-cell/>
          <table:table-cell table:style-name="ce2" office:value-type="string">
            <text:p><text:span text:style-name="T5"><text:a xlink:href="http://www.bonnou108.jp/am/am9/901-kojin.htm" xlink:type="simple">animeros</text:a></text:span></text:p>
          </table:table-cell>
          <table:table-cell table:style-name="ce3" office:value-type="string">
            <text:p>GREEN BUNNY</text:p>
          </table:table-cell>
          <table:table-cell table:number-columns-repeated="1017"/>
        </table:table-row>
        <table:table-row table:style-name="ro1">
          <table:table-cell table:number-columns-repeated="2" office:value-type="string">
            <text:p>個人授業～Lesson 2~ERIKA~</text:p>
          </table:table-cell>
          <table:table-cell office:value-type="string">
            <text:p>Private Psycho Lesson~Lesson 2: Erika</text:p>
          </table:table-cell>
          <table:table-cell office:value-type="string">
            <text:p>Kojin Jyugyou</text:p>
          </table:table-cell>
          <table:table-cell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green-bunny.com/new/kojin/main.html" xlink:type="simple">GREEN BUNNY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修女瑪莉娜</text:p>
          </table:table-cell>
          <table:table-cell table:number-columns-repeated="5"/>
          <table:table-cell table:style-name="ce3"/>
          <table:table-cell table:number-columns-repeated="1017"/>
        </table:table-row>
        <table:table-row table:style-name="ro4">
          <table:table-cell office:value-type="string">
            <text:p>凌辱女子學園 前編 (背徳的學園)</text:p>
          </table:table-cell>
          <table:table-cell office:value-type="string">
            <text:p>凌辱女子学園～前編～（背徳の学園）</text:p>
          </table:table-cell>
          <table:table-cell table:style-name="ce9" office:value-type="string">
            <text:p>Ryoujoku Jyoshi Gakuen 1</text:p>
          </table:table-cell>
          <table:table-cell/>
          <table:table-cell office:value-type="string">
            <text:p>2003/05/15 <text:span text:style-name="T8">new~</text:span></text:p>
          </table:table-cell>
          <table:table-cell table:style-name="ce2" office:value-type="string">
            <text:p><text:span text:style-name="T5"><text:a xlink:href="http://www.bonnou108.jp/am/am7/708-ryoujoku.htm" xlink:type="simple">animeros</text:a></text:span></text:p>
          </table:table-cell>
          <table:table-cell table:style-name="ce11"/>
          <table:table-cell table:number-columns-repeated="1017"/>
        </table:table-row>
        <table:table-row table:style-name="ro1">
          <table:table-cell office:value-type="string">
            <text:p>凌辱的都市(凌辱城市)</text:p>
          </table:table-cell>
          <table:table-cell office:value-type="string">
            <text:p>凌辱の都市 ～狂宴のセレモニー～</text:p>
          </table:table-cell>
          <table:table-cell table:number-columns-repeated="3"/>
          <table:table-cell table:style-name="ce11" office:value-type="string">
            <text:p><text:span text:style-name="T5"><text:a xlink:href="http://www.bonnou108.jp/am/am2/201-GB.htm#anchor-BBBH-1328" xlink:type="simple">animeros</text:a></text:span></text:p>
          </table:table-cell>
          <table:table-cell table:style-name="ce11" office:value-type="string">
            <text:p><text:span text:style-name="T5"><text:a xlink:href="http://www.green-bunny.com/catalog/backup/ryoujyoku.html" xlink:type="simple">GREEN BUNNY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原罪病棟 前篇</text:p>
          </table:table-cell>
          <table:table-cell office:value-type="string">
            <text:p>原罪病棟 カルテ1</text:p>
          </table:table-cell>
          <table:table-cell office:value-type="string">
            <text:p>The Word Of Original Sin~Vol.1</text:p>
          </table:table-cell>
          <table:table-cell table:number-columns-repeated="2"/>
          <table:table-cell table:style-name="ce2" office:value-type="string">
            <text:p><text:span text:style-name="T5"><text:a xlink:href="http://www.bonnou108.jp/am/am6/605-FIVE.htm" xlink:type="simple">animeros</text:a></text:span></text:p>
          </table:table-cell>
          <table:table-cell table:style-name="ce11" office:value-type="string">
            <text:p><text:span text:style-name="T5"><text:a xlink:href="http://www.five-w.com/wr/fw0105/fw0105.html" xlink:type="simple">Five Ways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原罪病棟 後篇</text:p>
          </table:table-cell>
          <table:table-cell office:value-type="string">
            <text:p>原罪病棟 カルテ2</text:p>
          </table:table-cell>
          <table:table-cell office:value-type="string">
            <text:p>The Word Of Original Sin~Vol.2</text:p>
          </table:table-cell>
          <table:table-cell table:number-columns-repeated="2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five-w.com/wr/fw0121/fw0121.html" xlink:type="simple">Five Ways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夏…在風之中 1</text:p>
          </table:table-cell>
          <table:table-cell office:value-type="string">
            <text:p>夏…風の中で 1</text:p>
          </table:table-cell>
          <table:table-cell table:number-columns-repeated="3"/>
          <table:table-cell table:style-name="ce2" office:value-type="string">
            <text:p><text:span text:style-name="T5"><text:a xlink:href="http://www.bonnou108.jp/am/am11/1106-OTHERS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夏…在風之中 2</text:p>
          </table:table-cell>
          <table:table-cell office:value-type="string">
            <text:p>夏…風の中で 2</text:p>
          </table:table-cell>
          <table:table-cell table:number-columns-repeated="3"/>
          <table:table-cell office:value-type="string">
            <text:p>animeros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家庭教師 <text:s/>美少年狩</text:p>
          </table:table-cell>
          <table:table-cell office:value-type="string">
            <text:p>家庭教師 <text:s/>美少年狩り</text:p>
          </table:table-cell>
          <table:table-cell table:number-columns-repeated="4"/>
          <table:table-cell table:style-name="ce3"/>
          <table:table-cell table:number-columns-repeated="1017"/>
        </table:table-row>
        <table:table-row table:style-name="ro1">
          <table:table-cell office:value-type="string">
            <text:p>恥辱診察室 1～抓住搖錢樹</text:p>
          </table:table-cell>
          <table:table-cell office:value-type="string">
            <text:p>恥辱診察室 1「金づるをつかめ！」</text:p>
          </table:table-cell>
          <table:table-cell office:value-type="string">
            <text:p>Chijyoku Shinsatsushitsu Vol.1</text:p>
          </table:table-cell>
          <table:table-cell office:value-type="string">
            <text:p>tijyoku</text:p>
          </table:table-cell>
          <table:table-cell table:style-name="ce6" office:value-type="string">
            <text:p>2003/05/25 <text:span text:style-name="T8">new~</text:span></text:p>
          </table:table-cell>
          <table:table-cell table:style-name="ce2" office:value-type="string">
            <text:p><text:span text:style-name="T5"><text:a xlink:href="http://www.bonnou108.jp/am/am6/603-tijyoku.htm" xlink:type="simple">animeros</text:a></text:span></text:p>
          </table:table-cell>
          <table:table-cell table:style-name="ce11" office:value-type="string">
            <text:p><text:span text:style-name="T5"><text:a xlink:href="http://www.milky-anime.com/04/tijyoku/tijyoku.html" xlink:type="simple">milky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恥辱監禁~墮天使~ </text:p>
          </table:table-cell>
          <table:table-cell table:number-columns-repeated="5"/>
          <table:table-cell table:style-name="ce3"/>
          <table:table-cell table:number-columns-repeated="1017"/>
        </table:table-row>
        <table:table-row table:style-name="ro1">
          <table:table-cell table:number-columns-repeated="2" office:value-type="string">
            <text:p>旅館白鷺 <text:s/>一泊目</text:p>
          </table:table-cell>
          <table:table-cell office:value-type="string">
            <text:p>Ryokan Shirasagi Vol.1</text:p>
          </table:table-cell>
          <table:table-cell/>
          <table:table-cell table:style-name="ce5" office:value-type="string">
            <text:p>2003/06/27 <text:span text:style-name="T8">new~</text:span></text:p>
          </table:table-cell>
          <table:table-cell table:style-name="ce2" office:value-type="string">
            <text:p><text:span text:style-name="T5"><text:a xlink:href="http://www.bonnou108.jp/am/am6/607-sirasagi.htm" xlink:type="simple">animeros</text:a></text:span></text:p>
          </table:table-cell>
          <table:table-cell table:style-name="ce11" office:value-type="string">
            <text:p><text:span text:style-name="T5"><text:a xlink:href="http://www.seddnet.com/products/sagi1.html" xlink:type="simple">DISCOVERY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校內寫生1</text:p>
          </table:table-cell>
          <table:table-cell/>
          <table:table-cell office:value-type="string">
            <text:p>Tales of Titillation(Konai Shasei by U-Jin)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1">
          <table:table-cell office:value-type="string">
            <text:p>校內寫生2</text:p>
          </table:table-cell>
          <table:table-cell/>
          <table:table-cell office:value-type="string">
            <text:p>Tales of Sintillation 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1">
          <table:table-cell office:value-type="string">
            <text:p>校內寫生3</text:p>
          </table:table-cell>
          <table:table-cell/>
          <table:table-cell office:value-type="string">
            <text:p>Tales of Misbehavior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4">
          <table:table-cell office:value-type="string">
            <text:p>桃姫<text:span text:style-name="T6"> </text:span><text:span text:style-name="T7">1 (MOMONE </text:span><text:span text:style-name="T7">桃音</text:span><text:span text:style-name="T7">)</text:span></text:p>
          </table:table-cell>
          <table:table-cell office:value-type="string">
            <text:p>桃姫　プロジェクト1 (MOMONE 桃音)</text:p>
          </table:table-cell>
          <table:table-cell office:value-type="string">
            <text:p>MOMONE</text:p>
          </table:table-cell>
          <table:table-cell office:value-type="string">
            <text:p>新版桃音<text:span text:style-name="T6">?</text:span></text:p>
          </table:table-cell>
          <table:table-cell table:style-name="ce6" office:value-type="string">
            <text:p>2003/04/25 <text:span text:style-name="T8">new~</text:span></text:p>
          </table:table-cell>
          <table:table-cell table:style-name="ce2" office:value-type="string">
            <text:p><text:span text:style-name="T5"><text:a xlink:href="http://www.bonnou108.jp/am/am6/611-sged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氣氛 1</text:p>
          </table:table-cell>
          <table:table-cell office:value-type="string">
            <text:p>気分 きぶん 1~いっぽんめ</text:p>
          </table:table-cell>
          <table:table-cell office:value-type="string">
            <text:p>Kibun Kibun Vol.1</text:p>
          </table:table-cell>
          <table:table-cell/>
          <table:table-cell office:value-type="string">
            <text:p>2003/02/25 <text:span text:style-name="T8">new~ </text:span></text:p>
          </table:table-cell>
          <table:table-cell table:style-name="ce2" office:value-type="string">
            <text:p><text:span text:style-name="T5"><text:a xlink:href="http://www.bonnou108.jp/am/am4/403-kibun.htm" xlink:type="simple">animeros</text:a></text:span></text:p>
          </table:table-cell>
          <table:table-cell table:style-name="ce11" office:value-type="string">
            <text:p><text:span text:style-name="T5"><text:a xlink:href="http://www.milky-anime.com/04/kibun/kibun.html" xlink:type="simple">milky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氣氛 2</text:p>
          </table:table-cell>
          <table:table-cell office:value-type="string">
            <text:p>気分 きぶん 2~にほんめ</text:p>
          </table:table-cell>
          <table:table-cell office:value-type="string">
            <text:p>Kibun Kibun Vol.2</text:p>
          </table:table-cell>
          <table:table-cell/>
          <table:table-cell table:style-name="ce5" office:value-type="string">
            <text:p>2003/05/25 <text:span text:style-name="T8">new~</text:span></text:p>
          </table:table-cell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milky-anime.com/04/kibun/kibun-2.html" xlink:type="simple">milky</text:a></text:span></text:p>
          </table:table-cell>
          <table:table-cell table:number-columns-repeated="1017"/>
        </table:table-row>
        <table:table-row table:style-name="ro1">
          <table:table-cell office:value-type="string">
            <office:annotation draw:style-name="gr1" draw:text-style-name="P1" svg:width="3.195cm" svg:height="2.09cm" svg:x="4.363cm" svg:y="309.404cm" draw:caption-point-x="1.955cm" draw:caption-point-y="-98.839cm">
              <dc:date>2013-08-01T00:00:00</dc:date>
              <text:p text:style-name="P1"><text:span text:style-name="T3">『え</text:span><text:span text:style-name="T1"> </text:span><text:span text:style-name="T3">ぇっ～！？魔王復活ぅ～！？』</text:span></text:p>
              <text:p text:style-name="P1"><text:span text:style-name="T2"/></text:p>
            </office:annotation>
            <text:p>浪漫之劍的光輝II~第1話</text:p>
          </table:table-cell>
          <table:table-cell office:value-type="string">
            <text:p>ロマンスは剣の輝きⅡ VOL.1 「えぇ～!?　魔王復活ぅ～!?」</text:p>
          </table:table-cell>
          <table:table-cell/>
          <table:table-cell office:value-type="string">
            <text:p>.(又名 劍芒羅曼史)</text:p>
          </table:table-cell>
          <table:table-cell/>
          <table:table-cell table:style-name="ce2" office:value-type="string">
            <text:p><text:span text:style-name="T5"><text:a xlink:href="http://www.bonnou108.jp/am/am2/208-romance.htm" xlink:type="simple">animeros</text:a></text:span></text:p>
          </table:table-cell>
          <table:table-cell table:style-name="ce11" office:value-type="string">
            <text:p><text:span text:style-name="T5"><text:a xlink:href="http://www.l-heart.ne.jp/romance/romance1/main.html" xlink:type="simple">れもんはーと</text:a></text:span></text:p>
          </table:table-cell>
          <table:table-cell table:style-name="ce2" office:value-type="string">
            <text:p><text:span text:style-name="T5"><text:a xlink:href="http://www.a-rms.co.jp/f_article/0104/romance/index.html" xlink:type="simple">arms</text:a></text:span></text:p>
          </table:table-cell>
          <table:table-cell table:number-columns-repeated="1016"/>
        </table:table-row>
        <table:table-row table:style-name="ro1">
          <table:table-cell office:value-type="string">
            <text:p>浪漫之劍的光輝II~第2話</text:p>
          </table:table-cell>
          <table:table-cell office:value-type="string">
            <text:p>ロマンスは剣の輝きⅡ VOL.2「暗黒神ですってぇ～」</text:p>
          </table:table-cell>
          <table:table-cell table:number-columns-repeated="3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l-heart.ne.jp/romance/romance2/main.html" xlink:type="simple">れもんはーと</text:a></text:span></text:p>
          </table:table-cell>
          <table:table-cell table:style-name="ce2" office:value-type="string">
            <text:p><text:span text:style-name="T5"><text:a xlink:href="http://www.a-rms.co.jp/f_article/0108/romance/index.html" xlink:type="simple">arms</text:a></text:span></text:p>
          </table:table-cell>
          <table:table-cell table:number-columns-repeated="1016"/>
        </table:table-row>
        <table:table-row table:style-name="ro1">
          <table:table-cell office:value-type="string">
            <text:p>浪漫之劍的光輝II~第3話</text:p>
          </table:table-cell>
          <table:table-cell office:value-type="string">
            <text:p>ロマンスは剣の輝きⅡ VOL.3「いっや～ん…呪い歌ぁ!?」</text:p>
          </table:table-cell>
          <table:table-cell table:number-columns-repeated="3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l-heart.ne.jp/romance/romance3/main.html" xlink:type="simple">れもんはーと</text:a></text:span></text:p>
          </table:table-cell>
          <table:table-cell table:style-name="ce2" office:value-type="string">
            <text:p><text:span text:style-name="T5"><text:a xlink:href="http://www.a-rms.co.jp/f_article/0110/romance/index.html" xlink:type="simple">arms</text:a></text:span></text:p>
          </table:table-cell>
          <table:table-cell table:number-columns-repeated="1016"/>
        </table:table-row>
        <table:table-row table:style-name="ro1">
          <table:table-cell office:value-type="string">
            <text:p>浪漫之劍的光輝II~第4話</text:p>
          </table:table-cell>
          <table:table-cell office:value-type="string">
            <text:p>ロマンスは剣の輝きⅡ VOL.4「ユニコーン…もっと早くぅっ～!?」</text:p>
          </table:table-cell>
          <table:table-cell table:number-columns-repeated="3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l-heart.ne.jp/romance/romance4/main.html" xlink:type="simple">れもんはーと</text:a></text:span></text:p>
          </table:table-cell>
          <table:table-cell table:style-name="ce2" office:value-type="string">
            <text:p><text:span text:style-name="T5"><text:a xlink:href="http://www.a-rms.co.jp/f_article/0201/romance/index.html" xlink:type="simple">arms</text:a></text:span></text:p>
          </table:table-cell>
          <table:table-cell table:number-columns-repeated="1016"/>
        </table:table-row>
        <table:table-row table:style-name="ro1">
          <table:table-cell office:value-type="string">
            <text:p>浪漫之劍的光輝II~第5話</text:p>
          </table:table-cell>
          <table:table-cell office:value-type="string">
            <text:p>ロマンスは剣の輝きⅡ VOL.5「エリーゼの…ためにぃ～!?」</text:p>
          </table:table-cell>
          <table:table-cell table:number-columns-repeated="3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l-heart.ne.jp/romance/romance5/main.html" xlink:type="simple">れもんはーと</text:a></text:span></text:p>
          </table:table-cell>
          <table:table-cell table:style-name="ce2" office:value-type="string">
            <text:p><text:span text:style-name="T5"><text:a xlink:href="http://www.a-rms.co.jp/f_article/0206/romance/index.html" xlink:type="simple">arms</text:a></text:span></text:p>
          </table:table-cell>
          <table:table-cell table:number-columns-repeated="1016"/>
        </table:table-row>
        <table:table-row table:style-name="ro1">
          <table:table-cell office:value-type="string">
            <text:p>浪漫之劍的光輝II~第6話</text:p>
          </table:table-cell>
          <table:table-cell office:value-type="string">
            <text:p>ロマンスは剣の輝きⅡ VOL.6「あぁ～ん…フィニッシュウぅ～!?」</text:p>
          </table:table-cell>
          <table:table-cell table:number-columns-repeated="3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l-heart.ne.jp/romance/romance6/main.html" xlink:type="simple">れもんはーと</text:a></text:span></text:p>
          </table:table-cell>
          <table:table-cell table:style-name="ce2" office:value-type="string">
            <text:p><text:span text:style-name="T5"><text:a xlink:href="http://www.a-rms.co.jp/f_article/0210/romance/index.html" xlink:type="simple">arms</text:a></text:span>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特別授業~前編</text:p>
          </table:table-cell>
          <table:table-cell table:number-columns-repeated="3"/>
          <table:table-cell table:style-name="ce11" office:value-type="string">
            <text:p><text:span text:style-name="T5"><text:a xlink:href="http://www.bonnou108.jp/am/am9/902-VANILLA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 table:number-columns-repeated="2" office:value-type="string">
            <text:p>特別授業~後編</text:p>
          </table:table-cell>
          <table:table-cell table:number-columns-repeated="3"/>
          <table:table-cell office:value-type="string">
            <text:p>animeros</text:p>
          </table:table-cell>
          <table:table-cell table:style-name="ce3"/>
          <table:table-cell table:number-columns-repeated="1017"/>
        </table:table-row>
        <table:table-row table:style-name="ro1">
          <table:table-cell table:number-columns-repeated="2" office:value-type="string">
            <text:p>特別授業2~前篇</text:p>
          </table:table-cell>
          <table:table-cell office:value-type="string">
            <text:p>Tokubetsu Jyugyou 2 Part.1</text:p>
          </table:table-cell>
          <table:table-cell/>
          <table:table-cell table:style-name="ce6" office:value-type="string">
            <text:p>2003/06/13 <text:span text:style-name="T8">new~</text:span></text:p>
          </table:table-cell>
          <table:table-cell table:style-name="ce2" office:value-type="string">
            <text:p><text:span text:style-name="T5"><text:a xlink:href="http://www.bonnou108.jp/am/am9/902-tokubetu.htm" xlink:type="simple">animeros</text:a></text:span></text:p>
          </table:table-cell>
          <table:table-cell table:number-columns-repeated="1018"/>
        </table:table-row>
        <table:table-row table:style-name="ro1">
          <table:table-cell table:number-columns-repeated="2" office:value-type="string">
            <text:p>特別授業2~後篇</text:p>
          </table:table-cell>
          <table:table-cell table:number-columns-repeated="2"/>
          <table:table-cell table:style-name="ce6" office:value-type="string">
            <text:p>2003/10/10 <text:span text:style-name="T8">new~</text:span></text:p>
          </table:table-cell>
          <table:table-cell table:style-name="ce2"/>
          <table:table-cell table:style-name="ce11" office:value-type="string">
            <text:p><text:span text:style-name="T5"><text:a xlink:href="http://www.jvd.ne.jp/vanilla/new.html" xlink:type="simple">jvd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真.琉璃色之雪~其之一</text:p>
          </table:table-cell>
          <table:table-cell office:value-type="string">
            <text:p>真・瑠璃色の雪 <text:s/>其の一</text:p>
          </table:table-cell>
          <table:table-cell table:number-columns-repeated="3"/>
          <table:table-cell table:style-name="ce2" office:value-type="string">
            <text:p><text:span text:style-name="T5"><text:a xlink:href="http://www.bonnou108.jp/am/am4/407-ruriiro.htm" xlink:type="simple">animeros</text:a></text:span></text:p>
          </table:table-cell>
          <table:table-cell table:style-name="ce11" office:value-type="string">
            <text:p><text:span text:style-name="T5"><text:a xlink:href="http://www.seddnet.com/products/ruri1.html" xlink:type="simple">DISCOVERY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真.琉璃色之雪~其之二</text:p>
          </table:table-cell>
          <table:table-cell office:value-type="string">
            <text:p>真・瑠璃色の雪 <text:s/>其の二</text:p>
          </table:table-cell>
          <table:table-cell table:number-columns-repeated="3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seddnet.com/products/ruri2.html" xlink:type="simple">DISCOVERY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真.琉璃色之雪~其之三</text:p>
          </table:table-cell>
          <table:table-cell office:value-type="string">
            <text:p>真・瑠璃色の雪 <text:s/>其の三</text:p>
          </table:table-cell>
          <table:table-cell table:number-columns-repeated="3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seddnet.com/products/ruri3.html" xlink:type="simple">DISCOVERY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真.琉璃色之雪~其之四</text:p>
          </table:table-cell>
          <table:table-cell office:value-type="string">
            <text:p>真・瑠璃色の雪 <text:s/>其の四</text:p>
          </table:table-cell>
          <table:table-cell table:number-columns-repeated="3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seddnet.com/products/ruri4.html" xlink:type="simple">DISCOVERY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真.超神傳說 童子~魔胎傳~狂王復活への祈り</text:p>
          </table:table-cell>
          <table:table-cell office:value-type="string">
            <text:p>真.超神伝說 童子~魔胎伝~狂王復活への祈り</text:p>
          </table:table-cell>
          <table:table-cell office:value-type="string">
            <text:p>Urotsukidoji II: Legend Of The Demon Womb 1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1">
          <table:table-cell office:value-type="string">
            <text:p>真.超神傳說 童子~魔胎傳~新宿摩天樓大戰</text:p>
          </table:table-cell>
          <table:table-cell office:value-type="string">
            <text:p>真.超神伝說 童子~魔胎伝~新宿摩天楼大戦</text:p>
          </table:table-cell>
          <table:table-cell office:value-type="string">
            <text:p>Urotsukidoji II: Legend Of The Demon Womb 2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1">
          <table:table-cell table:number-columns-repeated="2" office:value-type="string">
            <text:p>真奈美1</text:p>
          </table:table-cell>
          <table:table-cell office:value-type="string">
            <text:p>Manami and Nami Sprite~Sprite Vol.1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1">
          <table:table-cell table:number-columns-repeated="2" office:value-type="string">
            <text:p>真奈美2</text:p>
          </table:table-cell>
          <table:table-cell office:value-type="string">
            <text:p>Manami and Nami Sprite~Vol.2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1">
          <table:table-cell office:value-type="string">
            <text:p>真夏之夜狂夢</text:p>
          </table:table-cell>
          <table:table-cell table:number-columns-repeated="5"/>
          <table:table-cell table:style-name="ce3"/>
          <table:table-cell table:number-columns-repeated="1017"/>
        </table:table-row>
        <table:table-row table:style-name="ro1">
          <table:table-cell office:value-type="string">
            <text:p>真琴 1 (大吟釀 真琴美眉)</text:p>
          </table:table-cell>
          <table:table-cell office:value-type="string">
            <text:p>ショーヨノイド <text:s/>真琴ちゃん 1</text:p>
          </table:table-cell>
          <table:table-cell office:value-type="string">
            <text:p>Shoyonoido Makocchan 1</text:p>
          </table:table-cell>
          <table:table-cell table:number-columns-repeated="2"/>
          <table:table-cell table:style-name="ce2" office:value-type="string">
            <text:p><text:span text:style-name="T5"><text:a xlink:href="http://www.bonnou108.jp/am/am10/1002-VANILLA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真琴 2~敵味方登場 (完)</text:p>
          </table:table-cell>
          <table:table-cell office:value-type="string">
            <text:p>ショーヨノイド <text:s/>真琴ちゃん 2</text:p>
          </table:table-cell>
          <table:table-cell office:value-type="string">
            <text:p>Shoyonoido Makocchan 2</text:p>
          </table:table-cell>
          <table:table-cell table:number-columns-repeated="2"/>
          <table:table-cell office:value-type="string">
            <text:p>animeros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神經校園1</text:p>
          </table:table-cell>
          <table:table-cell/>
          <table:table-cell office:value-type="string">
            <text:p>Psychotic School 1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1">
          <table:table-cell office:value-type="string">
            <text:p>神經校園2</text:p>
          </table:table-cell>
          <table:table-cell/>
          <table:table-cell office:value-type="string">
            <text:p>Psychotic School 2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1">
          <table:table-cell office:value-type="string">
            <text:p>神聖之環(神聖之戒)(雅莉瑪女戰士)</text:p>
          </table:table-cell>
          <table:table-cell office:value-type="string">
            <text:p>ヤーリマクイーン</text:p>
          </table:table-cell>
          <table:table-cell office:value-type="string">
            <text:p>Sex Demon Queen (Yahrima Queen)</text:p>
          </table:table-cell>
          <table:table-cell table:number-columns-repeated="2"/>
          <table:table-cell table:style-name="ce11" office:value-type="string">
            <text:p><text:span text:style-name="T5"><text:a xlink:href="http://www.bonnou108.jp/am/am10/1001-GB.htm#anchor-GBBH-1030" xlink:type="simple">animeros</text:a></text:span></text:p>
          </table:table-cell>
          <table:table-cell table:style-name="ce11" office:value-type="string">
            <text:p><text:span text:style-name="T5"><text:a xlink:href="http://www.green-bunny.com/catalog/yarima.html" xlink:type="simple">GREEN BUNNY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純情房東俏房客</text:p>
          </table:table-cell>
          <table:table-cell table:number-columns-repeated="2"/>
          <table:table-cell office:value-type="string">
            <text:p>(同人誌H動畫)</text:p>
          </table:table-cell>
          <table:table-cell table:number-columns-repeated="2"/>
          <table:table-cell table:style-name="ce3"/>
          <table:table-cell table:number-columns-repeated="1017"/>
        </table:table-row>
        <table:table-row table:style-name="ro1">
          <table:table-cell office:value-type="string">
            <text:p>脅迫~沒止境的明日~STAGE 1~結城 綾</text:p>
          </table:table-cell>
          <table:table-cell office:value-type="string">
            <text:p>脅迫 STAGE 1 <text:s/>結城 綾</text:p>
          </table:table-cell>
          <table:table-cell office:value-type="string">
            <office:annotation draw:style-name="gr1" draw:text-style-name="P1" svg:width="3.192cm" svg:height="2.248cm" svg:x="14.101cm" svg:y="323.136cm" draw:caption-point-x="2.233cm" draw:caption-point-y="-102.649cm">
              <dc:date>2013-08-01T00:00:00</dc:date>
              <text:p text:style-name="P1"><text:span text:style-name="T1">-Tomorrow Never Ends-</text:span></text:p>
              <text:p text:style-name="P1"><text:span text:style-name="T2"/></text:p>
            </office:annotation>
            <text:p>Black Mail 1 (Kyouhaku)</text:p>
          </table:table-cell>
          <table:table-cell office:value-type="string">
            <text:p>(脅迫1-1)</text:p>
          </table:table-cell>
          <table:table-cell/>
          <table:table-cell table:style-name="ce11" office:value-type="string">
            <text:p><text:span text:style-name="T5"><text:a xlink:href="http://www.bonnou108.jp/am/am7/704-kyohaku.htm" xlink:type="simple">animeros</text:a></text:span></text:p>
          </table:table-cell>
          <table:table-cell table:style-name="ce11" office:value-type="string">
            <text:p><text:span text:style-name="T5"><text:a xlink:href="http://www.pinkpineapple.co.jp/kyouhaku/1-1/1.html" xlink:type="simple">PinkPineapple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脅迫~沒止境的明日~STAGE 2~弓子未來</text:p>
          </table:table-cell>
          <table:table-cell office:value-type="string">
            <text:p>脅迫 STAGE 2 <text:s/>弓子と未来</text:p>
          </table:table-cell>
          <table:table-cell office:value-type="string">
            <text:p>Black Mail 2</text:p>
          </table:table-cell>
          <table:table-cell office:value-type="string">
            <text:p>(脅迫1-2) </text:p>
          </table:table-cell>
          <table:table-cell/>
          <table:table-cell table:style-name="ce3" office:value-type="string">
            <text:p>animeros</text:p>
          </table:table-cell>
          <table:table-cell table:style-name="ce11" office:value-type="string">
            <text:p><text:span text:style-name="T5"><text:a xlink:href="http://www.pinkpineapple.co.jp/kyouhaku/1-2/2.html" xlink:type="simple">PinkPineapple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脅迫~沒止境的明日~秋山 明日香</text:p>
          </table:table-cell>
          <table:table-cell office:value-type="string">
            <text:p>脅迫 STAGE 3 <text:s/>秋山 明日香</text:p>
          </table:table-cell>
          <table:table-cell office:value-type="string">
            <text:p>Black Mail 3</text:p>
          </table:table-cell>
          <table:table-cell office:value-type="string">
            <text:p>(脅迫1-3)</text:p>
          </table:table-cell>
          <table:table-cell/>
          <table:table-cell table:style-name="ce3" office:value-type="string">
            <text:p>animeros</text:p>
          </table:table-cell>
          <table:table-cell table:style-name="ce11" office:value-type="string">
            <text:p><text:span text:style-name="T5"><text:a xlink:href="http://www.pinkpineapple.co.jp/kyouhaku/1-3/3.html" xlink:type="simple">PinkPineapple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脅迫II~還有一個明日 1~明日香,蜜月</text:p>
          </table:table-cell>
          <table:table-cell office:value-type="string">
            <text:p>脅迫2 <text:s/>STAGE 1『明日香、ハネムーンレイプ』</text:p>
          </table:table-cell>
          <table:table-cell office:value-type="string">
            <text:p>Black Mail II: 1st STAGE</text:p>
          </table:table-cell>
          <table:table-cell office:value-type="string">
            <office:annotation draw:style-name="gr1" draw:text-style-name="P1" svg:width="3.192cm" svg:height="2.09cm" svg:x="18.612cm" svg:y="324.882cm" draw:caption-point-x="0.039cm" draw:caption-point-y="-103.205cm">
              <dc:date>2013-08-01T00:00:00</dc:date>
              <text:p text:style-name="P1"><text:span text:style-name="T3">脅迫</text:span><text:span text:style-name="T1">II</text:span><text:span text:style-name="T3">～もうひとつの明日～</text:span><text:span text:style-name="T1"> </text:span><text:span text:style-name="T1">1st STAGE</text:span><text:span text:style-name="T3">「明日香、ハネムーンレイプ」</text:span></text:p>
              <text:p text:style-name="P1"><text:span text:style-name="T2"/></text:p>
            </office:annotation>
            <text:p>(脅迫2-1)</text:p>
          </table:table-cell>
          <table:table-cell/>
          <table:table-cell table:style-name="ce11" office:value-type="string">
            <text:p><text:span text:style-name="T5"><text:a xlink:href="http://www.bonnou108.jp/am/am7/704-kyohaku.htm" xlink:type="simple">animeros</text:a></text:span></text:p>
          </table:table-cell>
          <table:table-cell table:style-name="ce11" office:value-type="string">
            <text:p><text:span text:style-name="T5"><text:a xlink:href="http://www.pinkpineapple.co.jp/kyouhaku/2-1/2-1.html" xlink:type="simple">PinkPineapple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脅迫II~還有一個明日 2</text:p>
          </table:table-cell>
          <table:table-cell office:value-type="string">
            <text:p>脅迫2 <text:s/>STAGE 2『ソドムクィーン、明日香』 </text:p>
          </table:table-cell>
          <table:table-cell office:value-type="string">
            <text:p>Black Mail II: 2nd STAGE</text:p>
          </table:table-cell>
          <table:table-cell office:value-type="string">
            <office:annotation draw:style-name="gr1" draw:text-style-name="P1" svg:width="3.192cm" svg:height="2.092cm" svg:x="18.612cm" svg:y="325.463cm" draw:caption-point-x="0.039cm" draw:caption-point-y="-103.389cm">
              <dc:date>2013-08-01T00:00:00</dc:date>
              <text:p text:style-name="P1"><text:span text:style-name="T3">脅迫</text:span><text:span text:style-name="T1">II</text:span><text:span text:style-name="T3">～もうひとつの明日～</text:span><text:span text:style-name="T1"> </text:span><text:span text:style-name="T1">2nd STAGE</text:span><text:span text:style-name="T3">「ソドムクィーン、明日香」</text:span></text:p>
              <text:p text:style-name="P1"><text:span text:style-name="T2"/></text:p>
            </office:annotation>
            <text:p>(脅迫2-2)</text:p>
          </table:table-cell>
          <table:table-cell/>
          <table:table-cell table:style-name="ce3" office:value-type="string">
            <text:p>animeros</text:p>
          </table:table-cell>
          <table:table-cell table:style-name="ce11" office:value-type="string">
            <text:p><text:span text:style-name="T5"><text:a xlink:href="http://www.pinkpineapple.co.jp/kyouhaku/2-2/2-2.html" xlink:type="simple">PinkPineapple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脅迫II~還有一個明日 3</text:p>
          </table:table-cell>
          <table:table-cell office:value-type="string">
            <text:p>脅迫2 <text:s/>STAGE 3『チェーンブライド、明日香』</text:p>
          </table:table-cell>
          <table:table-cell office:value-type="string">
            <text:p>Black Mail II: 3nd STAGE</text:p>
          </table:table-cell>
          <table:table-cell office:value-type="string">
            <office:annotation draw:style-name="gr1" draw:text-style-name="P1" svg:width="3.192cm" svg:height="2.09cm" svg:x="18.612cm" svg:y="326.046cm" draw:caption-point-x="0.039cm" draw:caption-point-y="-103.575cm">
              <dc:date>2013-08-01T00:00:00</dc:date>
              <text:p text:style-name="P1"><text:span text:style-name="T3">脅迫</text:span><text:span text:style-name="T1">II</text:span><text:span text:style-name="T3">～もうひとつの明日～</text:span><text:span text:style-name="T1"> </text:span><text:span text:style-name="T1">3rd STAGE</text:span><text:span text:style-name="T3">「チェーン・ブライド、明日香」</text:span></text:p>
              <text:p text:style-name="P1"><text:span text:style-name="T2"/></text:p>
            </office:annotation>
            <text:p>(脅迫2-3)</text:p>
          </table:table-cell>
          <table:table-cell/>
          <table:table-cell table:style-name="ce3" office:value-type="string">
            <text:p>animeros</text:p>
          </table:table-cell>
          <table:table-cell table:style-name="ce11" office:value-type="string">
            <text:p><text:span text:style-name="T5"><text:a xlink:href="http://www.pinkpineapple.co.jp/kyouhaku/2-3/2-3.html" xlink:type="simple">PinkPineapple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脅迫特別篇</text:p>
          </table:table-cell>
          <table:table-cell office:value-type="string">
            <text:p>脅迫特別篇(花嫁 明日香の運命は……!!)</text:p>
          </table:table-cell>
          <table:table-cell office:value-type="string">
            <office:annotation draw:style-name="gr1" draw:text-style-name="P1" svg:width="3.192cm" svg:height="2.091cm" svg:x="14.101cm" svg:y="326.628cm" draw:caption-point-x="2.233cm" draw:caption-point-y="-103.76cm">
              <dc:date>2013-08-01T00:00:00</dc:date>
              <text:p text:style-name="P1"><text:span text:style-name="T2">此無碼版併入</text:span></text:p>
              <text:p text:style-name="P1"><text:span text:style-name="T4">Black Mail 3 </text:span><text:span text:style-name="T2">中</text:span></text:p>
              <text:p text:style-name="P1"><text:span text:style-name="T2"/></text:p>
            </office:annotation>
            <text:p>Black Mail Special</text:p>
          </table:table-cell>
          <table:table-cell office:value-type="string">
            <text:p>(脅迫1-4)</text:p>
          </table:table-cell>
          <table:table-cell/>
          <table:table-cell table:style-name="ce3" office:value-type="string">
            <text:p>animeros</text:p>
          </table:table-cell>
          <table:table-cell table:style-name="ce11" office:value-type="string">
            <text:p><text:span text:style-name="T5"><text:a xlink:href="http://www.pinkpineapple.co.jp/kyouhaku/kyouhaku.html" xlink:type="simple">PinkPineapple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臭作 第一章 老頭的花園</text:p>
          </table:table-cell>
          <table:table-cell office:value-type="string">
            <text:p>臭作 第一章～おやぢの花園</text:p>
          </table:table-cell>
          <table:table-cell office:value-type="string">
            <text:p>Syuusaku 1</text:p>
          </table:table-cell>
          <table:table-cell table:number-columns-repeated="2"/>
          <table:table-cell table:style-name="ce11" office:value-type="string">
            <text:p><text:span text:style-name="T5"><text:a xlink:href="http://www.bonnou108.jp/am/am7/704-syusaku.htm" xlink:type="simple">animeros</text:a></text:span></text:p>
          </table:table-cell>
          <table:table-cell table:style-name="ce11" office:value-type="string">
            <text:p><text:span text:style-name="T5"><text:a xlink:href="http://www.pinkpineapple.co.jp/syusaku/shusaku1/shusaku1.html" xlink:type="simple">PinkPineapple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臭作 第二章 老頭的美學</text:p>
          </table:table-cell>
          <table:table-cell office:value-type="string">
            <text:p>臭作 第二章～おやぢの美学</text:p>
          </table:table-cell>
          <table:table-cell office:value-type="string">
            <text:p>Syuusaku 2</text:p>
          </table:table-cell>
          <table:table-cell table:number-columns-repeated="2"/>
          <table:table-cell table:style-name="ce3" office:value-type="string">
            <text:p>animeros</text:p>
          </table:table-cell>
          <table:table-cell table:style-name="ce11" office:value-type="string">
            <text:p><text:span text:style-name="T5"><text:a xlink:href="http://www.pinkpineapple.co.jp/syusaku/shusaku2/shusaku2.html" xlink:type="simple">PinkPineapple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臭作 第三章 </text:p>
          </table:table-cell>
          <table:table-cell office:value-type="string">
            <text:p>臭作 第三章～おやぢのプライド</text:p>
          </table:table-cell>
          <table:table-cell office:value-type="string">
            <text:p>Syuusaku 3</text:p>
          </table:table-cell>
          <table:table-cell table:number-columns-repeated="2"/>
          <table:table-cell table:style-name="ce3" office:value-type="string">
            <text:p>animeros</text:p>
          </table:table-cell>
          <table:table-cell table:style-name="ce11" office:value-type="string">
            <text:p><text:span text:style-name="T5"><text:a xlink:href="http://www.pinkpineapple.co.jp/syusaku/skusaku3/shusaku3.html" xlink:type="simple">PinkPineapple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臭作 總集篇</text:p>
          </table:table-cell>
          <table:table-cell office:value-type="string">
            <text:p>臭作SE-X FILE</text:p>
          </table:table-cell>
          <table:table-cell office:value-type="string">
            <text:p>Syuusaku SE-X FILE </text:p>
          </table:table-cell>
          <table:table-cell table:number-columns-repeated="2"/>
          <table:table-cell table:style-name="ce11" office:value-type="string">
            <text:p><text:span text:style-name="T5"><text:a xlink:href="http://www.bonnou108.jp/am/am7/704-syusaku.htm" xlink:type="simple">animeros</text:a></text:span></text:p>
          </table:table-cell>
          <table:table-cell table:style-name="ce11" office:value-type="string">
            <text:p><text:span text:style-name="T5"><text:a xlink:href="http://www.pinkpineapple.co.jp/syusaku/syuusakubox/syuusakubox.html" xlink:type="simple">PinkPineapple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臭作~Libarty~前篇</text:p>
          </table:table-cell>
          <table:table-cell office:value-type="string">
            <text:p>臭作～Liberty～前編 『狙われた理性のフェティシズム』</text:p>
          </table:table-cell>
          <table:table-cell office:value-type="string">
            <text:p>Syusaku Liberty-Vol.1</text:p>
          </table:table-cell>
          <table:table-cell table:number-columns-repeated="2"/>
          <table:table-cell table:style-name="ce11" office:value-type="string">
            <text:p><text:span text:style-name="T5"><text:a xlink:href="http://www.bonnou108.jp/am/am7/704-syusaku2.htm" xlink:type="simple">animeros</text:a></text:span></text:p>
          </table:table-cell>
          <table:table-cell table:style-name="ce11" office:value-type="string">
            <text:p><text:span text:style-name="T5"><text:a xlink:href="http://www.pinkpineapple.co.jp/title/sa/shusaku/liberty1/shusaku1.html" xlink:type="simple">PinkPineapple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臭作~Libarty~後篇</text:p>
          </table:table-cell>
          <table:table-cell office:value-type="string">
            <text:p>臭作～Liberty～後編 <text:s/>『解禁 高部絵里』</text:p>
          </table:table-cell>
          <table:table-cell office:value-type="string">
            <text:p>Syusaku Liberty-Vol.2</text:p>
          </table:table-cell>
          <table:table-cell/>
          <table:table-cell table:style-name="ce6" office:value-type="string">
            <text:p>2003/04/25 <text:span text:style-name="T8">new~</text:span></text:p>
          </table:table-cell>
          <table:table-cell table:style-name="ce3" office:value-type="string">
            <text:p>animeros</text:p>
          </table:table-cell>
          <table:table-cell table:style-name="ce11" office:value-type="string">
            <text:p><text:span text:style-name="T5"><text:a xlink:href="http://www.pinkpineapple.co.jp/title/sa/shusaku/liberty2/shusaku2.html" xlink:type="simple">PinkPineapple</text:a></text:span></text:p>
          </table:table-cell>
          <table:table-cell table:number-columns-repeated="1017"/>
        </table:table-row>
        <table:table-row table:style-name="ro1">
          <table:table-cell table:number-columns-repeated="2" office:value-type="string">
            <text:p>臭作~Replay~第一夜 栗原朝美</text:p>
          </table:table-cell>
          <table:table-cell office:value-type="string">
            <text:p>Syuusaku～Replay～1</text:p>
          </table:table-cell>
          <table:table-cell table:number-columns-repeated="2"/>
          <table:table-cell table:style-name="ce11" office:value-type="string">
            <text:p><text:span text:style-name="T5"><text:a xlink:href="http://www.bonnou108.jp/am/am7/704-syusaku.htm" xlink:type="simple">animeros</text:a></text:span></text:p>
          </table:table-cell>
          <table:table-cell table:style-name="ce11" office:value-type="string">
            <text:p><text:span text:style-name="T5"><text:a xlink:href="http://www.pinkpineapple.co.jp/syusaku/syusaku-r/r1/1.html" xlink:type="simple">PinkPineapple</text:a></text:span></text:p>
          </table:table-cell>
          <table:table-cell table:number-columns-repeated="1017"/>
        </table:table-row>
        <table:table-row table:style-name="ro1">
          <table:table-cell table:number-columns-repeated="2" office:value-type="string">
            <text:p>臭作~Replay~第二夜 藤間萌子</text:p>
          </table:table-cell>
          <table:table-cell office:value-type="string">
            <text:p>Syuusaku～Replay～2</text:p>
          </table:table-cell>
          <table:table-cell table:number-columns-repeated="2"/>
          <table:table-cell table:style-name="ce3" office:value-type="string">
            <text:p>animeros</text:p>
          </table:table-cell>
          <table:table-cell table:style-name="ce11" office:value-type="string">
            <text:p><text:span text:style-name="T5"><text:a xlink:href="http://www.pinkpineapple.co.jp/syusaku/syusaku-r/r2/2.html" xlink:type="simple">PinkPineapple</text:a></text:span></text:p>
          </table:table-cell>
          <table:table-cell table:number-columns-repeated="1017"/>
        </table:table-row>
        <table:table-row table:style-name="ro1">
          <table:table-cell table:number-columns-repeated="2" office:value-type="string">
            <text:p>臭作~Replay~第三夜 南綾香</text:p>
          </table:table-cell>
          <table:table-cell office:value-type="string">
            <text:p>Syuusaku～Replay～3</text:p>
          </table:table-cell>
          <table:table-cell table:number-columns-repeated="2"/>
          <table:table-cell table:style-name="ce3" office:value-type="string">
            <text:p>animeros</text:p>
          </table:table-cell>
          <table:table-cell table:style-name="ce11" office:value-type="string">
            <text:p><text:span text:style-name="T5"><text:a xlink:href="http://www.pinkpineapple.co.jp/syusaku/syusaku-r/r3/3.html" xlink:type="simple">PinkPineapple</text:a></text:span></text:p>
          </table:table-cell>
          <table:table-cell table:number-columns-repeated="1017"/>
        </table:table-row>
        <table:table-row table:style-name="ro1">
          <table:table-cell table:number-columns-repeated="2" office:value-type="string">
            <text:p>臭作~Replay~第四夜 高部繪里</text:p>
          </table:table-cell>
          <table:table-cell office:value-type="string">
            <text:p>Syuusaku～Replay～4</text:p>
          </table:table-cell>
          <table:table-cell table:number-columns-repeated="2"/>
          <table:table-cell table:style-name="ce3" office:value-type="string">
            <text:p>animeros</text:p>
          </table:table-cell>
          <table:table-cell table:style-name="ce11" office:value-type="string">
            <text:p><text:span text:style-name="T5"><text:a xlink:href="http://www.pinkpineapple.co.jp/syusaku/syusaku-r/r4/4.html" xlink:type="simple">PinkPineapple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迷你裙學園</text:p>
          </table:table-cell>
          <table:table-cell office:value-type="string">
            <text:p>ミニスカ学園</text:p>
          </table:table-cell>
          <table:table-cell office:value-type="string">
            <text:p>MINI SKIRTS HIGH SCHOOL</text:p>
          </table:table-cell>
          <table:table-cell table:number-columns-repeated="2"/>
          <table:table-cell table:style-name="ce11" office:value-type="string">
            <text:p><text:span text:style-name="T5"><text:a xlink:href="http://www.bonnou108.jp/am/am9/906-OTHERS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 table:number-columns-repeated="2" office:value-type="string">
            <text:p>鬥神都市II 血戰篇</text:p>
          </table:table-cell>
          <table:table-cell office:value-type="string">
            <text:p>Tournament of Gods ep03</text:p>
          </table:table-cell>
          <table:table-cell table:number-columns-repeated="2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pinkpineapple.co.jp/to-sin/to-sin0.html" xlink:type="simple">PinkPineapple</text:a></text:span></text:p>
          </table:table-cell>
          <table:table-cell table:number-columns-repeated="1017"/>
        </table:table-row>
        <table:table-row table:style-name="ro1">
          <table:table-cell table:number-columns-repeated="2" office:value-type="string">
            <text:p>鬥神都市II 青嵐篇</text:p>
          </table:table-cell>
          <table:table-cell office:value-type="string">
            <text:p>Tournament of Gods ep01</text:p>
          </table:table-cell>
          <table:table-cell table:number-columns-repeated="2"/>
          <table:table-cell table:style-name="ce2" office:value-type="string">
            <text:p><text:span text:style-name="T5"><text:a xlink:href="http://www.bonnou108.jp/am/am2/204-tousintosi.htm" xlink:type="simple">animeros</text:a></text:span></text:p>
          </table:table-cell>
          <table:table-cell table:style-name="ce12" office:value-type="string">
            <text:p>PinkPineapple</text:p>
          </table:table-cell>
          <table:table-cell table:number-columns-repeated="1017"/>
        </table:table-row>
        <table:table-row table:style-name="ro1">
          <table:table-cell table:number-columns-repeated="2" office:value-type="string">
            <text:p>鬥神都市II 激鬥篇</text:p>
          </table:table-cell>
          <table:table-cell office:value-type="string">
            <text:p>Tournament of Gods ep02</text:p>
          </table:table-cell>
          <table:table-cell table:number-columns-repeated="2"/>
          <table:table-cell office:value-type="string">
            <text:p>animeros</text:p>
          </table:table-cell>
          <table:table-cell table:style-name="ce12" office:value-type="string">
            <text:p>PinkPineapple</text:p>
          </table:table-cell>
          <table:table-cell table:number-columns-repeated="1017"/>
        </table:table-row>
        <table:table-row table:style-name="ro5">
          <table:table-cell office:value-type="string">
            <text:p>鬼作~第1發~娘之前追</text:p>
          </table:table-cell>
          <table:table-cell office:value-type="string">
            <text:p>鬼作~第一発「ファザコン娘はパパの前で追い込め！」</text:p>
          </table:table-cell>
          <table:table-cell office:value-type="string">
            <text:p>Kisaku Vol.1 </text:p>
          </table:table-cell>
          <table:table-cell table:number-columns-repeated="2"/>
          <table:table-cell table:style-name="ce11" office:value-type="string">
            <text:p><text:span text:style-name="T5"><text:a xlink:href="http://www.bonnou108.jp/am/am7/704-kisaku.htm" xlink:type="simple">animeros</text:a></text:span></text:p>
          </table:table-cell>
          <table:table-cell table:style-name="ce11" office:value-type="string">
            <text:p><text:span text:style-name="T5"><text:a xlink:href="http://www.pinkpineapple.co.jp/title/ka/kisaku/1/1.html" xlink:type="simple">PinkPineapple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鬼作~第2發~美人看護婦見合追</text:p>
          </table:table-cell>
          <table:table-cell office:value-type="string">
            <text:p>鬼作~第二発「美人看護婦はお見合いで追いこめ」</text:p>
          </table:table-cell>
          <table:table-cell office:value-type="string">
            <text:p>Kisaku Vol.2 </text:p>
          </table:table-cell>
          <table:table-cell table:number-columns-repeated="2"/>
          <table:table-cell table:style-name="ce3" office:value-type="string">
            <text:p>animeros</text:p>
          </table:table-cell>
          <table:table-cell table:style-name="ce11" office:value-type="string">
            <text:p><text:span text:style-name="T5"><text:a xlink:href="http://www.pinkpineapple.co.jp/title/ka/kisaku/2/2.html" xlink:type="simple">PinkPineapple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鬼作~第3發~美人受付孃海水浴追</text:p>
          </table:table-cell>
          <table:table-cell office:value-type="string">
            <text:p>鬼作~第三発「美人受付嬢は海水浴で追いこめ！」</text:p>
          </table:table-cell>
          <table:table-cell office:value-type="string">
            <text:p>Kisaku Vol.3 </text:p>
          </table:table-cell>
          <table:table-cell table:number-columns-repeated="2"/>
          <table:table-cell table:style-name="ce3" office:value-type="string">
            <text:p>animeros</text:p>
          </table:table-cell>
          <table:table-cell table:style-name="ce11" office:value-type="string">
            <text:p><text:span text:style-name="T5"><text:a xlink:href="http://www.pinkpineapple.co.jp/title/ka/kisaku/3/3.html" xlink:type="simple">PinkPineapple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鬼作~第4發~美人秘書接待</text:p>
          </table:table-cell>
          <table:table-cell office:value-type="string">
            <text:p>鬼作~第四発「美人秘書は接待で追いこめ！」</text:p>
          </table:table-cell>
          <table:table-cell office:value-type="string">
            <text:p>Kisaku Vol.4 </text:p>
          </table:table-cell>
          <table:table-cell table:number-columns-repeated="2"/>
          <table:table-cell table:style-name="ce3" office:value-type="string">
            <text:p>animeros</text:p>
          </table:table-cell>
          <table:table-cell table:style-name="ce11" office:value-type="string">
            <text:p><text:span text:style-name="T5"><text:a xlink:href="http://www.pinkpineapple.co.jp/title/ka/kisaku/4/kisaku4.html" xlink:type="simple">PinkPineapple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鬼作~第5發~社長令孃誕生追! 前編</text:p>
          </table:table-cell>
          <table:table-cell office:value-type="string">
            <text:p>鬼作~第五発「社長令嬢は誕生ぱ～てぃで追いこめ！前編」</text:p>
          </table:table-cell>
          <table:table-cell office:value-type="string">
            <text:p>Kisaku Vol.5</text:p>
          </table:table-cell>
          <table:table-cell table:number-columns-repeated="2"/>
          <table:table-cell table:style-name="ce3" office:value-type="string">
            <text:p>animeros</text:p>
          </table:table-cell>
          <table:table-cell table:style-name="ce11" office:value-type="string">
            <text:p><text:span text:style-name="T5"><text:a xlink:href="http://www.pinkpineapple.co.jp/title/ka/kisaku/5/kisaku5.html" xlink:type="simple">PinkPineapple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鬼作~第6發~社長令孃誕生追! 後編</text:p>
          </table:table-cell>
          <table:table-cell office:value-type="string">
            <text:p>鬼作~第六発「社長令嬢は誕生ぱ～てぃで追いこめ！後編」</text:p>
          </table:table-cell>
          <table:table-cell office:value-type="string">
            <text:p>Kisaku Vol.6 </text:p>
          </table:table-cell>
          <table:table-cell/>
          <table:table-cell table:style-name="ce6" office:value-type="string">
            <text:p>2003/03/28 <text:span text:style-name="T8">new~</text:span></text:p>
          </table:table-cell>
          <table:table-cell table:style-name="ce3" office:value-type="string">
            <text:p>animeros</text:p>
          </table:table-cell>
          <table:table-cell table:style-name="ce11" office:value-type="string">
            <text:p><text:span text:style-name="T5"><text:a xlink:href="http://www.pinkpineapple.co.jp/title/ka/kisaku/6/kisaku6.html" xlink:type="simple">PinkPineapple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鬼畜王1</text:p>
          </table:table-cell>
          <table:table-cell table:number-columns-repeated="5"/>
          <table:table-cell table:style-name="ce3"/>
          <table:table-cell table:number-columns-repeated="1017"/>
        </table:table-row>
        <table:table-row table:style-name="ro1">
          <table:table-cell office:value-type="string">
            <text:p>鬼畜道~真夜中(快樂的畢業典禮)</text:p>
          </table:table-cell>
          <table:table-cell office:value-type="string">
            <office:annotation draw:style-name="gr1" draw:text-style-name="P1" svg:width="3.192cm" svg:height="2.09cm" svg:x="10.714cm" svg:y="332.396cm" draw:caption-point-x="1.459cm" draw:caption-point-y="-100.638cm">
              <dc:date>2013-08-01T00:00:00</dc:date>
              <text:p text:style-name="P1"><text:span text:style-name="T3">ピッコマンの鬼畜道</text:span><text:span text:style-name="T1"> </text:span><text:span text:style-name="T3">～真夜中のみるくパーティー～</text:span></text:p>
              <text:p text:style-name="P1"><text:span text:style-name="T2"/></text:p>
            </office:annotation>
            <text:p>ピッコマンの鬼畜道 </text:p>
          </table:table-cell>
          <table:table-cell office:value-type="string">
            <text:p>Kitty Pleasure Pack 1~Midnight Milk Party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1">
          <table:table-cell office:value-type="string">
            <text:p>鬼點睛~第1話~鬼</text:p>
          </table:table-cell>
          <table:table-cell office:value-type="string">
            <text:p>鬼点睛 <text:s/>第一話「鬼（のぞみ）」</text:p>
          </table:table-cell>
          <table:table-cell office:value-type="string">
            <text:p>Oni-Tensei~I~Thee Incvbvs Mark</text:p>
          </table:table-cell>
          <table:table-cell table:number-columns-repeated="2"/>
          <table:table-cell table:style-name="ce11" office:value-type="string">
            <text:p><text:span text:style-name="T5"><text:a xlink:href="http://www.bonnou108.jp/am/am5/501-oni.htm" xlink:type="simple">animeros</text:a></text:span></text:p>
          </table:table-cell>
          <table:table-cell table:style-name="ce11" office:value-type="string">
            <text:p><text:span text:style-name="T5"><text:a xlink:href="http://www.green-bunny.com/catalog/oni/oni1.html" xlink:type="simple">GREEN BUNNY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鬼點睛~第2話~天使</text:p>
          </table:table-cell>
          <table:table-cell office:value-type="string">
            <text:p>鬼点睛 <text:s/>第二話「天使(はくま)」</text:p>
          </table:table-cell>
          <table:table-cell office:value-type="string">
            <text:p>Oni-Tensei~II~Blood and Ink</text:p>
          </table:table-cell>
          <table:table-cell table:number-columns-repeated="2"/>
          <table:table-cell table:style-name="ce3" office:value-type="string">
            <text:p>animeros</text:p>
          </table:table-cell>
          <table:table-cell table:style-name="ce11" office:value-type="string">
            <text:p><text:span text:style-name="T5"><text:a xlink:href="http://www.green-bunny.com/catalog/oni/oni2.html" xlink:type="simple">GREEN BUNNY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鬼點睛~第3話~辯戈天</text:p>
          </table:table-cell>
          <table:table-cell office:value-type="string">
            <text:p>鬼点睛 <text:s/>第三話「辯戈天（じゅん）」</text:p>
          </table:table-cell>
          <table:table-cell office:value-type="string">
            <text:p>Oni-Tensei~III~A Woman's Fury</text:p>
          </table:table-cell>
          <table:table-cell table:number-columns-repeated="2"/>
          <table:table-cell table:style-name="ce3" office:value-type="string">
            <text:p>animeros</text:p>
          </table:table-cell>
          <table:table-cell table:style-name="ce11" office:value-type="string">
            <text:p><text:span text:style-name="T5"><text:a xlink:href="http://www.green-bunny.com/catalog/oni/oni3.html" xlink:type="simple">GREEN BUNNY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鬼點睛~第4話~麗子</text:p>
          </table:table-cell>
          <table:table-cell office:value-type="string">
            <text:p>鬼点睛 <text:s/>第四話「麗子」(完)</text:p>
          </table:table-cell>
          <table:table-cell office:value-type="string">
            <text:p>Oni-Tensei~IV~The Demon's Horn</text:p>
          </table:table-cell>
          <table:table-cell table:number-columns-repeated="2"/>
          <table:table-cell table:style-name="ce3" office:value-type="string">
            <text:p>animeros</text:p>
          </table:table-cell>
          <table:table-cell table:style-name="ce11" office:value-type="string">
            <text:p><text:span text:style-name="T5"><text:a xlink:href="http://www.green-bunny.com/catalog/oni/oni4.html" xlink:type="simple">GREEN BUNNY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唯登詩樹 歐洲印象</text:p>
          </table:table-cell>
          <table:table-cell office:value-type="string">
            <text:p>唯登詩樹ベストヒットヨーロッパの印象完全版</text:p>
          </table:table-cell>
          <table:table-cell table:number-columns-repeated="3"/>
          <table:table-cell table:style-name="ce2" office:value-type="string">
            <text:p><text:span text:style-name="T5"><text:a xlink:href="http://www.bonnou108.jp/am/am15/1501-lemon2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御先祖贊江~第1話~面影</text:p>
          </table:table-cell>
          <table:table-cell office:value-type="string">
            <text:p>御先祖贊江~第1話「面影（おもかげ）」</text:p>
          </table:table-cell>
          <table:table-cell office:value-type="string">
            <text:p>Masquerade~Episode 1:"The Shadowy Face"</text:p>
          </table:table-cell>
          <table:table-cell table:number-columns-repeated="2"/>
          <table:table-cell table:style-name="ce2" office:value-type="string">
            <text:p><text:span text:style-name="T5"><text:a xlink:href="http://www.bonnou108.jp/am/am2/201-gosenzo.htm" xlink:type="simple">animeros</text:a></text:span></text:p>
          </table:table-cell>
          <table:table-cell table:style-name="ce11" office:value-type="string">
            <text:p><text:span text:style-name="T5"><text:a xlink:href="http://www.green-bunny.com/catalog/gosenzo/gosenzo1.html" xlink:type="simple">GREEN BUNNY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御先祖贊江~第2話~誰彼</text:p>
          </table:table-cell>
          <table:table-cell office:value-type="string">
            <text:p>御先祖贊江~第2話「誰彼（たそがれ）」 </text:p>
          </table:table-cell>
          <table:table-cell office:value-type="string">
            <text:p>Masquerade~Episode 2</text:p>
          </table:table-cell>
          <table:table-cell table:number-columns-repeated="2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green-bunny.com/new/gosenzobox/ba1.html" xlink:type="simple">GREEN BUNNY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御先祖贊江~第3話~戀闇</text:p>
          </table:table-cell>
          <table:table-cell office:value-type="string">
            <text:p>御先祖贊江~第3話 「恋闇（こいやみ）」 </text:p>
          </table:table-cell>
          <table:table-cell office:value-type="string">
            <text:p>Masquerade~Episode 3:"The Dark Love"</text:p>
          </table:table-cell>
          <table:table-cell table:number-columns-repeated="2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green-bunny.com/catalog/gosenzo/gosenzo3.html" xlink:type="simple">GREEN BUNNY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御先祖贊江~最終話~常少女</text:p>
          </table:table-cell>
          <table:table-cell office:value-type="string">
            <text:p>御先祖贊江~最終話「常少女（とこおとめ）」</text:p>
          </table:table-cell>
          <table:table-cell office:value-type="string">
            <text:p>Masquerade~Episode 4:"Maiden"</text:p>
          </table:table-cell>
          <table:table-cell table:number-columns-repeated="2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green-bunny.com/new/gosenzobox/ba2.html" xlink:type="simple">GREEN BUNNY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欲望野獸街1</text:p>
          </table:table-cell>
          <table:table-cell office:value-type="string">
            <text:p>ルナティックナイト 1</text:p>
          </table:table-cell>
          <table:table-cell office:value-type="string">
            <text:p>Lunatic Night 1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1">
          <table:table-cell office:value-type="string">
            <text:p>欲望野獸街2</text:p>
          </table:table-cell>
          <table:table-cell office:value-type="string">
            <text:p>ルナティックナイト 2</text:p>
          </table:table-cell>
          <table:table-cell office:value-type="string">
            <text:p>Lunatic Night 2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1">
          <table:table-cell office:value-type="string">
            <text:p>欲望野獸街3</text:p>
          </table:table-cell>
          <table:table-cell office:value-type="string">
            <text:p>ルナティックナイト 3</text:p>
          </table:table-cell>
          <table:table-cell office:value-type="string">
            <text:p>Lunatic Night 3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1">
          <table:table-cell office:value-type="string">
            <text:p>清純看護學院~1時姦目</text:p>
          </table:table-cell>
          <table:table-cell office:value-type="string">
            <text:p>清純看護学院 1時姦目 新人ナース祐未・恥虐の看護実習</text:p>
          </table:table-cell>
          <table:table-cell table:number-columns-repeated="3"/>
          <table:table-cell table:style-name="ce2" office:value-type="string">
            <text:p><text:span text:style-name="T5"><text:a xlink:href="http://www.bonnou108.jp/am/am6/607-seijyun.htm" xlink:type="simple">animeros</text:a></text:span></text:p>
          </table:table-cell>
          <table:table-cell table:style-name="ce11" office:value-type="string">
            <text:p><text:span text:style-name="T5"><text:a xlink:href="http://www.seddnet.com/products/nurse1.html" xlink:type="simple">DISCOVERY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清純看護學院~2時姦目</text:p>
          </table:table-cell>
          <table:table-cell office:value-type="string">
            <text:p>清純看護学院 2時姦目 新人ナース祐未・恥虐の看護実習</text:p>
          </table:table-cell>
          <table:table-cell office:value-type="string">
            <text:p>Seijun Kango Gakuin Vol.2 </text:p>
          </table:table-cell>
          <table:table-cell/>
          <table:table-cell table:style-name="ce6" office:value-type="string">
            <text:p>2003/02/28 <text:span text:style-name="T8">new~</text:span></text:p>
          </table:table-cell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seddnet.com/products/nurse2.html" xlink:type="simple">DISCOVERY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清純看護學院~3時姦目</text:p>
          </table:table-cell>
          <table:table-cell office:value-type="string">
            <text:p>清純看護学院 3時姦目 新人ナース祐未・恥虐の看護実習</text:p>
          </table:table-cell>
          <table:table-cell office:value-type="string">
            <text:p>Seijun Kango Gakuin Vol.3</text:p>
          </table:table-cell>
          <table:table-cell/>
          <table:table-cell table:style-name="ce6" office:value-type="string">
            <text:p>2003/05/30 <text:span text:style-name="T8">new~</text:span></text:p>
          </table:table-cell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seddnet.com/products/nurse3.html" xlink:type="simple">DISCOVERY</text:a></text:span></text:p>
          </table:table-cell>
          <table:table-cell table:number-columns-repeated="1017"/>
        </table:table-row>
        <table:table-row table:style-name="ro1">
          <table:table-cell table:number-columns-repeated="2" office:value-type="string">
            <text:p>淫辱の部屋</text:p>
          </table:table-cell>
          <table:table-cell table:number-columns-repeated="3"/>
          <table:table-cell table:style-name="ce2" office:value-type="string">
            <text:p><text:span text:style-name="T5"><text:a xlink:href="http://www.bonnou108.jp/am/am6/605-FIVE.htm" xlink:type="simple">animeros</text:a></text:span></text:p>
          </table:table-cell>
          <table:table-cell table:style-name="ce11" office:value-type="string">
            <text:p><text:span text:style-name="T5"><text:a xlink:href="http://www.five-w.com/wr/fw0160/fw0160.html" xlink:type="simple">Five Ways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淫夢1~生贄之宴~1nd night</text:p>
          </table:table-cell>
          <table:table-cell office:value-type="string">
            <text:p>淫夢～生贄の宴～1st night「視られる」「蔑まれしもの」</text:p>
          </table:table-cell>
          <table:table-cell office:value-type="string">
            <text:p>INMU 1-1~Feast of Victims~</text:p>
          </table:table-cell>
          <table:table-cell table:number-columns-repeated="2"/>
          <table:table-cell table:style-name="ce2" office:value-type="string">
            <text:p><text:span text:style-name="T5"><text:a xlink:href="http://www.bonnou108.jp/am/am5/504-inmu.htm" xlink:type="simple">animeros</text:a></text:span></text:p>
          </table:table-cell>
          <table:table-cell table:style-name="ce11" office:value-type="string">
            <text:p><text:span text:style-name="T5"><text:a xlink:href="http://www.pinkpineapple.co.jp/inmu1/inmu1-a.html" xlink:type="simple">PinkPineapple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淫夢1~生贄之宴~2nd night</text:p>
          </table:table-cell>
          <table:table-cell office:value-type="string">
            <text:p>淫夢～生贄の宴～2st night「水の中」「匣 はこ」(完)</text:p>
          </table:table-cell>
          <table:table-cell office:value-type="string">
            <text:p>INMU 1-2~Feast of Victims~</text:p>
          </table:table-cell>
          <table:table-cell table:number-columns-repeated="2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pinkpineapple.co.jp/inmu1/inmu1-b.html" xlink:type="simple">PinkPineapple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淫夢2~彷徨之肉奴隸~2nd night</text:p>
          </table:table-cell>
          <table:table-cell office:value-type="string">
            <text:p>淫夢2 <text:s/>1st night～恥辱の果肉祭「闇のカード」「夏に溺れて」(完)</text:p>
          </table:table-cell>
          <table:table-cell office:value-type="string">
            <text:p>INMU 2-2~The Wandering Flesh Slave~</text:p>
          </table:table-cell>
          <table:table-cell table:number-columns-repeated="2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pinkpineapple.co.jp/innmu2/2-2/innmu2-2.html" xlink:type="simple">PinkPineapple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淫夢2~恥辱之果肉祭~1st night</text:p>
          </table:table-cell>
          <table:table-cell office:value-type="string">
            <text:p>淫夢2 <text:s/>1st night～恥辱の果肉祭「幻影」「エクセンシブ・ラブ」</text:p>
          </table:table-cell>
          <table:table-cell office:value-type="string">
            <text:p>INMU 2-1~Fruit Flesh Feast of Shame~</text:p>
          </table:table-cell>
          <table:table-cell table:number-columns-repeated="2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pinkpineapple.co.jp/innmu2/innmu2.html" xlink:type="simple">PinkPineapple</text:a></text:span></text:p>
          </table:table-cell>
          <table:table-cell table:number-columns-repeated="1017"/>
        </table:table-row>
        <table:table-row table:style-name="ro1">
          <table:table-cell table:number-columns-repeated="2" office:value-type="string">
            <text:p>淫獄病棟~前編</text:p>
          </table:table-cell>
          <table:table-cell table:number-columns-repeated="3"/>
          <table:table-cell table:style-name="ce11" office:value-type="string">
            <text:p><text:span text:style-name="T5"><text:a xlink:href="http://www.bonnou108.jp/am/am6/602-VANILLA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 table:number-columns-repeated="2" office:value-type="string">
            <text:p>淫獄病棟~後編</text:p>
          </table:table-cell>
          <table:table-cell table:number-columns-repeated="3"/>
          <table:table-cell table:style-name="ce3" office:value-type="string">
            <text:p>animeros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淫慾愛奴</text:p>
          </table:table-cell>
          <table:table-cell table:number-columns-repeated="5"/>
          <table:table-cell table:style-name="ce3"/>
          <table:table-cell table:number-columns-repeated="1017"/>
        </table:table-row>
        <table:table-row table:style-name="ro1">
          <table:table-cell office:value-type="string">
            <text:p>淫縛學艷~第一縛~被奪走得純潔</text:p>
          </table:table-cell>
          <table:table-cell office:value-type="string">
            <text:p>淫縛学艶~第一縛「奪われた純潔」</text:p>
          </table:table-cell>
          <table:table-cell office:value-type="string">
            <text:p>School of Bondage 1: Stolen Pureity</text:p>
          </table:table-cell>
          <table:table-cell office:value-type="string">
            <text:p>Inbaku Gakuen</text:p>
          </table:table-cell>
          <table:table-cell/>
          <table:table-cell table:style-name="ce2" office:value-type="string">
            <text:p><text:span text:style-name="T5"><text:a xlink:href="http://www.bonnou108.jp/am/am6/603-inbaku.htm" xlink:type="simple">animeros</text:a></text:span></text:p>
          </table:table-cell>
          <table:table-cell table:style-name="ce11" office:value-type="string">
            <text:p><text:span text:style-name="T5"><text:a xlink:href="http://www.milky-anime.com/04/inbaku/lineup.html" xlink:type="simple">milky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淫縛學艷~第二縛</text:p>
          </table:table-cell>
          <table:table-cell office:value-type="string">
            <text:p>淫縛学艶~第二縛「制服を脱がさないで」</text:p>
          </table:table-cell>
          <table:table-cell office:value-type="string">
            <text:p>School of Bondage 2</text:p>
          </table:table-cell>
          <table:table-cell office:value-type="string">
            <text:p>Inbaku Gakuen</text:p>
          </table:table-cell>
          <table:table-cell table:style-name="ce5" office:value-type="string">
            <text:p>2003/01/25 <text:span text:style-name="T8">new~</text:span></text:p>
          </table:table-cell>
          <table:table-cell table:style-name="ce2" office:value-type="string">
            <text:p><text:span text:style-name="T5"><text:a xlink:href="http://www.bonnou108.jp/am/am6/603-inbaku.htm" xlink:type="simple">animeros</text:a></text:span></text:p>
          </table:table-cell>
          <table:table-cell table:style-name="ce11" office:value-type="string">
            <text:p><text:span text:style-name="T5"><text:a xlink:href="http://www.milky-anime.com/04/inbaku/inbaku-2.html" xlink:type="simple">milky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淫縛學艷~第三縛</text:p>
          </table:table-cell>
          <table:table-cell office:value-type="string">
            <text:p>淫縛学艶~第三縛「乱痴気祭り 」</text:p>
          </table:table-cell>
          <table:table-cell office:value-type="string">
            <text:p>School of Bondage 3</text:p>
          </table:table-cell>
          <table:table-cell office:value-type="string">
            <text:p>Inbaku Gakuen</text:p>
          </table:table-cell>
          <table:table-cell table:style-name="ce5" office:value-type="string">
            <text:p>2003/07/25 <text:span text:style-name="T8">new~</text:span></text:p>
          </table:table-cell>
          <table:table-cell table:style-name="ce2" office:value-type="string">
            <text:p><text:span text:style-name="T5"><text:a xlink:href="http://www.bonnou108.jp/am/am6/603-inbaku.htm" xlink:type="simple">animeros</text:a></text:span></text:p>
          </table:table-cell>
          <table:table-cell table:style-name="ce11" office:value-type="string">
            <text:p><text:span text:style-name="T5"><text:a xlink:href="http://www.milky-anime.com/04/inbaku/inbaku-3.html" xlink:type="simple">milky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淫獸~花嫁~前篇(淫獸~被襲擊的新娘)</text:p>
          </table:table-cell>
          <table:table-cell office:value-type="string">
            <text:p>淫獣 ねらわれた花嫁~前篇</text:p>
          </table:table-cell>
          <table:table-cell table:number-columns-repeated="3"/>
          <table:table-cell table:style-name="ce2" office:value-type="string">
            <text:p><text:span text:style-name="T5"><text:a xlink:href="http://www.bonnou108.jp/am/am5/504-injyu2.htm" xlink:type="simple">animeros</text:a></text:span></text:p>
          </table:table-cell>
          <table:table-cell table:style-name="ce11" office:value-type="string">
            <text:p><text:span text:style-name="T5"><text:a xlink:href="http://www.pinkpineapple.co.jp/inju/hanayome/hanayome.html" xlink:type="simple">PinkPineapple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淫獸~花嫁~後篇</text:p>
          </table:table-cell>
          <table:table-cell office:value-type="string">
            <text:p>淫獣 ねらわれた花嫁~後篇</text:p>
          </table:table-cell>
          <table:table-cell table:number-columns-repeated="3"/>
          <table:table-cell office:value-type="string">
            <text:p>animeros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淫獸vs女間諜</text:p>
          </table:table-cell>
          <table:table-cell office:value-type="string">
            <text:p>淫獣VS女スパイ</text:p>
          </table:table-cell>
          <table:table-cell office:value-type="string">
            <text:p>Spy of Darkness</text:p>
          </table:table-cell>
          <table:table-cell table:number-columns-repeated="2"/>
          <table:table-cell table:style-name="ce11" office:value-type="string">
            <text:p><text:span text:style-name="T5"><text:a xlink:href="http://www.bonnou108.jp/am/am5/504-injyu1.htm" xlink:type="simple">animeros</text:a></text:span></text:p>
          </table:table-cell>
          <table:table-cell table:style-name="ce11" office:value-type="string">
            <text:p><text:span text:style-name="T5"><text:a xlink:href="http://www.pinkpineapple.co.jp/inju/supai/supai.html" xlink:type="simple">PinkPineapple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淫獸大決戰</text:p>
          </table:table-cell>
          <table:table-cell office:value-type="string">
            <text:p>淫獣大決戦</text:p>
          </table:table-cell>
          <table:table-cell office:value-type="string">
            <text:p>Mission of Darkness</text:p>
          </table:table-cell>
          <table:table-cell table:number-columns-repeated="2"/>
          <table:table-cell table:style-name="ce2" office:value-type="string">
            <text:p><text:span text:style-name="T5"><text:a xlink:href="http://www.bonnou108.jp/am/am5/504-injyu2.htm" xlink:type="simple">animeros</text:a></text:span></text:p>
          </table:table-cell>
          <table:table-cell table:style-name="ce11" office:value-type="string">
            <text:p><text:span text:style-name="T5"><text:a xlink:href="http://www.pinkpineapple.co.jp/inju/dai/dai.html" xlink:type="simple">PinkPineapple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淫獸女教師 1</text:p>
          </table:table-cell>
          <table:table-cell office:value-type="string">
            <text:p>淫獣女教師 1</text:p>
          </table:table-cell>
          <table:table-cell office:value-type="string">
            <text:p>School Of Darkness Vol.1</text:p>
          </table:table-cell>
          <table:table-cell table:number-columns-repeated="2"/>
          <table:table-cell table:style-name="ce2" office:value-type="string">
            <text:p><text:span text:style-name="T5"><text:a xlink:href="http://www.bonnou108.jp/am/am5/504-injyu2.htm" xlink:type="simple">animeros</text:a></text:span></text:p>
          </table:table-cell>
          <table:table-cell table:style-name="ce11" office:value-type="string">
            <text:p><text:span text:style-name="T5"><text:a xlink:href="http://www.pinkpineapple.co.jp/inju/onkyou/d1/d1.html" xlink:type="simple">PinkPineapple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淫獸女教師 2～妖花狂宴之章～</text:p>
          </table:table-cell>
          <table:table-cell office:value-type="string">
            <text:p>淫獣女教師 2～妖花狂宴の章～</text:p>
          </table:table-cell>
          <table:table-cell office:value-type="string">
            <text:p>School Of Darkness Vol.2</text:p>
          </table:table-cell>
          <table:table-cell table:number-columns-repeated="2"/>
          <table:table-cell office:value-type="string">
            <text:p>animeros</text:p>
          </table:table-cell>
          <table:table-cell table:style-name="ce12" office:value-type="string">
            <text:p>PinkPineapple</text:p>
          </table:table-cell>
          <table:table-cell table:number-columns-repeated="1017"/>
        </table:table-row>
        <table:table-row table:style-name="ro1">
          <table:table-cell office:value-type="string">
            <text:p>淫獸女教師 3～淫夢狂涛之章～</text:p>
          </table:table-cell>
          <table:table-cell office:value-type="string">
            <text:p>淫獣女教師 3～淫夢狂涛の章～</text:p>
          </table:table-cell>
          <table:table-cell office:value-type="string">
            <text:p>School Of Darkness Vol.3</text:p>
          </table:table-cell>
          <table:table-cell table:number-columns-repeated="2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pinkpineapple.co.jp/inju/onkyou/d2/d2.html" xlink:type="simple">PinkPineapple</text:a></text:span>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淫獸耶立安(宇宙怪物)</text:p>
          </table:table-cell>
          <table:table-cell table:style-name="ce3" office:value-type="string">
            <text:p>淫獣エイリアン</text:p>
          </table:table-cell>
          <table:table-cell table:style-name="ce3" office:value-type="string">
            <text:p>Alien from the Darkness</text:p>
          </table:table-cell>
          <table:table-cell table:style-name="ce3"/>
          <table:table-cell/>
          <table:table-cell table:style-name="ce2" office:value-type="string">
            <text:p><text:span text:style-name="T5"><text:a xlink:href="http://www.bonnou108.jp/am/am5/504-injyu2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淫獸家庭教師</text:p>
          </table:table-cell>
          <table:table-cell office:value-type="string">
            <text:p>淫獣家庭教師</text:p>
          </table:table-cell>
          <table:table-cell office:value-type="string">
            <text:p>Lesson of Darkness</text:p>
          </table:table-cell>
          <table:table-cell table:number-columns-repeated="2"/>
          <table:table-cell table:style-name="ce11" office:value-type="string">
            <text:p><text:span text:style-name="T5"><text:a xlink:href="http://www.bonnou108.jp/am/am5/504-injyu1.htm" xlink:type="simple">animeros</text:a></text:span></text:p>
          </table:table-cell>
          <table:table-cell table:style-name="ce11" office:value-type="string">
            <text:p><text:span text:style-name="T5"><text:a xlink:href="http://www.pinkpineapple.co.jp/inju/injyuka/katekyo.html" xlink:type="simple">PinkPineapple</text:a></text:span>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淫獸教師I</text:p>
          </table:table-cell>
          <table:table-cell table:style-name="ce3" office:value-type="string">
            <text:p>淫獣教師I</text:p>
          </table:table-cell>
          <table:table-cell table:style-name="ce3" office:value-type="string">
            <text:p>Angel of Darkness 1</text:p>
          </table:table-cell>
          <table:table-cell table:style-name="ce3"/>
          <table:table-cell/>
          <table:table-cell table:style-name="ce11" office:value-type="string">
            <text:p><text:span text:style-name="T5"><text:a xlink:href="http://www.bonnou108.jp/am/am5/504-injyu1.htm" xlink:type="simple">animeros</text:a></text:span></text:p>
          </table:table-cell>
          <table:table-cell table:style-name="ce11" office:value-type="string">
            <text:p><text:span text:style-name="T5"><text:a xlink:href="http://www.pinkpineapple.co.jp/inju/inkyoud1-1/inkyoud1-1.html" xlink:type="simple">PinkPineapple</text:a></text:span>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淫獸教師II</text:p>
          </table:table-cell>
          <table:table-cell table:style-name="ce3" office:value-type="string">
            <text:p>淫獣教師II</text:p>
          </table:table-cell>
          <table:table-cell table:style-name="ce3" office:value-type="string">
            <text:p>Angel of Darkness 2</text:p>
          </table:table-cell>
          <table:table-cell table:style-name="ce3"/>
          <table:table-cell/>
          <table:table-cell table:style-name="ce3" office:value-type="string">
            <text:p>animeros</text:p>
          </table:table-cell>
          <table:table-cell table:style-name="ce12" office:value-type="string">
            <text:p>PinkPineappl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淫獸教師III</text:p>
          </table:table-cell>
          <table:table-cell table:style-name="ce3" office:value-type="string">
            <text:p>淫獣教師III</text:p>
          </table:table-cell>
          <table:table-cell table:style-name="ce3" office:value-type="string">
            <text:p>Angel of Darkness 3</text:p>
          </table:table-cell>
          <table:table-cell table:style-name="ce3"/>
          <table:table-cell/>
          <table:table-cell table:style-name="ce3" office:value-type="string">
            <text:p>animeros</text:p>
          </table:table-cell>
          <table:table-cell table:style-name="ce11" office:value-type="string">
            <text:p><text:span text:style-name="T5"><text:a xlink:href="http://xxjob.hk.st/" xlink:type="simple">PinkPineapple</text:a></text:span>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3" office:value-type="string">
            <text:p>淫獸教師IV</text:p>
          </table:table-cell>
          <table:table-cell table:style-name="ce3" office:value-type="string">
            <text:p>淫獣教師IV</text:p>
          </table:table-cell>
          <table:table-cell table:style-name="ce3" office:value-type="string">
            <text:p>Angel of Darkness 4</text:p>
          </table:table-cell>
          <table:table-cell table:style-name="ce3"/>
          <table:table-cell/>
          <table:table-cell table:style-name="ce3" office:value-type="string">
            <text:p>animeros</text:p>
          </table:table-cell>
          <table:table-cell table:style-name="ce12" office:value-type="string">
            <text:p>PinkPineapple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3" office:value-type="string">
            <text:p>淫獸－被襲擊的偶像1</text:p>
          </table:table-cell>
          <table:table-cell table:style-name="ce3" office:value-type="string">
            <text:p>淫獣　ねらわれたアイドル 1</text:p>
          </table:table-cell>
          <table:table-cell table:style-name="ce3" office:value-type="string">
            <text:p>Bride of Darkness 1</text:p>
          </table:table-cell>
          <table:table-cell table:style-name="ce3"/>
          <table:table-cell/>
          <table:table-cell table:style-name="ce11" office:value-type="string">
            <text:p><text:span text:style-name="T5"><text:a xlink:href="http://www.bonnou108.jp/am/am5/504-injyu1.htm" xlink:type="simple">animeros</text:a></text:span></text:p>
          </table:table-cell>
          <table:table-cell table:style-name="ce11" office:value-type="string">
            <text:p><text:span text:style-name="T5"><text:a xlink:href="http://www.pinkpineapple.co.jp/inju/idoru/idoru.html" xlink:type="simple">PinkPineapple</text:a></text:span>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淫獸－被襲擊的偶像2</text:p>
          </table:table-cell>
          <table:table-cell table:style-name="ce3" office:value-type="string">
            <text:p>淫獣　ねらわれたアイドル 2</text:p>
          </table:table-cell>
          <table:table-cell table:style-name="ce3" office:value-type="string">
            <text:p>Bride of Darkness 2</text:p>
          </table:table-cell>
          <table:table-cell table:style-name="ce3"/>
          <table:table-cell/>
          <table:table-cell office:value-type="string">
            <text:p>animeros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淫獸聖戰 第1章</text:p>
          </table:table-cell>
          <table:table-cell office:value-type="string">
            <text:p>淫獣聖戦 ツインエンジェル 1</text:p>
          </table:table-cell>
          <table:table-cell office:value-type="string">
            <office:annotation draw:style-name="gr1" draw:text-style-name="P1" svg:width="3.192cm" svg:height="2.092cm" svg:x="14.101cm" svg:y="363.484cm" draw:caption-point-x="2.233cm" draw:caption-point-y="-115.057cm">
              <dc:date>2013-08-01T00:00:00</dc:date>
              <text:p text:style-name="P1"><text:span text:style-name="T1">~Fighting the Satanic Sex Monster</text:span></text:p>
              <text:p text:style-name="P1"><text:span text:style-name="T2"/></text:p>
            </office:annotation>
            <text:p>Twin Angels~Vol.1</text:p>
          </table:table-cell>
          <table:table-cell table:number-columns-repeated="2"/>
          <table:table-cell table:style-name="ce2" office:value-type="string">
            <text:p><text:span text:style-name="T5"><text:a xlink:href="http://www.bonnou108.jp/am/am5/TKM3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淫獸聖戰 第2章</text:p>
          </table:table-cell>
          <table:table-cell office:value-type="string">
            <text:p>淫獣聖戦 ツインエンジェル 2</text:p>
          </table:table-cell>
          <table:table-cell office:value-type="string">
            <office:annotation draw:style-name="gr1" draw:text-style-name="P1" svg:width="3.192cm" svg:height="2.09cm" svg:x="14.101cm" svg:y="364.067cm" draw:caption-point-x="2.233cm" draw:caption-point-y="-115.243cm">
              <dc:date>2013-08-01T00:00:00</dc:date>
              <text:p text:style-name="P1"><text:span text:style-name="T1">~Fighting the Satanic Sex Monster</text:span></text:p>
              <text:p text:style-name="P1"><text:span text:style-name="T2"/></text:p>
            </office:annotation>
            <text:p>Twin Angels~Vol.2</text:p>
          </table:table-cell>
          <table:table-cell table:number-columns-repeated="2"/>
          <table:table-cell office:value-type="string">
            <text:p>animeros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淫獸聖戰 第3章</text:p>
          </table:table-cell>
          <table:table-cell office:value-type="string">
            <text:p>淫獣聖戦 ツインエンジェル 3</text:p>
          </table:table-cell>
          <table:table-cell office:value-type="string">
            <office:annotation draw:style-name="gr1" draw:text-style-name="P1" svg:width="3.192cm" svg:height="2.09cm" svg:x="14.101cm" svg:y="364.648cm" draw:caption-point-x="2.233cm" draw:caption-point-y="-115.427cm">
              <dc:date>2013-08-01T00:00:00</dc:date>
              <text:p text:style-name="P1"><text:span text:style-name="T1">~Fighting the Satanic Sex Monster</text:span></text:p>
              <text:p text:style-name="P1"><text:span text:style-name="T2"/></text:p>
            </office:annotation>
            <text:p>Twin Angels~Vol.3</text:p>
          </table:table-cell>
          <table:table-cell table:number-columns-repeated="2"/>
          <table:table-cell office:value-type="string">
            <text:p>animeros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淫獸聖戰 第4章</text:p>
          </table:table-cell>
          <table:table-cell office:value-type="string">
            <text:p>淫獣聖戦 ツインエンジェル 4</text:p>
          </table:table-cell>
          <table:table-cell office:value-type="string">
            <office:annotation draw:style-name="gr1" draw:text-style-name="P1" svg:width="3.192cm" svg:height="2.09cm" svg:x="14.101cm" svg:y="365.231cm" draw:caption-point-x="2.233cm" draw:caption-point-y="-115.614cm">
              <dc:date>2013-08-01T00:00:00</dc:date>
              <text:p text:style-name="P1"><text:span text:style-name="T1">~Fighting the Satanic Sex Monster</text:span></text:p>
              <text:p text:style-name="P1"><text:span text:style-name="T2"/></text:p>
            </office:annotation>
            <text:p>Twin Angels~Vol.4</text:p>
          </table:table-cell>
          <table:table-cell table:number-columns-repeated="2"/>
          <table:table-cell office:value-type="string">
            <text:p>animeros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淫獸聖戰XX 1~魔王新生篇</text:p>
          </table:table-cell>
          <table:table-cell office:value-type="string">
            <text:p>淫獣聖戦XX 1～魔王新生篇</text:p>
          </table:table-cell>
          <table:table-cell office:value-type="string">
            <text:p>Twin Angels XX 1~Rebirth of the Prince of Darkness</text:p>
          </table:table-cell>
          <table:table-cell table:number-columns-repeated="2"/>
          <table:table-cell table:style-name="ce2" office:value-type="string">
            <text:p><text:span text:style-name="T5"><text:a xlink:href="http://www.bonnou108.jp/am/am5/TKM3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淫獸聖戰XX 2~鬼畜都市篇</text:p>
          </table:table-cell>
          <table:table-cell office:value-type="string">
            <text:p>淫獣聖戦XX 2～鬼畜都市篇</text:p>
          </table:table-cell>
          <table:table-cell office:value-type="string">
            <text:p>Twin Angels XX 2~A Brutal City</text:p>
          </table:table-cell>
          <table:table-cell table:number-columns-repeated="2"/>
          <table:table-cell office:value-type="string">
            <text:p>animeros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淫獸聖戰XX 3~姐妹奈落篇</text:p>
          </table:table-cell>
          <table:table-cell office:value-type="string">
            <text:p>淫獣聖戦XX 3～姉妹奈落篇</text:p>
          </table:table-cell>
          <table:table-cell office:value-type="string">
            <text:p>Twin Angels XX 3~Fallen Angels</text:p>
          </table:table-cell>
          <table:table-cell table:number-columns-repeated="2"/>
          <table:table-cell office:value-type="string">
            <text:p>animeros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淫獸聖戰XX 4~羽衣飛翔篇</text:p>
          </table:table-cell>
          <table:table-cell office:value-type="string">
            <text:p>淫獣聖戦XX 4～羽衣飛翔篇</text:p>
          </table:table-cell>
          <table:table-cell office:value-type="string">
            <text:p>Twin Angels XX 4~Twin Angels~Raiment Restored </text:p>
          </table:table-cell>
          <table:table-cell table:number-columns-repeated="2"/>
          <table:table-cell office:value-type="string">
            <text:p>animeros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淫獸學園 La☆Blue Girl 復活篇 第一章 </text:p>
          </table:table-cell>
          <table:table-cell office:value-type="string">
            <text:p>淫獣学園 La☆Blue Girl 復活篇 第一章 </text:p>
          </table:table-cell>
          <table:table-cell office:value-type="string">
            <text:p>La Blue Girl RETURN 1</text:p>
          </table:table-cell>
          <table:table-cell table:number-columns-repeated="2"/>
          <table:table-cell table:style-name="ce2" office:value-type="string">
            <text:p><text:span text:style-name="T5"><text:a xlink:href="http://www.bonnou108.jp/am/am5/501-LaBlueGirl.htm" xlink:type="simple">animeros</text:a></text:span></text:p>
          </table:table-cell>
          <table:table-cell table:style-name="ce11" office:value-type="string">
            <text:p><text:span text:style-name="T5"><text:a xlink:href="http://www.green-bunny.com/catalog/labluegirl/labluegirl1.html" xlink:type="simple">GREEN BUNNY</text:a></text:span></text:p>
          </table:table-cell>
          <table:table-cell table:style-name="ce2" office:value-type="string">
            <text:p><text:span text:style-name="T5"><text:a xlink:href="http://www.a-rms.co.jp/f_article/0105/labluegirl/index.html" xlink:type="simple">arms</text:a></text:span></text:p>
          </table:table-cell>
          <table:table-cell table:number-columns-repeated="1016"/>
        </table:table-row>
        <table:table-row table:style-name="ro1">
          <table:table-cell office:value-type="string">
            <text:p>淫獸學園 La☆Blue Girl 復活篇 第二章</text:p>
          </table:table-cell>
          <table:table-cell office:value-type="string">
            <text:p>淫獣学園 La☆Blue Girl 復活篇 第二章</text:p>
          </table:table-cell>
          <table:table-cell office:value-type="string">
            <text:p>La Blue Girl RETURN 2</text:p>
          </table:table-cell>
          <table:table-cell table:number-columns-repeated="2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green-bunny.com/catalog/labluegirl/labluegirl2.html" xlink:type="simple">GREEN BUNNY</text:a></text:span></text:p>
          </table:table-cell>
          <table:table-cell table:style-name="ce2" office:value-type="string">
            <text:p><text:span text:style-name="T5"><text:a xlink:href="http://www.a-rms.co.jp/f_article/0108/labluegirl/index.html" xlink:type="simple">arms</text:a></text:span></text:p>
          </table:table-cell>
          <table:table-cell table:number-columns-repeated="1016"/>
        </table:table-row>
        <table:table-row table:style-name="ro1">
          <table:table-cell office:value-type="string">
            <text:p>淫獸學園 La☆Blue Girl 復活篇 第三章</text:p>
          </table:table-cell>
          <table:table-cell office:value-type="string">
            <text:p>淫獣学園 La☆Blue Girl 復活篇 第三章</text:p>
          </table:table-cell>
          <table:table-cell office:value-type="string">
            <text:p>La Blue Girl RETURN 3</text:p>
          </table:table-cell>
          <table:table-cell table:number-columns-repeated="2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green-bunny.com/catalog/labluegirl/labluegirl3.html" xlink:type="simple">GREEN BUNNY</text:a></text:span></text:p>
          </table:table-cell>
          <table:table-cell table:style-name="ce2" office:value-type="string">
            <text:p><text:span text:style-name="T5"><text:a xlink:href="http://www.a-rms.co.jp/f_article/0201/labluegirl/index.html" xlink:type="simple">arms</text:a></text:span></text:p>
          </table:table-cell>
          <table:table-cell table:number-columns-repeated="1016"/>
        </table:table-row>
        <table:table-row table:style-name="ro1">
          <table:table-cell office:value-type="string">
            <text:p>淫獸學園 La☆Blue Girl 復活篇 第四章</text:p>
          </table:table-cell>
          <table:table-cell office:value-type="string">
            <text:p>淫獣学園 La☆Blue Girl 復活篇 第四章</text:p>
          </table:table-cell>
          <table:table-cell office:value-type="string">
            <text:p>La Blue Girl RETURN 4</text:p>
          </table:table-cell>
          <table:table-cell table:number-columns-repeated="2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green-bunny.com/catalog/labluegirl/labluegirl4.html" xlink:type="simple">GREEN BUNNY</text:a></text:span></text:p>
          </table:table-cell>
          <table:table-cell table:style-name="ce2" office:value-type="string">
            <text:p><text:span text:style-name="T5"><text:a xlink:href="http://www.a-rms.co.jp/f_article/0205/bluegirl/index.html" xlink:type="simple">arms</text:a></text:span></text:p>
          </table:table-cell>
          <table:table-cell table:number-columns-repeated="1016"/>
        </table:table-row>
        <table:table-row table:style-name="ro1">
          <table:table-cell office:value-type="string">
            <text:p>淫獸學園1</text:p>
          </table:table-cell>
          <table:table-cell office:value-type="string">
            <text:p>淫獣学園 1</text:p>
          </table:table-cell>
          <table:table-cell office:value-type="string">
            <text:p>La Blue Girl~Vol.1</text:p>
          </table:table-cell>
          <table:table-cell table:number-columns-repeated="2"/>
          <table:table-cell table:style-name="ce2" office:value-type="string">
            <text:p><text:span text:style-name="T5"><text:a xlink:href="http://www.bonnou108.jp/am/am5/TKM2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淫獸學園2</text:p>
          </table:table-cell>
          <table:table-cell office:value-type="string">
            <text:p>淫獣学園 2</text:p>
          </table:table-cell>
          <table:table-cell office:value-type="string">
            <text:p>La Blue Girl~Vol.2</text:p>
          </table:table-cell>
          <table:table-cell table:number-columns-repeated="2"/>
          <table:table-cell office:value-type="string">
            <text:p>animeros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淫獸學園3~色魔殺界之章</text:p>
          </table:table-cell>
          <table:table-cell office:value-type="string">
            <text:p>淫獣学園 3</text:p>
          </table:table-cell>
          <table:table-cell office:value-type="string">
            <text:p>La Blue Girl~Vol.3</text:p>
          </table:table-cell>
          <table:table-cell table:number-columns-repeated="2"/>
          <table:table-cell office:value-type="string">
            <text:p>animeros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淫獸學園4~妖刀淫界之章</text:p>
          </table:table-cell>
          <table:table-cell office:value-type="string">
            <text:p>淫獣学園 4</text:p>
          </table:table-cell>
          <table:table-cell office:value-type="string">
            <text:p>La Blue Girl~Vol.4</text:p>
          </table:table-cell>
          <table:table-cell table:number-columns-repeated="2"/>
          <table:table-cell office:value-type="string">
            <text:p>animeros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淫獸學園5~真.淫獸學園~</text:p>
          </table:table-cell>
          <table:table-cell office:value-type="string">
            <text:p>淫獣学園 5（真・淫獣学園）</text:p>
          </table:table-cell>
          <table:table-cell office:value-type="string">
            <text:p>La Blue Girl~Vol.5</text:p>
          </table:table-cell>
          <table:table-cell table:number-columns-repeated="2"/>
          <table:table-cell table:style-name="ce2" office:value-type="string">
            <text:p><text:span text:style-name="T5"><text:a xlink:href="http://www.bonnou108.jp/am/am5/TKM7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淫獸學園6~真.淫獸學園II (又分前後篇)</text:p>
          </table:table-cell>
          <table:table-cell office:value-type="string">
            <text:p>淫獣学園 6（真・淫獣学園 II <text:s/>前後篇）</text:p>
          </table:table-cell>
          <table:table-cell office:value-type="string">
            <text:p>La Blue Girl~Vol.6</text:p>
          </table:table-cell>
          <table:table-cell table:number-columns-repeated="2"/>
          <table:table-cell office:value-type="string">
            <text:p>animeros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淫獸學園EX1~初戀裏色魔篇</text:p>
          </table:table-cell>
          <table:table-cell office:value-type="string">
            <text:p>淫獣学園EX1</text:p>
          </table:table-cell>
          <table:table-cell office:value-type="string">
            <text:p>lady blue episode1</text:p>
          </table:table-cell>
          <table:table-cell table:number-columns-repeated="2"/>
          <table:table-cell table:style-name="ce2" office:value-type="string">
            <text:p><text:span text:style-name="T5"><text:a xlink:href="http://www.bonnou108.jp/am/am5/TKM2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淫獸學園EX2~妖戀咒縛篇</text:p>
          </table:table-cell>
          <table:table-cell office:value-type="string">
            <text:p>淫獣学園EX2</text:p>
          </table:table-cell>
          <table:table-cell office:value-type="string">
            <text:p>lady blue episode2</text:p>
          </table:table-cell>
          <table:table-cell table:number-columns-repeated="2"/>
          <table:table-cell office:value-type="string">
            <text:p>animeros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淫獸學園EX3~邪戀地獄篇</text:p>
          </table:table-cell>
          <table:table-cell office:value-type="string">
            <text:p>淫獣学園EX3</text:p>
          </table:table-cell>
          <table:table-cell office:value-type="string">
            <text:p>lady blue episode3</text:p>
          </table:table-cell>
          <table:table-cell table:number-columns-repeated="2"/>
          <table:table-cell office:value-type="string">
            <text:p>animeros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淫獸學園EX4~哀戀輪迴篇</text:p>
          </table:table-cell>
          <table:table-cell office:value-type="string">
            <text:p>淫獣学園EX4</text:p>
          </table:table-cell>
          <table:table-cell office:value-type="string">
            <text:p>lady blue episode4</text:p>
          </table:table-cell>
          <table:table-cell table:number-columns-repeated="2"/>
          <table:table-cell office:value-type="string">
            <text:p>animeros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 office:value-type="string">
            <text:p>淫魔大都市1</text:p>
          </table:table-cell>
          <table:table-cell table:style-name="ce3"/>
          <table:table-cell table:style-name="ce3" office:value-type="string">
            <text:p>Beast City 1 "VAMPIRE MADONNA"</text:p>
          </table:table-cell>
          <table:table-cell table:style-name="ce3"/>
          <table:table-cell/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3" office:value-type="string">
            <text:p>淫魔大都市2~淫魔覺醒篇</text:p>
          </table:table-cell>
          <table:table-cell table:style-name="ce3"/>
          <table:table-cell table:style-name="ce3" office:value-type="string">
            <text:p>Beast City 2 "WAKENING OF THE BEAST"</text:p>
          </table:table-cell>
          <table:table-cell table:style-name="ce3"/>
          <table:table-cell/>
          <table:table-cell table:style-name="ce3"/>
          <table:table-cell table:style-name="ce12"/>
          <table:table-cell table:number-columns-repeated="1017"/>
        </table:table-row>
        <table:table-row table:style-name="ro1">
          <table:table-cell table:style-name="ce3" office:value-type="string">
            <text:p>淫魔大都市3~淫魔蘇生編</text:p>
          </table:table-cell>
          <table:table-cell table:style-name="ce3"/>
          <table:table-cell table:style-name="ce3" office:value-type="string">
            <text:p>Beast City 3</text:p>
          </table:table-cell>
          <table:table-cell table:style-name="ce3"/>
          <table:table-cell/>
          <table:table-cell table:style-name="ce3"/>
          <table:table-cell table:style-name="ce12"/>
          <table:table-cell table:number-columns-repeated="1017"/>
        </table:table-row>
        <table:table-row table:style-name="ro1">
          <table:table-cell table:number-columns-repeated="2" office:value-type="string">
            <text:p>淫魔妖女1</text:p>
          </table:table-cell>
          <table:table-cell office:value-type="string">
            <text:p>Imma Youjo 1</text:p>
          </table:table-cell>
          <table:table-cell table:number-columns-repeated="2"/>
          <table:table-cell table:style-name="ce11" office:value-type="string">
            <text:p><text:span text:style-name="T5"><text:a xlink:href="http://www.bonnou108.jp/am/am5/504-injyu1.htm" xlink:type="simple">animeros</text:a></text:span></text:p>
          </table:table-cell>
          <table:table-cell table:style-name="ce11" office:value-type="string">
            <text:p><text:span text:style-name="T5"><text:a xlink:href="http://www.pinkpineapple.co.jp/inju/inma/d1.html" xlink:type="simple">PinkPineapple</text:a></text:span></text:p>
          </table:table-cell>
          <table:table-cell table:number-columns-repeated="1017"/>
        </table:table-row>
        <table:table-row table:style-name="ro1">
          <table:table-cell table:number-columns-repeated="2" office:value-type="string">
            <text:p>淫魔妖女2</text:p>
          </table:table-cell>
          <table:table-cell office:value-type="string">
            <text:p>Imma Youjo 2</text:p>
          </table:table-cell>
          <table:table-cell table:number-columns-repeated="2"/>
          <table:table-cell office:value-type="string">
            <text:p>animeros</text:p>
          </table:table-cell>
          <table:table-cell table:style-name="ce12" office:value-type="string">
            <text:p>PinkPineapple</text:p>
          </table:table-cell>
          <table:table-cell table:number-columns-repeated="1017"/>
        </table:table-row>
        <table:table-row table:style-name="ro1">
          <table:table-cell table:number-columns-repeated="2" office:value-type="string">
            <text:p>淫魔妖女3~魔夜</text:p>
          </table:table-cell>
          <table:table-cell office:value-type="string">
            <text:p>Imma Youjo 3</text:p>
          </table:table-cell>
          <table:table-cell table:number-columns-repeated="2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pinkpineapple.co.jp/inju/inma/d2/d2.html" xlink:type="simple">PinkPineapple</text:a></text:span></text:p>
          </table:table-cell>
          <table:table-cell table:number-columns-repeated="1017"/>
        </table:table-row>
        <table:table-row table:style-name="ro1">
          <table:table-cell table:number-columns-repeated="2" office:value-type="string">
            <text:p>淫魔妖女4~MAYA</text:p>
          </table:table-cell>
          <table:table-cell office:value-type="string">
            <text:p>Imma Youjo 4</text:p>
          </table:table-cell>
          <table:table-cell table:number-columns-repeated="2"/>
          <table:table-cell office:value-type="string">
            <text:p>animeros</text:p>
          </table:table-cell>
          <table:table-cell table:style-name="ce12" office:value-type="string">
            <text:p>PinkPineapple</text:p>
          </table:table-cell>
          <table:table-cell table:number-columns-repeated="1017"/>
        </table:table-row>
        <table:table-row table:style-name="ro1">
          <table:table-cell office:value-type="string">
            <text:p>淫魔妖女5~麻弶</text:p>
          </table:table-cell>
          <table:table-cell office:value-type="string">
            <text:p>淫魔妖女5~麻弥</text:p>
          </table:table-cell>
          <table:table-cell office:value-type="string">
            <text:p>Imma Youjo 5</text:p>
          </table:table-cell>
          <table:table-cell table:number-columns-repeated="2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pinkpineapple.co.jp/inju/inma/d3/d3.html" xlink:type="simple">PinkPineapple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甜密寶貝 1</text:p>
          </table:table-cell>
          <table:table-cell table:number-columns-repeated="5"/>
          <table:table-cell table:style-name="ce3"/>
          <table:table-cell table:number-columns-repeated="1017"/>
        </table:table-row>
        <table:table-row table:style-name="ro1">
          <table:table-cell office:value-type="string">
            <text:p>甜密寶貝 2</text:p>
          </table:table-cell>
          <table:table-cell table:number-columns-repeated="5"/>
          <table:table-cell table:style-name="ce3"/>
          <table:table-cell table:number-columns-repeated="1017"/>
        </table:table-row>
        <table:table-row table:style-name="ro1">
          <table:table-cell office:value-type="string">
            <text:p>異色診療所1~6</text:p>
          </table:table-cell>
          <table:table-cell/>
          <table:table-cell office:value-type="string">
            <text:p>Ogenki Clinic Case 1~6</text:p>
          </table:table-cell>
          <table:table-cell table:number-columns-repeated="3"/>
          <table:table-cell table:style-name="ce3" table:number-columns-repeated="2"/>
          <table:table-cell table:number-columns-repeated="1016"/>
        </table:table-row>
        <table:table-row table:style-name="ro1">
          <table:table-cell office:value-type="string">
            <text:p>異常性欲 1</text:p>
          </table:table-cell>
          <table:table-cell office:value-type="string">
            <text:p>異常性欲 1　新人看護婦・新条かずみ編</text:p>
          </table:table-cell>
          <table:table-cell table:number-columns-repeated="2"/>
          <table:table-cell table:style-name="ce5" office:value-type="string">
            <text:p>2003/05/08 <text:span text:style-name="T8">new~</text:span></text:p>
          </table:table-cell>
          <table:table-cell table:style-name="ce2" office:value-type="string">
            <text:p><text:span text:style-name="T5"><text:a xlink:href="http://www.bonnou108.jp/am/am17/1901-sgsc2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野野村病院之人~前篇</text:p>
          </table:table-cell>
          <table:table-cell office:value-type="string">
            <text:p>野々村病院の人々 前編</text:p>
          </table:table-cell>
          <table:table-cell table:number-columns-repeated="3"/>
          <table:table-cell table:style-name="ce2" office:value-type="string">
            <text:p><text:span text:style-name="T5"><text:a xlink:href="http://www.bonnou108.jp/am/am5/504-PINK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野野村病院之人~後篇</text:p>
          </table:table-cell>
          <table:table-cell office:value-type="string">
            <text:p>野々村病院の人々 後編</text:p>
          </table:table-cell>
          <table:table-cell table:number-columns-repeated="3"/>
          <table:table-cell office:value-type="string">
            <text:p>animeros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number-columns-repeated="2" office:value-type="string">
            <text:p>閉鎖病棟~前編 <text:s/></text:p>
          </table:table-cell>
          <table:table-cell office:value-type="string">
            <text:p>Heisa Byoutou 1</text:p>
          </table:table-cell>
          <table:table-cell table:number-columns-repeated="2"/>
          <table:table-cell table:style-name="ce2" office:value-type="string">
            <text:p><text:span text:style-name="T5"><text:a xlink:href="http://www.bonnou108.jp/am/am7/702-VANILLA.htm" xlink:type="simple">animeros</text:a></text:span>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number-columns-repeated="2" office:value-type="string">
            <text:p>閉鎖病棟~後編</text:p>
          </table:table-cell>
          <table:table-cell office:value-type="string">
            <text:p>Heisa Byoutou 2</text:p>
          </table:table-cell>
          <table:table-cell table:number-columns-repeated="2"/>
          <table:table-cell office:value-type="string">
            <text:p>animeros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number-columns-repeated="2" office:value-type="string">
            <text:p>陵辱の連鎖 前編</text:p>
          </table:table-cell>
          <table:table-cell office:value-type="string">
            <text:p>Ryoujoku no Rensa: Part.1</text:p>
          </table:table-cell>
          <table:table-cell/>
          <table:table-cell table:style-name="ce6" office:value-type="string">
            <text:p>2003/09/12 <text:span text:style-name="T8">new~</text:span></text:p>
          </table:table-cell>
          <table:table-cell/>
          <table:table-cell table:style-name="ce11" office:value-type="string">
            <text:p><text:span text:style-name="T5"><text:a xlink:href="http://www.jvd.ne.jp/vanilla/new.html" xlink:type="simple">jvd</text:a></text:span></text:p>
          </table:table-cell>
          <table:table-cell table:number-columns-repeated="1017"/>
        </table:table-row>
        <table:table-row table:style-name="ro1">
          <table:table-cell table:number-columns-repeated="2" office:value-type="string">
            <text:p>最終痴漢電車~Rail-1</text:p>
          </table:table-cell>
          <table:table-cell table:number-columns-repeated="3"/>
          <table:table-cell table:style-name="ce11" office:value-type="string">
            <text:p><text:span text:style-name="T5"><text:a xlink:href="http://www.bonnou108.jp/am/am13/1303-ｓａｉｓｙｕ.htm" xlink:type="simple">animeros</text:a></text:span></text:p>
          </table:table-cell>
          <table:table-cell table:style-name="ce11" office:value-type="string">
            <text:p><text:span text:style-name="T5"><text:a xlink:href="http://www.milky-anime.com/04/tikan/tikan.html" xlink:type="simple">milky</text:a></text:span></text:p>
          </table:table-cell>
          <table:table-cell table:style-name="ce3"/>
          <table:table-cell table:number-columns-repeated="1016"/>
        </table:table-row>
        <table:table-row table:style-name="ro1">
          <table:table-cell table:number-columns-repeated="2" office:value-type="string">
            <text:p>最終痴漢電車~Rail-2</text:p>
          </table:table-cell>
          <table:table-cell table:number-columns-repeated="2"/>
          <table:table-cell table:style-name="ce6" office:value-type="date" office:date-value="2002-11-25">
            <text:p>2002/11/25</text:p>
          </table:table-cell>
          <table:table-cell table:style-name="ce3" office:value-type="string">
            <text:p>animeros</text:p>
          </table:table-cell>
          <table:table-cell table:style-name="ce11" office:value-type="string">
            <text:p><text:span text:style-name="T5"><text:a xlink:href="http://www.milky-anime.com/04/tikan/tikan-2.html" xlink:type="simple">milky</text:a></text:span></text:p>
          </table:table-cell>
          <table:table-cell table:number-columns-repeated="1017"/>
        </table:table-row>
        <table:table-row table:style-name="ro1">
          <table:table-cell table:number-columns-repeated="2" office:value-type="string">
            <text:p>最終痴漢電車~Rail-3</text:p>
          </table:table-cell>
          <table:table-cell office:value-type="string">
            <text:p>Saishu Chikan Densha: Rail.3</text:p>
          </table:table-cell>
          <table:table-cell/>
          <table:table-cell table:style-name="ce5" office:value-type="string">
            <text:p>2003/02/25 <text:span text:style-name="T8">new~</text:span></text:p>
          </table:table-cell>
          <table:table-cell table:style-name="ce3" office:value-type="string">
            <text:p>animeros</text:p>
          </table:table-cell>
          <table:table-cell table:style-name="ce11" office:value-type="string">
            <text:p><text:span text:style-name="T5"><text:a xlink:href="http://www.milky-anime.com/04/tikan/tikan-3.html" xlink:type="simple">milky</text:a></text:span>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創世聖紀~VOL.1 </text:p>
          </table:table-cell>
          <table:table-cell table:style-name="ce3" office:value-type="string">
            <text:p>創世聖紀 デヴァダシー vol.1「既視感 ～デジャヴュ～」</text:p>
          </table:table-cell>
          <table:table-cell table:style-name="ce3" office:value-type="string">
            <text:p>De:vadasy 1</text:p>
          </table:table-cell>
          <table:table-cell table:style-name="ce3"/>
          <table:table-cell/>
          <table:table-cell table:style-name="ce11" office:value-type="string">
            <text:p><text:span text:style-name="T5"><text:a xlink:href="http://www.bonnou108.jp/am/am3/301-deva.htm" xlink:type="simple">animeros</text:a></text:span></text:p>
          </table:table-cell>
          <table:table-cell table:style-name="ce11" office:value-type="string">
            <text:p><text:span text:style-name="T5"><text:a xlink:href="http://www.green-bunny.com/catalog/inma/inma1.html" xlink:type="simple">GREEN BUNNY</text:a></text:span>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創世聖紀~VOL.2 <text:s/></text:p>
          </table:table-cell>
          <table:table-cell table:style-name="ce3" office:value-type="string">
            <text:p>創世聖紀 デヴァダシー vol.2「チャンダリーの火」</text:p>
          </table:table-cell>
          <table:table-cell table:style-name="ce3" office:value-type="string">
            <text:p>De:vadasy 2</text:p>
          </table:table-cell>
          <table:table-cell table:style-name="ce3"/>
          <table:table-cell/>
          <table:table-cell table:style-name="ce3" office:value-type="string">
            <text:p>animeros</text:p>
          </table:table-cell>
          <table:table-cell table:style-name="ce11" office:value-type="string">
            <text:p><text:span text:style-name="T5"><text:a xlink:href="http://www.green-bunny.com/catalog/devadasy/devadasy2.html" xlink:type="simple">GREEN BUNNY</text:a></text:span>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創世聖紀~VOL.3 </text:p>
          </table:table-cell>
          <table:table-cell table:style-name="ce3" office:value-type="string">
            <text:p>創世聖紀 デヴァダシー vol.3「未来～ビジョン～」</text:p>
          </table:table-cell>
          <table:table-cell table:style-name="ce3" office:value-type="string">
            <text:p>De:vadasy 3</text:p>
          </table:table-cell>
          <table:table-cell table:style-name="ce3"/>
          <table:table-cell/>
          <table:table-cell table:style-name="ce3" office:value-type="string">
            <text:p>animeros</text:p>
          </table:table-cell>
          <table:table-cell table:style-name="ce11" office:value-type="string">
            <text:p><text:span text:style-name="T5"><text:a xlink:href="http://www.green-bunny.com/catalog/devadasy/devadasy3.html" xlink:type="simple">GREEN BUNNY</text:a></text:span></text:p>
          </table:table-cell>
          <table:table-cell table:number-columns-repeated="1017"/>
        </table:table-row>
        <table:table-row table:style-name="ro1">
          <table:table-cell table:number-columns-repeated="2" office:value-type="string">
            <text:p>媚・妹・Baby </text:p>
          </table:table-cell>
          <table:table-cell table:number-columns-repeated="3"/>
          <table:table-cell table:style-name="ce2" office:value-type="string">
            <text:p><text:span text:style-name="T5"><text:a xlink:href="http://www.bonnou108.jp/am/am15/1501-lemon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悲花凌辱</text:p>
          </table:table-cell>
          <table:table-cell table:style-name="ce5" office:value-type="string">
            <text:p>悲花陵辱（ひか りょうじょく）</text:p>
          </table:table-cell>
          <table:table-cell office:value-type="string">
            <text:p>Hika Ryoujoku: Wana ni Hamatta Futari</text:p>
          </table:table-cell>
          <table:table-cell/>
          <table:table-cell table:style-name="ce6" office:value-type="string">
            <text:p>2003/01/18 <text:span text:style-name="T8">new~</text:span></text:p>
          </table:table-cell>
          <table:table-cell table:style-name="ce11" office:value-type="string">
            <text:p><text:span text:style-name="T5"><text:a xlink:href="http://www.bonnou108.jp/am/am7/705-ｈｉｋａ.htm" xlink:type="simple">animeros</text:a></text:span></text:p>
          </table:table-cell>
          <table:table-cell table:style-name="ce11" office:value-type="string">
            <text:p><text:span text:style-name="T5"><text:a xlink:href="http://www.five-w.com/wr/fw0218/fw0218.html" xlink:type="simple">Five Ways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森山塔特別篇</text:p>
          </table:table-cell>
          <table:table-cell office:value-type="string">
            <text:p>森山塔スぺシャル <text:s text:c="3"/></text:p>
          </table:table-cell>
          <table:table-cell table:number-columns-repeated="4"/>
          <table:table-cell table:style-name="ce3"/>
          <table:table-cell table:number-columns-repeated="1017"/>
        </table:table-row>
        <table:table-row table:style-name="ro1">
          <table:table-cell office:value-type="string">
            <text:p>殼中的小鳥 1</text:p>
          </table:table-cell>
          <table:table-cell office:value-type="string">
            <text:p>殻の中の小鳥 1～クレア・パートン～</text:p>
          </table:table-cell>
          <table:table-cell table:number-columns-repeated="3"/>
          <table:table-cell table:style-name="ce2" office:value-type="string">
            <text:p><text:span text:style-name="T5"><text:a xlink:href="http://www.bonnou108.jp/am/am6/607-kotori.htm" xlink:type="simple">animeros</text:a></text:span></text:p>
          </table:table-cell>
          <table:table-cell table:style-name="ce3" office:value-type="string">
            <text:p>DISCOVERY</text:p>
          </table:table-cell>
          <table:table-cell table:number-columns-repeated="1017"/>
        </table:table-row>
        <table:table-row table:style-name="ro1">
          <table:table-cell office:value-type="string">
            <text:p>殼中的小鳥 2</text:p>
          </table:table-cell>
          <table:table-cell office:value-type="string">
            <text:p>殻の中の小鳥 2～ユウキ <text:s/>レン～</text:p>
          </table:table-cell>
          <table:table-cell table:number-columns-repeated="3"/>
          <table:table-cell table:style-name="ce3" office:value-type="string">
            <text:p>animeros</text:p>
          </table:table-cell>
          <table:table-cell table:style-name="ce3" office:value-type="string">
            <text:p>DISCOVERY</text:p>
          </table:table-cell>
          <table:table-cell table:number-columns-repeated="1017"/>
        </table:table-row>
        <table:table-row table:style-name="ro1">
          <table:table-cell office:value-type="string">
            <text:p>殼中的小鳥 3</text:p>
          </table:table-cell>
          <table:table-cell office:value-type="string">
            <text:p>殻の中の小鳥 3～アイシャ・ファーファリス～</text:p>
          </table:table-cell>
          <table:table-cell table:number-columns-repeated="3"/>
          <table:table-cell table:style-name="ce3" office:value-type="string">
            <text:p>animeros</text:p>
          </table:table-cell>
          <table:table-cell table:style-name="ce3" office:value-type="string">
            <text:p>DISCOVERY</text:p>
          </table:table-cell>
          <table:table-cell table:number-columns-repeated="1017"/>
        </table:table-row>
        <table:table-row table:style-name="ro1">
          <table:table-cell office:value-type="string">
            <text:p>殼中的小鳥 4</text:p>
          </table:table-cell>
          <table:table-cell office:value-type="string">
            <text:p>殻の中の小鳥 4～リース・ウェン・ネフター～</text:p>
          </table:table-cell>
          <table:table-cell table:number-columns-repeated="3"/>
          <table:table-cell table:style-name="ce3" office:value-type="string">
            <text:p>animeros</text:p>
          </table:table-cell>
          <table:table-cell table:style-name="ce3" office:value-type="string">
            <text:p>DISCOVERY</text:p>
          </table:table-cell>
          <table:table-cell table:number-columns-repeated="1017"/>
        </table:table-row>
        <table:table-row table:style-name="ro1">
          <table:table-cell office:value-type="string">
            <text:p>殼中的小鳥 5</text:p>
          </table:table-cell>
          <table:table-cell office:value-type="string">
            <text:p>殻の中の小鳥 5～最終章～</text:p>
          </table:table-cell>
          <table:table-cell table:number-columns-repeated="3"/>
          <table:table-cell table:style-name="ce3" office:value-type="string">
            <text:p>animeros</text:p>
          </table:table-cell>
          <table:table-cell table:style-name="ce3" office:value-type="string">
            <text:p>DISCOVERY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無人島物語X~第1話~漂著</text:p>
          </table:table-cell>
          <table:table-cell table:style-name="ce3" office:value-type="string">
            <text:p>無人島物語X~第1話~漂着</text:p>
          </table:table-cell>
          <table:table-cell table:style-name="ce3" office:value-type="string">
            <text:p>Desert Island Story X 1</text:p>
          </table:table-cell>
          <table:table-cell table:style-name="ce3"/>
          <table:table-cell/>
          <table:table-cell table:style-name="ce11" office:value-type="string">
            <text:p><text:span text:style-name="T5"><text:a xlink:href="http://www.bonnou108.jp/am/am7/704-mujin.htm" xlink:type="simple">animeros</text:a></text:span></text:p>
          </table:table-cell>
          <table:table-cell table:style-name="ce11" office:value-type="string">
            <text:p><text:span text:style-name="T5"><text:a xlink:href="http://www.pinkpineapple.co.jp/mujinx/mujinxd1-a.html" xlink:type="simple">PinkPineapple</text:a></text:span></text:p>
          </table:table-cell>
          <table:table-cell table:style-name="ce3"/>
          <table:table-cell table:number-columns-repeated="1016"/>
        </table:table-row>
        <table:table-row table:style-name="ro1">
          <table:table-cell table:number-columns-repeated="2" table:style-name="ce3" office:value-type="string">
            <text:p>無人島物語X~第2話~陷阱</text:p>
          </table:table-cell>
          <table:table-cell table:style-name="ce3" office:value-type="string">
            <text:p>Desert Island Story X 2</text:p>
          </table:table-cell>
          <table:table-cell table:style-name="ce3"/>
          <table:table-cell/>
          <table:table-cell table:style-name="ce3" office:value-type="string">
            <text:p>animeros</text:p>
          </table:table-cell>
          <table:table-cell table:style-name="ce11" office:value-type="string">
            <text:p><text:span text:style-name="T5"><text:a xlink:href="http://www.pinkpineapple.co.jp/mujinx/mujinxd1-b.html" xlink:type="simple">PinkPineapple</text:a></text:span>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>
            <text:p>無人島物語X~第3話~疑心</text:p>
          </table:table-cell>
          <table:table-cell table:style-name="ce3" office:value-type="string">
            <text:p>Desert Island Story X 3</text:p>
          </table:table-cell>
          <table:table-cell table:style-name="ce3"/>
          <table:table-cell/>
          <table:table-cell table:style-name="ce3" office:value-type="string">
            <text:p>animeros</text:p>
          </table:table-cell>
          <table:table-cell table:style-name="ce11" office:value-type="string">
            <text:p><text:span text:style-name="T5"><text:a xlink:href="http://www.pinkpineapple.co.jp/mujinx/mujinxd2-a.html" xlink:type="simple">PinkPineapple</text:a></text:span>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>
            <text:p>無人島物語X~第4話~夜明</text:p>
          </table:table-cell>
          <table:table-cell table:style-name="ce3" office:value-type="string">
            <text:p>Desert Island Story X 4</text:p>
          </table:table-cell>
          <table:table-cell table:style-name="ce3"/>
          <table:table-cell/>
          <table:table-cell table:style-name="ce3" office:value-type="string">
            <text:p>animeros</text:p>
          </table:table-cell>
          <table:table-cell table:style-name="ce11" office:value-type="string">
            <text:p><text:span text:style-name="T5"><text:a xlink:href="http://www.pinkpineapple.co.jp/mujinx/mujinxd2-b.html" xlink:type="simple">PinkPineapple</text:a></text:span>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無人島物語XX ~第1話~自鳴琴</text:p>
          </table:table-cell>
          <table:table-cell table:style-name="ce3" office:value-type="string">
            <text:p>無人島物語XX <text:s/>File 1「自鳴琴」</text:p>
          </table:table-cell>
          <table:table-cell table:style-name="ce3" office:value-type="string">
            <text:p>Desert Island Story XX 1</text:p>
          </table:table-cell>
          <table:table-cell table:style-name="ce3"/>
          <table:table-cell/>
          <table:table-cell table:style-name="ce11" office:value-type="string">
            <text:p><text:span text:style-name="T5"><text:a xlink:href="http://www.bonnou108.jp/am/am7/704-mujin.htm" xlink:type="simple">animeros</text:a></text:span></text:p>
          </table:table-cell>
          <table:table-cell table:style-name="ce11" office:value-type="string">
            <text:p><text:span text:style-name="T5"><text:a xlink:href="http://www.pinkpineapple.co.jp/mujinxx/1/1.html" xlink:type="simple">PinkPineapple</text:a></text:span>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3" office:value-type="string">
            <text:p>無人島物語XX ~第2話~首飾</text:p>
          </table:table-cell>
          <table:table-cell table:style-name="ce3" office:value-type="string">
            <text:p>無人島物語XX <text:s/>File 2「首飾り」</text:p>
          </table:table-cell>
          <table:table-cell table:style-name="ce3" office:value-type="string">
            <text:p>Desert Island Story XX 2</text:p>
          </table:table-cell>
          <table:table-cell table:style-name="ce3"/>
          <table:table-cell/>
          <table:table-cell table:style-name="ce3" office:value-type="string">
            <text:p>animeros</text:p>
          </table:table-cell>
          <table:table-cell table:style-name="ce11" office:value-type="string">
            <text:p><text:span text:style-name="T5"><text:a xlink:href="http://www.pinkpineapple.co.jp/mujinxx/2/2..html" xlink:type="simple">PinkPineapple</text:a></text:span>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3" office:value-type="string">
            <text:p>無人島物語XX ~第3話~鍵盤</text:p>
          </table:table-cell>
          <table:table-cell table:style-name="ce3" office:value-type="string">
            <text:p>無人島物語XX <text:s/>File 3「鍵盤（ピアノ）」</text:p>
          </table:table-cell>
          <table:table-cell table:style-name="ce3" office:value-type="string">
            <text:p>Desert Island Story XX 3</text:p>
          </table:table-cell>
          <table:table-cell table:style-name="ce3"/>
          <table:table-cell/>
          <table:table-cell table:style-name="ce3" office:value-type="string">
            <text:p>animeros</text:p>
          </table:table-cell>
          <table:table-cell table:style-name="ce11" office:value-type="string">
            <text:p><text:span text:style-name="T5"><text:a xlink:href="http://www.pinkpineapple.co.jp/mujinxx/3/3..html" xlink:type="simple">PinkPineapple</text:a></text:span>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3" office:value-type="string">
            <text:p>無人島物語XX ~第4話~髮帶</text:p>
          </table:table-cell>
          <table:table-cell table:style-name="ce3" office:value-type="string">
            <text:p>無人島物語XX <text:s/>File 4「髪帯（リボン）」</text:p>
          </table:table-cell>
          <table:table-cell table:style-name="ce3" office:value-type="string">
            <text:p>Desert Island Story XX 4</text:p>
          </table:table-cell>
          <table:table-cell table:style-name="ce3"/>
          <table:table-cell/>
          <table:table-cell table:style-name="ce3" office:value-type="string">
            <text:p>animeros</text:p>
          </table:table-cell>
          <table:table-cell table:style-name="ce11" office:value-type="string">
            <text:p><text:span text:style-name="T5"><text:a xlink:href="http://www.pinkpineapple.co.jp/mujinxx/4/4.html" xlink:type="simple">PinkPineapple</text:a></text:span></text:p>
          </table:table-cell>
          <table:table-cell table:style-name="ce3"/>
          <table:table-cell table:number-columns-repeated="1016"/>
        </table:table-row>
        <table:table-row table:style-name="ro1">
          <table:table-cell office:value-type="string">
            <text:p>無盡的小夜曲</text:p>
          </table:table-cell>
          <table:table-cell office:value-type="string">
            <text:p>エンドレス セレナーデ無盡的小夜曲</text:p>
          </table:table-cell>
          <table:table-cell table:number-columns-repeated="4"/>
          <table:table-cell table:style-name="ce3" table:number-columns-repeated="2"/>
          <table:table-cell table:number-columns-repeated="1016"/>
        </table:table-row>
        <table:table-row table:style-name="ro1">
          <table:table-cell office:value-type="string">
            <text:p>無顏之月~第1夜~椿</text:p>
          </table:table-cell>
          <table:table-cell office:value-type="string">
            <text:p>顔のない月 第一夜「椿」</text:p>
          </table:table-cell>
          <table:table-cell office:value-type="string">
            <text:p>Moonlight Lady 1 (KAONONAI TSUKI) </text:p>
          </table:table-cell>
          <table:table-cell table:number-columns-repeated="2"/>
          <table:table-cell table:style-name="ce11" office:value-type="string">
            <text:p><text:span text:style-name="T5"><text:a xlink:href="http://www.bonnou108.jp/am/am11/1104-tuki.htm" xlink:type="simple">animeros</text:a></text:span></text:p>
          </table:table-cell>
          <table:table-cell table:style-name="ce11" office:value-type="string">
            <text:p><text:span text:style-name="T5"><text:a xlink:href="http://www.pinkpineapple.co.jp/kaotsuki/1/kao1.html" xlink:type="simple">PinkPineapple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無顏之月~第2夜~向日葵</text:p>
          </table:table-cell>
          <table:table-cell office:value-type="string">
            <text:p>顔のない月 第二夜「向日葵」</text:p>
          </table:table-cell>
          <table:table-cell office:value-type="string">
            <text:p>Moonlight Lady 2</text:p>
          </table:table-cell>
          <table:table-cell table:number-columns-repeated="2"/>
          <table:table-cell table:style-name="ce3" office:value-type="string">
            <text:p>animeros</text:p>
          </table:table-cell>
          <table:table-cell table:style-name="ce11" office:value-type="string">
            <text:p><text:span text:style-name="T5"><text:a xlink:href="http://www.pinkpineapple.co.jp/kaotsuki/2/kao2.html" xlink:type="simple">PinkPineapple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無顏之月~第3夜~芍藥</text:p>
          </table:table-cell>
          <table:table-cell office:value-type="string">
            <text:p>顔のない月 第三夜「芍薬」</text:p>
          </table:table-cell>
          <table:table-cell office:value-type="string">
            <text:p>Moonlight Lady 3</text:p>
          </table:table-cell>
          <table:table-cell/>
          <table:table-cell table:style-name="ce6" office:value-type="date" office:date-value="2002-12-27">
            <text:p>2002/12/27</text:p>
          </table:table-cell>
          <table:table-cell table:style-name="ce3" office:value-type="string">
            <text:p>animeros</text:p>
          </table:table-cell>
          <table:table-cell table:style-name="ce11" office:value-type="string">
            <text:p><text:span text:style-name="T5"><text:a xlink:href="http://www.pinkpineapple.co.jp/kaotsuki/3/kao3.html" xlink:type="simple">PinkPineapple</text:a></text:span></text:p>
          </table:table-cell>
          <table:table-cell table:style-name="ce3"/>
          <table:table-cell table:number-columns-repeated="1016"/>
        </table:table-row>
        <table:table-row table:style-name="ro4">
          <table:table-cell office:value-type="string">
            <text:p>無顏之月~第四夜~白百合</text:p>
          </table:table-cell>
          <table:table-cell office:value-type="string">
            <text:p>顔のない月 第四夜「白百合」</text:p>
          </table:table-cell>
          <table:table-cell table:style-name="ce8" office:value-type="string">
            <text:p>No Surface Moon: 4th Night</text:p>
          </table:table-cell>
          <table:table-cell office:value-type="string">
            <text:p>Moonlight Lady 4</text:p>
          </table:table-cell>
          <table:table-cell table:style-name="ce6" office:value-type="string">
            <text:p>2003/06/13 <text:span text:style-name="T8">new~</text:span></text:p>
          </table:table-cell>
          <table:table-cell table:style-name="ce11" office:value-type="string">
            <text:p><text:span text:style-name="T5"><text:a xlink:href="http://www.bonnou108.jp/am/am11/1104-tuki.htm" xlink:type="simple">animeros</text:a></text:span></text:p>
          </table:table-cell>
          <table:table-cell table:style-name="ce11" office:value-type="string">
            <text:p><text:span text:style-name="T5"><text:a xlink:href="http://www.pinkpineapple.co.jp/kaotsuki/4/index.html" xlink:type="simple">PinkPineapple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結界</text:p>
          </table:table-cell>
          <table:table-cell office:value-type="string">
            <text:p>結界 <text:s/>カルテ1 ～心の性・臨床尋問～</text:p>
          </table:table-cell>
          <table:table-cell office:value-type="string">
            <text:p>kekkai story 1</text:p>
          </table:table-cell>
          <table:table-cell/>
          <table:table-cell table:style-name="ce6" office:value-type="date" office:date-value="2002-02-25">
            <text:p>2002/02/25</text:p>
          </table:table-cell>
          <table:table-cell table:style-name="ce2" office:value-type="string">
            <text:p><text:span text:style-name="T5"><text:a xlink:href="http://www.bonnou108.jp/am/am5/503-kekkai.htm" xlink:type="simple">animeros</text:a></text:span></text:p>
          </table:table-cell>
          <table:table-cell table:style-name="ce11" office:value-type="string">
            <text:p><text:span text:style-name="T5"><text:a xlink:href="http://www.milky-anime.com/04/kekkai/kekkai.html" xlink:type="simple">milky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絕色雙嬌</text:p>
          </table:table-cell>
          <table:table-cell/>
          <table:table-cell office:value-type="string">
            <text:p>KIRARA</text:p>
          </table:table-cell>
          <table:table-cell table:number-columns-repeated="3"/>
          <table:table-cell table:style-name="ce3" table:number-columns-repeated="2"/>
          <table:table-cell table:number-columns-repeated="1016"/>
        </table:table-row>
        <table:table-row table:style-name="ro1">
          <table:table-cell table:number-columns-repeated="2" office:value-type="string">
            <text:p>華‧奴隸~前編</text:p>
          </table:table-cell>
          <table:table-cell table:number-columns-repeated="3"/>
          <table:table-cell table:style-name="ce11" office:value-type="string">
            <text:p><text:span text:style-name="T5"><text:a xlink:href="http://www.bonnou108.jp/am/am6/602-VANILLA.htm" xlink:type="simple">animeros</text:a></text:span>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number-columns-repeated="2" office:value-type="string">
            <text:p>華‧奴隸~後編</text:p>
          </table:table-cell>
          <table:table-cell table:number-columns-repeated="3"/>
          <table:table-cell office:value-type="string">
            <text:p>animeros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office:value-type="string">
            <text:p>著戰隊~第1話~着脱</text:p>
          </table:table-cell>
          <table:table-cell office:value-type="string">
            <text:p>着ぐるみ戦隊キルティアン 第1話「着脱！キルティアン!?」</text:p>
          </table:table-cell>
          <table:table-cell table:number-columns-repeated="3"/>
          <table:table-cell table:style-name="ce2" office:value-type="string">
            <text:p><text:span text:style-name="T5"><text:a xlink:href="http://www.bonnou108.jp/am/am10/1004-kiltian.htm" xlink:type="simple">animeros</text:a></text:span>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office:value-type="string">
            <text:p>著戰隊~第2話~發進</text:p>
          </table:table-cell>
          <table:table-cell office:value-type="string">
            <text:p>着ぐるみ戦隊キルティアン 第2話「発進！メタルパピィ!!」</text:p>
          </table:table-cell>
          <table:table-cell table:number-columns-repeated="3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pinkpineapple.co.jp/kigurumi/kigurumi.html" xlink:type="simple">PinkPineapple</text:a></text:span>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3" office:value-type="string">
            <text:p>超性感人造人 1</text:p>
          </table:table-cell>
          <table:table-cell table:style-name="ce3"/>
          <table:table-cell table:style-name="ce3" office:value-type="string">
            <text:p>ANDOROID 1</text:p>
          </table:table-cell>
          <table:table-cell table:style-name="ce3"/>
          <table:table-cell/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3" office:value-type="string">
            <text:p>超性感人造人 2</text:p>
          </table:table-cell>
          <table:table-cell table:style-name="ce3"/>
          <table:table-cell table:style-name="ce3" office:value-type="string">
            <text:p>ANDOROID 2</text:p>
          </table:table-cell>
          <table:table-cell table:style-name="ce3"/>
          <table:table-cell/>
          <table:table-cell table:style-name="ce3" table:number-columns-repeated="2"/>
          <table:table-cell table:number-columns-repeated="1017"/>
        </table:table-row>
        <table:table-row table:style-name="ro3">
          <table:table-cell table:style-name="ce3" office:value-type="string">
            <text:p>超昂天使~~第1話~DD完了</text:p>
          </table:table-cell>
          <table:table-cell table:style-name="ce3" office:value-type="string">
            <text:p>超昂天使エスカレイヤー 第1話「DDダイナモチャージ完了！」</text:p>
          </table:table-cell>
          <table:table-cell table:style-name="ce3" office:value-type="string">
            <text:p>Beat Angel Escalayer 1</text:p>
          </table:table-cell>
          <table:table-cell table:style-name="ce3"/>
          <table:table-cell/>
          <table:table-cell table:style-name="ce11" office:value-type="string">
            <text:p><text:span text:style-name="T5"><text:a xlink:href="http://www.bonnou108.jp/am/am3/304-escalayer.htm" xlink:type="simple">animeros</text:a></text:span></text:p>
          </table:table-cell>
          <table:table-cell table:style-name="ce11" office:value-type="string">
            <text:p><text:span text:style-name="T5"><text:a xlink:href="http://www.pinkpineapple.co.jp/title/ta/chou_esukareiyer/1/chou_esukareiyer.html" xlink:type="simple">PinkPineapple</text:a></text:span></text:p>
          </table:table-cell>
          <table:table-cell table:number-columns-repeated="1017"/>
        </table:table-row>
        <table:table-row table:style-name="ro6">
          <table:table-cell table:style-name="ce3" office:value-type="string">
            <text:p>超昂天使~~第2話</text:p>
          </table:table-cell>
          <table:table-cell table:style-name="ce3" office:value-type="string">
            <text:p>超昂天使エスカレイヤー 第2話「ダイラストからの刺客！」</text:p>
          </table:table-cell>
          <table:table-cell table:style-name="ce3" office:value-type="string">
            <text:p>Beat Angel Escalayer 2 </text:p>
          </table:table-cell>
          <table:table-cell table:style-name="ce3"/>
          <table:table-cell table:style-name="ce6" office:value-type="date" office:date-value="2002-12-20">
            <text:p>2002/12/20</text:p>
          </table:table-cell>
          <table:table-cell table:style-name="ce3" office:value-type="string">
            <text:p>animeros</text:p>
          </table:table-cell>
          <table:table-cell table:style-name="ce11" office:value-type="string">
            <text:p><text:span text:style-name="T5"><text:a xlink:href="http://www.pinkpineapple.co.jp/title/ta/chou_esukareiyer/2/chou_esukareiyer2.html" xlink:type="simple">PinkPineapple</text:a></text:span>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超昂天使~~第3話</text:p>
          </table:table-cell>
          <table:table-cell table:style-name="ce3" office:value-type="string">
            <text:p>超昂天使エスカレイヤー 第3話「カウンターアタック」</text:p>
          </table:table-cell>
          <table:table-cell table:style-name="ce3" office:value-type="string">
            <text:p>Beat Angel Escalayer 3</text:p>
          </table:table-cell>
          <table:table-cell table:style-name="ce3"/>
          <table:table-cell table:style-name="ce6" office:value-type="string">
            <text:p>2003/03/28 <text:span text:style-name="T8">new~</text:span></text:p>
          </table:table-cell>
          <table:table-cell table:style-name="ce3" office:value-type="string">
            <text:p>animeros</text:p>
          </table:table-cell>
          <table:table-cell table:style-name="ce11" office:value-type="string">
            <text:p><text:span text:style-name="T5"><text:a xlink:href="http://www.pinkpineapple.co.jp/title/ta/chou_esukareiyer/3/chou_esukareiyer3.html" xlink:type="simple">PinkPineapple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超神伝說 童子 1~超神誕生編</text:p>
          </table:table-cell>
          <table:table-cell office:value-type="string">
            <text:p>超神伝説うろつき童子</text:p>
          </table:table-cell>
          <table:table-cell office:value-type="string">
            <text:p>Urotsukidoji I 1</text:p>
          </table:table-cell>
          <table:table-cell table:number-columns-repeated="2"/>
          <table:table-cell table:style-name="ce2"/>
          <table:table-cell table:style-name="ce3"/>
          <table:table-cell table:number-columns-repeated="1017"/>
        </table:table-row>
        <table:table-row table:style-name="ro1">
          <table:table-cell office:value-type="string">
            <text:p>超神伝說 童子~未來篇 1~真.超神之誕生</text:p>
          </table:table-cell>
          <table:table-cell office:value-type="string">
            <text:p>超神伝説うろつき童子 未来編 1～ </text:p>
          </table:table-cell>
          <table:table-cell office:value-type="string">
            <text:p>Urotsukidoji III: Return of the Overfiend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1">
          <table:table-cell office:value-type="string">
            <text:p>超神伝說 童子~未來篇 2~謎</text:p>
          </table:table-cell>
          <table:table-cell office:value-type="string">
            <text:p>超神伝説うろつき童子 未来編 2～ シーザーズ・パレスの謎</text:p>
          </table:table-cell>
          <table:table-cell office:value-type="string">
            <text:p>Urotsukidoji III: Return of the Overfiend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1">
          <table:table-cell office:value-type="string">
            <text:p>超神伝說 童子~未來篇 3~崩壞</text:p>
          </table:table-cell>
          <table:table-cell office:value-type="string">
            <text:p>超神伝説うろつき童子 未来編 3 ～シーザーズ・パレスの崩壊</text:p>
          </table:table-cell>
          <table:table-cell office:value-type="string">
            <text:p>Urotsukidoji III: Return of the Overfiend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1">
          <table:table-cell office:value-type="string">
            <text:p>超神伝說 童子~未來篇 4~未來之旅立</text:p>
          </table:table-cell>
          <table:table-cell office:value-type="string">
            <text:p>超神伝説うろつき童子 未来編 4 ～未知への旅立ち</text:p>
          </table:table-cell>
          <table:table-cell office:value-type="string">
            <text:p>Urotsukidoji III: Return of the Overfiend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1">
          <table:table-cell office:value-type="string">
            <text:p>超神伝說 童子~放浪篇 1~秘密之花園</text:p>
          </table:table-cell>
          <table:table-cell office:value-type="string">
            <text:p>超神伝説うろつき童子 放浪編 1～秘密の花園</text:p>
          </table:table-cell>
          <table:table-cell office:value-type="string">
            <text:p>Urotsukidoji IV: Inferno Road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1">
          <table:table-cell office:value-type="string">
            <text:p>超神伝說 童子~放浪篇 2~神之長道</text:p>
          </table:table-cell>
          <table:table-cell office:value-type="string">
            <text:p>超神伝説うろつき童子 放浪編 2～神への長い道</text:p>
          </table:table-cell>
          <table:table-cell office:value-type="string">
            <text:p>Urotsukidoji IV: Inferno Road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1">
          <table:table-cell office:value-type="string">
            <text:p>超神伝說 童子~放浪編 3~旅、果之處</text:p>
          </table:table-cell>
          <table:table-cell office:value-type="string">
            <text:p>超神伝説うろつき童子 放浪編 3～旅、果つる処</text:p>
          </table:table-cell>
          <table:table-cell office:value-type="string">
            <text:p>Urotsukidoji IV: Inferno Road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1">
          <table:table-cell office:value-type="string">
            <text:p>超神伝説うろつき童子 </text:p>
          </table:table-cell>
          <table:table-cell table:style-name="ce6" office:value-type="string">
            <text:p>超神伝説うろつき童子 <text:s/>オリジナル劇場公開版</text:p>
          </table:table-cell>
          <table:table-cell office:value-type="string">
            <text:p>Urotsukidoji I: Legend Of The Overfiend</text:p>
          </table:table-cell>
          <table:table-cell table:number-columns-repeated="2"/>
          <table:table-cell table:style-name="ce6"/>
          <table:table-cell table:style-name="ce11"/>
          <table:table-cell table:number-columns-repeated="1017"/>
        </table:table-row>
        <table:table-row table:style-name="ro1">
          <table:table-cell office:value-type="string">
            <text:p>超神傳說 童子 2~超神咒殺篇</text:p>
          </table:table-cell>
          <table:table-cell office:value-type="string">
            <text:p>超神伝説うろつき童子 2</text:p>
          </table:table-cell>
          <table:table-cell office:value-type="string">
            <text:p>Urotsukidoji I 2</text:p>
          </table:table-cell>
          <table:table-cell table:number-columns-repeated="2"/>
          <table:table-cell office:value-type="string">
            <text:p>animeros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超神傳說 童子 3~完結地獄篇</text:p>
          </table:table-cell>
          <table:table-cell office:value-type="string">
            <text:p>超神伝説うろつき童子 3</text:p>
          </table:table-cell>
          <table:table-cell office:value-type="string">
            <text:p>Urotsukidoji I 3</text:p>
          </table:table-cell>
          <table:table-cell table:number-columns-repeated="2"/>
          <table:table-cell office:value-type="string">
            <text:p>animeros</text:p>
          </table:table-cell>
          <table:table-cell table:style-name="ce3"/>
          <table:table-cell table:number-columns-repeated="1017"/>
        </table:table-row>
        <table:table-row table:style-name="ro1">
          <table:table-cell table:number-columns-repeated="2" office:value-type="string">
            <text:p>陽気碑「２×１」</text:p>
          </table:table-cell>
          <table:table-cell office:value-type="string">
            <text:p>Four Play 1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1">
          <table:table-cell table:number-columns-repeated="2" office:value-type="string">
            <text:p>陽気碑「２×１」</text:p>
          </table:table-cell>
          <table:table-cell office:value-type="string">
            <text:p>Four Play 2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1">
          <table:table-cell office:value-type="string">
            <text:p>項鍊</text:p>
          </table:table-cell>
          <table:table-cell table:number-columns-repeated="2"/>
          <table:table-cell office:value-type="string">
            <text:p>(全一集)</text:p>
          </table:table-cell>
          <table:table-cell table:number-columns-repeated="2"/>
          <table:table-cell table:style-name="ce3"/>
          <table:table-cell table:number-columns-repeated="1017"/>
        </table:table-row>
        <table:table-row table:style-name="ro1">
          <table:table-cell table:style-name="ce3" office:value-type="string">
            <text:p>黃色星星(媚藥) Yellow Star </text:p>
          </table:table-cell>
          <table:table-cell table:style-name="ce3" office:value-type="string">
            <text:p>YELLOW STAR</text:p>
          </table:table-cell>
          <table:table-cell table:style-name="ce3" office:value-type="string">
            <text:p>Cool Devices Ep07~Yellow Star </text:p>
          </table:table-cell>
          <table:table-cell table:style-name="ce3"/>
          <table:table-cell/>
          <table:table-cell table:style-name="ce11" office:value-type="string">
            <text:p><text:span text:style-name="T5"><text:a xlink:href="http://www.bonnou108.jp/am/am7/706-OTHERS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黑姬~桎梏之館~前編</text:p>
          </table:table-cell>
          <table:table-cell office:value-type="string">
            <text:p>黑姬~桎梏館~前編</text:p>
          </table:table-cell>
          <table:table-cell office:value-type="string">
            <text:p>Kurohime 1</text:p>
          </table:table-cell>
          <table:table-cell table:number-columns-repeated="2"/>
          <table:table-cell table:style-name="ce2" office:value-type="string">
            <text:p><text:span text:style-name="T5"><text:a xlink:href="http://www.bonnou108.jp/am/am5/507-kurohime.htm" xlink:type="simple">animeros</text:a></text:span></text:p>
          </table:table-cell>
          <table:table-cell table:style-name="ce11" office:value-type="string">
            <text:p><text:span text:style-name="T5"><text:a xlink:href="http://www.seddnet.com/products/kurohime1.html" xlink:type="simple">DISCOVERY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黑姬~桎梏之館~後編</text:p>
          </table:table-cell>
          <table:table-cell office:value-type="string">
            <text:p>黑姬~桎梏館~後編</text:p>
          </table:table-cell>
          <table:table-cell office:value-type="string">
            <text:p>Kurohime: Shikkoku no Yakata: Part.2</text:p>
          </table:table-cell>
          <table:table-cell/>
          <table:table-cell table:style-name="ce6" office:value-type="string">
            <text:p>2003/03/28 <text:span text:style-name="T8">new~</text:span></text:p>
          </table:table-cell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seddnet.com/products/kurohime2.html" xlink:type="simple">DISCOVERY</text:a></text:span></text:p>
          </table:table-cell>
          <table:table-cell table:number-columns-repeated="1017"/>
        </table:table-row>
        <table:table-row table:style-name="ro1">
          <table:table-cell table:number-columns-repeated="2" office:value-type="string">
            <text:p>黑瞳皇01</text:p>
          </table:table-cell>
          <table:table-cell office:value-type="string">
            <text:p>Kokudo Oh Ep1: The Black Eye King</text:p>
          </table:table-cell>
          <table:table-cell table:number-columns-repeated="2"/>
          <table:table-cell table:style-name="ce2" office:value-type="string">
            <text:p><text:span text:style-name="T5"><text:a xlink:href="http://www.bonnou108.jp/am/am2/205-kokudouou.htm" xlink:type="simple">animeros</text:a></text:span></text:p>
          </table:table-cell>
          <table:table-cell table:style-name="ce11" office:value-type="string">
            <text:p><text:span text:style-name="T5"><text:a xlink:href="http://www.five-w.com/cd/cr0003/cr0003.html" xlink:type="simple">Five Ways</text:a></text:span></text:p>
          </table:table-cell>
          <table:table-cell table:number-columns-repeated="1017"/>
        </table:table-row>
        <table:table-row table:style-name="ro1">
          <table:table-cell table:number-columns-repeated="2" office:value-type="string">
            <text:p>黑瞳皇02</text:p>
          </table:table-cell>
          <table:table-cell office:value-type="string">
            <text:p>Kokudo Oh Ep2</text:p>
          </table:table-cell>
          <table:table-cell table:number-columns-repeated="2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five-w.com/cd/cr0006/cr0006.html" xlink:type="simple">Five Ways</text:a></text:span></text:p>
          </table:table-cell>
          <table:table-cell table:style-name="ce3"/>
          <table:table-cell table:number-columns-repeated="1016"/>
        </table:table-row>
        <table:table-row table:style-name="ro1">
          <table:table-cell table:number-columns-repeated="2" office:value-type="string">
            <text:p>黑瞳皇03</text:p>
          </table:table-cell>
          <table:table-cell office:value-type="string">
            <text:p>Kokudo Oh Ep3</text:p>
          </table:table-cell>
          <table:table-cell table:number-columns-repeated="2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five-w.com/cd/cr0008/cr0008.html" xlink:type="simple">Five Ways</text:a></text:span></text:p>
          </table:table-cell>
          <table:table-cell table:style-name="ce3"/>
          <table:table-cell table:number-columns-repeated="1016"/>
        </table:table-row>
        <table:table-row table:style-name="ro1">
          <table:table-cell table:number-columns-repeated="2" office:value-type="string">
            <text:p>黑瞳皇04</text:p>
          </table:table-cell>
          <table:table-cell office:value-type="string">
            <text:p>Kokudo Oh Ep4</text:p>
          </table:table-cell>
          <table:table-cell table:number-columns-repeated="2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five-w.com/cd/cr0010/cr0010.html" xlink:type="simple">Five Ways</text:a></text:span></text:p>
          </table:table-cell>
          <table:table-cell table:number-columns-repeated="1017"/>
        </table:table-row>
        <table:table-row table:style-name="ro1">
          <table:table-cell table:number-columns-repeated="2" office:value-type="string">
            <text:p>黑斷章 第一章</text:p>
          </table:table-cell>
          <table:table-cell office:value-type="string">
            <text:p>Mystery of Necronomicom ep1</text:p>
          </table:table-cell>
          <table:table-cell table:number-columns-repeated="3"/>
          <table:table-cell table:style-name="ce3" office:value-type="string">
            <text:p>DISCOVERY</text:p>
          </table:table-cell>
          <table:table-cell table:style-name="ce3"/>
          <table:table-cell table:number-columns-repeated="1016"/>
        </table:table-row>
        <table:table-row table:style-name="ro1">
          <table:table-cell table:number-columns-repeated="2" office:value-type="string">
            <text:p>黑斷章 第二章</text:p>
          </table:table-cell>
          <table:table-cell office:value-type="string">
            <text:p>Mystery of Necronomicom ep2</text:p>
          </table:table-cell>
          <table:table-cell table:number-columns-repeated="3"/>
          <table:table-cell table:style-name="ce3" office:value-type="string">
            <text:p>DISCOVERY</text:p>
          </table:table-cell>
          <table:table-cell table:style-name="ce3"/>
          <table:table-cell table:number-columns-repeated="1016"/>
        </table:table-row>
        <table:table-row table:style-name="ro1">
          <table:table-cell table:number-columns-repeated="2" office:value-type="string">
            <text:p>黑斷章 第三章</text:p>
          </table:table-cell>
          <table:table-cell office:value-type="string">
            <text:p>Mystery of Necronomicom ep3</text:p>
          </table:table-cell>
          <table:table-cell table:number-columns-repeated="3"/>
          <table:table-cell table:style-name="ce3" office:value-type="string">
            <text:p>DISCOVERY</text:p>
          </table:table-cell>
          <table:table-cell table:number-columns-repeated="1017"/>
        </table:table-row>
        <table:table-row table:style-name="ro1">
          <table:table-cell table:number-columns-repeated="2" office:value-type="string">
            <text:p>黑斷章 第四章</text:p>
          </table:table-cell>
          <table:table-cell office:value-type="string">
            <text:p>Mystery of Necronomicom ep4</text:p>
          </table:table-cell>
          <table:table-cell table:number-columns-repeated="3"/>
          <table:table-cell table:style-name="ce3" office:value-type="string">
            <text:p>DISCOVERY</text:p>
          </table:table-cell>
          <table:table-cell table:number-columns-repeated="1017"/>
        </table:table-row>
        <table:table-row table:style-name="ro1">
          <table:table-cell office:value-type="string">
            <text:p>亂交調教～成為女僕的少女</text:p>
          </table:table-cell>
          <table:table-cell office:value-type="string">
            <text:p>乱交調教～メイドになった少女～</text:p>
          </table:table-cell>
          <table:table-cell office:value-type="string">
            <text:p>Rancou Choukyo: Orgy Training</text:p>
          </table:table-cell>
          <table:table-cell table:number-columns-repeated="2"/>
          <table:table-cell table:style-name="ce2" office:value-type="string">
            <text:p><text:span text:style-name="T5"><text:a xlink:href="http://www.bonnou108.jp/am/am6/605-FIVE.htm" xlink:type="simple">animeros</text:a></text:span></text:p>
          </table:table-cell>
          <table:table-cell table:style-name="ce11" office:value-type="string">
            <text:p><text:span text:style-name="T5"><text:a xlink:href="http://www.five-w.com/wr/fw0172/fw0172.html" xlink:type="simple">Five Ways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亂馬</text:p>
          </table:table-cell>
          <table:table-cell/>
          <table:table-cell office:value-type="string">
            <text:p>Ranma01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1">
          <table:table-cell office:value-type="string">
            <text:p>奧樣女子校生(女學生嬌妻)</text:p>
          </table:table-cell>
          <table:table-cell office:value-type="string">
            <text:p>奧樣女子校生</text:p>
          </table:table-cell>
          <table:table-cell table:number-columns-repeated="4"/>
          <table:table-cell table:style-name="ce3"/>
          <table:table-cell table:number-columns-repeated="1017"/>
        </table:table-row>
        <table:table-row table:style-name="ro1">
          <table:table-cell office:value-type="string">
            <text:p>微熱姬~懺悔之章(微熱公主)</text:p>
          </table:table-cell>
          <table:table-cell office:value-type="string">
            <text:p>微熱姫 懺悔の章</text:p>
          </table:table-cell>
          <table:table-cell table:number-columns-repeated="3"/>
          <table:table-cell table:style-name="ce2" office:value-type="string">
            <text:p><text:span text:style-name="T5"><text:a xlink:href="http://www.bonnou108.jp/am/am9/905-binetu.htm" xlink:type="simple">animeros</text:a></text:span></text:p>
          </table:table-cell>
          <table:table-cell table:style-name="ce11" office:value-type="string">
            <text:p><text:span text:style-name="T5"><text:a xlink:href="http://www.five-w.com/wr/fw0154/fw0154.html" xlink:type="simple">Five Ways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微熱症候群 1</text:p>
          </table:table-cell>
          <table:table-cell/>
          <table:table-cell office:value-type="string">
            <text:p>Slight Feve Syndrome ep1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1">
          <table:table-cell office:value-type="string">
            <text:p>微熱症候群 2</text:p>
          </table:table-cell>
          <table:table-cell/>
          <table:table-cell office:value-type="string">
            <text:p>Slight Feve Syndrome ep2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1">
          <table:table-cell office:value-type="string">
            <text:p>微熱症候群~保健室(高中校園保健室)</text:p>
          </table:table-cell>
          <table:table-cell/>
          <table:table-cell office:value-type="string">
            <text:p>Slight Fever Syndrome 1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1">
          <table:table-cell office:value-type="string">
            <text:p>微熱症候群~診察中</text:p>
          </table:table-cell>
          <table:table-cell/>
          <table:table-cell office:value-type="string">
            <text:p>Slight Fever Syndrome 2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1">
          <table:table-cell office:value-type="string">
            <text:p>愛姊妹~二人之果實~第1夜~被玷污的聖女</text:p>
          </table:table-cell>
          <table:table-cell office:value-type="string">
            <text:p>愛姉妹～二人の果実～第一夜「汚されたマドンナ」</text:p>
          </table:table-cell>
          <table:table-cell office:value-type="string">
            <office:annotation draw:style-name="gr1" draw:text-style-name="P1" svg:width="3.192cm" svg:height="2.09cm" svg:x="14.101cm" svg:y="428.387cm" draw:caption-point-x="2.233cm" draw:caption-point-y="-136.039cm">
              <dc:date>2013-08-01T00:00:00</dc:date>
              <text:p text:style-name="P1"><text:span text:style-name="T1">Immoral Sisters -Two Premature Fruits- Vol.1: Night One "Madonna Debauched"</text:span></text:p>
              <text:p text:style-name="P1"><text:span text:style-name="T2"/></text:p>
            </office:annotation>
            <text:p>Immoral Sisters~Two Premature Fruits~1</text:p>
          </table:table-cell>
          <table:table-cell table:number-columns-repeated="2"/>
          <table:table-cell table:style-name="ce2" office:value-type="string">
            <text:p><text:span text:style-name="T5"><text:a xlink:href="http://www.bonnou108.jp/am/am6/604-aisimai.htm" xlink:type="simple">animeros</text:a></text:span></text:p>
          </table:table-cell>
          <table:table-cell table:style-name="ce11" office:value-type="string">
            <text:p><text:span text:style-name="T5"><text:a xlink:href="http://www.pinkpineapple.co.jp/title/a/aishimai/1/aishimai.html" xlink:type="simple">PinkPineapple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愛姊妹~二人之果實~第2夜~墮優等生</text:p>
          </table:table-cell>
          <table:table-cell office:value-type="string">
            <text:p>愛姉妹～二人の果実～第二夜「堕ちた優等生」</text:p>
          </table:table-cell>
          <table:table-cell office:value-type="string">
            <office:annotation draw:style-name="gr1" draw:text-style-name="P1" svg:width="3.192cm" svg:height="2.09cm" svg:x="14.101cm" svg:y="428.969cm" draw:caption-point-x="2.233cm" draw:caption-point-y="-136.224cm">
              <dc:date>2013-08-01T00:00:00</dc:date>
              <text:p text:style-name="P1"><text:span text:style-name="T1">Immoral Sisters -Two Premature Fruits- Vol.2: Night Two "The Fallen Good Student"</text:span></text:p>
              <text:p text:style-name="P1"><text:span text:style-name="T2"/></text:p>
            </office:annotation>
            <text:p>Immoral Sisters~Two Premature Fruits~2</text:p>
          </table:table-cell>
          <table:table-cell table:number-columns-repeated="2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pinkpineapple.co.jp/title/a/aishimai/2/aishimai2.html" xlink:type="simple">PinkPineapple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愛姊妹~二人之果實~第3夜~愛悅樂溺…</text:p>
          </table:table-cell>
          <table:table-cell office:value-type="string">
            <text:p>愛姉妹～二人の果実～第三夜「愛と悦楽に溺れて…」</text:p>
          </table:table-cell>
          <table:table-cell office:value-type="string">
            <office:annotation draw:style-name="gr1" draw:text-style-name="P1" svg:width="3.192cm" svg:height="2.089cm" svg:x="14.101cm" svg:y="429.552cm" draw:caption-point-x="2.233cm" draw:caption-point-y="-136.411cm">
              <dc:date>2013-08-01T00:00:00</dc:date>
              <text:p text:style-name="P1"><text:span text:style-name="T1">Immoral Sisters -Two Premature Fruits- Vol.3: Night Three "Drowing In Love and Pleasure"</text:span></text:p>
              <text:p text:style-name="P1"><text:span text:style-name="T2"/></text:p>
            </office:annotation>
            <text:p>Immoral Sisters~Two Premature Fruits~3</text:p>
          </table:table-cell>
          <table:table-cell table:number-columns-repeated="2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pinkpineapple.co.jp/title/a/aishimai/3/aishima3.html" xlink:type="simple">PinkPineapple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愛姊妹II <text:s/>第一夜 帰ってきた偏愛の父</text:p>
          </table:table-cell>
          <table:table-cell office:value-type="string">
            <text:p>愛姉妹2 第一夜 帰ってきた偏愛の父</text:p>
          </table:table-cell>
          <table:table-cell office:value-type="string">
            <text:p>Immoral Sisters2~Two Premature Fruits~1</text:p>
          </table:table-cell>
          <table:table-cell office:value-type="string">
            <text:p>Ai Shimai2</text:p>
          </table:table-cell>
          <table:table-cell table:style-name="ce6" office:value-type="string">
            <text:p>2003/02/28 <text:span text:style-name="T8">new~</text:span></text:p>
          </table:table-cell>
          <table:table-cell table:style-name="ce2" office:value-type="string">
            <text:p><text:span text:style-name="T5"><text:a xlink:href="http://www.bonnou108.jp/am/am6/604-aisimai2.htm" xlink:type="simple">animeros</text:a></text:span></text:p>
          </table:table-cell>
          <table:table-cell table:style-name="ce11" office:value-type="string">
            <text:p><text:span text:style-name="T5"><text:a xlink:href="http://www.pinkpineapple.co.jp/title/a/aishimai2/1/aishimai2-1.html" xlink:type="simple">PinkPineapple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愛姊妹II <text:s/>第二夜 交錯する姉妹愛</text:p>
          </table:table-cell>
          <table:table-cell office:value-type="string">
            <text:p>愛姉妹2 第二夜 交錯する姉妹愛</text:p>
          </table:table-cell>
          <table:table-cell office:value-type="string">
            <text:p>Immoral Sisters2~Two Premature Fruits~2</text:p>
          </table:table-cell>
          <table:table-cell/>
          <table:table-cell table:style-name="ce5" office:value-type="string">
            <text:p>2003/05/23 <text:span text:style-name="T8">new~</text:span></text:p>
          </table:table-cell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pinkpineapple.co.jp/title/a/aishimai2/2/index.html" xlink:type="simple">PinkPineapple</text:a></text:span>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愛玩少女(戀情玩偶)</text:p>
          </table:table-cell>
          <table:table-cell table:style-name="ce3" office:value-type="string">
            <text:p>愛玩少女</text:p>
          </table:table-cell>
          <table:table-cell table:style-name="ce3" office:value-type="string">
            <text:p>Cool Devices Ep03~Lover Doll</text:p>
          </table:table-cell>
          <table:table-cell table:style-name="ce3"/>
          <table:table-cell/>
          <table:table-cell table:style-name="ce11" office:value-type="string">
            <text:p><text:span text:style-name="T5"><text:a xlink:href="http://www.bonnou108.jp/am/am2/206-OTHERS.htm#anchor-IHM-S005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愛是鑰匙的數量 (色情公寓)</text:p>
          </table:table-cell>
          <table:table-cell office:value-type="string">
            <text:p>愛は鍵の数だけ...風俗マンション</text:p>
          </table:table-cell>
          <table:table-cell office:value-type="string">
            <office:annotation draw:style-name="gr1" draw:text-style-name="P1" svg:width="3.192cm" svg:height="1.905cm" svg:x="14.101cm" svg:y="431.879cm" draw:caption-point-x="2.233cm" draw:caption-point-y="-137.15cm">
              <dc:date>2013-08-01T00:00:00</dc:date>
              <text:p text:style-name="P1"><text:span text:style-name="T1">: Sex Service Apartments</text:span></text:p>
              <text:p text:style-name="P1"><text:span text:style-name="T2"/></text:p>
            </office:annotation>
            <text:p>Love Is The Number Of Keys 1</text:p>
          </table:table-cell>
          <table:table-cell table:number-columns-repeated="2"/>
          <table:table-cell table:style-name="ce2" office:value-type="string">
            <text:p><text:span text:style-name="T5"><text:a xlink:href="http://www.bonnou108.jp/am/am13/1301-OTHERS.htm" xlink:type="simple">animeros</text:a></text:span></text:p>
          </table:table-cell>
          <table:table-cell table:style-name="ce11" office:value-type="string">
            <text:p><text:span text:style-name="T5"><text:a xlink:href="http://www.milky-anime.com/04/lovekey/lovekey.html" xlink:type="simple">milky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愛語的魔力 <text:s/>第一章 昇華</text:p>
          </table:table-cell>
          <table:table-cell office:value-type="string">
            <text:p>愛しの言霊 第一章「昇華」</text:p>
          </table:table-cell>
          <table:table-cell table:number-columns-repeated="3"/>
          <table:table-cell table:style-name="ce2" office:value-type="string">
            <text:p><text:span text:style-name="T5"><text:a xlink:href="http://www.bonnou108.jp/am/am2/204-kotodama.htm" xlink:type="simple">animeros</text:a></text:span></text:p>
          </table:table-cell>
          <table:table-cell table:style-name="ce11" office:value-type="string">
            <text:p><text:span text:style-name="T5"><text:a xlink:href="http://www.pinkpineapple.co.jp/kotodama/01/01.html" xlink:type="simple">PinkPineapple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愛語的魔力 <text:s/>第二章 歸還 </text:p>
          </table:table-cell>
          <table:table-cell office:value-type="string">
            <text:p>愛しの言霊 第二章「帰還」</text:p>
          </table:table-cell>
          <table:table-cell table:number-columns-repeated="3"/>
          <table:table-cell office:value-type="string">
            <text:p>animeros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 office:value-type="string">
            <text:p>新女神物語 1-1</text:p>
          </table:table-cell>
          <table:table-cell table:style-name="ce3" office:value-type="string">
            <text:p>きゃんきゃんバニーエクストラD-1</text:p>
          </table:table-cell>
          <table:table-cell table:style-name="ce3" office:value-type="string">
            <text:p>CAN CAN BUNNY 1: Lucky 7</text:p>
          </table:table-cell>
          <table:table-cell table:style-name="ce3"/>
          <table:table-cell/>
          <table:table-cell table:style-name="ce11" office:value-type="string">
            <text:p><text:span text:style-name="T5"><text:a xlink:href="http://www.bonnou108.jp/am/am4/404-PINK.htm#anchor-KSXA-53555" xlink:type="simple">animeros</text:a></text:span></text:p>
          </table:table-cell>
          <table:table-cell table:style-name="ce11" office:value-type="string">
            <text:p><text:span text:style-name="T5"><text:a xlink:href="http://www.pinkpineapple.co.jp/kyanbani/d-1/1.html" xlink:type="simple">PinkPineapple</text:a></text:span>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新女神物語 1-2</text:p>
          </table:table-cell>
          <table:table-cell table:style-name="ce3" office:value-type="string">
            <text:p>きゃんきゃんバニーエクストラD-2</text:p>
          </table:table-cell>
          <table:table-cell table:style-name="ce3" office:value-type="string">
            <text:p>CAN CAN BUNNY 2</text:p>
          </table:table-cell>
          <table:table-cell table:style-name="ce3"/>
          <table:table-cell/>
          <table:table-cell table:style-name="ce3" office:value-type="string">
            <text:p>animeros</text:p>
          </table:table-cell>
          <table:table-cell table:style-name="ce11" office:value-type="string">
            <text:p><text:span text:style-name="T5"><text:a xlink:href="http://www.pinkpineapple.co.jp/kyanbani/d-2/2.html" xlink:type="simple">PinkPineapple</text:a></text:span>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新女神物語1- 3</text:p>
          </table:table-cell>
          <table:table-cell table:style-name="ce3" office:value-type="string">
            <text:p>きゃんきゃんバニーエクストラD-3</text:p>
          </table:table-cell>
          <table:table-cell table:style-name="ce3" office:value-type="string">
            <text:p>CAN CAN BUNNY 3</text:p>
          </table:table-cell>
          <table:table-cell table:style-name="ce3"/>
          <table:table-cell/>
          <table:table-cell table:style-name="ce3" office:value-type="string">
            <text:p>animeros</text:p>
          </table:table-cell>
          <table:table-cell table:style-name="ce11" office:value-type="string">
            <text:p><text:span text:style-name="T5"><text:a xlink:href="http://www.pinkpineapple.co.jp/kyanbani/d-3/3.html" xlink:type="simple">PinkPineapple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新女神物語2-1</text:p>
          </table:table-cell>
          <table:table-cell office:value-type="string">
            <text:p>きゃんきゃんバニーエクストラ 1</text:p>
          </table:table-cell>
          <table:table-cell table:style-name="ce3" office:value-type="string">
            <text:p>Can Can Bunny Extra 1: Summer Fun</text:p>
          </table:table-cell>
          <table:table-cell table:style-name="ce3"/>
          <table:table-cell/>
          <table:table-cell table:style-name="ce11" office:value-type="string">
            <text:p><text:span text:style-name="T5"><text:a xlink:href="http://www.bonnou108.jp/am/am4/404-PINK.htm#anchor-KSXA-53555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新女神物語2-2</text:p>
          </table:table-cell>
          <table:table-cell office:value-type="string">
            <text:p>きゃんきゃんバニーエクストラ 2</text:p>
          </table:table-cell>
          <table:table-cell table:style-name="ce3" office:value-type="string">
            <text:p>Can Can Bunny Extra 2</text:p>
          </table:table-cell>
          <table:table-cell table:style-name="ce3"/>
          <table:table-cell/>
          <table:table-cell table:style-name="ce3" office:value-type="string">
            <text:p>animeros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新女神物語2-3</text:p>
          </table:table-cell>
          <table:table-cell table:style-name="ce3" office:value-type="string">
            <text:p>きゃんきゃんバニーエクストラ 3</text:p>
          </table:table-cell>
          <table:table-cell table:style-name="ce3" office:value-type="string">
            <text:p>Can Can Bunny Extra 3</text:p>
          </table:table-cell>
          <table:table-cell table:style-name="ce3"/>
          <table:table-cell/>
          <table:table-cell table:style-name="ce3" office:value-type="string">
            <text:p>animeros</text:p>
          </table:table-cell>
          <table:table-cell table:style-name="ce3"/>
          <table:table-cell table:number-columns-repeated="1017"/>
        </table:table-row>
        <table:table-row table:style-name="ro1">
          <table:table-cell table:number-columns-repeated="2" office:value-type="string">
            <text:p>新世紀淫魔聖伝~第1章</text:p>
          </table:table-cell>
          <table:table-cell office:value-type="string">
            <text:p>Inma Seiden 1</text:p>
          </table:table-cell>
          <table:table-cell table:number-columns-repeated="2"/>
          <table:table-cell table:style-name="ce2" office:value-type="string">
            <text:p><text:span text:style-name="T5"><text:a xlink:href="http://www.bonnou108.jp/am/am5/501-inma.htm" xlink:type="simple">animeros</text:a></text:span></text:p>
          </table:table-cell>
          <table:table-cell table:style-name="ce11" office:value-type="string">
            <text:p><text:span text:style-name="T5"><text:a xlink:href="http://www.green-bunny.com/catalog/inma/inma1.html" xlink:type="simple">GREEN BUNNY</text:a></text:span></text:p>
          </table:table-cell>
          <table:table-cell table:style-name="ce2" office:value-type="string">
            <office:annotation draw:style-name="gr1" draw:text-style-name="P1" svg:width="3.19cm" svg:height="2.09cm" svg:x="27.034cm" svg:y="437.489cm" draw:caption-point-x="0.114cm" draw:caption-point-y="-139.188cm">
              <dc:date>2013-08-01T00:00:00</dc:date>
              <text:p text:style-name="P1"><text:span text:style-name="T3">此網址為特別介紹</text:span><text:span text:style-name="T3">0101</text:span><text:span text:style-name="T3">為第一頁</text:span></text:p>
              <text:p text:style-name="P1"><text:span text:style-name="T3">0102</text:span><text:span text:style-name="T3">為第二頁</text:span></text:p>
              <text:p text:style-name="P1"><text:span text:style-name="T3">0103</text:span><text:span text:style-name="T3">為第三頁</text:span></text:p>
            </office:annotation>
            <text:p><text:span text:style-name="T5"><text:a xlink:href="http://www.a-rms.co.jp/f_article/0101/inma/index.html" xlink:type="simple">arms</text:a></text:span>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新世紀淫魔聖伝~第2章</text:p>
          </table:table-cell>
          <table:table-cell office:value-type="string">
            <text:p>Inma Seiden 2</text:p>
          </table:table-cell>
          <table:table-cell table:number-columns-repeated="2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green-bunny.com/catalog/inma/inma2.html" xlink:type="simple">GREEN BUNNY</text:a></text:span></text:p>
          </table:table-cell>
          <table:table-cell table:style-name="ce2" office:value-type="string">
            <text:p><text:span text:style-name="T5"><text:a xlink:href="http://www.a-rms.co.jp/f_article/0107/inma/index.html" xlink:type="simple">arms</text:a></text:span>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新世紀淫魔聖伝~第3章</text:p>
          </table:table-cell>
          <table:table-cell office:value-type="string">
            <text:p>Inma Seiden 3</text:p>
          </table:table-cell>
          <table:table-cell table:number-columns-repeated="2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green-bunny.com/catalog/inma/inma3.html" xlink:type="simple">GREEN BUNNY</text:a></text:span></text:p>
          </table:table-cell>
          <table:table-cell table:style-name="ce2" office:value-type="string">
            <text:p><text:span text:style-name="T5"><text:a xlink:href="http://www.a-rms.co.jp/f_article/0111/inma/index.html" xlink:type="simple">arms</text:a></text:span>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新世紀淫魔聖伝~第4章</text:p>
          </table:table-cell>
          <table:table-cell office:value-type="string">
            <text:p>Inma Seiden 4</text:p>
          </table:table-cell>
          <table:table-cell table:number-columns-repeated="2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green-bunny.com/catalog/inma/inma4.html" xlink:type="simple">GREEN BUNNY</text:a></text:span></text:p>
          </table:table-cell>
          <table:table-cell table:style-name="ce2" office:value-type="string">
            <text:p><text:span text:style-name="T5"><text:a xlink:href="http://www.a-rms.co.jp/f_article/0203/inma/index.html" xlink:type="simple">arms</text:a></text:span>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新世紀淫魔聖伝~第5章</text:p>
          </table:table-cell>
          <table:table-cell office:value-type="string">
            <text:p>Inma Seiden 5</text:p>
          </table:table-cell>
          <table:table-cell table:number-columns-repeated="2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green-bunny.com/catalog/inma/inma5.html" xlink:type="simple">GREEN BUNNY</text:a></text:span></text:p>
          </table:table-cell>
          <table:table-cell table:style-name="ce2" office:value-type="string">
            <text:p><text:span text:style-name="T5"><text:a xlink:href="http://www.a-rms.co.jp/f_article/0206/inma/index.html" xlink:type="simple">arms</text:a></text:span>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新世紀淫魔聖伝~第6章</text:p>
          </table:table-cell>
          <table:table-cell office:value-type="string">
            <text:p>Inma Seiden 6</text:p>
          </table:table-cell>
          <table:table-cell table:number-columns-repeated="2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green-bunny.com/catalog/inma/inma6.html" xlink:type="simple">GREEN BUNNY</text:a></text:span></text:p>
          </table:table-cell>
          <table:table-cell table:style-name="ce2" office:value-type="string">
            <text:p><text:span text:style-name="T5"><text:a xlink:href="http://www.a-rms.co.jp/f_article/0210/inma/index.html" xlink:type="simple">arms</text:a></text:span></text:p>
          </table:table-cell>
          <table:table-cell table:number-columns-repeated="1016"/>
        </table:table-row>
        <table:table-row table:style-name="ro1">
          <table:table-cell office:value-type="string">
            <text:p>新安琪兒 1</text:p>
          </table:table-cell>
          <table:table-cell office:value-type="string">
            <text:p>新エンジェル 1</text:p>
          </table:table-cell>
          <table:table-cell office:value-type="string">
            <text:p>New Angel 1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1">
          <table:table-cell office:value-type="string">
            <text:p>新安琪兒 2~空飛天使</text:p>
          </table:table-cell>
          <table:table-cell office:value-type="string">
            <text:p>新エンジェル 2</text:p>
          </table:table-cell>
          <table:table-cell office:value-type="string">
            <text:p>New Angel 2~Flying Angel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1">
          <table:table-cell office:value-type="string">
            <text:p>新安琪兒 3~青體驗</text:p>
          </table:table-cell>
          <table:table-cell office:value-type="string">
            <text:p>新エンジェル 3</text:p>
          </table:table-cell>
          <table:table-cell office:value-type="string">
            <text:p>New Angel 3~Rhapsody in Blue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1">
          <table:table-cell office:value-type="string">
            <text:p>新安琪兒 4~一週間之花嫁</text:p>
          </table:table-cell>
          <table:table-cell office:value-type="string">
            <text:p>新エンジェル 4</text:p>
          </table:table-cell>
          <table:table-cell office:value-type="string">
            <text:p>New Angel 4~Wife For A Week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1">
          <table:table-cell office:value-type="string">
            <text:p>新安琪兒 5~最後之夜</text:p>
          </table:table-cell>
          <table:table-cell/>
          <table:table-cell office:value-type="string">
            <text:p>New Angel 5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1">
          <table:table-cell office:value-type="string">
            <text:p>新体操(仮))～Lesson 3</text:p>
          </table:table-cell>
          <table:table-cell office:value-type="string">
            <text:p>新体操(仮)～Lesson 3～ヴァージンの輪舞曲 </text:p>
          </table:table-cell>
          <table:table-cell office:value-type="string">
            <text:p>ShinTaisou(Kari) Vol.3~The Animation~</text:p>
          </table:table-cell>
          <table:table-cell/>
          <table:table-cell table:style-name="ce6" office:value-type="string">
            <text:p>2003/04/25 <text:span text:style-name="T8">new~</text:span></text:p>
          </table:table-cell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pinkpineapple.co.jp/title/sa/shintaisou/3/3.html" xlink:type="simple">PinkPineapple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新体操(仮)～Lesson 1</text:p>
          </table:table-cell>
          <table:table-cell office:value-type="string">
            <text:p>新体操(仮)～Lesson 1～淫世界のストレッチング</text:p>
          </table:table-cell>
          <table:table-cell office:value-type="string">
            <text:p>ShinTaisou(Kari) Vol.1~The Animation~</text:p>
          </table:table-cell>
          <table:table-cell table:number-columns-repeated="2"/>
          <table:table-cell table:style-name="ce2" office:value-type="string">
            <text:p><text:span text:style-name="T5"><text:a xlink:href="http://www.bonnou108.jp/am/am6/604-sintaisou.htm" xlink:type="simple">animeros</text:a></text:span></text:p>
          </table:table-cell>
          <table:table-cell table:style-name="ce11" office:value-type="string">
            <text:p><text:span text:style-name="T5"><text:a xlink:href="http://www.pinkpineapple.co.jp/title/sa/shintaisou/1/1.html" xlink:type="simple">PinkPineapple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新体操(仮)～Lesson 2</text:p>
          </table:table-cell>
          <table:table-cell office:value-type="string">
            <text:p>新体操(仮)～Lesson 2～レオタードの花園 <text:s text:c="4"/></text:p>
          </table:table-cell>
          <table:table-cell office:value-type="string">
            <text:p>ShinTaisou(Kari) Vol.2 ~The Animation~</text:p>
          </table:table-cell>
          <table:table-cell/>
          <table:table-cell table:style-name="ce6" office:value-type="string">
            <text:p>2003/01/24 <text:span text:style-name="T8">new~</text:span></text:p>
          </table:table-cell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pinkpineapple.co.jp/title/sa/shintaisou/2/2.html" xlink:type="simple">PinkPineapple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毀壞之物II</text:p>
          </table:table-cell>
          <table:table-cell table:number-columns-repeated="5"/>
          <table:table-cell table:style-name="ce3"/>
          <table:table-cell table:number-columns-repeated="1017"/>
        </table:table-row>
        <table:table-row table:style-name="ro1">
          <table:table-cell office:value-type="string">
            <text:p>痴女学園~第1話…</text:p>
          </table:table-cell>
          <table:table-cell office:value-type="string">
            <text:p>痴女学園~先生のオチンチンはみんなのモノの巻</text:p>
          </table:table-cell>
          <table:table-cell table:number-columns-repeated="3"/>
          <table:table-cell table:style-name="ce2" office:value-type="string">
            <text:p><text:span text:style-name="T5"><text:a xlink:href="http://www.bonnou108.jp/am/am9/906-OTHERS2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痴女学園~第2話…</text:p>
          </table:table-cell>
          <table:table-cell office:value-type="string">
            <text:p>痴女学園~ルミの処女喪失物語の巻</text:p>
          </table:table-cell>
          <table:table-cell table:number-columns-repeated="3"/>
          <table:table-cell office:value-type="string">
            <text:p>animeros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痴漢成長白書 1</text:p>
          </table:table-cell>
          <table:table-cell office:value-type="string">
            <text:p>おさわり痴漢白書1</text:p>
          </table:table-cell>
          <table:table-cell table:number-columns-repeated="3"/>
          <table:table-cell table:style-name="ce2" office:value-type="string">
            <text:p><text:span text:style-name="T5"><text:a xlink:href="http://www.bonnou108.jp/am/am13/1301-OTHERS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痴漢成長白書 2</text:p>
          </table:table-cell>
          <table:table-cell office:value-type="string">
            <text:p>おさわり痴漢白書2</text:p>
          </table:table-cell>
          <table:table-cell table:number-columns-repeated="3"/>
          <table:table-cell office:value-type="string">
            <text:p>animeros</text:p>
          </table:table-cell>
          <table:table-cell table:style-name="ce3"/>
          <table:table-cell table:number-columns-repeated="1017"/>
        </table:table-row>
        <table:table-row table:style-name="ro1">
          <table:table-cell table:number-columns-repeated="2" office:value-type="string">
            <text:p>痴漢電車 前篇</text:p>
          </table:table-cell>
          <table:table-cell office:value-type="string">
            <text:p>Chikan Densha 1</text:p>
          </table:table-cell>
          <table:table-cell/>
          <table:table-cell table:style-name="ce6" office:value-type="string">
            <text:p>2003/02/14 <text:span text:style-name="T8">new~</text:span></text:p>
          </table:table-cell>
          <table:table-cell table:style-name="ce2" office:value-type="string">
            <text:p><text:span text:style-name="T5"><text:a xlink:href="http://www.bonnou108.jp/am/am13/1302-tikan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 table:number-columns-repeated="2" office:value-type="string">
            <text:p>痴漢電車 後篇</text:p>
          </table:table-cell>
          <table:table-cell office:value-type="string">
            <text:p>Chikan Densha 2</text:p>
          </table:table-cell>
          <table:table-cell/>
          <table:table-cell table:style-name="ce6" office:value-type="string">
            <text:p>2003/05/09 <text:span text:style-name="T8">new~</text:span></text:p>
          </table:table-cell>
          <table:table-cell office:value-type="string">
            <text:p>animeros</text:p>
          </table:table-cell>
          <table:table-cell table:style-name="ce3"/>
          <table:table-cell table:number-columns-repeated="1017"/>
        </table:table-row>
        <table:table-row table:style-name="ro1">
          <table:table-cell table:number-columns-repeated="2" office:value-type="string">
            <text:p>義母(下)</text:p>
          </table:table-cell>
          <table:table-cell office:value-type="string">
            <text:p>Stepmothers Sin Ep2</text:p>
          </table:table-cell>
          <table:table-cell table:number-columns-repeated="2"/>
          <table:table-cell office:value-type="string">
            <text:p>animeros</text:p>
          </table:table-cell>
          <table:table-cell table:style-name="ce3"/>
          <table:table-cell table:number-columns-repeated="1017"/>
        </table:table-row>
        <table:table-row table:style-name="ro1">
          <table:table-cell table:number-columns-repeated="2" office:value-type="string">
            <text:p>義母(上)</text:p>
          </table:table-cell>
          <table:table-cell office:value-type="string">
            <text:p>Stepmothers Sin Ep1</text:p>
          </table:table-cell>
          <table:table-cell table:number-columns-repeated="2"/>
          <table:table-cell table:style-name="ce2" office:value-type="string">
            <text:p><text:span text:style-name="T5"><text:a xlink:href="http://www.bonnou108.jp/am/am12/1202-OTHERS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 table:number-columns-repeated="2" table:style-name="ce3" office:value-type="string">
            <text:p>聖少女</text:p>
          </table:table-cell>
          <table:table-cell table:style-name="ce3" office:value-type="string">
            <text:p>Cool Devices Ep02~Sacred Girl </text:p>
          </table:table-cell>
          <table:table-cell table:style-name="ce3"/>
          <table:table-cell/>
          <table:table-cell table:style-name="ce11" office:value-type="string">
            <text:p><text:span text:style-name="T5"><text:a xlink:href="http://www.bonnou108.jp/am/am12/1202-OTHERS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 office:value-type="string">
            <text:p>聖少女玩具~第1話</text:p>
          </table:table-cell>
          <table:table-cell table:style-name="ce3" office:value-type="string">
            <text:p>アリスドール 1</text:p>
          </table:table-cell>
          <table:table-cell table:style-name="ce3" office:value-type="string">
            <text:p>Alice Doll 1</text:p>
          </table:table-cell>
          <table:table-cell table:style-name="ce3"/>
          <table:table-cell/>
          <table:table-cell table:style-name="ce2" office:value-type="string">
            <text:p><text:span text:style-name="T5"><text:a xlink:href="http://www.bonnou108.jp/am/am4/405-alice.htm" xlink:type="simple">animeros</text:a></text:span></text:p>
          </table:table-cell>
          <table:table-cell table:style-name="ce11" office:value-type="string">
            <text:p><text:span text:style-name="T5"><text:a xlink:href="http://www.five-w.com/wr/fw0135/fw0135.html" xlink:type="simple">Five Ways</text:a></text:span>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聖少女玩具~第2話~你認為呢?</text:p>
          </table:table-cell>
          <table:table-cell table:style-name="ce3" office:value-type="string">
            <text:p>アリスドール 2</text:p>
          </table:table-cell>
          <table:table-cell table:style-name="ce3" office:value-type="string">
            <text:p>Alice Doll 1</text:p>
          </table:table-cell>
          <table:table-cell table:style-name="ce3"/>
          <table:table-cell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five-w.com/wr/fw0139/fw0139.html" xlink:type="simple">Five Ways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聖納米斯學園漂流記 1</text:p>
          </table:table-cell>
          <table:table-cell office:value-type="string">
            <text:p>聖ミカエラ学園漂流記 1</text:p>
          </table:table-cell>
          <table:table-cell table:number-columns-repeated="4"/>
          <table:table-cell table:style-name="ce3"/>
          <table:table-cell table:number-columns-repeated="1017"/>
        </table:table-row>
        <table:table-row table:style-name="ro1">
          <table:table-cell office:value-type="string">
            <text:p>聖納米斯學園漂流記 2</text:p>
          </table:table-cell>
          <table:table-cell office:value-type="string">
            <text:p>聖ミカエラ学園漂流記 2</text:p>
          </table:table-cell>
          <table:table-cell table:number-columns-repeated="4"/>
          <table:table-cell table:style-name="ce3"/>
          <table:table-cell table:number-columns-repeated="1017"/>
        </table:table-row>
        <table:table-row table:style-name="ro1">
          <table:table-cell office:value-type="string">
            <text:p>聖納米斯學園漂流記 II 下卷</text:p>
          </table:table-cell>
          <table:table-cell office:value-type="string">
            <text:p>聖ミカエラ学園漂流記 II 下巻</text:p>
          </table:table-cell>
          <table:table-cell table:number-columns-repeated="3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five-w.com/fw/fw0100/fw0100.html" xlink:type="simple">Five Ways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聖納米斯學園漂流記 II 上卷</text:p>
          </table:table-cell>
          <table:table-cell office:value-type="string">
            <text:p>聖ミカエラ学園漂流記 II 上巻</text:p>
          </table:table-cell>
          <table:table-cell table:number-columns-repeated="3"/>
          <table:table-cell table:style-name="ce2" office:value-type="string">
            <text:p><text:span text:style-name="T5"><text:a xlink:href="http://www.bonnou108.jp/am/am2/205-FIVEWAYS.htm#anchor-FWD-0037" xlink:type="simple">animeros</text:a></text:span></text:p>
          </table:table-cell>
          <table:table-cell table:style-name="ce11" office:value-type="string">
            <text:p><text:span text:style-name="T5"><text:a xlink:href="http://www.five-w.com/fw/fw0094/fw0094.html" xlink:type="simple">Five Ways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聖操奴隸~I</text:p>
          </table:table-cell>
          <table:table-cell office:value-type="string">
            <text:p>聖操奴隷～あやつりにんぎょう～1</text:p>
          </table:table-cell>
          <table:table-cell table:number-columns-repeated="3"/>
          <table:table-cell table:style-name="ce2" office:value-type="string">
            <text:p><text:span text:style-name="T5"><text:a xlink:href="http://www.bonnou108.jp/am/am9/905-ayaturi.htm" xlink:type="simple">animeros</text:a></text:span></text:p>
          </table:table-cell>
          <table:table-cell table:style-name="ce11" office:value-type="string">
            <text:p><text:span text:style-name="T5"><text:a xlink:href="http://www.five-w.com/wr/fw0112/fw0112.html" xlink:type="simple">Five Ways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聖操奴隸~II </text:p>
          </table:table-cell>
          <table:table-cell office:value-type="string">
            <text:p>聖操奴隷～あやつりにんぎょう～2</text:p>
          </table:table-cell>
          <table:table-cell table:number-columns-repeated="3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five-w.com/wr/fw0125/fw0125.html" xlink:type="simple">Five Ways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聖贄(神的貢品)</text:p>
          </table:table-cell>
          <table:table-cell office:value-type="string">
            <text:p>聖贄（いけにえ）</text:p>
          </table:table-cell>
          <table:table-cell table:style-name="ce3" office:value-type="string">
            <text:p>The Best of Kitty Vol.4</text:p>
          </table:table-cell>
          <table:table-cell table:style-name="ce3"/>
          <table:table-cell table:number-columns-repeated="2"/>
          <table:table-cell table:style-name="ce11" office:value-type="string">
            <text:p><text:span text:style-name="T5"><text:a xlink:href="http://www.bonnou108.jp/am/am2/202-VANILLA.htm#anchor-JVDW-13" xlink:type="simple">animeros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聖獸伝1~鬼獸淫舞</text:p>
          </table:table-cell>
          <table:table-cell office:value-type="string">
            <text:p>聖獣伝ツインドール</text:p>
          </table:table-cell>
          <table:table-cell office:value-type="string">
            <text:p>Twin Dolls1~Legend of the Heavenly Beasts</text:p>
          </table:table-cell>
          <table:table-cell table:number-columns-repeated="2"/>
          <table:table-cell table:style-name="ce2" office:value-type="string">
            <text:p><text:span text:style-name="T5"><text:a xlink:href="http://www.bonnou108.jp/am/am5/TKM4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聖獸伝2</text:p>
          </table:table-cell>
          <table:table-cell office:value-type="string">
            <text:p>聖獣伝ツインドール</text:p>
          </table:table-cell>
          <table:table-cell office:value-type="string">
            <text:p>Twin Dolls2</text:p>
          </table:table-cell>
          <table:table-cell table:number-columns-repeated="2"/>
          <table:table-cell office:value-type="string">
            <text:p>animeros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聖魔大戰 第一章 Castle Fantasia </text:p>
          </table:table-cell>
          <table:table-cell office:value-type="string">
            <text:p>聖魔大戦キャッスルファンタジア 第一章</text:p>
          </table:table-cell>
          <table:table-cell office:value-type="string">
            <text:p>Castle Fantasia <text:s/>1</text:p>
          </table:table-cell>
          <table:table-cell/>
          <table:table-cell office:value-type="string">
            <text:p>2003/04/25 <text:span text:style-name="T8">new~</text:span></text:p>
          </table:table-cell>
          <table:table-cell table:style-name="ce2" office:value-type="string">
            <text:p><text:span text:style-name="T5"><text:a xlink:href="http://www.bonnou108.jp/am/am2/203-castle.htm" xlink:type="simple">animeros</text:a></text:span></text:p>
          </table:table-cell>
          <table:table-cell table:style-name="ce11" office:value-type="string">
            <text:p><text:span text:style-name="T5"><text:a xlink:href="http://www.milky-anime.com/04/castle/castle.html" xlink:type="simple">milky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聖魔大戰 第二章 Castle Fantasia </text:p>
          </table:table-cell>
          <table:table-cell office:value-type="string">
            <text:p>聖魔大戦キャッスルファンタジア 第二章</text:p>
          </table:table-cell>
          <table:table-cell office:value-type="string">
            <text:p>Castle Fantasia <text:s/>2</text:p>
          </table:table-cell>
          <table:table-cell/>
          <table:table-cell office:value-type="string">
            <text:p>2003/07/25 <text:span text:style-name="T8">new~</text:span></text:p>
          </table:table-cell>
          <table:table-cell table:style-name="ce2" office:value-type="string">
            <text:p><text:span text:style-name="T5"><text:a xlink:href="http://www.bonnou108.jp/am/am2/203-castle.htm" xlink:type="simple">animeros</text:a></text:span></text:p>
          </table:table-cell>
          <table:table-cell table:style-name="ce11" office:value-type="string">
            <text:p><text:span text:style-name="T5"><text:a xlink:href="http://www.milky-anime.com/04/castle/castle-2.html" xlink:type="simple">milky</text:a></text:span></text:p>
          </table:table-cell>
          <table:table-cell table:number-columns-repeated="1017"/>
        </table:table-row>
        <table:table-row table:style-name="ro1">
          <table:table-cell office:value-type="string">
            <office:annotation draw:style-name="gr1" draw:text-style-name="P1" svg:width="3.195cm" svg:height="2.089cm" svg:x="4.363cm" svg:y="459.741cm" draw:caption-point-x="1.955cm" draw:caption-point-y="-146.756cm">
              <dc:date>2013-08-01T00:00:00</dc:date>
              <text:p text:style-name="P1"><text:span text:style-name="T3">椿色のプリジオーネ</text:span></text:p>
              <text:p text:style-name="P1"><text:span text:style-name="T2"/></text:p>
            </office:annotation>
            <text:p>椿色 第1幕~結冰的追憶</text:p>
          </table:table-cell>
          <table:table-cell office:value-type="string">
            <text:p>椿色のプリジオーネ 第一幕～凍れる追憶～</text:p>
          </table:table-cell>
          <table:table-cell table:number-columns-repeated="3"/>
          <table:table-cell table:style-name="ce2" office:value-type="string">
            <text:p><text:span text:style-name="T5"><text:a xlink:href="http://www.bonnou108.jp/am/am5/anchor-GBBH-1017" xlink:type="simple">animeros</text:a></text:span></text:p>
          </table:table-cell>
          <table:table-cell table:style-name="ce11" office:value-type="string">
            <text:p><text:span text:style-name="T5"><text:a xlink:href="http://www.green-bunny.com/catalog/purijione/puriji1.html" xlink:type="simple">GREEN BUNNY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椿色 第2幕~玄雪景色</text:p>
          </table:table-cell>
          <table:table-cell office:value-type="string">
            <text:p>椿色のプリジオーネ 第弐幕～玄い雪景色～</text:p>
          </table:table-cell>
          <table:table-cell table:number-columns-repeated="3"/>
          <table:table-cell table:style-name="ce2" office:value-type="string">
            <text:p><text:span text:style-name="T5"><text:a xlink:href="http://www.bonnou108.jp/am/am5/anchor-GBBH-1017" xlink:type="simple">animeros</text:a></text:span></text:p>
          </table:table-cell>
          <table:table-cell table:style-name="ce11" office:value-type="string">
            <text:p><text:span text:style-name="T5"><text:a xlink:href="http://www.green-bunny.com/new/tubaki/tubaki2/2main.html" xlink:type="simple">GREEN BUNNY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椿色 第3幕~然後...夏椿</text:p>
          </table:table-cell>
          <table:table-cell office:value-type="string">
            <text:p>椿色のプリジオーネ 第参幕～そして...夏椿～</text:p>
          </table:table-cell>
          <table:table-cell table:number-columns-repeated="2"/>
          <table:table-cell table:style-name="ce6" office:value-type="date" office:date-value="2002-12-21">
            <text:p>2002/12/21</text:p>
          </table:table-cell>
          <table:table-cell/>
          <table:table-cell table:style-name="ce11" office:value-type="string">
            <text:p><text:span text:style-name="T5"><text:a xlink:href="http://www.green-bunny.com/new/tubaki/tubaki3/3main.html" xlink:type="simple">GREEN BUNNY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嘆之健康優良兒1</text:p>
          </table:table-cell>
          <table:table-cell office:value-type="string">
            <office:annotation draw:style-name="gr1" draw:text-style-name="P1" svg:width="3.19cm" svg:height="2.01cm" svg:x="7.701cm" svg:y="460.64cm" draw:caption-point-x="4.472cm" draw:caption-point-y="-146.464cm">
              <dc:date>2013-08-01T00:00:00</dc:date>
              <text:p text:style-name="P1"><text:span text:style-name="T3">第</text:span><text:span text:style-name="T1">1</text:span><text:span text:style-name="T3">話「なんであたしばっかりイケないのォ～っ</text:span><text:span text:style-name="T1">!?</text:span><text:span text:style-name="T3">」</text:span></text:p>
              <text:p text:style-name="P1"><text:span text:style-name="T2"/></text:p>
            </office:annotation>
            <text:p>嘆健康優良兒 1</text:p>
          </table:table-cell>
          <table:table-cell office:value-type="string">
            <office:annotation draw:style-name="gr1" draw:text-style-name="P1" svg:width="3.192cm" svg:height="2.01cm" svg:x="14.101cm" svg:y="460.64cm" draw:caption-point-x="2.233cm" draw:caption-point-y="-146.464cm">
              <dc:date>2013-08-01T00:00:00</dc:date>
              <text:p text:style-name="P1"><text:span text:style-name="T1">Frantic, Frustrated and Female</text:span></text:p>
              <text:p text:style-name="P1"><text:span text:style-name="T2"/></text:p>
            </office:annotation>
            <text:p>F3~Part1</text:p>
          </table:table-cell>
          <table:table-cell table:number-columns-repeated="2"/>
          <table:table-cell table:style-name="ce2" office:value-type="string">
            <text:p><text:span text:style-name="T5"><text:a xlink:href="http://www.bonnou108.jp/am/am10/1004-PINK.htm#anchor-KSXA-53771" xlink:type="simple">animeros</text:a></text:span></text:p>
          </table:table-cell>
          <table:table-cell table:style-name="ce11" office:value-type="string">
            <text:p><text:span text:style-name="T5"><text:a xlink:href="http://www.pinkpineapple.co.jp/kenkou/keokou.html" xlink:type="simple">PinkPineapple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嘆之健康優良兒2</text:p>
          </table:table-cell>
          <table:table-cell office:value-type="string">
            <office:annotation draw:style-name="gr1" draw:text-style-name="P1" svg:width="3.191cm" svg:height="2.09cm" svg:x="13.305cm" svg:y="394.203cm" draw:caption-point-x="-1.132cm" draw:caption-point-y="-79.63cm">
              <dc:date>2013-08-01T00:00:00</dc:date>
              <text:p text:style-name="P1"><text:span text:style-name="T3">第</text:span><text:span text:style-name="T1">1</text:span><text:span text:style-name="T3">話「なんであたしばっかりイケないのォ～っ</text:span><text:span text:style-name="T1">!?</text:span><text:span text:style-name="T3">」</text:span></text:p>
              <text:p text:style-name="P1"><text:span text:style-name="T2"/></text:p>
            </office:annotation>
            <text:p>嘆健康優良兒 2</text:p>
          </table:table-cell>
          <table:table-cell office:value-type="string">
            <text:p>F3~Part2</text:p>
          </table:table-cell>
          <table:table-cell table:number-columns-repeated="2"/>
          <table:table-cell office:value-type="string">
            <text:p>animeros</text:p>
          </table:table-cell>
          <table:table-cell table:style-name="ce12" office:value-type="string">
            <text:p>PinkPineapple</text:p>
          </table:table-cell>
          <table:table-cell table:number-columns-repeated="1017"/>
        </table:table-row>
        <table:table-row table:style-name="ro1">
          <table:table-cell office:value-type="string">
            <text:p>嘆之健康優良兒3</text:p>
          </table:table-cell>
          <table:table-cell office:value-type="string">
            <office:annotation draw:style-name="gr1" draw:text-style-name="P1" svg:width="3.191cm" svg:height="2.089cm" svg:x="13.305cm" svg:y="394.706cm" draw:caption-point-x="-1.132cm" draw:caption-point-y="-79.736cm">
              <dc:date>2013-08-01T00:00:00</dc:date>
              <text:p text:style-name="P1"><text:span text:style-name="T3">第</text:span><text:span text:style-name="T1">1</text:span><text:span text:style-name="T3">話「なんであたしばっかりイケないのォ～っ</text:span><text:span text:style-name="T1">!?</text:span><text:span text:style-name="T3">」</text:span></text:p>
              <text:p text:style-name="P1"><text:span text:style-name="T2"/></text:p>
            </office:annotation>
            <text:p>嘆健康優良兒 3</text:p>
          </table:table-cell>
          <table:table-cell office:value-type="string">
            <text:p>F3~Part3</text:p>
          </table:table-cell>
          <table:table-cell table:number-columns-repeated="2"/>
          <table:table-cell office:value-type="string">
            <text:p>animeros</text:p>
          </table:table-cell>
          <table:table-cell table:style-name="ce12" office:value-type="string">
            <text:p>PinkPineapple</text:p>
          </table:table-cell>
          <table:table-cell table:number-columns-repeated="1017"/>
        </table:table-row>
        <table:table-row table:style-name="ro1">
          <table:table-cell office:value-type="string">
            <text:p>夢現之境界 1</text:p>
          </table:table-cell>
          <table:table-cell office:value-type="string">
            <text:p>夢現の境界 1</text:p>
          </table:table-cell>
          <table:table-cell table:number-columns-repeated="3"/>
          <table:table-cell table:style-name="ce2" office:value-type="string">
            <text:p><text:span text:style-name="T5"><text:a xlink:href="http://www.bonnou108.jp/am/am2/205-mugen.htm" xlink:type="simple">animeros</text:a></text:span></text:p>
          </table:table-cell>
          <table:table-cell table:style-name="ce11" office:value-type="string">
            <text:p><text:span text:style-name="T5"><text:a xlink:href="http://www.five-w.com/cd/cr0002/cr0002.html" xlink:type="simple">Five Ways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夢現之境界 2</text:p>
          </table:table-cell>
          <table:table-cell office:value-type="string">
            <text:p>夢現の境界 2</text:p>
          </table:table-cell>
          <table:table-cell table:number-columns-repeated="3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five-w.com/cd/cr0005/cr0005.html" xlink:type="simple">Five Ways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夢現之境界 3</text:p>
          </table:table-cell>
          <table:table-cell office:value-type="string">
            <text:p>夢現の境界 3</text:p>
          </table:table-cell>
          <table:table-cell table:number-columns-repeated="3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five-w.com/cd/cr0007/cr0007.html" xlink:type="simple">Five Ways</text:a></text:span></text:p>
          </table:table-cell>
          <table:table-cell table:style-name="ce3"/>
          <table:table-cell table:number-columns-repeated="1016"/>
        </table:table-row>
        <table:table-row table:style-name="ro1">
          <table:table-cell office:value-type="string">
            <text:p>夢現之境界 4 </text:p>
          </table:table-cell>
          <table:table-cell office:value-type="string">
            <text:p>夢現の境界 4</text:p>
          </table:table-cell>
          <table:table-cell table:number-columns-repeated="3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five-w.com/cd/cr0011/cr0011.html" xlink:type="simple">Five Ways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夢現之境界 總集篇</text:p>
          </table:table-cell>
          <table:table-cell office:value-type="string">
            <text:p>夢現の境界 総集編</text:p>
          </table:table-cell>
          <table:table-cell table:number-columns-repeated="3"/>
          <table:table-cell table:style-name="ce2" office:value-type="string">
            <text:p><text:span text:style-name="T5"><text:a xlink:href="http://www.bonnou108.jp/am/am2/205-mugen.htm" xlink:type="simple">animeros</text:a></text:span></text:p>
          </table:table-cell>
          <table:table-cell table:style-name="ce11" office:value-type="string">
            <text:p><text:span text:style-name="T5"><text:a xlink:href="http://www.five-w.com/cd/cr0013/cr0013.html" xlink:type="simple">Five Ways</text:a></text:span>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夢魘</text:p>
          </table:table-cell>
          <table:table-cell table:style-name="ce3"/>
          <table:table-cell table:style-name="ce3" office:value-type="string">
            <text:p>Dream Hazard</text:p>
          </table:table-cell>
          <table:table-cell table:style-name="ce3"/>
          <table:table-cell/>
          <table:table-cell table:style-name="ce3"/>
          <table:table-cell table:style-name="ce12"/>
          <table:table-cell table:number-columns-repeated="1017"/>
        </table:table-row>
        <table:table-row table:style-name="ro1">
          <table:table-cell office:value-type="string">
            <text:p>實習生~Lesson 1~犯性職者</text:p>
          </table:table-cell>
          <table:table-cell office:value-type="string">
            <text:p>実習生 <text:s/>Lesson1 <text:s/>犯された性職者</text:p>
          </table:table-cell>
          <table:table-cell table:number-columns-repeated="3"/>
          <table:table-cell table:style-name="ce11" office:value-type="string">
            <text:p><text:span text:style-name="T5"><text:a xlink:href="http://www.bonnou108.jp/am/am7/703-MILKY.htm" xlink:type="simple">animeros</text:a></text:span></text:p>
          </table:table-cell>
          <table:table-cell table:style-name="ce11" office:value-type="string">
            <text:p><text:span text:style-name="T5"><text:a xlink:href="http://www.milky-anime.com/04/jhisyu/jhisyu.html" xlink:type="simple">milky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瑪琳 1 ~誕生</text:p>
          </table:table-cell>
          <table:table-cell office:value-type="string">
            <text:p>瑪琳 1 ~誕生！！愛と奉仕の乙女</text:p>
          </table:table-cell>
          <table:table-cell office:value-type="string">
            <text:p>Soreyuke Marin-chan Project 1</text:p>
          </table:table-cell>
          <table:table-cell table:number-columns-repeated="2"/>
          <table:table-cell table:style-name="ce11" office:value-type="string">
            <text:p><text:span text:style-name="T5"><text:a xlink:href="http://www.bonnou108.jp/am/am6/604-PINK.htm" xlink:type="simple">animeros</text:a></text:span></text:p>
          </table:table-cell>
          <table:table-cell table:style-name="ce11" office:value-type="string">
            <text:p><text:span text:style-name="T5"><text:a xlink:href="http://www.pinkpineapple.co.jp/mm/marin/1/marin1.html" xlink:type="simple">PinkPineapple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瑪琳 2 ~登場</text:p>
          </table:table-cell>
          <table:table-cell office:value-type="string">
            <text:p>瑪琳 2 ~登場！！サウスポールワンの挑戦</text:p>
          </table:table-cell>
          <table:table-cell office:value-type="string">
            <text:p>Soreyuke Marin-chan Project 2</text:p>
          </table:table-cell>
          <table:table-cell table:number-columns-repeated="2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pinkpineapple.co.jp/title/sa/soreyukemarin/2/soreyukemarin.html" xlink:type="simple">PinkPineapple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瑪琳 3 ~決戰</text:p>
          </table:table-cell>
          <table:table-cell office:value-type="string">
            <text:p>瑪琳 3~決戦！究極奉仕VS極楽奉仕</text:p>
          </table:table-cell>
          <table:table-cell office:value-type="string">
            <text:p>Soreyuke Marin-chan Project 3</text:p>
          </table:table-cell>
          <table:table-cell/>
          <table:table-cell table:style-name="ce6" office:value-type="string">
            <text:p>2003/03/28 <text:span text:style-name="T8">new~</text:span></text:p>
          </table:table-cell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pinkpineapple.co.jp/title/sa/soreyukemarin/3/soreyukemarin3.html" xlink:type="simple">PinkPineapple</text:a></text:span>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監牢中的美少女~前編</text:p>
          </table:table-cell>
          <table:table-cell table:style-name="ce3" office:value-type="string">
            <text:p>Collector~前編</text:p>
          </table:table-cell>
          <table:table-cell table:style-name="ce3" office:value-type="string">
            <text:p>Collector 1</text:p>
          </table:table-cell>
          <table:table-cell table:style-name="ce3" office:value-type="string">
            <text:p>(3D電腦H-動畫)</text:p>
          </table:table-cell>
          <table:table-cell/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3" office:value-type="string">
            <text:p>監牢中的美少女~後編</text:p>
          </table:table-cell>
          <table:table-cell table:style-name="ce3" office:value-type="string">
            <text:p>Collector~後編</text:p>
          </table:table-cell>
          <table:table-cell table:style-name="ce3" office:value-type="string">
            <text:p>Collector 2</text:p>
          </table:table-cell>
          <table:table-cell table:style-name="ce3"/>
          <table:table-cell/>
          <table:table-cell table:style-name="ce3" table:number-columns-repeated="2"/>
          <table:table-cell table:number-columns-repeated="1017"/>
        </table:table-row>
        <table:table-row table:style-name="ro1">
          <table:table-cell office:value-type="string">
            <text:p>精靈美少女1</text:p>
          </table:table-cell>
          <table:table-cell office:value-type="string">
            <text:p>めい.king エピソ-ド1</text:p>
          </table:table-cell>
          <table:table-cell office:value-type="string">
            <text:p>Mei King 1</text:p>
          </table:table-cell>
          <table:table-cell table:number-columns-repeated="2"/>
          <table:table-cell table:style-name="ce11" office:value-type="string">
            <text:p><text:span text:style-name="T5"><text:a xlink:href="http://www.bonnou108.jp/am/am6/602-making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精靈美少女2</text:p>
          </table:table-cell>
          <table:table-cell office:value-type="string">
            <text:p>めい.king エピソ-ド2</text:p>
          </table:table-cell>
          <table:table-cell office:value-type="string">
            <text:p>Mei King 2</text:p>
          </table:table-cell>
          <table:table-cell table:number-columns-repeated="2"/>
          <table:table-cell table:style-name="ce3" office:value-type="string">
            <text:p>animeros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精靈美少女3</text:p>
          </table:table-cell>
          <table:table-cell office:value-type="string">
            <text:p>めい.king エピソ-ド3</text:p>
          </table:table-cell>
          <table:table-cell office:value-type="string">
            <text:p>Mei King 3</text:p>
          </table:table-cell>
          <table:table-cell table:number-columns-repeated="2"/>
          <table:table-cell table:style-name="ce3" office:value-type="string">
            <text:p>animeros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精靈美少女4</text:p>
          </table:table-cell>
          <table:table-cell office:value-type="string">
            <text:p>めい.king エピソ-ド4</text:p>
          </table:table-cell>
          <table:table-cell office:value-type="string">
            <text:p>Mei King 4</text:p>
          </table:table-cell>
          <table:table-cell table:number-columns-repeated="2"/>
          <table:table-cell table:style-name="ce3" office:value-type="string">
            <text:p>animeros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精靈贊歌</text:p>
          </table:table-cell>
          <table:table-cell office:value-type="string">
            <text:p>精霊賛歌</text:p>
          </table:table-cell>
          <table:table-cell table:number-columns-repeated="3"/>
          <table:table-cell table:style-name="ce11" office:value-type="string">
            <text:p><text:span text:style-name="T5"><text:a xlink:href="http://www.bonnou108.jp/am/am2/206-OTHERS.htm#anchor-IHM-S005" xlink:type="simple">animeros</text:a></text:span>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string">
            <text:p>緊縛之館~略奪~前編</text:p>
          </table:table-cell>
          <table:table-cell table:style-name="ce3" office:value-type="string">
            <text:p>緊縛の館~略奪~前編</text:p>
          </table:table-cell>
          <table:table-cell table:style-name="ce3" office:value-type="string">
            <text:p>Bondage Mansion~Vol.1</text:p>
          </table:table-cell>
          <table:table-cell table:style-name="ce3"/>
          <table:table-cell/>
          <table:table-cell table:style-name="ce11" office:value-type="string">
            <text:p><text:span text:style-name="T5"><text:a xlink:href="http://www.bonnou108.jp/am/am6/602-VANILLA.htm" xlink:type="simple">animeros</text:a></text:span>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string">
            <text:p>緊縛之館~略奪~後編</text:p>
          </table:table-cell>
          <table:table-cell table:style-name="ce3" office:value-type="string">
            <text:p>緊縛の館~略奪~後編</text:p>
          </table:table-cell>
          <table:table-cell table:style-name="ce3" office:value-type="string">
            <text:p>Bondage Mansion~Vol.2</text:p>
          </table:table-cell>
          <table:table-cell table:style-name="ce3"/>
          <table:table-cell/>
          <table:table-cell table:style-name="ce3" office:value-type="string">
            <text:p>animeros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string">
            <text:p>綺麗</text:p>
          </table:table-cell>
          <table:table-cell table:style-name="ce3" office:value-type="string">
            <text:p>綺麗 KI・RE・I</text:p>
          </table:table-cell>
          <table:table-cell table:style-name="ce3" office:value-type="string">
            <text:p>Cool Devices Ep04~KI.RE.I</text:p>
          </table:table-cell>
          <table:table-cell table:style-name="ce3"/>
          <table:table-cell/>
          <table:table-cell table:style-name="ce11" office:value-type="string">
            <text:p><text:span text:style-name="T5"><text:a xlink:href="http://www.bonnou108.jp/am/am2/206-OTHERS.htm#anchor-IHM-S005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聚光燈~羡望欲望之狹間~前編</text:p>
          </table:table-cell>
          <table:table-cell/>
          <table:table-cell office:value-type="string">
            <text:p>Spot Light 1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1">
          <table:table-cell office:value-type="string">
            <text:p>聚光燈~羡望欲望之狹間~後編</text:p>
          </table:table-cell>
          <table:table-cell/>
          <table:table-cell office:value-type="string">
            <text:p>Spot Light2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1">
          <table:table-cell office:value-type="string">
            <text:p>聚光燈前篇</text:p>
          </table:table-cell>
          <table:table-cell office:value-type="string">
            <text:p>スポットライト前編</text:p>
          </table:table-cell>
          <table:table-cell office:value-type="string">
            <text:p>Spot Light2</text:p>
          </table:table-cell>
          <table:table-cell table:number-columns-repeated="2"/>
          <table:table-cell table:style-name="ce3" office:value-type="string">
            <text:p>animeros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聚光燈後篇</text:p>
          </table:table-cell>
          <table:table-cell office:value-type="string">
            <text:p>スポットライト 後編</text:p>
          </table:table-cell>
          <table:table-cell office:value-type="string">
            <text:p>Spot Light 1</text:p>
          </table:table-cell>
          <table:table-cell table:number-columns-repeated="2"/>
          <table:table-cell table:style-name="ce2" office:value-type="string">
            <text:p><text:span text:style-name="T5"><text:a xlink:href="http://www.bonnou108.jp/am/am7/702-VANILLA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office:annotation draw:style-name="gr1" draw:text-style-name="P1" svg:width="3.195cm" svg:height="2.171cm" svg:x="4.363cm" svg:y="477.043cm" draw:caption-point-x="1.955cm" draw:caption-point-y="-152.152cm">
              <dc:date>2013-08-01T00:00:00</dc:date>
              <text:p text:style-name="P1"><text:span text:style-name="T3">妹でいこう</text:span><text:span text:style-name="T1">~</text:span><text:span text:style-name="T3">「妹なんだもん」</text:span><text:span text:style-name="T1"> </text:span></text:p>
              <text:p text:style-name="P1"><text:span text:style-name="T2"/></text:p>
            </office:annotation>
            <text:p>與妹共枕 第1話 「正因為是妹妹嘛!」</text:p>
          </table:table-cell>
          <table:table-cell office:value-type="string">
            <text:p>妹でいこう！ 第1話「妹なんだもん」</text:p>
          </table:table-cell>
          <table:table-cell office:value-type="string">
            <text:p>Plenty of Pretty Sisters Vol.1</text:p>
          </table:table-cell>
          <table:table-cell office:value-type="string">
            <text:p>imouto 1</text:p>
          </table:table-cell>
          <table:table-cell office:value-type="string">
            <text:p>2003/06/26<text:span text:style-name="T9"> </text:span><text:span text:style-name="T8">new~</text:span></text:p>
          </table:table-cell>
          <table:table-cell table:style-name="ce2" office:value-type="string">
            <text:p><text:span text:style-name="T5"><text:a xlink:href="http://www.bonnou108.jp/am/am4/401-GB.htm" xlink:type="simple">animeros</text:a></text:span></text:p>
          </table:table-cell>
          <table:table-cell table:style-name="ce11" office:value-type="string">
            <text:p><text:span text:style-name="T5"><text:a xlink:href="http://www.green-bunny.com/new/imouto/vol1/1main.html" xlink:type="simple">GREEN BUNNY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與妹共枕 第2話</text:p>
          </table:table-cell>
          <table:table-cell office:value-type="string">
            <text:p>妹でいこう！ 第2話「ありがとう・・・おにいちゃん」</text:p>
          </table:table-cell>
          <table:table-cell office:value-type="string">
            <text:p>imouto 2</text:p>
          </table:table-cell>
          <table:table-cell/>
          <table:table-cell table:style-name="ce6" office:value-type="string">
            <text:p>2003/09/25 <text:span text:style-name="T8">new~</text:span></text:p>
          </table:table-cell>
          <table:table-cell table:style-name="ce2"/>
          <table:table-cell table:style-name="ce11" office:value-type="string">
            <text:p><text:span text:style-name="T5"><text:a xlink:href="http://www.green-bunny.com/new/imouto/vol2/2main.html" xlink:type="simple">GREEN BUNNY</text:a></text:span></text:p>
          </table:table-cell>
          <table:table-cell table:number-columns-repeated="1017"/>
        </table:table-row>
        <table:table-row table:style-name="ro1">
          <table:table-cell table:number-columns-repeated="2" office:value-type="string">
            <text:p>蒼い妖精</text:p>
          </table:table-cell>
          <table:table-cell table:number-columns-repeated="3"/>
          <table:table-cell table:style-name="ce11" office:value-type="string">
            <text:p><text:span text:style-name="T5"><text:a xlink:href="http://www.bonnou108.jp/am/am6/606-OTHERS.htm#anchor-OADV-006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誘惑 ～始發之章～</text:p>
          </table:table-cell>
          <table:table-cell office:value-type="string">
            <text:p>誘惑 ～始発の章～</text:p>
          </table:table-cell>
          <table:table-cell office:value-type="string">
            <text:p>Yuwaku: Shihatsu no Shou</text:p>
          </table:table-cell>
          <table:table-cell/>
          <table:table-cell table:style-name="ce6" office:value-type="string">
            <text:p>2003/07/25 <text:span text:style-name="T8">new~</text:span></text:p>
          </table:table-cell>
          <table:table-cell table:style-name="ce2" office:value-type="string">
            <text:p><text:span text:style-name="T5"><text:a xlink:href="http://www.bonnou108.jp/am/am7/707-yuwaku.htm" xlink:type="simple">animeros</text:a></text:span></text:p>
          </table:table-cell>
          <table:table-cell table:style-name="ce11" office:value-type="string">
            <text:p><text:span text:style-name="T5"><text:a xlink:href="http://www.seddnet.com/products/yuwaku1.html" xlink:type="simple">DISCOVERY</text:a></text:span>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>
            <text:p>誘惑D-1~「ALIMONY　HUNTER」</text:p>
          </table:table-cell>
          <table:table-cell table:style-name="ce3" office:value-type="string">
            <text:p>COUNT DOWN 「ALIMONY　HUNTER」</text:p>
          </table:table-cell>
          <table:table-cell table:style-name="ce3"/>
          <table:table-cell/>
          <table:table-cell table:style-name="ce11" office:value-type="string">
            <text:p><text:span text:style-name="T5"><text:a xlink:href="http://www.bonnou108.jp/am/am11/1104-yuwaku.htm" xlink:type="simple">animeros</text:a></text:span></text:p>
          </table:table-cell>
          <table:table-cell table:style-name="ce12" office:value-type="string">
            <text:p>PinkPineappl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誘惑D-1~「SEEK」</text:p>
          </table:table-cell>
          <table:table-cell table:style-name="ce3" office:value-type="string">
            <office:annotation draw:style-name="gr1" draw:text-style-name="P1" svg:width="3.191cm" svg:height="2.408cm" svg:x="13.305cm" svg:y="409.971cm" draw:caption-point-x="-1.132cm" draw:caption-point-y="-83.095cm">
              <dc:date>2013-08-01T00:00:00</dc:date>
              <text:p text:style-name="P1"><text:span text:style-name="T4">D-1</text:span><text:span text:style-name="T2">收錄</text:span><text:span text:style-name="T4">3</text:span><text:span text:style-name="T2">話</text:span></text:p>
            </office:annotation>
            <text:p>誘惑D-1~「SEEK」</text:p>
          </table:table-cell>
          <table:table-cell table:style-name="ce3" office:value-type="string">
            <text:p>COUNT DOWN 「SEEK」</text:p>
          </table:table-cell>
          <table:table-cell table:style-name="ce3"/>
          <table:table-cell/>
          <table:table-cell table:style-name="ce3" office:value-type="string">
            <text:p>animeros</text:p>
          </table:table-cell>
          <table:table-cell table:style-name="ce12" office:value-type="string">
            <text:p>PinkPineapple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3" office:value-type="string">
            <text:p>誘惑D-1~「甜蜜的嘴唇」</text:p>
          </table:table-cell>
          <table:table-cell table:style-name="ce3" office:value-type="string">
            <text:p>誘惑D-1~「ずっと甘いくちびる」</text:p>
          </table:table-cell>
          <table:table-cell table:style-name="ce3" office:value-type="string">
            <text:p>COUNT DOWN </text:p>
          </table:table-cell>
          <table:table-cell table:style-name="ce3"/>
          <table:table-cell/>
          <table:table-cell table:style-name="ce3" office:value-type="string">
            <text:p>animeros</text:p>
          </table:table-cell>
          <table:table-cell table:style-name="ce11" office:value-type="string">
            <text:p><text:span text:style-name="T5"><text:a xlink:href="http://www.pinkpineapple.co.jp/yuuwaku/1/1.html" xlink:type="simple">PinkPineapple</text:a></text:span></text:p>
          </table:table-cell>
          <table:table-cell table:style-name="ce3"/>
          <table:table-cell table:number-columns-repeated="1016"/>
        </table:table-row>
        <table:table-row table:style-name="ro1">
          <table:table-cell table:number-columns-repeated="2" table:style-name="ce3" office:value-type="string">
            <text:p>誘惑D-2~「紅」</text:p>
          </table:table-cell>
          <table:table-cell table:style-name="ce3" office:value-type="string">
            <text:p>COUNT DOWN </text:p>
          </table:table-cell>
          <table:table-cell table:style-name="ce3"/>
          <table:table-cell/>
          <table:table-cell table:style-name="ce3" office:value-type="string">
            <text:p>animeros</text:p>
          </table:table-cell>
          <table:table-cell table:style-name="ce12" office:value-type="string">
            <text:p>PinkPineappl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誘惑D-2~「處女・路」</text:p>
          </table:table-cell>
          <table:table-cell table:style-name="ce3" office:value-type="string">
            <text:p>誘惑D-2~「バージン・ロード」</text:p>
          </table:table-cell>
          <table:table-cell table:style-name="ce3" office:value-type="string">
            <text:p>COUNT DOWN </text:p>
          </table:table-cell>
          <table:table-cell table:style-name="ce3"/>
          <table:table-cell/>
          <table:table-cell table:style-name="ce3" office:value-type="string">
            <text:p>animeros</text:p>
          </table:table-cell>
          <table:table-cell table:style-name="ce12" office:value-type="string">
            <text:p>PinkPineapple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3" office:value-type="string">
            <text:p>誘惑D-2~「機關評判記（「暴徒少年」改變）」</text:p>
          </table:table-cell>
          <table:table-cell table:style-name="ce3" office:value-type="string">
            <text:p>誘惑D-2~「からくり評判記（「暴れん坊少年」改め）」</text:p>
          </table:table-cell>
          <table:table-cell table:style-name="ce3" office:value-type="string">
            <text:p>COUNT DOWN </text:p>
          </table:table-cell>
          <table:table-cell table:style-name="ce3"/>
          <table:table-cell/>
          <table:table-cell table:style-name="ce3" office:value-type="string">
            <text:p>animeros</text:p>
          </table:table-cell>
          <table:table-cell table:style-name="ce11" office:value-type="string">
            <text:p><text:span text:style-name="T5"><text:a xlink:href="http://www.pinkpineapple.co.jp/yuuwaku/2/2.html" xlink:type="simple">PinkPineapple</text:a></text:span></text:p>
          </table:table-cell>
          <table:table-cell table:style-name="ce3"/>
          <table:table-cell table:number-columns-repeated="1016"/>
        </table:table-row>
        <table:table-row table:style-name="ro1">
          <table:table-cell table:number-columns-repeated="2" table:style-name="ce3" office:value-type="string">
            <text:p>誘惑D-3~「鏡」第一章</text:p>
          </table:table-cell>
          <table:table-cell table:style-name="ce3" office:value-type="string">
            <text:p>COUNT DOWN </text:p>
          </table:table-cell>
          <table:table-cell table:style-name="ce3"/>
          <table:table-cell/>
          <table:table-cell table:style-name="ce3" office:value-type="string">
            <text:p>animeros</text:p>
          </table:table-cell>
          <table:table-cell table:style-name="ce11" office:value-type="string">
            <text:p><text:span text:style-name="T5"><text:a xlink:href="http://www.pinkpineapple.co.jp/yuuwaku/3/3.html" xlink:type="simple">PinkPineapple</text:a></text:span>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>
            <text:p>誘惑D-4~「鏡」第二章</text:p>
          </table:table-cell>
          <table:table-cell table:style-name="ce3" office:value-type="string">
            <text:p>COUNT DOWN </text:p>
          </table:table-cell>
          <table:table-cell table:style-name="ce3"/>
          <table:table-cell/>
          <table:table-cell table:style-name="ce3" office:value-type="string">
            <text:p>animeros</text:p>
          </table:table-cell>
          <table:table-cell table:style-name="ce11" office:value-type="string">
            <text:p><text:span text:style-name="T5"><text:a xlink:href="http://www.pinkpineapple.co.jp/yuuwaku/4/4.html" xlink:type="simple">PinkPineapple</text:a></text:span></text:p>
          </table:table-cell>
          <table:table-cell table:number-columns-repeated="1017"/>
        </table:table-row>
        <table:table-row table:style-name="ro1">
          <table:table-cell table:number-columns-repeated="2" table:style-name="ce3" office:value-type="string">
            <text:p>誘惑D-5~「鏡」第三章</text:p>
          </table:table-cell>
          <table:table-cell table:style-name="ce3" office:value-type="string">
            <text:p>COUNT DOWN </text:p>
          </table:table-cell>
          <table:table-cell table:style-name="ce3"/>
          <table:table-cell/>
          <table:table-cell table:style-name="ce3" office:value-type="string">
            <text:p>animeros</text:p>
          </table:table-cell>
          <table:table-cell table:style-name="ce11" office:value-type="string">
            <text:p><text:span text:style-name="T5"><text:a xlink:href="http://www.pinkpineapple.co.jp/yuuwaku/5/5.html" xlink:type="simple">PinkPineapple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銀色之夜1</text:p>
          </table:table-cell>
          <table:table-cell office:value-type="string">
            <text:p>Stainless Night ステンレスナイト 1</text:p>
          </table:table-cell>
          <table:table-cell office:value-type="string">
            <text:p>Stainless Night~2010 Linear</text:p>
          </table:table-cell>
          <table:table-cell table:number-columns-repeated="3"/>
          <table:table-cell table:style-name="ce12" office:value-type="string">
            <text:p>PinkPineapple</text:p>
          </table:table-cell>
          <table:table-cell table:number-columns-repeated="1017"/>
        </table:table-row>
        <table:table-row table:style-name="ro1">
          <table:table-cell office:value-type="string">
            <text:p>銀色之夜2</text:p>
          </table:table-cell>
          <table:table-cell office:value-type="string">
            <text:p>Stainless Night ステンレスナイト 2</text:p>
          </table:table-cell>
          <table:table-cell office:value-type="string">
            <text:p>Stainless Night~2021 Sayaka~第2卷</text:p>
          </table:table-cell>
          <table:table-cell table:number-columns-repeated="3"/>
          <table:table-cell table:style-name="ce11" office:value-type="string">
            <text:p><text:span text:style-name="T5"><text:a xlink:href="http://www.pinkpineapple.co.jp/sutenresu/suten.html" xlink:type="simple">PinkPineapple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緋色之刻~一乃刻(人妻調教)</text:p>
          </table:table-cell>
          <table:table-cell office:value-type="string">
            <text:p>緋色の刻　巻乃壱</text:p>
          </table:table-cell>
          <table:table-cell table:number-columns-repeated="3"/>
          <table:table-cell table:style-name="ce2" office:value-type="string">
            <text:p><text:span text:style-name="T5"><text:a xlink:href="http://www.bonnou108.jp/am/am6/605-hiiro.htm" xlink:type="simple">animeros</text:a></text:span></text:p>
          </table:table-cell>
          <table:table-cell table:style-name="ce11" office:value-type="string">
            <text:p><text:span text:style-name="T5"><text:a xlink:href="http://www.five-w.com/wr/fw0137/fw0137.html" xlink:type="simple">Five Ways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緋色之刻~二乃刻</text:p>
          </table:table-cell>
          <table:table-cell office:value-type="string">
            <text:p>緋色の刻　巻乃弐</text:p>
          </table:table-cell>
          <table:table-cell table:number-columns-repeated="3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five-w.com/wr/fw0136/fw0136.html" xlink:type="simple">Five Ways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緋色之刻~三乃刻</text:p>
          </table:table-cell>
          <table:table-cell office:value-type="string">
            <text:p>緋色の刻　巻乃参</text:p>
          </table:table-cell>
          <table:table-cell table:number-columns-repeated="3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five-w.com/wr/fw0131/fw0131.html" xlink:type="simple">Five Ways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緋色之刻~五乃刻</text:p>
          </table:table-cell>
          <table:table-cell office:value-type="string">
            <text:p>緋色の刻 <text:s text:c="3"/>巻乃完</text:p>
          </table:table-cell>
          <table:table-cell table:number-columns-repeated="3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five-w.com/wr/fw0131/fw0131.html" xlink:type="simple">Five Ways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緋色之刻~四乃刻</text:p>
          </table:table-cell>
          <table:table-cell office:value-type="string">
            <text:p>緋色の刻　巻乃四</text:p>
          </table:table-cell>
          <table:table-cell table:number-columns-repeated="3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five-w.com/wr/fw0118/fw0118.html" xlink:type="simple">Five Ways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緋色之刻~完全版</text:p>
          </table:table-cell>
          <table:table-cell table:number-columns-repeated="4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five-w.com/wr/fw0155/fw0155.html" xlink:type="simple">Five Ways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墮天使降臨Chimera</text:p>
          </table:table-cell>
          <table:table-cell office:value-type="string">
            <text:p>Chimera墮天使降臨</text:p>
          </table:table-cell>
          <table:table-cell office:value-type="string">
            <text:p>The Best of Kitty ~Chimera</text:p>
          </table:table-cell>
          <table:table-cell office:value-type="string">
            <text:p>Chimera(吐火怪物)</text:p>
          </table:table-cell>
          <table:table-cell table:number-columns-repeated="2"/>
          <table:table-cell table:style-name="ce3"/>
          <table:table-cell table:number-columns-repeated="1017"/>
        </table:table-row>
        <table:table-row table:style-name="ro1">
          <table:table-cell table:style-name="ce3" office:value-type="string">
            <text:p>墮落天使-理奈</text:p>
          </table:table-cell>
          <table:table-cell table:style-name="ce3" office:value-type="string">
            <text:p>アイドル堕天使　理奈</text:p>
          </table:table-cell>
          <table:table-cell table:style-name="ce3" office:value-type="string">
            <text:p>Cool Devices Ep11~Idol Fallen Angel RINA</text:p>
          </table:table-cell>
          <table:table-cell table:style-name="ce3"/>
          <table:table-cell/>
          <table:table-cell table:style-name="ce11" office:value-type="string">
            <text:p><text:span text:style-name="T5"><text:a xlink:href="http://www.bonnou108.jp/am/am6/609-BROAD.htm" xlink:type="simple">animeros</text:a></text:span>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string">
            <text:p>墮樂~前篇</text:p>
          </table:table-cell>
          <table:table-cell office:value-type="string">
            <text:p>墜楽 前編</text:p>
          </table:table-cell>
          <table:table-cell table:style-name="ce3" office:value-type="string">
            <text:p>The Vanilla Series: Dark 1</text:p>
          </table:table-cell>
          <table:table-cell table:style-name="ce3"/>
          <table:table-cell/>
          <table:table-cell table:style-name="ce2" office:value-type="string">
            <text:p><text:span text:style-name="T5"><text:a xlink:href="http://www.bonnou108.jp/am/am7/702-VANILLA.htm" xlink:type="simple">animeros</text:a></text:span>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string">
            <text:p>墮樂~後篇</text:p>
          </table:table-cell>
          <table:table-cell office:value-type="string">
            <text:p>墜楽 後篇</text:p>
          </table:table-cell>
          <table:table-cell table:style-name="ce3" office:value-type="string">
            <text:p>The Vanilla Series: Dark 2</text:p>
          </table:table-cell>
          <table:table-cell table:style-name="ce3"/>
          <table:table-cell/>
          <table:table-cell office:value-type="string">
            <text:p>animeros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string">
            <text:p>熱砂之惑星1～女公安官</text:p>
          </table:table-cell>
          <table:table-cell table:style-name="ce3" office:value-type="string">
            <text:p>熱砂の惑星 1～女公安官</text:p>
          </table:table-cell>
          <table:table-cell table:style-name="ce3" office:value-type="string">
            <text:p>Bondage Queen Kate~Volume 1</text:p>
          </table:table-cell>
          <table:table-cell table:style-name="ce3"/>
          <table:table-cell/>
          <table:table-cell table:style-name="ce11" office:value-type="string">
            <text:p><text:span text:style-name="T5"><text:a xlink:href="http://www.bonnou108.jp/am/am3/305-nessa.htm" xlink:type="simple">animeros</text:a></text:span></text:p>
          </table:table-cell>
          <table:table-cell table:style-name="ce11" office:value-type="string">
            <text:p><text:span text:style-name="T5"><text:a xlink:href="http://www.five-w.com/fw/fw0077/fw0077.html" xlink:type="simple">Five Ways</text:a></text:span>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3" office:value-type="string">
            <text:p>熱砂之惑星2～性之牝犬</text:p>
          </table:table-cell>
          <table:table-cell table:style-name="ce3" office:value-type="string">
            <text:p>熱砂の惑星 2～性之牝犬</text:p>
          </table:table-cell>
          <table:table-cell table:style-name="ce3" office:value-type="string">
            <text:p>Bondage Queen Kate~Volume 2</text:p>
          </table:table-cell>
          <table:table-cell table:style-name="ce3"/>
          <table:table-cell/>
          <table:table-cell table:style-name="ce3" office:value-type="string">
            <text:p>animeros</text:p>
          </table:table-cell>
          <table:table-cell table:style-name="ce11" office:value-type="string">
            <text:p><text:span text:style-name="T5"><text:a xlink:href="http://www.five-w.com/fw/fw0080/fw0080.html" xlink:type="simple">Five Ways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鄰家的姐姐～前篇</text:p>
          </table:table-cell>
          <table:table-cell office:value-type="string">
            <text:p>となりのお姉さん～前篇</text:p>
          </table:table-cell>
          <table:table-cell office:value-type="string">
            <text:p>Girl Next Door 1</text:p>
          </table:table-cell>
          <table:table-cell table:number-columns-repeated="2"/>
          <table:table-cell table:style-name="ce2" office:value-type="string">
            <text:p><text:span text:style-name="T5"><text:a xlink:href="http://www.bonnou108.jp/am/am13/1301-OTHERS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鄰家的姐姐～後篇</text:p>
          </table:table-cell>
          <table:table-cell office:value-type="string">
            <text:p>となりのお姉さん～後篇</text:p>
          </table:table-cell>
          <table:table-cell office:value-type="string">
            <text:p>Girl Next Door 2</text:p>
          </table:table-cell>
          <table:table-cell table:number-columns-repeated="2"/>
          <table:table-cell table:style-name="ce3" office:value-type="string">
            <text:p>animeros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學園～恥辱的圖示～前編</text:p>
          </table:table-cell>
          <table:table-cell office:value-type="string">
            <text:p>学園～恥辱の図式～前編</text:p>
          </table:table-cell>
          <table:table-cell table:number-columns-repeated="3"/>
          <table:table-cell table:style-name="ce2" office:value-type="string">
            <text:p><text:span text:style-name="T5"><text:a xlink:href="http://www.bonnou108.jp/am/am7/702-VANILLA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學園～恥辱的圖示～後編</text:p>
          </table:table-cell>
          <table:table-cell office:value-type="string">
            <text:p>学園～恥辱の図式～後編</text:p>
          </table:table-cell>
          <table:table-cell table:number-columns-repeated="3"/>
          <table:table-cell office:value-type="string">
            <text:p>animeros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學園之狂 1</text:p>
          </table:table-cell>
          <table:table-cell office:value-type="string">
            <text:p>学園ソドム 1</text:p>
          </table:table-cell>
          <table:table-cell office:value-type="string">
            <text:p>Professor Pain 1</text:p>
          </table:table-cell>
          <table:table-cell table:number-columns-repeated="2"/>
          <table:table-cell table:style-name="ce2" office:value-type="string">
            <text:p><text:span text:style-name="T5"><text:a xlink:href="http://www.bonnou108.jp/am/am7/701-GB.htm" xlink:type="simple">animeros</text:a></text:span></text:p>
          </table:table-cell>
          <table:table-cell table:style-name="ce11" office:value-type="string">
            <text:p><text:span text:style-name="T5"><text:a xlink:href="http://www.green-bunny.com/catalog/sodomu/sodomu1.html" xlink:type="simple">GREEN BUNNY</text:a></text:span></text:p>
          </table:table-cell>
          <table:table-cell table:style-name="ce3"/>
          <table:table-cell table:number-columns-repeated="1016"/>
        </table:table-row>
        <table:table-row table:style-name="ro1">
          <table:table-cell office:value-type="string">
            <text:p>學園之狂 2</text:p>
          </table:table-cell>
          <table:table-cell office:value-type="string">
            <text:p>学園ソドム 2</text:p>
          </table:table-cell>
          <table:table-cell office:value-type="string">
            <text:p>Professor Pain 2</text:p>
          </table:table-cell>
          <table:table-cell table:number-columns-repeated="2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green-bunny.com/catalog/sodomu/sodomu2.html" xlink:type="simple">GREEN BUNNY</text:a></text:span></text:p>
          </table:table-cell>
          <table:table-cell table:style-name="ce3"/>
          <table:table-cell table:number-columns-repeated="1016"/>
        </table:table-row>
        <table:table-row table:style-name="ro1">
          <table:table-cell office:value-type="string">
            <text:p>學園的狩獵者 前編</text:p>
          </table:table-cell>
          <table:table-cell office:value-type="string">
            <text:p>学園の狩猟者 前編 <text:s/></text:p>
          </table:table-cell>
          <table:table-cell office:value-type="string">
            <text:p>Gakuen no Shuryousha Part.1</text:p>
          </table:table-cell>
          <table:table-cell/>
          <table:table-cell office:value-type="string">
            <text:p>2003/03/14 <text:span text:style-name="T8">new~</text:span></text:p>
          </table:table-cell>
          <table:table-cell table:style-name="ce2" office:value-type="string">
            <text:p><text:span text:style-name="T5"><text:a xlink:href="http://www.bonnou108.jp/am/am7/702-syuryosya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學園的狩獵者 後編</text:p>
          </table:table-cell>
          <table:table-cell office:value-type="string">
            <text:p>学園の狩猟者 後編</text:p>
          </table:table-cell>
          <table:table-cell office:value-type="string">
            <text:p>Gakuen no Shuryousha Part.2</text:p>
          </table:table-cell>
          <table:table-cell/>
          <table:table-cell table:style-name="ce6" office:value-type="string">
            <text:p>2003/07/11 <text:span text:style-name="T8">new~</text:span></text:p>
          </table:table-cell>
          <table:table-cell table:style-name="ce2" office:value-type="string">
            <text:p><text:span text:style-name="T5"><text:a xlink:href="http://www.bonnou108.jp/am/am7/702-syuryosya.htm" xlink:type="simple">animeros</text:a></text:span></text:p>
          </table:table-cell>
          <table:table-cell table:style-name="ce11" office:value-type="string">
            <text:p><text:span text:style-name="T5"><text:a xlink:href="http://www.jvd.ne.jp/vanilla/new.html" xlink:type="simple">jvd</text:a></text:span></text:p>
          </table:table-cell>
          <table:table-cell table:style-name="ce3"/>
          <table:table-cell table:number-columns-repeated="1016"/>
        </table:table-row>
        <table:table-row table:style-name="ro1">
          <table:table-cell office:value-type="string">
            <text:p>獨佔 前篇</text:p>
          </table:table-cell>
          <table:table-cell office:value-type="string">
            <text:p>独占 前篇</text:p>
          </table:table-cell>
          <table:table-cell table:number-columns-repeated="3"/>
          <table:table-cell table:style-name="ce2" office:value-type="string">
            <text:p><text:span text:style-name="T5"><text:a xlink:href="http://www.bonnou108.jp/am/am7/702-VANILLA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獨佔 後篇</text:p>
          </table:table-cell>
          <table:table-cell office:value-type="string">
            <text:p>独占 後篇</text:p>
          </table:table-cell>
          <table:table-cell table:number-columns-repeated="3"/>
          <table:table-cell office:value-type="string">
            <text:p>animeros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螢子 <text:s/>第一夜「凌」</text:p>
          </table:table-cell>
          <table:table-cell office:value-type="string">
            <text:p>螢子 <text:s/>第一夜 HOTARU KO「凌（いやしめ）」</text:p>
          </table:table-cell>
          <table:table-cell office:value-type="string">
            <text:p>HOTARU KO 1st Night: Iyashime</text:p>
          </table:table-cell>
          <table:table-cell/>
          <table:table-cell office:value-type="string">
            <text:p>2003/02/21 <text:span text:style-name="T8">new~</text:span></text:p>
          </table:table-cell>
          <table:table-cell table:style-name="ce2" office:value-type="string">
            <text:p><text:span text:style-name="T5"><text:a xlink:href="http://www.bonnou108.jp/am/am5/501-ｈｏｔａｒｕｋｏ.htm" xlink:type="simple">animeros</text:a></text:span></text:p>
          </table:table-cell>
          <table:table-cell table:style-name="ce11" office:value-type="string">
            <text:p><text:span text:style-name="T5"><text:a xlink:href="http://www.green-bunny.com/new/hotaruko/1-wa/main.html" xlink:type="simple">GREEN BUNNY</text:a></text:span></text:p>
          </table:table-cell>
          <table:table-cell table:style-name="ce2" office:value-type="string">
            <text:p><text:span text:style-name="T5"><text:a xlink:href="http://www.a-rms.co.jp/f_article/0302/hotaruko/index.html" xlink:type="simple">arms</text:a></text:span></text:p>
          </table:table-cell>
          <table:table-cell table:number-columns-repeated="1016"/>
        </table:table-row>
        <table:table-row table:style-name="ro1">
          <table:table-cell office:value-type="string">
            <text:p>螢子 <text:s/>第二夜「辱」</text:p>
          </table:table-cell>
          <table:table-cell office:value-type="string">
            <text:p>螢子 <text:s/>第二夜 HOTARU KO「辱（はずかしめ）」</text:p>
          </table:table-cell>
          <table:table-cell office:value-type="string">
            <text:p>HOTARU KO 2nd Night: Hazukashime</text:p>
          </table:table-cell>
          <table:table-cell/>
          <table:table-cell office:value-type="string">
            <text:p>2003/05/22 <text:span text:style-name="T8">new~</text:span></text:p>
          </table:table-cell>
          <table:table-cell table:style-name="ce2" office:value-type="string">
            <text:p><text:span text:style-name="T5"><text:a xlink:href="http://www.bonnou108.jp/am/am5/501-ｈｏｔａｒｕｋｏ.htm" xlink:type="simple">animeros</text:a></text:span></text:p>
          </table:table-cell>
          <table:table-cell table:style-name="ce11" office:value-type="string">
            <text:p><text:span text:style-name="T5"><text:a xlink:href="http://www.green-bunny.com/new/hotaruko/2-wa/2main.html" xlink:type="simple">GREEN BUNNY</text:a></text:span></text:p>
          </table:table-cell>
          <table:table-cell table:style-name="ce2" office:value-type="string">
            <text:p><text:span text:style-name="T5"><text:a xlink:href="http://www.a-rms.co.jp/f_article/0305/hotaruko/index.html" xlink:type="simple">arms</text:a></text:span></text:p>
          </table:table-cell>
          <table:table-cell table:number-columns-repeated="1016"/>
        </table:table-row>
        <table:table-row table:style-name="ro1">
          <table:table-cell office:value-type="string">
            <text:p>螢子 <text:s/>第三夜「淫」</text:p>
          </table:table-cell>
          <table:table-cell office:value-type="string">
            <text:p>螢子 <text:s/>第三夜 HOTARU KO「淫～おとしめ～」</text:p>
          </table:table-cell>
          <table:table-cell office:value-type="string">
            <text:p>HOTARU KO 3rd Night: Otoshime</text:p>
          </table:table-cell>
          <table:table-cell/>
          <table:table-cell office:value-type="string">
            <text:p>2003/09/25 <text:span text:style-name="T8">new~</text:span></text:p>
          </table:table-cell>
          <table:table-cell table:style-name="ce2"/>
          <table:table-cell table:style-name="ce11" office:value-type="string">
            <text:p><text:span text:style-name="T5"><text:a xlink:href="http://www.green-bunny.com/new/hotaruko/3-wa/3main.html" xlink:type="simple">GREEN BUNNY</text:a></text:span></text:p>
          </table:table-cell>
          <table:table-cell table:style-name="ce2"/>
          <table:table-cell table:number-columns-repeated="1016"/>
        </table:table-row>
        <table:table-row table:style-name="ro1">
          <table:table-cell office:value-type="string">
            <text:p>遺作~Respect~ 總集編</text:p>
          </table:table-cell>
          <table:table-cell office:value-type="string">
            <text:p>遺作～Respect～総集編</text:p>
          </table:table-cell>
          <table:table-cell office:value-type="string">
            <text:p>Isaku~Respect~</text:p>
          </table:table-cell>
          <table:table-cell/>
          <table:table-cell table:style-name="ce6" office:value-type="date" office:date-value="2002-12-27">
            <text:p>2002/12/27</text:p>
          </table:table-cell>
          <table:table-cell table:style-name="ce3" office:value-type="string">
            <text:p>animeros</text:p>
          </table:table-cell>
          <table:table-cell table:style-name="ce11" office:value-type="string">
            <text:p><text:span text:style-name="T5"><text:a xlink:href="http://www.pinkpineapple.co.jp/title/a/isaku/respectc/isakur_c.html" xlink:type="simple">PinkPineapple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遺作~Respect~第1幕~恥辱的牢獄</text:p>
          </table:table-cell>
          <table:table-cell office:value-type="string">
            <text:p>遺作～Respect～1 第1幕「恥辱の牢獄」</text:p>
          </table:table-cell>
          <table:table-cell office:value-type="string">
            <text:p>Isaku Respect Vol.1</text:p>
          </table:table-cell>
          <table:table-cell table:number-columns-repeated="2"/>
          <table:table-cell table:style-name="ce11" office:value-type="string">
            <text:p><text:span text:style-name="T5"><text:a xlink:href="http://www.bonnou108.jp/am/am7/704-isaku.htm" xlink:type="simple">animeros</text:a></text:span></text:p>
          </table:table-cell>
          <table:table-cell table:style-name="ce11" office:value-type="string">
            <text:p><text:span text:style-name="T5"><text:a xlink:href="http://www.pinkpineapple.co.jp/isaku/isaku-r/isaku-r.html" xlink:type="simple">PinkPineapple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遺作~Respect~第2幕~牝之芳香</text:p>
          </table:table-cell>
          <table:table-cell office:value-type="string">
            <text:p>遺作～Respect～2 第2幕「牝の芳香」 </text:p>
          </table:table-cell>
          <table:table-cell office:value-type="string">
            <text:p>Isaku Respect Vol.2</text:p>
          </table:table-cell>
          <table:table-cell table:number-columns-repeated="2"/>
          <table:table-cell table:style-name="ce3" office:value-type="string">
            <text:p>animeros</text:p>
          </table:table-cell>
          <table:table-cell table:style-name="ce11" office:value-type="string">
            <text:p><text:span text:style-name="T5"><text:a xlink:href="http://www.pinkpineapple.co.jp/isaku/isaku-r/r-2/isaku-r2.html" xlink:type="simple">PinkPineapple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遺作~Respect~第3幕~快樂之果</text:p>
          </table:table-cell>
          <table:table-cell office:value-type="string">
            <text:p>遺作～Respect～3 第3幕「快楽の果て」</text:p>
          </table:table-cell>
          <table:table-cell office:value-type="string">
            <text:p>Isaku Respect Vol.3</text:p>
          </table:table-cell>
          <table:table-cell table:number-columns-repeated="3"/>
          <table:table-cell table:style-name="ce11" office:value-type="string">
            <text:p><text:span text:style-name="T5"><text:a xlink:href="http://www.pinkpineapple.co.jp/isaku/isaku-r/r-3/r3.html" xlink:type="simple">PinkPineapple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遺作-終劇-罪與罰</text:p>
          </table:table-cell>
          <table:table-cell office:value-type="string">
            <text:p>遺作-終劇-罪罰</text:p>
          </table:table-cell>
          <table:table-cell office:value-type="string">
            <text:p>Isaku Episode.4</text:p>
          </table:table-cell>
          <table:table-cell table:number-columns-repeated="2"/>
          <table:table-cell table:style-name="ce3" office:value-type="string">
            <text:p>animeros</text:p>
          </table:table-cell>
          <table:table-cell table:style-name="ce11" office:value-type="string">
            <text:p><text:span text:style-name="T5"><text:a xlink:href="http://www.pinkpineapple.co.jp/isaku/d-2/isaku-syuugeki.html" xlink:type="simple">PinkPineapple</text:a></text:span></text:p>
          </table:table-cell>
          <table:table-cell table:number-columns-repeated="1017"/>
        </table:table-row>
        <table:table-row table:style-name="ro1">
          <table:table-cell table:number-columns-repeated="2" office:value-type="string">
            <text:p>遺作-慘劇-里香</text:p>
          </table:table-cell>
          <table:table-cell office:value-type="string">
            <text:p>Isaku Episode.1 "Rika"</text:p>
          </table:table-cell>
          <table:table-cell table:number-columns-repeated="2"/>
          <table:table-cell table:style-name="ce11" office:value-type="string">
            <text:p><text:span text:style-name="T5"><text:a xlink:href="http://www.bonnou108.jp/am/am7/704-isaku.htm" xlink:type="simple">animeros</text:a></text:span></text:p>
          </table:table-cell>
          <table:table-cell table:style-name="ce11" office:value-type="string">
            <text:p><text:span text:style-name="T5"><text:a xlink:href="http://www.pinkpineapple.co.jp/isaku/d-1/isaku-rika.html" xlink:type="simple">PinkPineapple</text:a></text:span></text:p>
          </table:table-cell>
          <table:table-cell table:number-columns-repeated="1017"/>
        </table:table-row>
        <table:table-row table:style-name="ro1">
          <table:table-cell table:number-columns-repeated="2" office:value-type="string">
            <text:p>遺作-慘劇-美由紀</text:p>
          </table:table-cell>
          <table:table-cell office:value-type="string">
            <text:p>Isaku Episode.3 "Miyuki"</text:p>
          </table:table-cell>
          <table:table-cell table:number-columns-repeated="2"/>
          <table:table-cell table:style-name="ce3" office:value-type="string">
            <text:p>animeros</text:p>
          </table:table-cell>
          <table:table-cell table:style-name="ce11" office:value-type="string">
            <text:p><text:span text:style-name="T5"><text:a xlink:href="http://www.pinkpineapple.co.jp/isaku/d-2/isaku-miyuki.html" xlink:type="simple">PinkPineapple</text:a></text:span></text:p>
          </table:table-cell>
          <table:table-cell table:style-name="ce3"/>
          <table:table-cell table:number-columns-repeated="1016"/>
        </table:table-row>
        <table:table-row table:style-name="ro1">
          <table:table-cell table:number-columns-repeated="2" office:value-type="string">
            <text:p>遺作-慘劇-琴未</text:p>
          </table:table-cell>
          <table:table-cell office:value-type="string">
            <text:p>Isaku Episode.2 "Kotomi"</text:p>
          </table:table-cell>
          <table:table-cell table:number-columns-repeated="2"/>
          <table:table-cell table:style-name="ce3" office:value-type="string">
            <text:p>animeros</text:p>
          </table:table-cell>
          <table:table-cell table:style-name="ce11" office:value-type="string">
            <text:p><text:span text:style-name="T5"><text:a xlink:href="http://www.pinkpineapple.co.jp/isaku/d-1/isaku-kotomi.html" xlink:type="simple">PinkPineapple</text:a></text:span>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鋼琴師 (放蕩的鋼琴師)</text:p>
          </table:table-cell>
          <table:table-cell table:style-name="ce3" office:value-type="string">
            <text:p><text:s/>ピアニスト</text:p>
          </table:table-cell>
          <table:table-cell table:style-name="ce3" office:value-type="string">
            <text:p>Der_Pianist(ger) <text:s text:c="2"/>(Pianist)</text:p>
          </table:table-cell>
          <table:table-cell table:style-name="ce3"/>
          <table:table-cell/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3" office:value-type="string">
            <text:p>龍騎士 外傳</text:p>
          </table:table-cell>
          <table:table-cell table:style-name="ce3" office:value-type="string">
            <text:p>ドラゴンナイト　外伝</text:p>
          </table:table-cell>
          <table:table-cell table:style-name="ce3" office:value-type="string">
            <text:p>Dragon Knight</text:p>
          </table:table-cell>
          <table:table-cell table:style-name="ce3"/>
          <table:table-cell/>
          <table:table-cell table:style-name="ce2" office:value-type="string">
            <text:p><text:span text:style-name="T5"><text:a xlink:href="http://www.bonnou108.jp/am/am2/205-FIVEWAYS.htm#anchor-FWD-0037" xlink:type="simple">animeros</text:a></text:span></text:p>
          </table:table-cell>
          <table:table-cell table:style-name="ce11" office:value-type="string">
            <text:p><text:span text:style-name="T5"><text:a xlink:href="http://www.five-w.com/fw/fw0079/fw0079.html" xlink:type="simple">Five Ways</text:a></text:span>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龍騎士4 第一話</text:p>
          </table:table-cell>
          <table:table-cell table:style-name="ce3" office:value-type="string">
            <text:p>ドラゴンナイト4 map 1「RETURN」</text:p>
          </table:table-cell>
          <table:table-cell table:style-name="ce3" office:value-type="string">
            <text:p>Dragon Knight 4~Map 1~Return</text:p>
          </table:table-cell>
          <table:table-cell table:style-name="ce3"/>
          <table:table-cell/>
          <table:table-cell table:style-name="ce11" office:value-type="string">
            <text:p><text:span text:style-name="T5"><text:a xlink:href="http://www.bonnou108.jp/am/am2/204-dragonknight.htm" xlink:type="simple">animeros</text:a></text:span></text:p>
          </table:table-cell>
          <table:table-cell table:style-name="ce11" office:value-type="string">
            <text:p><text:span text:style-name="T5"><text:a xlink:href="http://www.pinkpineapple.co.jp/dk4/d1/dk4-d1.html" xlink:type="simple">PinkPineapple</text:a></text:span>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龍騎士4 第二話</text:p>
          </table:table-cell>
          <table:table-cell table:style-name="ce3" office:value-type="string">
            <text:p>ドラゴンナイト4 map 2「PRINCESS」</text:p>
          </table:table-cell>
          <table:table-cell table:style-name="ce3" office:value-type="string">
            <text:p>Dragon Knight 4~Map 2~Princess</text:p>
          </table:table-cell>
          <table:table-cell table:style-name="ce3"/>
          <table:table-cell/>
          <table:table-cell table:style-name="ce3" office:value-type="string">
            <text:p>animeros</text:p>
          </table:table-cell>
          <table:table-cell table:style-name="ce12" office:value-type="string">
            <text:p>PinkPineapple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3" office:value-type="string">
            <text:p>龍騎士4 第三話</text:p>
          </table:table-cell>
          <table:table-cell table:style-name="ce3" office:value-type="string">
            <text:p>ドラゴンナイト4 map 3「DISTINY」</text:p>
          </table:table-cell>
          <table:table-cell table:style-name="ce3" office:value-type="string">
            <text:p>Dragon Knight 4~Map 3~Destiny</text:p>
          </table:table-cell>
          <table:table-cell table:style-name="ce3"/>
          <table:table-cell/>
          <table:table-cell table:style-name="ce3" office:value-type="string">
            <text:p>animeros</text:p>
          </table:table-cell>
          <table:table-cell table:style-name="ce11" office:value-type="string">
            <text:p><text:span text:style-name="T5"><text:a xlink:href="http://www.pinkpineapple.co.jp/dk4/d2/dk4-d2.html" xlink:type="simple">PinkPineapple</text:a></text:span>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龍騎士4 第四話</text:p>
          </table:table-cell>
          <table:table-cell table:style-name="ce3" office:value-type="string">
            <text:p>ドラゴンナイト4 map 4「ETERNAL」</text:p>
          </table:table-cell>
          <table:table-cell table:style-name="ce3" office:value-type="string">
            <text:p>Dragon Knight 4~Map 4~Eternal</text:p>
          </table:table-cell>
          <table:table-cell table:style-name="ce3"/>
          <table:table-cell/>
          <table:table-cell table:style-name="ce3" office:value-type="string">
            <text:p>animeros</text:p>
          </table:table-cell>
          <table:table-cell table:style-name="ce12" office:value-type="string">
            <text:p>PinkPineapple</text:p>
          </table:table-cell>
          <table:table-cell table:number-columns-repeated="1017"/>
        </table:table-row>
        <table:table-row table:style-name="ro1">
          <table:table-cell office:value-type="string">
            <text:p>瞳裸 1</text:p>
          </table:table-cell>
          <table:table-cell office:value-type="string">
            <text:p>瞳 裸（どうら）1</text:p>
          </table:table-cell>
          <table:table-cell table:number-columns-repeated="3"/>
          <table:table-cell table:style-name="ce2" office:value-type="string">
            <text:p><text:span text:style-name="T5"><text:a xlink:href="http://www.bonnou108.jp/am/am2/205-doura.htm" xlink:type="simple">animeros</text:a></text:span></text:p>
          </table:table-cell>
          <table:table-cell table:style-name="ce11" office:value-type="string">
            <text:p><text:span text:style-name="T5"><text:a xlink:href="http://www.five-w.com/wr/fw0128/fw0128.html" xlink:type="simple">Five Ways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瞳裸 2</text:p>
          </table:table-cell>
          <table:table-cell office:value-type="string">
            <text:p>瞳 裸（どうら）2</text:p>
          </table:table-cell>
          <table:table-cell table:number-columns-repeated="3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five-w.com/wr/fw0134/fw0134.html" xlink:type="simple">Five Ways</text:a></text:span></text:p>
          </table:table-cell>
          <table:table-cell table:style-name="ce3"/>
          <table:table-cell table:number-columns-repeated="1016"/>
        </table:table-row>
        <table:table-row table:style-name="ro1">
          <table:table-cell office:value-type="string">
            <text:p>瞳裸 3</text:p>
          </table:table-cell>
          <table:table-cell office:value-type="string">
            <text:p>瞳 裸（どうら）3</text:p>
          </table:table-cell>
          <table:table-cell table:number-columns-repeated="3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five-w.com/wr/fw0143/fw0143.html" xlink:type="simple">Five Ways</text:a></text:span></text:p>
          </table:table-cell>
          <table:table-cell table:style-name="ce3"/>
          <table:table-cell table:number-columns-repeated="1016"/>
        </table:table-row>
        <table:table-row table:style-name="ro1">
          <table:table-cell office:value-type="string">
            <text:p>瞳裸 4</text:p>
          </table:table-cell>
          <table:table-cell office:value-type="string">
            <text:p>瞳 裸（どうら）4</text:p>
          </table:table-cell>
          <table:table-cell table:number-columns-repeated="3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five-w.com/wr/fw0158/fw0158.html" xlink:type="simple">Five Ways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瞳裸外傳~傀儡哀 </text:p>
          </table:table-cell>
          <table:table-cell office:value-type="string">
            <text:p>傀儡哀（くぐつあい）～瞳裸外伝～</text:p>
          </table:table-cell>
          <table:table-cell table:number-columns-repeated="3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five-w.com/wr/fw0162/fw0162.html" xlink:type="simple">Five Ways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糟糕的MAKO・性感交響樂前篇</text:p>
          </table:table-cell>
          <table:table-cell office:value-type="string">
            <text:p>いけないマコちゃんMAKO・セクシーシンフォニー前編</text:p>
          </table:table-cell>
          <table:table-cell table:number-columns-repeated="3"/>
          <table:table-cell table:style-name="ce2" office:value-type="string">
            <text:p><text:span text:style-name="T5"><text:a xlink:href="http://www.bonnou108.jp/am/am15/1501-lemon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糟糕的MAKO・性感交響樂後篇</text:p>
          </table:table-cell>
          <table:table-cell office:value-type="string">
            <text:p>いけないマコちゃんMAKO・セクシーシンフォニー後編</text:p>
          </table:table-cell>
          <table:table-cell table:number-columns-repeated="3"/>
          <table:table-cell table:style-name="ce2" office:value-type="string">
            <text:p><text:span text:style-name="T5"><text:a xlink:href="http://www.bonnou108.jp/am/am15/1501-lemon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 table:number-columns-repeated="2" office:value-type="string">
            <text:p>螺旋迴廊~case.01 「葵・懺華」</text:p>
          </table:table-cell>
          <table:table-cell table:number-columns-repeated="2"/>
          <table:table-cell table:style-name="ce3" office:value-type="float" office:value="2002">
            <text:p>2002</text:p>
          </table:table-cell>
          <table:table-cell table:style-name="ce2" office:value-type="string">
            <text:p><text:span text:style-name="T5"><text:a xlink:href="http://www.bonnou108.jp/am/am7/704-rasen.htm" xlink:type="simple">animeros</text:a></text:span></text:p>
          </table:table-cell>
          <table:table-cell table:style-name="ce11" office:value-type="string">
            <text:p><text:span text:style-name="T5"><text:a xlink:href="http://www.pinkpineapple.co.jp/rasen/01/01.html" xlink:type="simple">PinkPineapple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螺旋迴廊~case.02「香乃・堕悦」</text:p>
          </table:table-cell>
          <table:table-cell office:value-type="string">
            <text:p>螺旋迴廊~case.02 「香乃・堕悦」</text:p>
          </table:table-cell>
          <table:table-cell table:number-columns-repeated="2"/>
          <table:table-cell table:style-name="ce3" office:value-type="float" office:value="2002">
            <text:p>2002</text:p>
          </table:table-cell>
          <table:table-cell office:value-type="string">
            <text:p>animeros</text:p>
          </table:table-cell>
          <table:table-cell table:style-name="ce12" office:value-type="string">
            <text:p>PinkPineapple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隸奴1~小夜子之章(特製奴隸)</text:p>
          </table:table-cell>
          <table:table-cell table:style-name="ce3" office:value-type="string">
            <text:p>カスタム隷奴 小夜子の章</text:p>
          </table:table-cell>
          <table:table-cell table:style-name="ce3" office:value-type="string">
            <text:p>Custom Slave: Sayoko's Chapter</text:p>
          </table:table-cell>
          <table:table-cell table:style-name="ce3"/>
          <table:table-cell/>
          <table:table-cell table:style-name="ce11" office:value-type="string">
            <text:p><text:span text:style-name="T5"><text:a xlink:href="http://www.bonnou108.jp/am/am6/606-OTHERS2.htm" xlink:type="simple">animeros</text:a></text:span></text:p>
          </table:table-cell>
          <table:table-cell table:style-name="ce11" office:value-type="string">
            <text:p><text:span text:style-name="T5"><text:a xlink:href="http://www.green-bunny.com/catalog/backup/kasutamu.html" xlink:type="simple">GREEN BUNNY</text:a></text:span></text:p>
          </table:table-cell>
          <table:table-cell table:style-name="ce2" office:value-type="string">
            <text:p><text:span text:style-name="T5"><text:a xlink:href="http://www.onlyhearts.co.jp/caress/mint/MINTV-1001/index.html" xlink:type="simple">Mint house</text:a></text:span></text:p>
          </table:table-cell>
          <table:table-cell table:number-columns-repeated="1016"/>
        </table:table-row>
        <table:table-row table:style-name="ro1">
          <table:table-cell table:number-columns-repeated="2" office:value-type="string">
            <text:p>隸從學園~下姦</text:p>
          </table:table-cell>
          <table:table-cell office:value-type="string">
            <text:p>Reiju Gakuen 2</text:p>
          </table:table-cell>
          <table:table-cell/>
          <table:table-cell table:style-name="ce6" office:value-type="date" office:date-value="2002-12-27">
            <text:p>2002/12/27</text:p>
          </table:table-cell>
          <table:table-cell table:style-name="ce3" office:value-type="string">
            <text:p>animeros</text:p>
          </table:table-cell>
          <table:table-cell table:style-name="ce11" office:value-type="string">
            <text:p><text:span text:style-name="T5"><text:a xlink:href="http://www.seddnet.com/products/reiju2.html" xlink:type="simple">DISCOVERY</text:a></text:span></text:p>
          </table:table-cell>
          <table:table-cell table:number-columns-repeated="1017"/>
        </table:table-row>
        <table:table-row table:style-name="ro1">
          <table:table-cell table:number-columns-repeated="2" office:value-type="string">
            <text:p>隸從學園~上姦</text:p>
          </table:table-cell>
          <table:table-cell office:value-type="string">
            <text:p>Reiju Gakuen 1</text:p>
          </table:table-cell>
          <table:table-cell table:number-columns-repeated="2"/>
          <table:table-cell table:style-name="ce11" office:value-type="string">
            <text:p><text:span text:style-name="T5"><text:a xlink:href="http://www.bonnou108.jp/am/am7/707-reijyu.htm" xlink:type="simple">animeros</text:a></text:span></text:p>
          </table:table-cell>
          <table:table-cell table:style-name="ce11" office:value-type="string">
            <text:p><text:span text:style-name="T5"><text:a xlink:href="http://www.seddnet.com/products/reiju1.html" xlink:type="simple">DISCOVERY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獵奇之檻~第2章~第1幕~殺</text:p>
          </table:table-cell>
          <table:table-cell office:value-type="string">
            <text:p>猟奇の檻～第2章～第一幕「殺すなかれ…」</text:p>
          </table:table-cell>
          <table:table-cell office:value-type="string">
            <text:p>Bizarre Cage Act.1</text:p>
          </table:table-cell>
          <table:table-cell/>
          <table:table-cell table:style-name="ce6" office:value-type="date" office:date-value="2001-04-27">
            <text:p>2001/04/27</text:p>
          </table:table-cell>
          <table:table-cell table:style-name="ce11" office:value-type="string">
            <text:p><text:span text:style-name="T5"><text:a xlink:href="http://www.bonnou108.jp/am/am5/504-ryouki.htm" xlink:type="simple">animeros</text:a></text:span></text:p>
          </table:table-cell>
          <table:table-cell table:style-name="ce11" office:value-type="string">
            <text:p><text:span text:style-name="T5"><text:a xlink:href="http://www.pinkpineapple.co.jp/ryouki/ryouki.html" xlink:type="simple">PinkPineapple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獵奇之檻~第2章~第2幕~望</text:p>
          </table:table-cell>
          <table:table-cell office:value-type="string">
            <text:p>猟奇の檻～第2章～第二幕「望むなかれ…」</text:p>
          </table:table-cell>
          <table:table-cell office:value-type="string">
            <text:p>Bizarre Cage Act.2</text:p>
          </table:table-cell>
          <table:table-cell/>
          <table:table-cell table:style-name="ce6" office:value-type="date" office:date-value="2001-07-27">
            <text:p>2001/07/27</text:p>
          </table:table-cell>
          <table:table-cell table:style-name="ce3" office:value-type="string">
            <text:p>animeros</text:p>
          </table:table-cell>
          <table:table-cell table:style-name="ce11" office:value-type="string">
            <text:p><text:span text:style-name="T5"><text:a xlink:href="http://www.pinkpineapple.co.jp/ryouki/2/2.html" xlink:type="simple">PinkPineapple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獵奇之檻~第2章~第3幕~告</text:p>
          </table:table-cell>
          <table:table-cell office:value-type="string">
            <text:p>猟奇の檻～第2章～第三幕「告げるなかれ…」</text:p>
          </table:table-cell>
          <table:table-cell office:value-type="string">
            <text:p>Bizarre Cage Act.3</text:p>
          </table:table-cell>
          <table:table-cell/>
          <table:table-cell table:style-name="ce6" office:value-type="date" office:date-value="2001-11-22">
            <text:p>2001/11/22</text:p>
          </table:table-cell>
          <table:table-cell table:style-name="ce3" office:value-type="string">
            <text:p>animeros</text:p>
          </table:table-cell>
          <table:table-cell table:style-name="ce11" office:value-type="string">
            <text:p><text:span text:style-name="T5"><text:a xlink:href="http://www.pinkpineapple.co.jp/ryouki/3/3.html" xlink:type="simple">PinkPineapple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獵獸奇譚 第一章「淫魔的供品」</text:p>
          </table:table-cell>
          <table:table-cell office:value-type="string">
            <text:p>猟獣奇譚 第一章「淫魔の供物・みゆ」~RYOUJYUUKITAN~ <text:s text:c="2"/></text:p>
          </table:table-cell>
          <table:table-cell office:value-type="string">
            <text:p>Ryouju Kitan: Inma no Kumotsu Miyu</text:p>
          </table:table-cell>
          <table:table-cell office:value-type="string">
            <text:p>3D動畫</text:p>
          </table:table-cell>
          <table:table-cell office:value-type="string">
            <text:p>2003/02/25 <text:span text:style-name="T8">new~</text:span></text:p>
          </table:table-cell>
          <table:table-cell table:style-name="ce11" office:value-type="string">
            <text:p><text:span text:style-name="T5"><text:a xlink:href="http://www.bonnou108.jp/am/am5/509-ryoujyuu.htm" xlink:type="simple">animeros</text:a></text:span></text:p>
          </table:table-cell>
          <table:table-cell table:style-name="ce11" office:value-type="string">
            <text:p><text:span text:style-name="T5"><text:a xlink:href="http://xcity.jp/connectline/top.html" xlink:type="simple">Ag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藍色星夜~Side A <text:s text:c="2"/>(藍色星夢)</text:p>
          </table:table-cell>
          <table:table-cell office:value-type="string">
            <text:p>パレードパレード~Side A</text:p>
          </table:table-cell>
          <table:table-cell office:value-type="string">
            <text:p>Parade Parade 1</text:p>
          </table:table-cell>
          <table:table-cell table:number-columns-repeated="2"/>
          <table:table-cell table:style-name="ce11" office:value-type="string">
            <text:p><text:span text:style-name="T5"><text:a xlink:href="http://www.bonnou108.jp/am/am6/604-PINK.htm" xlink:type="simple">animeros</text:a></text:span></text:p>
          </table:table-cell>
          <table:table-cell table:style-name="ce11" office:value-type="string">
            <text:p><text:span text:style-name="T5"><text:a xlink:href="http://www.pinkpineapple.co.jp/pare-do/pare-do.html" xlink:type="simple">PinkPineapple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藍色星夜~Side B <text:s text:c="2"/>(藍色星夢)</text:p>
          </table:table-cell>
          <table:table-cell office:value-type="string">
            <text:p>パレードパレード~Side B</text:p>
          </table:table-cell>
          <table:table-cell office:value-type="string">
            <text:p>Parade Parade 2</text:p>
          </table:table-cell>
          <table:table-cell table:number-columns-repeated="2"/>
          <table:table-cell table:style-name="ce3" office:value-type="string">
            <text:p>animeros</text:p>
          </table:table-cell>
          <table:table-cell table:style-name="ce12" office:value-type="string">
            <text:p>PinkPineapple</text:p>
          </table:table-cell>
          <table:table-cell table:number-columns-repeated="1017"/>
        </table:table-row>
        <table:table-row table:style-name="ro1">
          <table:table-cell office:value-type="string">
            <text:p>轉校生~Etude.1~鄰家的轉學生</text:p>
          </table:table-cell>
          <table:table-cell table:number-columns-repeated="5"/>
          <table:table-cell table:style-name="ce3"/>
          <table:table-cell table:number-columns-repeated="1017"/>
        </table:table-row>
        <table:table-row table:style-name="ro1">
          <table:table-cell office:value-type="string">
            <text:p>轉校生~Etude.2~白衣的誘惑</text:p>
          </table:table-cell>
          <table:table-cell table:number-columns-repeated="5"/>
          <table:table-cell table:style-name="ce3" table:number-columns-repeated="2"/>
          <table:table-cell table:number-columns-repeated="1016"/>
        </table:table-row>
        <table:table-row table:style-name="ro1">
          <table:table-cell office:value-type="string">
            <text:p>轉校生~Etude.3~臉紅心跳的個人教學</text:p>
          </table:table-cell>
          <table:table-cell table:number-columns-repeated="5"/>
          <table:table-cell table:style-name="ce3" table:number-columns-repeated="2"/>
          <table:table-cell table:number-columns-repeated="1016"/>
        </table:table-row>
        <table:table-row table:style-name="ro1">
          <table:table-cell office:value-type="string">
            <text:p>轉校生~Last Etude~聖誕雪夜的回憶</text:p>
          </table:table-cell>
          <table:table-cell table:number-columns-repeated="5"/>
          <table:table-cell table:style-name="ce3"/>
          <table:table-cell table:number-columns-repeated="1017"/>
        </table:table-row>
        <table:table-row table:style-name="ro1">
          <table:table-cell office:value-type="string">
            <text:p>雛鳥之囀～前編～</text:p>
          </table:table-cell>
          <table:table-cell office:value-type="string">
            <text:p>雛鳥の囀～前編～</text:p>
          </table:table-cell>
          <table:table-cell table:number-columns-repeated="3"/>
          <table:table-cell table:style-name="ce2" office:value-type="string">
            <text:p><text:span text:style-name="T5"><text:a xlink:href="http://www.bonnou108.jp/am/am6/607-hinadori.htm" xlink:type="simple">animeros</text:a></text:span></text:p>
          </table:table-cell>
          <table:table-cell table:style-name="ce11" office:value-type="string">
            <text:p><text:span text:style-name="T5"><text:a xlink:href="http://www.seddnet.com/products/hinadori1.html" xlink:type="simple">DISCOVERY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雛鳥之囀～後編～</text:p>
          </table:table-cell>
          <table:table-cell office:value-type="string">
            <text:p>雛鳥の囀～後編～</text:p>
          </table:table-cell>
          <table:table-cell table:number-columns-repeated="3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seddnet.com/products/hinadori2.html" xlink:type="simple">DISCOVERY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懲罰~狂育的指導~前編</text:p>
          </table:table-cell>
          <table:table-cell office:value-type="string">
            <text:p>懲らしめ 前編</text:p>
          </table:table-cell>
          <table:table-cell table:number-columns-repeated="3"/>
          <table:table-cell table:style-name="ce11" office:value-type="string">
            <text:p><text:span text:style-name="T5"><text:a xlink:href="http://www.bonnou108.jp/am/am9/902-VANILLA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懲罰~狂育的指導~後編</text:p>
          </table:table-cell>
          <table:table-cell office:value-type="string">
            <text:p>懲らしめ 後編</text:p>
          </table:table-cell>
          <table:table-cell table:number-columns-repeated="3"/>
          <table:table-cell table:style-name="ce3" office:value-type="string">
            <text:p>animeros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爆發寸前</text:p>
          </table:table-cell>
          <table:table-cell office:value-type="string">
            <office:annotation draw:style-name="gr1" draw:text-style-name="P1" svg:width="3.19cm" svg:height="2.09cm" svg:x="7.701cm" svg:y="522.923cm" draw:caption-point-x="4.472cm" draw:caption-point-y="-166.282cm">
              <dc:date>2013-08-01T00:00:00</dc:date>
              <text:p text:style-name="P1"><text:span text:style-name="T3">爆発寸前</text:span><text:span text:style-name="T1">!! </text:span><text:span text:style-name="T3">天使のカウントダウン</text:span></text:p>
              <text:p text:style-name="P1"><text:span text:style-name="T2"/></text:p>
            </office:annotation>
            <text:p>爆発寸前！！</text:p>
          </table:table-cell>
          <table:table-cell office:value-type="string">
            <office:annotation draw:style-name="gr1" draw:text-style-name="P1" svg:width="3.192cm" svg:height="2.09cm" svg:x="14.101cm" svg:y="522.923cm" draw:caption-point-x="2.233cm" draw:caption-point-y="-166.282cm">
              <dc:date>2013-08-01T00:00:00</dc:date>
              <text:p text:style-name="P1"><text:span text:style-name="T1">Kitty Pleasure Pack</text:span></text:p>
              <text:p text:style-name="P1"><text:span text:style-name="T2">凱蒂快樂園</text:span></text:p>
            </office:annotation>
            <text:p>Kitty Pleasure Pack 2~Countdown-to-delight</text:p>
          </table:table-cell>
          <table:table-cell table:number-columns-repeated="2"/>
          <table:table-cell table:style-name="ce11" office:value-type="string">
            <text:p><text:span text:style-name="T5"><text:a xlink:href="http://www.bonnou108.jp/am/am10/1001-GB.htm#anchor-GBBH-1030" xlink:type="simple">animeros</text:a></text:span></text:p>
          </table:table-cell>
          <table:table-cell table:style-name="ce11" office:value-type="string">
            <text:p><text:span text:style-name="T5"><text:a xlink:href="http://www.green-bunny.com/catalog/backup/bakuhatu.html" xlink:type="simple">GREEN BUNNY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靡.淫導師 美傀~淫辱之學園 1</text:p>
          </table:table-cell>
          <table:table-cell office:value-type="string">
            <text:p>靡・淫導師 美傀（ミージャ）淫辱の学園 1</text:p>
          </table:table-cell>
          <table:table-cell office:value-type="string">
            <text:p>Mjia Vol.1: Beautiful Demon</text:p>
          </table:table-cell>
          <table:table-cell table:number-columns-repeated="2"/>
          <table:table-cell table:style-name="ce2" office:value-type="string">
            <text:p><text:span text:style-name="T5"><text:a xlink:href="http://www.bonnou108.jp/am/am2/205-mija.htm" xlink:type="simple">animeros</text:a></text:span></text:p>
          </table:table-cell>
          <table:table-cell table:style-name="ce11" office:value-type="string">
            <text:p><text:span text:style-name="T5"><text:a xlink:href="http://www.five-w.com/wr/fw0176/fw0176.html" xlink:type="simple">Five Ways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靡.淫導師 美傀~淫辱之學園 2</text:p>
          </table:table-cell>
          <table:table-cell office:value-type="string">
            <text:p>靡・淫導師 美傀（ミージャ）淫辱の学園 2</text:p>
          </table:table-cell>
          <table:table-cell office:value-type="string">
            <text:p>Mjia Vol.2: Demon of Lust</text:p>
          </table:table-cell>
          <table:table-cell table:number-columns-repeated="2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five-w.com/wr/fw0202/fw0202.html" xlink:type="simple">Five Ways</text:a></text:span></text:p>
          </table:table-cell>
          <table:table-cell table:style-name="ce3"/>
          <table:table-cell table:number-columns-repeated="1016"/>
        </table:table-row>
        <table:table-row table:style-name="ro1">
          <table:table-cell office:value-type="string">
            <text:p>麗麗~第1夜 (傳道師)</text:p>
          </table:table-cell>
          <table:table-cell office:value-type="string">
            <text:p>美しき性の伝道師 麗々 1</text:p>
          </table:table-cell>
          <table:table-cell office:value-type="string">
            <text:p>ReiRei 1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1">
          <table:table-cell office:value-type="string">
            <text:p>麗麗~第2夜</text:p>
          </table:table-cell>
          <table:table-cell office:value-type="string">
            <text:p>美しき性の伝道師 麗々 2</text:p>
          </table:table-cell>
          <table:table-cell office:value-type="string">
            <text:p>ReiRei 2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1">
          <table:table-cell office:value-type="string">
            <text:p>警備員~第1話~密獵的公寓</text:p>
          </table:table-cell>
          <table:table-cell office:value-type="string">
            <text:p>警備員 第1話「密猟のデパート」</text:p>
          </table:table-cell>
          <table:table-cell office:value-type="string">
            <text:p>Keibiin Episode 1</text:p>
          </table:table-cell>
          <table:table-cell table:number-columns-repeated="2"/>
          <table:table-cell table:style-name="ce2" office:value-type="string">
            <text:p><text:span text:style-name="T5"><text:a xlink:href="http://www.bonnou108.jp/am/am7/704-keibiin.htm" xlink:type="simple">animeros</text:a></text:span></text:p>
          </table:table-cell>
          <table:table-cell table:style-name="ce11" office:value-type="string">
            <text:p><text:span text:style-name="T5"><text:a xlink:href="http://www.pinkpineapple.co.jp/keibiin/keibiin.html" xlink:type="simple">PinkPineapple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警備員~第2話~淫欲之監視</text:p>
          </table:table-cell>
          <table:table-cell office:value-type="string">
            <text:p>警備員 第2話「淫欲の監視モニター」</text:p>
          </table:table-cell>
          <table:table-cell office:value-type="string">
            <text:p>Keibiin Episode 2</text:p>
          </table:table-cell>
          <table:table-cell table:number-columns-repeated="2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pinkpineapple.co.jp/keibiin/keibiin2.html" xlink:type="simple">PinkPineapple</text:a></text:span></text:p>
          </table:table-cell>
          <table:table-cell table:style-name="ce2" office:value-type="string">
            <text:p><text:span text:style-name="T5"><text:a xlink:href="http://www.a-rms.co.jp/f_article/0103/keibi/index.html" xlink:type="simple">arms</text:a></text:span></text:p>
          </table:table-cell>
          <table:table-cell table:number-columns-repeated="1016"/>
        </table:table-row>
        <table:table-row table:style-name="ro1">
          <table:table-cell office:value-type="string">
            <text:p>警備員~第3話~欲望之最終巡回</text:p>
          </table:table-cell>
          <table:table-cell office:value-type="string">
            <text:p>警備員 第3話「欲望の最終巡回」</text:p>
          </table:table-cell>
          <table:table-cell office:value-type="string">
            <text:p>Keibiin Episode 3</text:p>
          </table:table-cell>
          <table:table-cell table:number-columns-repeated="2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pinkpineapple.co.jp/keibiin/keibiin3.html" xlink:type="simple">PinkPineapple</text:a></text:span></text:p>
          </table:table-cell>
          <table:table-cell table:style-name="ce2" office:value-type="string">
            <text:p><text:span text:style-name="T5"><text:a xlink:href="http://www.a-rms.co.jp/f_article/0104/keibi/index.html" xlink:type="simple">arms</text:a></text:span></text:p>
          </table:table-cell>
          <table:table-cell table:number-columns-repeated="1016"/>
        </table:table-row>
        <table:table-row table:style-name="ro1">
          <table:table-cell office:value-type="string">
            <text:p>櫻之社1</text:p>
          </table:table-cell>
          <table:table-cell table:number-columns-repeated="5"/>
          <table:table-cell table:style-name="ce3" table:number-columns-repeated="2"/>
          <table:table-cell table:number-columns-repeated="1016"/>
        </table:table-row>
        <table:table-row table:style-name="ro1">
          <table:table-cell office:value-type="string">
            <text:p>櫻之社2</text:p>
          </table:table-cell>
          <table:table-cell table:number-columns-repeated="5"/>
          <table:table-cell table:style-name="ce3" table:number-columns-repeated="2"/>
          <table:table-cell table:number-columns-repeated="1016"/>
        </table:table-row>
        <table:table-row table:style-name="ro1">
          <table:table-cell office:value-type="string">
            <text:p>犧母妹 壹 ～背徳的萌蕾～</text:p>
          </table:table-cell>
          <table:table-cell office:value-type="string">
            <text:p>犠母妹 壱 ～背徳の萌蕾～</text:p>
          </table:table-cell>
          <table:table-cell office:value-type="string">
            <text:p>Gibomai Vol.1 </text:p>
          </table:table-cell>
          <table:table-cell table:number-columns-repeated="2"/>
          <table:table-cell table:style-name="ce11" office:value-type="string">
            <text:p><text:span text:style-name="T5"><text:a xlink:href="http://www.bonnou108.jp/am/am6/607-gibo.htm" xlink:type="simple">animeros</text:a></text:span></text:p>
          </table:table-cell>
          <table:table-cell table:style-name="ce11" office:value-type="string">
            <text:p><text:span text:style-name="T5"><text:a xlink:href="http://www.seddnet.com/products/gibomai.html" xlink:type="simple">DISCOVERY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犧母妹 貳 ～背徳的饗艶～</text:p>
          </table:table-cell>
          <table:table-cell office:value-type="string">
            <text:p>犠母妹 弐 ～背徳の饗艶～ </text:p>
          </table:table-cell>
          <table:table-cell office:value-type="string">
            <text:p>Gibomai Vol.2 </text:p>
          </table:table-cell>
          <table:table-cell/>
          <table:table-cell table:style-name="ce6" office:value-type="string">
            <text:p>2003/03/28 <text:span text:style-name="T8">new~</text:span></text:p>
          </table:table-cell>
          <table:table-cell table:style-name="ce3" office:value-type="string">
            <text:p>animeros</text:p>
          </table:table-cell>
          <table:table-cell table:style-name="ce11" office:value-type="string">
            <text:p><text:span text:style-name="T5"><text:a xlink:href="http://www.seddnet.com/products/gibomai2.html" xlink:type="simple">DISCOVERY</text:a></text:span>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續.天使達~優勝! 汗淚秘之合宿~前編</text:p>
          </table:table-cell>
          <table:table-cell table:style-name="ce3" office:value-type="string">
            <text:p>帰ってきたコートの中の天使達 前篇</text:p>
          </table:table-cell>
          <table:table-cell table:style-name="ce3" table:number-columns-repeated="2"/>
          <table:table-cell/>
          <table:table-cell table:style-name="ce2" office:value-type="string">
            <text:p><text:span text:style-name="T5"><text:a xlink:href="http://www.bonnou108.jp/am/am9/904-court.htm" xlink:type="simple">animeros</text:a></text:span></text:p>
          </table:table-cell>
          <table:table-cell table:style-name="ce11" office:value-type="string">
            <text:p><text:span text:style-name="T5"><text:a xlink:href="http://www.pinkpineapple.co.jp/court/koto2/2-1/1.html" xlink:type="simple">PinkPineapple</text:a></text:span>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3" office:value-type="string">
            <text:p>續.天使達~優勝! 汗淚秘之合宿~後編</text:p>
          </table:table-cell>
          <table:table-cell table:style-name="ce3" office:value-type="string">
            <text:p>帰ってきたコートの中の天使達 後篇</text:p>
          </table:table-cell>
          <table:table-cell table:style-name="ce3" table:number-columns-repeated="2"/>
          <table:table-cell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pinkpineapple.co.jp/court/koto2/2-2/2.html" xlink:type="simple">PinkPineapple</text:a></text:span></text:p>
          </table:table-cell>
          <table:table-cell table:style-name="ce3"/>
          <table:table-cell table:number-columns-repeated="1016"/>
        </table:table-row>
        <table:table-row table:style-name="ro1">
          <table:table-cell office:value-type="string">
            <text:p>續.御先祖贊江~第1話~春曉</text:p>
          </table:table-cell>
          <table:table-cell office:value-type="string">
            <text:p>続・御先祖賛江 第一話 春暁（しゅんぎょう）</text:p>
          </table:table-cell>
          <table:table-cell table:number-columns-repeated="3"/>
          <table:table-cell table:style-name="ce2" office:value-type="string">
            <text:p><text:span text:style-name="T5"><text:a xlink:href="http://www.bonnou108.jp/am/am2/201-gosenzo2.htm" xlink:type="simple">animeros</text:a></text:span></text:p>
          </table:table-cell>
          <table:table-cell table:style-name="ce11" office:value-type="string">
            <text:p><text:span text:style-name="T5"><text:a xlink:href="http://www.green-bunny.com/catalog/gosenzo/zokugosenzo1.html" xlink:type="simple">GREEN BUNNY</text:a></text:span></text:p>
          </table:table-cell>
          <table:table-cell table:style-name="ce3"/>
          <table:table-cell table:number-columns-repeated="1016"/>
        </table:table-row>
        <table:table-row table:style-name="ro1">
          <table:table-cell office:value-type="string">
            <text:p>續.御先祖贊江~第2話~陽炎</text:p>
          </table:table-cell>
          <table:table-cell office:value-type="string">
            <text:p>続・御先祖賛江 第二話 陽炎（かげろう）</text:p>
          </table:table-cell>
          <table:table-cell table:number-columns-repeated="3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green-bunny.com/catalog/gosenzo/zokugosenzo2.html" xlink:type="simple">GREEN BUNNY</text:a></text:span></text:p>
          </table:table-cell>
          <table:table-cell table:style-name="ce3"/>
          <table:table-cell table:number-columns-repeated="1016"/>
        </table:table-row>
        <table:table-row table:style-name="ro1">
          <table:table-cell office:value-type="string">
            <text:p>續.御先祖贊江~第3話~現身</text:p>
          </table:table-cell>
          <table:table-cell office:value-type="string">
            <text:p>続・御先祖賛江 第三話 現身（うつしみ）</text:p>
          </table:table-cell>
          <table:table-cell table:number-columns-repeated="3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green-bunny.com/catalog/gosenzo/zokugosenzo3.html" xlink:type="simple">GREEN BUNNY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續.御先祖贊江~第4話~夢名殘</text:p>
          </table:table-cell>
          <table:table-cell office:value-type="string">
            <text:p>夢名残（ゆめのなごり）(完)</text:p>
          </table:table-cell>
          <table:table-cell table:number-columns-repeated="3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green-bunny.com/catalog/gosenzo/zokugosenzo4.html" xlink:type="simple">GREEN BUNNY</text:a></text:span></text:p>
          </table:table-cell>
          <table:table-cell table:style-name="ce3"/>
          <table:table-cell table:number-columns-repeated="1016"/>
        </table:table-row>
        <table:table-row table:style-name="ro1">
          <table:table-cell office:value-type="string">
            <text:p>續.戀姬 Koihime~第1章~里之卷</text:p>
          </table:table-cell>
          <table:table-cell office:value-type="string">
            <text:p>続・恋姫 Koihime 第一章 里の巻</text:p>
          </table:table-cell>
          <table:table-cell office:value-type="string">
            <text:p>KoihimeII-1</text:p>
          </table:table-cell>
          <table:table-cell table:number-columns-repeated="2"/>
          <table:table-cell table:style-name="ce2" office:value-type="string">
            <text:p><text:span text:style-name="T5"><text:a xlink:href="http://www.bonnou108.jp/am/am2/204-koihime.htm" xlink:type="simple">animeros</text:a></text:span></text:p>
          </table:table-cell>
          <table:table-cell table:style-name="ce11" office:value-type="string">
            <text:p><text:span text:style-name="T5"><text:a xlink:href="http://www.pinkpineapple.co.jp/koihime/zokukoi/1/1.html" xlink:type="simple">PinkPineapple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續.戀姬 Koihime~第2章~長之卷</text:p>
          </table:table-cell>
          <table:table-cell office:value-type="string">
            <text:p>続・恋姫 Koihime 第二章 長の巻</text:p>
          </table:table-cell>
          <table:table-cell office:value-type="string">
            <text:p>KoihimeII-2</text:p>
          </table:table-cell>
          <table:table-cell table:number-columns-repeated="2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pinkpineapple.co.jp/koihime/zokukoi/2/2.html" xlink:type="simple">PinkPineapple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續.黒猫館</text:p>
          </table:table-cell>
          <table:table-cell office:value-type="string">
            <text:p>続.黒猫館</text:p>
          </table:table-cell>
          <table:table-cell table:number-columns-repeated="3"/>
          <table:table-cell table:style-name="ce2" office:value-type="string">
            <text:p><text:span text:style-name="T5"><text:a xlink:href="http://www.bonnou108.jp/am/am15/1501-lemon2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鐵屑物語</text:p>
          </table:table-cell>
          <table:table-cell office:value-type="string">
            <text:p>鉄屑物語（ジャンクストーリー）</text:p>
          </table:table-cell>
          <table:table-cell office:value-type="string">
            <text:p>JUNK STORY</text:p>
          </table:table-cell>
          <table:table-cell table:number-columns-repeated="2"/>
          <table:table-cell table:style-name="ce2" office:value-type="string">
            <text:p><text:span text:style-name="T5"><text:a xlink:href="http://www.bonnou108.jp/am/am3/306-OTHERS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 table:number-columns-repeated="2" office:value-type="string">
            <text:p>魔人形</text:p>
          </table:table-cell>
          <table:table-cell table:number-columns-repeated="3"/>
          <table:table-cell table:style-name="ce2" office:value-type="string">
            <text:p><text:span text:style-name="T5"><text:a xlink:href="http://www.bonnou108.jp/am/am15/1501-lemon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 office:value-type="string">
            <text:p>魔女狩獵之夜1 (淫魔制服狩)</text:p>
          </table:table-cell>
          <table:table-cell table:style-name="ce3" office:value-type="string">
            <office:annotation draw:style-name="gr1" draw:text-style-name="P1" svg:width="3.191cm" svg:height="2.169cm" svg:x="13.305cm" svg:y="459.449cm" draw:caption-point-x="-1.132cm" draw:caption-point-y="-93.679cm">
              <dc:date>2013-08-01T00:00:00</dc:date>
              <text:p text:style-name="P1"><text:span text:style-name="T3">アイル</text:span><text:span text:style-name="T1">MANIAX <text:s/></text:span><text:span text:style-name="T3">淫魔制服狩り・第３話「早苗・瑞穂、聖服の処女」魔女狩りの夜に・第３話「魔女達の楽園」</text:span></text:p>
            </office:annotation>
            <text:p>アイルMANIAX <text:s/>淫魔制服狩り・魔女狩りの夜に 第1話</text:p>
          </table:table-cell>
          <table:table-cell table:style-name="ce3" office:value-type="string">
            <text:p>Ail Maniax Epsode.1 (MANIAX)</text:p>
          </table:table-cell>
          <table:table-cell table:style-name="ce3"/>
          <table:table-cell/>
          <table:table-cell table:style-name="ce2"/>
          <table:table-cell table:style-name="ce11" office:value-type="string">
            <text:p><text:span text:style-name="T5"><text:a xlink:href="http://www.pinkpineapple.co.jp/title/a/airu/1/airu.html" xlink:type="simple">PinkPineapple</text:a></text:span>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魔女狩獵之夜2 (淫魔制服狩)</text:p>
          </table:table-cell>
          <table:table-cell table:style-name="ce3" office:value-type="string">
            <office:annotation draw:style-name="gr1" draw:text-style-name="P1" svg:width="3.191cm" svg:height="2.09cm" svg:x="13.305cm" svg:y="459.951cm" draw:caption-point-x="-1.132cm" draw:caption-point-y="-93.785cm">
              <dc:date>2013-08-01T00:00:00</dc:date>
              <text:p text:style-name="P1"><text:span text:style-name="T3">アイル</text:span><text:span text:style-name="T1">MANIAX <text:s/></text:span><text:span text:style-name="T3">淫魔制服狩り・第３話「早苗・瑞穂、聖服の処女」魔女狩りの夜に・第３話「魔女達の楽園」</text:span></text:p>
            </office:annotation>
            <text:p>アイルMANIAX <text:s/>淫魔制服狩り・魔女狩りの夜に 第2話</text:p>
          </table:table-cell>
          <table:table-cell table:style-name="ce3" office:value-type="string">
            <text:p>Ail Maniax Epsode.2 (MANIAX)</text:p>
          </table:table-cell>
          <table:table-cell table:style-name="ce3"/>
          <table:table-cell/>
          <table:table-cell table:style-name="ce3"/>
          <table:table-cell table:style-name="ce11" office:value-type="string">
            <text:p><text:span text:style-name="T5"><text:a xlink:href="http://www.pinkpineapple.co.jp/title/a/airu/2/airu2.html" xlink:type="simple">PinkPineapple</text:a></text:span>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魔女狩獵之夜3 (淫魔制服狩)</text:p>
          </table:table-cell>
          <table:table-cell table:style-name="ce3" office:value-type="string">
            <office:annotation draw:style-name="gr1" draw:text-style-name="P1" svg:width="3.194cm" svg:height="2.09cm" svg:x="10.188cm" svg:y="463.418cm" draw:caption-point-x="1.985cm" draw:caption-point-y="-96.855cm">
              <dc:date>2013-08-01T00:00:00</dc:date>
              <text:p text:style-name="P1"><text:span text:style-name="T3">アイル</text:span><text:span text:style-name="T1">MANIAX <text:s/></text:span><text:span text:style-name="T3">淫魔制服狩り・第３話「早苗・瑞穂、聖服の処女」魔女狩りの夜に・第３話「魔女達の楽園」</text:span></text:p>
            </office:annotation>
            <text:p>アイルMANIAX <text:s/>淫魔制服狩り・魔女狩りの夜に 第3話</text:p>
          </table:table-cell>
          <table:table-cell table:style-name="ce3" office:value-type="string">
            <text:p>Ail Maniax Epsode.3 (MANIAX)</text:p>
          </table:table-cell>
          <table:table-cell table:style-name="ce3"/>
          <table:table-cell/>
          <table:table-cell table:style-name="ce3"/>
          <table:table-cell table:style-name="ce11" office:value-type="string">
            <text:p><text:span text:style-name="T5"><text:a xlink:href="http://www.pinkpineapple.co.jp/title/a/airu/3/airu3.html" xlink:type="simple">PinkPineapple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魔法女騎士</text:p>
          </table:table-cell>
          <table:table-cell/>
          <table:table-cell office:value-type="string">
            <text:p>MAJOKKO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1">
          <table:table-cell office:value-type="string">
            <text:p>魔法之詩保~第1話~從南極來的使者</text:p>
          </table:table-cell>
          <table:table-cell office:value-type="string">
            <text:p>魔法の詩保ちゃん１「南極よりの使者」</text:p>
          </table:table-cell>
          <table:table-cell table:number-columns-repeated="3"/>
          <table:table-cell table:style-name="ce2" office:value-type="string">
            <text:p><text:span text:style-name="T5"><text:a xlink:href="http://www.bonnou108.jp/am/am10/1004-shiho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魔法之詩保~第2話~夏天的假期</text:p>
          </table:table-cell>
          <table:table-cell office:value-type="string">
            <text:p>魔法の詩保ちゃん２「夏のバカンス」</text:p>
          </table:table-cell>
          <table:table-cell table:number-columns-repeated="3"/>
          <table:table-cell office:value-type="string">
            <text:p>animeros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魔法少女~山~Vol.1 <text:s/>(魔法少女米露露)</text:p>
          </table:table-cell>
          <table:table-cell office:value-type="string">
            <text:p>魔法少女メルル１ 「オーガの山」</text:p>
          </table:table-cell>
          <table:table-cell office:value-type="string">
            <text:p>Magic Woman M 1</text:p>
          </table:table-cell>
          <table:table-cell table:number-columns-repeated="2"/>
          <table:table-cell table:style-name="ce2" office:value-type="string">
            <text:p><text:span text:style-name="T5"><text:a xlink:href="http://www.bonnou108.jp/am/am7/701-GB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魔法少女~沙哈金之河~Vol.2</text:p>
          </table:table-cell>
          <table:table-cell office:value-type="string">
            <text:p>魔法少女メルル２ 「サハギンの河」</text:p>
          </table:table-cell>
          <table:table-cell office:value-type="string">
            <text:p>Magic Woman M 2</text:p>
          </table:table-cell>
          <table:table-cell table:number-columns-repeated="2"/>
          <table:table-cell office:value-type="string">
            <text:p>animeros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魔法少女アイ 1</text:p>
          </table:table-cell>
          <table:table-cell office:value-type="string">
            <text:p>魔法少女アイ VOl.1 <text:s/>魔法少女ハ独リ</text:p>
          </table:table-cell>
          <table:table-cell office:value-type="string">
            <text:p>Mahou Shoujo Ai Vol.1</text:p>
          </table:table-cell>
          <table:table-cell/>
          <table:table-cell office:value-type="string">
            <text:p>2003/08/25 <text:span text:style-name="T8">new~</text:span></text:p>
          </table:table-cell>
          <table:table-cell table:style-name="ce6"/>
          <table:table-cell table:style-name="ce11" office:value-type="string">
            <text:p><text:span text:style-name="T5"><text:a xlink:href="http://www.milky-anime.com/04/ai/ai.html" xlink:type="simple">milky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魔法少女加南 SP 前篇~心跳刺激的夏令營</text:p>
          </table:table-cell>
          <table:table-cell office:value-type="string">
            <text:p>まじかるカナンＳＰ「どきどき！サマーキャンプ！」前編</text:p>
          </table:table-cell>
          <table:table-cell office:value-type="string">
            <text:p>Septem Charm SP 1</text:p>
          </table:table-cell>
          <table:table-cell table:number-columns-repeated="2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l-heart.ne.jp/kanan/kanan5/index.html" xlink:type="simple">れもんはーと</text:a></text:span></text:p>
          </table:table-cell>
          <table:table-cell table:style-name="ce2" office:value-type="string">
            <text:p><text:span text:style-name="T5"><text:a xlink:href="http://www.a-rms.co.jp/f_article/0208/canan/index.html" xlink:type="simple">arms</text:a></text:span></text:p>
          </table:table-cell>
          <table:table-cell table:number-columns-repeated="1016"/>
        </table:table-row>
        <table:table-row table:style-name="ro1">
          <table:table-cell office:value-type="string">
            <text:p>魔法少女加南 SP 後篇~心跳刺激的夏令營</text:p>
          </table:table-cell>
          <table:table-cell office:value-type="string">
            <text:p>まじかるカナンＳＰ「どきどき！サマーキャンプ！」後編</text:p>
          </table:table-cell>
          <table:table-cell office:value-type="string">
            <text:p>Septem Charm SP 2</text:p>
          </table:table-cell>
          <table:table-cell/>
          <table:table-cell office:value-type="string">
            <text:p>2003/02/25 <text:span text:style-name="T8">new~</text:span></text:p>
          </table:table-cell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l-heart.ne.jp/kanan/kanan6/index.html" xlink:type="simple">れもんはーと</text:a></text:span></text:p>
          </table:table-cell>
          <table:table-cell table:style-name="ce2" office:value-type="string">
            <text:p><text:span text:style-name="T5"><text:a xlink:href="http://www.a-rms.co.jp/f_article/0302/canan/index.html" xlink:type="simple">arms</text:a></text:span></text:p>
          </table:table-cell>
          <table:table-cell table:number-columns-repeated="1016"/>
        </table:table-row>
        <table:table-row table:style-name="ro1">
          <table:table-cell office:value-type="string">
            <office:annotation draw:style-name="gr1" draw:text-style-name="P1" svg:width="3.195cm" svg:height="2.09cm" svg:x="4.363cm" svg:y="542.74cm" draw:caption-point-x="1.955cm" draw:caption-point-y="-172.605cm">
              <dc:date>2013-08-01T00:00:00</dc:date>
              <text:p text:style-name="P1"><text:span text:style-name="T3">深紅の魔法戦士カーマイン</text:span></text:p>
            </office:annotation>
            <text:p>魔法少女加南~Vol.1~深紅的魔法戰士卡南</text:p>
          </table:table-cell>
          <table:table-cell office:value-type="string">
            <text:p>まじかるカナンVOL.1「登場！真紅の魔法戦士カーマイン」</text:p>
          </table:table-cell>
          <table:table-cell office:value-type="string">
            <text:p>Septem Charm 1 (Soptom Charm)</text:p>
          </table:table-cell>
          <table:table-cell table:number-columns-repeated="2"/>
          <table:table-cell table:style-name="ce2" office:value-type="string">
            <text:p><text:span text:style-name="T5"><text:a xlink:href="http://www.bonnou108.jp/am/am2/208-kanan.htm" xlink:type="simple">animeros</text:a></text:span></text:p>
          </table:table-cell>
          <table:table-cell table:style-name="ce11" office:value-type="string">
            <text:p><text:span text:style-name="T5"><text:a xlink:href="http://www.l-heart.ne.jp/kanan/kanan1/index2.html" xlink:type="simple">れもんはーと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魔法少女加南~Vol.2~天使之吻, 千鈞一髮</text:p>
          </table:table-cell>
          <table:table-cell office:value-type="string">
            <text:p>まじかるカナンVOL.2「エンジェル・キッス　危機一髪！」</text:p>
          </table:table-cell>
          <table:table-cell office:value-type="string">
            <text:p>Septem Charm 2</text:p>
          </table:table-cell>
          <table:table-cell table:number-columns-repeated="2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l-heart.ne.jp/kanan/kanan2/index.html" xlink:type="simple">れもんはーと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魔法少女加南~Vol.3~激突!</text:p>
          </table:table-cell>
          <table:table-cell office:value-type="string">
            <text:p>まじかるカナンVOL.3「激突！ カーマイン対セルリアンブルー」</text:p>
          </table:table-cell>
          <table:table-cell office:value-type="string">
            <text:p>Septem Charm 3</text:p>
          </table:table-cell>
          <table:table-cell table:number-columns-repeated="2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l-heart.ne.jp/kanan/kanan3/index.html" xlink:type="simple">れもんはーと</text:a></text:span></text:p>
          </table:table-cell>
          <table:table-cell table:style-name="ce2" office:value-type="string">
            <text:p><text:span text:style-name="T5"><text:a xlink:href="http://www.a-rms.co.jp/f_article/0107/canan/index.html" xlink:type="simple">arms</text:a></text:span></text:p>
          </table:table-cell>
          <table:table-cell table:number-columns-repeated="1016"/>
        </table:table-row>
        <table:table-row table:style-name="ro1">
          <table:table-cell office:value-type="string">
            <text:p>魔法少女加南~Vol.4~愛</text:p>
          </table:table-cell>
          <table:table-cell office:value-type="string">
            <text:p>まじかるカナンVOL.4「カーマインより愛をこめて」</text:p>
          </table:table-cell>
          <table:table-cell office:value-type="string">
            <text:p>Septem Charm 4</text:p>
          </table:table-cell>
          <table:table-cell table:number-columns-repeated="2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l-heart.ne.jp/kanan/kanan4/index.html" xlink:type="simple">れもんはーと</text:a></text:span></text:p>
          </table:table-cell>
          <table:table-cell table:style-name="ce2" office:value-type="string">
            <text:p><text:span text:style-name="T5"><text:a xlink:href="http://www.a-rms.co.jp/f_article/0111/canan/index.html" xlink:type="simple">arms</text:a></text:span></text:p>
          </table:table-cell>
          <table:table-cell table:number-columns-repeated="1016"/>
        </table:table-row>
        <table:table-row table:style-name="ro1">
          <table:table-cell office:value-type="string">
            <text:p>魔法微光1</text:p>
          </table:table-cell>
          <table:table-cell office:value-type="string">
            <text:p>マジカルトワイライト 1</text:p>
          </table:table-cell>
          <table:table-cell office:value-type="string">
            <text:p>Magical Twilight ep 1</text:p>
          </table:table-cell>
          <table:table-cell table:number-columns-repeated="2"/>
          <table:table-cell table:style-name="ce11" office:value-type="string">
            <text:p><text:span text:style-name="T5"><text:a xlink:href="http://www.bonnou108.jp/am/am2/204-PINKPINEAPPLE.htm#anchor-KSXA-53805" xlink:type="simple">animeros</text:a></text:span></text:p>
          </table:table-cell>
          <table:table-cell table:style-name="ce12" office:value-type="string">
            <text:p>PinkPineapple</text:p>
          </table:table-cell>
          <table:table-cell table:number-columns-repeated="1017"/>
        </table:table-row>
        <table:table-row table:style-name="ro1">
          <table:table-cell office:value-type="string">
            <text:p>魔法微光2</text:p>
          </table:table-cell>
          <table:table-cell office:value-type="string">
            <text:p>マジカルトワイライト 2</text:p>
          </table:table-cell>
          <table:table-cell office:value-type="string">
            <text:p>Magical Twilight ep 2</text:p>
          </table:table-cell>
          <table:table-cell table:number-columns-repeated="2"/>
          <table:table-cell office:value-type="string">
            <text:p>animeros</text:p>
          </table:table-cell>
          <table:table-cell table:style-name="ce12" office:value-type="string">
            <text:p>PinkPineapple</text:p>
          </table:table-cell>
          <table:table-cell table:number-columns-repeated="1017"/>
        </table:table-row>
        <table:table-row table:style-name="ro1">
          <table:table-cell office:value-type="string">
            <text:p>魔法微光3</text:p>
          </table:table-cell>
          <table:table-cell office:value-type="string">
            <text:p>マジカルトワイライト 3</text:p>
          </table:table-cell>
          <table:table-cell office:value-type="string">
            <text:p>Magical Twilight ep 3</text:p>
          </table:table-cell>
          <table:table-cell table:number-columns-repeated="2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pinkpineapple.co.jp/majikaru/maji.html" xlink:type="simple">PinkPineapple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魔神傳說 1</text:p>
          </table:table-cell>
          <table:table-cell/>
          <table:table-cell office:value-type="string">
            <text:p>Legend of lyon flare part 1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1">
          <table:table-cell office:value-type="string">
            <text:p>魔神傳說 2</text:p>
          </table:table-cell>
          <table:table-cell/>
          <table:table-cell office:value-type="string">
            <text:p>Legend of lyon flare part 2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1">
          <table:table-cell office:value-type="string">
            <text:p>魔討綺譚~斬奸~第1卷</text:p>
          </table:table-cell>
          <table:table-cell office:value-type="string">
            <text:p>魔討綺譚 斬奸 (ZANKAN)～インキュバスの罠</text:p>
          </table:table-cell>
          <table:table-cell office:value-type="string">
            <text:p>Zankan1 <text:s/></text:p>
          </table:table-cell>
          <table:table-cell table:number-columns-repeated="2"/>
          <table:table-cell table:style-name="ce2" office:value-type="string">
            <text:p><text:span text:style-name="T5"><text:a xlink:href="http://www.bonnou108.jp/am/am5/504-PINK.htm" xlink:type="simple">animeros</text:a></text:span></text:p>
          </table:table-cell>
          <table:table-cell table:style-name="ce12" office:value-type="string">
            <text:p>PinkPineapple</text:p>
          </table:table-cell>
          <table:table-cell table:number-columns-repeated="1017"/>
        </table:table-row>
        <table:table-row table:style-name="ro1">
          <table:table-cell office:value-type="string">
            <text:p>魔討綺譚~斬奸~第2卷</text:p>
          </table:table-cell>
          <table:table-cell office:value-type="string">
            <text:p>魔討綺譚 斬奸 (ZANKAN)~そして、ゲートが開いた (完)</text:p>
          </table:table-cell>
          <table:table-cell office:value-type="string">
            <text:p>Zankan2</text:p>
          </table:table-cell>
          <table:table-cell table:number-columns-repeated="2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pinkpineapple.co.jp/zankan/zankan.html" xlink:type="simple">PinkPineapple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魔道都市</text:p>
          </table:table-cell>
          <table:table-cell office:value-type="string">
            <text:p>魔道都市アスタロト</text:p>
          </table:table-cell>
          <table:table-cell table:number-columns-repeated="3"/>
          <table:table-cell table:style-name="ce2" office:value-type="string">
            <text:p><text:span text:style-name="T5"><text:a xlink:href="http://www.bonnou108.jp/am/am15/1501-lemon2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贖罪的教室 BAD END ~前編</text:p>
          </table:table-cell>
          <table:table-cell table:style-name="ce6" office:value-type="string">
            <text:p>BAD END（贖罪の教室）前編</text:p>
          </table:table-cell>
          <table:table-cell office:value-type="string">
            <text:p>BAD END 1</text:p>
          </table:table-cell>
          <table:table-cell table:number-columns-repeated="2"/>
          <table:table-cell table:style-name="ce2" office:value-type="string">
            <text:p><text:span text:style-name="T5"><text:a xlink:href="http://www.bonnou108.jp/am/am9/902-badend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贖罪的教室 BAD END ~後編</text:p>
          </table:table-cell>
          <table:table-cell office:value-type="string">
            <text:p>BAD END（贖罪の教室）後編</text:p>
          </table:table-cell>
          <table:table-cell office:value-type="string">
            <text:p>BAD END 2</text:p>
          </table:table-cell>
          <table:table-cell/>
          <table:table-cell table:style-name="ce6" office:value-type="string">
            <text:p>2003/01/10 <text:span text:style-name="T8">new~</text:span></text:p>
          </table:table-cell>
          <table:table-cell office:value-type="string">
            <text:p>animeros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贖罪的教室~前篇</text:p>
          </table:table-cell>
          <table:table-cell office:value-type="string">
            <text:p>贖罪の教室~前篇</text:p>
          </table:table-cell>
          <table:table-cell table:number-columns-repeated="3"/>
          <table:table-cell table:style-name="ce2" office:value-type="string">
            <text:p><text:span text:style-name="T5"><text:a xlink:href="http://www.bonnou108.jp/am/am7/702-VANILLA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贖罪的教室~後篇</text:p>
          </table:table-cell>
          <table:table-cell office:value-type="string">
            <text:p>贖罪の教室~後篇</text:p>
          </table:table-cell>
          <table:table-cell table:number-columns-repeated="3"/>
          <table:table-cell office:value-type="string">
            <text:p>animeros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戀姬 第一章(戀之卷)</text:p>
          </table:table-cell>
          <table:table-cell office:value-type="string">
            <text:p>恋姫 -第1章「恋の巻」</text:p>
          </table:table-cell>
          <table:table-cell office:value-type="string">
            <text:p>Koihime 1</text:p>
          </table:table-cell>
          <table:table-cell table:number-columns-repeated="2"/>
          <table:table-cell table:style-name="ce2" office:value-type="string">
            <text:p><text:span text:style-name="T5"><text:a xlink:href="http://www.bonnou108.jp/am/am2/204-koihime.htm" xlink:type="simple">animeros</text:a></text:span></text:p>
          </table:table-cell>
          <table:table-cell table:style-name="ce12" office:value-type="string">
            <text:p>PinkPineapple</text:p>
          </table:table-cell>
          <table:table-cell table:number-columns-repeated="1017"/>
        </table:table-row>
        <table:table-row table:style-name="ro1">
          <table:table-cell office:value-type="string">
            <text:p>戀姬 第二章(姬之卷)</text:p>
          </table:table-cell>
          <table:table-cell office:value-type="string">
            <text:p>恋姫 -第2章「姫の巻」</text:p>
          </table:table-cell>
          <table:table-cell office:value-type="string">
            <text:p>Koihime 2</text:p>
          </table:table-cell>
          <table:table-cell table:number-columns-repeated="2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pinkpineapple.co.jp/koihime/koihime.html" xlink:type="simple">PinkPineapple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戀圖~兩個人的距離~</text:p>
          </table:table-cell>
          <table:table-cell office:value-type="string">
            <text:p>恋図～ふたりの距離～</text:p>
          </table:table-cell>
          <table:table-cell office:value-type="string">
            <office:annotation draw:style-name="gr1" draw:text-style-name="P1" svg:width="3.192cm" svg:height="2.089cm" svg:x="14.101cm" svg:y="552.715cm" draw:caption-point-x="2.233cm" draw:caption-point-y="-175.436cm">
              <dc:date>2013-08-01T00:00:00</dc:date>
              <text:p text:style-name="P1"><text:span text:style-name="T1">: The Distance Between The Two</text:span></text:p>
              <text:p text:style-name="P1"><text:span text:style-name="T2"/></text:p>
            </office:annotation>
            <text:p>Renzu (lovepic)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1">
          <table:table-cell office:value-type="string">
            <text:p>變態相談室</text:p>
          </table:table-cell>
          <table:table-cell office:value-type="string">
            <text:p>エッチ相談室</text:p>
          </table:table-cell>
          <table:table-cell table:number-columns-repeated="3"/>
          <table:table-cell table:style-name="ce11" office:value-type="string">
            <text:p><text:span text:style-name="T5"><text:a xlink:href="http://www.bonnou108.jp/am/am10/1006-OTHERS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變體病院物語</text:p>
          </table:table-cell>
          <table:table-cell office:value-type="string">
            <text:p>へんたい病院物語</text:p>
          </table:table-cell>
          <table:table-cell table:number-columns-repeated="3"/>
          <table:table-cell table:style-name="ce11" office:value-type="string">
            <text:p><text:span text:style-name="T5"><text:a xlink:href="http://www.bonnou108.jp/am/am6/606-OTHERS.htm#anchor-OADV-006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 office:value-type="string">
            <text:p>靈能探偵~事件簿 1</text:p>
          </table:table-cell>
          <table:table-cell office:value-type="string">
            <text:p>靈能探偵 1</text:p>
          </table:table-cell>
          <table:table-cell office:value-type="string">
            <text:p>Phantom Hunter Miko 1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1">
          <table:table-cell office:value-type="string">
            <text:p>靈能探偵~事件簿 2</text:p>
          </table:table-cell>
          <table:table-cell office:value-type="string">
            <text:p>靈能探偵 2</text:p>
          </table:table-cell>
          <table:table-cell office:value-type="string">
            <text:p>Phantom Hunter Miko 2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1">
          <table:table-cell office:value-type="string">
            <text:p>堕落 下卷 女教師破壊</text:p>
          </table:table-cell>
          <table:table-cell office:value-type="string">
            <text:p>堕落 下巻 女教師破壊</text:p>
          </table:table-cell>
          <table:table-cell office:value-type="string">
            <text:p>Depravity 3: Destruction of A Female Teacher</text:p>
          </table:table-cell>
          <table:table-cell office:value-type="string">
            <text:p>Daraku</text:p>
          </table:table-cell>
          <table:table-cell table:style-name="ce6" office:value-type="string">
            <text:p>2003/03/18 <text:span text:style-name="T8">new~</text:span></text:p>
          </table:table-cell>
          <table:table-cell table:style-name="ce3" office:value-type="string">
            <text:p>animeros</text:p>
          </table:table-cell>
          <table:table-cell table:style-name="ce11" office:value-type="string">
            <text:p><text:span text:style-name="T5"><text:a xlink:href="http://www.five-w.com/wr/fw0222/fw0222.html" xlink:type="simple">Five Ways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堕落 上卷 女教師破壊</text:p>
          </table:table-cell>
          <table:table-cell office:value-type="string">
            <text:p>堕落 上巻 女教師破壊</text:p>
          </table:table-cell>
          <table:table-cell office:value-type="string">
            <text:p>Depravity 1: Destruction of A Female Teacher</text:p>
          </table:table-cell>
          <table:table-cell office:value-type="string">
            <text:p>Daraku</text:p>
          </table:table-cell>
          <table:table-cell/>
          <table:table-cell table:style-name="ce11" office:value-type="string">
            <text:p><text:span text:style-name="T5"><text:a xlink:href="http://www.bonnou108.jp/am/am7/705-daraku.htm" xlink:type="simple">animeros</text:a></text:span></text:p>
          </table:table-cell>
          <table:table-cell table:style-name="ce11" office:value-type="string">
            <text:p><text:span text:style-name="T5"><text:a xlink:href="http://www.five-w.com/wr/fw0199/fw0199.html" xlink:type="simple">Five Ways</text:a></text:span></text:p>
          </table:table-cell>
          <table:table-cell table:style-name="ce3"/>
          <table:table-cell table:number-columns-repeated="1016"/>
        </table:table-row>
        <table:table-row table:style-name="ro1">
          <table:table-cell office:value-type="string">
            <text:p>堕落 中卷 女教師破壊</text:p>
          </table:table-cell>
          <table:table-cell office:value-type="string">
            <text:p>堕落 中巻 女教師破壊</text:p>
          </table:table-cell>
          <table:table-cell office:value-type="string">
            <text:p>Depravity 2: Destruction of A Female Teacher</text:p>
          </table:table-cell>
          <table:table-cell office:value-type="string">
            <text:p>Daraku</text:p>
          </table:table-cell>
          <table:table-cell table:style-name="ce6" office:value-type="string">
            <text:p>2003/01/18 <text:span text:style-name="T8">new~</text:span></text:p>
          </table:table-cell>
          <table:table-cell table:style-name="ce3" office:value-type="string">
            <text:p>animeros</text:p>
          </table:table-cell>
          <table:table-cell table:style-name="ce11" office:value-type="string">
            <text:p><text:span text:style-name="T5"><text:a xlink:href="http://www.five-w.com/wr/fw0217/fw0217.html" xlink:type="simple">Five Ways</text:a></text:span></text:p>
          </table:table-cell>
          <table:table-cell table:style-name="ce3"/>
          <table:table-cell table:number-columns-repeated="1016"/>
        </table:table-row>
        <table:table-row table:style-name="ro1">
          <table:table-cell table:number-columns-repeated="2" office:value-type="string">
            <text:p>堕靡泥の星</text:p>
          </table:table-cell>
          <table:table-cell table:number-columns-repeated="4"/>
          <table:table-cell table:style-name="ce2" office:value-type="string">
            <text:p><text:span text:style-name="T5"><text:a xlink:href="http://www.bonnou108.jp/am/am5/506-OTHERS.htm" xlink:type="simple">animeros</text:a></text:span></text:p>
          </table:table-cell>
          <table:table-cell table:number-columns-repeated="1017"/>
        </table:table-row>
        <table:table-row table:style-name="ro1">
          <table:table-cell office:value-type="string">
            <text:p>黒瞳皇 完結編</text:p>
          </table:table-cell>
          <table:table-cell/>
          <table:table-cell office:value-type="string">
            <text:p>Kokudo Oh Ep5</text:p>
          </table:table-cell>
          <table:table-cell table:number-columns-repeated="2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five-w.com/cd/cr0014/cr0014.html" xlink:type="simple">Five Ways</text:a></text:span></text:p>
          </table:table-cell>
          <table:table-cell table:number-columns-repeated="1017"/>
        </table:table-row>
        <table:table-row table:style-name="ro1">
          <table:table-cell table:number-columns-repeated="2" office:value-type="string">
            <text:p>黒猫館</text:p>
          </table:table-cell>
          <table:table-cell table:number-columns-repeated="3"/>
          <table:table-cell table:style-name="ce2" office:value-type="string">
            <text:p><text:span text:style-name="T5"><text:a xlink:href="http://www.bonnou108.jp/am/am15/1501-lemon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/>
          <table:table-cell office:value-type="string">
            <text:p>いけない近親相姦</text:p>
          </table:table-cell>
          <table:table-cell table:number-columns-repeated="3"/>
          <table:table-cell table:style-name="ce11" office:value-type="string">
            <text:p><text:span text:style-name="T5"><text:a xlink:href="http://www.bonnou108.jp/am/am12/1201-comicpiss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/>
          <table:table-cell office:value-type="string">
            <text:p>いたずら ～悪戯～</text:p>
          </table:table-cell>
          <table:table-cell table:number-columns-repeated="3"/>
          <table:table-cell table:style-name="ce2" office:value-type="string">
            <text:p><text:span text:style-name="T5"><text:a xlink:href="http://www.bonnou108.jp/am/am13/1301-OTHERS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/>
          <table:table-cell office:value-type="string">
            <text:p>ヴィジョナリィ</text:p>
          </table:table-cell>
          <table:table-cell office:value-type="string">
            <text:p>Visonary 1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1">
          <table:table-cell/>
          <table:table-cell office:value-type="string">
            <text:p>ヴィジョナリィ</text:p>
          </table:table-cell>
          <table:table-cell office:value-type="string">
            <text:p>Visonary 2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1">
          <table:table-cell/>
          <table:table-cell office:value-type="string">
            <text:p>ヴィジョナリィ</text:p>
          </table:table-cell>
          <table:table-cell office:value-type="string">
            <text:p>Visonary 3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1">
          <table:table-cell/>
          <table:table-cell office:value-type="string">
            <text:p>エスカレーション 1～今夜はハードコア～</text:p>
          </table:table-cell>
          <table:table-cell table:number-columns-repeated="3"/>
          <table:table-cell table:style-name="ce2" office:value-type="string">
            <text:p><text:span text:style-name="T5"><text:a xlink:href="http://www.bonnou108.jp/am/am15/1501-lemon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/>
          <table:table-cell office:value-type="string">
            <text:p>エスカレーション 2～禁断のソナタ～天使的午後</text:p>
          </table:table-cell>
          <table:table-cell table:number-columns-repeated="3"/>
          <table:table-cell table:style-name="ce2" office:value-type="string">
            <text:p><text:span text:style-name="T5"><text:a xlink:href="http://www.bonnou108.jp/am/am15/1501-lemon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/>
          <table:table-cell office:value-type="string">
            <text:p>エスカレーション 3 ～天使たちのエピローグ～</text:p>
          </table:table-cell>
          <table:table-cell table:number-columns-repeated="3"/>
          <table:table-cell table:style-name="ce2" office:value-type="string">
            <text:p><text:span text:style-name="T5"><text:a xlink:href="http://www.bonnou108.jp/am/am15/1501-lemon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/>
          <table:table-cell office:value-type="string">
            <text:p>エスパー美少女まなみ</text:p>
          </table:table-cell>
          <table:table-cell table:number-columns-repeated="3"/>
          <table:table-cell table:style-name="ce11" office:value-type="string">
            <text:p><text:span text:style-name="T5"><text:a xlink:href="http://www.bonnou108.jp/am/am2/206-OTHERS.htm#anchor-IHM-S005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/>
          <table:table-cell office:value-type="string">
            <text:p>えっちーず全集</text:p>
          </table:table-cell>
          <table:table-cell table:number-columns-repeated="3"/>
          <table:table-cell table:style-name="ce11" office:value-type="string">
            <text:p><text:span text:style-name="T5"><text:a xlink:href="http://www.bonnou108.jp/am/am4/404-PINK.htm#anchor-KSXA-53555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/>
          <table:table-cell office:value-type="string">
            <text:p>エルフィーナ 第一幕 「踏みにじられし純白の姫花(ハナ)」</text:p>
          </table:table-cell>
          <table:table-cell office:value-type="string">
            <text:p>Elfeana Vol.1</text:p>
          </table:table-cell>
          <table:table-cell/>
          <table:table-cell office:value-type="string">
            <text:p>2003/08/22 <text:span text:style-name="T8">new~</text:span></text:p>
          </table:table-cell>
          <table:table-cell/>
          <table:table-cell table:style-name="ce11" office:value-type="string">
            <text:p><text:span text:style-name="T5"><text:a xlink:href="http://www.pinkpineapple.co.jp/title/a/elfina/1/index.html" xlink:type="simple">PinkPineapple</text:a></text:span>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オナメイドゆみな オナニーお手伝い弁当BOX</text:p>
          </table:table-cell>
          <table:table-cell table:number-columns-repeated="2"/>
          <table:table-cell table:style-name="ce5" office:value-type="string">
            <text:p>2003/05/08 <text:span text:style-name="T8">new~</text:span></text:p>
          </table:table-cell>
          <table:table-cell table:style-name="ce2" office:value-type="string">
            <text:p><text:span text:style-name="T5"><text:a xlink:href="http://www.bonnou108.jp/am/am17/1901-sgwc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/>
          <table:table-cell office:value-type="string">
            <text:p>おねだり人妻遊戯</text:p>
          </table:table-cell>
          <table:table-cell table:number-columns-repeated="3"/>
          <table:table-cell table:style-name="ce11" office:value-type="string">
            <text:p><text:span text:style-name="T5"><text:a xlink:href="http://www.bonnou108.jp/am/am12/1201-comicpiss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/>
          <table:table-cell office:value-type="string">
            <text:p>おもらし恥辱少女 1</text:p>
          </table:table-cell>
          <table:table-cell table:number-columns-repeated="3"/>
          <table:table-cell table:style-name="ce2" office:value-type="string">
            <text:p><text:span text:style-name="T5"><text:a xlink:href="http://www.bonnou108.jp/am/am6/606-OTHERS2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/>
          <table:table-cell office:value-type="string">
            <text:p>おもらし恥辱少女 2</text:p>
          </table:table-cell>
          <table:table-cell table:number-columns-repeated="3"/>
          <table:table-cell office:value-type="string">
            <text:p>animeros</text:p>
          </table:table-cell>
          <table:table-cell table:style-name="ce3"/>
          <table:table-cell table:number-columns-repeated="1017"/>
        </table:table-row>
        <table:table-row table:style-name="ro1">
          <table:table-cell/>
          <table:table-cell office:value-type="string">
            <text:p>くノ一学園忍法帖 外伝 必殺技編・八剣 忍之巻</text:p>
          </table:table-cell>
          <table:table-cell table:number-columns-repeated="3"/>
          <table:table-cell table:style-name="ce3" office:value-type="string">
            <text:p>animeros</text:p>
          </table:table-cell>
          <table:table-cell table:style-name="ce3"/>
          <table:table-cell table:number-columns-repeated="1017"/>
        </table:table-row>
        <table:table-row table:style-name="ro1">
          <table:table-cell/>
          <table:table-cell office:value-type="string">
            <text:p>くノ一学園忍法帖 外伝 必殺技編・真柴 綾之巻</text:p>
          </table:table-cell>
          <table:table-cell table:number-columns-repeated="3"/>
          <table:table-cell table:style-name="ce3" office:value-type="string">
            <text:p>animeros</text:p>
          </table:table-cell>
          <table:table-cell table:style-name="ce3"/>
          <table:table-cell table:number-columns-repeated="1017"/>
        </table:table-row>
        <table:table-row table:style-name="ro1">
          <table:table-cell/>
          <table:table-cell office:value-type="string">
            <text:p>くノ一学園忍法帖 外伝 必殺技編・新條玲子之巻</text:p>
          </table:table-cell>
          <table:table-cell table:number-columns-repeated="3"/>
          <table:table-cell table:style-name="ce11" office:value-type="string">
            <text:p><text:span text:style-name="T5"><text:a xlink:href="http://www.bonnou108.jp/am/am2/209-kunoiti2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/>
          <table:table-cell office:value-type="string">
            <text:p>くノ一学園忍法帖 外伝 必殺技編・影 麗奈之巻</text:p>
          </table:table-cell>
          <table:table-cell table:number-columns-repeated="3"/>
          <table:table-cell table:style-name="ce3" office:value-type="string">
            <text:p>animeros</text:p>
          </table:table-cell>
          <table:table-cell table:style-name="ce3"/>
          <table:table-cell table:number-columns-repeated="1017"/>
        </table:table-row>
        <table:table-row table:style-name="ro1">
          <table:table-cell/>
          <table:table-cell office:value-type="string">
            <text:p>くノ一学園忍法帖 特別総集編</text:p>
          </table:table-cell>
          <table:table-cell table:number-columns-repeated="3"/>
          <table:table-cell table:style-name="ce11" office:value-type="string">
            <text:p><text:span text:style-name="T5"><text:a xlink:href="http://www.bonnou108.jp/am/am2/209-kunoiti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/>
          <table:table-cell office:value-type="string">
            <text:p>くノ一学園忍法帖外伝 完結編・魔界殺法（前編）</text:p>
          </table:table-cell>
          <table:table-cell table:number-columns-repeated="3"/>
          <table:table-cell table:style-name="ce3" office:value-type="string">
            <text:p>animeros</text:p>
          </table:table-cell>
          <table:table-cell table:style-name="ce3"/>
          <table:table-cell table:number-columns-repeated="1017"/>
        </table:table-row>
        <table:table-row table:style-name="ro1">
          <table:table-cell/>
          <table:table-cell office:value-type="string">
            <text:p>くノ一学園忍法帖外伝 完結編・魔界殺法（後編）</text:p>
          </table:table-cell>
          <table:table-cell table:number-columns-repeated="3"/>
          <table:table-cell table:style-name="ce3" office:value-type="string">
            <text:p>animeros</text:p>
          </table:table-cell>
          <table:table-cell table:style-name="ce3"/>
          <table:table-cell table:number-columns-repeated="1017"/>
        </table:table-row>
        <table:table-row table:style-name="ro1">
          <table:table-cell/>
          <table:table-cell office:value-type="string">
            <text:p>コ・コ・ロ… 1</text:p>
          </table:table-cell>
          <table:table-cell table:number-columns-repeated="3"/>
          <table:table-cell table:style-name="ce2" office:value-type="string">
            <text:p><text:span text:style-name="T5"><text:a xlink:href="http://www.bonnou108.jp/am/am5/506-OTHERS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/>
          <table:table-cell office:value-type="string">
            <text:p>コ・コ・ロ… 2</text:p>
          </table:table-cell>
          <table:table-cell table:number-columns-repeated="3"/>
          <table:table-cell office:value-type="string">
            <text:p>animeros</text:p>
          </table:table-cell>
          <table:table-cell table:style-name="ce3"/>
          <table:table-cell table:number-columns-repeated="1017"/>
        </table:table-row>
        <table:table-row table:style-name="ro1">
          <table:table-cell/>
          <table:table-cell office:value-type="string">
            <text:p>ゴータマン 1</text:p>
          </table:table-cell>
          <table:table-cell table:number-columns-repeated="3"/>
          <table:table-cell table:style-name="ce2" office:value-type="string">
            <text:p><text:span text:style-name="T5"><text:a xlink:href="http://www.bonnou108.jp/am/am10/1005-FIVE.htm" xlink:type="simple">animeros</text:a></text:span></text:p>
          </table:table-cell>
          <table:table-cell table:style-name="ce11" office:value-type="string">
            <text:p><text:span text:style-name="T5"><text:a xlink:href="http://www.five-w.com/fw/fw0088/fw0088.html" xlink:type="simple">Five Ways</text:a></text:span>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ゴータマン 2</text:p>
          </table:table-cell>
          <table:table-cell table:number-columns-repeated="3"/>
          <table:table-cell office:value-type="string">
            <text:p>animeros</text:p>
          </table:table-cell>
          <table:table-cell table:style-name="ce11" office:value-type="string">
            <text:p><text:span text:style-name="T5"><text:a xlink:href="http://www.five-w.com/fw/fw0089/fw0089.html" xlink:type="simple">Five Ways</text:a></text:span>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サマーウインド ～少女達が運んだ夏～</text:p>
          </table:table-cell>
          <table:table-cell table:number-columns-repeated="3"/>
          <table:table-cell table:style-name="ce2" office:value-type="string">
            <text:p><text:span text:style-name="T5"><text:a xlink:href="http://www.bonnou108.jp/am/am15/1501-lemon2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/>
          <table:table-cell office:value-type="string">
            <text:p>ジュリエット</text:p>
          </table:table-cell>
          <table:table-cell table:number-columns-repeated="3"/>
          <table:table-cell table:style-name="ce11" office:value-type="string">
            <text:p><text:span text:style-name="T5"><text:a xlink:href="http://www.bonnou108.jp/am/am12/1202-OTHERS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/>
          <table:table-cell office:value-type="string">
            <text:p>スーパーバージン</text:p>
          </table:table-cell>
          <table:table-cell table:number-columns-repeated="3"/>
          <table:table-cell table:style-name="ce2" office:value-type="string">
            <text:p><text:span text:style-name="T5"><text:a xlink:href="http://www.bonnou108.jp/am/am15/1501-lemon.htm" xlink:type="simple">animeros</text:a></text:span></text:p>
          </table:table-cell>
          <table:table-cell table:style-name="ce3"/>
          <table:table-cell table:style-name="ce2"/>
          <table:table-cell table:number-columns-repeated="1016"/>
        </table:table-row>
        <table:table-row table:style-name="ro1">
          <table:table-cell/>
          <table:table-cell office:value-type="string">
            <text:p>ストラトスフェラの妖精 I</text:p>
          </table:table-cell>
          <table:table-cell office:value-type="string">
            <text:p>stratosphera no yousei 1</text:p>
          </table:table-cell>
          <table:table-cell/>
          <table:table-cell table:style-name="ce6" office:value-type="date" office:date-value="2002-11-21">
            <text:p>2002/11/21</text:p>
          </table:table-cell>
          <table:table-cell table:style-name="ce11" office:value-type="string">
            <text:p><text:span text:style-name="T5"><text:a xlink:href="http://www.bonnou108.jp/am/am2/213-got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/>
          <table:table-cell office:value-type="string">
            <text:p>ストラトスフェラの妖精 II</text:p>
          </table:table-cell>
          <table:table-cell office:value-type="string">
            <text:p>stratosphera no yousei 2</text:p>
          </table:table-cell>
          <table:table-cell/>
          <table:table-cell table:style-name="ce6" office:value-type="date" office:date-value="2002-12-12">
            <text:p>2002/12/12</text:p>
          </table:table-cell>
          <table:table-cell table:style-name="ce3" office:value-type="string">
            <text:p>animeros</text:p>
          </table:table-cell>
          <table:table-cell table:style-name="ce3"/>
          <table:table-cell table:number-columns-repeated="1017"/>
        </table:table-row>
        <table:table-row table:style-name="ro1">
          <table:table-cell/>
          <table:table-cell office:value-type="string">
            <text:p>ストラトスフェラの妖精 III</text:p>
          </table:table-cell>
          <table:table-cell office:value-type="string">
            <text:p>stratosphera no yousei 3</text:p>
          </table:table-cell>
          <table:table-cell/>
          <table:table-cell table:style-name="ce6" office:value-type="date" office:date-value="2002-12-26">
            <text:p>2002/12/26</text:p>
          </table:table-cell>
          <table:table-cell table:style-name="ce3" office:value-type="string">
            <text:p>animeros</text:p>
          </table:table-cell>
          <table:table-cell table:style-name="ce3"/>
          <table:table-cell table:number-columns-repeated="1017"/>
        </table:table-row>
        <table:table-row table:style-name="ro1">
          <table:table-cell/>
          <table:table-cell office:value-type="string">
            <text:p>スパイラルオーヴァ vol.1</text:p>
          </table:table-cell>
          <table:table-cell table:number-columns-repeated="3"/>
          <table:table-cell table:style-name="ce2" office:value-type="string">
            <text:p><text:span text:style-name="T5"><text:a xlink:href="http://www.bonnou108.jp/am/am5/505-FIVE.htm" xlink:type="simple">animeros</text:a></text:span></text:p>
          </table:table-cell>
          <table:table-cell table:style-name="ce11" office:value-type="string">
            <text:p><text:span text:style-name="T5"><text:a xlink:href="http://www.five-w.com/wr/fw0120/fw0120.html" xlink:type="simple">Five Ways</text:a></text:span>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ソウル美人記者　愛欲インサイダー　</text:p>
          </table:table-cell>
          <table:table-cell table:number-columns-repeated="3"/>
          <table:table-cell table:style-name="ce2" office:value-type="string">
            <text:p><text:span text:style-name="T5"><text:a xlink:href="http://www.bonnou108.jp/am/am5/508-TMC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/>
          <table:table-cell office:value-type="string">
            <text:p>ドール沙綾</text:p>
          </table:table-cell>
          <table:table-cell table:number-columns-repeated="3"/>
          <table:table-cell table:style-name="ce11" office:value-type="string">
            <text:p><text:span text:style-name="T5"><text:a xlink:href="http://www.bonnou108.jp/am/am6/606-OTHERS.htm#anchor-OADV-006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/>
          <table:table-cell office:value-type="string">
            <text:p>ドキドキ近親相姦</text:p>
          </table:table-cell>
          <table:table-cell/>
          <table:table-cell office:value-type="string">
            <text:p>ドキドキ=心撲通撲通的跳</text:p>
          </table:table-cell>
          <table:table-cell/>
          <table:table-cell table:style-name="ce11" office:value-type="string">
            <text:p><text:span text:style-name="T5"><text:a xlink:href="http://www.bonnou108.jp/am/am12/1201-comicpiss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/>
          <table:table-cell office:value-type="string">
            <text:p>トライゼット</text:p>
          </table:table-cell>
          <table:table-cell table:number-columns-repeated="3"/>
          <table:table-cell table:style-name="ce2" office:value-type="string">
            <text:p><text:span text:style-name="T5"><text:a xlink:href="http://www.bonnou108.jp/am/am5/506-OTHERS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/>
          <table:table-cell table:style-name="ce3" office:value-type="string">
            <text:p>ドラゴンピンク</text:p>
          </table:table-cell>
          <table:table-cell table:style-name="ce3" office:value-type="string">
            <text:p>Dragon Pink-1: A Tale of Three Kitties</text:p>
          </table:table-cell>
          <table:table-cell table:style-name="ce3"/>
          <table:table-cell/>
          <table:table-cell table:style-name="ce11" office:value-type="string">
            <text:p><text:span text:style-name="T5"><text:a xlink:href="http://www.bonnou108.jp/am/am2/204-PINKPINEAPPLE.htm#anchor-KSXA-53805" xlink:type="simple">animeros</text:a></text:span></text:p>
          </table:table-cell>
          <table:table-cell table:style-name="ce11" office:value-type="string">
            <text:p><text:span text:style-name="T5"><text:a xlink:href="http://www.pinkpineapple.co.jp/dorapin/d.html" xlink:type="simple">PinkPineapple</text:a></text:span>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3" office:value-type="string">
            <text:p>ドラゴンピンク</text:p>
          </table:table-cell>
          <table:table-cell table:style-name="ce3" office:value-type="string">
            <text:p>Dragon Pink-2</text:p>
          </table:table-cell>
          <table:table-cell table:style-name="ce3"/>
          <table:table-cell/>
          <table:table-cell table:style-name="ce3" office:value-type="string">
            <text:p>animeros</text:p>
          </table:table-cell>
          <table:table-cell table:style-name="ce12" office:value-type="string">
            <text:p>PinkPineapple</text:p>
          </table:table-cell>
          <table:table-cell table:number-columns-repeated="1017"/>
        </table:table-row>
        <table:table-row table:style-name="ro1">
          <table:table-cell table:style-name="ce3"/>
          <table:table-cell table:style-name="ce3" office:value-type="string">
            <text:p>ドラゴンピンク</text:p>
          </table:table-cell>
          <table:table-cell table:style-name="ce3" office:value-type="string">
            <text:p>Dragon Pink-3</text:p>
          </table:table-cell>
          <table:table-cell table:style-name="ce3"/>
          <table:table-cell/>
          <table:table-cell table:style-name="ce3" office:value-type="string">
            <text:p>animeros</text:p>
          </table:table-cell>
          <table:table-cell table:style-name="ce12" office:value-type="string">
            <text:p>PinkPineapple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とらぶる 1「従属の証に契りを…」EVOCATION</text:p>
          </table:table-cell>
          <table:table-cell office:value-type="string">
            <text:p>EVOCATION 1</text:p>
          </table:table-cell>
          <table:table-cell table:number-columns-repeated="2"/>
          <table:table-cell table:style-name="ce2" office:value-type="string">
            <text:p><text:span text:style-name="T5"><text:a xlink:href="http://www.bonnou108.jp/am/am6/604-PINK.htm" xlink:type="simple">animeros</text:a></text:span></text:p>
          </table:table-cell>
          <table:table-cell table:style-name="ce11" office:value-type="string">
            <text:p><text:span text:style-name="T5"><text:a xlink:href="http://www.pinkpineapple.co.jp/toraburu/tora.html" xlink:type="simple">PinkPineapple</text:a></text:span>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とらぶる 2「ご主人さまがいいって言うまで…」</text:p>
          </table:table-cell>
          <table:table-cell office:value-type="string">
            <text:p>EVOCATION 2</text:p>
          </table:table-cell>
          <table:table-cell table:number-columns-repeated="2"/>
          <table:table-cell office:value-type="string">
            <text:p>animeros</text:p>
          </table:table-cell>
          <table:table-cell table:style-name="ce12" office:value-type="string">
            <text:p>PinkPineapple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ドリームハザード ～悪魔のイメージプログラム～</text:p>
          </table:table-cell>
          <table:table-cell office:value-type="string">
            <text:p>Dream Hazard</text:p>
          </table:table-cell>
          <table:table-cell table:number-columns-repeated="2"/>
          <table:table-cell table:style-name="ce2" office:value-type="string">
            <text:p><text:span text:style-name="T5"><text:a xlink:href="http://www.bonnou108.jp/am/am5/506-OTHERS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/>
          <table:table-cell office:value-type="string">
            <text:p>なりすスクランブル</text:p>
          </table:table-cell>
          <table:table-cell table:number-columns-repeated="3"/>
          <table:table-cell table:style-name="ce2" office:value-type="string">
            <text:p><text:span text:style-name="T5"><text:a xlink:href="http://www.bonnou108.jp/am/am15/1501-lemon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/>
          <table:table-cell office:value-type="string">
            <text:p>ぬるぬる 女子寮の艶事</text:p>
          </table:table-cell>
          <table:table-cell/>
          <table:table-cell office:value-type="string">
            <text:p>3D動畫</text:p>
          </table:table-cell>
          <table:table-cell office:value-type="string">
            <text:p>2003/07/23 <text:span text:style-name="T8">new~</text:span></text:p>
          </table:table-cell>
          <table:table-cell table:style-name="ce2" office:value-type="string">
            <text:p><text:span text:style-name="T5"><text:a xlink:href="http://www.bonnou108.jp/am/am12/1203-eants.htm" xlink:type="simple">animeros</text:a></text:span></text:p>
          </table:table-cell>
          <table:table-cell table:style-name="ce11"/>
          <table:table-cell table:style-name="ce3"/>
          <table:table-cell table:number-columns-repeated="1016"/>
        </table:table-row>
        <table:table-row table:style-name="ro1">
          <table:table-cell/>
          <table:table-cell office:value-type="string">
            <text:p>ぬれぬれ姉妹相姦</text:p>
          </table:table-cell>
          <table:table-cell table:number-columns-repeated="3"/>
          <table:table-cell table:style-name="ce11" office:value-type="string">
            <text:p><text:span text:style-name="T5"><text:a xlink:href="http://www.bonnou108.jp/am/am12/1201-comicpiss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/>
          <table:table-cell office:value-type="string">
            <text:p>バーチャコール 2~ACCESS 1「バーチャコールの世界へようこそ」</text:p>
          </table:table-cell>
          <table:table-cell office:value-type="string">
            <text:p>Virtuacall 2~Access 1</text:p>
          </table:table-cell>
          <table:table-cell table:number-columns-repeated="2"/>
          <table:table-cell table:style-name="ce2" office:value-type="string">
            <text:p><text:span text:style-name="T5"><text:a xlink:href="http://www.bonnou108.jp/am/am4/4-virtucall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/>
          <table:table-cell office:value-type="string">
            <text:p>バーチャコール 2~ACCESS 2「本当の想いを君に」</text:p>
          </table:table-cell>
          <table:table-cell office:value-type="string">
            <text:p>Virtuacall 2~Access 2</text:p>
          </table:table-cell>
          <table:table-cell table:number-columns-repeated="2"/>
          <table:table-cell office:value-type="string">
            <text:p>animeros</text:p>
          </table:table-cell>
          <table:table-cell table:style-name="ce3"/>
          <table:table-cell table:number-columns-repeated="1017"/>
        </table:table-row>
        <table:table-row table:style-name="ro1">
          <table:table-cell/>
          <table:table-cell office:value-type="string">
            <text:p>ハプニングサマー</text:p>
          </table:table-cell>
          <table:table-cell table:number-columns-repeated="3"/>
          <table:table-cell table:style-name="ce2" office:value-type="string">
            <text:p><text:span text:style-name="T5"><text:a xlink:href="http://www.bonnou108.jp/am/am15/1501-lemon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/>
          <table:table-cell office:value-type="string">
            <text:p>バルテュス～ティアの輝き～</text:p>
          </table:table-cell>
          <table:table-cell office:value-type="string">
            <text:p>The Best of Kitty Vol.2</text:p>
          </table:table-cell>
          <table:table-cell table:number-columns-repeated="2"/>
          <table:table-cell table:style-name="ce11" office:value-type="string">
            <text:p><text:span text:style-name="T5"><text:a xlink:href="http://www.bonnou108.jp/am/am2/206-OTHERS.htm#anchor-IHM-S005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/>
          <table:table-cell office:value-type="string">
            <text:p>はるみちゃんのおいた</text:p>
          </table:table-cell>
          <table:table-cell table:number-columns-repeated="3"/>
          <table:table-cell table:style-name="ce2" office:value-type="string">
            <text:p><text:span text:style-name="T5"><text:a xlink:href="http://www.bonnou108.jp/am/am6/606-OTHERS2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/>
          <table:table-cell office:value-type="string">
            <text:p>フェアリーフォレスト レミちゃん</text:p>
          </table:table-cell>
          <table:table-cell table:number-columns-repeated="3"/>
          <table:table-cell table:style-name="ce11" office:value-type="string">
            <text:p><text:span text:style-name="T5"><text:a xlink:href="http://www.bonnou108.jp/am/am6/606-OTHERS.htm#anchor-OADV-006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/>
          <table:table-cell office:value-type="string">
            <text:p>フ-リガン 前篇</text:p>
          </table:table-cell>
          <table:table-cell office:value-type="string">
            <text:p>Hooligan Vol.1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1">
          <table:table-cell/>
          <table:table-cell office:value-type="string">
            <text:p>フ-リガン 後篇</text:p>
          </table:table-cell>
          <table:table-cell office:value-type="string">
            <text:p>Hooligan Vol.2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1">
          <table:table-cell/>
          <table:table-cell table:style-name="ce3" office:value-type="string">
            <text:p>プリンセスロード 薔薇と髑髏の紋章</text:p>
          </table:table-cell>
          <table:table-cell table:style-name="ce3" office:value-type="string">
            <text:p>The Best of Kitty Vol.4 Erotic Torture Chamber</text:p>
          </table:table-cell>
          <table:table-cell table:style-name="ce3"/>
          <table:table-cell/>
          <table:table-cell table:style-name="ce2" office:value-type="string">
            <text:p><text:span text:style-name="T5"><text:a xlink:href="http://www.bonnou108.jp/am/am2/205-FIVEWAYS.htm#anchor-FWD-0037" xlink:type="simple">animeros</text:a></text:span></text:p>
          </table:table-cell>
          <table:table-cell table:style-name="ce11" office:value-type="string">
            <text:p><text:span text:style-name="T5"><text:a xlink:href="http://www.five-w.com/fw/fw0076/fw0076.html" xlink:type="simple">Five Ways</text:a></text:span>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ボクの彼氏はジュリエット side.A</text:p>
          </table:table-cell>
          <table:table-cell/>
          <table:table-cell office:value-type="string">
            <text:p>(女性向作品) <text:s/></text:p>
          </table:table-cell>
          <table:table-cell office:value-type="string">
            <text:p>2003/06/11 <text:span text:style-name="T8">new~</text:span></text:p>
          </table:table-cell>
          <table:table-cell table:style-name="ce2" office:value-type="string">
            <text:p><text:span text:style-name="T5"><text:a xlink:href="http://www.bonnou108.jp/am/am17/2002-sdxd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/>
          <table:table-cell office:value-type="string">
            <text:p>メイド召しませ麻彩</text:p>
          </table:table-cell>
          <table:table-cell table:number-columns-repeated="3"/>
          <table:table-cell table:style-name="ce11" office:value-type="string">
            <text:p><text:span text:style-name="T5"><text:a xlink:href="http://www.bonnou108.jp/am/am6/606-OTHERS.htm#anchor-OADV-006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/>
          <table:table-cell office:value-type="string">
            <text:p>もぎたてマリナちゃん</text:p>
          </table:table-cell>
          <table:table-cell table:number-columns-repeated="3"/>
          <table:table-cell table:style-name="ce2" office:value-type="string">
            <text:p><text:span text:style-name="T5"><text:a xlink:href="http://www.bonnou108.jp/am/am2/205-FIVEWAYS.htm#anchor-FWD-0037" xlink:type="simple">animeros</text:a></text:span></text:p>
          </table:table-cell>
          <table:table-cell table:style-name="ce11" office:value-type="string">
            <text:p><text:span text:style-name="T5"><text:a xlink:href="http://www.five-w.com/wr/fw0122/fw0122.html" xlink:type="simple">Five Ways</text:a></text:span>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モラルハザード</text:p>
          </table:table-cell>
          <table:table-cell table:number-columns-repeated="3"/>
          <table:table-cell table:style-name="ce2" office:value-type="string">
            <text:p><text:span text:style-name="T5"><text:a xlink:href="http://www.bonnou108.jp/am/am7/706-OTHERS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/>
          <table:table-cell office:value-type="string">
            <text:p>ゆめいろBUNNY</text:p>
          </table:table-cell>
          <table:table-cell table:number-columns-repeated="3"/>
          <table:table-cell table:style-name="ce2" office:value-type="string">
            <text:p><text:span text:style-name="T5"><text:a xlink:href="http://www.bonnou108.jp/am/am15/1501-lemon2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/>
          <table:table-cell office:value-type="string">
            <text:p>ランジェリー戦士 パピヨンローゼ</text:p>
          </table:table-cell>
          <table:table-cell table:number-columns-repeated="2"/>
          <table:table-cell table:style-name="ce6" office:value-type="string">
            <text:p>2003/04/25 <text:span text:style-name="T8">new~</text:span></text:p>
          </table:table-cell>
          <table:table-cell table:style-name="ce11" office:value-type="string">
            <text:p><text:span text:style-name="T5"><text:a xlink:href="http://www.bonnou108.jp/am/am2/203-papiyon.htm" xlink:type="simple">animeros</text:a></text:span></text:p>
          </table:table-cell>
          <table:table-cell table:style-name="ce11" office:value-type="string">
            <text:p><text:span text:style-name="T5"><text:a xlink:href="http://www5b.biglobe.ne.jp/~novy/" xlink:type="simple">milky</text:a></text:span></text:p>
          </table:table-cell>
          <table:table-cell table:style-name="ce3"/>
          <table:table-cell table:number-columns-repeated="1016"/>
        </table:table-row>
        <table:table-row table:style-name="ro1">
          <table:table-cell/>
          <table:table-cell office:value-type="string">
            <text:p>リヨン伝説フレア 1</text:p>
          </table:table-cell>
          <table:table-cell table:number-columns-repeated="3"/>
          <table:table-cell table:style-name="ce11" office:value-type="string">
            <text:p><text:span text:style-name="T5"><text:a xlink:href="http://www.bonnou108.jp/am/am2/212-riyon2.htm#FF-18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/>
          <table:table-cell office:value-type="string">
            <text:p>リヨン伝説フレア 2～禁断の惑星～</text:p>
          </table:table-cell>
          <table:table-cell table:number-columns-repeated="3"/>
          <table:table-cell table:style-name="ce3" office:value-type="string">
            <text:p>animeros</text:p>
          </table:table-cell>
          <table:table-cell table:style-name="ce3"/>
          <table:table-cell table:number-columns-repeated="1017"/>
        </table:table-row>
        <table:table-row table:style-name="ro3">
          <table:table-cell/>
          <table:table-cell office:value-type="string">
            <text:p>レズ病棟 1～涼華女学園附属病院</text:p>
          </table:table-cell>
          <table:table-cell table:number-columns-repeated="2"/>
          <table:table-cell office:value-type="string">
            <text:p>2003/03/06 <text:span text:style-name="T8">new~</text:span></text:p>
          </table:table-cell>
          <table:table-cell table:style-name="ce2" office:value-type="string">
            <text:p><text:span text:style-name="T5"><text:a xlink:href="http://www.bonnou108.jp/am/am6/611-sgrd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/>
          <table:table-cell office:value-type="string">
            <text:p>レズ病棟 2～調教夜</text:p>
          </table:table-cell>
          <table:table-cell table:number-columns-repeated="2"/>
          <table:table-cell table:style-name="ce5" office:value-type="string">
            <office:annotation draw:style-name="gr1" draw:text-style-name="P1" svg:width="3.191cm" svg:height="0.925cm" svg:x="22.026cm" svg:y="535.544cm" draw:caption-point-x="-1.081cm" draw:caption-point-y="-128.447cm">
              <dc:date>2013-08-01T00:00:00</dc:date>
              <text:p text:style-name="P1"><text:span text:style-name="T3">「恥辱</text:span><text:span text:style-name="T3">×</text:span><text:span text:style-name="T3">悦楽＝肉欲の餌食」</text:span></text:p>
              <text:p text:style-name="P1"><text:span text:style-name="T2"/></text:p>
            </office:annotation>
            <text:p>2003/06/06 <text:span text:style-name="T8">new~</text:span></text:p>
          </table:table-cell>
          <table:table-cell table:style-name="ce2" office:value-type="string">
            <text:p><text:span text:style-name="T5"><text:a xlink:href="http://www.bonnou108.jp/am/am6/611-sgrd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/>
          <table:table-cell office:value-type="string">
            <text:p>二人のハートブレイクライブ</text:p>
          </table:table-cell>
          <table:table-cell table:number-columns-repeated="3"/>
          <table:table-cell table:style-name="ce2" office:value-type="string">
            <text:p><text:span text:style-name="T5"><text:a xlink:href="http://www.bonnou108.jp/am/am15/1501-lemon2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/>
          <table:table-cell office:value-type="string">
            <text:p>人形使い</text:p>
          </table:table-cell>
          <table:table-cell office:value-type="string">
            <text:p>The Best of Kitty Vol.3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1">
          <table:table-cell/>
          <table:table-cell office:value-type="string">
            <text:p>幻のくりいむレモン パート０</text:p>
          </table:table-cell>
          <table:table-cell table:number-columns-repeated="3"/>
          <table:table-cell table:style-name="ce2" office:value-type="string">
            <text:p><text:span text:style-name="T5"><text:a xlink:href="http://www.bonnou108.jp/am/am15/1501-lemon2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/>
          <table:table-cell office:value-type="string">
            <text:p>世紀末麗魔伝キメイラ</text:p>
          </table:table-cell>
          <table:table-cell office:value-type="string">
            <text:p>The Best of Kitty Vol.3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1">
          <table:table-cell/>
          <table:table-cell office:value-type="string">
            <text:p>幼●美少女みるくちゃん</text:p>
          </table:table-cell>
          <table:table-cell table:number-columns-repeated="3"/>
          <table:table-cell table:style-name="ce11" office:value-type="string">
            <text:p><text:span text:style-name="T5"><text:a xlink:href="http://www.bonnou108.jp/am/am9/906-OTHERS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/>
          <table:table-cell office:value-type="string">
            <text:p>妖美マゾアニメ 秘悦の貴婦人１</text:p>
          </table:table-cell>
          <table:table-cell table:number-columns-repeated="2"/>
          <table:table-cell table:style-name="ce6" office:value-type="string">
            <text:p>2003/06/27 <text:span text:style-name="T8">new~</text:span></text:p>
          </table:table-cell>
          <table:table-cell table:style-name="ce2" office:value-type="string">
            <text:p><text:span text:style-name="T5"><text:a xlink:href="http://www.bonnou108.jp/am/am12/rabbit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/>
          <table:table-cell office:value-type="string">
            <text:p>妻みぐい Chance.1「わたしとえっちしてみる?」</text:p>
          </table:table-cell>
          <table:table-cell office:value-type="string">
            <text:p>Tsumamigui～Chance.1</text:p>
          </table:table-cell>
          <table:table-cell office:value-type="string">
            <text:p>sakuhin utukusiki</text:p>
          </table:table-cell>
          <table:table-cell table:style-name="ce5" office:value-type="string">
            <text:p>2003/08/22 <text:span text:style-name="T8">new~</text:span></text:p>
          </table:table-cell>
          <table:table-cell table:style-name="ce2"/>
          <table:table-cell table:style-name="ce11"/>
          <table:table-cell table:number-columns-repeated="1017"/>
        </table:table-row>
        <table:table-row table:style-name="ro1">
          <table:table-cell/>
          <table:table-cell office:value-type="string">
            <text:p>妻みぐい~Chance.0「わたしをcheckしてみる？」</text:p>
          </table:table-cell>
          <table:table-cell office:value-type="string">
            <text:p>Tsumamigui～Chance.0</text:p>
          </table:table-cell>
          <table:table-cell office:value-type="string">
            <text:p>sakuhin utukusiki</text:p>
          </table:table-cell>
          <table:table-cell table:style-name="ce5" office:value-type="string">
            <text:p>2003/06/27 <text:span text:style-name="T8">new~</text:span></text:p>
          </table:table-cell>
          <table:table-cell table:style-name="ce2" office:value-type="string">
            <text:p><text:span text:style-name="T5"><text:a xlink:href="http://www.bonnou108.jp/am/am4/404-tuma.htm" xlink:type="simple">animeros</text:a></text:span></text:p>
          </table:table-cell>
          <table:table-cell table:style-name="ce11" office:value-type="string">
            <text:p><text:span text:style-name="T5"><text:a xlink:href="http://www.pinkpineapple.co.jp/title/ta/tsumami/1/index.html" xlink:type="simple">PinkPineapple</text:a></text:span>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放課後マニア倶楽部 collection.1 「雛子と倫子と M ( マゾ ) のLesson」</text:p>
          </table:table-cell>
          <table:table-cell office:value-type="string">
            <text:p>Houkago Mania Club Vol.1</text:p>
          </table:table-cell>
          <table:table-cell/>
          <table:table-cell table:style-name="ce6" office:value-type="string">
            <text:p>2003/07/25 <text:span text:style-name="T8">new~</text:span></text:p>
          </table:table-cell>
          <table:table-cell table:style-name="ce2" office:value-type="string">
            <text:p><text:span text:style-name="T5"><text:a xlink:href="http://www.bonnou108.jp/am/am9/904-houkago.htm" xlink:type="simple">animeros</text:a></text:span></text:p>
          </table:table-cell>
          <table:table-cell table:style-name="ce11" office:value-type="string">
            <text:p><text:span text:style-name="T5"><text:a xlink:href="http://www.pinkpineapple.co.jp/title/ha/hokago/1/index.html" xlink:type="simple">PinkPineapple</text:a></text:span>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青い性 ～アンジェ＆ローズ～</text:p>
          </table:table-cell>
          <table:table-cell table:number-columns-repeated="3"/>
          <table:table-cell table:style-name="ce2" office:value-type="string">
            <text:p><text:span text:style-name="T5"><text:a xlink:href="http://www.bonnou108.jp/am/am15/1501-lemon2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/>
          <table:table-cell office:value-type="string">
            <text:p>恥宮のアンドローラ</text:p>
          </table:table-cell>
          <table:table-cell table:number-columns-repeated="3"/>
          <table:table-cell table:style-name="ce2" office:value-type="string">
            <text:p><text:span text:style-name="T5"><text:a xlink:href="http://www.bonnou108.jp/am/am3/306-OTHERS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/>
          <table:table-cell office:value-type="string">
            <text:p>森山塔ゲストスペシャル5時間目のヴィーナス</text:p>
          </table:table-cell>
          <table:table-cell table:number-columns-repeated="3"/>
          <table:table-cell table:style-name="ce2" office:value-type="string">
            <text:p><text:span text:style-name="T5"><text:a xlink:href="http://www.bonnou108.jp/am/am15/1501-lemon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/>
          <table:table-cell office:value-type="string">
            <text:p>森山塔スペシャル 2 放課後××× </text:p>
          </table:table-cell>
          <table:table-cell table:number-columns-repeated="3"/>
          <table:table-cell table:style-name="ce2" office:value-type="string">
            <text:p><text:span text:style-name="T5"><text:a xlink:href="http://www.bonnou108.jp/am/am15/1501-lemon2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/>
          <table:table-cell office:value-type="string">
            <text:p>森山塔ベストヒットそうかもしんない完全版</text:p>
          </table:table-cell>
          <table:table-cell table:number-columns-repeated="3"/>
          <table:table-cell table:style-name="ce2" office:value-type="string">
            <text:p><text:span text:style-name="T5"><text:a xlink:href="http://www.bonnou108.jp/am/am15/1501-lemon2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/>
          <table:table-cell office:value-type="string">
            <text:p>等身大マイラバー ～ミナミ VS メカミナミ～</text:p>
          </table:table-cell>
          <table:table-cell table:number-columns-repeated="3"/>
          <table:table-cell table:style-name="ce11" office:value-type="string">
            <text:p><text:span text:style-name="T5"><text:a xlink:href="http://www.bonnou108.jp/am/am10/1006-OTHERS.htm" xlink:type="simple">animeros</text:a></text:span>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/>
          <table:table-cell office:value-type="string">
            <text:p>新リヨン伝説　もう一人のフレア</text:p>
          </table:table-cell>
          <table:table-cell table:number-columns-repeated="3"/>
          <table:table-cell table:style-name="ce3" office:value-type="string">
            <text:p>animeros</text:p>
          </table:table-cell>
          <table:table-cell table:style-name="ce3"/>
          <table:table-cell table:number-columns-repeated="1017"/>
        </table:table-row>
        <table:table-row table:style-name="ro1">
          <table:table-cell/>
          <table:table-cell office:value-type="string">
            <text:p>新リヨン伝説　漆黒の魔神</text:p>
          </table:table-cell>
          <table:table-cell table:number-columns-repeated="3"/>
          <table:table-cell table:style-name="ce3" office:value-type="string">
            <text:p>animeros</text:p>
          </table:table-cell>
          <table:table-cell table:style-name="ce3"/>
          <table:table-cell table:number-columns-repeated="1017"/>
        </table:table-row>
        <table:table-row table:style-name="ro1">
          <table:table-cell/>
          <table:table-cell office:value-type="string">
            <text:p>新リヨン伝説フレア 漆黒の魔神</text:p>
          </table:table-cell>
          <table:table-cell office:value-type="string">
            <text:p>The Best of Kitty Vol.2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1">
          <table:table-cell/>
          <table:table-cell office:value-type="string">
            <text:p>蒼い告白</text:p>
          </table:table-cell>
          <table:table-cell office:value-type="string">
            <text:p>kokuhaku</text:p>
          </table:table-cell>
          <table:table-cell/>
          <table:table-cell table:style-name="ce5" office:value-type="string">
            <text:p>2003/02/25 <text:span text:style-name="T8">new~</text:span></text:p>
          </table:table-cell>
          <table:table-cell table:style-name="ce11" office:value-type="string">
            <text:p><text:span text:style-name="T5"><text:a xlink:href="http://www.bonnou108.jp/am/am7/703-MILKY.htm" xlink:type="simple">animeros</text:a></text:span></text:p>
          </table:table-cell>
          <table:table-cell table:style-name="ce11" office:value-type="string">
            <text:p><text:span text:style-name="T5"><text:a xlink:href="http://www.milky-anime.com/04/kokuhaku/kokuhaku.html" xlink:type="simple">milky</text:a></text:span>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亜麻木硅ベストヒットチェリーなゆううつ完全版</text:p>
          </table:table-cell>
          <table:table-cell table:number-columns-repeated="3"/>
          <table:table-cell table:style-name="ce2" office:value-type="string">
            <text:p><text:span text:style-name="T5"><text:a xlink:href="http://www.bonnou108.jp/am/am15/1501-lemon2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/>
          <table:table-cell office:value-type="string">
            <text:p>学園まりあ ～爆乳ティーチャーズ～</text:p>
          </table:table-cell>
          <table:table-cell table:number-columns-repeated="3"/>
          <table:table-cell table:style-name="ce2" office:value-type="string">
            <text:p><text:span text:style-name="T5"><text:a xlink:href="http://www.bonnou108.jp/am/am9/901-GB.htm" xlink:type="simple">animeros</text:a></text:span></text:p>
          </table:table-cell>
          <table:table-cell table:style-name="ce3"/>
          <table:table-cell table:number-columns-repeated="1017"/>
        </table:table-row>
        <table:table-row table:style-name="ro1">
          <table:table-cell/>
          <table:table-cell office:value-type="string">
            <text:p>学園まりあ～爆乳ティーチャーズ～</text:p>
          </table:table-cell>
          <table:table-cell table:number-columns-repeated="4"/>
          <table:table-cell table:style-name="ce11" office:value-type="string">
            <text:p><text:span text:style-name="T5"><text:a xlink:href="http://www.green-bunny.com/catalog/backup/maria.html" xlink:type="simple">GREEN BUNNY</text:a></text:span>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絶倫アクロバットおやじ</text:p>
          </table:table-cell>
          <table:table-cell/>
          <table:table-cell office:value-type="string">
            <text:p>3D動畫</text:p>
          </table:table-cell>
          <table:table-cell office:value-type="string">
            <text:p>2003/07/23 <text:span text:style-name="T8">new~</text:span></text:p>
          </table:table-cell>
          <table:table-cell table:style-name="ce2" office:value-type="string">
            <text:p><text:span text:style-name="T5"><text:a xlink:href="http://www.bonnou108.jp/am/am12/1203-eants.htm" xlink:type="simple">animeros</text:a></text:span></text:p>
          </table:table-cell>
          <table:table-cell table:style-name="ce11"/>
          <table:table-cell table:style-name="ce3"/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HEN 1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HEN 2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horny teenager ep.1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horny teenager ep.2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horny teenager ep.3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Isaku Sousyuhen</text:p>
          </table:table-cell>
          <table:table-cell table:number-columns-repeated="3"/>
          <table:table-cell table:style-name="ce11"/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My Fair Masseuse~Kinky Moko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Pinky~Part 1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Pinky~Part 2~幸福之女神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Pure love Episode~1 "The Beginning"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Pure love Episode~2 "Passion"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Search For Uranus 1~4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Sin of the Flesh</text:p>
          </table:table-cell>
          <table:table-cell table:number-columns-repeated="3"/>
          <table:table-cell table:style-name="ce3"/>
          <table:table-cell table:number-columns-repeated="1017"/>
        </table:table-row>
        <table:table-row table:style-name="ro1">
          <table:table-cell table:number-columns-repeated="6"/>
          <table:table-cell table:style-name="ce3"/>
          <table:table-cell table:number-columns-repeated="1017"/>
        </table:table-row>
        <table:table-row table:style-name="ro1" table:number-rows-repeated="10475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Default"/>
        <table:table-column table:style-name="co14" table:default-cell-style-name="ce13"/>
        <table:table-column table:style-name="co13" table:number-columns-repeated="1019" table:default-cell-style-name="Default"/>
        <table:table-row table:style-name="ro6">
          <table:table-cell office:value-type="string">
            <text:p>今年發行及最新<text:span text:style-name="T10">h</text:span><text:span text:style-name="T11">動畫情報</text:span>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14" office:value-type="string">
            <text:p><text:s/>中文名稱</text:p>
          </table:table-cell>
          <table:table-cell table:style-name="ce15" office:value-type="string">
            <text:p>日文名稱</text:p>
          </table:table-cell>
          <table:table-cell table:style-name="ce14" office:value-type="string">
            <text:p><text:s/>英文名稱</text:p>
          </table:table-cell>
          <table:table-cell table:style-name="ce14" office:value-type="string">
            <text:p>附註</text:p>
          </table:table-cell>
          <table:table-cell table:style-name="ce15" office:value-type="string">
            <text:p>日本發售日</text:p>
          </table:table-cell>
          <table:table-cell table:number-columns-repeated="3" table:style-name="ce14" office:value-type="string">
            <text:p><text:s/>官網 發行商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贖罪的教室 BAD END ~後編</text:p>
          </table:table-cell>
          <table:table-cell table:style-name="ce1" office:value-type="string">
            <text:p>BAD END（贖罪の教室）後編</text:p>
          </table:table-cell>
          <table:table-cell table:style-name="ce1" office:value-type="string">
            <text:p>BAD END 2</text:p>
          </table:table-cell>
          <table:table-cell table:style-name="ce1"/>
          <table:table-cell table:style-name="ce6" office:value-type="string">
            <text:p>2003/01/10 <text:span text:style-name="T8">new~</text:span></text:p>
          </table:table-cell>
          <table:table-cell table:style-name="ce1" office:value-type="string">
            <text:p>animeros</text:p>
          </table:table-cell>
          <table:table-cell table:style-name="ce3"/>
          <table:table-cell table:style-name="ce1" table:number-columns-repeated="1017"/>
        </table:table-row>
        <table:table-row table:style-name="ro1">
          <table:table-cell table:number-columns-repeated="2" table:style-name="ce1" office:value-type="string">
            <text:p>性裁（前編）</text:p>
          </table:table-cell>
          <table:table-cell table:style-name="ce1" office:value-type="string">
            <text:p>Seisai Part.1</text:p>
          </table:table-cell>
          <table:table-cell table:style-name="ce1"/>
          <table:table-cell table:style-name="ce1" office:value-type="string">
            <text:p>2003/01/10 <text:span text:style-name="T8">new~</text:span><text:span text:style-name="T7"> </text:span></text:p>
          </table:table-cell>
          <table:table-cell table:style-name="ce11" office:value-type="string">
            <text:p><text:span text:style-name="T5"><text:a xlink:href="http://www.bonnou108.jp/am/am9/902-seisai.htm" xlink:type="simple">animeros</text:a></text:span></text:p>
          </table:table-cell>
          <table:table-cell table:style-name="ce11" office:value-type="string">
            <text:p><text:span text:style-name="T5"><text:a xlink:href="http://www.jvd.ne.jp/vanilla/list_7.html" xlink:type="simple">jvd</text:a></text:span>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>
            <text:p>悲花凌辱</text:p>
          </table:table-cell>
          <table:table-cell table:style-name="ce5" office:value-type="string">
            <text:p>悲花陵辱（ひか りょうじょく）</text:p>
          </table:table-cell>
          <table:table-cell table:style-name="ce1" office:value-type="string">
            <text:p>Hika Ryoujoku: Wana ni Hamatta Futari</text:p>
          </table:table-cell>
          <table:table-cell table:style-name="ce1"/>
          <table:table-cell table:style-name="ce6" office:value-type="string">
            <text:p>2003/01/18 <text:span text:style-name="T8">new~</text:span></text:p>
          </table:table-cell>
          <table:table-cell table:style-name="ce11" office:value-type="string">
            <text:p><text:span text:style-name="T5"><text:a xlink:href="http://www.bonnou108.jp/am/am7/705-ｈｉｋａ.htm" xlink:type="simple">animeros</text:a></text:span></text:p>
          </table:table-cell>
          <table:table-cell table:style-name="ce11" office:value-type="string">
            <text:p><text:span text:style-name="T5"><text:a xlink:href="http://www.five-w.com/wr/fw0218/fw0218.html" xlink:type="simple">Five Ways</text:a></text:span>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>
            <text:p>堕落 中卷 女教師破壊</text:p>
          </table:table-cell>
          <table:table-cell table:style-name="ce1" office:value-type="string">
            <text:p>堕落 中巻 女教師破壊</text:p>
          </table:table-cell>
          <table:table-cell table:style-name="ce1" office:value-type="string">
            <text:p>Depravity 2: Destruction of A Female Teacher</text:p>
          </table:table-cell>
          <table:table-cell table:style-name="ce1" office:value-type="string">
            <text:p>Daraku</text:p>
          </table:table-cell>
          <table:table-cell table:style-name="ce6" office:value-type="string">
            <text:p>2003/01/18 <text:span text:style-name="T8">new~</text:span></text:p>
          </table:table-cell>
          <table:table-cell table:style-name="ce3" office:value-type="string">
            <text:p>animeros</text:p>
          </table:table-cell>
          <table:table-cell table:style-name="ce11" office:value-type="string">
            <text:p><text:span text:style-name="T5"><text:a xlink:href="http://www.five-w.com/wr/fw0217/fw0217.html" xlink:type="simple">Five Ways</text:a></text:span></text:p>
          </table:table-cell>
          <table:table-cell table:style-name="ce3"/>
          <table:table-cell table:style-name="ce1" table:number-columns-repeated="1016"/>
        </table:table-row>
        <table:table-row table:style-name="ro4">
          <table:table-cell table:number-columns-repeated="2" table:style-name="ce1" office:value-type="string">
            <text:p>女教師二十三歳 前篇</text:p>
          </table:table-cell>
          <table:table-cell table:style-name="ce8" office:value-type="string">
            <text:p>Onna-Kyoushi Nijyu-sansai <text:span text:style-name="T7"><text:s/>1</text:span></text:p>
          </table:table-cell>
          <table:table-cell table:style-name="ce1"/>
          <table:table-cell table:style-name="ce6" office:value-type="string">
            <text:p>2003/01/24 <text:span text:style-name="T8">new~</text:span></text:p>
          </table:table-cell>
          <table:table-cell table:style-name="ce2" office:value-type="string">
            <text:p><text:span text:style-name="T5"><text:a xlink:href="http://www.bonnou108.jp/am/am7/708-onna.htm" xlink:type="simple">animeros</text:a></text:span></text:p>
          </table:table-cell>
          <table:table-cell table:style-name="ce3"/>
          <table:table-cell table:style-name="ce1" table:number-columns-repeated="1017"/>
        </table:table-row>
        <table:table-row table:style-name="ro1">
          <table:table-cell table:style-name="ce1" office:value-type="string">
            <text:p>奴隷介護 1～苦悶之誘惑聲</text:p>
          </table:table-cell>
          <table:table-cell table:style-name="ce1" office:value-type="string">
            <text:p>奴隷介護～快楽その1～苦悶の誘い声</text:p>
          </table:table-cell>
          <table:table-cell table:style-name="ce1" office:value-type="string">
            <text:p>Dorei Kaigo Vol.1</text:p>
          </table:table-cell>
          <table:table-cell table:style-name="ce1"/>
          <table:table-cell table:style-name="ce6" office:value-type="string">
            <text:p>2003/01/24 <text:span text:style-name="T8">new~</text:span></text:p>
          </table:table-cell>
          <table:table-cell table:style-name="ce11" office:value-type="string">
            <text:p><text:span text:style-name="T5"><text:a xlink:href="http://www.bonnou108.jp/am/am6/612-dorei.htm" xlink:type="simple">animeros</text:a></text:span></text:p>
          </table:table-cell>
          <table:table-cell table:style-name="ce1"/>
          <table:table-cell table:style-name="ce2" office:value-type="string">
            <text:p><text:span text:style-name="T5"><text:a xlink:href="http://www.a-rms.co.jp/f_article/0301/dorei-kaigo/index.html" xlink:type="simple">arms</text:a></text:span>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>
            <text:p>新体操(仮)～Lesson 2</text:p>
          </table:table-cell>
          <table:table-cell table:style-name="ce1" office:value-type="string">
            <text:p>新体操(仮)～Lesson 2～レオタードの花園 <text:s text:c="4"/></text:p>
          </table:table-cell>
          <table:table-cell table:style-name="ce1" office:value-type="string">
            <text:p>ShinTaisou(Kari) Vol.2 ~The Animation~</text:p>
          </table:table-cell>
          <table:table-cell table:style-name="ce1"/>
          <table:table-cell table:style-name="ce6" office:value-type="string">
            <text:p>2003/01/24 <text:span text:style-name="T8">new~</text:span></text:p>
          </table:table-cell>
          <table:table-cell table:style-name="ce1" office:value-type="string">
            <text:p>animeros</text:p>
          </table:table-cell>
          <table:table-cell table:style-name="ce11" office:value-type="string">
            <text:p><text:span text:style-name="T5"><text:a xlink:href="http://www.pinkpineapple.co.jp/title/sa/shintaisou/2/2.html" xlink:type="simple">PinkPineapple</text:a></text:span>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>
            <text:p>ANGEL CORE~天使們的住處~上卷(天使之核 2)</text:p>
          </table:table-cell>
          <table:table-cell table:style-name="ce5" office:value-type="string">
            <text:p>ANGEL CORE ～天使たちの住処～上卷</text:p>
          </table:table-cell>
          <table:table-cell table:style-name="ce1" office:value-type="string">
            <text:p>ANGEL CORE 1</text:p>
          </table:table-cell>
          <table:table-cell table:style-name="ce1"/>
          <table:table-cell table:style-name="ce5" office:value-type="string">
            <text:p>2003/01/25 <text:span text:style-name="T8">new~</text:span></text:p>
          </table:table-cell>
          <table:table-cell table:style-name="ce2" office:value-type="string">
            <text:p><text:span text:style-name="T5"><text:a xlink:href="http://www.bonnou108.jp/am/am2/215-angel.htm" xlink:type="simple">animeros</text:a></text:span></text:p>
          </table:table-cell>
          <table:table-cell table:style-name="ce11" office:value-type="string">
            <text:p>blue eyes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>
            <text:p>IZUMO 1 <text:s/>藍之勾玉 (出雲 1)</text:p>
          </table:table-cell>
          <table:table-cell table:style-name="ce1" office:value-type="string">
            <text:p>IZUMO 一丿巻 藍の勾玉</text:p>
          </table:table-cell>
          <table:table-cell table:style-name="ce1" office:value-type="string">
            <text:p>IZUMO 1</text:p>
          </table:table-cell>
          <table:table-cell table:style-name="ce1"/>
          <table:table-cell table:style-name="ce6" office:value-type="string">
            <text:p>2003/01/25<text:span text:style-name="T8"> new~</text:span></text:p>
          </table:table-cell>
          <table:table-cell table:style-name="ce2" office:value-type="string">
            <text:p><text:span text:style-name="T5"><text:a xlink:href="http://www.bonnou108.jp/am/am2/203-izumo.htm" xlink:type="simple">animeros</text:a></text:span></text:p>
          </table:table-cell>
          <table:table-cell table:style-name="ce11" office:value-type="string">
            <text:p><text:span text:style-name="T5"><text:a xlink:href="http://www.milky-anime.com/04/izumo/izumo.html" xlink:type="simple">milky</text:a></text:span>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>
            <text:p>失格醫師 一號室</text:p>
          </table:table-cell>
          <table:table-cell table:style-name="ce1" office:value-type="string">
            <text:p>失格醫師 一号室「ナースのおシゴキ」</text:p>
          </table:table-cell>
          <table:table-cell table:style-name="ce1" office:value-type="string">
            <text:p>Shikkaku Ishi Vol.1</text:p>
          </table:table-cell>
          <table:table-cell table:style-name="ce1"/>
          <table:table-cell table:style-name="ce5" office:value-type="string">
            <text:p>2003/01/25 <text:span text:style-name="T8">new~</text:span></text:p>
          </table:table-cell>
          <table:table-cell table:style-name="ce11" office:value-type="string">
            <text:p><text:span text:style-name="T5"><text:a xlink:href="http://www.bonnou108.jp/am/am6/603-sikkaku.htm" xlink:type="simple">animeros</text:a></text:span></text:p>
          </table:table-cell>
          <table:table-cell table:style-name="ce11" office:value-type="string">
            <text:p><text:span text:style-name="T5"><text:a xlink:href="http://www.milky-anime.com/04/isi/isi.html" xlink:type="simple">milky</text:a></text:span>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>
            <text:p>淫縛學艷~第二縛</text:p>
          </table:table-cell>
          <table:table-cell table:style-name="ce1" office:value-type="string">
            <text:p>淫縛学艶~第二縛「制服を脱がさないで」</text:p>
          </table:table-cell>
          <table:table-cell table:style-name="ce1" office:value-type="string">
            <text:p>School of Bondage 2</text:p>
          </table:table-cell>
          <table:table-cell table:style-name="ce1" office:value-type="string">
            <text:p>Inbaku Gakuen</text:p>
          </table:table-cell>
          <table:table-cell table:style-name="ce5" office:value-type="string">
            <text:p>2003/01/25 <text:span text:style-name="T8">new~</text:span></text:p>
          </table:table-cell>
          <table:table-cell table:style-name="ce2" office:value-type="string">
            <text:p><text:span text:style-name="T5"><text:a xlink:href="http://www.bonnou108.jp/am/am6/603-inbaku.htm" xlink:type="simple">animeros</text:a></text:span></text:p>
          </table:table-cell>
          <table:table-cell table:style-name="ce11" office:value-type="string">
            <text:p><text:span text:style-name="T5"><text:a xlink:href="http://www.milky-anime.com/04/inbaku/inbaku-2.html" xlink:type="simple">milky</text:a></text:span></text:p>
          </table:table-cell>
          <table:table-cell table:style-name="ce1" table:number-columns-repeated="1017"/>
        </table:table-row>
        <table:table-row table:style-name="ro1">
          <table:table-cell table:number-columns-repeated="2" table:style-name="ce1" office:value-type="string">
            <text:p>夜勤病棟~Karte 6</text:p>
          </table:table-cell>
          <table:table-cell table:style-name="ce1" office:value-type="string">
            <text:p>Night Shift Nurse 6</text:p>
          </table:table-cell>
          <table:table-cell table:style-name="ce1" office:value-type="string">
            <text:p>Yakin Byoutou</text:p>
          </table:table-cell>
          <table:table-cell table:style-name="ce6" office:value-type="string">
            <text:p>2003/01/31 <text:span text:style-name="T8">new~</text:span></text:p>
          </table:table-cell>
          <table:table-cell table:style-name="ce3" office:value-type="string">
            <text:p>animeros</text:p>
          </table:table-cell>
          <table:table-cell table:style-name="ce11" office:value-type="string">
            <text:p><text:span text:style-name="T5"><text:a xlink:href="http://www.seddnet.com/products/yakin6.html" xlink:type="simple">DISCOVERY</text:a></text:span></text:p>
          </table:table-cell>
          <table:table-cell table:style-name="ce3"/>
          <table:table-cell table:style-name="ce1" table:number-columns-repeated="1016"/>
        </table:table-row>
        <table:table-row table:style-name="ro1">
          <table:table-cell table:number-columns-repeated="2" table:style-name="ce1" office:value-type="string">
            <text:p>痴漢電車 前篇</text:p>
          </table:table-cell>
          <table:table-cell table:style-name="ce1" office:value-type="string">
            <text:p>Chikan Densha 1</text:p>
          </table:table-cell>
          <table:table-cell table:style-name="ce1"/>
          <table:table-cell table:style-name="ce6" office:value-type="string">
            <text:p>2003/02/14 <text:span text:style-name="T8">new~</text:span></text:p>
          </table:table-cell>
          <table:table-cell table:style-name="ce2" office:value-type="string">
            <text:p><text:span text:style-name="T5"><text:a xlink:href="http://www.bonnou108.jp/am/am13/1302-tikan.htm" xlink:type="simple">animeros</text:a></text:span></text:p>
          </table:table-cell>
          <table:table-cell table:style-name="ce3"/>
          <table:table-cell table:style-name="ce1" table:number-columns-repeated="1017"/>
        </table:table-row>
        <table:table-row table:style-name="ro1">
          <table:table-cell table:style-name="ce1" office:value-type="string">
            <text:p>Daring 1</text:p>
          </table:table-cell>
          <table:table-cell table:style-name="ce1" office:value-type="string">
            <text:p>Daring (ダーリン) <text:s/>page.1</text:p>
          </table:table-cell>
          <table:table-cell table:style-name="ce1" office:value-type="string">
            <text:p>Daring 1</text:p>
          </table:table-cell>
          <table:table-cell table:style-name="ce1"/>
          <table:table-cell table:style-name="ce1" office:value-type="string">
            <text:p>2003/02/18 <text:span text:style-name="T8">new~</text:span></text:p>
          </table:table-cell>
          <table:table-cell table:style-name="ce2" office:value-type="string">
            <text:p><text:span text:style-name="T5"><text:a xlink:href="http://www.bonnou108.jp/am/am6/610-ｄａｒｉｎｇ.htm" xlink:type="simple">animeros</text:a></text:span></text:p>
          </table:table-cell>
          <table:table-cell table:style-name="ce3"/>
          <table:table-cell table:style-name="ce1" table:number-columns-repeated="1017"/>
        </table:table-row>
        <table:table-row table:style-name="ro1">
          <table:table-cell table:number-columns-repeated="2" table:style-name="ce1" office:value-type="string">
            <text:p>少女遊戯 前編</text:p>
          </table:table-cell>
          <table:table-cell table:style-name="ce1" office:value-type="string">
            <text:p>Tragic Silence 1(shoujo yugi)</text:p>
          </table:table-cell>
          <table:table-cell table:style-name="ce1"/>
          <table:table-cell table:style-name="ce5" office:value-type="string">
            <text:p>2003/02/18 <text:span text:style-name="T8">new~</text:span></text:p>
          </table:table-cell>
          <table:table-cell table:style-name="ce2" office:value-type="string">
            <text:p><text:span text:style-name="T5"><text:a xlink:href="http://www.bonnou108.jp/am/am5/505-syoujo.htm" xlink:type="simple">animeros</text:a></text:span></text:p>
          </table:table-cell>
          <table:table-cell table:style-name="ce11" office:value-type="string">
            <text:p><text:span text:style-name="T5"><text:a xlink:href="http://www.five-w.com/wr/fw0219/fw0219.html" xlink:type="simple">Five Ways</text:a></text:span>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>
            <text:p>夜來也~第4夜~幽之月</text:p>
          </table:table-cell>
          <table:table-cell table:style-name="ce1" office:value-type="string">
            <text:p>夜が来る！ 第4夜『 幽の月（ほのかのつき）』　</text:p>
          </table:table-cell>
          <table:table-cell table:style-name="ce1" office:value-type="string">
            <text:p>Square of the Moon 4</text:p>
          </table:table-cell>
          <table:table-cell table:style-name="ce1" office:value-type="string">
            <text:p>yorugakuru 4</text:p>
          </table:table-cell>
          <table:table-cell table:style-name="ce1" office:value-type="string">
            <text:p>2003/02/21 <text:span text:style-name="T8">new~</text:span></text:p>
          </table:table-cell>
          <table:table-cell table:style-name="ce1" office:value-type="string">
            <text:p>animeros</text:p>
          </table:table-cell>
          <table:table-cell table:style-name="ce11" office:value-type="string">
            <text:p><text:span text:style-name="T5"><text:a xlink:href="http://www.green-bunny.com/new/yorugakuru/yoru4/4main.html" xlink:type="simple">GREEN BUNNY</text:a></text:span>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>
            <text:p>螢子 <text:s/>第一夜「凌」</text:p>
          </table:table-cell>
          <table:table-cell table:style-name="ce1" office:value-type="string">
            <text:p>螢子 <text:s/>第一夜 HOTARU KO「凌（いやしめ）」</text:p>
          </table:table-cell>
          <table:table-cell table:style-name="ce1" office:value-type="string">
            <text:p>HOTARU KO 1st Night: Iyashime</text:p>
          </table:table-cell>
          <table:table-cell table:style-name="ce1"/>
          <table:table-cell table:style-name="ce1" office:value-type="string">
            <text:p>2003/02/21 <text:span text:style-name="T8">new~</text:span></text:p>
          </table:table-cell>
          <table:table-cell table:style-name="ce2" office:value-type="string">
            <text:p><text:span text:style-name="T5"><text:a xlink:href="http://www.bonnou108.jp/am/am5/501-ｈｏｔａｒｕｋｏ.htm" xlink:type="simple">animeros</text:a></text:span></text:p>
          </table:table-cell>
          <table:table-cell table:style-name="ce11" office:value-type="string">
            <text:p><text:span text:style-name="T5"><text:a xlink:href="http://www.green-bunny.com/new/hotaruko/1-wa/main.html" xlink:type="simple">GREEN BUNNY</text:a></text:span></text:p>
          </table:table-cell>
          <table:table-cell table:style-name="ce2" office:value-type="string">
            <text:p><text:span text:style-name="T5"><text:a xlink:href="http://www.a-rms.co.jp/f_article/0302/hotaruko/index.html" xlink:type="simple">arms</text:a></text:span></text:p>
          </table:table-cell>
          <table:table-cell table:style-name="ce1" table:number-columns-repeated="1016"/>
        </table:table-row>
        <table:table-row table:style-name="ro1">
          <table:table-cell table:number-columns-repeated="2" table:style-name="ce1" office:value-type="string">
            <text:p>水夏~SUIKA~第一話 さやか～</text:p>
          </table:table-cell>
          <table:table-cell table:style-name="ce1" office:value-type="string">
            <text:p>SUIKA Vol.1: Sayaka</text:p>
          </table:table-cell>
          <table:table-cell table:style-name="ce1"/>
          <table:table-cell table:style-name="ce5" office:value-type="string">
            <text:p>2003/02/25 <text:span text:style-name="T8">new~</text:span></text:p>
          </table:table-cell>
          <table:table-cell table:style-name="ce11" office:value-type="string">
            <text:p><text:span text:style-name="T5"><text:a xlink:href="http://www.bonnou108.jp/am/am5/510-had.htm" xlink:type="simple">animeros</text:a></text:span></text:p>
          </table:table-cell>
          <table:table-cell table:style-name="ce11" office:value-type="string">
            <text:p><text:span text:style-name="T5"><text:a xlink:href="http://www.moonrock.info/suika/vol1.html" xlink:type="simple">moonrock</text:a></text:span></text:p>
          </table:table-cell>
          <table:table-cell table:style-name="ce1" table:number-columns-repeated="1017"/>
        </table:table-row>
        <table:table-row table:style-name="ro1">
          <table:table-cell table:number-columns-repeated="2" table:style-name="ce1" office:value-type="string">
            <text:p>最終痴漢電車~Rail-3</text:p>
          </table:table-cell>
          <table:table-cell table:style-name="ce1" office:value-type="string">
            <text:p>Saishu Chikan Densha: Rail.3</text:p>
          </table:table-cell>
          <table:table-cell table:style-name="ce1"/>
          <table:table-cell table:style-name="ce5" office:value-type="string">
            <text:p>2003/02/25 <text:span text:style-name="T8">new~</text:span></text:p>
          </table:table-cell>
          <table:table-cell table:style-name="ce3" office:value-type="string">
            <text:p>animeros</text:p>
          </table:table-cell>
          <table:table-cell table:style-name="ce11" office:value-type="string">
            <text:p><text:span text:style-name="T5"><text:a xlink:href="http://www.milky-anime.com/04/tikan/tikan-3.html" xlink:type="simple">milky</text:a></text:span>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>
            <text:p>獵獸奇譚 第一章「淫魔的供品」</text:p>
          </table:table-cell>
          <table:table-cell table:style-name="ce1" office:value-type="string">
            <text:p>猟獣奇譚 第一章「淫魔の供物・みゆ」~RYOUJYUUKITAN~ <text:s text:c="2"/></text:p>
          </table:table-cell>
          <table:table-cell table:style-name="ce1" office:value-type="string">
            <text:p>Ryouju Kitan: Inma no Kumotsu Miyu</text:p>
          </table:table-cell>
          <table:table-cell table:style-name="ce1" office:value-type="string">
            <text:p>3D動畫</text:p>
          </table:table-cell>
          <table:table-cell table:style-name="ce1" office:value-type="string">
            <text:p>2003/02/25 <text:span text:style-name="T8">new~</text:span></text:p>
          </table:table-cell>
          <table:table-cell table:style-name="ce11" office:value-type="string">
            <text:p><text:span text:style-name="T5"><text:a xlink:href="http://www.bonnou108.jp/am/am5/509-ryoujyuu.htm" xlink:type="simple">animeros</text:a></text:span></text:p>
          </table:table-cell>
          <table:table-cell table:style-name="ce11" office:value-type="string">
            <text:p><text:span text:style-name="T5"><text:a xlink:href="http://xcity.jp/connectline/top.html" xlink:type="simple">Ag</text:a></text:span>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>
            <text:p>魔法少女加南 SP 後篇~心跳刺激的夏令營</text:p>
          </table:table-cell>
          <table:table-cell table:style-name="ce1" office:value-type="string">
            <text:p>まじかるカナンＳＰ「どきどき！サマーキャンプ！」後編</text:p>
          </table:table-cell>
          <table:table-cell table:style-name="ce1" office:value-type="string">
            <text:p>Septem Charm SP 2</text:p>
          </table:table-cell>
          <table:table-cell table:style-name="ce1"/>
          <table:table-cell table:style-name="ce1" office:value-type="string">
            <text:p>2003/02/25 <text:span text:style-name="T8">new~</text:span></text:p>
          </table:table-cell>
          <table:table-cell table:style-name="ce1" office:value-type="string">
            <text:p>animeros</text:p>
          </table:table-cell>
          <table:table-cell table:style-name="ce11" office:value-type="string">
            <text:p><text:span text:style-name="T5"><text:a xlink:href="http://www.l-heart.ne.jp/kanan/kanan6/index.html" xlink:type="simple">れもんはーと</text:a></text:span></text:p>
          </table:table-cell>
          <table:table-cell table:style-name="ce2" office:value-type="string">
            <text:p><text:span text:style-name="T5"><text:a xlink:href="http://www.a-rms.co.jp/f_article/0302/canan/index.html" xlink:type="simple">arms</text:a></text:span></text:p>
          </table:table-cell>
          <table:table-cell table:style-name="ce1" table:number-columns-repeated="1016"/>
        </table:table-row>
        <table:table-row table:style-name="ro1">
          <table:table-cell table:style-name="ce1"/>
          <table:table-cell table:style-name="ce1" office:value-type="string">
            <text:p>蒼い告白</text:p>
          </table:table-cell>
          <table:table-cell table:style-name="ce1" office:value-type="string">
            <text:p>kokuhaku</text:p>
          </table:table-cell>
          <table:table-cell table:style-name="ce1"/>
          <table:table-cell table:style-name="ce5" office:value-type="string">
            <text:p>2003/02/25 <text:span text:style-name="T8">new~</text:span></text:p>
          </table:table-cell>
          <table:table-cell table:style-name="ce11" office:value-type="string">
            <text:p><text:span text:style-name="T5"><text:a xlink:href="http://www.bonnou108.jp/am/am7/703-MILKY.htm" xlink:type="simple">animeros</text:a></text:span></text:p>
          </table:table-cell>
          <table:table-cell table:style-name="ce11" office:value-type="string">
            <text:p><text:span text:style-name="T5"><text:a xlink:href="http://www.milky-anime.com/04/kokuhaku/kokuhaku.html" xlink:type="simple">milky</text:a></text:span>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>
            <text:p>氣氛 1</text:p>
          </table:table-cell>
          <table:table-cell table:style-name="ce1" office:value-type="string">
            <text:p>気分 きぶん 1~いっぽんめ</text:p>
          </table:table-cell>
          <table:table-cell table:style-name="ce1" office:value-type="string">
            <text:p>Kibun Kibun Vol.1</text:p>
          </table:table-cell>
          <table:table-cell table:style-name="ce1"/>
          <table:table-cell table:style-name="ce1" office:value-type="string">
            <text:p>2003/02/25 <text:span text:style-name="T8">new~ </text:span></text:p>
          </table:table-cell>
          <table:table-cell table:style-name="ce2" office:value-type="string">
            <text:p><text:span text:style-name="T5"><text:a xlink:href="http://www.bonnou108.jp/am/am4/403-kibun.htm" xlink:type="simple">animeros</text:a></text:span></text:p>
          </table:table-cell>
          <table:table-cell table:style-name="ce11" office:value-type="string">
            <text:p><text:span text:style-name="T5"><text:a xlink:href="http://www.milky-anime.com/04/kibun/kibun.html" xlink:type="simple">milky</text:a></text:span>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>
            <text:p>清純看護學院~2時姦目</text:p>
          </table:table-cell>
          <table:table-cell table:style-name="ce1" office:value-type="string">
            <text:p>清純看護学院 2時姦目 新人ナース祐未・恥虐の看護実習</text:p>
          </table:table-cell>
          <table:table-cell table:style-name="ce1" office:value-type="string">
            <text:p>Seijun Kango Gakuin Vol.2 </text:p>
          </table:table-cell>
          <table:table-cell table:style-name="ce1"/>
          <table:table-cell table:style-name="ce6" office:value-type="string">
            <text:p>2003/02/28 <text:span text:style-name="T8">new~</text:span></text:p>
          </table:table-cell>
          <table:table-cell table:style-name="ce1" office:value-type="string">
            <text:p>animeros</text:p>
          </table:table-cell>
          <table:table-cell table:style-name="ce11" office:value-type="string">
            <text:p><text:span text:style-name="T5"><text:a xlink:href="http://www.seddnet.com/products/nurse2.html" xlink:type="simple">DISCOVERY</text:a></text:span>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>
            <text:p>愛姊妹II <text:s/>第一夜 帰ってきた偏愛の父</text:p>
          </table:table-cell>
          <table:table-cell table:style-name="ce1" office:value-type="string">
            <text:p>愛姉妹2 第一夜 帰ってきた偏愛の父</text:p>
          </table:table-cell>
          <table:table-cell table:style-name="ce1" office:value-type="string">
            <text:p>Immoral Sisters2~Two Premature Fruits~1</text:p>
          </table:table-cell>
          <table:table-cell table:style-name="ce1" office:value-type="string">
            <text:p>Ai Shimai2</text:p>
          </table:table-cell>
          <table:table-cell table:style-name="ce6" office:value-type="string">
            <text:p>2003/02/28 <text:span text:style-name="T8">new~</text:span></text:p>
          </table:table-cell>
          <table:table-cell table:style-name="ce2" office:value-type="string">
            <text:p><text:span text:style-name="T5"><text:a xlink:href="http://www.bonnou108.jp/am/am6/604-aisimai2.htm" xlink:type="simple">animeros</text:a></text:span></text:p>
          </table:table-cell>
          <table:table-cell table:style-name="ce11" office:value-type="string">
            <text:p><text:span text:style-name="T5"><text:a xlink:href="http://www.pinkpineapple.co.jp/title/a/aishimai2/1/aishimai2-1.html" xlink:type="simple">PinkPineapple</text:a></text:span></text:p>
          </table:table-cell>
          <table:table-cell table:style-name="ce1" table:number-columns-repeated="1017"/>
        </table:table-row>
        <table:table-row table:style-name="ro3">
          <table:table-cell table:style-name="ce1"/>
          <table:table-cell table:style-name="ce1" office:value-type="string">
            <text:p>レズ病棟 1～涼華女学園附属病院</text:p>
          </table:table-cell>
          <table:table-cell table:style-name="ce1" table:number-columns-repeated="2"/>
          <table:table-cell table:style-name="ce1" office:value-type="string">
            <text:p>2003/03/06 <text:span text:style-name="T8">new~</text:span></text:p>
          </table:table-cell>
          <table:table-cell table:style-name="ce2" office:value-type="string">
            <text:p><text:span text:style-name="T5"><text:a xlink:href="http://www.bonnou108.jp/am/am6/611-sgrd.htm" xlink:type="simple">animeros</text:a></text:span></text:p>
          </table:table-cell>
          <table:table-cell table:style-name="ce3"/>
          <table:table-cell table:style-name="ce1" table:number-columns-repeated="1017"/>
        </table:table-row>
        <table:table-row table:style-name="ro1">
          <table:table-cell table:style-name="ce1" office:value-type="string">
            <text:p>學園的狩獵者 前編</text:p>
          </table:table-cell>
          <table:table-cell table:style-name="ce1" office:value-type="string">
            <text:p>学園の狩猟者 前編 <text:s/></text:p>
          </table:table-cell>
          <table:table-cell table:style-name="ce1" office:value-type="string">
            <text:p>Gakuen no Shuryousha Part.1</text:p>
          </table:table-cell>
          <table:table-cell table:style-name="ce1"/>
          <table:table-cell table:style-name="ce1" office:value-type="string">
            <text:p>2003/03/14 <text:span text:style-name="T8">new~</text:span></text:p>
          </table:table-cell>
          <table:table-cell table:style-name="ce2" office:value-type="string">
            <text:p><text:span text:style-name="T5"><text:a xlink:href="http://www.bonnou108.jp/am/am7/702-syuryosya.htm" xlink:type="simple">animeros</text:a></text:span></text:p>
          </table:table-cell>
          <table:table-cell table:style-name="ce3"/>
          <table:table-cell table:style-name="ce1" table:number-columns-repeated="1017"/>
        </table:table-row>
        <table:table-row table:style-name="ro1">
          <table:table-cell table:style-name="ce3" office:value-type="string">
            <text:p>DNA獵人 總集篇</text:p>
          </table:table-cell>
          <table:table-cell table:style-name="ce1"/>
          <table:table-cell table:style-name="ce3" office:value-type="string">
            <text:p>DNA Hunter</text:p>
          </table:table-cell>
          <table:table-cell table:style-name="ce3"/>
          <table:table-cell table:style-name="ce3" office:value-type="string">
            <text:p>2003/03/18 <text:span text:style-name="T8">new~</text:span></text:p>
          </table:table-cell>
          <table:table-cell table:style-name="ce11" office:value-type="string">
            <text:p><text:span text:style-name="T5"><text:a xlink:href="http://www.bonnou108.jp/am/am3/305-dna2.htm" xlink:type="simple">animeros</text:a></text:span></text:p>
          </table:table-cell>
          <table:table-cell table:style-name="ce11" office:value-type="string">
            <text:p><text:span text:style-name="T5"><text:a xlink:href="http://www.five-w.com/bm/fw0220/fw0220.html" xlink:type="simple">Five Ways</text:a></text:span></text:p>
          </table:table-cell>
          <table:table-cell table:style-name="ce3"/>
          <table:table-cell table:style-name="ce1" table:number-columns-repeated="1016"/>
        </table:table-row>
        <table:table-row table:style-name="ro1">
          <table:table-cell table:style-name="ce1" office:value-type="string">
            <text:p>Flashback Game 總集篇</text:p>
          </table:table-cell>
          <table:table-cell table:style-name="ce1" office:value-type="string">
            <text:p>フラッシュバックゲーム 総集編</text:p>
          </table:table-cell>
          <table:table-cell table:style-name="ce1" office:value-type="string">
            <text:p>Flashback Game</text:p>
          </table:table-cell>
          <table:table-cell table:style-name="ce1"/>
          <table:table-cell table:style-name="ce6" office:value-type="string">
            <text:p>2003/03/18 <text:span text:style-name="T8">new~</text:span></text:p>
          </table:table-cell>
          <table:table-cell table:style-name="ce11" office:value-type="string">
            <text:p><text:span text:style-name="T5"><text:a xlink:href="http://www.bonnou108.jp/am/am2/205-flashback2.htm" xlink:type="simple">animeros</text:a></text:span></text:p>
          </table:table-cell>
          <table:table-cell table:style-name="ce11" office:value-type="string">
            <text:p><text:span text:style-name="T5"><text:a xlink:href="http://www.five-w.com/bm/fw0221/fw0221.html" xlink:type="simple">Five Ways</text:a></text:span>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>
            <text:p>堕落 下卷 女教師破壊</text:p>
          </table:table-cell>
          <table:table-cell table:style-name="ce1" office:value-type="string">
            <text:p>堕落 下巻 女教師破壊</text:p>
          </table:table-cell>
          <table:table-cell table:style-name="ce1" office:value-type="string">
            <text:p>Depravity 3: Destruction of A Female Teacher</text:p>
          </table:table-cell>
          <table:table-cell table:style-name="ce1" office:value-type="string">
            <text:p>Daraku</text:p>
          </table:table-cell>
          <table:table-cell table:style-name="ce6" office:value-type="string">
            <text:p>2003/03/18 <text:span text:style-name="T8">new~</text:span></text:p>
          </table:table-cell>
          <table:table-cell table:style-name="ce3" office:value-type="string">
            <text:p>animeros</text:p>
          </table:table-cell>
          <table:table-cell table:style-name="ce11" office:value-type="string">
            <text:p><text:span text:style-name="T5"><text:a xlink:href="http://www.five-w.com/wr/fw0222/fw0222.html" xlink:type="simple">Five Ways</text:a></text:span>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>
            <text:p>幻夢館～愛欲與凌辱的淫罪～上卷</text:p>
          </table:table-cell>
          <table:table-cell table:style-name="ce1" office:value-type="string">
            <text:p>幻夢館 ～愛欲と凌辱の淫罪～ 上巻</text:p>
          </table:table-cell>
          <table:table-cell table:style-name="ce1" office:value-type="string">
            <text:p>Genmukan: Aiyoku to Ryoujoku no Inzai: Part.1</text:p>
          </table:table-cell>
          <table:table-cell table:style-name="ce1"/>
          <table:table-cell table:style-name="ce1" office:value-type="string">
            <text:p>2003/03/21 <text:span text:style-name="T8">new~</text:span></text:p>
          </table:table-cell>
          <table:table-cell table:style-name="ce1"/>
          <table:table-cell table:style-name="ce11" office:value-type="string">
            <text:p><text:span text:style-name="T5"><text:a xlink:href="http://www.green-bunny.com/new/genmu/1main.html" xlink:type="simple">GREEN BUNNY</text:a></text:span></text:p>
          </table:table-cell>
          <table:table-cell table:style-name="ce3"/>
          <table:table-cell table:style-name="ce1" table:number-columns-repeated="1016"/>
        </table:table-row>
        <table:table-row table:style-name="ro1">
          <table:table-cell table:style-name="ce1" office:value-type="string">
            <text:p>Private Emotion 第一章 女教師・紗也香</text:p>
          </table:table-cell>
          <table:table-cell table:style-name="ce1" office:value-type="string">
            <text:p>Private Emotion プライベート・エモーション 第一章 女教師・紗也香と・・・</text:p>
          </table:table-cell>
          <table:table-cell table:style-name="ce1" office:value-type="string">
            <text:p>Private Emotion 1</text:p>
          </table:table-cell>
          <table:table-cell table:style-name="ce1"/>
          <table:table-cell table:style-name="ce5" office:value-type="string">
            <text:p>2003/03/25 <text:span text:style-name="T8">new~</text:span></text:p>
          </table:table-cell>
          <table:table-cell table:style-name="ce11" office:value-type="string">
            <text:p><text:span text:style-name="T5"><text:a xlink:href="http://www.bonnou108.jp/am/am7/703-private.htm" xlink:type="simple">animeros</text:a></text:span></text:p>
          </table:table-cell>
          <table:table-cell table:style-name="ce11" office:value-type="string">
            <text:p><text:span text:style-name="T5"><text:a xlink:href="http://www.milky-anime.com/04/emo/emo.html" xlink:type="simple">milky</text:a></text:span>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>
            <text:p>女教師 二時限目・數學科</text:p>
          </table:table-cell>
          <table:table-cell table:style-name="ce1" office:value-type="string">
            <text:p>女教師 二時限目・数学科 「羞恥×悦楽＝肉欲の餌食」</text:p>
          </table:table-cell>
          <table:table-cell table:style-name="ce1" office:value-type="string">
            <text:p>Onna Kyoushi Vol.2</text:p>
          </table:table-cell>
          <table:table-cell table:style-name="ce1"/>
          <table:table-cell table:style-name="ce5" office:value-type="string">
            <office:annotation draw:style-name="gr1" draw:text-style-name="P1" svg:width="3.158cm" svg:height="1.694cm" svg:x="20.955cm" svg:y="14.261cm" draw:caption-point-x="-0.379cm" draw:caption-point-y="0.274cm">
              <dc:date>2013-08-01T00:00:00</dc:date>
              <text:p text:style-name="P1"><text:span text:style-name="T3">「恥辱</text:span><text:span text:style-name="T3">×</text:span><text:span text:style-name="T3">悦楽＝肉欲の餌食」</text:span></text:p>
              <text:p text:style-name="P1"><text:span text:style-name="T2"/></text:p>
            </office:annotation>
            <text:p>2003/03/25 <text:span text:style-name="T8">new~</text:span></text:p>
          </table:table-cell>
          <table:table-cell table:style-name="ce11" office:value-type="string">
            <text:p><text:span text:style-name="T5"><text:a xlink:href="http://www.bonnou108.jp/am/am7/703-onna.htm" xlink:type="simple">animeros</text:a></text:span></text:p>
          </table:table-cell>
          <table:table-cell table:style-name="ce11" office:value-type="string">
            <text:p><text:span text:style-name="T5"><text:a xlink:href="http://www.milky-anime.com/04/onnakyosi/onnakyosi-2.html" xlink:type="simple">milky</text:a></text:span>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>
            <text:p>失格醫師 二號室</text:p>
          </table:table-cell>
          <table:table-cell table:style-name="ce1" office:value-type="string">
            <text:p>失格醫師 二号室「ナースの穴」</text:p>
          </table:table-cell>
          <table:table-cell table:style-name="ce1" office:value-type="string">
            <text:p>Shikkaku Ishi Vol.2</text:p>
          </table:table-cell>
          <table:table-cell table:style-name="ce1"/>
          <table:table-cell table:style-name="ce5" office:value-type="string">
            <text:p>2003/03/25 <text:span text:style-name="T8">new~</text:span></text:p>
          </table:table-cell>
          <table:table-cell table:style-name="ce3" office:value-type="string">
            <text:p>animeros</text:p>
          </table:table-cell>
          <table:table-cell table:style-name="ce11" office:value-type="string">
            <text:p><text:span text:style-name="T5"><text:a xlink:href="http://www.milky-anime.com/04/isi/isi-2.html" xlink:type="simple">milky</text:a></text:span>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>
            <text:p>百鬼~一鬼｢鈴木宏美｣</text:p>
          </table:table-cell>
          <table:table-cell table:style-name="ce1" office:value-type="string">
            <text:p>百鬼~一ノ鬼｢鈴木宏美｣</text:p>
          </table:table-cell>
          <table:table-cell table:style-name="ce1" office:value-type="string">
            <text:p>Hyakki Vol.1</text:p>
          </table:table-cell>
          <table:table-cell table:style-name="ce1"/>
          <table:table-cell table:style-name="ce6" office:value-type="string">
            <text:p>2003/03/28 <text:span text:style-name="T8">new~</text:span></text:p>
          </table:table-cell>
          <table:table-cell table:style-name="ce11" office:value-type="string">
            <text:p><text:span text:style-name="T5"><text:a xlink:href="http://www.bonnou108.jp/am/am7/704-hyakki.htm" xlink:type="simple">animeros</text:a></text:span></text:p>
          </table:table-cell>
          <table:table-cell table:style-name="ce11" office:value-type="string">
            <text:p><text:span text:style-name="T5"><text:a xlink:href="http://www.pinkpineapple.co.jp/title/ha/hyakki/1/hyakki1.html" xlink:type="simple">PinkPineapple</text:a></text:span></text:p>
          </table:table-cell>
          <table:table-cell table:style-name="ce2" office:value-type="string">
            <text:p><text:span text:style-name="T5"><text:a xlink:href="http://www.a-rms.co.jp/f_article/0303/hyakki/index.html" xlink:type="simple">arms</text:a></text:span></text:p>
          </table:table-cell>
          <table:table-cell table:style-name="ce1" table:number-columns-repeated="1016"/>
        </table:table-row>
        <table:table-row table:style-name="ro1">
          <table:table-cell table:number-columns-repeated="2" table:style-name="ce1" office:value-type="string">
            <text:p>夜勤病棟~Karte 5.5</text:p>
          </table:table-cell>
          <table:table-cell table:style-name="ce1" office:value-type="string">
            <text:p>Night Shift Nurse 5.5</text:p>
          </table:table-cell>
          <table:table-cell table:style-name="ce1" office:value-type="string">
            <text:p>Yakin Byoutou</text:p>
          </table:table-cell>
          <table:table-cell table:style-name="ce6" office:value-type="string">
            <text:p>2003/03/28 <text:span text:style-name="T8">new~</text:span></text:p>
          </table:table-cell>
          <table:table-cell table:style-name="ce3" office:value-type="string">
            <text:p>animeros</text:p>
          </table:table-cell>
          <table:table-cell table:style-name="ce11" office:value-type="string">
            <text:p><text:span text:style-name="T5"><text:a xlink:href="http://www.seddnet.com/products/yakin55.html" xlink:type="simple">DISCOVERY</text:a></text:span></text:p>
          </table:table-cell>
          <table:table-cell table:style-name="ce3"/>
          <table:table-cell table:style-name="ce1" table:number-columns-repeated="1016"/>
        </table:table-row>
        <table:table-row table:style-name="ro1">
          <table:table-cell table:style-name="ce1" office:value-type="string">
            <text:p>明日的雪之丞3『啟程之冬』</text:p>
          </table:table-cell>
          <table:table-cell table:style-name="ce1" office:value-type="string">
            <text:p>あしたの雪之丞 Round.3「旅立ちの冬」</text:p>
          </table:table-cell>
          <table:table-cell table:style-name="ce1" office:value-type="string">
            <text:p>Ashita no Yukinojoe: Round.3</text:p>
          </table:table-cell>
          <table:table-cell table:style-name="ce1"/>
          <table:table-cell table:style-name="ce6" office:value-type="string">
            <text:p>2003/03/28 <text:span text:style-name="T8">new~</text:span></text:p>
          </table:table-cell>
          <table:table-cell table:style-name="ce3" office:value-type="string">
            <text:p>animeros</text:p>
          </table:table-cell>
          <table:table-cell table:style-name="ce11" office:value-type="string">
            <text:p><text:span text:style-name="T5"><text:a xlink:href="http://www.pinkpineapple.co.jp/title/a/asita_yukinojyo/3/ashita_yukinojyo3.html" xlink:type="simple">PinkPineapple</text:a></text:span></text:p>
          </table:table-cell>
          <table:table-cell table:style-name="ce2" office:value-type="string">
            <text:p><text:span text:style-name="T5"><text:a xlink:href="http://www.a-rms.co.jp/f_article/0303/yuki/index.html" xlink:type="simple">arms</text:a></text:span>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>
            <text:p>鬼作~第6發~社長令孃誕生追! 後編</text:p>
          </table:table-cell>
          <table:table-cell table:style-name="ce1" office:value-type="string">
            <text:p>鬼作~第六発「社長令嬢は誕生ぱ～てぃで追いこめ！後編」</text:p>
          </table:table-cell>
          <table:table-cell table:style-name="ce1" office:value-type="string">
            <text:p>Kisaku Vol.6 </text:p>
          </table:table-cell>
          <table:table-cell table:style-name="ce1"/>
          <table:table-cell table:style-name="ce6" office:value-type="string">
            <text:p>2003/03/28 <text:span text:style-name="T8">new~</text:span></text:p>
          </table:table-cell>
          <table:table-cell table:style-name="ce3" office:value-type="string">
            <text:p>animeros</text:p>
          </table:table-cell>
          <table:table-cell table:style-name="ce11" office:value-type="string">
            <text:p><text:span text:style-name="T5"><text:a xlink:href="http://www.pinkpineapple.co.jp/title/ka/kisaku/6/kisaku6.html" xlink:type="simple">PinkPineapple</text:a></text:span></text:p>
          </table:table-cell>
          <table:table-cell table:style-name="ce1" table:number-columns-repeated="1017"/>
        </table:table-row>
        <table:table-row table:style-name="ro1">
          <table:table-cell table:style-name="ce3" office:value-type="string">
            <text:p>超昂天使~~第3話</text:p>
          </table:table-cell>
          <table:table-cell table:style-name="ce3" office:value-type="string">
            <text:p>超昂天使エスカレイヤー 第3話「カウンターアタック」</text:p>
          </table:table-cell>
          <table:table-cell table:style-name="ce3" office:value-type="string">
            <text:p>Beat Angel Escalayer 3</text:p>
          </table:table-cell>
          <table:table-cell table:style-name="ce3"/>
          <table:table-cell table:style-name="ce6" office:value-type="string">
            <text:p>2003/03/28 <text:span text:style-name="T8">new~</text:span></text:p>
          </table:table-cell>
          <table:table-cell table:style-name="ce3" office:value-type="string">
            <text:p>animeros</text:p>
          </table:table-cell>
          <table:table-cell table:style-name="ce11" office:value-type="string">
            <text:p><text:span text:style-name="T5"><text:a xlink:href="http://www.pinkpineapple.co.jp/title/ta/chou_esukareiyer/3/chou_esukareiyer3.html" xlink:type="simple">PinkPineapple</text:a></text:span>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>
            <text:p>黑姬~桎梏之館~後編</text:p>
          </table:table-cell>
          <table:table-cell table:style-name="ce1" office:value-type="string">
            <text:p>黑姬~桎梏館~後編</text:p>
          </table:table-cell>
          <table:table-cell table:style-name="ce1" office:value-type="string">
            <text:p>Kurohime: Shikkoku no Yakata: Part.2</text:p>
          </table:table-cell>
          <table:table-cell table:style-name="ce1"/>
          <table:table-cell table:style-name="ce6" office:value-type="string">
            <text:p>2003/03/28 <text:span text:style-name="T8">new~</text:span></text:p>
          </table:table-cell>
          <table:table-cell table:style-name="ce1" office:value-type="string">
            <text:p>animeros</text:p>
          </table:table-cell>
          <table:table-cell table:style-name="ce11" office:value-type="string">
            <text:p><text:span text:style-name="T5"><text:a xlink:href="http://www.seddnet.com/products/kurohime2.html" xlink:type="simple">DISCOVERY</text:a></text:span>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>
            <text:p>瑪琳 3 ~決戰</text:p>
          </table:table-cell>
          <table:table-cell table:style-name="ce1" office:value-type="string">
            <text:p>瑪琳 3~決戦！究極奉仕VS極楽奉仕</text:p>
          </table:table-cell>
          <table:table-cell table:style-name="ce1" office:value-type="string">
            <text:p>Soreyuke Marin-chan Project 3</text:p>
          </table:table-cell>
          <table:table-cell table:style-name="ce1"/>
          <table:table-cell table:style-name="ce6" office:value-type="string">
            <text:p>2003/03/28 <text:span text:style-name="T8">new~</text:span></text:p>
          </table:table-cell>
          <table:table-cell table:style-name="ce1" office:value-type="string">
            <text:p>animeros</text:p>
          </table:table-cell>
          <table:table-cell table:style-name="ce11" office:value-type="string">
            <text:p><text:span text:style-name="T5"><text:a xlink:href="http://www.pinkpineapple.co.jp/title/sa/soreyukemarin/3/soreyukemarin3.html" xlink:type="simple">PinkPineapple</text:a></text:span>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>
            <text:p>犧母妹 貳 ～背徳的饗艶～</text:p>
          </table:table-cell>
          <table:table-cell table:style-name="ce1" office:value-type="string">
            <text:p>犠母妹 弐 ～背徳の饗艶～ </text:p>
          </table:table-cell>
          <table:table-cell table:style-name="ce1" office:value-type="string">
            <text:p>Gibomai Vol.2 </text:p>
          </table:table-cell>
          <table:table-cell table:style-name="ce1"/>
          <table:table-cell table:style-name="ce6" office:value-type="string">
            <text:p>2003/03/28 <text:span text:style-name="T8">new~</text:span></text:p>
          </table:table-cell>
          <table:table-cell table:style-name="ce3" office:value-type="string">
            <text:p>animeros</text:p>
          </table:table-cell>
          <table:table-cell table:style-name="ce11" office:value-type="string">
            <text:p><text:span text:style-name="T5"><text:a xlink:href="http://www.seddnet.com/products/gibomai2.html" xlink:type="simple">DISCOVERY</text:a></text:span></text:p>
          </table:table-cell>
          <table:table-cell table:style-name="ce1" table:number-columns-repeated="1017"/>
        </table:table-row>
        <table:table-row table:style-name="ro1">
          <table:table-cell table:style-name="ce3" office:value-type="string">
            <text:p>天使之劍3</text:p>
          </table:table-cell>
          <table:table-cell table:style-name="ce3" office:value-type="string">
            <text:p>エンジェルブレイド 3</text:p>
          </table:table-cell>
          <table:table-cell table:style-name="ce3" office:value-type="string">
            <text:p>Angel Blade~Act 3</text:p>
          </table:table-cell>
          <table:table-cell table:style-name="ce3"/>
          <table:table-cell table:style-name="ce5" office:value-type="string">
            <text:p>2003/04/11 <text:span text:style-name="T8">new~</text:span></text:p>
          </table:table-cell>
          <table:table-cell table:style-name="ce3" office:value-type="string">
            <text:p>animeros</text:p>
          </table:table-cell>
          <table:table-cell table:style-name="ce11" office:value-type="string">
            <text:p><text:span text:style-name="T5"><text:a xlink:href="http://www.jvd.ne.jp/vanilla/angel.html" xlink:type="simple">jvd</text:a></text:span></text:p>
          </table:table-cell>
          <table:table-cell table:style-name="ce1" table:number-columns-repeated="1017"/>
        </table:table-row>
        <table:table-row table:style-name="ro1">
          <table:table-cell table:number-columns-repeated="2" table:style-name="ce1" office:value-type="string">
            <text:p>性裁（後編）</text:p>
          </table:table-cell>
          <table:table-cell table:style-name="ce1" office:value-type="string">
            <text:p>Seisai Part.2</text:p>
          </table:table-cell>
          <table:table-cell table:style-name="ce1"/>
          <table:table-cell table:style-name="ce5" office:value-type="string">
            <text:p>2003/04/11<text:span text:style-name="T8"> new~</text:span></text:p>
          </table:table-cell>
          <table:table-cell table:style-name="ce3" office:value-type="string">
            <text:p>animeros</text:p>
          </table:table-cell>
          <table:table-cell table:style-name="ce11" office:value-type="string">
            <text:p><text:span text:style-name="T5"><text:a xlink:href="http://www.jvd.ne.jp/vanilla/list_8.html" xlink:type="simple">jvd</text:a></text:span></text:p>
          </table:table-cell>
          <table:table-cell table:style-name="ce1" table:number-columns-repeated="1017"/>
        </table:table-row>
        <table:table-row table:style-name="ro1">
          <table:table-cell table:number-columns-repeated="2" table:style-name="ce1" office:value-type="string">
            <text:p>Ｇ‐taste ～真行寺由奈～ FINAL</text:p>
          </table:table-cell>
          <table:table-cell table:style-name="ce1" office:value-type="string">
            <text:p>G-Taste 7</text:p>
          </table:table-cell>
          <table:table-cell table:style-name="ce1"/>
          <table:table-cell table:style-name="ce6" office:value-type="string">
            <text:p>2003/04/24 <text:span text:style-name="T8">new~</text:span></text:p>
          </table:table-cell>
          <table:table-cell table:style-name="ce1" office:value-type="string">
            <text:p>animeros</text:p>
          </table:table-cell>
          <table:table-cell table:style-name="ce11" office:value-type="string">
            <text:p><text:span text:style-name="T5"><text:a xlink:href="http://www.green-bunny.com/new/g-tas/g7/7main.html" xlink:type="simple">GREEN BUNNY</text:a></text:span>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>
            <text:p>ANGEL CORE~天使們的住處~下卷(天使之核 1)</text:p>
          </table:table-cell>
          <table:table-cell table:style-name="ce5" office:value-type="string">
            <text:p>ANGEL CORE ～天使たちの住処～下卷</text:p>
          </table:table-cell>
          <table:table-cell table:style-name="ce1" office:value-type="string">
            <text:p>ANGEL CORE 2</text:p>
          </table:table-cell>
          <table:table-cell table:style-name="ce1"/>
          <table:table-cell table:style-name="ce5" office:value-type="string">
            <text:p>2003/04/25 <text:span text:style-name="T8">new~</text:span></text:p>
          </table:table-cell>
          <table:table-cell table:style-name="ce1" office:value-type="string">
            <text:p>animeros</text:p>
          </table:table-cell>
          <table:table-cell table:style-name="ce11" office:value-type="string">
            <text:p><text:span text:style-name="T5"><text:a xlink:href="http://www.blue-eyes.ne.jp/angelcore/2/index.html" xlink:type="simple">blue eyes</text:a></text:span>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>
            <text:p>Daring 2</text:p>
          </table:table-cell>
          <table:table-cell table:style-name="ce1" office:value-type="string">
            <text:p>Daring (ダーリン) <text:s/>page.2</text:p>
          </table:table-cell>
          <table:table-cell table:style-name="ce1" office:value-type="string">
            <text:p>Daring 2</text:p>
          </table:table-cell>
          <table:table-cell table:style-name="ce1"/>
          <table:table-cell table:style-name="ce5" office:value-type="string">
            <text:p>2003/04/25 <text:span text:style-name="T8">new~</text:span></text:p>
          </table:table-cell>
          <table:table-cell table:style-name="ce1" office:value-type="string">
            <text:p>animeros</text:p>
          </table:table-cell>
          <table:table-cell table:style-name="ce3"/>
          <table:table-cell table:style-name="ce1" table:number-columns-repeated="1017"/>
        </table:table-row>
        <table:table-row table:style-name="ro1">
          <table:table-cell table:number-columns-repeated="2" table:style-name="ce1" office:value-type="string">
            <text:p>水夏~SUIKA~第二話 伊月</text:p>
          </table:table-cell>
          <table:table-cell table:style-name="ce1" table:number-columns-repeated="2"/>
          <table:table-cell table:style-name="ce5" office:value-type="string">
            <text:p>2003/04/25 <text:span text:style-name="T8">new~</text:span></text:p>
          </table:table-cell>
          <table:table-cell table:style-name="ce11" office:value-type="string">
            <text:p><text:span text:style-name="T5"><text:a xlink:href="http://www.bonnou108.jp/am/am5/510-had.htm" xlink:type="simple">animeros</text:a></text:span></text:p>
          </table:table-cell>
          <table:table-cell table:style-name="ce11" office:value-type="string">
            <text:p><text:span text:style-name="T5"><text:a xlink:href="http://www.moonrock.info/suika/vol2.html" xlink:type="simple">moonrock</text:a></text:span>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>
            <text:p>奴隷介護 2～狂宴之扉</text:p>
          </table:table-cell>
          <table:table-cell table:style-name="ce1" office:value-type="string">
            <text:p>奴隷介護～快楽その2～狂宴の扉</text:p>
          </table:table-cell>
          <table:table-cell table:style-name="ce1" office:value-type="string">
            <text:p>Dorei Kaigo Vol.2</text:p>
          </table:table-cell>
          <table:table-cell table:style-name="ce1"/>
          <table:table-cell table:style-name="ce5" office:value-type="string">
            <text:p>2003/04/25<text:span text:style-name="T8"> new~</text:span></text:p>
          </table:table-cell>
          <table:table-cell table:style-name="ce3" office:value-type="string">
            <text:p>animeros</text:p>
          </table:table-cell>
          <table:table-cell table:style-name="ce2" office:value-type="string">
            <text:p><text:span text:style-name="T5"><text:a xlink:href="http://www.a-rms.co.jp/f_article/0304/dorei-kaigo/index.html" xlink:type="simple">arms</text:a></text:span>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>
            <text:p>束縛遊戲～深鎖的奴隸們～game.1</text:p>
          </table:table-cell>
          <table:table-cell table:style-name="ce1" office:value-type="string">
            <text:p>ボンデージ・ゲーム～深窓の隷嬢達～game.1 YUU～憂 肛虐のメス奴隷～</text:p>
          </table:table-cell>
          <table:table-cell table:style-name="ce1" office:value-type="string">
            <text:p>Bondage Game: game.1</text:p>
          </table:table-cell>
          <table:table-cell table:style-name="ce1"/>
          <table:table-cell table:style-name="ce5" office:value-type="string">
            <text:p>2003/04/25 <text:span text:style-name="T8">new~</text:span></text:p>
          </table:table-cell>
          <table:table-cell table:style-name="ce11" office:value-type="string">
            <text:p><text:span text:style-name="T5"><text:a xlink:href="http://www.bonnou108.jp/am/am6/604-bondage.htm" xlink:type="simple">animeros</text:a></text:span></text:p>
          </table:table-cell>
          <table:table-cell table:style-name="ce11" office:value-type="string">
            <text:p><text:span text:style-name="T5"><text:a xlink:href="http://www.pinkpineapple.co.jp/title/ha/bondage/1/index.htm" xlink:type="simple">PinkPineapple</text:a></text:span></text:p>
          </table:table-cell>
          <table:table-cell table:style-name="ce1" table:number-columns-repeated="1017"/>
        </table:table-row>
        <table:table-row table:style-name="ro1">
          <table:table-cell table:number-columns-repeated="2" table:style-name="ce1" office:value-type="string">
            <text:p>夜勤病棟~Karte 7</text:p>
          </table:table-cell>
          <table:table-cell table:style-name="ce1" office:value-type="string">
            <text:p>Night Shift Nurse 7</text:p>
          </table:table-cell>
          <table:table-cell table:style-name="ce1" office:value-type="string">
            <text:p>Yakin Byoutou</text:p>
          </table:table-cell>
          <table:table-cell table:style-name="ce1" office:value-type="string">
            <text:p>2003/04/25 <text:span text:style-name="T8">new~</text:span></text:p>
          </table:table-cell>
          <table:table-cell table:style-name="ce11" office:value-type="string">
            <text:p><text:span text:style-name="T5"><text:a xlink:href="http://www.bonnou108.jp/am/am7/707-yakin2.htm" xlink:type="simple">animeros</text:a></text:span></text:p>
          </table:table-cell>
          <table:table-cell table:style-name="ce11" office:value-type="string">
            <text:p><text:span text:style-name="T5"><text:a xlink:href="http://www.seddnet.com/products/yakin7.html" xlink:type="simple">DISCOVERY</text:a></text:span></text:p>
          </table:table-cell>
          <table:table-cell table:style-name="ce3"/>
          <table:table-cell table:style-name="ce1" table:number-columns-repeated="1016"/>
        </table:table-row>
        <table:table-row table:style-name="ro1">
          <table:table-cell table:style-name="ce1" office:value-type="string">
            <text:p>股人～獲物 4</text:p>
          </table:table-cell>
          <table:table-cell table:style-name="ce1" office:value-type="string">
            <text:p>股人タクシー 獲物4~狩られたチアガール・ユキ</text:p>
          </table:table-cell>
          <table:table-cell table:style-name="ce1" office:value-type="string">
            <text:p>Sakuhin Taxi Vol.4</text:p>
          </table:table-cell>
          <table:table-cell table:style-name="ce1" office:value-type="string">
            <text:p>Kojin Taxi Vol.4</text:p>
          </table:table-cell>
          <table:table-cell table:style-name="ce5" office:value-type="string">
            <text:p>2003/04/25<text:span text:style-name="T8"> new~</text:span></text:p>
          </table:table-cell>
          <table:table-cell table:style-name="ce3" office:value-type="string">
            <text:p>animeros</text:p>
          </table:table-cell>
          <table:table-cell table:style-name="ce11" office:value-type="string">
            <text:p><text:span text:style-name="T5"><text:a xlink:href="http://www.milky-anime.com/04/taxi/taxi-4.html" xlink:type="simple">milky</text:a></text:span></text:p>
          </table:table-cell>
          <table:table-cell table:style-name="ce1" table:number-columns-repeated="1017"/>
        </table:table-row>
        <table:table-row table:style-name="ro4">
          <table:table-cell table:style-name="ce1" office:value-type="string">
            <text:p>桃姫<text:span text:style-name="T6"> </text:span><text:span text:style-name="T7">1 (MOMONE </text:span><text:span text:style-name="T7">桃音</text:span><text:span text:style-name="T7">)</text:span></text:p>
          </table:table-cell>
          <table:table-cell table:style-name="ce1" office:value-type="string">
            <text:p>桃姫　プロジェクト1 (MOMONE 桃音)</text:p>
          </table:table-cell>
          <table:table-cell table:style-name="ce1" office:value-type="string">
            <text:p>MOMONE</text:p>
          </table:table-cell>
          <table:table-cell table:style-name="ce1" office:value-type="string">
            <text:p>新版桃音<text:span text:style-name="T6">?</text:span></text:p>
          </table:table-cell>
          <table:table-cell table:style-name="ce6" office:value-type="string">
            <text:p>2003/04/25 <text:span text:style-name="T8">new~</text:span></text:p>
          </table:table-cell>
          <table:table-cell table:style-name="ce2" office:value-type="string">
            <text:p><text:span text:style-name="T5"><text:a xlink:href="http://www.bonnou108.jp/am/am6/611-sged.htm" xlink:type="simple">animeros</text:a></text:span></text:p>
          </table:table-cell>
          <table:table-cell table:style-name="ce3"/>
          <table:table-cell table:style-name="ce1" table:number-columns-repeated="1017"/>
        </table:table-row>
        <table:table-row table:style-name="ro1">
          <table:table-cell table:style-name="ce1" office:value-type="string">
            <text:p>臭作~Libarty~後篇</text:p>
          </table:table-cell>
          <table:table-cell table:style-name="ce1" office:value-type="string">
            <text:p>臭作～Liberty～後編 <text:s/>『解禁 高部絵里』</text:p>
          </table:table-cell>
          <table:table-cell table:style-name="ce1" office:value-type="string">
            <text:p>Syusaku Liberty-Vol.2</text:p>
          </table:table-cell>
          <table:table-cell table:style-name="ce1"/>
          <table:table-cell table:style-name="ce6" office:value-type="string">
            <text:p>2003/04/25 <text:span text:style-name="T8">new~</text:span></text:p>
          </table:table-cell>
          <table:table-cell table:style-name="ce3" office:value-type="string">
            <text:p>animeros</text:p>
          </table:table-cell>
          <table:table-cell table:style-name="ce11" office:value-type="string">
            <text:p><text:span text:style-name="T5"><text:a xlink:href="http://www.pinkpineapple.co.jp/title/sa/shusaku/liberty2/shusaku2.html" xlink:type="simple">PinkPineapple</text:a></text:span>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>
            <text:p>新体操(仮))～Lesson 3</text:p>
          </table:table-cell>
          <table:table-cell table:style-name="ce1" office:value-type="string">
            <text:p>新体操(仮)～Lesson 3～ヴァージンの輪舞曲 </text:p>
          </table:table-cell>
          <table:table-cell table:style-name="ce1" office:value-type="string">
            <text:p>ShinTaisou(Kari) Vol.3~The Animation~</text:p>
          </table:table-cell>
          <table:table-cell table:style-name="ce1"/>
          <table:table-cell table:style-name="ce6" office:value-type="string">
            <text:p>2003/04/25 <text:span text:style-name="T8">new~</text:span></text:p>
          </table:table-cell>
          <table:table-cell table:style-name="ce1" office:value-type="string">
            <text:p>animeros</text:p>
          </table:table-cell>
          <table:table-cell table:style-name="ce11" office:value-type="string">
            <text:p><text:span text:style-name="T5"><text:a xlink:href="http://www.pinkpineapple.co.jp/title/sa/shintaisou/3/3.html" xlink:type="simple">PinkPineapple</text:a></text:span>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>
            <text:p>聖魔大戰 第一章 Castle Fantasia </text:p>
          </table:table-cell>
          <table:table-cell table:style-name="ce1" office:value-type="string">
            <text:p>聖魔大戦キャッスルファンタジア 第一章</text:p>
          </table:table-cell>
          <table:table-cell table:style-name="ce1" office:value-type="string">
            <text:p>Castle Fantasia <text:s/>1</text:p>
          </table:table-cell>
          <table:table-cell table:style-name="ce1"/>
          <table:table-cell table:style-name="ce1" office:value-type="string">
            <text:p>2003/04/25 <text:span text:style-name="T8">new~</text:span></text:p>
          </table:table-cell>
          <table:table-cell table:style-name="ce2" office:value-type="string">
            <text:p><text:span text:style-name="T5"><text:a xlink:href="http://www.bonnou108.jp/am/am2/203-castle.htm" xlink:type="simple">animeros</text:a></text:span></text:p>
          </table:table-cell>
          <table:table-cell table:style-name="ce11" office:value-type="string">
            <text:p><text:span text:style-name="T5"><text:a xlink:href="http://www.milky-anime.com/04/castle/castle.html" xlink:type="simple">milky</text:a></text:span></text:p>
          </table:table-cell>
          <table:table-cell table:style-name="ce1" table:number-columns-repeated="1017"/>
        </table:table-row>
        <table:table-row table:style-name="ro1">
          <table:table-cell table:style-name="ce1"/>
          <table:table-cell table:style-name="ce1" office:value-type="string">
            <text:p>ランジェリー戦士 パピヨンローゼ</text:p>
          </table:table-cell>
          <table:table-cell table:style-name="ce1" table:number-columns-repeated="2"/>
          <table:table-cell table:style-name="ce6" office:value-type="string">
            <text:p>2003/04/25 <text:span text:style-name="T8">new~</text:span></text:p>
          </table:table-cell>
          <table:table-cell table:style-name="ce11" office:value-type="string">
            <text:p><text:span text:style-name="T5"><text:a xlink:href="http://www.bonnou108.jp/am/am2/203-papiyon.htm" xlink:type="simple">animeros</text:a></text:span></text:p>
          </table:table-cell>
          <table:table-cell table:style-name="ce11" office:value-type="string">
            <text:p><text:span text:style-name="T5"><text:a xlink:href="http://www5b.biglobe.ne.jp/~novy/" xlink:type="simple">milky</text:a></text:span></text:p>
          </table:table-cell>
          <table:table-cell table:style-name="ce3"/>
          <table:table-cell table:style-name="ce1" table:number-columns-repeated="1016"/>
        </table:table-row>
        <table:table-row table:style-name="ro1">
          <table:table-cell table:style-name="ce1" office:value-type="string">
            <text:p>永遠的學園～五藤環篇～</text:p>
          </table:table-cell>
          <table:table-cell table:style-name="ce1" office:value-type="string">
            <text:p>永遠の学園～ごとう環 編～</text:p>
          </table:table-cell>
          <table:table-cell table:style-name="ce1" table:number-columns-repeated="2"/>
          <table:table-cell table:style-name="ce5" office:value-type="string">
            <text:p>2003/05/08 <text:span text:style-name="T8">new~</text:span></text:p>
          </table:table-cell>
          <table:table-cell table:style-name="ce2" office:value-type="string">
            <text:p><text:span text:style-name="T5"><text:a xlink:href="http://www.bonnou108.jp/am/am17/1901-sgsc2.htm" xlink:type="simple">animeros</text:a></text:span></text:p>
          </table:table-cell>
          <table:table-cell table:style-name="ce3"/>
          <table:table-cell table:style-name="ce1" table:number-columns-repeated="1017"/>
        </table:table-row>
        <table:table-row table:style-name="ro1">
          <table:table-cell table:style-name="ce1" office:value-type="string">
            <text:p>異常性欲 1</text:p>
          </table:table-cell>
          <table:table-cell table:style-name="ce1" office:value-type="string">
            <text:p>異常性欲 1　新人看護婦・新条かずみ編</text:p>
          </table:table-cell>
          <table:table-cell table:style-name="ce1" table:number-columns-repeated="2"/>
          <table:table-cell table:style-name="ce5" office:value-type="string">
            <text:p>2003/05/08 <text:span text:style-name="T8">new~</text:span></text:p>
          </table:table-cell>
          <table:table-cell table:style-name="ce2" office:value-type="string">
            <text:p><text:span text:style-name="T5"><text:a xlink:href="http://www.bonnou108.jp/am/am17/1901-sgsc2.htm" xlink:type="simple">animeros</text:a></text:span></text:p>
          </table:table-cell>
          <table:table-cell table:style-name="ce3"/>
          <table:table-cell table:style-name="ce1" table:number-columns-repeated="1017"/>
        </table:table-row>
        <table:table-row table:style-name="ro1">
          <table:table-cell table:style-name="ce1"/>
          <table:table-cell table:style-name="ce1" office:value-type="string">
            <text:p>オナメイドゆみな オナニーお手伝い弁当BOX</text:p>
          </table:table-cell>
          <table:table-cell table:style-name="ce1" table:number-columns-repeated="2"/>
          <table:table-cell table:style-name="ce5" office:value-type="string">
            <text:p>2003/05/08 <text:span text:style-name="T8">new~</text:span></text:p>
          </table:table-cell>
          <table:table-cell table:style-name="ce2" office:value-type="string">
            <text:p><text:span text:style-name="T5"><text:a xlink:href="http://www.bonnou108.jp/am/am17/1901-sgwc.htm" xlink:type="simple">animeros</text:a></text:span></text:p>
          </table:table-cell>
          <table:table-cell table:style-name="ce3"/>
          <table:table-cell table:style-name="ce1" table:number-columns-repeated="1017"/>
        </table:table-row>
        <table:table-row table:style-name="ro1">
          <table:table-cell table:number-columns-repeated="2" table:style-name="ce1" office:value-type="string">
            <text:p>痴漢電車 後篇</text:p>
          </table:table-cell>
          <table:table-cell table:style-name="ce1" office:value-type="string">
            <text:p>Chikan Densha 2</text:p>
          </table:table-cell>
          <table:table-cell table:style-name="ce1"/>
          <table:table-cell table:style-name="ce6" office:value-type="string">
            <text:p>2003/05/09 <text:span text:style-name="T8">new~</text:span></text:p>
          </table:table-cell>
          <table:table-cell table:style-name="ce1" office:value-type="string">
            <text:p>animeros</text:p>
          </table:table-cell>
          <table:table-cell table:style-name="ce3"/>
          <table:table-cell table:style-name="ce1" table:number-columns-repeated="1017"/>
        </table:table-row>
        <table:table-row table:style-name="ro4">
          <table:table-cell table:style-name="ce1" office:value-type="string">
            <text:p>凌辱女子學園 前編 (背徳的學園)</text:p>
          </table:table-cell>
          <table:table-cell table:style-name="ce1" office:value-type="string">
            <text:p>凌辱女子学園～前編～（背徳の学園）</text:p>
          </table:table-cell>
          <table:table-cell table:style-name="ce9" office:value-type="string">
            <text:p>Ryoujoku Jyoshi Gakuen 1</text:p>
          </table:table-cell>
          <table:table-cell table:style-name="ce1"/>
          <table:table-cell table:style-name="ce1" office:value-type="string">
            <text:p>2003/05/15 <text:span text:style-name="T8">new~</text:span></text:p>
          </table:table-cell>
          <table:table-cell table:style-name="ce2" office:value-type="string">
            <text:p><text:span text:style-name="T5"><text:a xlink:href="http://www.bonnou108.jp/am/am7/708-ryoujoku.htm" xlink:type="simple">animeros</text:a></text:span></text:p>
          </table:table-cell>
          <table:table-cell table:style-name="ce11"/>
          <table:table-cell table:style-name="ce1" table:number-columns-repeated="1017"/>
        </table:table-row>
        <table:table-row table:style-name="ro1">
          <table:table-cell table:number-columns-repeated="2" table:style-name="ce3" office:value-type="string">
            <text:p>女神探偵（VINUS FILE） FILE.1</text:p>
          </table:table-cell>
          <table:table-cell table:style-name="ce1" office:value-type="string">
            <text:p>Megami Tantei: File.01</text:p>
          </table:table-cell>
          <table:table-cell table:style-name="ce1"/>
          <table:table-cell table:style-name="ce5" office:value-type="string">
            <office:annotation draw:style-name="gr1" draw:text-style-name="P1" svg:width="3.158cm" svg:height="1.931cm" svg:x="20.955cm" svg:y="26.22cm" draw:caption-point-x="-0.379cm" draw:caption-point-y="0.274cm">
              <dc:date>2013-08-01T00:00:00</dc:date>
              <text:p text:style-name="P1"><text:span text:style-name="T3">「恥辱</text:span><text:span text:style-name="T3">×</text:span><text:span text:style-name="T3">悦楽＝肉欲の餌食」</text:span></text:p>
              <text:p text:style-name="P1"><text:span text:style-name="T2"/></text:p>
            </office:annotation>
            <text:p>2003/05/18 <text:span text:style-name="T8">new~</text:span></text:p>
          </table:table-cell>
          <table:table-cell table:style-name="ce2" office:value-type="string">
            <text:p><text:span text:style-name="T5"><text:a xlink:href="http://www.bonnou108.jp/am/am6/605-vinus.htm" xlink:type="simple">animeros</text:a></text:span></text:p>
          </table:table-cell>
          <table:table-cell table:style-name="ce11" office:value-type="string">
            <text:p><text:span text:style-name="T5"><text:a xlink:href="http://www.five-w.com/wr/fw0224/fw0224.html" xlink:type="simple">Five Ways</text:a></text:span>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>
            <text:p>幻夢館～愛欲與凌辱的淫罪～下卷</text:p>
          </table:table-cell>
          <table:table-cell table:style-name="ce1" office:value-type="string">
            <text:p>幻夢館 ～愛欲と凌辱の淫罪～ 下巻</text:p>
          </table:table-cell>
          <table:table-cell table:style-name="ce1" office:value-type="string">
            <text:p>Genmukan: Aiyoku to Ryoujoku no Inzai: Part.2</text:p>
          </table:table-cell>
          <table:table-cell table:style-name="ce1"/>
          <table:table-cell table:style-name="ce1" office:value-type="string">
            <text:p>2003/05/22 <text:span text:style-name="T8">new~</text:span></text:p>
          </table:table-cell>
          <table:table-cell table:style-name="ce1"/>
          <table:table-cell table:style-name="ce11" office:value-type="string">
            <text:p><text:span text:style-name="T5"><text:a xlink:href="http://www.green-bunny.com/new/genmu/2main.html" xlink:type="simple">GREEN BUNNY</text:a></text:span>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>
            <text:p>螢子 <text:s/>第二夜「辱」</text:p>
          </table:table-cell>
          <table:table-cell table:style-name="ce1" office:value-type="string">
            <text:p>螢子 <text:s/>第二夜 HOTARU KO「辱（はずかしめ）」</text:p>
          </table:table-cell>
          <table:table-cell table:style-name="ce1" office:value-type="string">
            <text:p>HOTARU KO 2nd Night: Hazukashime</text:p>
          </table:table-cell>
          <table:table-cell table:style-name="ce1"/>
          <table:table-cell table:style-name="ce1" office:value-type="string">
            <text:p>2003/05/22 <text:span text:style-name="T8">new~</text:span></text:p>
          </table:table-cell>
          <table:table-cell table:style-name="ce2" office:value-type="string">
            <text:p><text:span text:style-name="T5"><text:a xlink:href="http://www.bonnou108.jp/am/am5/501-ｈｏｔａｒｕｋｏ.htm" xlink:type="simple">animeros</text:a></text:span></text:p>
          </table:table-cell>
          <table:table-cell table:style-name="ce11" office:value-type="string">
            <text:p><text:span text:style-name="T5"><text:a xlink:href="http://www.green-bunny.com/new/hotaruko/2-wa/2main.html" xlink:type="simple">GREEN BUNNY</text:a></text:span></text:p>
          </table:table-cell>
          <table:table-cell table:style-name="ce2" office:value-type="string">
            <text:p><text:span text:style-name="T5"><text:a xlink:href="http://www.a-rms.co.jp/f_article/0305/hotaruko/index.html" xlink:type="simple">arms</text:a></text:span>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>
            <text:p>flutter of birds II 天使們的翅膀 前篇~追憶之章</text:p>
          </table:table-cell>
          <table:table-cell table:style-name="ce1" office:value-type="string">
            <office:annotation draw:style-name="gr1" draw:text-style-name="P1" svg:width="3.192cm" svg:height="1.932cm" svg:x="12.607cm" svg:y="27.41cm" draw:caption-point-x="-0.383cm" draw:caption-point-y="0.275cm">
              <dc:date>2013-08-01T00:00:00</dc:date>
              <text:p text:style-name="P1"><text:span text:style-name="T3">第一夜「帰ってきた偏愛の父」</text:span></text:p>
              <text:p text:style-name="P1"><text:span text:style-name="T2"/></text:p>
            </office:annotation>
            <text:p>flutter of birds II～天使たちの翼 前篇「追憶の章」</text:p>
          </table:table-cell>
          <table:table-cell table:style-name="ce1" office:value-type="string">
            <text:p>Flutter of Birds 2-1 </text:p>
          </table:table-cell>
          <table:table-cell table:style-name="ce1"/>
          <table:table-cell table:style-name="ce5" office:value-type="string">
            <text:p>2003/05/23 <text:span text:style-name="T8">new~</text:span></text:p>
          </table:table-cell>
          <table:table-cell table:style-name="ce11" office:value-type="string">
            <text:p><text:span text:style-name="T5"><text:a xlink:href="http://www.bonnou108.jp/am/am4/404-birds2.htm" xlink:type="simple">animeros</text:a></text:span></text:p>
          </table:table-cell>
          <table:table-cell table:style-name="ce11" office:value-type="string">
            <text:p><text:span text:style-name="T5"><text:a xlink:href="http://www.pinkpineapple.co.jp/title/ha/flutter2/index.html" xlink:type="simple">PinkPineapple</text:a></text:span></text:p>
          </table:table-cell>
          <table:table-cell table:style-name="ce2" office:value-type="string">
            <text:p><text:span text:style-name="T5"><text:a xlink:href="http://www.a-rms.co.jp/f_article/0305/flutter/index.html" xlink:type="simple">arms</text:a></text:span>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>
            <text:p>明日的雪之丞4『徬惶的靈魂』</text:p>
          </table:table-cell>
          <table:table-cell table:style-name="ce1" office:value-type="string">
            <text:p>あしたの雪之丞 Round.4「彷徨える魂」</text:p>
          </table:table-cell>
          <table:table-cell table:style-name="ce1" office:value-type="string">
            <text:p>Ashita no Yukinojoe: Round.4</text:p>
          </table:table-cell>
          <table:table-cell table:style-name="ce1"/>
          <table:table-cell table:style-name="ce5" office:value-type="string">
            <text:p>2003/05/23 <text:span text:style-name="T8">new~</text:span></text:p>
          </table:table-cell>
          <table:table-cell table:style-name="ce3" office:value-type="string">
            <text:p>animeros</text:p>
          </table:table-cell>
          <table:table-cell table:style-name="ce11" office:value-type="string">
            <text:p><text:span text:style-name="T5"><text:a xlink:href="http://www.pinkpineapple.co.jp/title/a/asita_yukinojyo/4/index.html" xlink:type="simple">PinkPineapple</text:a></text:span></text:p>
          </table:table-cell>
          <table:table-cell table:style-name="ce2" office:value-type="string">
            <text:p><text:span text:style-name="T5"><text:a xlink:href="http://www.a-rms.co.jp/f_article/0305/yuki/index.html" xlink:type="simple">arms</text:a></text:span>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>
            <text:p>愛姊妹II <text:s/>第二夜 交錯する姉妹愛</text:p>
          </table:table-cell>
          <table:table-cell table:style-name="ce1" office:value-type="string">
            <text:p>愛姉妹2 第二夜 交錯する姉妹愛</text:p>
          </table:table-cell>
          <table:table-cell table:style-name="ce1" office:value-type="string">
            <text:p>Immoral Sisters2~Two Premature Fruits~2</text:p>
          </table:table-cell>
          <table:table-cell table:style-name="ce1"/>
          <table:table-cell table:style-name="ce5" office:value-type="string">
            <text:p>2003/05/23 <text:span text:style-name="T8">new~</text:span></text:p>
          </table:table-cell>
          <table:table-cell table:style-name="ce1" office:value-type="string">
            <text:p>animeros</text:p>
          </table:table-cell>
          <table:table-cell table:style-name="ce11" office:value-type="string">
            <text:p><text:span text:style-name="T5"><text:a xlink:href="http://www.pinkpineapple.co.jp/title/a/aishimai2/2/index.html" xlink:type="simple">PinkPineapple</text:a></text:span>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>
            <text:p>IZUMO 2 <text:s/>朱之殉情 (出雲 1)</text:p>
          </table:table-cell>
          <table:table-cell table:style-name="ce1" office:value-type="string">
            <text:p>IZUMO 二丿巻 朱の殉情</text:p>
          </table:table-cell>
          <table:table-cell table:style-name="ce1" office:value-type="string">
            <text:p>IZUMO 2</text:p>
          </table:table-cell>
          <table:table-cell table:style-name="ce1"/>
          <table:table-cell table:style-name="ce5" office:value-type="string">
            <text:p>2003/05/25 <text:span text:style-name="T8">new~</text:span></text:p>
          </table:table-cell>
          <table:table-cell table:style-name="ce1" office:value-type="string">
            <text:p>animeros</text:p>
          </table:table-cell>
          <table:table-cell table:style-name="ce11" office:value-type="string">
            <text:p><text:span text:style-name="T5"><text:a xlink:href="http://www.milky-anime.com/04/izumo/izumo-2.html" xlink:type="simple">milky</text:a></text:span>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>
            <text:p>小楓 第三卷 ~發芽的嫩芽</text:p>
          </table:table-cell>
          <table:table-cell table:style-name="ce1" office:value-type="string">
            <text:p>もみじ 第三巻「 芽吹きはじめた若葉たち」</text:p>
          </table:table-cell>
          <table:table-cell table:style-name="ce1" office:value-type="string">
            <text:p>MoMiJi 3</text:p>
          </table:table-cell>
          <table:table-cell table:style-name="ce1"/>
          <table:table-cell table:style-name="ce1" office:value-type="string">
            <text:p>2003/05/25 <text:span text:style-name="T8">new~</text:span></text:p>
          </table:table-cell>
          <table:table-cell table:style-name="ce11" office:value-type="string">
            <text:p><text:span text:style-name="T5"><text:a xlink:href="http://www.bonnou108.jp/am/am11/1106-momiji.htm" xlink:type="simple">animeros</text:a></text:span></text:p>
          </table:table-cell>
          <table:table-cell table:style-name="ce11" office:value-type="string">
            <text:p><text:span text:style-name="T5"><text:a xlink:href="http://www.blue-eyes.ne.jp/momiji/3/index.html" xlink:type="simple">blue eyes</text:a></text:span>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>
            <text:p>恥辱診察室 1～抓住搖錢樹</text:p>
          </table:table-cell>
          <table:table-cell table:style-name="ce1" office:value-type="string">
            <text:p>恥辱診察室 1「金づるをつかめ！」</text:p>
          </table:table-cell>
          <table:table-cell table:style-name="ce1" office:value-type="string">
            <text:p>Chijyoku Shinsatsushitsu Vol.1</text:p>
          </table:table-cell>
          <table:table-cell table:style-name="ce1" office:value-type="string">
            <text:p>tijyoku</text:p>
          </table:table-cell>
          <table:table-cell table:style-name="ce6" office:value-type="string">
            <text:p>2003/05/25 <text:span text:style-name="T8">new~</text:span></text:p>
          </table:table-cell>
          <table:table-cell table:style-name="ce2" office:value-type="string">
            <text:p><text:span text:style-name="T5"><text:a xlink:href="http://www.bonnou108.jp/am/am6/603-tijyoku.htm" xlink:type="simple">animeros</text:a></text:span></text:p>
          </table:table-cell>
          <table:table-cell table:style-name="ce11" office:value-type="string">
            <text:p><text:span text:style-name="T5"><text:a xlink:href="http://www.milky-anime.com/04/tijyoku/tijyoku.html" xlink:type="simple">milky</text:a></text:span>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>
            <text:p>氣氛 2</text:p>
          </table:table-cell>
          <table:table-cell table:style-name="ce1" office:value-type="string">
            <text:p>気分 きぶん 2~にほんめ</text:p>
          </table:table-cell>
          <table:table-cell table:style-name="ce1" office:value-type="string">
            <text:p>Kibun Kibun Vol.2</text:p>
          </table:table-cell>
          <table:table-cell table:style-name="ce1"/>
          <table:table-cell table:style-name="ce5" office:value-type="string">
            <text:p>2003/05/25 <text:span text:style-name="T8">new~</text:span></text:p>
          </table:table-cell>
          <table:table-cell table:style-name="ce1" office:value-type="string">
            <text:p>animeros</text:p>
          </table:table-cell>
          <table:table-cell table:style-name="ce11" office:value-type="string">
            <text:p><text:span text:style-name="T5"><text:a xlink:href="http://www.milky-anime.com/04/kibun/kibun-2.html" xlink:type="simple">milky</text:a></text:span>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>
            <text:p>百舌鳥之贄 早贄</text:p>
          </table:table-cell>
          <table:table-cell table:style-name="ce1" office:value-type="string">
            <text:p>百舌鳥の贄(もずのにえ)　早贄</text:p>
          </table:table-cell>
          <table:table-cell table:style-name="ce1" office:value-type="string">
            <text:p>Mozu no Nie: Hayanie</text:p>
          </table:table-cell>
          <table:table-cell table:style-name="ce1"/>
          <table:table-cell table:style-name="ce6" office:value-type="string">
            <text:p>2003/05/30 <text:span text:style-name="T8">new~</text:span></text:p>
          </table:table-cell>
          <table:table-cell table:style-name="ce11" office:value-type="string">
            <text:p><text:span text:style-name="T5"><text:a xlink:href="http://www.bonnou108.jp/am/am7/707-mozu.htm" xlink:type="simple">animeros</text:a></text:span></text:p>
          </table:table-cell>
          <table:table-cell table:style-name="ce11" office:value-type="string">
            <text:p><text:span text:style-name="T5"><text:a xlink:href="http://www.seddnet.com/products/mozu1.html" xlink:type="simple">DISCOVERY</text:a></text:span>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>
            <text:p>清純看護學院~3時姦目</text:p>
          </table:table-cell>
          <table:table-cell table:style-name="ce1" office:value-type="string">
            <text:p>清純看護学院 3時姦目 新人ナース祐未・恥虐の看護実習</text:p>
          </table:table-cell>
          <table:table-cell table:style-name="ce1" office:value-type="string">
            <text:p>Seijun Kango Gakuin Vol.3</text:p>
          </table:table-cell>
          <table:table-cell table:style-name="ce1"/>
          <table:table-cell table:style-name="ce6" office:value-type="string">
            <text:p>2003/05/30 <text:span text:style-name="T8">new~</text:span></text:p>
          </table:table-cell>
          <table:table-cell table:style-name="ce1" office:value-type="string">
            <text:p>animeros</text:p>
          </table:table-cell>
          <table:table-cell table:style-name="ce11" office:value-type="string">
            <text:p><text:span text:style-name="T5"><text:a xlink:href="http://www.seddnet.com/products/nurse3.html" xlink:type="simple">DISCOVERY</text:a></text:span>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>
            <text:p>LOVE LOVE 警察</text:p>
          </table:table-cell>
          <table:table-cell table:style-name="ce1" office:value-type="string">
            <text:p>LOVE LOVE ポリス（らぶらぶポリス）</text:p>
          </table:table-cell>
          <table:table-cell table:style-name="ce1" table:number-columns-repeated="2"/>
          <table:table-cell table:style-name="ce5" office:value-type="string">
            <text:p>2003/06/06 <text:span text:style-name="T8">new~</text:span></text:p>
          </table:table-cell>
          <table:table-cell table:style-name="ce2" office:value-type="string">
            <text:p><text:span text:style-name="T5"><text:a xlink:href="http://www.bonnou108.jp/am/am3/306-OTHERS.htm" xlink:type="simple">animeros</text:a></text:span></text:p>
          </table:table-cell>
          <table:table-cell table:style-name="ce3"/>
          <table:table-cell table:style-name="ce1" table:number-columns-repeated="1017"/>
        </table:table-row>
        <table:table-row table:style-name="ro1">
          <table:table-cell table:style-name="ce1"/>
          <table:table-cell table:style-name="ce1" office:value-type="string">
            <text:p>レズ病棟 2～調教夜</text:p>
          </table:table-cell>
          <table:table-cell table:style-name="ce1" table:number-columns-repeated="2"/>
          <table:table-cell table:style-name="ce5" office:value-type="string">
            <office:annotation draw:style-name="gr1" draw:text-style-name="P1" svg:width="3.158cm" svg:height="0.927cm" svg:x="20.955cm" svg:y="31.379cm" draw:caption-point-x="-0.379cm" draw:caption-point-y="0.275cm">
              <dc:date>2013-08-01T00:00:00</dc:date>
              <text:p text:style-name="P1"><text:span text:style-name="T3">「恥辱</text:span><text:span text:style-name="T3">×</text:span><text:span text:style-name="T3">悦楽＝肉欲の餌食」</text:span></text:p>
              <text:p text:style-name="P1"><text:span text:style-name="T2"/></text:p>
            </office:annotation>
            <text:p>2003/06/06 <text:span text:style-name="T8">new~</text:span></text:p>
          </table:table-cell>
          <table:table-cell table:style-name="ce2" office:value-type="string">
            <text:p><text:span text:style-name="T5"><text:a xlink:href="http://www.bonnou108.jp/am/am6/611-sgrd.htm" xlink:type="simple">animeros</text:a></text:span></text:p>
          </table:table-cell>
          <table:table-cell table:style-name="ce3"/>
          <table:table-cell table:style-name="ce1" table:number-columns-repeated="1017"/>
        </table:table-row>
        <table:table-row table:style-name="ro1">
          <table:table-cell table:style-name="ce1"/>
          <table:table-cell table:style-name="ce1" office:value-type="string">
            <text:p>ボクの彼氏はジュリエット side.A</text:p>
          </table:table-cell>
          <table:table-cell table:style-name="ce1"/>
          <table:table-cell table:style-name="ce1" office:value-type="string">
            <text:p>(女性向作品) <text:s/></text:p>
          </table:table-cell>
          <table:table-cell table:style-name="ce1" office:value-type="string">
            <text:p>2003/06/11 <text:span text:style-name="T8">new~</text:span></text:p>
          </table:table-cell>
          <table:table-cell table:style-name="ce2" office:value-type="string">
            <text:p><text:span text:style-name="T5"><text:a xlink:href="http://www.bonnou108.jp/am/am17/2002-sdxd.htm" xlink:type="simple">animeros</text:a></text:span></text:p>
          </table:table-cell>
          <table:table-cell table:style-name="ce3"/>
          <table:table-cell table:style-name="ce1" table:number-columns-repeated="1017"/>
        </table:table-row>
        <table:table-row table:style-name="ro1">
          <table:table-cell table:number-columns-repeated="2" table:style-name="ce1" office:value-type="string">
            <text:p>KIZUNA（絆）2</text:p>
          </table:table-cell>
          <table:table-cell table:style-name="ce1" office:value-type="string">
            <text:p>KIZUNA 2</text:p>
          </table:table-cell>
          <table:table-cell table:style-name="ce1"/>
          <table:table-cell table:style-name="ce5" office:value-type="string">
            <text:p>2003/06/12 <text:span text:style-name="T8">new~</text:span></text:p>
          </table:table-cell>
          <table:table-cell table:style-name="ce1" office:value-type="string">
            <text:p>animeros</text:p>
          </table:table-cell>
          <table:table-cell table:style-name="ce3"/>
          <table:table-cell table:style-name="ce1" table:number-columns-repeated="1017"/>
        </table:table-row>
        <table:table-row table:style-name="ro1">
          <table:table-cell table:number-columns-repeated="2" table:style-name="ce1" office:value-type="string">
            <text:p>特別授業2~前篇</text:p>
          </table:table-cell>
          <table:table-cell table:style-name="ce1" office:value-type="string">
            <text:p>Tokubetsu Jyugyou 2 Part.1</text:p>
          </table:table-cell>
          <table:table-cell table:style-name="ce1"/>
          <table:table-cell table:style-name="ce6" office:value-type="string">
            <text:p>2003/06/13 <text:span text:style-name="T8">new~</text:span></text:p>
          </table:table-cell>
          <table:table-cell table:style-name="ce2" office:value-type="string">
            <text:p><text:span text:style-name="T5"><text:a xlink:href="http://www.bonnou108.jp/am/am9/902-tokubetu.htm" xlink:type="simple">animeros</text:a></text:span></text:p>
          </table:table-cell>
          <table:table-cell table:style-name="ce1" table:number-columns-repeated="1018"/>
        </table:table-row>
        <table:table-row table:style-name="ro4">
          <table:table-cell table:style-name="ce1" office:value-type="string">
            <text:p>無顏之月~第四夜~白百合</text:p>
          </table:table-cell>
          <table:table-cell table:style-name="ce1" office:value-type="string">
            <text:p>顔のない月 第四夜「白百合」</text:p>
          </table:table-cell>
          <table:table-cell table:style-name="ce8" office:value-type="string">
            <text:p>No Surface Moon: 4th Night</text:p>
          </table:table-cell>
          <table:table-cell table:style-name="ce1" office:value-type="string">
            <text:p>Moonlight Lady 4</text:p>
          </table:table-cell>
          <table:table-cell table:style-name="ce6" office:value-type="string">
            <text:p>2003/06/13 <text:span text:style-name="T8">new~</text:span></text:p>
          </table:table-cell>
          <table:table-cell table:style-name="ce11" office:value-type="string">
            <text:p><text:span text:style-name="T5"><text:a xlink:href="http://www.bonnou108.jp/am/am11/1104-tuki.htm" xlink:type="simple">animeros</text:a></text:span></text:p>
          </table:table-cell>
          <table:table-cell table:style-name="ce11" office:value-type="string">
            <text:p><text:span text:style-name="T5"><text:a xlink:href="http://www.pinkpineapple.co.jp/kaotsuki/4/index.html" xlink:type="simple">PinkPineapple</text:a></text:span>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>
            <text:p>肉欲玩具宅配人 總集編</text:p>
          </table:table-cell>
          <table:table-cell table:style-name="ce1" office:value-type="string">
            <text:p>肉欲玩具宅配人 総集編</text:p>
          </table:table-cell>
          <table:table-cell table:style-name="ce1" table:number-columns-repeated="2"/>
          <table:table-cell table:style-name="ce6" office:value-type="string">
            <text:p>2003/06/18 <text:span text:style-name="T8">new~</text:span></text:p>
          </table:table-cell>
          <table:table-cell table:style-name="ce2" office:value-type="string">
            <text:p><text:span text:style-name="T5"><text:a xlink:href="http://www.bonnou108.jp/am/am7/705-nikuyoku.htm" xlink:type="simple">animeros</text:a></text:span></text:p>
          </table:table-cell>
          <table:table-cell table:style-name="ce11"/>
          <table:table-cell table:style-name="ce1" table:number-columns-repeated="1017"/>
        </table:table-row>
        <table:table-row table:style-name="ro1">
          <table:table-cell table:style-name="ce3" office:value-type="string">
            <text:p>Bible Black 第6章~黑之降臨</text:p>
          </table:table-cell>
          <table:table-cell table:style-name="ce1"/>
          <table:table-cell table:style-name="ce3" office:value-type="string">
            <text:p>Bible Black 6</text:p>
          </table:table-cell>
          <table:table-cell table:style-name="ce3"/>
          <table:table-cell table:style-name="ce5" office:value-type="string">
            <text:p>2003/06/25 <text:span text:style-name="T8">new~</text:span></text:p>
          </table:table-cell>
          <table:table-cell table:style-name="ce11" office:value-type="string">
            <text:p><text:span text:style-name="T5"><text:a xlink:href="http://www.bonnou108.jp/am/am5/503-bible.htm" xlink:type="simple">animeros</text:a></text:span></text:p>
          </table:table-cell>
          <table:table-cell table:style-name="ce11" office:value-type="string">
            <text:p><text:span text:style-name="T5"><text:a xlink:href="http://www.milky-anime.com/04/bible/bible-6_story.html" xlink:type="simple">milky</text:a></text:span>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>
            <text:p>DARK SHELL 檻中之艶 1</text:p>
          </table:table-cell>
          <table:table-cell table:style-name="ce1" office:value-type="string">
            <text:p>ダーク・シェル～檻の中の艶～第一話「エデンを失う時」</text:p>
          </table:table-cell>
          <table:table-cell table:style-name="ce1" office:value-type="string">
            <text:p>DARK SHELL 1</text:p>
          </table:table-cell>
          <table:table-cell table:style-name="ce1"/>
          <table:table-cell table:style-name="ce1" office:value-type="string">
            <text:p>2003/06/25 <text:span text:style-name="T8">new~</text:span></text:p>
          </table:table-cell>
          <table:table-cell table:style-name="ce2" office:value-type="string">
            <text:p><text:span text:style-name="T5"><text:a xlink:href="http://www.bonnou108.jp/am/am5/508-dark.htm" xlink:type="simple">animeros</text:a></text:span></text:p>
          </table:table-cell>
          <table:table-cell table:style-name="ce11" office:value-type="string">
            <text:p><text:span text:style-name="T5"><text:a xlink:href="http://www.blue-eyes.ne.jp/darkshell/1/index/index.html" xlink:type="simple">blue eyes</text:a></text:span></text:p>
          </table:table-cell>
          <table:table-cell table:style-name="ce2" office:value-type="string">
            <text:p><text:span text:style-name="T5"><text:a xlink:href="http://www.a-rms.co.jp/f_article/0306/dark/index.html" xlink:type="simple">arms</text:a></text:span></text:p>
          </table:table-cell>
          <table:table-cell table:style-name="ce1" table:number-columns-repeated="1016"/>
        </table:table-row>
        <table:table-row table:style-name="ro1">
          <table:table-cell table:style-name="ce1" office:value-type="string">
            <text:p>Milkyway 1</text:p>
          </table:table-cell>
          <table:table-cell table:style-name="ce1" office:value-type="string">
            <text:p>Milkyway その1~浮気してもええよ</text:p>
          </table:table-cell>
          <table:table-cell table:style-name="ce1" office:value-type="string">
            <text:p>Milkyway 1</text:p>
          </table:table-cell>
          <table:table-cell table:style-name="ce1" office:value-type="string">
            <text:p>遊戲ova化</text:p>
          </table:table-cell>
          <table:table-cell table:style-name="ce1" office:value-type="string">
            <text:p>2003/06/25 <text:span text:style-name="T8">new~</text:span></text:p>
          </table:table-cell>
          <table:table-cell table:style-name="ce2" office:value-type="string">
            <text:p><text:span text:style-name="T5"><text:a xlink:href="http://www.bonnou108.jp/am/am4/403-milkyway.htm" xlink:type="simple">animeros</text:a></text:span></text:p>
          </table:table-cell>
          <table:table-cell table:style-name="ce11" office:value-type="string">
            <text:p><text:span text:style-name="T5"><text:a xlink:href="http://www.l-heart.ne.jp/milkyway/news.html" xlink:type="simple">れもんはーと</text:a></text:span>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>
            <text:p>TOWER of Etruria vol.1~妖艶的魔術師</text:p>
          </table:table-cell>
          <table:table-cell table:style-name="ce1" office:value-type="string">
            <text:p>TOWER of Etruria vol.1~妖艶の魔術師</text:p>
          </table:table-cell>
          <table:table-cell table:style-name="ce1" office:value-type="string">
            <text:p>TOWER of Etruria vol.1</text:p>
          </table:table-cell>
          <table:table-cell table:style-name="ce1"/>
          <table:table-cell table:style-name="ce5" office:value-type="string">
            <text:p>2003/06/25 <text:span text:style-name="T8">new~</text:span></text:p>
          </table:table-cell>
          <table:table-cell table:style-name="ce2" office:value-type="string">
            <text:p><text:span text:style-name="T5"><text:a xlink:href="http://www.bonnou108.jp/am/am2/203-tower.htm" xlink:type="simple">animeros</text:a></text:span></text:p>
          </table:table-cell>
          <table:table-cell table:style-name="ce11" office:value-type="string">
            <text:p><text:span text:style-name="T5"><text:a xlink:href="http://www.milky-anime.com/04/tower/tower_story.html" xlink:type="simple">milky</text:a></text:span></text:p>
          </table:table-cell>
          <table:table-cell table:style-name="ce1" table:number-columns-repeated="1017"/>
        </table:table-row>
        <table:table-row table:style-name="ro4">
          <table:table-cell table:style-name="ce1" office:value-type="string">
            <text:p>月陽炎~第三夜 祭典之夜</text:p>
          </table:table-cell>
          <table:table-cell table:style-name="ce1" office:value-type="string">
            <text:p>月陽炎~第三夜 祭りの夜</text:p>
          </table:table-cell>
          <table:table-cell table:style-name="ce1" office:value-type="string">
            <text:p>Tsuki Kagerou Vol.3</text:p>
          </table:table-cell>
          <table:table-cell table:style-name="ce8" office:value-type="string">
            <text:p>tukikage 3</text:p>
          </table:table-cell>
          <table:table-cell table:style-name="ce5" office:value-type="string">
            <text:p>2003/06/25 <text:span text:style-name="T8">new~</text:span></text:p>
          </table:table-cell>
          <table:table-cell table:style-name="ce2" office:value-type="string">
            <text:p><text:span text:style-name="T5"><text:a xlink:href="http://www.bonnou108.jp/am/am2/203-MILKY.htm#anchor-DMLK-5036" xlink:type="simple">animeros</text:a></text:span></text:p>
          </table:table-cell>
          <table:table-cell table:style-name="ce11" office:value-type="string">
            <text:p><text:span text:style-name="T5"><text:a xlink:href="http://www.milky-anime.com/04/tukikage/tukikage-3_story.html" xlink:type="simple">milky</text:a></text:span></text:p>
          </table:table-cell>
          <table:table-cell table:style-name="ce1" table:number-columns-repeated="1017"/>
        </table:table-row>
        <table:table-row table:style-name="ro1">
          <table:table-cell table:number-columns-repeated="2" table:style-name="ce1" office:value-type="string">
            <text:p>水夏~SUIKA~第三話 無名し</text:p>
          </table:table-cell>
          <table:table-cell table:style-name="ce1" office:value-type="string">
            <text:p>SUIKA Vol.3: Nanashi</text:p>
          </table:table-cell>
          <table:table-cell table:style-name="ce1"/>
          <table:table-cell table:style-name="ce5" office:value-type="string">
            <text:p>2003/06/25 <text:span text:style-name="T8">new~</text:span></text:p>
          </table:table-cell>
          <table:table-cell table:style-name="ce11" office:value-type="string">
            <text:p><text:span text:style-name="T5"><text:a xlink:href="http://www.bonnou108.jp/am/am5/510-had.htm" xlink:type="simple">animeros</text:a></text:span></text:p>
          </table:table-cell>
          <table:table-cell table:style-name="ce11" office:value-type="string">
            <text:p><text:span text:style-name="T5"><text:a xlink:href="http://www.moonrock.info/suika/index.html" xlink:type="simple">moonrock</text:a></text:span>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>
            <office:annotation draw:style-name="gr1" draw:text-style-name="P1" svg:width="3.195cm" svg:height="2.171cm" svg:x="6.306cm" svg:y="36.194cm" draw:caption-point-x="-0.386cm" draw:caption-point-y="0.275cm">
              <dc:date>2013-08-01T00:00:00</dc:date>
              <text:p text:style-name="P1"><text:span text:style-name="T3">妹でいこう</text:span><text:span text:style-name="T1">~</text:span><text:span text:style-name="T3">「妹なんだもん」</text:span><text:span text:style-name="T1"> </text:span></text:p>
              <text:p text:style-name="P1"><text:span text:style-name="T2"/></text:p>
            </office:annotation>
            <text:p>與妹共枕 第1話 「正因為是妹妹嘛!」</text:p>
          </table:table-cell>
          <table:table-cell table:style-name="ce1" office:value-type="string">
            <text:p>妹でいこう！ 第1話「妹なんだもん」</text:p>
          </table:table-cell>
          <table:table-cell table:style-name="ce1" office:value-type="string">
            <text:p>Plenty of Pretty Sisters Vol.1</text:p>
          </table:table-cell>
          <table:table-cell table:style-name="ce1" office:value-type="string">
            <text:p>imouto 1</text:p>
          </table:table-cell>
          <table:table-cell table:style-name="ce1" office:value-type="string">
            <text:p>2003/06/26<text:span text:style-name="T9"> </text:span><text:span text:style-name="T8">new~</text:span></text:p>
          </table:table-cell>
          <table:table-cell table:style-name="ce2" office:value-type="string">
            <text:p><text:span text:style-name="T5"><text:a xlink:href="http://www.bonnou108.jp/am/am4/401-GB.htm" xlink:type="simple">animeros</text:a></text:span></text:p>
          </table:table-cell>
          <table:table-cell table:style-name="ce11" office:value-type="string">
            <text:p><text:span text:style-name="T5"><text:a xlink:href="http://www.green-bunny.com/new/imouto/vol1/1main.html" xlink:type="simple">GREEN BUNNY</text:a></text:span>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>
            <text:p>Daring 3</text:p>
          </table:table-cell>
          <table:table-cell table:style-name="ce1" office:value-type="string">
            <text:p>Daring (ダーリン) <text:s/>page.3</text:p>
          </table:table-cell>
          <table:table-cell table:style-name="ce1" office:value-type="string">
            <text:p>Daring 3</text:p>
          </table:table-cell>
          <table:table-cell table:style-name="ce1"/>
          <table:table-cell table:style-name="ce6" office:value-type="string">
            <text:p>2003/06/27 <text:span text:style-name="T8">new~</text:span></text:p>
          </table:table-cell>
          <table:table-cell table:style-name="ce1" office:value-type="string">
            <text:p>animeros</text:p>
          </table:table-cell>
          <table:table-cell table:style-name="ce3"/>
          <table:table-cell table:style-name="ce1" table:number-columns-repeated="1017"/>
        </table:table-row>
        <table:table-row table:style-name="ro4">
          <table:table-cell table:number-columns-repeated="2" table:style-name="ce1" office:value-type="string">
            <text:p>女教師二十三歳 後篇</text:p>
          </table:table-cell>
          <table:table-cell table:style-name="ce8" office:value-type="string">
            <text:p>Onna-Kyoushi Nijyu-sansai <text:span text:style-name="T7"><text:s/>2</text:span></text:p>
          </table:table-cell>
          <table:table-cell table:style-name="ce1"/>
          <table:table-cell table:style-name="ce5" office:value-type="string">
            <text:p>2003/06/27 <text:span text:style-name="T8">new~</text:span></text:p>
          </table:table-cell>
          <table:table-cell table:style-name="ce2" office:value-type="string">
            <text:p><text:span text:style-name="T5"><text:a xlink:href="http://www.bonnou108.jp/am/am7/708-onna.htm" xlink:type="simple">animeros</text:a></text:span></text:p>
          </table:table-cell>
          <table:table-cell table:style-name="ce3"/>
          <table:table-cell table:style-name="ce1" table:number-columns-repeated="1017"/>
        </table:table-row>
        <table:table-row table:style-name="ro1">
          <table:table-cell table:style-name="ce1" office:value-type="string">
            <text:p>百鬼~二鬼｢井柳祥子｣</text:p>
          </table:table-cell>
          <table:table-cell table:style-name="ce1" office:value-type="string">
            <text:p>百鬼~二ノ鬼｢井柳祥子｣</text:p>
          </table:table-cell>
          <table:table-cell table:style-name="ce1" table:number-columns-repeated="2"/>
          <table:table-cell table:style-name="ce6" office:value-type="string">
            <text:p>2003/06/27 <text:span text:style-name="T8">new~</text:span></text:p>
          </table:table-cell>
          <table:table-cell table:style-name="ce11" office:value-type="string">
            <text:p><text:span text:style-name="T5"><text:a xlink:href="http://www.bonnou108.jp/am/am7/704-hyakki.htm" xlink:type="simple">animeros</text:a></text:span></text:p>
          </table:table-cell>
          <table:table-cell table:style-name="ce11" office:value-type="string">
            <text:p><text:span text:style-name="T5"><text:a xlink:href="http://www.pinkpineapple.co.jp/title/ha/hyakki/2/index.html" xlink:type="simple">PinkPineapple</text:a></text:span></text:p>
          </table:table-cell>
          <table:table-cell table:style-name="ce2" office:value-type="string">
            <text:p><text:span text:style-name="T5"><text:a xlink:href="http://www.a-rms.co.jp/f_article/0306/hyakki/index.html" xlink:type="simple">arms</text:a></text:span></text:p>
          </table:table-cell>
          <table:table-cell table:style-name="ce1" table:number-columns-repeated="1016"/>
        </table:table-row>
        <table:table-row table:style-name="ro4">
          <table:table-cell table:style-name="ce1" office:value-type="string">
            <text:p>洗屍~CASE.1~性死</text:p>
          </table:table-cell>
          <table:table-cell table:style-name="ce1" office:value-type="string">
            <text:p>肢体を洗う THE ANIMATION~CASE.1~性死</text:p>
          </table:table-cell>
          <table:table-cell table:style-name="ce1" office:value-type="string">
            <text:p>Shitai wo Arau The Animation: Vol.1</text:p>
          </table:table-cell>
          <table:table-cell table:style-name="ce8" office:value-type="string">
            <text:p>s<text:span text:style-name="T7">hitai </text:span></text:p>
          </table:table-cell>
          <table:table-cell table:style-name="ce5" office:value-type="string">
            <text:p>2003/06/27 <text:span text:style-name="T8">new~</text:span></text:p>
          </table:table-cell>
          <table:table-cell table:style-name="ce11" office:value-type="string">
            <text:p><text:span text:style-name="T5"><text:a xlink:href="http://www.bonnou108.jp/am/am5/504-sitai.htm" xlink:type="simple">animeros</text:a></text:span></text:p>
          </table:table-cell>
          <table:table-cell table:style-name="ce11" office:value-type="string">
            <text:p><text:span text:style-name="T5"><text:a xlink:href="http://www.pinkpineapple.co.jp/title/sa/shitai/index.html" xlink:type="simple">PinkPineapple</text:a></text:span></text:p>
          </table:table-cell>
          <table:table-cell table:style-name="ce1" table:number-columns-repeated="1017"/>
        </table:table-row>
        <table:table-row table:style-name="ro1">
          <table:table-cell table:number-columns-repeated="2" table:style-name="ce1" office:value-type="string">
            <text:p>旅館白鷺 <text:s/>一泊目</text:p>
          </table:table-cell>
          <table:table-cell table:style-name="ce1" office:value-type="string">
            <text:p>Ryokan Shirasagi Vol.1</text:p>
          </table:table-cell>
          <table:table-cell table:style-name="ce1"/>
          <table:table-cell table:style-name="ce5" office:value-type="string">
            <text:p>2003/06/27 <text:span text:style-name="T8">new~</text:span></text:p>
          </table:table-cell>
          <table:table-cell table:style-name="ce2" office:value-type="string">
            <text:p><text:span text:style-name="T5"><text:a xlink:href="http://www.bonnou108.jp/am/am6/607-sirasagi.htm" xlink:type="simple">animeros</text:a></text:span></text:p>
          </table:table-cell>
          <table:table-cell table:style-name="ce11" office:value-type="string">
            <text:p><text:span text:style-name="T5"><text:a xlink:href="http://www.seddnet.com/products/sagi1.html" xlink:type="simple">DISCOVERY</text:a></text:span></text:p>
          </table:table-cell>
          <table:table-cell table:style-name="ce1" table:number-columns-repeated="1017"/>
        </table:table-row>
        <table:table-row table:style-name="ro1">
          <table:table-cell table:style-name="ce1"/>
          <table:table-cell table:style-name="ce1" office:value-type="string">
            <text:p>妖美マゾアニメ 秘悦の貴婦人１</text:p>
          </table:table-cell>
          <table:table-cell table:style-name="ce1" table:number-columns-repeated="2"/>
          <table:table-cell table:style-name="ce6" office:value-type="string">
            <text:p>2003/06/27 <text:span text:style-name="T8">new~</text:span></text:p>
          </table:table-cell>
          <table:table-cell table:style-name="ce2" office:value-type="string">
            <text:p><text:span text:style-name="T5"><text:a xlink:href="http://www.bonnou108.jp/am/am12/rabbit.htm" xlink:type="simple">animeros</text:a></text:span></text:p>
          </table:table-cell>
          <table:table-cell table:style-name="ce3"/>
          <table:table-cell table:style-name="ce1" table:number-columns-repeated="1017"/>
        </table:table-row>
        <table:table-row table:style-name="ro1">
          <table:table-cell table:style-name="ce1"/>
          <table:table-cell table:style-name="ce1" office:value-type="string">
            <text:p>妻みぐい~Chance.0「わたしをcheckしてみる？」</text:p>
          </table:table-cell>
          <table:table-cell table:style-name="ce1" office:value-type="string">
            <text:p>Tsumamigui～Chance.0</text:p>
          </table:table-cell>
          <table:table-cell table:style-name="ce1" office:value-type="string">
            <text:p>sakuhin utukusiki</text:p>
          </table:table-cell>
          <table:table-cell table:style-name="ce5" office:value-type="string">
            <text:p>2003/06/27 <text:span text:style-name="T8">new~</text:span></text:p>
          </table:table-cell>
          <table:table-cell table:style-name="ce2" office:value-type="string">
            <text:p><text:span text:style-name="T5"><text:a xlink:href="http://www.bonnou108.jp/am/am4/404-tuma.htm" xlink:type="simple">animeros</text:a></text:span></text:p>
          </table:table-cell>
          <table:table-cell table:style-name="ce11" office:value-type="string">
            <text:p><text:span text:style-name="T5"><text:a xlink:href="http://www.pinkpineapple.co.jp/title/ta/tsumami/1/index.html" xlink:type="simple">PinkPineapple</text:a></text:span>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>
            <text:p>學園的狩獵者 後編</text:p>
          </table:table-cell>
          <table:table-cell table:style-name="ce1" office:value-type="string">
            <text:p>学園の狩猟者 後編</text:p>
          </table:table-cell>
          <table:table-cell table:style-name="ce1" office:value-type="string">
            <text:p>Gakuen no Shuryousha Part.2</text:p>
          </table:table-cell>
          <table:table-cell table:style-name="ce1"/>
          <table:table-cell table:style-name="ce6" office:value-type="string">
            <text:p>2003/07/11 <text:span text:style-name="T8">new~</text:span></text:p>
          </table:table-cell>
          <table:table-cell table:style-name="ce2" office:value-type="string">
            <text:p><text:span text:style-name="T5"><text:a xlink:href="http://www.bonnou108.jp/am/am7/702-syuryosya.htm" xlink:type="simple">animeros</text:a></text:span></text:p>
          </table:table-cell>
          <table:table-cell table:style-name="ce11" office:value-type="string">
            <text:p><text:span text:style-name="T5"><text:a xlink:href="http://www.jvd.ne.jp/vanilla/new.html" xlink:type="simple">jvd</text:a></text:span></text:p>
          </table:table-cell>
          <table:table-cell table:style-name="ce3"/>
          <table:table-cell table:style-name="ce1" table:number-columns-repeated="1016"/>
        </table:table-row>
        <table:table-row table:style-name="ro1">
          <table:table-cell table:style-name="ce1"/>
          <table:table-cell table:style-name="ce1" office:value-type="string">
            <text:p>ぬるぬる 女子寮の艶事</text:p>
          </table:table-cell>
          <table:table-cell table:style-name="ce1"/>
          <table:table-cell table:style-name="ce1" office:value-type="string">
            <text:p>3D動畫</text:p>
          </table:table-cell>
          <table:table-cell table:style-name="ce1" office:value-type="string">
            <text:p>2003/07/23 <text:span text:style-name="T8">new~</text:span></text:p>
          </table:table-cell>
          <table:table-cell table:style-name="ce2" office:value-type="string">
            <text:p><text:span text:style-name="T5"><text:a xlink:href="http://www.bonnou108.jp/am/am12/1203-eants.htm" xlink:type="simple">animeros</text:a></text:span></text:p>
          </table:table-cell>
          <table:table-cell table:style-name="ce11"/>
          <table:table-cell table:style-name="ce3"/>
          <table:table-cell table:style-name="ce1" table:number-columns-repeated="1016"/>
        </table:table-row>
        <table:table-row table:style-name="ro1">
          <table:table-cell table:style-name="ce1"/>
          <table:table-cell table:style-name="ce1" office:value-type="string">
            <text:p>絶倫アクロバットおやじ</text:p>
          </table:table-cell>
          <table:table-cell table:style-name="ce1"/>
          <table:table-cell table:style-name="ce1" office:value-type="string">
            <text:p>3D動畫</text:p>
          </table:table-cell>
          <table:table-cell table:style-name="ce1" office:value-type="string">
            <text:p>2003/07/23 <text:span text:style-name="T8">new~</text:span></text:p>
          </table:table-cell>
          <table:table-cell table:style-name="ce2" office:value-type="string">
            <text:p><text:span text:style-name="T5"><text:a xlink:href="http://www.bonnou108.jp/am/am12/1203-eants.htm" xlink:type="simple">animeros</text:a></text:span></text:p>
          </table:table-cell>
          <table:table-cell table:style-name="ce11"/>
          <table:table-cell table:style-name="ce3"/>
          <table:table-cell table:style-name="ce1" table:number-columns-repeated="1016"/>
        </table:table-row>
        <table:table-row table:style-name="ro1">
          <table:table-cell table:style-name="ce1" office:value-type="string">
            <text:p>Lingeries Office 1</text:p>
          </table:table-cell>
          <table:table-cell table:style-name="ce1" office:value-type="string">
            <text:p>Lingeries Office ランジェリーズ 1</text:p>
          </table:table-cell>
          <table:table-cell table:style-name="ce1" office:value-type="string">
            <text:p>Lingeries Office 1</text:p>
          </table:table-cell>
          <table:table-cell table:style-name="ce1"/>
          <table:table-cell table:style-name="ce1" office:value-type="string">
            <text:p>2003/07/24 <text:span text:style-name="T8">new~</text:span></text:p>
          </table:table-cell>
          <table:table-cell table:style-name="ce1"/>
          <table:table-cell table:style-name="ce11" office:value-type="string">
            <text:p><text:span text:style-name="T5"><text:a xlink:href="http://www.green-bunny.com/new/lingeries/office1/main.html" xlink:type="simple">GREEN BUNNY</text:a></text:span>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>
            <text:p>Natural 2~DUO~第4話~日奈美</text:p>
          </table:table-cell>
          <table:table-cell table:style-name="ce1" office:value-type="string">
            <text:p>ナチュラル2-DUO　第四話「日奈美」</text:p>
          </table:table-cell>
          <table:table-cell table:style-name="ce1" office:value-type="string">
            <text:p>Natural 2~DUO~4~HI.NA.MI</text:p>
          </table:table-cell>
          <table:table-cell table:style-name="ce1"/>
          <table:table-cell table:style-name="ce1" office:value-type="string">
            <text:p>2003/07/24 <text:span text:style-name="T8">new~</text:span></text:p>
          </table:table-cell>
          <table:table-cell table:style-name="ce1" office:value-type="string">
            <text:p>animeros</text:p>
          </table:table-cell>
          <table:table-cell table:style-name="ce11" office:value-type="string">
            <text:p><text:span text:style-name="T5"><text:a xlink:href="http://www.green-bunny.com/new/natural2/natural2_hinami.html" xlink:type="simple">GREEN BUNNY</text:a></text:span>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>
            <text:p>Sweet Songs Forever 1</text:p>
          </table:table-cell>
          <table:table-cell table:style-name="ce1" office:value-type="string">
            <text:p>とらいあんぐるハート～Sweet Songs Forever 1</text:p>
          </table:table-cell>
          <table:table-cell table:style-name="ce1" office:value-type="string">
            <text:p>Sweet Songs Forever 1</text:p>
          </table:table-cell>
          <table:table-cell table:style-name="ce1"/>
          <table:table-cell table:style-name="ce1" office:value-type="string">
            <text:p>2003/07/24 <text:span text:style-name="T8">new~</text:span></text:p>
          </table:table-cell>
          <table:table-cell table:style-name="ce1"/>
          <table:table-cell table:style-name="ce2" office:value-type="string">
            <text:p><text:span text:style-name="T5"><text:a xlink:href="http://www.seddnet.com/products/torahassf1.html" xlink:type="simple">DISCOVERY</text:a></text:span></text:p>
          </table:table-cell>
          <table:table-cell table:style-name="ce1" table:number-columns-repeated="1017"/>
        </table:table-row>
        <table:table-row table:style-name="ro1">
          <table:table-cell table:number-columns-repeated="2" table:style-name="ce1" office:value-type="string">
            <text:p>Maid in Dream 第一話</text:p>
          </table:table-cell>
          <table:table-cell table:style-name="ce1" office:value-type="string">
            <text:p>Maid in Dream 1</text:p>
          </table:table-cell>
          <table:table-cell table:style-name="ce1"/>
          <table:table-cell table:style-name="ce6" office:value-type="string">
            <text:p>2003/07/25 <text:span text:style-name="T8">new~</text:span></text:p>
          </table:table-cell>
          <table:table-cell table:style-name="ce2" office:value-type="string">
            <text:p><text:span text:style-name="T5"><text:a xlink:href="http://www.bonnou108.jp/am/am6/608-maids.htm" xlink:type="simple">animeros</text:a></text:span></text:p>
          </table:table-cell>
          <table:table-cell table:style-name="ce11" office:value-type="string">
            <text:p><text:span text:style-name="T5"><text:a xlink:href="http://www.l-heart.ne.jp/maid/index.html" xlink:type="simple">れもんはーと</text:a></text:span>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>
            <text:p>Private Emotion 第二章</text:p>
          </table:table-cell>
          <table:table-cell table:style-name="ce1" office:value-type="string">
            <text:p>Private Emotion プライベート・エモーション 第二章「夢の終わりに…」</text:p>
          </table:table-cell>
          <table:table-cell table:style-name="ce1" office:value-type="string">
            <text:p>Private Emotion </text:p>
          </table:table-cell>
          <table:table-cell table:style-name="ce1"/>
          <table:table-cell table:style-name="ce5" office:value-type="string">
            <text:p>2003/07/25 <text:span text:style-name="T8">new~</text:span></text:p>
          </table:table-cell>
          <table:table-cell table:style-name="ce2" office:value-type="string">
            <text:p><text:span text:style-name="T5"><text:a xlink:href="http://www.bonnou108.jp/am/am7/703-private.htm" xlink:type="simple">animeros</text:a></text:span></text:p>
          </table:table-cell>
          <table:table-cell table:style-name="ce11" office:value-type="string">
            <text:p><text:span text:style-name="T5"><text:a xlink:href="http://www.milky-anime.com/04/emo/emo-2.html" xlink:type="simple">milky</text:a></text:span></text:p>
          </table:table-cell>
          <table:table-cell table:style-name="ce1" table:number-columns-repeated="1017"/>
        </table:table-row>
        <table:table-row table:style-name="ro1">
          <table:table-cell table:number-columns-repeated="3" table:style-name="ce1" office:value-type="string">
            <text:p>VIPER-GTS- Vol.2-惡魔交輪篇</text:p>
          </table:table-cell>
          <table:table-cell table:style-name="ce1"/>
          <table:table-cell table:style-name="ce5" office:value-type="string">
            <text:p>2003/07/25 <text:span text:style-name="T8">new~</text:span></text:p>
          </table:table-cell>
          <table:table-cell table:style-name="ce2" office:value-type="string">
            <text:p><text:span text:style-name="T5"><text:a xlink:href="http://www.bonnou108.jp/am/am2/214-moon.htm" xlink:type="simple">animeros</text:a></text:span></text:p>
          </table:table-cell>
          <table:table-cell table:style-name="ce11" office:value-type="string">
            <text:p><text:span text:style-name="T5"><text:a xlink:href="http://www.moonrock.info/viper/index.html" xlink:type="simple">moonrock</text:a></text:span>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>
            <text:p>Wind of Ebenbourg 1</text:p>
          </table:table-cell>
          <table:table-cell table:style-name="ce1" office:value-type="string">
            <text:p>Wind of Ebenbourg エーベンブルグの風 1 「愛欲の大地」</text:p>
          </table:table-cell>
          <table:table-cell table:style-name="ce1" office:value-type="string">
            <text:p>Wind of Ebenbourg: Chaptor.1</text:p>
          </table:table-cell>
          <table:table-cell table:style-name="ce1"/>
          <table:table-cell table:style-name="ce6" office:value-type="string">
            <text:p>2003/07/25 <text:span text:style-name="T8">new~</text:span></text:p>
          </table:table-cell>
          <table:table-cell table:style-name="ce2" office:value-type="string">
            <text:p><text:span text:style-name="T5"><text:a xlink:href="http://www.bonnou108.jp/am/am6/UTAMARO.htm" xlink:type="simple">animeros</text:a></text:span></text:p>
          </table:table-cell>
          <table:table-cell table:style-name="ce2"/>
          <table:table-cell table:style-name="ce1" table:number-columns-repeated="1017"/>
        </table:table-row>
        <table:table-row table:style-name="ro1">
          <table:table-cell table:style-name="ce1" office:value-type="string">
            <text:p>人形の館 Doll.1 </text:p>
          </table:table-cell>
          <table:table-cell table:style-name="ce1" office:value-type="string">
            <text:p>人形の館 Doll.1 「淫夢に抱かれたメイドたち」　</text:p>
          </table:table-cell>
          <table:table-cell table:style-name="ce1" office:value-type="string">
            <text:p>Ningyou no Yakata: Doll-1</text:p>
          </table:table-cell>
          <table:table-cell table:style-name="ce1"/>
          <table:table-cell table:style-name="ce6" office:value-type="string">
            <text:p>2003/07/25 <text:span text:style-name="T8">new~</text:span></text:p>
          </table:table-cell>
          <table:table-cell table:style-name="ce2" office:value-type="string">
            <text:p><text:span text:style-name="T5"><text:a xlink:href="http://www.bonnou108.jp/am/am6/603-ningyou.htm" xlink:type="simple">animeros</text:a></text:span></text:p>
          </table:table-cell>
          <table:table-cell table:style-name="ce11"/>
          <table:table-cell table:style-name="ce1" table:number-columns-repeated="1017"/>
        </table:table-row>
        <table:table-row table:style-name="ro1">
          <table:table-cell table:style-name="ce1" office:value-type="string">
            <text:p>明日的雪之丞II MASARU 第一章</text:p>
          </table:table-cell>
          <table:table-cell table:style-name="ce1" office:value-type="string">
            <text:p>MASARU ～あしたの雪之丞・2 第一章～赤い記憶 </text:p>
          </table:table-cell>
          <table:table-cell table:style-name="ce1" office:value-type="string">
            <text:p>Masaru: Ashita no Yukinojoe 2: Vol.1</text:p>
          </table:table-cell>
          <table:table-cell table:style-name="ce1"/>
          <table:table-cell table:style-name="ce6" office:value-type="string">
            <text:p>2003/07/25 <text:span text:style-name="T8">new~</text:span></text:p>
          </table:table-cell>
          <table:table-cell table:style-name="ce3"/>
          <table:table-cell table:style-name="ce11" office:value-type="string">
            <text:p><text:span text:style-name="T5"><text:a xlink:href="http://www.pinkpineapple.co.jp/title/ma/masaru/1/index.html" xlink:type="simple">PinkPineapple</text:a></text:span></text:p>
          </table:table-cell>
          <table:table-cell table:style-name="ce2"/>
          <table:table-cell table:style-name="ce1" table:number-columns-repeated="1016"/>
        </table:table-row>
        <table:table-row table:style-name="ro1">
          <table:table-cell table:style-name="ce1" office:value-type="string">
            <text:p>淫縛學艷~第三縛</text:p>
          </table:table-cell>
          <table:table-cell table:style-name="ce1" office:value-type="string">
            <text:p>淫縛学艶~第三縛「乱痴気祭り 」</text:p>
          </table:table-cell>
          <table:table-cell table:style-name="ce1" office:value-type="string">
            <text:p>School of Bondage 3</text:p>
          </table:table-cell>
          <table:table-cell table:style-name="ce1" office:value-type="string">
            <text:p>Inbaku Gakuen</text:p>
          </table:table-cell>
          <table:table-cell table:style-name="ce5" office:value-type="string">
            <text:p>2003/07/25 <text:span text:style-name="T8">new~</text:span></text:p>
          </table:table-cell>
          <table:table-cell table:style-name="ce2" office:value-type="string">
            <text:p><text:span text:style-name="T5"><text:a xlink:href="http://www.bonnou108.jp/am/am6/603-inbaku.htm" xlink:type="simple">animeros</text:a></text:span></text:p>
          </table:table-cell>
          <table:table-cell table:style-name="ce11" office:value-type="string">
            <text:p><text:span text:style-name="T5"><text:a xlink:href="http://www.milky-anime.com/04/inbaku/inbaku-3.html" xlink:type="simple">milky</text:a></text:span>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>
            <text:p>聖魔大戰 第二章 Castle Fantasia </text:p>
          </table:table-cell>
          <table:table-cell table:style-name="ce1" office:value-type="string">
            <text:p>聖魔大戦キャッスルファンタジア 第二章</text:p>
          </table:table-cell>
          <table:table-cell table:style-name="ce1" office:value-type="string">
            <text:p>Castle Fantasia <text:s/>2</text:p>
          </table:table-cell>
          <table:table-cell table:style-name="ce1"/>
          <table:table-cell table:style-name="ce1" office:value-type="string">
            <text:p>2003/07/25 <text:span text:style-name="T8">new~</text:span></text:p>
          </table:table-cell>
          <table:table-cell table:style-name="ce2" office:value-type="string">
            <text:p><text:span text:style-name="T5"><text:a xlink:href="http://www.bonnou108.jp/am/am2/203-castle.htm" xlink:type="simple">animeros</text:a></text:span></text:p>
          </table:table-cell>
          <table:table-cell table:style-name="ce11" office:value-type="string">
            <text:p><text:span text:style-name="T5"><text:a xlink:href="http://www.milky-anime.com/04/castle/castle-2.html" xlink:type="simple">milky</text:a></text:span>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>
            <text:p>誘惑 ～始發之章～</text:p>
          </table:table-cell>
          <table:table-cell table:style-name="ce1" office:value-type="string">
            <text:p>誘惑 ～始発の章～</text:p>
          </table:table-cell>
          <table:table-cell table:style-name="ce1" office:value-type="string">
            <text:p>Yuwaku: Shihatsu no Shou</text:p>
          </table:table-cell>
          <table:table-cell table:style-name="ce1"/>
          <table:table-cell table:style-name="ce6" office:value-type="string">
            <text:p>2003/07/25 <text:span text:style-name="T8">new~</text:span></text:p>
          </table:table-cell>
          <table:table-cell table:style-name="ce2" office:value-type="string">
            <text:p><text:span text:style-name="T5"><text:a xlink:href="http://www.bonnou108.jp/am/am7/707-yuwaku.htm" xlink:type="simple">animeros</text:a></text:span></text:p>
          </table:table-cell>
          <table:table-cell table:style-name="ce11" office:value-type="string">
            <text:p><text:span text:style-name="T5"><text:a xlink:href="http://www.seddnet.com/products/yuwaku1.html" xlink:type="simple">DISCOVERY</text:a></text:span></text:p>
          </table:table-cell>
          <table:table-cell table:style-name="ce1" table:number-columns-repeated="1017"/>
        </table:table-row>
        <table:table-row table:style-name="ro1">
          <table:table-cell table:style-name="ce1"/>
          <table:table-cell table:style-name="ce1" office:value-type="string">
            <text:p>放課後マニア倶楽部 collection.1 「雛子と倫子と M ( マゾ ) のLesson」</text:p>
          </table:table-cell>
          <table:table-cell table:style-name="ce1" office:value-type="string">
            <text:p>Houkago Mania Club Vol.1</text:p>
          </table:table-cell>
          <table:table-cell table:style-name="ce1"/>
          <table:table-cell table:style-name="ce6" office:value-type="string">
            <text:p>2003/07/25 <text:span text:style-name="T8">new~</text:span></text:p>
          </table:table-cell>
          <table:table-cell table:style-name="ce2" office:value-type="string">
            <text:p><text:span text:style-name="T5"><text:a xlink:href="http://www.bonnou108.jp/am/am9/904-houkago.htm" xlink:type="simple">animeros</text:a></text:span></text:p>
          </table:table-cell>
          <table:table-cell table:style-name="ce11" office:value-type="string">
            <text:p><text:span text:style-name="T5"><text:a xlink:href="http://www.pinkpineapple.co.jp/title/ha/hokago/1/index.html" xlink:type="simple">PinkPineapple</text:a></text:span></text:p>
          </table:table-cell>
          <table:table-cell table:style-name="ce1" table:number-columns-repeated="1017"/>
        </table:table-row>
        <table:table-row table:style-name="ro1">
          <table:table-cell table:number-columns-repeated="2" table:style-name="ce1" office:value-type="string">
            <text:p>女教師 <text:s/>裕美の放課後~前編</text:p>
          </table:table-cell>
          <table:table-cell table:style-name="ce1" office:value-type="string">
            <text:p>OnnaKyoushi Yumi no Houkago Part.1 </text:p>
          </table:table-cell>
          <table:table-cell table:style-name="ce1"/>
          <table:table-cell table:style-name="ce6" office:value-type="string">
            <text:p>2003/08/08 <text:span text:style-name="T8">new~</text:span></text:p>
          </table:table-cell>
          <table:table-cell table:style-name="ce6"/>
          <table:table-cell table:style-name="ce11" office:value-type="string">
            <text:p><text:span text:style-name="T5"><text:a xlink:href="http://www.jvd.ne.jp/vanilla/new.html" xlink:type="simple">jvd</text:a></text:span>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>
            <text:p>flutter of birds II 天使們的翅膀 後篇~命運之章</text:p>
          </table:table-cell>
          <table:table-cell table:style-name="ce1" office:value-type="string">
            <text:p>flutter of birds II～天使たちの翼 後編「運命の章」</text:p>
          </table:table-cell>
          <table:table-cell table:style-name="ce1" table:number-columns-repeated="2"/>
          <table:table-cell table:style-name="ce5" office:value-type="string">
            <text:p>2003/08/22 <text:span text:style-name="T8">new~</text:span></text:p>
          </table:table-cell>
          <table:table-cell table:style-name="ce11" table:number-columns-repeated="2"/>
          <table:table-cell table:style-name="ce2"/>
          <table:table-cell table:style-name="ce1" table:number-columns-repeated="1016"/>
        </table:table-row>
        <table:table-row table:style-name="ro1">
          <table:table-cell table:style-name="ce1" office:value-type="string">
            <text:p>束縛遊戲～深鎖的奴隸們～game.2</text:p>
          </table:table-cell>
          <table:table-cell table:style-name="ce1" office:value-type="string">
            <text:p>ボンデージ・ゲーム～深窓の隷嬢達～ game.2「YAYOI～恥乳の奴隷淑女～」</text:p>
          </table:table-cell>
          <table:table-cell table:style-name="ce1" office:value-type="string">
            <text:p>Bondage Game: game.2</text:p>
          </table:table-cell>
          <table:table-cell table:style-name="ce1"/>
          <table:table-cell table:style-name="ce5" office:value-type="string">
            <text:p>2003/08/22 <text:span text:style-name="T8">new~</text:span></text:p>
          </table:table-cell>
          <table:table-cell table:style-name="ce11" table:number-columns-repeated="2"/>
          <table:table-cell table:style-name="ce1" table:number-columns-repeated="1017"/>
        </table:table-row>
        <table:table-row table:style-name="ro1">
          <table:table-cell table:style-name="ce1"/>
          <table:table-cell table:style-name="ce1" office:value-type="string">
            <text:p>エルフィーナ 第一幕 「踏みにじられし純白の姫花(ハナ)」</text:p>
          </table:table-cell>
          <table:table-cell table:style-name="ce1" office:value-type="string">
            <text:p>Elfeana Vol.1</text:p>
          </table:table-cell>
          <table:table-cell table:style-name="ce1"/>
          <table:table-cell table:style-name="ce1" office:value-type="string">
            <text:p>2003/08/22 <text:span text:style-name="T8">new~</text:span></text:p>
          </table:table-cell>
          <table:table-cell table:style-name="ce1"/>
          <table:table-cell table:style-name="ce11" office:value-type="string">
            <text:p><text:span text:style-name="T5"><text:a xlink:href="http://www.pinkpineapple.co.jp/title/a/elfina/1/index.html" xlink:type="simple">PinkPineapple</text:a></text:span></text:p>
          </table:table-cell>
          <table:table-cell table:style-name="ce1" table:number-columns-repeated="1017"/>
        </table:table-row>
        <table:table-row table:style-name="ro1">
          <table:table-cell table:style-name="ce1"/>
          <table:table-cell table:style-name="ce1" office:value-type="string">
            <text:p>妻みぐい Chance.1「わたしとえっちしてみる?」</text:p>
          </table:table-cell>
          <table:table-cell table:style-name="ce1" office:value-type="string">
            <text:p>Tsumamigui～Chance.1</text:p>
          </table:table-cell>
          <table:table-cell table:style-name="ce1" office:value-type="string">
            <text:p>sakuhin utukusiki</text:p>
          </table:table-cell>
          <table:table-cell table:style-name="ce5" office:value-type="string">
            <text:p>2003/08/22 <text:span text:style-name="T8">new~</text:span></text:p>
          </table:table-cell>
          <table:table-cell table:style-name="ce2"/>
          <table:table-cell table:style-name="ce11"/>
          <table:table-cell table:style-name="ce1" table:number-columns-repeated="1017"/>
        </table:table-row>
        <table:table-row table:style-name="ro1">
          <table:table-cell table:style-name="ce1" office:value-type="string">
            <text:p>IZUMO 3～琥珀的追憶</text:p>
          </table:table-cell>
          <table:table-cell table:style-name="ce1" office:value-type="string">
            <text:p>IZUMO <text:s/>三丿巻 琥珀の追憶</text:p>
          </table:table-cell>
          <table:table-cell table:style-name="ce1" office:value-type="string">
            <text:p>IZUMO 3</text:p>
          </table:table-cell>
          <table:table-cell table:style-name="ce1"/>
          <table:table-cell table:style-name="ce1" office:value-type="string">
            <text:p>2003/08/25 <text:span text:style-name="T8">new~</text:span></text:p>
          </table:table-cell>
          <table:table-cell table:style-name="ce6"/>
          <table:table-cell table:style-name="ce11" office:value-type="string">
            <text:p><text:span text:style-name="T5"><text:a xlink:href="http://www.milky-anime.com/04/izumo/izumo-3.html" xlink:type="simple">milky</text:a></text:span>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>
            <text:p>Milkyway 2</text:p>
          </table:table-cell>
          <table:table-cell table:style-name="ce1" office:value-type="string">
            <text:p>Milkyway その2~浮気してもええよ</text:p>
          </table:table-cell>
          <table:table-cell table:style-name="ce1" office:value-type="string">
            <text:p>Milkyway 2</text:p>
          </table:table-cell>
          <table:table-cell table:style-name="ce1"/>
          <table:table-cell table:style-name="ce1" office:value-type="string">
            <text:p>2003/08/25 <text:span text:style-name="T8">new~</text:span></text:p>
          </table:table-cell>
          <table:table-cell table:style-name="ce2"/>
          <table:table-cell table:style-name="ce11" office:value-type="string">
            <text:p><text:span text:style-name="T5"><text:a xlink:href="http://www.l-heart.ne.jp/milkyway/news.html" xlink:type="simple">れもんはーと</text:a></text:span>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>
            <text:p>女教師 三時限目・化學科</text:p>
          </table:table-cell>
          <table:table-cell table:style-name="ce1" office:value-type="string">
            <text:p>女教師 三時限目･化学科「ケダモノたちの実験器具」</text:p>
          </table:table-cell>
          <table:table-cell table:style-name="ce1" office:value-type="string">
            <text:p>Onna Kyoushi Vol.3</text:p>
          </table:table-cell>
          <table:table-cell table:style-name="ce1"/>
          <table:table-cell table:style-name="ce5" office:value-type="string">
            <office:annotation draw:style-name="gr1" draw:text-style-name="P1" svg:width="3.158cm" svg:height="1.534cm" svg:x="20.955cm" svg:y="48.551cm" draw:caption-point-x="-0.379cm" draw:caption-point-y="0.274cm">
              <dc:date>2013-08-01T00:00:00</dc:date>
              <text:p text:style-name="P1"><text:span text:style-name="T3">「恥辱</text:span><text:span text:style-name="T3">×</text:span><text:span text:style-name="T3">悦楽＝肉欲の餌食」</text:span></text:p>
              <text:p text:style-name="P1"><text:span text:style-name="T2"/></text:p>
            </office:annotation>
            <text:p>2003/08/25 <text:span text:style-name="T8">new~</text:span></text:p>
          </table:table-cell>
          <table:table-cell table:style-name="ce11"/>
          <table:table-cell table:style-name="ce11" office:value-type="string">
            <text:p><text:span text:style-name="T5"><text:a xlink:href="http://www.milky-anime.com/04/onnakyosi/onnakyosi-3.html" xlink:type="simple">milky</text:a></text:span>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>
            <text:p>小楓 第四卷</text:p>
          </table:table-cell>
          <table:table-cell table:style-name="ce1" office:value-type="string">
            <text:p>もみじ 第四巻 落つることのないもみじ</text:p>
          </table:table-cell>
          <table:table-cell table:style-name="ce1" office:value-type="string">
            <text:p>MoMiJi 4</text:p>
          </table:table-cell>
          <table:table-cell table:style-name="ce1"/>
          <table:table-cell table:style-name="ce1" office:value-type="string">
            <text:p>2003/08/25 <text:span text:style-name="T8">new~</text:span></text:p>
          </table:table-cell>
          <table:table-cell table:style-name="ce11"/>
          <table:table-cell table:style-name="ce11" office:value-type="string">
            <text:p><text:span text:style-name="T5"><text:a xlink:href="http://www.blue-eyes.ne.jp/momiji/4/main/index.html" xlink:type="simple">blue eyes</text:a></text:span>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>
            <text:p>魔法少女アイ 1</text:p>
          </table:table-cell>
          <table:table-cell table:style-name="ce1" office:value-type="string">
            <text:p>魔法少女アイ VOl.1 <text:s/>魔法少女ハ独リ</text:p>
          </table:table-cell>
          <table:table-cell table:style-name="ce1" office:value-type="string">
            <text:p>Mahou Shoujo Ai Vol.1</text:p>
          </table:table-cell>
          <table:table-cell table:style-name="ce1"/>
          <table:table-cell table:style-name="ce1" office:value-type="string">
            <text:p>2003/08/25 <text:span text:style-name="T8">new~</text:span></text:p>
          </table:table-cell>
          <table:table-cell table:style-name="ce6"/>
          <table:table-cell table:style-name="ce11" office:value-type="string">
            <text:p><text:span text:style-name="T5"><text:a xlink:href="http://www.milky-anime.com/04/ai/ai.html" xlink:type="simple">milky</text:a></text:span>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>
            <text:p>Sweet Songs Forever 2</text:p>
          </table:table-cell>
          <table:table-cell table:style-name="ce1" office:value-type="string">
            <text:p>とらいあんぐるハート～Sweet Songs Forever 2</text:p>
          </table:table-cell>
          <table:table-cell table:style-name="ce1" office:value-type="string">
            <text:p>Sweet Songs Forever 2</text:p>
          </table:table-cell>
          <table:table-cell table:style-name="ce1"/>
          <table:table-cell table:style-name="ce1" office:value-type="string">
            <text:p>2003/08/27 <text:span text:style-name="T8">new~</text:span></text:p>
          </table:table-cell>
          <table:table-cell table:style-name="ce1"/>
          <table:table-cell table:style-name="ce2" office:value-type="string">
            <text:p><text:span text:style-name="T5"><text:a xlink:href="http://www.seddnet.com/products/torahassf2.html" xlink:type="simple">DISCOVERY</text:a></text:span>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>
            <text:p>大惡司 0</text:p>
          </table:table-cell>
          <table:table-cell table:style-name="ce1" office:value-type="string">
            <text:p>大悪司 Vol.0 ～前戯のススメ</text:p>
          </table:table-cell>
          <table:table-cell table:style-name="ce1" office:value-type="string">
            <text:p>Daiakuji Vol.0</text:p>
          </table:table-cell>
          <table:table-cell table:style-name="ce1"/>
          <table:table-cell table:style-name="ce1" office:value-type="string">
            <text:p>2003/08/28 <text:span text:style-name="T8">new~</text:span></text:p>
          </table:table-cell>
          <table:table-cell table:style-name="ce1"/>
          <table:table-cell table:style-name="ce11" office:value-type="string">
            <text:p><text:span text:style-name="T5"><text:a xlink:href="http://www.green-bunny.com/new/daiakuji/aku1/main.html" xlink:type="simple">GREEN BUNNY</text:a></text:span>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>
            <text:p>女淫道中 1</text:p>
          </table:table-cell>
          <table:table-cell table:style-name="ce1" office:value-type="string">
            <text:p>女淫道中～忍封神隠し～淫ら食いの壱</text:p>
          </table:table-cell>
          <table:table-cell table:style-name="ce1" office:value-type="string">
            <text:p>Nyoin Douchu: Ninpu Kamikakushi Vol.1</text:p>
          </table:table-cell>
          <table:table-cell table:style-name="ce1"/>
          <table:table-cell table:style-name="ce1" office:value-type="string">
            <text:p>2003/08/28 <text:span text:style-name="T8">new~</text:span></text:p>
          </table:table-cell>
          <table:table-cell table:style-name="ce1"/>
          <table:table-cell table:style-name="ce11" office:value-type="string">
            <text:p><text:span text:style-name="T5"><text:a xlink:href="http://www.green-bunny.com/new/nyoin/nyoin1/main.html" xlink:type="simple">GREEN BUNNY</text:a></text:span></text:p>
          </table:table-cell>
          <table:table-cell table:style-name="ce1" table:number-columns-repeated="1017"/>
        </table:table-row>
        <table:table-row table:style-name="ro1">
          <table:table-cell table:number-columns-repeated="2" table:style-name="ce1" office:value-type="string">
            <text:p>夜勤病棟~Karte 8</text:p>
          </table:table-cell>
          <table:table-cell table:style-name="ce1" office:value-type="string">
            <text:p>Night Shift Nurse 8</text:p>
          </table:table-cell>
          <table:table-cell table:style-name="ce1" office:value-type="string">
            <text:p>Yakin Byoutou</text:p>
          </table:table-cell>
          <table:table-cell table:style-name="ce6" office:value-type="string">
            <text:p>2003/08/29 <text:span text:style-name="T8">new~</text:span></text:p>
          </table:table-cell>
          <table:table-cell table:style-name="ce3"/>
          <table:table-cell table:style-name="ce11" office:value-type="string">
            <text:p><text:span text:style-name="T5"><text:a xlink:href="http://www.seddnet.com/products/yakin8.html" xlink:type="simple">DISCOVERY</text:a></text:span></text:p>
          </table:table-cell>
          <table:table-cell table:style-name="ce1" table:number-columns-repeated="1017"/>
        </table:table-row>
        <table:table-row table:style-name="ro1">
          <table:table-cell table:number-columns-repeated="2" table:style-name="ce1" office:value-type="string">
            <text:p>陵辱の連鎖 前編</text:p>
          </table:table-cell>
          <table:table-cell table:style-name="ce1" office:value-type="string">
            <text:p>Ryoujoku no Rensa: Part.1</text:p>
          </table:table-cell>
          <table:table-cell table:style-name="ce1"/>
          <table:table-cell table:style-name="ce6" office:value-type="string">
            <text:p>2003/09/12 <text:span text:style-name="T8">new~</text:span></text:p>
          </table:table-cell>
          <table:table-cell table:style-name="ce1"/>
          <table:table-cell table:style-name="ce11" office:value-type="string">
            <text:p><text:span text:style-name="T5"><text:a xlink:href="http://www.jvd.ne.jp/vanilla/new.html" xlink:type="simple">jvd</text:a></text:span>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>
            <text:p>DARK SHELL 檻中之艶 2</text:p>
          </table:table-cell>
          <table:table-cell table:style-name="ce1" office:value-type="string">
            <text:p>ダーク・シェル～檻の中の艶～第二話「すすり泣く肌」</text:p>
          </table:table-cell>
          <table:table-cell table:style-name="ce1" office:value-type="string">
            <text:p>DARK SHELL 2</text:p>
          </table:table-cell>
          <table:table-cell table:style-name="ce1"/>
          <table:table-cell table:style-name="ce6" office:value-type="string">
            <text:p>2003/09/25 <text:span text:style-name="T8">new~</text:span></text:p>
          </table:table-cell>
          <table:table-cell table:style-name="ce2"/>
          <table:table-cell table:style-name="ce11" office:value-type="string">
            <text:p><text:span text:style-name="T5"><text:a xlink:href="http://www.blue-eyes.ne.jp/darkshell/2/index/index.html" xlink:type="simple">blue eyes</text:a></text:span></text:p>
          </table:table-cell>
          <table:table-cell table:style-name="ce1" table:number-columns-repeated="1017"/>
        </table:table-row>
        <table:table-row table:style-name="ro1">
          <table:table-cell table:number-columns-repeated="3" table:style-name="ce1" office:value-type="string">
            <text:p>VIPER-GTS- Vol.3-惡魔娼天篇</text:p>
          </table:table-cell>
          <table:table-cell table:style-name="ce1"/>
          <table:table-cell table:style-name="ce5" office:value-type="string">
            <text:p>2003/09/25 <text:span text:style-name="T8">new~</text:span></text:p>
          </table:table-cell>
          <table:table-cell table:style-name="ce1"/>
          <table:table-cell table:style-name="ce3" office:value-type="string">
            <text:p>moonrock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>
            <text:p>與妹共枕 第2話</text:p>
          </table:table-cell>
          <table:table-cell table:style-name="ce1" office:value-type="string">
            <text:p>妹でいこう！ 第2話「ありがとう・・・おにいちゃん」</text:p>
          </table:table-cell>
          <table:table-cell table:style-name="ce1" office:value-type="string">
            <text:p>imouto 2</text:p>
          </table:table-cell>
          <table:table-cell table:style-name="ce1"/>
          <table:table-cell table:style-name="ce6" office:value-type="string">
            <text:p>2003/09/25 <text:span text:style-name="T8">new~</text:span></text:p>
          </table:table-cell>
          <table:table-cell table:style-name="ce2"/>
          <table:table-cell table:style-name="ce11" office:value-type="string">
            <text:p><text:span text:style-name="T5"><text:a xlink:href="http://www.green-bunny.com/new/imouto/vol2/2main.html" xlink:type="simple">GREEN BUNNY</text:a></text:span>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>
            <text:p>螢子 <text:s/>第三夜「淫」</text:p>
          </table:table-cell>
          <table:table-cell table:style-name="ce1" office:value-type="string">
            <text:p>螢子 <text:s/>第三夜 HOTARU KO「淫～おとしめ～」</text:p>
          </table:table-cell>
          <table:table-cell table:style-name="ce1" office:value-type="string">
            <text:p>HOTARU KO 3rd Night: Otoshime</text:p>
          </table:table-cell>
          <table:table-cell table:style-name="ce1"/>
          <table:table-cell table:style-name="ce1" office:value-type="string">
            <text:p>2003/09/25 <text:span text:style-name="T8">new~</text:span></text:p>
          </table:table-cell>
          <table:table-cell table:style-name="ce2"/>
          <table:table-cell table:style-name="ce11" office:value-type="string">
            <text:p><text:span text:style-name="T5"><text:a xlink:href="http://www.green-bunny.com/new/hotaruko/3-wa/3main.html" xlink:type="simple">GREEN BUNNY</text:a></text:span></text:p>
          </table:table-cell>
          <table:table-cell table:style-name="ce2"/>
          <table:table-cell table:style-name="ce1" table:number-columns-repeated="1016"/>
        </table:table-row>
        <table:table-row table:style-name="ro1">
          <table:table-cell table:number-columns-repeated="2" table:style-name="ce1" office:value-type="string">
            <text:p>特別授業2~後篇</text:p>
          </table:table-cell>
          <table:table-cell table:style-name="ce1" table:number-columns-repeated="2"/>
          <table:table-cell table:style-name="ce6" office:value-type="string">
            <text:p>2003/10/10 <text:span text:style-name="T8">new~</text:span></text:p>
          </table:table-cell>
          <table:table-cell table:style-name="ce2"/>
          <table:table-cell table:style-name="ce11" office:value-type="string">
            <text:p><text:span text:style-name="T5"><text:a xlink:href="http://www.jvd.ne.jp/vanilla/new.html" xlink:type="simple">jvd</text:a></text:span></text:p>
          </table:table-cell>
          <table:table-cell table:style-name="ce1" table:number-columns-repeated="1017"/>
        </table:table-row>
        <table:table-row table:style-name="ro1">
          <table:table-cell table:number-columns-repeated="2" table:style-name="ce1" office:value-type="string">
            <text:p>奈美 SOS!</text:p>
          </table:table-cell>
          <table:table-cell table:style-name="ce1" office:value-type="string">
            <text:p>nami</text:p>
          </table:table-cell>
          <table:table-cell table:style-name="ce1"/>
          <table:table-cell table:style-name="ce1" office:value-type="string">
            <text:p>2003/10/25 <text:span text:style-name="T8">new~</text:span></text:p>
          </table:table-cell>
          <table:table-cell table:style-name="ce1"/>
          <table:table-cell table:style-name="ce2" office:value-type="string">
            <text:p><text:span text:style-name="T5"><text:a xlink:href="http://www.moonrock.info/nami/index.html" xlink:type="simple">moonrock</text:a></text:span></text:p>
          </table:table-cell>
          <table:table-cell table:style-name="ce1" table:number-columns-repeated="1017"/>
        </table:table-row>
        <table:table-row table:style-name="ro6" table:number-rows-repeated="104844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3" table:style-name="ta3">
        <table:table-column table:style-name="co13" table:number-columns-repeated="1024" table:default-cell-style-name="Default"/>
        <table:table-row table:style-name="ro6" table:number-rows-repeated="104857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新細明體" svg:font-family="新細明體"/>
    <style:font-face style:name="Times New Roman" svg:font-family="'Times New Roman'" style:font-family-generic="roman"/>
    <style:font-face style:name="新細明體1" svg:font-family="新細明體" style:font-family-generic="roman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Tahoma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34P0" style:volatile="true">
      <number:text>$</number:text>
      <number:number number:decimal-places="0" number:min-integer-digits="1" number:grouping="true"/>
    </number:number-style>
    <number:number-style style:name="N134">
      <number:text>-$</number:text>
      <number:number number:decimal-places="0" number:min-integer-digits="1" number:grouping="true"/>
      <style:map style:condition="value()&gt;=0" style:apply-style-name="N134P0"/>
    </number:number-style>
    <number:number-style style:name="N135P0" style:volatile="true">
      <number:text>$</number:text>
      <number:number number:decimal-places="0" number:min-integer-digits="1" number:grouping="true"/>
    </number:number-style>
    <number:number-style style:name="N135">
      <style:text-properties fo:color="#ff0000"/>
      <number:text>-$</number:text>
      <number:number number:decimal-places="0" number:min-integer-digits="1" number:grouping="true"/>
      <style:map style:condition="value()&gt;=0" style:apply-style-name="N135P0"/>
    </number:number-style>
    <number:number-style style:name="N136P0" style:volatile="true">
      <number:text>$</number:text>
      <number:number number:decimal-places="2" number:min-integer-digits="1" number:grouping="true"/>
    </number:number-style>
    <number:number-style style:name="N136">
      <number:text>-$</number:text>
      <number:number number:decimal-places="2" number:min-integer-digits="1" number:grouping="true"/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</number:number-style>
    <number:number-style style:name="N137">
      <style:text-properties fo:color="#ff0000"/>
      <number:text>-$</number:text>
      <number:number number:decimal-places="2" number:min-integer-digits="1" number:grouping="true"/>
      <style:map style:condition="value()&gt;=0" style:apply-style-name="N137P0"/>
    </number:number-style>
    <number:number-style style:name="N138P0" style:volatile="true">
      <number:text>US$</number:text>
      <number:number number:decimal-places="0" number:min-integer-digits="1" number:grouping="true"/>
      <number:text> </number:text>
    </number:number-style>
    <number:number-style style:name="N138">
      <number:text>(US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US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US$</number:text>
      <number:number number:decimal-places="2" number:min-integer-digits="1" number:grouping="true"/>
      <number:text> </number:text>
    </number:number-style>
    <number:number-style style:name="N140">
      <number:text>(US$</number:text>
      <number:number number: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US$</number:text>
      <number:number number:decimal-places="2" number:min-integer-digits="1" number:grouping="true"/>
      <number:text> </number:text>
    </number:number-style>
    <number:number-style style:name="N141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</number:number-style>
    <number:number-style style:name="N142">
      <number:text>-</number:text>
      <number:number number:decimal-places="0" number:min-integer-digits="1" number:grouping="true"/>
      <style:map style:condition="value()&gt;=0" style:apply-style-name="N142P0"/>
    </number:number-style>
    <number:number-style style:name="N143P0" style:volatile="true">
      <number:number number:decimal-places="0" number:min-integer-digits="1" number:grouping="true"/>
    </number:number-style>
    <number:number-style style:name="N143">
      <style:text-properties fo:color="#ff0000"/>
      <number:text>-</number:text>
      <number:number number:decimal-places="0" number:min-integer-digits="1" number:grouping="true"/>
      <style:map style:condition="value()&gt;=0" style:apply-style-name="N143P0"/>
    </number:number-style>
    <number:number-style style:name="N144P0" style:volatile="true">
      <number:number number:decimal-places="2" number:min-integer-digits="1" number:grouping="true"/>
    </number:number-style>
    <number:number-style style:name="N144">
      <number:text>-</number:text>
      <number:number number:decimal-places="2" number:min-integer-digits="1" number:grouping="true"/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</number:number-style>
    <number:number-style style:name="N145">
      <style:text-properties fo:color="#ff0000"/>
      <number:text>-</number:text>
      <number:number number:decimal-places="2" number:min-integer-digits="1" number:grouping="true"/>
      <style:map style:condition="value()&gt;=0" style:apply-style-name="N145P0"/>
    </number:number-style>
    <number:number-style style:name="N146P0" style:volatile="true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146P1" style:volatile="true">
      <number:text>-</number:text>
      <number:fill-character> </number:fill-character>
      <number:number number:decimal-places="0" number:min-integer-digits="1" number:grouping="true"/>
      <number:text> </number:text>
    </number:number-style>
    <number:number-style style:name="N146P2" style:volatile="true">
      <number:text> </number:text>
      <number:fill-character> </number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text> $</number:text>
      <number:fill-character> </number:fill-character>
      <number:number number:decimal-places="0" number:min-integer-digits="1" number:grouping="true"/>
      <number:text> </number:text>
    </number:number-style>
    <number:number-style style:name="N147P1" style:volatile="true">
      <number:text>-$</number:text>
      <number:fill-character> </number:fill-character>
      <number:number number:decimal-places="0" number:min-integer-digits="1" number:grouping="true"/>
      <number:text> </number:text>
    </number:number-style>
    <number:number-style style:name="N147P2" style:volatile="true">
      <number:text> $</number:text>
      <number:fill-character> </number:fill-character>
      <number:text>-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148P1" style:volatile="true">
      <number:text>-</number:text>
      <number:fill-character> </number:fill-character>
      <number:number number:decimal-places="2" number:min-integer-digits="1" number:grouping="true"/>
      <number:text> </number:text>
    </number:number-style>
    <number:number-style style:name="N148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P0" style:volatile="true">
      <number:text> $</number:text>
      <number:fill-character> </number:fill-character>
      <number:number number:decimal-places="2" number:min-integer-digits="1" number:grouping="true"/>
      <number:text> </number:text>
    </number:number-style>
    <number:number-style style:name="N149P1" style:volatile="true">
      <number:text>-$</number:text>
      <number:fill-character> </number:fill-character>
      <number:number number:decimal-places="2" number:min-integer-digits="1" number:grouping="true"/>
      <number:text> </number:text>
    </number:number-style>
    <number:number-style style:name="N149P2" style:volatile="true">
      <number:text> $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integer-digits="3" number:min-exponent-digits="1"/>
    </number:number-style>
    <number:date-style style:name="N10134" number:language="zh" number:country="TW">
      <number:day/>
      <number:text>-</number:text>
      <number:month number:textual="true"/>
      <number:text>-</number:text>
      <number:year/>
    </number:date-style>
    <number:date-style style:name="N10135" number:language="zh" number:country="TW">
      <number:day/>
      <number:text>-</number:text>
      <number:month number:textual="true"/>
    </number:date-style>
    <number:date-style style:name="N10136" number:language="zh" number:country="TW">
      <number:month number:textual="true"/>
      <number:text>-</number:text>
      <number:year/>
    </number:date-style>
    <number:time-style style:name="N10137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38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39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0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1" number:language="zh" number:country="TW">
      <number:month/>
      <number:text>/</number:text>
      <number:day/>
      <number:text>/</number:text>
      <number:year/>
    </number:date-style>
    <number:date-style style:name="N10142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3" number:language="zh" number:country="TW">
      <number:hours number:style="long"/>
      <number:text>時</number:text>
      <number:minutes number:style="long"/>
      <number:text>分</number:text>
    </number:time-style>
    <number:time-style style:name="N10144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7P0" style:volatile="true" number:language="zh" number:country="TW">
      <number:text>$</number:text>
      <number:number number:decimal-places="0" number:min-integer-digits="1" number:grouping="true"/>
    </number:currency-style>
    <number:currency-style style:name="N10147" number:language="zh" number:country="TW">
      <number:text>-$</number:text>
      <number:number number:decimal-places="0" number:min-integer-digits="1" number:grouping="true"/>
      <style:map style:condition="value()&gt;=0" style:apply-style-name="N10147P0"/>
    </number:currency-style>
    <number:currency-style style:name="N10148P0" style:volatile="true" number:language="zh" number:country="TW">
      <number:text>$</number:text>
      <number:number number:decimal-places="0" number:min-integer-digits="1" number:grouping="true"/>
    </number:currency-style>
    <number:currency-style style:name="N10148" number:language="zh" number:country="TW">
      <style:text-properties fo:color="#ff0000"/>
      <number:text>-$</number:text>
      <number:number number:decimal-places="0" number:min-integer-digits="1" number:grouping="true"/>
      <style:map style:condition="value()&gt;=0" style:apply-style-name="N10148P0"/>
    </number:currency-style>
    <number:currency-style style:name="N10149P0" style:volatile="true" number:language="zh" number:country="TW">
      <number:text>$</number:text>
      <number:number number:decimal-places="2" number:min-integer-digits="1" number:grouping="true"/>
    </number:currency-style>
    <number:currency-style style:name="N10149" number:language="zh" number:country="TW">
      <number:text>-$</number:text>
      <number:number number:decimal-places="2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2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2" number:min-integer-digits="1" number:grouping="true"/>
      <style:map style:condition="value()&gt;=0" style:apply-style-name="N10150P0"/>
    </number:currency-style>
    <style:style style:name="Default" style:family="table-cell">
      <style:table-cell-properties fo:padding="0.071cm" style:rotation-align="none"/>
      <style:text-properties style:font-name="新細明體" fo:font-size="12pt" style:font-name-asian="新細明體" style:font-size-asian="12pt" style:font-name-complex="Mangal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font-name="新細明體1" fo:font-size="12pt" fo:font-style="normal" fo:text-shadow="none" style:text-underline-style="solid" style:text-underline-width="auto" style:text-underline-color="font-color" fo:font-weight="normal" style:font-name-asian="新細明體1" style:font-size-asian="12pt" style:font-style-asian="normal" style:font-weight-asian="normal" style:font-size-complex="12pt" style:font-style-complex="normal" style:font-weight-complex="normal"/>
    </style:style>
    <draw:marker draw:name="線條箭頭_20_1" draw:display-name="線條箭頭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1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97-01-14T09:50:29</meta:creation-date>
    <dc:creator>oobe/msoobe /a</dc:creator>
    <dc:date>2003-08-20T05:41:42</dc:date>
    <meta:document-statistic meta:table-count="3" meta:cell-count="5170" meta:object-count="0"/>
    <meta:generator>LibreOffice/4.0.4.2$Windows_x86 LibreOffice_project/9e9821abd0ffdbc09cd8c52eaa574fa09eb08f2</meta:generator>
  </office:meta>
</office:document-meta>
</file>